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6"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bold" officeooo:paragraph-rsid="2b9995d8" style:font-weight-asian="bold" style:font-weight-complex="bold"/>
    </style:style>
    <style:style style:name="P29" style:family="paragraph" style:parent-style-name="Text_20_body">
      <style:text-properties fo:font-weight="bold" officeooo:paragraph-rsid="2bca5b60" style:font-weight-asian="bold" style:font-weight-complex="bold"/>
    </style:style>
    <style:style style:name="P30" style:family="paragraph" style:parent-style-name="Text_20_body">
      <style:text-properties fo:font-weight="bold" officeooo:paragraph-rsid="2bcdcece" style:font-weight-asian="bold" style:font-weight-complex="bold"/>
    </style:style>
    <style:style style:name="P31" style:family="paragraph" style:parent-style-name="Text_20_body">
      <style:text-properties fo:font-weight="bold" officeooo:rsid="2bd5c778" officeooo:paragraph-rsid="2bd5c778" style:font-weight-asian="bold" style:font-weight-complex="bold"/>
    </style:style>
    <style:style style:name="P32" style:family="paragraph" style:parent-style-name="Text_20_body">
      <style:text-properties fo:font-weight="bold" officeooo:rsid="2bca5b60" officeooo:paragraph-rsid="2bca5b60" style:font-weight-asian="bold" style:font-weight-complex="bold"/>
    </style:style>
    <style:style style:name="P33" style:family="paragraph" style:parent-style-name="Text_20_body">
      <style:text-properties fo:font-weight="bold" officeooo:paragraph-rsid="2bdf96d1" style:font-weight-asian="bold" style:font-weight-complex="bold"/>
    </style:style>
    <style:style style:name="P34" style:family="paragraph" style:parent-style-name="Text_20_body">
      <style:text-properties fo:font-weight="bold" officeooo:paragraph-rsid="2e83110c" style:font-weight-asian="bold" style:font-weight-complex="bold"/>
    </style:style>
    <style:style style:name="P35" style:family="paragraph" style:parent-style-name="Text_20_body">
      <style:text-properties fo:font-weight="bold" officeooo:paragraph-rsid="30e3e9c0" style:font-weight-asian="bold" style:font-weight-complex="bold"/>
    </style:style>
    <style:style style:name="P36" style:family="paragraph" style:parent-style-name="Text_20_body">
      <style:text-properties fo:font-weight="bold" officeooo:rsid="3100d386" officeooo:paragraph-rsid="3100d386" style:font-weight-asian="bold" style:font-weight-complex="bold"/>
    </style:style>
    <style:style style:name="P37" style:family="paragraph" style:parent-style-name="Text_20_body">
      <style:text-properties fo:font-weight="bold" officeooo:rsid="327e7733" officeooo:paragraph-rsid="327e7733" style:font-weight-asian="bold" style:font-weight-complex="bold"/>
    </style:style>
    <style:style style:name="P38" style:family="paragraph" style:parent-style-name="Text_20_body">
      <style:text-properties fo:font-weight="bold" officeooo:paragraph-rsid="32d63187" style:font-weight-asian="bold" style:font-weight-complex="bold"/>
    </style:style>
    <style:style style:name="P39" style:family="paragraph" style:parent-style-name="Text_20_body">
      <style:text-properties fo:font-weight="bold" officeooo:paragraph-rsid="32d95dcd" style:font-weight-asian="bold" style:font-weight-complex="bold"/>
    </style:style>
    <style:style style:name="P40" style:family="paragraph" style:parent-style-name="Text_20_body">
      <style:text-properties fo:font-weight="bold" officeooo:rsid="333b6e8c" officeooo:paragraph-rsid="335198a6" style:font-weight-asian="bold" style:font-weight-complex="bold"/>
    </style:style>
    <style:style style:name="P41" style:family="paragraph" style:parent-style-name="Text_20_body">
      <style:text-properties style:font-name="Georgia3" fo:font-size="18pt" officeooo:rsid="25dfe54b" style:font-size-asian="18pt" style:font-size-complex="18pt"/>
    </style:style>
    <style:style style:name="P42" style:family="paragraph" style:parent-style-name="Text_20_body">
      <style:text-properties officeooo:paragraph-rsid="2b9995d8"/>
    </style:style>
    <style:style style:name="P43" style:family="paragraph" style:parent-style-name="Text_20_body">
      <style:text-properties officeooo:paragraph-rsid="2b9a50b8"/>
    </style:style>
    <style:style style:name="P44" style:family="paragraph" style:parent-style-name="Text_20_body">
      <style:text-properties officeooo:rsid="2b9a50b8" officeooo:paragraph-rsid="2b9a50b8"/>
    </style:style>
    <style:style style:name="P45" style:family="paragraph" style:parent-style-name="Text_20_body">
      <style:text-properties officeooo:paragraph-rsid="2b9fc56a"/>
    </style:style>
    <style:style style:name="P46" style:family="paragraph" style:parent-style-name="Text_20_body">
      <style:text-properties officeooo:paragraph-rsid="2ba6c530"/>
    </style:style>
    <style:style style:name="P47" style:family="paragraph" style:parent-style-name="Text_20_body">
      <style:text-properties officeooo:rsid="2ba79455" officeooo:paragraph-rsid="2ba79455"/>
    </style:style>
    <style:style style:name="P48" style:family="paragraph" style:parent-style-name="Text_20_body">
      <style:text-properties officeooo:paragraph-rsid="2ba79455"/>
    </style:style>
    <style:style style:name="P49" style:family="paragraph" style:parent-style-name="Text_20_body">
      <style:text-properties officeooo:paragraph-rsid="2ba7d54f"/>
    </style:style>
    <style:style style:name="P50" style:family="paragraph" style:parent-style-name="Text_20_body">
      <style:text-properties officeooo:paragraph-rsid="2ba9166b"/>
    </style:style>
    <style:style style:name="P51" style:family="paragraph" style:parent-style-name="Text_20_body">
      <style:text-properties officeooo:paragraph-rsid="2bacda3a"/>
    </style:style>
    <style:style style:name="P52" style:family="paragraph" style:parent-style-name="Text_20_body">
      <style:text-properties officeooo:rsid="2baeecc3" officeooo:paragraph-rsid="2bb06401"/>
    </style:style>
    <style:style style:name="P53" style:family="paragraph" style:parent-style-name="Text_20_body">
      <style:text-properties officeooo:paragraph-rsid="2bb41f57"/>
    </style:style>
    <style:style style:name="P54" style:family="paragraph" style:parent-style-name="Text_20_body">
      <style:text-properties officeooo:rsid="2b9b72b7" officeooo:paragraph-rsid="2ba6c530"/>
    </style:style>
    <style:style style:name="P55" style:family="paragraph" style:parent-style-name="Text_20_body">
      <style:text-properties officeooo:rsid="2bb74245" officeooo:paragraph-rsid="2bb74245"/>
    </style:style>
    <style:style style:name="P56" style:family="paragraph" style:parent-style-name="Text_20_body">
      <style:text-properties officeooo:paragraph-rsid="2bba4cd0"/>
    </style:style>
    <style:style style:name="P57" style:family="paragraph" style:parent-style-name="Text_20_body">
      <style:text-properties officeooo:paragraph-rsid="2bbcb077"/>
    </style:style>
    <style:style style:name="P58" style:family="paragraph" style:parent-style-name="Text_20_body">
      <style:text-properties officeooo:rsid="2bca5b60" officeooo:paragraph-rsid="2bca5b60"/>
    </style:style>
    <style:style style:name="P59" style:family="paragraph" style:parent-style-name="Text_20_body">
      <style:text-properties officeooo:paragraph-rsid="2bca5b60"/>
    </style:style>
    <style:style style:name="P60" style:family="paragraph" style:parent-style-name="Text_20_body">
      <style:text-properties officeooo:paragraph-rsid="2bcf9c3b"/>
    </style:style>
    <style:style style:name="P61" style:family="paragraph" style:parent-style-name="Text_20_body">
      <style:text-properties officeooo:paragraph-rsid="2bd16ab3"/>
    </style:style>
    <style:style style:name="P62" style:family="paragraph" style:parent-style-name="Text_20_body">
      <style:text-properties officeooo:paragraph-rsid="2bdc79e8"/>
    </style:style>
    <style:style style:name="P63" style:family="paragraph" style:parent-style-name="Text_20_body">
      <style:text-properties officeooo:paragraph-rsid="2bdf96d1"/>
    </style:style>
    <style:style style:name="P64" style:family="paragraph" style:parent-style-name="Text_20_body">
      <style:text-properties officeooo:paragraph-rsid="2be594ff"/>
    </style:style>
    <style:style style:name="P65" style:family="paragraph" style:parent-style-name="Text_20_body">
      <style:text-properties officeooo:paragraph-rsid="2be9d552"/>
    </style:style>
    <style:style style:name="P66" style:family="paragraph" style:parent-style-name="Text_20_body">
      <style:text-properties officeooo:paragraph-rsid="2bf084a8"/>
    </style:style>
    <style:style style:name="P67" style:family="paragraph" style:parent-style-name="Text_20_body">
      <style:text-properties officeooo:paragraph-rsid="2bf4c6f4"/>
    </style:style>
    <style:style style:name="P68" style:family="paragraph" style:parent-style-name="Text_20_body">
      <style:text-properties officeooo:paragraph-rsid="2bf4e318"/>
    </style:style>
    <style:style style:name="P69" style:family="paragraph" style:parent-style-name="Text_20_body">
      <style:text-properties officeooo:rsid="457f82fb" officeooo:paragraph-rsid="2bf512a0"/>
    </style:style>
    <style:style style:name="P70"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0"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1" style:family="paragraph" style:parent-style-name="Text_20_body">
      <style:text-properties officeooo:paragraph-rsid="2bfda84f"/>
    </style:style>
    <style:style style:name="P82" style:family="paragraph" style:parent-style-name="Text_20_body">
      <style:text-properties officeooo:paragraph-rsid="2bfb1099"/>
    </style:style>
    <style:style style:name="P83" style:family="paragraph" style:parent-style-name="Text_20_body">
      <style:text-properties officeooo:paragraph-rsid="2c007857"/>
    </style:style>
    <style:style style:name="P84" style:family="paragraph" style:parent-style-name="Text_20_body">
      <style:text-properties officeooo:rsid="2c0c0d2b" officeooo:paragraph-rsid="2c13e078"/>
    </style:style>
    <style:style style:name="P85" style:family="paragraph" style:parent-style-name="Text_20_body">
      <style:text-properties officeooo:rsid="2c0c0d2b" officeooo:paragraph-rsid="2c171b44"/>
    </style:style>
    <style:style style:name="P86" style:family="paragraph" style:parent-style-name="Text_20_body">
      <style:text-properties officeooo:rsid="2c0c0d2b" officeooo:paragraph-rsid="2c0c0d2b"/>
    </style:style>
    <style:style style:name="P87" style:family="paragraph" style:parent-style-name="Text_20_body">
      <style:text-properties officeooo:rsid="2c0c0d2b" officeooo:paragraph-rsid="2c480505"/>
    </style:style>
    <style:style style:name="P88" style:family="paragraph" style:parent-style-name="Text_20_body">
      <style:text-properties officeooo:rsid="2c15191c" officeooo:paragraph-rsid="2c15191c"/>
    </style:style>
    <style:style style:name="P89" style:family="paragraph" style:parent-style-name="Text_20_body">
      <style:text-properties officeooo:rsid="2c4489e5" officeooo:paragraph-rsid="2c4489e5"/>
    </style:style>
    <style:style style:name="P90" style:family="paragraph" style:parent-style-name="Text_20_body">
      <style:text-properties officeooo:rsid="2c13e078" officeooo:paragraph-rsid="2c171b44"/>
    </style:style>
    <style:style style:name="P91" style:family="paragraph" style:parent-style-name="Text_20_body">
      <style:text-properties officeooo:rsid="2c4bf231" officeooo:paragraph-rsid="2c4bf231"/>
    </style:style>
    <style:style style:name="P92" style:family="paragraph" style:parent-style-name="Text_20_body">
      <style:text-properties fo:font-style="italic" officeooo:rsid="2c515064" officeooo:paragraph-rsid="2c515064" style:font-style-asian="italic" style:font-style-complex="italic"/>
    </style:style>
    <style:style style:name="P93" style:family="paragraph" style:parent-style-name="Text_20_body">
      <style:text-properties fo:font-style="italic" officeooo:rsid="2c5355c7" officeooo:paragraph-rsid="2cee8599" style:font-style-asian="italic" style:font-style-complex="italic"/>
    </style:style>
    <style:style style:name="P94" style:family="paragraph" style:parent-style-name="Text_20_body">
      <style:text-properties fo:font-style="italic" officeooo:paragraph-rsid="30940385" style:font-style-asian="italic" style:font-style-complex="italic"/>
    </style:style>
    <style:style style:name="P95" style:family="paragraph" style:parent-style-name="Text_20_body">
      <style:text-properties fo:font-style="italic" officeooo:rsid="32813236" officeooo:paragraph-rsid="32813236" style:font-style-asian="italic" style:font-style-complex="italic"/>
    </style:style>
    <style:style style:name="P96" style:family="paragraph" style:parent-style-name="Text_20_body">
      <style:text-properties fo:font-style="italic" officeooo:rsid="32997a19" officeooo:paragraph-rsid="32997a19" style:font-style-asian="italic" style:font-style-complex="italic"/>
    </style:style>
    <style:style style:name="P97" style:family="paragraph" style:parent-style-name="Text_20_body">
      <style:text-properties fo:font-style="italic" fo:font-weight="bold" style:font-style-asian="italic" style:font-weight-asian="bold" style:font-style-complex="italic" style:font-weight-complex="bold"/>
    </style:style>
    <style:style style:name="P9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1" style:family="paragraph" style:parent-style-name="Text_20_body">
      <style:text-properties officeooo:rsid="2c519c9a" officeooo:paragraph-rsid="2c519c9a"/>
    </style:style>
    <style:style style:name="P102" style:family="paragraph" style:parent-style-name="Text_20_body">
      <style:text-properties officeooo:rsid="2c581f95" officeooo:paragraph-rsid="2c581f95"/>
    </style:style>
    <style:style style:name="P103" style:family="paragraph" style:parent-style-name="Text_20_body">
      <style:text-properties officeooo:rsid="2c5cf113" officeooo:paragraph-rsid="2c5cf113"/>
    </style:style>
    <style:style style:name="P104" style:family="paragraph" style:parent-style-name="Text_20_body">
      <style:text-properties officeooo:rsid="2c6def8a" officeooo:paragraph-rsid="2c6def8a"/>
    </style:style>
    <style:style style:name="P105" style:family="paragraph" style:parent-style-name="Text_20_body">
      <style:text-properties officeooo:rsid="2c6fa4e1" officeooo:paragraph-rsid="2c6fa4e1"/>
    </style:style>
    <style:style style:name="P106" style:family="paragraph" style:parent-style-name="Text_20_body">
      <style:text-properties officeooo:rsid="2c94a64a" officeooo:paragraph-rsid="2c94a64a"/>
    </style:style>
    <style:style style:name="P107" style:family="paragraph" style:parent-style-name="Text_20_body">
      <style:text-properties officeooo:rsid="2c99992c" officeooo:paragraph-rsid="2c99992c"/>
    </style:style>
    <style:style style:name="P108" style:family="paragraph" style:parent-style-name="Text_20_body">
      <style:text-properties officeooo:rsid="2c9e0dd4" officeooo:paragraph-rsid="2c9e0dd4"/>
    </style:style>
    <style:style style:name="P109" style:family="paragraph" style:parent-style-name="Text_20_body">
      <style:text-properties officeooo:rsid="2c007857" officeooo:paragraph-rsid="2cb6b463"/>
    </style:style>
    <style:style style:name="P110" style:family="paragraph" style:parent-style-name="Text_20_body">
      <style:text-properties officeooo:rsid="2c35a5ed" officeooo:paragraph-rsid="2caa16ea"/>
    </style:style>
    <style:style style:name="P111" style:family="paragraph" style:parent-style-name="Text_20_body">
      <style:text-properties officeooo:rsid="2cb2aa48" officeooo:paragraph-rsid="2cb2aa48"/>
    </style:style>
    <style:style style:name="P112" style:family="paragraph" style:parent-style-name="Text_20_body">
      <style:text-properties officeooo:rsid="2cb47170" officeooo:paragraph-rsid="2cb47170"/>
    </style:style>
    <style:style style:name="P113" style:family="paragraph" style:parent-style-name="Text_20_body">
      <style:text-properties officeooo:rsid="2cbe6177" officeooo:paragraph-rsid="2cbe6177"/>
    </style:style>
    <style:style style:name="P114" style:family="paragraph" style:parent-style-name="Text_20_body">
      <style:text-properties fo:language="en" fo:country="US" officeooo:rsid="2ce71b3a" officeooo:paragraph-rsid="2ce71b3a"/>
    </style:style>
    <style:style style:name="P115" style:family="paragraph" style:parent-style-name="Text_20_body">
      <style:text-properties fo:language="en" fo:country="US" fo:font-weight="bold" officeooo:rsid="2ce66433" officeooo:paragraph-rsid="2ce66433" style:font-weight-asian="bold" style:font-weight-complex="bold"/>
    </style:style>
    <style:style style:name="P116" style:family="paragraph" style:parent-style-name="Text_20_body">
      <style:text-properties fo:language="en" fo:country="US" fo:font-weight="normal" officeooo:rsid="2cee8599" officeooo:paragraph-rsid="2cee8599" style:font-weight-asian="normal" style:font-weight-complex="normal"/>
    </style:style>
    <style:style style:name="P117" style:family="paragraph" style:parent-style-name="Text_20_body">
      <style:text-properties fo:language="en" fo:country="US" fo:font-weight="normal" officeooo:rsid="2cf82827" officeooo:paragraph-rsid="2cf82827" style:font-weight-asian="normal" style:font-weight-complex="normal"/>
    </style:style>
    <style:style style:name="P118" style:family="paragraph" style:parent-style-name="Text_20_body">
      <style:text-properties fo:language="en" fo:country="US" officeooo:rsid="2cf1339a" officeooo:paragraph-rsid="2cf1339a"/>
    </style:style>
    <style:style style:name="P119" style:family="paragraph" style:parent-style-name="Text_20_body">
      <style:text-properties fo:language="en" fo:country="US" officeooo:rsid="2cf5e8e0" officeooo:paragraph-rsid="2cf5e8e0"/>
    </style:style>
    <style:style style:name="P120" style:family="paragraph" style:parent-style-name="Text_20_body">
      <style:text-properties fo:language="en" fo:country="US" officeooo:rsid="2d29ccb3" officeooo:paragraph-rsid="2d29ccb3"/>
    </style:style>
    <style:style style:name="P121" style:family="paragraph" style:parent-style-name="Text_20_body">
      <style:text-properties fo:language="en" fo:country="US" officeooo:rsid="2d2e7f53" officeooo:paragraph-rsid="2d2e7f53"/>
    </style:style>
    <style:style style:name="P12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3" style:family="paragraph" style:parent-style-name="Text_20_body">
      <style:text-properties officeooo:rsid="2ce382d3" officeooo:paragraph-rsid="2ce382d3"/>
    </style:style>
    <style:style style:name="P124" style:family="paragraph" style:parent-style-name="Text_20_body">
      <style:text-properties officeooo:rsid="2ce53766" officeooo:paragraph-rsid="2ce53766"/>
    </style:style>
    <style:style style:name="P125" style:family="paragraph" style:parent-style-name="Text_20_body">
      <style:text-properties officeooo:rsid="2ce66433" officeooo:paragraph-rsid="2ce66433"/>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fo:font-weight="normal" officeooo:rsid="2ce71b3a" officeooo:paragraph-rsid="2ce71b3a" style:font-weight-asian="normal" style:font-weight-complex="normal"/>
    </style:style>
    <style:style style:name="P128" style:family="paragraph" style:parent-style-name="Text_20_body">
      <style:text-properties fo:font-weight="normal" officeooo:rsid="2cee8599" officeooo:paragraph-rsid="2cee8599" style:font-weight-asian="normal" style:font-weight-complex="normal"/>
    </style:style>
    <style:style style:name="P129" style:family="paragraph" style:parent-style-name="Text_20_body">
      <style:text-properties officeooo:rsid="2ceb3f5f" officeooo:paragraph-rsid="2ceb3f5f"/>
    </style:style>
    <style:style style:name="P130" style:family="paragraph" style:parent-style-name="Text_20_body">
      <style:text-properties officeooo:rsid="2cebd37f" officeooo:paragraph-rsid="2cebd37f"/>
    </style:style>
    <style:style style:name="P131" style:family="paragraph" style:parent-style-name="Text_20_body">
      <style:text-properties officeooo:rsid="2ced7fce" officeooo:paragraph-rsid="2ced7fce"/>
    </style:style>
    <style:style style:name="P132" style:family="paragraph" style:parent-style-name="Text_20_body">
      <style:text-properties officeooo:rsid="2c91b2da" officeooo:paragraph-rsid="2cee8599"/>
    </style:style>
    <style:style style:name="P133" style:family="paragraph" style:parent-style-name="Text_20_body">
      <style:text-properties officeooo:paragraph-rsid="2cee8d5d"/>
    </style:style>
    <style:style style:name="P134" style:family="paragraph" style:parent-style-name="Text_20_body">
      <style:text-properties officeooo:rsid="2cf0341c" officeooo:paragraph-rsid="2cf0341c"/>
    </style:style>
    <style:style style:name="P135" style:family="paragraph" style:parent-style-name="Text_20_body">
      <style:text-properties officeooo:rsid="2cf30dac" officeooo:paragraph-rsid="2cf30dac"/>
    </style:style>
    <style:style style:name="P136" style:family="paragraph" style:parent-style-name="Text_20_body">
      <style:text-properties officeooo:rsid="2cf761e3" officeooo:paragraph-rsid="2cf761e3"/>
    </style:style>
    <style:style style:name="P137" style:family="paragraph" style:parent-style-name="Text_20_body">
      <style:text-properties officeooo:rsid="2cf761e3" officeooo:paragraph-rsid="2cf82827"/>
    </style:style>
    <style:style style:name="P138" style:family="paragraph" style:parent-style-name="Text_20_body">
      <style:text-properties officeooo:rsid="2cfaa825" officeooo:paragraph-rsid="2d06debb"/>
    </style:style>
    <style:style style:name="P139" style:family="paragraph" style:parent-style-name="Text_20_body">
      <style:text-properties officeooo:rsid="2cfecf69" officeooo:paragraph-rsid="2cfecf69"/>
    </style:style>
    <style:style style:name="P140" style:family="paragraph" style:parent-style-name="Text_20_body">
      <style:text-properties officeooo:rsid="2d025fb0" officeooo:paragraph-rsid="2d025fb0"/>
    </style:style>
    <style:style style:name="P141" style:family="paragraph" style:parent-style-name="Text_20_body">
      <style:text-properties officeooo:rsid="2cea0ce4" officeooo:paragraph-rsid="2cea0ce4"/>
    </style:style>
    <style:style style:name="P142" style:family="paragraph" style:parent-style-name="Text_20_body">
      <style:text-properties officeooo:rsid="44d131c2" officeooo:paragraph-rsid="2d18aad7"/>
    </style:style>
    <style:style style:name="P143" style:family="paragraph" style:parent-style-name="Text_20_body">
      <style:text-properties officeooo:rsid="2be964fe" officeooo:paragraph-rsid="2d24af7d"/>
    </style:style>
    <style:style style:name="P144" style:family="paragraph" style:parent-style-name="Text_20_body">
      <style:text-properties officeooo:rsid="2d24af7d" officeooo:paragraph-rsid="2d24af7d"/>
    </style:style>
    <style:style style:name="P145" style:family="paragraph" style:parent-style-name="Text_20_body">
      <style:text-properties officeooo:rsid="2d27ee33" officeooo:paragraph-rsid="2d27ee33"/>
    </style:style>
    <style:style style:name="P146" style:family="paragraph" style:parent-style-name="Text_20_body">
      <style:text-properties officeooo:rsid="2d2934ba" officeooo:paragraph-rsid="2d2934ba"/>
    </style:style>
    <style:style style:name="P147" style:family="paragraph" style:parent-style-name="Text_20_body">
      <style:text-properties officeooo:rsid="2d369bed" officeooo:paragraph-rsid="2d369bed"/>
    </style:style>
    <style:style style:name="P148" style:family="paragraph" style:parent-style-name="Text_20_body">
      <style:text-properties officeooo:rsid="2d3f6243" officeooo:paragraph-rsid="2d3f6243"/>
    </style:style>
    <style:style style:name="P149" style:family="paragraph" style:parent-style-name="Text_20_body">
      <style:text-properties officeooo:paragraph-rsid="2d47d820"/>
    </style:style>
    <style:style style:name="P150" style:family="paragraph" style:parent-style-name="Text_20_body">
      <style:text-properties officeooo:paragraph-rsid="2d534fb0"/>
    </style:style>
    <style:style style:name="P151" style:family="paragraph" style:parent-style-name="Text_20_body">
      <style:text-properties officeooo:rsid="2d794b0f" officeooo:paragraph-rsid="2d794b0f"/>
    </style:style>
    <style:style style:name="P152" style:family="paragraph" style:parent-style-name="Text_20_body">
      <style:text-properties officeooo:paragraph-rsid="2d7a1f5e"/>
    </style:style>
    <style:style style:name="P153" style:family="paragraph" style:parent-style-name="Text_20_body">
      <style:text-properties officeooo:rsid="2d7bf0b1" officeooo:paragraph-rsid="2d7bf0b1"/>
    </style:style>
    <style:style style:name="P154" style:family="paragraph" style:parent-style-name="Text_20_body">
      <style:text-properties officeooo:paragraph-rsid="2d7dc180"/>
    </style:style>
    <style:style style:name="P155" style:family="paragraph" style:parent-style-name="Text_20_body">
      <style:text-properties officeooo:rsid="2d815f9e" officeooo:paragraph-rsid="2d82b280"/>
    </style:style>
    <style:style style:name="P156" style:family="paragraph" style:parent-style-name="Text_20_body">
      <style:text-properties officeooo:rsid="2d82b280" officeooo:paragraph-rsid="2d82b280"/>
    </style:style>
    <style:style style:name="P157" style:family="paragraph" style:parent-style-name="Text_20_body">
      <style:text-properties officeooo:rsid="2d8e7578" officeooo:paragraph-rsid="2d8e7578"/>
    </style:style>
    <style:style style:name="P158" style:family="paragraph" style:parent-style-name="Text_20_body">
      <style:text-properties officeooo:rsid="2da111e9" officeooo:paragraph-rsid="2da111e9"/>
    </style:style>
    <style:style style:name="P159" style:family="paragraph" style:parent-style-name="Text_20_body">
      <style:text-properties officeooo:rsid="2c8397d5" officeooo:paragraph-rsid="2c8397d5"/>
    </style:style>
    <style:style style:name="P160" style:family="paragraph" style:parent-style-name="Text_20_body">
      <style:text-properties officeooo:rsid="2c54a4fb" officeooo:paragraph-rsid="2c54a4fb"/>
    </style:style>
    <style:style style:name="P161" style:family="paragraph" style:parent-style-name="Text_20_body">
      <style:text-properties officeooo:paragraph-rsid="2dd4592e"/>
    </style:style>
    <style:style style:name="P162" style:family="paragraph" style:parent-style-name="Text_20_body">
      <style:text-properties officeooo:paragraph-rsid="2ddaf02d"/>
    </style:style>
    <style:style style:name="P163" style:family="paragraph" style:parent-style-name="Text_20_body">
      <style:text-properties officeooo:rsid="2dec9d0c" officeooo:paragraph-rsid="2decc4d6"/>
    </style:style>
    <style:style style:name="P164" style:family="paragraph" style:parent-style-name="Text_20_body">
      <style:text-properties officeooo:paragraph-rsid="2df00d68"/>
    </style:style>
    <style:style style:name="P165" style:family="paragraph" style:parent-style-name="Text_20_body">
      <style:text-properties officeooo:paragraph-rsid="2df8dc0f"/>
    </style:style>
    <style:style style:name="P166" style:family="paragraph" style:parent-style-name="Text_20_body">
      <style:text-properties officeooo:rsid="2d58a08e" officeooo:paragraph-rsid="2da3b615"/>
    </style:style>
    <style:style style:name="P167" style:family="paragraph" style:parent-style-name="Text_20_body">
      <style:text-properties officeooo:paragraph-rsid="2e256785"/>
    </style:style>
    <style:style style:name="P168" style:family="paragraph" style:parent-style-name="Text_20_body">
      <style:text-properties officeooo:rsid="2e256785" officeooo:paragraph-rsid="2e256785"/>
    </style:style>
    <style:style style:name="P169" style:family="paragraph" style:parent-style-name="Text_20_body">
      <style:text-properties officeooo:paragraph-rsid="2e2859ba"/>
    </style:style>
    <style:style style:name="P170" style:family="paragraph" style:parent-style-name="Text_20_body">
      <style:text-properties officeooo:paragraph-rsid="2e2f781f"/>
    </style:style>
    <style:style style:name="P171" style:family="paragraph" style:parent-style-name="Text_20_body">
      <style:text-properties officeooo:paragraph-rsid="2e329540"/>
    </style:style>
    <style:style style:name="P172" style:family="paragraph" style:parent-style-name="Text_20_body">
      <style:text-properties officeooo:paragraph-rsid="2e3389d8"/>
    </style:style>
    <style:style style:name="P173" style:family="paragraph" style:parent-style-name="Text_20_body">
      <style:text-properties officeooo:rsid="2e43a448" officeooo:paragraph-rsid="2e43a448"/>
    </style:style>
    <style:style style:name="P174" style:family="paragraph" style:parent-style-name="Text_20_body">
      <style:text-properties officeooo:paragraph-rsid="2e6285c5"/>
    </style:style>
    <style:style style:name="P175" style:family="paragraph" style:parent-style-name="Text_20_body">
      <style:text-properties officeooo:rsid="2f07c93a" officeooo:paragraph-rsid="2f07c93a"/>
    </style:style>
    <style:style style:name="P176" style:family="paragraph" style:parent-style-name="Text_20_body">
      <style:text-properties officeooo:rsid="2f52e2f6" officeooo:paragraph-rsid="2f52e2f6"/>
    </style:style>
    <style:style style:name="P177" style:family="paragraph" style:parent-style-name="Text_20_body">
      <style:text-properties officeooo:paragraph-rsid="2be3cbac"/>
    </style:style>
    <style:style style:name="P178" style:family="paragraph" style:parent-style-name="Text_20_body">
      <style:text-properties officeooo:rsid="458ffa75" officeooo:paragraph-rsid="2f98c31b"/>
    </style:style>
    <style:style style:name="P179" style:family="paragraph" style:parent-style-name="Text_20_body">
      <style:text-properties officeooo:rsid="2f98c31b" officeooo:paragraph-rsid="2f98c31b"/>
    </style:style>
    <style:style style:name="P180" style:family="paragraph" style:parent-style-name="Text_20_body">
      <style:text-properties officeooo:rsid="2fc643c3" officeooo:paragraph-rsid="2fc643c3"/>
    </style:style>
    <style:style style:name="P181" style:family="paragraph" style:parent-style-name="Text_20_body">
      <style:text-properties fo:font-size="15pt" fo:font-weight="bold" style:font-size-asian="15pt" style:font-weight-asian="bold" style:font-size-complex="15pt" style:font-weight-complex="bold"/>
    </style:style>
    <style:style style:name="P182"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3"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7"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199" style:family="paragraph" style:parent-style-name="Text_20_body">
      <style:text-properties fo:font-size="13pt" fo:font-weight="bold" style:font-size-asian="13pt" style:font-weight-asian="bold" style:font-size-complex="13pt" style:font-weight-complex="bold"/>
    </style:style>
    <style:style style:name="P200" style:family="paragraph" style:parent-style-name="Text_20_body">
      <style:text-properties fo:font-size="13pt" fo:font-weight="bold" officeooo:paragraph-rsid="31614591" style:font-size-asian="13pt" style:font-weight-asian="bold" style:font-size-complex="13pt" style:font-weight-complex="bold"/>
    </style:style>
    <style:style style:name="P201"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1"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2" style:family="paragraph" style:parent-style-name="Text_20_body">
      <style:text-properties fo:font-size="13pt" fo:font-weight="bold" officeooo:paragraph-rsid="316fb426" style:font-size-asian="13pt" style:font-weight-asian="bold" style:font-size-complex="13pt" style:font-weight-complex="bold"/>
    </style:style>
    <style:style style:name="P213" style:family="paragraph" style:parent-style-name="Text_20_body">
      <style:text-properties fo:font-size="13pt" fo:font-weight="bold" officeooo:paragraph-rsid="318314bb" style:font-size-asian="13pt" style:font-weight-asian="bold" style:font-size-complex="13pt" style:font-weight-complex="bold"/>
    </style:style>
    <style:style style:name="P214" style:family="paragraph" style:parent-style-name="Text_20_body">
      <style:text-properties fo:font-size="13pt" fo:font-weight="bold" officeooo:paragraph-rsid="31839e15" style:font-size-asian="13pt" style:font-weight-asian="bold" style:font-size-complex="13pt" style:font-weight-complex="bold"/>
    </style:style>
    <style:style style:name="P215" style:family="paragraph" style:parent-style-name="Text_20_body">
      <style:text-properties fo:font-size="13pt" fo:font-weight="bold" officeooo:paragraph-rsid="318924e2" style:font-size-asian="13pt" style:font-weight-asian="bold" style:font-size-complex="13pt" style:font-weight-complex="bold"/>
    </style:style>
    <style:style style:name="P216" style:family="paragraph" style:parent-style-name="Text_20_body">
      <style:text-properties fo:font-size="13pt" fo:font-weight="bold" officeooo:paragraph-rsid="31918cfa" style:font-size-asian="13pt" style:font-weight-asian="bold" style:font-size-complex="13pt" style:font-weight-complex="bold"/>
    </style:style>
    <style:style style:name="P217" style:family="paragraph" style:parent-style-name="Text_20_body">
      <style:text-properties fo:font-size="13pt" fo:font-weight="bold" officeooo:paragraph-rsid="319fafca" style:font-size-asian="13pt" style:font-weight-asian="bold" style:font-size-complex="13pt" style:font-weight-complex="bold"/>
    </style:style>
    <style:style style:name="P218" style:family="paragraph" style:parent-style-name="Text_20_body">
      <style:text-properties fo:font-size="13pt" fo:font-weight="bold" officeooo:paragraph-rsid="322d3b6f" style:font-size-asian="13pt" style:font-weight-asian="bold" style:font-size-complex="13pt" style:font-weight-complex="bold"/>
    </style:style>
    <style:style style:name="P219" style:family="paragraph" style:parent-style-name="Text_20_body">
      <style:text-properties fo:font-size="13pt" fo:font-weight="bold" officeooo:paragraph-rsid="322f3851" style:font-size-asian="13pt" style:font-weight-asian="bold" style:font-size-complex="13pt" style:font-weight-complex="bold"/>
    </style:style>
    <style:style style:name="P220" style:family="paragraph" style:parent-style-name="Text_20_body">
      <style:text-properties fo:font-size="13pt" fo:font-weight="bold" officeooo:paragraph-rsid="3279631a" style:font-size-asian="13pt" style:font-weight-asian="bold" style:font-size-complex="13pt" style:font-weight-complex="bold"/>
    </style:style>
    <style:style style:name="P221" style:family="paragraph" style:parent-style-name="Text_20_body">
      <style:text-properties fo:font-size="13pt" fo:font-weight="bold" officeooo:paragraph-rsid="32a53caf" style:font-size-asian="13pt" style:font-weight-asian="bold" style:font-size-complex="13pt" style:font-weight-complex="bold"/>
    </style:style>
    <style:style style:name="P222"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3" style:family="paragraph" style:parent-style-name="Text_20_body">
      <style:text-properties officeooo:rsid="2fed4c6d" officeooo:paragraph-rsid="2fed4c6d"/>
    </style:style>
    <style:style style:name="P224" style:family="paragraph" style:parent-style-name="Text_20_body">
      <style:text-properties officeooo:paragraph-rsid="2c0e5fab"/>
    </style:style>
    <style:style style:name="P225" style:family="paragraph" style:parent-style-name="Text_20_body">
      <style:text-properties officeooo:paragraph-rsid="30189d06"/>
    </style:style>
    <style:style style:name="P226"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2"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3" style:family="paragraph" style:parent-style-name="Text_20_body">
      <style:text-properties officeooo:paragraph-rsid="305a04d9"/>
    </style:style>
    <style:style style:name="P244" style:family="paragraph" style:parent-style-name="Text_20_body">
      <style:text-properties officeooo:paragraph-rsid="307d065c"/>
    </style:style>
    <style:style style:name="P245" style:family="paragraph" style:parent-style-name="Text_20_body">
      <style:text-properties officeooo:paragraph-rsid="307ec870"/>
    </style:style>
    <style:style style:name="P246" style:family="paragraph" style:parent-style-name="Text_20_body">
      <style:text-properties officeooo:paragraph-rsid="30881042"/>
    </style:style>
    <style:style style:name="P247" style:family="paragraph" style:parent-style-name="Text_20_body">
      <style:text-properties officeooo:paragraph-rsid="30abfd50"/>
    </style:style>
    <style:style style:name="P248" style:family="paragraph" style:parent-style-name="Text_20_body">
      <style:text-properties officeooo:paragraph-rsid="30b64dd1"/>
    </style:style>
    <style:style style:name="P249" style:family="paragraph" style:parent-style-name="Text_20_body">
      <style:text-properties officeooo:paragraph-rsid="30d6dcbb"/>
    </style:style>
    <style:style style:name="P250" style:family="paragraph" style:parent-style-name="Text_20_body">
      <style:text-properties officeooo:paragraph-rsid="30d8dd53"/>
    </style:style>
    <style:style style:name="P251" style:family="paragraph" style:parent-style-name="Text_20_body">
      <style:text-properties officeooo:paragraph-rsid="30d95fe8"/>
    </style:style>
    <style:style style:name="P252" style:family="paragraph" style:parent-style-name="Text_20_body">
      <style:text-properties officeooo:paragraph-rsid="30da8e70"/>
    </style:style>
    <style:style style:name="P253" style:family="paragraph" style:parent-style-name="Text_20_body">
      <style:text-properties officeooo:paragraph-rsid="30dbbd87"/>
    </style:style>
    <style:style style:name="P254" style:family="paragraph" style:parent-style-name="Text_20_body">
      <style:text-properties officeooo:paragraph-rsid="30d1332d"/>
    </style:style>
    <style:style style:name="P255" style:family="paragraph" style:parent-style-name="Text_20_body">
      <style:text-properties officeooo:paragraph-rsid="30e089bb"/>
    </style:style>
    <style:style style:name="P256" style:family="paragraph" style:parent-style-name="Text_20_body">
      <style:text-properties officeooo:paragraph-rsid="30e19bdb"/>
    </style:style>
    <style:style style:name="P257" style:family="paragraph" style:parent-style-name="Text_20_body">
      <style:text-properties officeooo:paragraph-rsid="30e3e9c0"/>
    </style:style>
    <style:style style:name="P258" style:family="paragraph" style:parent-style-name="Text_20_body">
      <style:text-properties officeooo:paragraph-rsid="30e45c19"/>
    </style:style>
    <style:style style:name="P259" style:family="paragraph" style:parent-style-name="Text_20_body">
      <style:text-properties officeooo:paragraph-rsid="30e5e58e"/>
    </style:style>
    <style:style style:name="P260" style:family="paragraph" style:parent-style-name="Text_20_body">
      <style:text-properties officeooo:paragraph-rsid="30e712b0"/>
    </style:style>
    <style:style style:name="P261" style:family="paragraph" style:parent-style-name="Text_20_body">
      <style:text-properties officeooo:paragraph-rsid="30e859ca"/>
    </style:style>
    <style:style style:name="P262" style:family="paragraph" style:parent-style-name="Text_20_body">
      <style:text-properties officeooo:paragraph-rsid="30cd132d"/>
    </style:style>
    <style:style style:name="P263" style:family="paragraph" style:parent-style-name="Text_20_body">
      <style:text-properties officeooo:rsid="30519c39" officeooo:paragraph-rsid="31614591"/>
    </style:style>
    <style:style style:name="P264" style:family="paragraph" style:parent-style-name="Text_20_body">
      <style:text-properties officeooo:rsid="30519c39" officeooo:paragraph-rsid="31626698"/>
    </style:style>
    <style:style style:name="P265" style:family="paragraph" style:parent-style-name="Text_20_body">
      <style:text-properties officeooo:rsid="30519c39" officeooo:paragraph-rsid="316dd70a"/>
    </style:style>
    <style:style style:name="P266" style:family="paragraph" style:parent-style-name="Text_20_body">
      <style:text-properties officeooo:rsid="30519c39" officeooo:paragraph-rsid="31936132"/>
    </style:style>
    <style:style style:name="P267" style:family="paragraph" style:parent-style-name="Text_20_body">
      <style:text-properties officeooo:rsid="30519c39" officeooo:paragraph-rsid="31a488c1"/>
    </style:style>
    <style:style style:name="P268" style:family="paragraph" style:parent-style-name="Text_20_body">
      <style:text-properties officeooo:paragraph-rsid="31614591"/>
    </style:style>
    <style:style style:name="P269" style:family="paragraph" style:parent-style-name="Text_20_body">
      <style:text-properties officeooo:rsid="316706ac" officeooo:paragraph-rsid="316706ac"/>
    </style:style>
    <style:style style:name="P270" style:family="paragraph" style:parent-style-name="Text_20_body">
      <style:text-properties officeooo:paragraph-rsid="315e2121"/>
    </style:style>
    <style:style style:name="P271" style:family="paragraph" style:parent-style-name="Text_20_body">
      <style:text-properties officeooo:paragraph-rsid="316f8378"/>
    </style:style>
    <style:style style:name="P272" style:family="paragraph" style:parent-style-name="Text_20_body">
      <style:text-properties officeooo:paragraph-rsid="317dda40"/>
    </style:style>
    <style:style style:name="P273" style:family="paragraph" style:parent-style-name="Text_20_body">
      <style:text-properties officeooo:paragraph-rsid="318af5bb"/>
    </style:style>
    <style:style style:name="P274" style:family="paragraph" style:parent-style-name="Text_20_body">
      <style:text-properties officeooo:paragraph-rsid="31a0f38c"/>
    </style:style>
    <style:style style:name="P275" style:family="paragraph" style:parent-style-name="Text_20_body">
      <style:text-properties officeooo:rsid="31bda1d7" officeooo:paragraph-rsid="31bda1d7"/>
    </style:style>
    <style:style style:name="P276" style:family="paragraph" style:parent-style-name="Text_20_body">
      <style:text-properties officeooo:paragraph-rsid="31c5ad26"/>
    </style:style>
    <style:style style:name="P277" style:family="paragraph" style:parent-style-name="Text_20_body">
      <style:text-properties officeooo:paragraph-rsid="31e38869"/>
    </style:style>
    <style:style style:name="P278" style:family="paragraph" style:parent-style-name="Text_20_body">
      <style:text-properties officeooo:paragraph-rsid="32c519ce"/>
    </style:style>
    <style:style style:name="P279" style:family="paragraph" style:parent-style-name="Text_20_body">
      <style:text-properties officeooo:paragraph-rsid="322d3b6f"/>
    </style:style>
    <style:style style:name="P280" style:family="paragraph" style:parent-style-name="Text_20_body">
      <style:text-properties officeooo:paragraph-rsid="3231ff16"/>
    </style:style>
    <style:style style:name="P281" style:family="paragraph" style:parent-style-name="Text_20_body">
      <style:text-properties officeooo:paragraph-rsid="327ebc35"/>
    </style:style>
    <style:style style:name="P282" style:family="paragraph" style:parent-style-name="Text_20_body">
      <style:text-properties officeooo:paragraph-rsid="32814d78"/>
    </style:style>
    <style:style style:name="P283" style:family="paragraph" style:parent-style-name="Text_20_body">
      <style:text-properties officeooo:paragraph-rsid="32997a19"/>
    </style:style>
    <style:style style:name="P284" style:family="paragraph" style:parent-style-name="Text_20_body">
      <style:text-properties officeooo:paragraph-rsid="32a92568"/>
    </style:style>
    <style:style style:name="P285" style:family="paragraph" style:parent-style-name="Text_20_body">
      <style:text-properties officeooo:paragraph-rsid="32a9ec43"/>
    </style:style>
    <style:style style:name="P286" style:family="paragraph" style:parent-style-name="Text_20_body">
      <style:text-properties officeooo:paragraph-rsid="32ac0ee4"/>
    </style:style>
    <style:style style:name="P287" style:family="paragraph" style:parent-style-name="Text_20_body">
      <style:text-properties officeooo:paragraph-rsid="32ad7a4e"/>
    </style:style>
    <style:style style:name="P288" style:family="paragraph" style:parent-style-name="Text_20_body">
      <style:text-properties officeooo:paragraph-rsid="32d63187"/>
    </style:style>
    <style:style style:name="P289" style:family="paragraph" style:parent-style-name="Text_20_body">
      <style:text-properties officeooo:paragraph-rsid="2f5f500f"/>
    </style:style>
    <style:style style:name="P290" style:family="paragraph" style:parent-style-name="Text_20_body">
      <style:text-properties officeooo:paragraph-rsid="2bfc0601"/>
    </style:style>
    <style:style style:name="P291" style:family="paragraph" style:parent-style-name="Text_20_body">
      <style:text-properties officeooo:rsid="32f9b4c8" officeooo:paragraph-rsid="32f9b4c8"/>
    </style:style>
    <style:style style:name="P292" style:family="paragraph" style:parent-style-name="Text_20_body">
      <style:text-properties officeooo:rsid="32fa292c" officeooo:paragraph-rsid="32fa292c"/>
    </style:style>
    <style:style style:name="P293" style:family="paragraph" style:parent-style-name="Text_20_body">
      <style:text-properties officeooo:paragraph-rsid="3311db6a"/>
    </style:style>
    <style:style style:name="P294" style:family="paragraph" style:parent-style-name="Text_20_body">
      <style:text-properties officeooo:paragraph-rsid="3316b94c"/>
    </style:style>
    <style:style style:name="P295" style:family="paragraph" style:parent-style-name="Text_20_body">
      <style:text-properties officeooo:paragraph-rsid="331fe6e9"/>
    </style:style>
    <style:style style:name="P296" style:family="paragraph" style:parent-style-name="Text_20_body">
      <style:text-properties officeooo:paragraph-rsid="332140ef"/>
    </style:style>
    <style:style style:name="P297" style:family="paragraph" style:parent-style-name="Text_20_body">
      <style:text-properties officeooo:paragraph-rsid="3322a080"/>
    </style:style>
    <style:style style:name="P298" style:family="paragraph" style:parent-style-name="Text_20_body">
      <style:text-properties officeooo:paragraph-rsid="3323ff06"/>
    </style:style>
    <style:style style:name="P299" style:family="paragraph" style:parent-style-name="Text_20_body">
      <style:text-properties officeooo:paragraph-rsid="332553d5"/>
    </style:style>
    <style:style style:name="P300" style:family="paragraph" style:parent-style-name="Text_20_body">
      <style:text-properties officeooo:paragraph-rsid="332f9d85"/>
    </style:style>
    <style:style style:name="P301" style:family="paragraph" style:parent-style-name="Text_20_body">
      <style:text-properties officeooo:paragraph-rsid="333288d1"/>
    </style:style>
    <style:style style:name="P302" style:family="paragraph" style:parent-style-name="Text_20_body">
      <style:text-properties officeooo:paragraph-rsid="336074f2"/>
    </style:style>
    <style:style style:name="P303" style:family="paragraph" style:parent-style-name="Text_20_body">
      <style:text-properties officeooo:paragraph-rsid="33397726"/>
    </style:style>
    <style:style style:name="P304" style:family="paragraph" style:parent-style-name="Text_20_body">
      <style:text-properties officeooo:paragraph-rsid="3339abb7"/>
    </style:style>
    <style:style style:name="P305" style:family="paragraph" style:parent-style-name="Text_20_body">
      <style:text-properties officeooo:rsid="333b6e8c" officeooo:paragraph-rsid="333b6e8c"/>
    </style:style>
    <style:style style:name="P306" style:family="paragraph" style:parent-style-name="Text_20_body">
      <style:text-properties officeooo:paragraph-rsid="3341679e"/>
    </style:style>
    <style:style style:name="P307" style:family="paragraph" style:parent-style-name="Text_20_body">
      <style:text-properties officeooo:paragraph-rsid="3341d448"/>
    </style:style>
    <style:style style:name="P308" style:family="paragraph" style:parent-style-name="Text_20_body">
      <style:text-properties officeooo:paragraph-rsid="3344b96a"/>
    </style:style>
    <style:style style:name="P309" style:family="paragraph" style:parent-style-name="Text_20_body">
      <style:text-properties officeooo:paragraph-rsid="3344bad3"/>
    </style:style>
    <style:style style:name="P310" style:family="paragraph" style:parent-style-name="Text_20_body">
      <style:text-properties officeooo:paragraph-rsid="33219b18"/>
    </style:style>
    <style:style style:name="P311" style:family="paragraph" style:parent-style-name="Text_20_body">
      <style:text-properties officeooo:paragraph-rsid="3346aa8a"/>
    </style:style>
    <style:style style:name="P312" style:family="paragraph" style:parent-style-name="Text_20_body">
      <style:text-properties officeooo:paragraph-rsid="334a9d65"/>
    </style:style>
    <style:style style:name="P313" style:family="paragraph" style:parent-style-name="Text_20_body">
      <style:text-properties officeooo:paragraph-rsid="334c0723"/>
    </style:style>
    <style:style style:name="P314" style:family="paragraph" style:parent-style-name="Text_20_body">
      <style:text-properties officeooo:paragraph-rsid="334ea542"/>
    </style:style>
    <style:style style:name="P315" style:family="paragraph" style:parent-style-name="Text_20_body">
      <style:text-properties officeooo:paragraph-rsid="3352a9d8"/>
    </style:style>
    <style:style style:name="P316" style:family="paragraph" style:parent-style-name="Text_20_body">
      <style:text-properties officeooo:paragraph-rsid="3353d888"/>
    </style:style>
    <style:style style:name="P317" style:family="paragraph" style:parent-style-name="Text_20_body">
      <style:text-properties officeooo:paragraph-rsid="335ccbb8"/>
    </style:style>
    <style:style style:name="P318" style:family="paragraph" style:parent-style-name="Text_20_body">
      <style:text-properties officeooo:paragraph-rsid="335ec92a"/>
    </style:style>
    <style:style style:name="P319" style:family="paragraph" style:parent-style-name="Text_20_body">
      <style:text-properties officeooo:paragraph-rsid="335fe1dc"/>
    </style:style>
    <style:style style:name="P320" style:family="paragraph" style:parent-style-name="Text_20_body">
      <style:text-properties officeooo:paragraph-rsid="3364897e"/>
    </style:style>
    <style:style style:name="P321" style:family="paragraph" style:parent-style-name="Text_20_body">
      <style:text-properties officeooo:paragraph-rsid="3368ce58"/>
    </style:style>
    <style:style style:name="P322" style:family="paragraph" style:parent-style-name="Text_20_body">
      <style:text-properties officeooo:paragraph-rsid="336c0f66"/>
    </style:style>
    <style:style style:name="P323" style:family="paragraph" style:parent-style-name="Text_20_body">
      <style:text-properties officeooo:paragraph-rsid="336c7bbf"/>
    </style:style>
    <style:style style:name="P324" style:family="paragraph" style:parent-style-name="Text_20_body">
      <style:text-properties officeooo:paragraph-rsid="33736ddc"/>
    </style:style>
    <style:style style:name="P325" style:family="paragraph" style:parent-style-name="Text_20_body">
      <style:text-properties officeooo:paragraph-rsid="337188f9"/>
    </style:style>
    <style:style style:name="P326" style:family="paragraph" style:parent-style-name="Text_20_body">
      <style:text-properties officeooo:rsid="2f1412ff" officeooo:paragraph-rsid="2f5634dd"/>
    </style:style>
    <style:style style:name="P327" style:family="paragraph" style:parent-style-name="Text_20_body">
      <style:text-properties officeooo:rsid="33961497" officeooo:paragraph-rsid="33961497"/>
    </style:style>
    <style:style style:name="P32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2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30" style:family="paragraph" style:parent-style-name="Table_20_Contents">
      <style:text-properties officeooo:paragraph-rsid="2bfc0601"/>
    </style:style>
    <style:style style:name="P331" style:family="paragraph" style:parent-style-name="Standalone_20_Property">
      <style:paragraph-properties fo:margin-left="1.251cm" fo:margin-right="0cm" fo:text-indent="-0.4cm" style:auto-text-indent="false"/>
    </style:style>
    <style:style style:name="P332" style:family="paragraph" style:parent-style-name="Standalone_20_Property">
      <style:paragraph-properties fo:margin-left="1.251cm" fo:margin-right="0cm" fo:text-indent="-0.4cm" style:auto-text-indent="false"/>
      <style:text-properties officeooo:paragraph-rsid="2b9a50b8"/>
    </style:style>
    <style:style style:name="P333" style:family="paragraph" style:parent-style-name="Standalone_20_Property">
      <style:paragraph-properties fo:margin-left="1.251cm" fo:margin-right="0cm" fo:text-indent="-0.4cm" style:auto-text-indent="false"/>
      <style:text-properties officeooo:paragraph-rsid="2bbe54a2"/>
    </style:style>
    <style:style style:name="P334" style:family="paragraph" style:parent-style-name="Standalone_20_Property">
      <style:paragraph-properties fo:margin-left="1.251cm" fo:margin-right="0cm" fo:text-indent="-0.4cm" style:auto-text-indent="false"/>
      <style:text-properties officeooo:paragraph-rsid="2bc3c6ea"/>
    </style:style>
    <style:style style:name="P33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4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41"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4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3" style:family="paragraph" style:parent-style-name="Standalone_20_Property">
      <style:paragraph-properties fo:margin-left="1.251cm" fo:margin-right="0cm" fo:text-indent="-0.4cm" style:auto-text-indent="false"/>
      <style:text-properties officeooo:paragraph-rsid="2dc33a59"/>
    </style:style>
    <style:style style:name="P344" style:family="paragraph" style:parent-style-name="Standalone_20_Property">
      <style:paragraph-properties fo:margin-left="1.251cm" fo:margin-right="0cm" fo:text-indent="-0.4cm" style:auto-text-indent="false"/>
      <style:text-properties officeooo:paragraph-rsid="2de11937"/>
    </style:style>
    <style:style style:name="P345" style:family="paragraph" style:parent-style-name="Property_20_level_20_0">
      <style:paragraph-properties fo:margin-left="1.251cm" fo:margin-right="0cm" fo:text-indent="-0.4cm" style:auto-text-indent="false"/>
      <style:text-properties officeooo:paragraph-rsid="2b9a50b8"/>
    </style:style>
    <style:style style:name="P346" style:family="paragraph" style:parent-style-name="Property_20_level_20_0">
      <style:paragraph-properties fo:margin-left="1.251cm" fo:margin-right="0cm" fo:text-indent="-0.4cm" style:auto-text-indent="false"/>
      <style:text-properties officeooo:paragraph-rsid="2bbe54a2"/>
    </style:style>
    <style:style style:name="P347" style:family="paragraph" style:parent-style-name="Property_20_level_20_0">
      <style:paragraph-properties fo:margin-left="1.251cm" fo:margin-right="0cm" fo:text-indent="-0.4cm" style:auto-text-indent="false"/>
      <style:text-properties officeooo:paragraph-rsid="2bc3c6ea"/>
    </style:style>
    <style:style style:name="P348" style:family="paragraph" style:parent-style-name="Property_20_level_20_0">
      <style:paragraph-properties fo:margin-left="1.251cm" fo:margin-right="0cm" fo:text-indent="-0.4cm" style:auto-text-indent="false"/>
      <style:text-properties officeooo:paragraph-rsid="2dc33a59"/>
    </style:style>
    <style:style style:name="P349" style:family="paragraph" style:parent-style-name="Property_20_level_20_0">
      <style:paragraph-properties fo:margin-left="1.251cm" fo:margin-right="0cm" fo:text-indent="-0.4cm" style:auto-text-indent="false"/>
      <style:text-properties officeooo:rsid="2dc4a356" officeooo:paragraph-rsid="2dc4a356"/>
    </style:style>
    <style:style style:name="P350" style:family="paragraph" style:parent-style-name="Property_20_level_20_0">
      <style:paragraph-properties fo:margin-left="1.251cm" fo:margin-right="0cm" fo:text-indent="-0.4cm" style:auto-text-indent="false"/>
      <style:text-properties officeooo:paragraph-rsid="2de11937"/>
    </style:style>
    <style:style style:name="P351" style:family="paragraph" style:parent-style-name="Property_20_level_20_1">
      <style:paragraph-properties fo:margin-left="1.251cm" fo:margin-right="0cm" fo:text-indent="-0.4cm" style:auto-text-indent="false"/>
      <style:text-properties officeooo:paragraph-rsid="2d7a1f5e"/>
    </style:style>
    <style:style style:name="P352" style:family="paragraph" style:parent-style-name="Property_20_level_20_1">
      <style:paragraph-properties fo:margin-left="1.251cm" fo:margin-right="0cm" fo:text-indent="-0.4cm" style:auto-text-indent="false"/>
      <style:text-properties officeooo:paragraph-rsid="2d7f7a89"/>
    </style:style>
    <style:style style:name="P353"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4" style:family="paragraph" style:parent-style-name="Contents_20_1">
      <style:paragraph-properties>
        <style:tab-stops>
          <style:tab-stop style:position="10.797cm" style:type="right" style:leader-style="dotted" style:leader-text="."/>
        </style:tab-stops>
      </style:paragraph-properties>
    </style:style>
    <style:style style:name="P355" style:family="paragraph" style:parent-style-name="Contents_20_2">
      <style:paragraph-properties>
        <style:tab-stops>
          <style:tab-stop style:position="10.797cm" style:type="right" style:leader-style="dotted" style:leader-text="."/>
        </style:tab-stops>
      </style:paragraph-properties>
    </style:style>
    <style:style style:name="P35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7" style:family="paragraph" style:parent-style-name="Text_20_body">
      <style:paragraph-properties fo:margin-top="0cm" fo:margin-bottom="0cm" loext:contextual-spacing="false"/>
      <style:text-properties officeooo:paragraph-rsid="2bfc0601"/>
    </style:style>
    <style:style style:name="P35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59" style:family="paragraph" style:parent-style-name="Text_20_body">
      <style:paragraph-properties fo:margin-left="1.251cm" fo:margin-right="0cm" fo:text-indent="0cm" style:auto-text-indent="false"/>
      <style:text-properties officeooo:rsid="2d693de4" officeooo:paragraph-rsid="2d693de4"/>
    </style:style>
    <style:style style:name="P360" style:family="paragraph" style:parent-style-name="Example_20_Header">
      <style:text-properties officeooo:paragraph-rsid="2cc27d39"/>
    </style:style>
    <style:style style:name="P361" style:family="paragraph" style:parent-style-name="Example_20_Header">
      <style:text-properties officeooo:rsid="2cc784fd" officeooo:paragraph-rsid="2cc784fd"/>
    </style:style>
    <style:style style:name="P362" style:family="paragraph" style:parent-style-name="Property_20_level_20_1">
      <style:text-properties officeooo:paragraph-rsid="2d7a1f5e"/>
    </style:style>
    <style:style style:name="P363" style:family="paragraph" style:parent-style-name="Property_20_level_20_1">
      <style:text-properties officeooo:paragraph-rsid="2d7f7a89"/>
    </style:style>
    <style:style style:name="P364" style:family="paragraph" style:parent-style-name="Property_20_level_20_0">
      <style:text-properties officeooo:paragraph-rsid="2d7a1f5e"/>
    </style:style>
    <style:style style:name="P365" style:family="paragraph" style:parent-style-name="Standalone_20_Property">
      <style:text-properties officeooo:paragraph-rsid="2d7a1f5e"/>
    </style:style>
    <style:style style:name="P366" style:family="paragraph" style:parent-style-name="Standalone_20_Property">
      <style:text-properties officeooo:paragraph-rsid="2df00d68"/>
    </style:style>
    <style:style style:name="P367" style:family="paragraph" style:parent-style-name="Standalone_20_Property">
      <style:text-properties officeooo:paragraph-rsid="2df350ff"/>
    </style:style>
    <style:style style:name="P368" style:family="paragraph" style:parent-style-name="Standalone_20_Property">
      <style:text-properties officeooo:paragraph-rsid="2e5b448b"/>
    </style:style>
    <style:style style:name="P369" style:family="paragraph" style:parent-style-name="Standalone_20_Property">
      <style:text-properties officeooo:paragraph-rsid="2e6285c5"/>
    </style:style>
    <style:style style:name="P370" style:family="paragraph" style:parent-style-name="Standalone_20_Property">
      <style:text-properties officeooo:paragraph-rsid="2e662700"/>
    </style:style>
    <style:style style:name="P371" style:family="paragraph" style:parent-style-name="Standalone_20_Property">
      <style:text-properties fo:color="#1841ce"/>
    </style:style>
    <style:style style:name="P372" style:family="paragraph" style:parent-style-name="Standalone_20_Property">
      <style:text-properties fo:color="#1841ce" fo:font-weight="bold" style:font-weight-asian="bold" style:font-weight-complex="bold"/>
    </style:style>
    <style:style style:name="P373" style:family="paragraph" style:parent-style-name="Standalone_20_Property">
      <style:text-properties fo:color="#1841ce" fo:font-weight="bold" officeooo:rsid="31a78948" officeooo:paragraph-rsid="31a78948" style:font-weight-asian="bold" style:font-weight-complex="bold"/>
    </style:style>
    <style:style style:name="P374" style:family="paragraph" style:parent-style-name="Standalone_20_Property">
      <style:text-properties officeooo:paragraph-rsid="2e709a3a"/>
    </style:style>
    <style:style style:name="P375" style:family="paragraph" style:parent-style-name="Standalone_20_Property">
      <style:text-properties officeooo:paragraph-rsid="2e862898"/>
    </style:style>
    <style:style style:name="P376" style:family="paragraph" style:parent-style-name="Standalone_20_Property">
      <style:text-properties fo:font-weight="bold" style:font-weight-asian="bold" style:font-weight-complex="bold"/>
    </style:style>
    <style:style style:name="P377" style:family="paragraph" style:parent-style-name="Standalone_20_Property">
      <style:text-properties fo:font-weight="bold" officeooo:paragraph-rsid="32183820" style:font-weight-asian="bold" style:font-weight-complex="bold"/>
    </style:style>
    <style:style style:name="P378" style:family="paragraph" style:parent-style-name="Standalone_20_Property">
      <style:text-properties fo:font-weight="bold" officeooo:paragraph-rsid="32a7add5" style:font-weight-asian="bold" style:font-weight-complex="bold"/>
    </style:style>
    <style:style style:name="P379" style:family="paragraph" style:parent-style-name="Standalone_20_Property">
      <style:text-properties officeooo:paragraph-rsid="2eb00aed"/>
    </style:style>
    <style:style style:name="P380" style:family="paragraph" style:parent-style-name="Standalone_20_Property">
      <style:text-properties officeooo:paragraph-rsid="2fa42f9a"/>
    </style:style>
    <style:style style:name="P381" style:family="paragraph" style:parent-style-name="Standalone_20_Property">
      <style:text-properties officeooo:paragraph-rsid="2fc06ab8"/>
    </style:style>
    <style:style style:name="P382" style:family="paragraph" style:parent-style-name="Standalone_20_Property">
      <style:text-properties officeooo:paragraph-rsid="2fd0e1a4"/>
    </style:style>
    <style:style style:name="P383" style:family="paragraph" style:parent-style-name="Standalone_20_Property">
      <style:text-properties officeooo:paragraph-rsid="2fd9f8b2"/>
    </style:style>
    <style:style style:name="P384" style:family="paragraph" style:parent-style-name="Standalone_20_Property">
      <style:text-properties officeooo:paragraph-rsid="301ef6b2"/>
    </style:style>
    <style:style style:name="P385" style:family="paragraph" style:parent-style-name="Standalone_20_Property">
      <style:text-properties officeooo:paragraph-rsid="304e5034"/>
    </style:style>
    <style:style style:name="P386" style:family="paragraph" style:parent-style-name="Standalone_20_Property">
      <style:text-properties officeooo:rsid="3074e248" officeooo:paragraph-rsid="30940385"/>
    </style:style>
    <style:style style:name="P387" style:family="paragraph" style:parent-style-name="Standalone_20_Property">
      <style:text-properties officeooo:paragraph-rsid="310c25cb"/>
    </style:style>
    <style:style style:name="P388"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89" style:family="paragraph" style:parent-style-name="Standalone_20_Property">
      <style:text-properties officeooo:paragraph-rsid="310f6242"/>
    </style:style>
    <style:style style:name="P390" style:family="paragraph" style:parent-style-name="Standalone_20_Property">
      <style:text-properties officeooo:paragraph-rsid="31151d77"/>
    </style:style>
    <style:style style:name="P391" style:family="paragraph" style:parent-style-name="Standalone_20_Property">
      <style:text-properties officeooo:paragraph-rsid="3116238e"/>
    </style:style>
    <style:style style:name="P392" style:family="paragraph" style:parent-style-name="Standalone_20_Property">
      <style:text-properties officeooo:paragraph-rsid="3117868c"/>
    </style:style>
    <style:style style:name="P393" style:family="paragraph" style:parent-style-name="Standalone_20_Property">
      <style:text-properties officeooo:paragraph-rsid="31225b42"/>
    </style:style>
    <style:style style:name="P394" style:family="paragraph" style:parent-style-name="Standalone_20_Property">
      <style:text-properties officeooo:paragraph-rsid="314ccc29"/>
    </style:style>
    <style:style style:name="P395" style:family="paragraph" style:parent-style-name="Standalone_20_Property">
      <style:text-properties officeooo:paragraph-rsid="313e3873"/>
    </style:style>
    <style:style style:name="P396" style:family="paragraph" style:parent-style-name="Standalone_20_Property">
      <style:text-properties officeooo:paragraph-rsid="3148003b"/>
    </style:style>
    <style:style style:name="P397"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8" style:family="paragraph" style:parent-style-name="Standalone_20_Property">
      <style:text-properties officeooo:paragraph-rsid="31b94552"/>
    </style:style>
    <style:style style:name="P399" style:family="paragraph" style:parent-style-name="Standalone_20_Property">
      <style:text-properties officeooo:rsid="31de22e0" officeooo:paragraph-rsid="31dfc8a2"/>
    </style:style>
    <style:style style:name="P400" style:family="paragraph" style:parent-style-name="Standalone_20_Property">
      <style:text-properties officeooo:paragraph-rsid="31fbcabe"/>
    </style:style>
    <style:style style:name="P401" style:family="paragraph" style:parent-style-name="Standalone_20_Property">
      <style:text-properties fo:font-style="italic" officeooo:rsid="32813236" officeooo:paragraph-rsid="3287bdf9" style:font-style-asian="italic" style:font-style-complex="italic"/>
    </style:style>
    <style:style style:name="P402" style:family="paragraph" style:parent-style-name="Standalone_20_Property">
      <style:text-properties officeooo:paragraph-rsid="324a309b"/>
    </style:style>
    <style:style style:name="P403" style:family="paragraph" style:parent-style-name="Standalone_20_Property">
      <style:text-properties officeooo:paragraph-rsid="325aedf5"/>
    </style:style>
    <style:style style:name="P404" style:family="paragraph" style:parent-style-name="Standalone_20_Property">
      <style:text-properties officeooo:paragraph-rsid="3261b976"/>
    </style:style>
    <style:style style:name="P405" style:family="paragraph" style:parent-style-name="Standalone_20_Property">
      <style:text-properties officeooo:paragraph-rsid="3268136b"/>
    </style:style>
    <style:style style:name="P406" style:family="paragraph" style:parent-style-name="Standalone_20_Property">
      <style:text-properties officeooo:paragraph-rsid="326f535a"/>
    </style:style>
    <style:style style:name="P407" style:family="paragraph" style:parent-style-name="Standalone_20_Property">
      <style:text-properties officeooo:paragraph-rsid="32813236"/>
    </style:style>
    <style:style style:name="P408" style:family="paragraph" style:parent-style-name="Standalone_20_Property">
      <style:text-properties officeooo:paragraph-rsid="32a50ba9"/>
    </style:style>
    <style:style style:name="P409" style:family="paragraph" style:parent-style-name="Standalone_20_Property">
      <style:text-properties officeooo:paragraph-rsid="32a53caf"/>
    </style:style>
    <style:style style:name="P410" style:family="paragraph" style:parent-style-name="Standalone_20_Property">
      <style:text-properties officeooo:paragraph-rsid="32ad7dc9"/>
    </style:style>
    <style:style style:name="P411" style:family="paragraph" style:parent-style-name="Standalone_20_Property">
      <style:text-properties officeooo:paragraph-rsid="32c70d0b"/>
    </style:style>
    <style:style style:name="P412" style:family="paragraph" style:parent-style-name="Standalone_20_Property">
      <style:text-properties officeooo:paragraph-rsid="32d35e3f"/>
    </style:style>
    <style:style style:name="P413" style:family="paragraph" style:parent-style-name="Standalone_20_Property">
      <style:text-properties officeooo:paragraph-rsid="32d68ef1"/>
    </style:style>
    <style:style style:name="P414" style:family="paragraph" style:parent-style-name="Standalone_20_Property">
      <style:text-properties officeooo:paragraph-rsid="330e3830"/>
    </style:style>
    <style:style style:name="P415" style:family="paragraph" style:parent-style-name="Standalone_20_Property">
      <style:text-properties officeooo:paragraph-rsid="3314c34f"/>
    </style:style>
    <style:style style:name="P416" style:family="paragraph" style:parent-style-name="Standalone_20_Property">
      <style:text-properties officeooo:paragraph-rsid="33903869"/>
    </style:style>
    <style:style style:name="P417" style:family="paragraph" style:parent-style-name="Property_20_Header">
      <style:text-properties officeooo:paragraph-rsid="2d7a1f5e"/>
    </style:style>
    <style:style style:name="P418" style:family="paragraph" style:parent-style-name="Property_20_Header">
      <style:text-properties officeooo:paragraph-rsid="2d7f7a89"/>
    </style:style>
    <style:style style:name="P419" style:family="paragraph" style:parent-style-name="Standalone_20_Property">
      <style:paragraph-properties fo:margin-left="0cm" fo:margin-right="0cm" fo:text-indent="0cm" style:auto-text-indent="false"/>
      <style:text-properties officeooo:paragraph-rsid="2e06aabe"/>
    </style:style>
    <style:style style:name="P420" style:family="paragraph" style:parent-style-name="Standalone_20_Property">
      <style:paragraph-properties fo:margin-left="0cm" fo:margin-right="0cm" fo:text-indent="0cm" style:auto-text-indent="false"/>
      <style:text-properties officeooo:paragraph-rsid="2fd0e1a4"/>
    </style:style>
    <style:style style:name="P421" style:family="paragraph" style:parent-style-name="Standalone_20_Property">
      <style:paragraph-properties fo:margin-left="1.27cm" fo:margin-right="0cm" fo:text-indent="-0.4cm" style:auto-text-indent="false"/>
      <style:text-properties officeooo:paragraph-rsid="31029abf"/>
    </style:style>
    <style:style style:name="P422" style:family="paragraph" style:parent-style-name="Standard" style:master-page-name="First_20_Page">
      <style:paragraph-properties style:page-number="auto"/>
    </style:style>
    <style:style style:name="P423" style:family="paragraph" style:parent-style-name="Body_20_Text_20__28_Rules_29_" style:list-style-name="L67">
      <style:paragraph-properties style:line-height-at-least="0.6cm">
        <style:tab-stops>
          <style:tab-stop style:position="0.499cm"/>
        </style:tab-stops>
      </style:paragraph-properties>
    </style:style>
    <style:style style:name="P424"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5" style:family="paragraph" style:parent-style-name="Body_20_Text_20__28_Rules_29_" style:list-style-name="L64"/>
    <style:style style:name="P426" style:family="paragraph" style:parent-style-name="Heading_20_1">
      <style:text-properties officeooo:rsid="2bf7dfae" officeooo:paragraph-rsid="2bf7dfae"/>
    </style:style>
    <style:style style:name="P427" style:family="paragraph" style:parent-style-name="Heading_20_1">
      <style:text-properties officeooo:rsid="2bf4c6f4" officeooo:paragraph-rsid="2bf4c6f4"/>
    </style:style>
    <style:style style:name="P428" style:family="paragraph" style:parent-style-name="Heading_20_1">
      <style:text-properties officeooo:rsid="2ea3793b" officeooo:paragraph-rsid="2ea3793b"/>
    </style:style>
    <style:style style:name="P429" style:family="paragraph" style:parent-style-name="Heading_20_2">
      <style:text-properties officeooo:rsid="2f03d6c0" officeooo:paragraph-rsid="2f03d6c0"/>
    </style:style>
    <style:style style:name="P430" style:family="paragraph" style:parent-style-name="Heading_20_2">
      <style:text-properties officeooo:paragraph-rsid="2bfa470a"/>
    </style:style>
    <style:style style:name="P431" style:family="paragraph" style:parent-style-name="Heading_20_2">
      <style:text-properties officeooo:paragraph-rsid="2bf9c65f"/>
    </style:style>
    <style:style style:name="P432" style:family="paragraph" style:parent-style-name="Heading_20_2">
      <style:text-properties officeooo:paragraph-rsid="2bf084a8"/>
    </style:style>
    <style:style style:name="P433" style:family="paragraph" style:parent-style-name="Heading_20_2">
      <style:text-properties officeooo:paragraph-rsid="2bfb1099"/>
    </style:style>
    <style:style style:name="P434" style:family="paragraph" style:parent-style-name="Heading_20_2">
      <style:text-properties officeooo:paragraph-rsid="2c007857"/>
    </style:style>
    <style:style style:name="P435" style:family="paragraph" style:parent-style-name="Heading_20_2">
      <style:text-properties officeooo:rsid="2d79ddc6" officeooo:paragraph-rsid="2d79ddc6"/>
    </style:style>
    <style:style style:name="P436" style:family="paragraph" style:parent-style-name="Heading_20_2">
      <style:text-properties officeooo:paragraph-rsid="2bfc0601"/>
    </style:style>
    <style:style style:name="P437" style:family="paragraph" style:parent-style-name="Heading_20_2">
      <style:text-properties officeooo:rsid="2b98908f" officeooo:paragraph-rsid="2b98908f"/>
    </style:style>
    <style:style style:name="P438" style:family="paragraph" style:parent-style-name="Heading_20_3">
      <style:text-properties officeooo:paragraph-rsid="2f4fdfca"/>
    </style:style>
    <style:style style:name="P439" style:family="paragraph" style:parent-style-name="Heading_20_3">
      <style:text-properties officeooo:paragraph-rsid="2f5501eb"/>
    </style:style>
    <style:style style:name="P440" style:family="paragraph" style:parent-style-name="Heading_20_3">
      <style:text-properties officeooo:paragraph-rsid="2f52e2f6"/>
    </style:style>
    <style:style style:name="P441" style:family="paragraph" style:parent-style-name="Heading_20_3">
      <style:text-properties officeooo:rsid="32fa292c" officeooo:paragraph-rsid="32fa292c"/>
    </style:style>
    <style:style style:name="P442" style:family="paragraph" style:parent-style-name="Heading_20_3">
      <style:text-properties style:use-window-font-color="true" style:font-name="Georgia1"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3" style:family="paragraph" style:parent-style-name="Heading_20_3">
      <style:text-properties officeooo:rsid="2c6d5fd0" officeooo:paragraph-rsid="2c6d5fd0"/>
    </style:style>
    <style:style style:name="P444" style:family="paragraph" style:parent-style-name="Heading_20_3">
      <style:text-properties officeooo:rsid="2c007857" officeooo:paragraph-rsid="2c007857"/>
    </style:style>
    <style:style style:name="P445" style:family="paragraph" style:parent-style-name="Heading_20_3">
      <style:text-properties officeooo:paragraph-rsid="2bfda84f"/>
    </style:style>
    <style:style style:name="P446" style:family="paragraph" style:parent-style-name="Heading_20_3">
      <style:text-properties officeooo:paragraph-rsid="2c007857"/>
    </style:style>
    <style:style style:name="P447" style:family="paragraph" style:parent-style-name="Heading_20_4">
      <style:text-properties officeooo:paragraph-rsid="2bfc0601"/>
    </style:style>
    <style:style style:name="P448" style:family="paragraph" style:parent-style-name="Heading_20_4">
      <style:text-properties officeooo:rsid="44bcafe2"/>
    </style:style>
    <style:style style:name="P449" style:family="paragraph" style:parent-style-name="Heading_20_5">
      <style:text-properties officeooo:paragraph-rsid="2bb06401"/>
    </style:style>
    <style:style style:name="P450" style:family="paragraph" style:parent-style-name="Heading_20_5">
      <style:text-properties officeooo:rsid="2c6def8a" officeooo:paragraph-rsid="2c6def8a"/>
    </style:style>
    <style:style style:name="P451" style:family="paragraph" style:parent-style-name="Heading_20_5">
      <style:text-properties officeooo:paragraph-rsid="2cb47170"/>
    </style:style>
    <style:style style:name="P452" style:family="paragraph" style:parent-style-name="Heading_20_5">
      <style:text-properties style:use-window-font-color="true" style:font-name="Georgia1" fo:font-size="10pt" fo:letter-spacing="0.004cm" fo:language="cs" fo:country="CZ" fo:font-weight="bold" officeooo:rsid="339f891d" officeooo:paragraph-rsid="339f891d"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53" style:family="paragraph" style:parent-style-name="Heading_20_6">
      <style:text-properties officeooo:paragraph-rsid="2cee8599"/>
    </style:style>
    <style:style style:name="P454" style:family="paragraph" style:parent-style-name="Heading_20_6">
      <style:text-properties style:use-window-font-color="true" style:font-name="Georgia1"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5" style:family="paragraph" style:parent-style-name="Property_20_Header" style:list-style-name="L14">
      <style:text-properties officeooo:paragraph-rsid="2f34f9eb"/>
    </style:style>
    <style:style style:name="P456" style:family="paragraph" style:parent-style-name="Property_20_Header" style:list-style-name="L17">
      <style:text-properties officeooo:paragraph-rsid="2f24f113"/>
    </style:style>
    <style:style style:name="P457" style:family="paragraph" style:parent-style-name="Property_20_Header" style:list-style-name="L20">
      <style:text-properties officeooo:paragraph-rsid="2d89328c"/>
    </style:style>
    <style:style style:name="P458" style:family="paragraph" style:parent-style-name="Property_20_Header" style:list-style-name="L42">
      <style:text-properties officeooo:paragraph-rsid="2de58670"/>
    </style:style>
    <style:style style:name="P459" style:family="paragraph" style:parent-style-name="Property_20_Header" style:list-style-name="L42">
      <style:text-properties officeooo:paragraph-rsid="2de51bf9"/>
    </style:style>
    <style:style style:name="P460" style:family="paragraph" style:parent-style-name="Property_20_Header" style:list-style-name="L48"/>
    <style:style style:name="P461" style:family="paragraph" style:parent-style-name="Property_20_Header" style:list-style-name="L48">
      <style:text-properties officeooo:paragraph-rsid="30452d68"/>
    </style:style>
    <style:style style:name="P462" style:family="paragraph" style:parent-style-name="Property_20_Header" style:list-style-name="L87">
      <style:text-properties officeooo:paragraph-rsid="2f9b36fe"/>
    </style:style>
    <style:style style:name="P463" style:family="paragraph" style:parent-style-name="Property_20_Header" style:list-style-name="L158">
      <style:text-properties officeooo:paragraph-rsid="2cc474b2"/>
    </style:style>
    <style:style style:name="P464" style:family="paragraph" style:parent-style-name="Property_20_level_20_0" style:list-style-name="L4">
      <style:text-properties style:text-line-through-style="none" style:text-line-through-type="none" style:text-underline-style="none" officeooo:paragraph-rsid="2c854c83"/>
    </style:style>
    <style:style style:name="P465" style:family="paragraph" style:parent-style-name="Property_20_level_20_0" style:list-style-name="L14">
      <style:text-properties officeooo:paragraph-rsid="2f34f9eb"/>
    </style:style>
    <style:style style:name="P466" style:family="paragraph" style:parent-style-name="Property_20_level_20_0" style:list-style-name="L14">
      <style:text-properties officeooo:rsid="51d7a411" officeooo:paragraph-rsid="2f439211"/>
    </style:style>
    <style:style style:name="P467" style:family="paragraph" style:parent-style-name="Property_20_level_20_0" style:list-style-name="L17">
      <style:text-properties officeooo:paragraph-rsid="2f24f113"/>
    </style:style>
    <style:style style:name="P468"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69" style:family="paragraph" style:parent-style-name="Property_20_level_20_0" style:list-style-name="L20">
      <style:text-properties officeooo:paragraph-rsid="2d943ddd"/>
    </style:style>
    <style:style style:name="P470" style:family="paragraph" style:parent-style-name="Property_20_level_20_0" style:list-style-name="L20">
      <style:text-properties officeooo:paragraph-rsid="2e9a0a70"/>
    </style:style>
    <style:style style:name="P471" style:family="paragraph" style:parent-style-name="Property_20_level_20_0" style:list-style-name="L25">
      <style:text-properties officeooo:paragraph-rsid="2e95a0be"/>
    </style:style>
    <style:style style:name="P472" style:family="paragraph" style:parent-style-name="Property_20_level_20_0" style:list-style-name="L29">
      <style:text-properties officeooo:paragraph-rsid="2c343530"/>
    </style:style>
    <style:style style:name="P473" style:family="paragraph" style:parent-style-name="Property_20_level_20_0" style:list-style-name="L42">
      <style:text-properties fo:font-style="italic" officeooo:rsid="511538e7" officeooo:paragraph-rsid="2de58670" style:font-style-asian="italic" style:font-style-complex="italic"/>
    </style:style>
    <style:style style:name="P474" style:family="paragraph" style:parent-style-name="Property_20_level_20_0" style:list-style-name="L61">
      <style:text-properties style:font-name="Cambria" officeooo:paragraph-rsid="2ff27b9b" fo:background-color="transparent"/>
    </style:style>
    <style:style style:name="P475" style:family="paragraph" style:parent-style-name="Property_20_level_20_0" style:list-style-name="L61">
      <style:text-properties style:font-name="Cambria" officeooo:paragraph-rsid="2ff1f608" fo:background-color="transparent"/>
    </style:style>
    <style:style style:name="P476" style:family="paragraph" style:parent-style-name="Property_20_level_20_0" style:list-style-name="L62">
      <style:text-properties style:font-name="Cambria" officeooo:paragraph-rsid="2ff27b9b" fo:background-color="transparent"/>
    </style:style>
    <style:style style:name="P477" style:family="paragraph" style:parent-style-name="Property_20_level_20_0" style:list-style-name="L62">
      <style:text-properties style:font-name="Cambria" officeooo:paragraph-rsid="2ff4bd08" fo:background-color="transparent"/>
    </style:style>
    <style:style style:name="P478" style:family="paragraph" style:parent-style-name="Property_20_level_20_0" style:list-style-name="L62">
      <style:text-properties style:font-name="Cambria" officeooo:paragraph-rsid="3001e794" fo:background-color="transparent"/>
    </style:style>
    <style:style style:name="P479" style:family="paragraph" style:parent-style-name="Property_20_level_20_0" style:list-style-name="L62">
      <style:text-properties style:font-name="Cambria" officeooo:paragraph-rsid="30472dc5" fo:background-color="transparent"/>
    </style:style>
    <style:style style:name="P480" style:family="paragraph" style:parent-style-name="Property_20_level_20_0" style:list-style-name="L62">
      <style:text-properties style:font-name="Cambria" officeooo:paragraph-rsid="3047fc77" fo:background-color="transparent"/>
    </style:style>
    <style:style style:name="P481" style:family="paragraph" style:parent-style-name="Property_20_level_20_0" style:list-style-name="L62">
      <style:text-properties style:font-name="Cambria" officeooo:paragraph-rsid="304847ad" fo:background-color="transparent"/>
    </style:style>
    <style:style style:name="P482"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83" style:family="paragraph" style:parent-style-name="Property_20_level_20_0" style:list-style-name="L62">
      <style:text-properties officeooo:paragraph-rsid="3001e794"/>
    </style:style>
    <style:style style:name="P484" style:family="paragraph" style:parent-style-name="Property_20_level_20_0" style:list-style-name="L79">
      <style:text-properties officeooo:paragraph-rsid="2bc853ba"/>
    </style:style>
    <style:style style:name="P485" style:family="paragraph" style:parent-style-name="Property_20_level_20_0" style:list-style-name="L87">
      <style:text-properties officeooo:paragraph-rsid="2f62fb48"/>
    </style:style>
    <style:style style:name="P486" style:family="paragraph" style:parent-style-name="Property_20_level_20_0" style:list-style-name="L87">
      <style:text-properties officeooo:paragraph-rsid="32ff76ec"/>
    </style:style>
    <style:style style:name="P487" style:family="paragraph" style:parent-style-name="Property_20_level_20_0" style:list-style-name="L95">
      <style:text-properties officeooo:paragraph-rsid="2f5b5974"/>
    </style:style>
    <style:style style:name="P488" style:family="paragraph" style:parent-style-name="Property_20_level_20_0" style:list-style-name="L99">
      <style:text-properties officeooo:paragraph-rsid="2faa342f"/>
    </style:style>
    <style:style style:name="P489" style:family="paragraph" style:parent-style-name="Property_20_level_20_0" style:list-style-name="L105">
      <style:text-properties officeooo:paragraph-rsid="2fbde9cc"/>
    </style:style>
    <style:style style:name="P490" style:family="paragraph" style:parent-style-name="Property_20_level_20_0" style:list-style-name="L107">
      <style:text-properties officeooo:paragraph-rsid="2fc0a669"/>
    </style:style>
    <style:style style:name="P491" style:family="paragraph" style:parent-style-name="Property_20_level_20_0" style:list-style-name="L107">
      <style:text-properties officeooo:paragraph-rsid="2fc0c66f"/>
    </style:style>
    <style:style style:name="P492" style:family="paragraph" style:parent-style-name="Property_20_level_20_0" style:list-style-name="L107">
      <style:text-properties officeooo:paragraph-rsid="2fc444f8"/>
    </style:style>
    <style:style style:name="P493" style:family="paragraph" style:parent-style-name="Property_20_level_20_0" style:list-style-name="L109">
      <style:text-properties officeooo:paragraph-rsid="2fce751d"/>
    </style:style>
    <style:style style:name="P494" style:family="paragraph" style:parent-style-name="Property_20_level_20_0" style:list-style-name="L158">
      <style:text-properties officeooo:paragraph-rsid="2cc474b2"/>
    </style:style>
    <style:style style:name="P495" style:family="paragraph" style:parent-style-name="Property_20_level_20_1" style:list-style-name="L17">
      <style:text-properties officeooo:paragraph-rsid="2f24f113"/>
    </style:style>
    <style:style style:name="P496" style:family="paragraph" style:parent-style-name="Property_20_level_20_1" style:list-style-name="L17">
      <style:text-properties officeooo:rsid="2ee47530" officeooo:paragraph-rsid="2f24f113"/>
    </style:style>
    <style:style style:name="P497" style:family="paragraph" style:parent-style-name="Property_20_level_20_1" style:list-style-name="L20">
      <style:text-properties officeooo:paragraph-rsid="2d89328c"/>
    </style:style>
    <style:style style:name="P498" style:family="paragraph" style:parent-style-name="Property_20_level_20_1" style:list-style-name="L42"/>
    <style:style style:name="P499" style:family="paragraph" style:parent-style-name="Property_20_level_20_1" style:list-style-name="L48"/>
    <style:style style:name="P500" style:family="paragraph" style:parent-style-name="Property_20_level_20_1" style:list-style-name="L48">
      <style:text-properties officeooo:rsid="2e12f8b3" officeooo:paragraph-rsid="2e140440"/>
    </style:style>
    <style:style style:name="P501" style:family="paragraph" style:parent-style-name="Property_20_level_20_1" style:list-style-name="L67"/>
    <style:style style:name="P502" style:family="paragraph" style:parent-style-name="Property_20_level_20_1" style:list-style-name="L67">
      <style:text-properties officeooo:paragraph-rsid="30b5e209"/>
    </style:style>
    <style:style style:name="P503" style:family="paragraph" style:parent-style-name="Property_20_level_20_1" style:list-style-name="L95">
      <style:text-properties officeooo:paragraph-rsid="2f5b5974"/>
    </style:style>
    <style:style style:name="P504" style:family="paragraph" style:parent-style-name="Property_20_level_20_1" style:list-style-name="L158">
      <style:text-properties officeooo:paragraph-rsid="2cc474b2"/>
    </style:style>
    <style:style style:name="P505" style:family="paragraph" style:parent-style-name="Property_20_level_20_1" style:list-style-name="L20">
      <style:paragraph-properties fo:margin-left="1.251cm" fo:margin-right="0cm" fo:text-indent="-0.4cm" style:auto-text-indent="false"/>
      <style:text-properties officeooo:paragraph-rsid="2d89328c"/>
    </style:style>
    <style:style style:name="P506" style:family="paragraph" style:parent-style-name="Standalone_20_Property" style:list-style-name="L4">
      <style:text-properties officeooo:paragraph-rsid="2c854c83"/>
    </style:style>
    <style:style style:name="P507" style:family="paragraph" style:parent-style-name="Standalone_20_Property" style:list-style-name="L4">
      <style:text-properties style:text-line-through-style="none" style:text-line-through-type="none" style:text-underline-style="none" officeooo:paragraph-rsid="2c854c83"/>
    </style:style>
    <style:style style:name="P508" style:family="paragraph" style:parent-style-name="Standalone_20_Property" style:list-style-name="L14"/>
    <style:style style:name="P509" style:family="paragraph" style:parent-style-name="Standalone_20_Property" style:list-style-name="L14">
      <style:text-properties officeooo:paragraph-rsid="2f2d3dfc"/>
    </style:style>
    <style:style style:name="P510" style:family="paragraph" style:parent-style-name="Standalone_20_Property" style:list-style-name="L14">
      <style:text-properties officeooo:paragraph-rsid="2f34f9eb"/>
    </style:style>
    <style:style style:name="P511" style:family="paragraph" style:parent-style-name="Standalone_20_Property" style:list-style-name="L14">
      <style:text-properties officeooo:paragraph-rsid="2f38db1e"/>
    </style:style>
    <style:style style:name="P512" style:family="paragraph" style:parent-style-name="Standalone_20_Property" style:list-style-name="L14">
      <style:text-properties officeooo:paragraph-rsid="2f439211"/>
    </style:style>
    <style:style style:name="P513" style:family="paragraph" style:parent-style-name="Standalone_20_Property" style:list-style-name="L14">
      <style:text-properties fo:font-style="italic" officeooo:rsid="511538e7" officeooo:paragraph-rsid="2f2d3dfc" style:font-style-asian="italic" style:font-style-complex="italic"/>
    </style:style>
    <style:style style:name="P514" style:family="paragraph" style:parent-style-name="Standalone_20_Property" style:list-style-name="L17">
      <style:text-properties fo:font-style="italic" officeooo:rsid="511538e7" officeooo:paragraph-rsid="2f24f113" style:font-style-asian="italic" style:font-style-complex="italic"/>
    </style:style>
    <style:style style:name="P515" style:family="paragraph" style:parent-style-name="Standalone_20_Property" style:list-style-name="L42">
      <style:text-properties fo:font-style="italic" officeooo:rsid="511538e7" officeooo:paragraph-rsid="2de51bf9" style:font-style-asian="italic" style:font-style-complex="italic"/>
    </style:style>
    <style:style style:name="P516" style:family="paragraph" style:parent-style-name="Standalone_20_Property" style:list-style-name="L87">
      <style:text-properties fo:font-style="italic" officeooo:rsid="511538e7" officeooo:paragraph-rsid="2f9b36fe" style:font-style-asian="italic" style:font-style-complex="italic"/>
    </style:style>
    <style:style style:name="P517" style:family="paragraph" style:parent-style-name="Standalone_20_Property" style:list-style-name="L101">
      <style:text-properties fo:font-style="italic" officeooo:rsid="511538e7" officeooo:paragraph-rsid="2faea777" style:font-style-asian="italic" style:font-style-complex="italic"/>
    </style:style>
    <style:style style:name="P518" style:family="paragraph" style:parent-style-name="Standalone_20_Property" style:list-style-name="L112">
      <style:text-properties fo:font-style="italic" officeooo:rsid="511538e7" officeooo:paragraph-rsid="2fc9c77f" style:font-style-asian="italic" style:font-style-complex="italic"/>
    </style:style>
    <style:style style:name="P519" style:family="paragraph" style:parent-style-name="Standalone_20_Property" style:list-style-name="L163">
      <style:text-properties fo:font-style="italic" officeooo:rsid="313fe9e4" officeooo:paragraph-rsid="313fe9e4" style:font-style-asian="italic" style:font-style-complex="italic"/>
    </style:style>
    <style:style style:name="P520"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21" style:family="paragraph" style:parent-style-name="Standalone_20_Property" style:list-style-name="L14">
      <style:text-properties officeooo:rsid="2f2d3dfc" officeooo:paragraph-rsid="2f2d3dfc"/>
    </style:style>
    <style:style style:name="P522" style:family="paragraph" style:parent-style-name="Standalone_20_Property" style:list-style-name="L15"/>
    <style:style style:name="P523" style:family="paragraph" style:parent-style-name="Standalone_20_Property" style:list-style-name="L14">
      <style:text-properties officeooo:rsid="2f38db1e" officeooo:paragraph-rsid="2f38db1e"/>
    </style:style>
    <style:style style:name="P524" style:family="paragraph" style:parent-style-name="Standalone_20_Property" style:list-style-name="L17"/>
    <style:style style:name="P525" style:family="paragraph" style:parent-style-name="Standalone_20_Property" style:list-style-name="L17">
      <style:text-properties officeooo:paragraph-rsid="2f24f113"/>
    </style:style>
    <style:style style:name="P526" style:family="paragraph" style:parent-style-name="Standalone_20_Property" style:list-style-name="L17">
      <style:text-properties officeooo:rsid="2f24f113" officeooo:paragraph-rsid="2f24f113"/>
    </style:style>
    <style:style style:name="P527"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8" style:family="paragraph" style:parent-style-name="Standalone_20_Property" style:list-style-name="L20">
      <style:text-properties fo:font-style="normal" officeooo:rsid="2d92599d" officeooo:paragraph-rsid="2d943ddd" style:font-style-asian="normal" style:font-style-complex="normal"/>
    </style:style>
    <style:style style:name="P529" style:family="paragraph" style:parent-style-name="Standalone_20_Property" style:list-style-name="L20">
      <style:text-properties fo:font-style="normal" officeooo:rsid="2d92599d" officeooo:paragraph-rsid="2d9b6e7f" style:font-style-asian="normal" style:font-style-complex="normal"/>
    </style:style>
    <style:style style:name="P530" style:family="paragraph" style:parent-style-name="Standalone_20_Property" style:list-style-name="L17">
      <style:text-properties officeooo:rsid="2edbde94" officeooo:paragraph-rsid="2f24f113"/>
    </style:style>
    <style:style style:name="P531" style:family="paragraph" style:parent-style-name="Standalone_20_Property" style:list-style-name="L20"/>
    <style:style style:name="P532" style:family="paragraph" style:parent-style-name="Standalone_20_Property" style:list-style-name="L20">
      <style:text-properties officeooo:paragraph-rsid="2d943ddd"/>
    </style:style>
    <style:style style:name="P533" style:family="paragraph" style:parent-style-name="Standalone_20_Property" style:list-style-name="L20">
      <style:text-properties officeooo:paragraph-rsid="2d89328c"/>
    </style:style>
    <style:style style:name="P534" style:family="paragraph" style:parent-style-name="Standalone_20_Property" style:list-style-name="L20">
      <style:text-properties officeooo:paragraph-rsid="2e9a0a70"/>
    </style:style>
    <style:style style:name="P535" style:family="paragraph" style:parent-style-name="Standalone_20_Property" style:list-style-name="L20">
      <style:text-properties officeooo:paragraph-rsid="2e9b1689"/>
    </style:style>
    <style:style style:name="P536" style:family="paragraph" style:parent-style-name="Standalone_20_Property" style:list-style-name="L20">
      <style:text-properties officeooo:paragraph-rsid="2e864252"/>
    </style:style>
    <style:style style:name="P537" style:family="paragraph" style:parent-style-name="Standalone_20_Property" style:list-style-name="L25">
      <style:text-properties officeooo:paragraph-rsid="2e95a0be"/>
    </style:style>
    <style:style style:name="P538" style:family="paragraph" style:parent-style-name="Standalone_20_Property" style:list-style-name="L20">
      <style:text-properties officeooo:rsid="516d15c5" officeooo:paragraph-rsid="2e9b1689"/>
    </style:style>
    <style:style style:name="P539" style:family="paragraph" style:parent-style-name="Standalone_20_Property" style:list-style-name="L87">
      <style:text-properties officeooo:rsid="516d15c5" officeooo:paragraph-rsid="32ff76ec"/>
    </style:style>
    <style:style style:name="P540" style:family="paragraph" style:parent-style-name="Standalone_20_Property" style:list-style-name="L29">
      <style:text-properties officeooo:paragraph-rsid="2c343530"/>
    </style:style>
    <style:style style:name="P541" style:family="paragraph" style:parent-style-name="Standalone_20_Property" style:list-style-name="L37">
      <style:text-properties officeooo:rsid="2dc83137" officeooo:paragraph-rsid="2ded40d3"/>
    </style:style>
    <style:style style:name="P542" style:family="paragraph" style:parent-style-name="Standalone_20_Property" style:list-style-name="L42">
      <style:text-properties officeooo:paragraph-rsid="2de51bf9"/>
    </style:style>
    <style:style style:name="P543" style:family="paragraph" style:parent-style-name="Standalone_20_Property" style:list-style-name="L48"/>
    <style:style style:name="P544" style:family="paragraph" style:parent-style-name="Standalone_20_Property" style:list-style-name="L48">
      <style:text-properties officeooo:paragraph-rsid="2e0f0fe2"/>
    </style:style>
    <style:style style:name="P545" style:family="paragraph" style:parent-style-name="Standalone_20_Property" style:list-style-name="L52"/>
    <style:style style:name="P546" style:family="paragraph" style:parent-style-name="Standalone_20_Property" style:list-style-name="L61">
      <style:text-properties style:font-name="Cambria" officeooo:paragraph-rsid="2ff1f608" fo:background-color="transparent"/>
    </style:style>
    <style:style style:name="P547" style:family="paragraph" style:parent-style-name="Standalone_20_Property" style:list-style-name="L62">
      <style:text-properties style:font-name="Cambria" officeooo:paragraph-rsid="2ff27b9b" fo:background-color="transparent"/>
    </style:style>
    <style:style style:name="P548" style:family="paragraph" style:parent-style-name="Standalone_20_Property" style:list-style-name="L62">
      <style:text-properties style:font-name="Cambria" officeooo:paragraph-rsid="3047fc77" fo:background-color="transparent"/>
    </style:style>
    <style:style style:name="P549" style:family="paragraph" style:parent-style-name="Standalone_20_Property" style:list-style-name="L62">
      <style:text-properties style:font-name="Cambria" officeooo:paragraph-rsid="304847ad" fo:background-color="transparent"/>
    </style:style>
    <style:style style:name="P550" style:family="paragraph" style:parent-style-name="Standalone_20_Property" style:list-style-name="L62">
      <style:text-properties style:font-name="Cambria" officeooo:rsid="302e0832" officeooo:paragraph-rsid="30472dc5" fo:background-color="transparent"/>
    </style:style>
    <style:style style:name="P551"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52" style:family="paragraph" style:parent-style-name="Standalone_20_Property" style:list-style-name="L62">
      <style:text-properties officeooo:paragraph-rsid="3001e794"/>
    </style:style>
    <style:style style:name="P553" style:family="paragraph" style:parent-style-name="Standalone_20_Property" style:list-style-name="L62">
      <style:text-properties officeooo:paragraph-rsid="30472dc5"/>
    </style:style>
    <style:style style:name="P554" style:family="paragraph" style:parent-style-name="Standalone_20_Property" style:list-style-name="L62">
      <style:text-properties officeooo:paragraph-rsid="3047fc77"/>
    </style:style>
    <style:style style:name="P555" style:family="paragraph" style:parent-style-name="Standalone_20_Property" style:list-style-name="L62">
      <style:text-properties officeooo:paragraph-rsid="304847ad"/>
    </style:style>
    <style:style style:name="P556" style:family="paragraph" style:parent-style-name="Standalone_20_Property" style:list-style-name="L72">
      <style:text-properties officeooo:paragraph-rsid="310c25cb"/>
    </style:style>
    <style:style style:name="P557" style:family="paragraph" style:parent-style-name="Standalone_20_Property" style:list-style-name="L75">
      <style:text-properties officeooo:paragraph-rsid="304e5034"/>
    </style:style>
    <style:style style:name="P558" style:family="paragraph" style:parent-style-name="Standalone_20_Property" style:list-style-name="L79">
      <style:text-properties officeooo:paragraph-rsid="2bc853ba"/>
    </style:style>
    <style:style style:name="P559" style:family="paragraph" style:parent-style-name="Standalone_20_Property" style:list-style-name="L87">
      <style:text-properties officeooo:paragraph-rsid="2f65d8c1"/>
    </style:style>
    <style:style style:name="P560" style:family="paragraph" style:parent-style-name="Standalone_20_Property" style:list-style-name="L87">
      <style:text-properties officeooo:paragraph-rsid="2f62fb48"/>
    </style:style>
    <style:style style:name="P561" style:family="paragraph" style:parent-style-name="Standalone_20_Property" style:list-style-name="L87">
      <style:text-properties officeooo:paragraph-rsid="32ff76ec"/>
    </style:style>
    <style:style style:name="P562" style:family="paragraph" style:parent-style-name="Standalone_20_Property" style:list-style-name="L87">
      <style:text-properties officeooo:rsid="2f7712eb" officeooo:paragraph-rsid="2f9b36fe"/>
    </style:style>
    <style:style style:name="P563" style:family="paragraph" style:parent-style-name="Standalone_20_Property" style:list-style-name="L87">
      <style:text-properties officeooo:rsid="50d5cab6" officeooo:paragraph-rsid="2f65d8c1"/>
    </style:style>
    <style:style style:name="P564" style:family="paragraph" style:parent-style-name="Standalone_20_Property" style:list-style-name="L95">
      <style:text-properties officeooo:paragraph-rsid="2f5b5974"/>
    </style:style>
    <style:style style:name="P565" style:family="paragraph" style:parent-style-name="Standalone_20_Property" style:list-style-name="L96">
      <style:text-properties officeooo:paragraph-rsid="33356022"/>
    </style:style>
    <style:style style:name="P566" style:family="paragraph" style:parent-style-name="Standalone_20_Property" style:list-style-name="L99">
      <style:text-properties officeooo:paragraph-rsid="2faa342f"/>
    </style:style>
    <style:style style:name="P567" style:family="paragraph" style:parent-style-name="Standalone_20_Property" style:list-style-name="L99">
      <style:text-properties officeooo:rsid="2fab0604" officeooo:paragraph-rsid="2fab0604"/>
    </style:style>
    <style:style style:name="P568" style:family="paragraph" style:parent-style-name="Standalone_20_Property" style:list-style-name="L101">
      <style:text-properties officeooo:paragraph-rsid="2fdd037d"/>
    </style:style>
    <style:style style:name="P569" style:family="paragraph" style:parent-style-name="Standalone_20_Property" style:list-style-name="L103">
      <style:text-properties officeooo:rsid="333ec016" officeooo:paragraph-rsid="333fe3eb"/>
    </style:style>
    <style:style style:name="P570" style:family="paragraph" style:parent-style-name="Standalone_20_Property" style:list-style-name="L105">
      <style:text-properties officeooo:paragraph-rsid="2fbde9cc"/>
    </style:style>
    <style:style style:name="P571" style:family="paragraph" style:parent-style-name="Standalone_20_Property" style:list-style-name="L105">
      <style:text-properties officeooo:rsid="2fbd8ba7" officeooo:paragraph-rsid="2fbde9cc"/>
    </style:style>
    <style:style style:name="P572" style:family="paragraph" style:parent-style-name="Standalone_20_Property" style:list-style-name="L107">
      <style:text-properties officeooo:paragraph-rsid="2fc0a669"/>
    </style:style>
    <style:style style:name="P573" style:family="paragraph" style:parent-style-name="Standalone_20_Property" style:list-style-name="L107">
      <style:text-properties officeooo:paragraph-rsid="2fc444f8"/>
    </style:style>
    <style:style style:name="P574" style:family="paragraph" style:parent-style-name="Standalone_20_Property" style:list-style-name="L107">
      <style:text-properties officeooo:rsid="2fc25e15" officeooo:paragraph-rsid="2fc444f8"/>
    </style:style>
    <style:style style:name="P575" style:family="paragraph" style:parent-style-name="Standalone_20_Property" style:list-style-name="L109">
      <style:text-properties officeooo:paragraph-rsid="2fce751d"/>
    </style:style>
    <style:style style:name="P576" style:family="paragraph" style:parent-style-name="Standalone_20_Property" style:list-style-name="L111">
      <style:text-properties officeooo:paragraph-rsid="2fd0e1a4"/>
    </style:style>
    <style:style style:name="P577" style:family="paragraph" style:parent-style-name="Standalone_20_Property" style:list-style-name="L114">
      <style:text-properties officeooo:paragraph-rsid="2fdb2b8a"/>
    </style:style>
    <style:style style:name="P578" style:family="paragraph" style:parent-style-name="Standalone_20_Property" style:list-style-name="L114">
      <style:text-properties officeooo:paragraph-rsid="2fda70e0"/>
    </style:style>
    <style:style style:name="P579" style:family="paragraph" style:parent-style-name="Standalone_20_Property" style:list-style-name="L158">
      <style:text-properties officeooo:paragraph-rsid="2cc474b2"/>
    </style:style>
    <style:style style:name="P580" style:family="paragraph" style:parent-style-name="Standalone_20_Property" style:list-style-name="L163">
      <style:text-properties officeooo:paragraph-rsid="313fe9e4"/>
    </style:style>
    <style:style style:name="P581" style:family="paragraph" style:parent-style-name="Standalone_20_Property" style:list-style-name="L175">
      <style:text-properties officeooo:paragraph-rsid="31fcb38d"/>
    </style:style>
    <style:style style:name="P582" style:family="paragraph" style:parent-style-name="Standalone_20_Property" style:list-style-name="L97">
      <style:paragraph-properties fo:margin-left="0cm" fo:margin-right="0cm" fo:text-indent="0cm" style:auto-text-indent="false"/>
      <style:text-properties officeooo:paragraph-rsid="331afe68"/>
    </style:style>
    <style:style style:name="P583"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84" style:family="paragraph" style:parent-style-name="Text_20_body" style:list-style-name="L1">
      <style:text-properties officeooo:rsid="2f060a62" officeooo:paragraph-rsid="2f087c71"/>
    </style:style>
    <style:style style:name="P585" style:family="paragraph" style:parent-style-name="Text_20_body" style:list-style-name="L3">
      <style:text-properties officeooo:rsid="2f060a62" officeooo:paragraph-rsid="2f060a62"/>
    </style:style>
    <style:style style:name="P586" style:family="paragraph" style:parent-style-name="Text_20_body" style:list-style-name="L2">
      <style:text-properties officeooo:rsid="2f0274b6" officeooo:paragraph-rsid="2f0274b6"/>
    </style:style>
    <style:style style:name="P587"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88"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89"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90"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1"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2"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3" style:family="paragraph" style:parent-style-name="Text_20_body" style:list-style-name="L16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4" style:family="paragraph" style:parent-style-name="Text_20_body" style:list-style-name="L166">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5" style:family="paragraph" style:parent-style-name="Text_20_body" style:list-style-name="L12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6" style:family="paragraph" style:parent-style-name="Text_20_body" style:list-style-name="L12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7" style:family="paragraph" style:parent-style-name="Text_20_body" style:list-style-name="L12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3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4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3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3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3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4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4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4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4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4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4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4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5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5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6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5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5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15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0" style:family="paragraph" style:parent-style-name="Text_20_body" style:list-style-name="L15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1" style:family="paragraph" style:parent-style-name="Text_20_body" style:list-style-name="L15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2" style:family="paragraph" style:parent-style-name="Text_20_body" style:list-style-name="L16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3" style:family="paragraph" style:parent-style-name="Text_20_body" style:list-style-name="L166">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4"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5"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6" style:family="paragraph" style:parent-style-name="Text_20_body" style:list-style-name="L3">
      <style:text-properties officeooo:rsid="2f0a5d8e" officeooo:paragraph-rsid="2f0a5d8e"/>
    </style:style>
    <style:style style:name="P627" style:family="paragraph" style:parent-style-name="Text_20_body" style:list-style-name="L4">
      <style:text-properties officeooo:paragraph-rsid="2c30b1aa"/>
    </style:style>
    <style:style style:name="P628" style:family="paragraph" style:parent-style-name="Text_20_body" style:list-style-name="L4">
      <style:text-properties officeooo:paragraph-rsid="2c3e40fa"/>
    </style:style>
    <style:style style:name="P629" style:family="paragraph" style:parent-style-name="Text_20_body" style:list-style-name="L5">
      <style:text-properties fo:font-style="italic" fo:font-weight="bold" style:font-style-asian="italic" style:font-weight-asian="bold" style:font-style-complex="italic" style:font-weight-complex="bold"/>
    </style:style>
    <style:style style:name="P630" style:family="paragraph" style:parent-style-name="Text_20_body" style:list-style-name="L6">
      <style:text-properties fo:font-style="italic" fo:font-weight="bold" style:font-style-asian="italic" style:font-weight-asian="bold" style:font-style-complex="italic" style:font-weight-complex="bold"/>
    </style:style>
    <style:style style:name="P631" style:family="paragraph" style:parent-style-name="Text_20_body" style:list-style-name="L7">
      <style:text-properties fo:font-style="italic" fo:font-weight="bold" style:font-style-asian="italic" style:font-weight-asian="bold" style:font-style-complex="italic" style:font-weight-complex="bold"/>
    </style:style>
    <style:style style:name="P632"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33"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34" style:family="paragraph" style:parent-style-name="Text_20_body" style:list-style-name="L14">
      <style:text-properties fo:font-style="italic" fo:font-weight="bold" style:font-style-asian="italic" style:font-weight-asian="bold" style:font-style-complex="italic" style:font-weight-complex="bold"/>
    </style:style>
    <style:style style:name="P635"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6"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7"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38"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39"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40" style:family="paragraph" style:parent-style-name="Text_20_body" style:list-style-name="L68">
      <style:text-properties fo:font-style="italic" fo:font-weight="bold" style:font-style-asian="italic" style:font-weight-asian="bold" style:font-style-complex="italic" style:font-weight-complex="bold"/>
    </style:style>
    <style:style style:name="P641"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42" style:family="paragraph" style:parent-style-name="Text_20_body" style:list-style-name="L87">
      <style:text-properties fo:font-style="italic" fo:font-weight="bold" style:font-style-asian="italic" style:font-weight-asian="bold" style:font-style-complex="italic" style:font-weight-complex="bold"/>
    </style:style>
    <style:style style:name="P643"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44"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5"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6"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7"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48"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49"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50"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51"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52"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53"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54"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5"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6" style:family="paragraph" style:parent-style-name="Text_20_body" style:list-style-name="L20">
      <style:text-properties fo:font-style="italic" officeooo:rsid="2d92599d" officeooo:paragraph-rsid="2d92599d" style:font-style-asian="italic" style:font-style-complex="italic"/>
    </style:style>
    <style:style style:name="P657" style:family="paragraph" style:parent-style-name="Text_20_body" style:list-style-name="L20">
      <style:text-properties fo:font-style="italic" officeooo:rsid="2d89328c" officeooo:paragraph-rsid="2d89328c" style:font-style-asian="italic" style:font-style-complex="italic"/>
    </style:style>
    <style:style style:name="P658" style:family="paragraph" style:parent-style-name="Text_20_body" style:list-style-name="L25">
      <style:text-properties fo:font-style="italic" officeooo:rsid="2e99f5e8" officeooo:paragraph-rsid="2e99f5e8" style:font-style-asian="italic" style:font-style-complex="italic"/>
    </style:style>
    <style:style style:name="P659" style:family="paragraph" style:parent-style-name="Text_20_body" style:list-style-name="L27">
      <style:text-properties fo:font-style="italic" officeooo:paragraph-rsid="2f235fff" style:font-style-asian="italic" style:font-style-complex="italic"/>
    </style:style>
    <style:style style:name="P660" style:family="paragraph" style:parent-style-name="Text_20_body" style:list-style-name="L27">
      <style:text-properties fo:font-style="italic" officeooo:rsid="31287c80" officeooo:paragraph-rsid="31287c80" style:font-style-asian="italic" style:font-style-complex="italic"/>
    </style:style>
    <style:style style:name="P661" style:family="paragraph" style:parent-style-name="Text_20_body" style:list-style-name="L29">
      <style:text-properties fo:font-style="italic" officeooo:rsid="312b0242" officeooo:paragraph-rsid="312b0242" style:font-style-asian="italic" style:font-style-complex="italic"/>
    </style:style>
    <style:style style:name="P662" style:family="paragraph" style:parent-style-name="Text_20_body" style:list-style-name="L59">
      <style:text-properties fo:font-style="italic" officeooo:paragraph-rsid="3012f45a" style:font-style-asian="italic" style:font-style-complex="italic"/>
    </style:style>
    <style:style style:name="P663" style:family="paragraph" style:parent-style-name="Text_20_body" style:list-style-name="L88">
      <style:text-properties fo:font-style="italic" style:font-style-asian="italic" style:font-style-complex="italic"/>
    </style:style>
    <style:style style:name="P664" style:family="paragraph" style:parent-style-name="Text_20_body" style:list-style-name="L89">
      <style:text-properties fo:font-style="italic" style:font-style-asian="italic" style:font-style-complex="italic"/>
    </style:style>
    <style:style style:name="P665" style:family="paragraph" style:parent-style-name="Text_20_body" style:list-style-name="L90">
      <style:text-properties fo:font-style="italic" style:font-style-asian="italic" style:font-style-complex="italic"/>
    </style:style>
    <style:style style:name="P666" style:family="paragraph" style:parent-style-name="Text_20_body" style:list-style-name="L91">
      <style:text-properties fo:font-style="italic" style:font-style-asian="italic" style:font-style-complex="italic"/>
    </style:style>
    <style:style style:name="P667" style:family="paragraph" style:parent-style-name="Text_20_body" style:list-style-name="L92">
      <style:text-properties fo:font-style="italic" style:font-style-asian="italic" style:font-style-complex="italic"/>
    </style:style>
    <style:style style:name="P668" style:family="paragraph" style:parent-style-name="Text_20_body" style:list-style-name="L93">
      <style:text-properties fo:font-style="italic" style:font-style-asian="italic" style:font-style-complex="italic"/>
    </style:style>
    <style:style style:name="P669" style:family="paragraph" style:parent-style-name="Text_20_body" style:list-style-name="L94">
      <style:text-properties fo:font-style="italic" style:font-style-asian="italic" style:font-style-complex="italic"/>
    </style:style>
    <style:style style:name="P670" style:family="paragraph" style:parent-style-name="Text_20_body" style:list-style-name="L160">
      <style:text-properties fo:font-style="italic" officeooo:paragraph-rsid="2cbe6177" style:font-style-asian="italic" style:font-style-complex="italic"/>
    </style:style>
    <style:style style:name="P671" style:family="paragraph" style:parent-style-name="Text_20_body" style:list-style-name="L162">
      <style:text-properties fo:font-style="italic" officeooo:rsid="313fe9e4" officeooo:paragraph-rsid="313fe9e4" style:font-style-asian="italic" style:font-style-complex="italic"/>
    </style:style>
    <style:style style:name="P672" style:family="paragraph" style:parent-style-name="Text_20_body" style:list-style-name="L163">
      <style:text-properties fo:font-style="italic" officeooo:rsid="313fe9e4" officeooo:paragraph-rsid="313fe9e4" style:font-style-asian="italic" style:font-style-complex="italic"/>
    </style:style>
    <style:style style:name="P673" style:family="paragraph" style:parent-style-name="Text_20_body" style:list-style-name="L167">
      <style:text-properties fo:font-style="italic" style:font-style-asian="italic" style:font-style-complex="italic"/>
    </style:style>
    <style:style style:name="P674" style:family="paragraph" style:parent-style-name="Text_20_body" style:list-style-name="L168">
      <style:text-properties fo:font-style="italic" style:font-style-asian="italic" style:font-style-complex="italic"/>
    </style:style>
    <style:style style:name="P675" style:family="paragraph" style:parent-style-name="Text_20_body" style:list-style-name="L168">
      <style:text-properties fo:font-style="italic" officeooo:rsid="31ae8d24" officeooo:paragraph-rsid="31ae8d24" style:font-style-asian="italic" style:font-style-complex="italic"/>
    </style:style>
    <style:style style:name="P676" style:family="paragraph" style:parent-style-name="Text_20_body" style:list-style-name="L173">
      <style:text-properties fo:font-style="italic" style:font-style-asian="italic" style:font-style-complex="italic"/>
    </style:style>
    <style:style style:name="P677" style:family="paragraph" style:parent-style-name="Text_20_body" style:list-style-name="L173">
      <style:text-properties fo:font-style="italic" officeooo:paragraph-rsid="32c70d0b" style:font-style-asian="italic" style:font-style-complex="italic"/>
    </style:style>
    <style:style style:name="P678" style:family="paragraph" style:parent-style-name="Text_20_body" style:list-style-name="L178">
      <style:text-properties fo:font-style="italic" style:font-style-asian="italic" style:font-style-complex="italic"/>
    </style:style>
    <style:style style:name="P679" style:family="paragraph" style:parent-style-name="Text_20_body" style:list-style-name="L179">
      <style:text-properties fo:font-style="italic" style:font-style-asian="italic" style:font-style-complex="italic"/>
    </style:style>
    <style:style style:name="P680" style:family="paragraph" style:parent-style-name="Text_20_body" style:list-style-name="L180">
      <style:text-properties fo:font-style="italic" style:font-style-asian="italic" style:font-style-complex="italic"/>
    </style:style>
    <style:style style:name="P681" style:family="paragraph" style:parent-style-name="Text_20_body" style:list-style-name="L180">
      <style:text-properties fo:font-style="italic" officeooo:paragraph-rsid="32d81b33" style:font-style-asian="italic" style:font-style-complex="italic"/>
    </style:style>
    <style:style style:name="P682" style:family="paragraph" style:parent-style-name="Text_20_body" style:list-style-name="L181">
      <style:text-properties fo:font-style="italic" style:font-style-asian="italic" style:font-style-complex="italic"/>
    </style:style>
    <style:style style:name="P683" style:family="paragraph" style:parent-style-name="Text_20_body" style:list-style-name="L182">
      <style:text-properties fo:font-style="italic" style:font-style-asian="italic" style:font-style-complex="italic"/>
    </style:style>
    <style:style style:name="P684" style:family="paragraph" style:parent-style-name="Text_20_body" style:list-style-name="L184">
      <style:text-properties fo:font-style="italic" style:font-style-asian="italic" style:font-style-complex="italic"/>
    </style:style>
    <style:style style:name="P685" style:family="paragraph" style:parent-style-name="Text_20_body" style:list-style-name="L104">
      <style:text-properties fo:font-style="italic" fo:font-weight="normal" officeooo:rsid="33903869" officeooo:paragraph-rsid="33903869" style:font-style-asian="italic" style:font-weight-asian="normal" style:font-style-complex="italic" style:font-weight-complex="normal"/>
    </style:style>
    <style:style style:name="P686" style:family="paragraph" style:parent-style-name="Text_20_body" style:list-style-name="L5">
      <style:text-properties officeooo:rsid="2e3add85" officeooo:paragraph-rsid="2e3add85"/>
    </style:style>
    <style:style style:name="P687" style:family="paragraph" style:parent-style-name="Text_20_body" style:list-style-name="L6">
      <style:text-properties officeooo:rsid="2e3add85" officeooo:paragraph-rsid="2e3add85"/>
    </style:style>
    <style:style style:name="P688" style:family="paragraph" style:parent-style-name="Text_20_body" style:list-style-name="L6">
      <style:text-properties officeooo:rsid="2e392998" officeooo:paragraph-rsid="2e392998"/>
    </style:style>
    <style:style style:name="P689" style:family="paragraph" style:parent-style-name="Text_20_body" style:list-style-name="L4">
      <style:text-properties officeooo:rsid="2e35c073" officeooo:paragraph-rsid="2e35c073"/>
    </style:style>
    <style:style style:name="P690" style:family="paragraph" style:parent-style-name="Text_20_body" style:list-style-name="L4">
      <style:text-properties officeooo:rsid="2e34e093" officeooo:paragraph-rsid="2f8297f2"/>
    </style:style>
    <style:style style:name="P691" style:family="paragraph" style:parent-style-name="Text_20_body" style:list-style-name="L4">
      <style:text-properties officeooo:rsid="2e3f2b59" officeooo:paragraph-rsid="2e3f2b59"/>
    </style:style>
    <style:style style:name="P692" style:family="paragraph" style:parent-style-name="Text_20_body" style:list-style-name="L4">
      <style:text-properties officeooo:rsid="2e375532" officeooo:paragraph-rsid="2e375532"/>
    </style:style>
    <style:style style:name="P693" style:family="paragraph" style:parent-style-name="Text_20_body" style:list-style-name="L8">
      <style:text-properties officeooo:rsid="2f8b7fd6" officeooo:paragraph-rsid="2f8b7fd6"/>
    </style:style>
    <style:style style:name="P694" style:family="paragraph" style:parent-style-name="Text_20_body" style:list-style-name="L4">
      <style:text-properties style:text-line-through-style="none" style:text-line-through-type="none" style:text-underline-style="none" officeooo:paragraph-rsid="2c854c83"/>
    </style:style>
    <style:style style:name="P695" style:family="paragraph" style:parent-style-name="Text_20_body" style:list-style-name="L4">
      <style:text-properties style:text-line-through-style="none" style:text-line-through-type="none" style:text-underline-style="none" officeooo:rsid="2c4cd8a3" officeooo:paragraph-rsid="2c854c83"/>
    </style:style>
    <style:style style:name="P696" style:family="paragraph" style:parent-style-name="Text_20_body" style:list-style-name="L4">
      <style:text-properties style:text-line-through-style="none" style:text-line-through-type="none" style:text-underline-style="none" officeooo:rsid="2d1994e4" officeooo:paragraph-rsid="2d1994e4"/>
    </style:style>
    <style:style style:name="P697" style:family="paragraph" style:parent-style-name="Text_20_body" style:list-style-name="L4">
      <style:text-properties style:text-line-through-style="none" style:text-line-through-type="none" style:text-underline-style="none" officeooo:rsid="2d19cc00" officeooo:paragraph-rsid="2d19cc00"/>
    </style:style>
    <style:style style:name="P698"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99" style:family="paragraph" style:parent-style-name="Text_20_body" style:list-style-name="L11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700" style:family="paragraph" style:parent-style-name="Text_20_body" style:list-style-name="L109">
      <style:text-properties style:text-line-through-style="none" style:text-line-through-type="none" officeooo:rsid="337b0032" officeooo:paragraph-rsid="337b0032"/>
    </style:style>
    <style:style style:name="P701" style:family="paragraph" style:parent-style-name="Text_20_body" style:list-style-name="L158">
      <style:text-properties style:text-line-through-style="none" style:text-line-through-type="none" officeooo:paragraph-rsid="2cc6471e"/>
    </style:style>
    <style:style style:name="P702" style:family="paragraph" style:parent-style-name="Text_20_body" style:list-style-name="L158">
      <style:text-properties style:text-line-through-style="none" style:text-line-through-type="none" officeooo:rsid="2cc6471e" officeooo:paragraph-rsid="2cc6471e"/>
    </style:style>
    <style:style style:name="P703" style:family="paragraph" style:parent-style-name="Text_20_body" style:list-style-name="L4">
      <style:text-properties officeooo:rsid="2d1994e4" officeooo:paragraph-rsid="2d1994e4"/>
    </style:style>
    <style:style style:name="P704" style:family="paragraph" style:parent-style-name="Text_20_body" style:list-style-name="L4">
      <style:text-properties officeooo:rsid="2d19cc00" officeooo:paragraph-rsid="2d19cc00"/>
    </style:style>
    <style:style style:name="P705" style:family="paragraph" style:parent-style-name="Text_20_body" style:list-style-name="L9">
      <style:text-properties officeooo:paragraph-rsid="2bf4c6f4"/>
    </style:style>
    <style:style style:name="P706" style:family="paragraph" style:parent-style-name="Text_20_body" style:list-style-name="L10"/>
    <style:style style:name="P707" style:family="paragraph" style:parent-style-name="Text_20_body" style:list-style-name="L11"/>
    <style:style style:name="P708" style:family="paragraph" style:parent-style-name="Text_20_body" style:list-style-name="L12"/>
    <style:style style:name="P709" style:family="paragraph" style:parent-style-name="Text_20_body" style:list-style-name="L13">
      <style:text-properties officeooo:paragraph-rsid="2f49173c"/>
    </style:style>
    <style:style style:name="P710" style:family="paragraph" style:parent-style-name="Text_20_body" style:list-style-name="L13">
      <style:text-properties officeooo:rsid="2f4b13b5" officeooo:paragraph-rsid="2f4b13b5"/>
    </style:style>
    <style:style style:name="P711" style:family="paragraph" style:parent-style-name="Text_20_body" style:list-style-name="L16">
      <style:text-properties officeooo:rsid="2f4b13b5" officeooo:paragraph-rsid="2f4fdfca"/>
    </style:style>
    <style:style style:name="P712" style:family="paragraph" style:parent-style-name="Text_20_body" style:list-style-name="L19">
      <style:text-properties officeooo:rsid="2f4b13b5" officeooo:paragraph-rsid="2f5501eb"/>
    </style:style>
    <style:style style:name="P713" style:family="paragraph" style:parent-style-name="Text_20_body" style:list-style-name="L26">
      <style:text-properties officeooo:rsid="2f4b13b5" officeooo:paragraph-rsid="2f52e2f6"/>
    </style:style>
    <style:style style:name="P714" style:family="paragraph" style:parent-style-name="Text_20_body" style:list-style-name="L13">
      <style:text-properties officeooo:rsid="2f49173c" officeooo:paragraph-rsid="2f49173c"/>
    </style:style>
    <style:style style:name="P715" style:family="paragraph" style:parent-style-name="Text_20_body" style:list-style-name="L14">
      <style:text-properties officeooo:paragraph-rsid="2bf00e6e"/>
    </style:style>
    <style:style style:name="P716" style:family="paragraph" style:parent-style-name="Text_20_body" style:list-style-name="L14">
      <style:text-properties officeooo:paragraph-rsid="2f3b28f4"/>
    </style:style>
    <style:style style:name="P717" style:family="paragraph" style:parent-style-name="Text_20_body" style:list-style-name="L14">
      <style:text-properties officeooo:rsid="2f24f113" officeooo:paragraph-rsid="2f2bddd6"/>
    </style:style>
    <style:style style:name="P718" style:family="paragraph" style:parent-style-name="Text_20_body" style:list-style-name="L17">
      <style:text-properties officeooo:rsid="2f24f113" officeooo:paragraph-rsid="2f24f113"/>
    </style:style>
    <style:style style:name="P719" style:family="paragraph" style:parent-style-name="Text_20_body" style:list-style-name="L14">
      <style:text-properties officeooo:paragraph-rsid="2bf00e6e" fo:background-color="transparent"/>
    </style:style>
    <style:style style:name="P720" style:family="paragraph" style:parent-style-name="Text_20_body" style:list-style-name="L14">
      <style:text-properties officeooo:rsid="2f2ee20c" officeooo:paragraph-rsid="2f2ee20c"/>
    </style:style>
    <style:style style:name="P721" style:family="paragraph" style:parent-style-name="Text_20_body" style:list-style-name="L14">
      <style:text-properties officeooo:rsid="2f2ee20c" officeooo:paragraph-rsid="2f38db1e"/>
    </style:style>
    <style:style style:name="P722" style:family="paragraph" style:parent-style-name="Text_20_body" style:list-style-name="L14">
      <style:text-properties officeooo:rsid="2f2d3dfc" officeooo:paragraph-rsid="2f30b49f"/>
    </style:style>
    <style:style style:name="P723" style:family="paragraph" style:parent-style-name="Text_20_body" style:list-style-name="L14">
      <style:text-properties officeooo:rsid="2f3b28f4" officeooo:paragraph-rsid="2f3b28f4"/>
    </style:style>
    <style:style style:name="P724" style:family="paragraph" style:parent-style-name="Text_20_body" style:list-style-name="L16">
      <style:text-properties officeooo:rsid="2f4fdfca" officeooo:paragraph-rsid="2f4fdfca"/>
    </style:style>
    <style:style style:name="P725" style:family="paragraph" style:parent-style-name="Text_20_body" style:list-style-name="L19">
      <style:text-properties officeooo:rsid="2f4fdfca" officeooo:paragraph-rsid="2f5501eb"/>
    </style:style>
    <style:style style:name="P726" style:family="paragraph" style:parent-style-name="Text_20_body" style:list-style-name="L26">
      <style:text-properties officeooo:rsid="2f4fdfca" officeooo:paragraph-rsid="2f52e2f6"/>
    </style:style>
    <style:style style:name="P727" style:family="paragraph" style:parent-style-name="Text_20_body" style:list-style-name="L16">
      <style:text-properties officeooo:rsid="2f5634dd" officeooo:paragraph-rsid="2f5634dd"/>
    </style:style>
    <style:style style:name="P728" style:family="paragraph" style:parent-style-name="Text_20_body" style:list-style-name="L16">
      <style:text-properties officeooo:rsid="2f1412ff" officeooo:paragraph-rsid="2f5634dd"/>
    </style:style>
    <style:style style:name="P729" style:family="paragraph" style:parent-style-name="Text_20_body" style:list-style-name="L17">
      <style:text-properties officeooo:paragraph-rsid="2f24f113"/>
    </style:style>
    <style:style style:name="P730" style:family="paragraph" style:parent-style-name="Text_20_body" style:list-style-name="L17">
      <style:text-properties officeooo:rsid="2f14ad99" officeooo:paragraph-rsid="2f24f113"/>
    </style:style>
    <style:style style:name="P731" style:family="paragraph" style:parent-style-name="Text_20_body" style:list-style-name="L17">
      <style:text-properties officeooo:rsid="2ef55f54" officeooo:paragraph-rsid="2f24f113"/>
    </style:style>
    <style:style style:name="P732" style:family="paragraph" style:parent-style-name="Text_20_body" style:list-style-name="L17">
      <style:text-properties officeooo:rsid="2ef76aa4" officeooo:paragraph-rsid="2f24f113"/>
    </style:style>
    <style:style style:name="P733" style:family="paragraph" style:parent-style-name="Text_20_body" style:list-style-name="L18">
      <style:text-properties officeooo:paragraph-rsid="2f24f113"/>
    </style:style>
    <style:style style:name="P734" style:family="paragraph" style:parent-style-name="Text_20_body" style:list-style-name="L18">
      <style:text-properties officeooo:rsid="2ef80bec" officeooo:paragraph-rsid="2f24f113"/>
    </style:style>
    <style:style style:name="P735" style:family="paragraph" style:parent-style-name="Text_20_body" style:list-style-name="L17">
      <style:text-properties officeooo:rsid="2efcf662" officeooo:paragraph-rsid="2f24f113"/>
    </style:style>
    <style:style style:name="P736" style:family="paragraph" style:parent-style-name="Text_20_body" style:list-style-name="L19">
      <style:text-properties officeooo:rsid="2f5501eb" officeooo:paragraph-rsid="2f5501eb"/>
    </style:style>
    <style:style style:name="P737" style:family="paragraph" style:parent-style-name="Text_20_body" style:list-style-name="L20"/>
    <style:style style:name="P738" style:family="paragraph" style:parent-style-name="Text_20_body" style:list-style-name="L20">
      <style:text-properties officeooo:paragraph-rsid="2f19b27e"/>
    </style:style>
    <style:style style:name="P739" style:family="paragraph" style:parent-style-name="Text_20_body" style:list-style-name="L20">
      <style:text-properties officeooo:paragraph-rsid="2d90f701"/>
    </style:style>
    <style:style style:name="P740" style:family="paragraph" style:parent-style-name="Text_20_body" style:list-style-name="L20">
      <style:text-properties officeooo:paragraph-rsid="2bf9c65f"/>
    </style:style>
    <style:style style:name="P741" style:family="paragraph" style:parent-style-name="Text_20_body" style:list-style-name="L20">
      <style:text-properties officeooo:paragraph-rsid="2f1b08cb"/>
    </style:style>
    <style:style style:name="P742" style:family="paragraph" style:parent-style-name="Text_20_body" style:list-style-name="L20">
      <style:text-properties officeooo:paragraph-rsid="2e9a0a70"/>
    </style:style>
    <style:style style:name="P743" style:family="paragraph" style:parent-style-name="Text_20_body" style:list-style-name="L21">
      <style:text-properties officeooo:rsid="2f17426c" officeooo:paragraph-rsid="2f17426c"/>
    </style:style>
    <style:style style:name="P744" style:family="paragraph" style:parent-style-name="Text_20_body" style:list-style-name="L22">
      <style:text-properties officeooo:rsid="2d8b0dfd" officeooo:paragraph-rsid="2d90f701"/>
    </style:style>
    <style:style style:name="P745" style:family="paragraph" style:parent-style-name="Text_20_body" style:list-style-name="L20">
      <style:text-properties officeooo:rsid="2d8b0dfd" officeooo:paragraph-rsid="2d992d80"/>
    </style:style>
    <style:style style:name="P746" style:family="paragraph" style:parent-style-name="Text_20_body" style:list-style-name="L23">
      <style:text-properties officeooo:rsid="2d8b0dfd" officeooo:paragraph-rsid="2d992d80"/>
    </style:style>
    <style:style style:name="P747" style:family="paragraph" style:parent-style-name="Text_20_body" style:list-style-name="L171">
      <style:text-properties officeooo:rsid="2d8b0dfd" officeooo:paragraph-rsid="2e864252"/>
    </style:style>
    <style:style style:name="P748" style:family="paragraph" style:parent-style-name="Text_20_body" style:list-style-name="L20">
      <style:text-properties fo:font-style="normal" officeooo:rsid="2d946029" officeooo:paragraph-rsid="2d946029" style:font-style-asian="normal" style:font-style-complex="normal"/>
    </style:style>
    <style:style style:name="P749" style:family="paragraph" style:parent-style-name="Text_20_body" style:list-style-name="L20">
      <style:text-properties fo:font-style="normal" officeooo:rsid="2d946029" officeooo:paragraph-rsid="2d9abcf7" style:font-style-asian="normal" style:font-style-complex="normal"/>
    </style:style>
    <style:style style:name="P750" style:family="paragraph" style:parent-style-name="Text_20_body" style:list-style-name="L133">
      <style:text-properties fo:font-style="normal" officeooo:rsid="2c0d2125" officeooo:paragraph-rsid="2c0d2125" style:font-style-asian="normal" style:font-style-complex="normal"/>
    </style:style>
    <style:style style:name="P751"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52"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53" style:family="paragraph" style:parent-style-name="Text_20_body" style:list-style-name="L24">
      <style:text-properties officeooo:paragraph-rsid="2f1cb79f"/>
    </style:style>
    <style:style style:name="P754" style:family="paragraph" style:parent-style-name="Text_20_body" style:list-style-name="L24">
      <style:text-properties officeooo:paragraph-rsid="2bf9c65f"/>
    </style:style>
    <style:style style:name="P755" style:family="paragraph" style:parent-style-name="Text_20_body" style:list-style-name="L20">
      <style:text-properties officeooo:rsid="2d89328c" officeooo:paragraph-rsid="2d89328c"/>
    </style:style>
    <style:style style:name="P756" style:family="paragraph" style:parent-style-name="Text_20_body" style:list-style-name="L20">
      <style:text-properties officeooo:rsid="2d89328c" officeooo:paragraph-rsid="2e8e13bc"/>
    </style:style>
    <style:style style:name="P757" style:family="paragraph" style:parent-style-name="Text_20_body" style:list-style-name="L20">
      <style:text-properties officeooo:rsid="2dc83137" officeooo:paragraph-rsid="2e8c30f4"/>
    </style:style>
    <style:style style:name="P758" style:family="paragraph" style:parent-style-name="Text_20_body" style:list-style-name="L37">
      <style:text-properties officeooo:rsid="2dc83137" officeooo:paragraph-rsid="2dcc7533"/>
    </style:style>
    <style:style style:name="P759" style:family="paragraph" style:parent-style-name="Text_20_body" style:list-style-name="L20">
      <style:text-properties officeooo:rsid="2e99c0c1" officeooo:paragraph-rsid="2e99c0c1"/>
    </style:style>
    <style:style style:name="P760" style:family="paragraph" style:parent-style-name="Text_20_body" style:list-style-name="L20">
      <style:text-properties officeooo:rsid="2e8e13bc" officeooo:paragraph-rsid="2e8e13bc"/>
    </style:style>
    <style:style style:name="P761" style:family="paragraph" style:parent-style-name="Text_20_body" style:list-style-name="L25">
      <style:text-properties officeooo:paragraph-rsid="2e95a0be"/>
    </style:style>
    <style:style style:name="P762" style:family="paragraph" style:parent-style-name="Text_20_body" style:list-style-name="L25">
      <style:text-properties officeooo:rsid="2e8ffbb2" officeooo:paragraph-rsid="2e8ffbb2"/>
    </style:style>
    <style:style style:name="P763" style:family="paragraph" style:parent-style-name="Text_20_body" style:list-style-name="L25">
      <style:text-properties officeooo:rsid="2e95a0be" officeooo:paragraph-rsid="2e95a0be"/>
    </style:style>
    <style:style style:name="P764" style:family="paragraph" style:parent-style-name="Text_20_body" style:list-style-name="L20">
      <style:text-properties officeooo:rsid="2f1eb7e3" officeooo:paragraph-rsid="2f235fff"/>
    </style:style>
    <style:style style:name="P765" style:family="paragraph" style:parent-style-name="Text_20_body" style:list-style-name="L20">
      <style:text-properties officeooo:rsid="2e9a0a70" officeooo:paragraph-rsid="2bf9c65f"/>
    </style:style>
    <style:style style:name="P766" style:family="paragraph" style:parent-style-name="Text_20_body" style:list-style-name="L20">
      <style:text-properties style:text-line-through-style="solid" style:text-line-through-type="single" officeooo:paragraph-rsid="2e94311a"/>
    </style:style>
    <style:style style:name="P767" style:family="paragraph" style:parent-style-name="Text_20_body" style:list-style-name="L20">
      <style:text-properties style:text-line-through-style="solid" style:text-line-through-type="single" officeooo:paragraph-rsid="2e9264c4"/>
    </style:style>
    <style:style style:name="P768" style:family="paragraph" style:parent-style-name="Text_20_body" style:list-style-name="L29">
      <style:text-properties style:text-line-through-style="solid" style:text-line-through-type="single" officeooo:rsid="2b98908f" officeooo:paragraph-rsid="2c2d6ec4"/>
    </style:style>
    <style:style style:name="P769" style:family="paragraph" style:parent-style-name="Text_20_body" style:list-style-name="L124">
      <style:text-properties style:text-line-through-style="solid" style:text-line-through-type="single" officeooo:paragraph-rsid="2c390c31"/>
    </style:style>
    <style:style style:name="P770" style:family="paragraph" style:parent-style-name="Text_20_body" style:list-style-name="L124">
      <style:text-properties style:text-line-through-style="solid" style:text-line-through-type="single" officeooo:paragraph-rsid="2c30b1aa"/>
    </style:style>
    <style:style style:name="P771" style:family="paragraph" style:parent-style-name="Text_20_body" style:list-style-name="L26">
      <style:text-properties officeooo:rsid="2f503d72" officeooo:paragraph-rsid="2f52e2f6"/>
    </style:style>
    <style:style style:name="P772" style:family="paragraph" style:parent-style-name="Text_20_body" style:list-style-name="L27">
      <style:text-properties officeooo:paragraph-rsid="2f235fff"/>
    </style:style>
    <style:style style:name="P773" style:family="paragraph" style:parent-style-name="Text_20_body" style:list-style-name="L28">
      <style:text-properties officeooo:paragraph-rsid="2f235fff"/>
    </style:style>
    <style:style style:name="P774" style:family="paragraph" style:parent-style-name="Text_20_body" style:list-style-name="L27">
      <style:text-properties officeooo:rsid="2c1e16cf" officeooo:paragraph-rsid="2f235fff"/>
    </style:style>
    <style:style style:name="P775" style:family="paragraph" style:parent-style-name="Text_20_body" style:list-style-name="L27">
      <style:text-properties officeooo:rsid="31286c72" officeooo:paragraph-rsid="31286c72"/>
    </style:style>
    <style:style style:name="P776" style:family="paragraph" style:parent-style-name="Text_20_body" style:list-style-name="L29">
      <style:text-properties officeooo:paragraph-rsid="2bee3468"/>
    </style:style>
    <style:style style:name="P777" style:family="paragraph" style:parent-style-name="Text_20_body" style:list-style-name="L29">
      <style:text-properties officeooo:paragraph-rsid="2f235fff"/>
    </style:style>
    <style:style style:name="P778" style:family="paragraph" style:parent-style-name="Text_20_body" style:list-style-name="L29">
      <style:text-properties officeooo:paragraph-rsid="312b0242"/>
    </style:style>
    <style:style style:name="P779" style:family="paragraph" style:parent-style-name="Text_20_body" style:list-style-name="L29">
      <style:text-properties officeooo:paragraph-rsid="31381d48"/>
    </style:style>
    <style:style style:name="P780" style:family="paragraph" style:parent-style-name="Text_20_body" style:list-style-name="L29">
      <style:text-properties officeooo:paragraph-rsid="31346b0b"/>
    </style:style>
    <style:style style:name="P781" style:family="paragraph" style:parent-style-name="Text_20_body" style:list-style-name="L29">
      <style:text-properties fo:font-weight="bold" officeooo:rsid="312b0242" officeooo:paragraph-rsid="312b0242" style:font-weight-asian="bold" style:font-weight-complex="bold"/>
    </style:style>
    <style:style style:name="P782" style:family="paragraph" style:parent-style-name="Text_20_body" style:list-style-name="L29">
      <style:text-properties officeooo:rsid="312b0242" officeooo:paragraph-rsid="312b0242"/>
    </style:style>
    <style:style style:name="P783" style:family="paragraph" style:parent-style-name="Text_20_body" style:list-style-name="L29">
      <style:text-properties officeooo:rsid="3131d3bf" officeooo:paragraph-rsid="313314dd"/>
    </style:style>
    <style:style style:name="P784" style:family="paragraph" style:parent-style-name="Text_20_body" style:list-style-name="L29">
      <style:text-properties officeooo:rsid="313314dd" officeooo:paragraph-rsid="313314dd"/>
    </style:style>
    <style:style style:name="P785" style:family="paragraph" style:parent-style-name="Text_20_body" style:list-style-name="L29">
      <style:text-properties officeooo:rsid="3138e568" officeooo:paragraph-rsid="3138e568"/>
    </style:style>
    <style:style style:name="P786" style:family="paragraph" style:parent-style-name="Text_20_body" style:list-style-name="L29">
      <style:text-properties officeooo:rsid="2b98908f" officeooo:paragraph-rsid="2bee3468"/>
    </style:style>
    <style:style style:name="P787" style:family="paragraph" style:parent-style-name="Text_20_body" style:list-style-name="L29">
      <style:text-properties officeooo:rsid="2c7af555" officeooo:paragraph-rsid="2c7af555"/>
    </style:style>
    <style:style style:name="P788" style:family="paragraph" style:parent-style-name="Text_20_body" style:list-style-name="L30">
      <style:text-properties officeooo:paragraph-rsid="2d693de4"/>
    </style:style>
    <style:style style:name="P789" style:family="paragraph" style:parent-style-name="Text_20_body" style:list-style-name="L31">
      <style:text-properties officeooo:paragraph-rsid="2db4722c"/>
    </style:style>
    <style:style style:name="P790" style:family="paragraph" style:parent-style-name="Text_20_body" style:list-style-name="L31">
      <style:text-properties officeooo:rsid="2d693de4" officeooo:paragraph-rsid="2d693de4"/>
    </style:style>
    <style:style style:name="P791" style:family="paragraph" style:parent-style-name="Text_20_body" style:list-style-name="L31">
      <style:text-properties officeooo:rsid="2d693de4" officeooo:paragraph-rsid="2db4722c"/>
    </style:style>
    <style:style style:name="P792" style:family="paragraph" style:parent-style-name="Text_20_body" style:list-style-name="L31">
      <style:text-properties officeooo:rsid="2d693de4" officeooo:paragraph-rsid="2d9f807f"/>
    </style:style>
    <style:style style:name="P793" style:family="paragraph" style:parent-style-name="Text_20_body" style:list-style-name="L32">
      <style:text-properties officeooo:rsid="2d693de4" officeooo:paragraph-rsid="2d693de4"/>
    </style:style>
    <style:style style:name="P794" style:family="paragraph" style:parent-style-name="Text_20_body" style:list-style-name="L33">
      <style:text-properties officeooo:rsid="2d62ea8d" officeooo:paragraph-rsid="2d62ea8d"/>
    </style:style>
    <style:style style:name="P795" style:family="paragraph" style:parent-style-name="Text_20_body" style:list-style-name="L34">
      <style:text-properties officeooo:paragraph-rsid="2f8d0bb6"/>
    </style:style>
    <style:style style:name="P796" style:family="paragraph" style:parent-style-name="Text_20_body" style:list-style-name="L34">
      <style:text-properties officeooo:paragraph-rsid="2f9262fc"/>
    </style:style>
    <style:style style:name="P797" style:family="paragraph" style:parent-style-name="Text_20_body" style:list-style-name="L34">
      <style:text-properties officeooo:rsid="2da111e9" officeooo:paragraph-rsid="2da111e9"/>
    </style:style>
    <style:style style:name="P798" style:family="paragraph" style:parent-style-name="Text_20_body" style:list-style-name="L34">
      <style:text-properties officeooo:rsid="2f8d0bb6" officeooo:paragraph-rsid="2f8d0bb6"/>
    </style:style>
    <style:style style:name="P799" style:family="paragraph" style:parent-style-name="Text_20_body" style:list-style-name="L34">
      <style:text-properties officeooo:rsid="2f90b1d0" officeooo:paragraph-rsid="2f90b1d0"/>
    </style:style>
    <style:style style:name="P800" style:family="paragraph" style:parent-style-name="Text_20_body" style:list-style-name="L35">
      <style:text-properties officeooo:rsid="2d8e7578" officeooo:paragraph-rsid="2d8e7578"/>
    </style:style>
    <style:style style:name="P801" style:family="paragraph" style:parent-style-name="Text_20_body" style:list-style-name="L35">
      <style:text-properties officeooo:rsid="2d8e7578" officeooo:paragraph-rsid="2d8f7e6a"/>
    </style:style>
    <style:style style:name="P802" style:family="paragraph" style:parent-style-name="Text_20_body" style:list-style-name="L36">
      <style:text-properties fo:language="cs" fo:country="CZ" officeooo:rsid="2e269220" officeooo:paragraph-rsid="2e269220"/>
    </style:style>
    <style:style style:name="P803" style:family="paragraph" style:parent-style-name="Text_20_body" style:list-style-name="L146">
      <style:text-properties fo:language="cs" fo:country="CZ" officeooo:rsid="2c5b1123" officeooo:paragraph-rsid="2cc8ec30"/>
    </style:style>
    <style:style style:name="P804" style:family="paragraph" style:parent-style-name="Text_20_body" style:list-style-name="L146">
      <style:text-properties fo:language="cs" fo:country="CZ" officeooo:rsid="2c5cf113" officeooo:paragraph-rsid="2c82759d"/>
    </style:style>
    <style:style style:name="P805" style:family="paragraph" style:parent-style-name="Text_20_body" style:list-style-name="L185">
      <style:text-properties fo:language="cs" fo:country="CZ" fo:font-style="normal" officeooo:rsid="1ff514e4" officeooo:paragraph-rsid="31c5ad26" style:font-style-asian="normal" style:font-style-complex="normal"/>
    </style:style>
    <style:style style:name="P806" style:family="paragraph" style:parent-style-name="Text_20_body" style:list-style-name="L38">
      <style:text-properties officeooo:paragraph-rsid="2e2b7947"/>
    </style:style>
    <style:style style:name="P807" style:family="paragraph" style:parent-style-name="Text_20_body" style:list-style-name="L39">
      <style:text-properties officeooo:paragraph-rsid="2dd33f0d"/>
    </style:style>
    <style:style style:name="P808" style:family="paragraph" style:parent-style-name="Text_20_body" style:list-style-name="L40">
      <style:text-properties officeooo:paragraph-rsid="2e2f781f"/>
    </style:style>
    <style:style style:name="P809" style:family="paragraph" style:parent-style-name="Text_20_body" style:list-style-name="L41">
      <style:text-properties officeooo:paragraph-rsid="2e3389d8"/>
    </style:style>
    <style:style style:name="P810" style:family="paragraph" style:parent-style-name="Text_20_body" style:list-style-name="L41">
      <style:text-properties officeooo:rsid="2e3389d8" officeooo:paragraph-rsid="2e3389d8"/>
    </style:style>
    <style:style style:name="P811" style:family="paragraph" style:parent-style-name="Text_20_body" style:list-style-name="L42">
      <style:text-properties officeooo:paragraph-rsid="2de51bf9"/>
    </style:style>
    <style:style style:name="P812" style:family="paragraph" style:parent-style-name="Text_20_body" style:list-style-name="L42">
      <style:text-properties officeooo:rsid="2e49b8cc" officeooo:paragraph-rsid="2e49b8cc"/>
    </style:style>
    <style:style style:name="P813" style:family="paragraph" style:parent-style-name="Text_20_body" style:list-style-name="L43">
      <style:text-properties officeooo:paragraph-rsid="2de2c4a9"/>
    </style:style>
    <style:style style:name="P814" style:family="paragraph" style:parent-style-name="Text_20_body" style:list-style-name="L44">
      <style:text-properties officeooo:paragraph-rsid="2bf084a8"/>
    </style:style>
    <style:style style:name="P815" style:family="paragraph" style:parent-style-name="Text_20_body" style:list-style-name="L44">
      <style:text-properties officeooo:rsid="2e4bc4f0" officeooo:paragraph-rsid="2e4bc4f0"/>
    </style:style>
    <style:style style:name="P816" style:family="paragraph" style:parent-style-name="Text_20_body" style:list-style-name="L45">
      <style:text-properties officeooo:paragraph-rsid="2dfbf69c"/>
    </style:style>
    <style:style style:name="P817" style:family="paragraph" style:parent-style-name="Text_20_body" style:list-style-name="L45">
      <style:text-properties officeooo:rsid="2dfb3720" officeooo:paragraph-rsid="2dfdcb9e"/>
    </style:style>
    <style:style style:name="P818" style:family="paragraph" style:parent-style-name="Text_20_body" style:list-style-name="L45">
      <style:text-properties officeooo:rsid="2dfdcb9e" officeooo:paragraph-rsid="2dfdcb9e"/>
    </style:style>
    <style:style style:name="P819" style:family="paragraph" style:parent-style-name="Text_20_body" style:list-style-name="L45">
      <style:text-properties officeooo:rsid="2df8dc0f" officeooo:paragraph-rsid="2df8dc0f"/>
    </style:style>
    <style:style style:name="P820" style:family="paragraph" style:parent-style-name="Text_20_body" style:list-style-name="L45">
      <style:text-properties officeooo:rsid="2df8dc0f" officeooo:paragraph-rsid="2dfbf69c"/>
    </style:style>
    <style:style style:name="P821" style:family="paragraph" style:parent-style-name="Text_20_body" style:list-style-name="L45">
      <style:text-properties officeooo:rsid="30279643" officeooo:paragraph-rsid="30279643"/>
    </style:style>
    <style:style style:name="P822" style:family="paragraph" style:parent-style-name="Text_20_body" style:list-style-name="L46">
      <style:text-properties officeooo:paragraph-rsid="2bf084a8"/>
    </style:style>
    <style:style style:name="P823" style:family="paragraph" style:parent-style-name="Text_20_body" style:list-style-name="L47">
      <style:text-properties officeooo:rsid="2e52833f" officeooo:paragraph-rsid="2e52833f"/>
    </style:style>
    <style:style style:name="P824" style:family="paragraph" style:parent-style-name="Text_20_body" style:list-style-name="L48">
      <style:text-properties officeooo:paragraph-rsid="2e0f0fe2"/>
    </style:style>
    <style:style style:name="P825" style:family="paragraph" style:parent-style-name="Text_20_body" style:list-style-name="L48">
      <style:text-properties officeooo:rsid="3043b47e" officeooo:paragraph-rsid="3043b47e"/>
    </style:style>
    <style:style style:name="P826" style:family="paragraph" style:parent-style-name="Text_20_body" style:list-style-name="L49">
      <style:text-properties officeooo:paragraph-rsid="2bf084a8"/>
    </style:style>
    <style:style style:name="P827" style:family="paragraph" style:parent-style-name="Text_20_body" style:list-style-name="L50">
      <style:text-properties fo:color="#1841ce" officeooo:rsid="2e6e0a48" officeooo:paragraph-rsid="2e6e0a48"/>
    </style:style>
    <style:style style:name="P828" style:family="paragraph" style:parent-style-name="Text_20_body" style:list-style-name="L51">
      <style:text-properties officeooo:paragraph-rsid="2bf084a8"/>
    </style:style>
    <style:style style:name="P829" style:family="paragraph" style:parent-style-name="Text_20_body" style:list-style-name="L53"/>
    <style:style style:name="P830" style:family="paragraph" style:parent-style-name="Text_20_body" style:list-style-name="L53">
      <style:text-properties officeooo:paragraph-rsid="2e7dcae7"/>
    </style:style>
    <style:style style:name="P831" style:family="paragraph" style:parent-style-name="Text_20_body" style:list-style-name="L54">
      <style:text-properties officeooo:paragraph-rsid="2dc6397c"/>
    </style:style>
    <style:style style:name="P832" style:family="paragraph" style:parent-style-name="Text_20_body" style:list-style-name="L55">
      <style:text-properties officeooo:rsid="2dbe4f85" officeooo:paragraph-rsid="2dbe4f85"/>
    </style:style>
    <style:style style:name="P833" style:family="paragraph" style:parent-style-name="Text_20_body" style:list-style-name="L56">
      <style:text-properties officeooo:rsid="2e44778a" officeooo:paragraph-rsid="2e44778a"/>
    </style:style>
    <style:style style:name="P834" style:family="paragraph" style:parent-style-name="Text_20_body" style:list-style-name="L57"/>
    <style:style style:name="P835" style:family="paragraph" style:parent-style-name="Text_20_body" style:list-style-name="L57">
      <style:text-properties officeooo:rsid="2d27ee33" officeooo:paragraph-rsid="2d27ee33"/>
    </style:style>
    <style:style style:name="P836" style:family="paragraph" style:parent-style-name="Text_20_body" style:list-style-name="L58">
      <style:text-properties officeooo:rsid="457fa2ff" officeooo:paragraph-rsid="2bf512a0"/>
    </style:style>
    <style:style style:name="P837" style:family="paragraph" style:parent-style-name="Text_20_body" style:list-style-name="L58">
      <style:text-properties officeooo:rsid="2be964fe" officeooo:paragraph-rsid="2bf512a0"/>
    </style:style>
    <style:style style:name="P838" style:family="paragraph" style:parent-style-name="Text_20_body" style:list-style-name="L62">
      <style:text-properties officeooo:paragraph-rsid="30472dc5"/>
    </style:style>
    <style:style style:name="P839" style:family="paragraph" style:parent-style-name="Text_20_body" style:list-style-name="L62">
      <style:text-properties officeooo:paragraph-rsid="3047fc77"/>
    </style:style>
    <style:style style:name="P840"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41"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42"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43"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44" style:family="paragraph" style:parent-style-name="Text_20_body" style:list-style-name="L62">
      <style:text-properties style:font-name="Cambria" officeooo:paragraph-rsid="2ff27b9b" fo:background-color="transparent"/>
    </style:style>
    <style:style style:name="P845" style:family="paragraph" style:parent-style-name="Text_20_body" style:list-style-name="L62">
      <style:text-properties style:font-name="Cambria" officeooo:paragraph-rsid="2ff4bd08" fo:background-color="transparent"/>
    </style:style>
    <style:style style:name="P846" style:family="paragraph" style:parent-style-name="Text_20_body" style:list-style-name="L62">
      <style:text-properties style:font-name="Cambria" officeooo:paragraph-rsid="3001e794" fo:background-color="transparent"/>
    </style:style>
    <style:style style:name="P847" style:family="paragraph" style:parent-style-name="Text_20_body" style:list-style-name="L62">
      <style:text-properties style:font-name="Cambria" officeooo:paragraph-rsid="30472dc5" fo:background-color="transparent"/>
    </style:style>
    <style:style style:name="P848" style:family="paragraph" style:parent-style-name="Text_20_body" style:list-style-name="L62">
      <style:text-properties style:font-name="Cambria" officeooo:paragraph-rsid="3047fc77" fo:background-color="transparent"/>
    </style:style>
    <style:style style:name="P849" style:family="paragraph" style:parent-style-name="Text_20_body" style:list-style-name="L62">
      <style:text-properties style:font-name="Cambria" officeooo:paragraph-rsid="304847ad" fo:background-color="transparent"/>
    </style:style>
    <style:style style:name="P850" style:family="paragraph" style:parent-style-name="Text_20_body" style:list-style-name="L63">
      <style:text-properties officeooo:paragraph-rsid="308a2cbb"/>
    </style:style>
    <style:style style:name="P851" style:family="paragraph" style:parent-style-name="Text_20_body" style:list-style-name="L64"/>
    <style:style style:name="P852" style:family="paragraph" style:parent-style-name="Text_20_body" style:list-style-name="L64">
      <style:text-properties officeooo:paragraph-rsid="30bb18d6"/>
    </style:style>
    <style:style style:name="P853" style:family="paragraph" style:parent-style-name="Text_20_body" style:list-style-name="L64">
      <style:text-properties officeooo:paragraph-rsid="30bdcb44"/>
    </style:style>
    <style:style style:name="P854" style:family="paragraph" style:parent-style-name="Text_20_body" style:list-style-name="L64">
      <style:text-properties officeooo:paragraph-rsid="2ff9d73a"/>
    </style:style>
    <style:style style:name="P855" style:family="paragraph" style:parent-style-name="Text_20_body" style:list-style-name="L64">
      <style:text-properties officeooo:paragraph-rsid="3195e8c5"/>
    </style:style>
    <style:style style:name="P856" style:family="paragraph" style:parent-style-name="Text_20_body" style:list-style-name="L64">
      <style:text-properties officeooo:rsid="2ff9d73a" officeooo:paragraph-rsid="2ff9d73a"/>
    </style:style>
    <style:style style:name="P857" style:family="paragraph" style:parent-style-name="Text_20_body" style:list-style-name="L64">
      <style:text-properties officeooo:rsid="2ffb2068" officeooo:paragraph-rsid="30bdcb44"/>
    </style:style>
    <style:style style:name="P858" style:family="paragraph" style:parent-style-name="Text_20_body" style:list-style-name="L64">
      <style:text-properties officeooo:rsid="2ffc655e" officeooo:paragraph-rsid="30bdcb44"/>
    </style:style>
    <style:style style:name="P859" style:family="paragraph" style:parent-style-name="Text_20_body" style:list-style-name="L65">
      <style:text-properties officeooo:paragraph-rsid="30b64dd1"/>
    </style:style>
    <style:style style:name="P860" style:family="paragraph" style:parent-style-name="Text_20_body" style:list-style-name="L65">
      <style:text-properties officeooo:rsid="30b64dd1" officeooo:paragraph-rsid="30b64dd1"/>
    </style:style>
    <style:style style:name="P861" style:family="paragraph" style:parent-style-name="Text_20_body" style:list-style-name="L67"/>
    <style:style style:name="P862" style:family="paragraph" style:parent-style-name="Text_20_body" style:list-style-name="L69"/>
    <style:style style:name="P863" style:family="paragraph" style:parent-style-name="Text_20_body" style:list-style-name="L69">
      <style:text-properties officeooo:paragraph-rsid="304a1cdd"/>
    </style:style>
    <style:style style:name="P864" style:family="paragraph" style:parent-style-name="Text_20_body" style:list-style-name="L70"/>
    <style:style style:name="P865" style:family="paragraph" style:parent-style-name="Text_20_body" style:list-style-name="L71">
      <style:text-properties officeooo:rsid="31056f47" officeooo:paragraph-rsid="31056f47"/>
    </style:style>
    <style:style style:name="P866" style:family="paragraph" style:parent-style-name="Text_20_body" style:list-style-name="L71">
      <style:text-properties officeooo:rsid="310740e2" officeooo:paragraph-rsid="310740e2"/>
    </style:style>
    <style:style style:name="P867" style:family="paragraph" style:parent-style-name="Text_20_body" style:list-style-name="L72">
      <style:text-properties officeooo:paragraph-rsid="310c25cb"/>
    </style:style>
    <style:style style:name="P868" style:family="paragraph" style:parent-style-name="Text_20_body" style:list-style-name="L73">
      <style:text-properties officeooo:rsid="3124511e" officeooo:paragraph-rsid="3124511e"/>
    </style:style>
    <style:style style:name="P869" style:family="paragraph" style:parent-style-name="Text_20_body" style:list-style-name="L74"/>
    <style:style style:name="P870" style:family="paragraph" style:parent-style-name="Text_20_body" style:list-style-name="L76">
      <style:text-properties officeooo:paragraph-rsid="2c37d9b4"/>
    </style:style>
    <style:style style:name="P871" style:family="paragraph" style:parent-style-name="Text_20_body" style:list-style-name="L76">
      <style:text-properties officeooo:paragraph-rsid="2c240468"/>
    </style:style>
    <style:style style:name="P872" style:family="paragraph" style:parent-style-name="Text_20_body" style:list-style-name="L76">
      <style:text-properties officeooo:paragraph-rsid="3055f5bf"/>
    </style:style>
    <style:style style:name="P873" style:family="paragraph" style:parent-style-name="Text_20_body" style:list-style-name="L76">
      <style:text-properties officeooo:rsid="3055f5bf" officeooo:paragraph-rsid="3055f5bf"/>
    </style:style>
    <style:style style:name="P874" style:family="paragraph" style:parent-style-name="Text_20_body" style:list-style-name="L77">
      <style:text-properties officeooo:paragraph-rsid="31c0cc18"/>
    </style:style>
    <style:style style:name="P875" style:family="paragraph" style:parent-style-name="Text_20_body" style:list-style-name="L78">
      <style:text-properties officeooo:paragraph-rsid="2bacda3a"/>
    </style:style>
    <style:style style:name="P876" style:family="paragraph" style:parent-style-name="Text_20_body" style:list-style-name="L79">
      <style:text-properties officeooo:paragraph-rsid="2bc954a0"/>
    </style:style>
    <style:style style:name="P877" style:family="paragraph" style:parent-style-name="Text_20_body" style:list-style-name="L79">
      <style:text-properties officeooo:rsid="2bc853ba" officeooo:paragraph-rsid="2bc853ba"/>
    </style:style>
    <style:style style:name="P878" style:family="paragraph" style:parent-style-name="Text_20_body" style:list-style-name="L80">
      <style:text-properties officeooo:paragraph-rsid="2baeecc3"/>
    </style:style>
    <style:style style:name="P879" style:family="paragraph" style:parent-style-name="Text_20_body" style:list-style-name="L81">
      <style:text-properties officeooo:rsid="2d369bed" officeooo:paragraph-rsid="2d47d820"/>
    </style:style>
    <style:style style:name="P880" style:family="paragraph" style:parent-style-name="Text_20_body" style:list-style-name="L121">
      <style:text-properties officeooo:rsid="2d369bed" officeooo:paragraph-rsid="2d50fccf"/>
    </style:style>
    <style:style style:name="P881" style:family="paragraph" style:parent-style-name="Text_20_body" style:list-style-name="L81">
      <style:text-properties officeooo:rsid="2d3a2fe2" officeooo:paragraph-rsid="2d47d820"/>
    </style:style>
    <style:style style:name="P882" style:family="paragraph" style:parent-style-name="Text_20_body" style:list-style-name="L82">
      <style:text-properties officeooo:paragraph-rsid="2d7bf0b1"/>
    </style:style>
    <style:style style:name="P883" style:family="paragraph" style:parent-style-name="Text_20_body" style:list-style-name="L83">
      <style:text-properties officeooo:rsid="2d8508d2" officeooo:paragraph-rsid="2d8508d2"/>
    </style:style>
    <style:style style:name="P884" style:family="paragraph" style:parent-style-name="Text_20_body" style:list-style-name="L84">
      <style:text-properties officeooo:paragraph-rsid="2d84afa8"/>
    </style:style>
    <style:style style:name="P885" style:family="paragraph" style:parent-style-name="Text_20_body" style:list-style-name="L84">
      <style:text-properties officeooo:rsid="2d841b89" officeooo:paragraph-rsid="2d841b89"/>
    </style:style>
    <style:style style:name="P886" style:family="paragraph" style:parent-style-name="Text_20_body" style:list-style-name="L84">
      <style:text-properties officeooo:rsid="2d84afa8" officeooo:paragraph-rsid="2d84afa8"/>
    </style:style>
    <style:style style:name="P887" style:family="paragraph" style:parent-style-name="Text_20_body" style:list-style-name="L85">
      <style:text-properties officeooo:paragraph-rsid="32f8a05e"/>
    </style:style>
    <style:style style:name="P888" style:family="paragraph" style:parent-style-name="Text_20_body" style:list-style-name="L85">
      <style:text-properties officeooo:rsid="32f6b63c" officeooo:paragraph-rsid="32f6b63c"/>
    </style:style>
    <style:style style:name="P889" style:family="paragraph" style:parent-style-name="Text_20_body" style:list-style-name="L85">
      <style:text-properties officeooo:rsid="32f9b4c8" officeooo:paragraph-rsid="32f9b4c8"/>
    </style:style>
    <style:style style:name="P890" style:family="paragraph" style:parent-style-name="Text_20_body" style:list-style-name="L86">
      <style:text-properties officeooo:paragraph-rsid="2f5f500f"/>
    </style:style>
    <style:style style:name="P891" style:family="paragraph" style:parent-style-name="Text_20_body" style:list-style-name="L87"/>
    <style:style style:name="P892" style:family="paragraph" style:parent-style-name="Text_20_body" style:list-style-name="L87">
      <style:text-properties officeooo:paragraph-rsid="32f55142"/>
    </style:style>
    <style:style style:name="P893" style:family="paragraph" style:parent-style-name="Text_20_body" style:list-style-name="L87">
      <style:text-properties officeooo:paragraph-rsid="2f9b36fe"/>
    </style:style>
    <style:style style:name="P894" style:family="paragraph" style:parent-style-name="Text_20_body" style:list-style-name="L87">
      <style:text-properties officeooo:paragraph-rsid="2f5f500f"/>
    </style:style>
    <style:style style:name="P895" style:family="paragraph" style:parent-style-name="Text_20_body" style:list-style-name="L87">
      <style:text-properties officeooo:paragraph-rsid="2f65d8c1"/>
    </style:style>
    <style:style style:name="P896" style:family="paragraph" style:parent-style-name="Text_20_body" style:list-style-name="L87">
      <style:text-properties officeooo:paragraph-rsid="33062e35"/>
    </style:style>
    <style:style style:name="P897" style:family="paragraph" style:parent-style-name="Text_20_body" style:list-style-name="L87">
      <style:text-properties officeooo:paragraph-rsid="2f6ca673"/>
    </style:style>
    <style:style style:name="P898" style:family="paragraph" style:parent-style-name="Text_20_body" style:list-style-name="L87">
      <style:text-properties officeooo:paragraph-rsid="2f62fb48"/>
    </style:style>
    <style:style style:name="P899" style:family="paragraph" style:parent-style-name="Text_20_body" style:list-style-name="L87">
      <style:text-properties officeooo:paragraph-rsid="32ff76ec"/>
    </style:style>
    <style:style style:name="P900" style:family="paragraph" style:parent-style-name="Text_20_body" style:list-style-name="L87">
      <style:text-properties officeooo:rsid="2f5f500f" officeooo:paragraph-rsid="2f5f500f"/>
    </style:style>
    <style:style style:name="P901" style:family="paragraph" style:parent-style-name="Text_20_body" style:list-style-name="L87">
      <style:text-properties officeooo:rsid="510e477b" officeooo:paragraph-rsid="2f65d8c1"/>
    </style:style>
    <style:style style:name="P902" style:family="paragraph" style:parent-style-name="Text_20_body" style:list-style-name="L87">
      <style:text-properties officeooo:rsid="2f70bd45" officeooo:paragraph-rsid="2f70bd45"/>
    </style:style>
    <style:style style:name="P903" style:family="paragraph" style:parent-style-name="Text_20_body" style:list-style-name="L87">
      <style:text-properties officeooo:rsid="2f6fcf85" officeooo:paragraph-rsid="2f6fcf85"/>
    </style:style>
    <style:style style:name="P904" style:family="paragraph" style:parent-style-name="Text_20_body" style:list-style-name="L87">
      <style:text-properties officeooo:rsid="32ff76ec" officeooo:paragraph-rsid="32ff76ec"/>
    </style:style>
    <style:style style:name="P905" style:family="paragraph" style:parent-style-name="Text_20_body" style:list-style-name="L95">
      <style:text-properties officeooo:paragraph-rsid="2f5b5974"/>
    </style:style>
    <style:style style:name="P906" style:family="paragraph" style:parent-style-name="Text_20_body" style:list-style-name="L96">
      <style:text-properties officeooo:paragraph-rsid="336074f2"/>
    </style:style>
    <style:style style:name="P907" style:family="paragraph" style:parent-style-name="Text_20_body" style:list-style-name="L99">
      <style:text-properties officeooo:paragraph-rsid="2faa342f"/>
    </style:style>
    <style:style style:name="P908" style:family="paragraph" style:parent-style-name="Text_20_body" style:list-style-name="L100">
      <style:text-properties officeooo:paragraph-rsid="2fadc193"/>
    </style:style>
    <style:style style:name="P909" style:family="paragraph" style:parent-style-name="Text_20_body" style:list-style-name="L100">
      <style:text-properties officeooo:paragraph-rsid="2fe0e7ff"/>
    </style:style>
    <style:style style:name="P910" style:family="paragraph" style:parent-style-name="Text_20_body" style:list-style-name="L101"/>
    <style:style style:name="P911" style:family="paragraph" style:parent-style-name="Text_20_body" style:list-style-name="L101">
      <style:text-properties officeooo:paragraph-rsid="2faea777"/>
    </style:style>
    <style:style style:name="P912" style:family="paragraph" style:parent-style-name="Text_20_body" style:list-style-name="L101">
      <style:text-properties officeooo:paragraph-rsid="2fc9c77f"/>
    </style:style>
    <style:style style:name="P913" style:family="paragraph" style:parent-style-name="Text_20_body" style:list-style-name="L101">
      <style:text-properties officeooo:paragraph-rsid="2fdd037d"/>
    </style:style>
    <style:style style:name="P914" style:family="paragraph" style:parent-style-name="Text_20_body" style:list-style-name="L101">
      <style:text-properties officeooo:rsid="2fdf29cf" officeooo:paragraph-rsid="2fdf29cf"/>
    </style:style>
    <style:style style:name="P915" style:family="paragraph" style:parent-style-name="Text_20_body" style:list-style-name="L102">
      <style:text-properties officeooo:paragraph-rsid="2fafad22"/>
    </style:style>
    <style:style style:name="P916" style:family="paragraph" style:parent-style-name="Text_20_body" style:list-style-name="L102">
      <style:text-properties officeooo:paragraph-rsid="33332214"/>
    </style:style>
    <style:style style:name="P917" style:family="paragraph" style:parent-style-name="Text_20_body" style:list-style-name="L105">
      <style:text-properties officeooo:paragraph-rsid="2fbd8ba7"/>
    </style:style>
    <style:style style:name="P918" style:family="paragraph" style:parent-style-name="Text_20_body" style:list-style-name="L105">
      <style:text-properties officeooo:paragraph-rsid="2fbde9cc"/>
    </style:style>
    <style:style style:name="P919" style:family="paragraph" style:parent-style-name="Text_20_body" style:list-style-name="L106">
      <style:text-properties officeooo:rsid="2fbfcbc4" officeooo:paragraph-rsid="3382db5a"/>
    </style:style>
    <style:style style:name="P920" style:family="paragraph" style:parent-style-name="Text_20_body" style:list-style-name="L107">
      <style:text-properties officeooo:paragraph-rsid="2fc0a669"/>
    </style:style>
    <style:style style:name="P921" style:family="paragraph" style:parent-style-name="Text_20_body" style:list-style-name="L107">
      <style:text-properties officeooo:paragraph-rsid="2fc444f8"/>
    </style:style>
    <style:style style:name="P922" style:family="paragraph" style:parent-style-name="Text_20_body" style:list-style-name="L107">
      <style:text-properties officeooo:rsid="2fc25e15" officeooo:paragraph-rsid="2fc25e15"/>
    </style:style>
    <style:style style:name="P923" style:family="paragraph" style:parent-style-name="Text_20_body" style:list-style-name="L109">
      <style:text-properties officeooo:rsid="2fc25e15" officeooo:paragraph-rsid="2fce751d"/>
    </style:style>
    <style:style style:name="P924" style:family="paragraph" style:parent-style-name="Text_20_body" style:list-style-name="L107">
      <style:text-properties officeooo:rsid="4f4b5fb5" officeooo:paragraph-rsid="2fc444f8"/>
    </style:style>
    <style:style style:name="P925" style:family="paragraph" style:parent-style-name="Text_20_body" style:list-style-name="L108">
      <style:text-properties officeooo:paragraph-rsid="3379da0c"/>
    </style:style>
    <style:style style:name="P926" style:family="paragraph" style:parent-style-name="Text_20_body" style:list-style-name="L109">
      <style:text-properties officeooo:paragraph-rsid="2fce751d"/>
    </style:style>
    <style:style style:name="P927" style:family="paragraph" style:parent-style-name="Text_20_body" style:list-style-name="L112">
      <style:text-properties officeooo:paragraph-rsid="2fc9c77f"/>
    </style:style>
    <style:style style:name="P928" style:family="paragraph" style:parent-style-name="Text_20_body" style:list-style-name="L112">
      <style:text-properties officeooo:rsid="2fd1f8c9" officeooo:paragraph-rsid="2fd1f8c9"/>
    </style:style>
    <style:style style:name="P929" style:family="paragraph" style:parent-style-name="Text_20_body" style:list-style-name="L112">
      <style:text-properties officeooo:rsid="2fd2235a" officeooo:paragraph-rsid="2fd36304"/>
    </style:style>
    <style:style style:name="P930" style:family="paragraph" style:parent-style-name="Text_20_body" style:list-style-name="L113">
      <style:text-properties officeooo:rsid="33804707" officeooo:paragraph-rsid="33804707"/>
    </style:style>
    <style:style style:name="P931" style:family="paragraph" style:parent-style-name="Text_20_body" style:list-style-name="L114">
      <style:text-properties officeooo:paragraph-rsid="2fd9f8b2"/>
    </style:style>
    <style:style style:name="P932" style:family="paragraph" style:parent-style-name="Text_20_body" style:list-style-name="L114">
      <style:text-properties officeooo:rsid="2fdb2b8a" officeooo:paragraph-rsid="2fdc8fdf"/>
    </style:style>
    <style:style style:name="P933" style:family="paragraph" style:parent-style-name="Text_20_body" style:list-style-name="L114">
      <style:text-properties officeooo:rsid="338dd646" officeooo:paragraph-rsid="338dd646"/>
    </style:style>
    <style:style style:name="P934" style:family="paragraph" style:parent-style-name="Text_20_body" style:list-style-name="L115">
      <style:text-properties officeooo:paragraph-rsid="339689c0"/>
    </style:style>
    <style:style style:name="P935" style:family="paragraph" style:parent-style-name="Text_20_body" style:list-style-name="L115">
      <style:text-properties officeooo:rsid="33961497" officeooo:paragraph-rsid="33961497"/>
    </style:style>
    <style:style style:name="P936" style:family="paragraph" style:parent-style-name="Text_20_body" style:list-style-name="L116">
      <style:text-properties officeooo:rsid="4588b715" officeooo:paragraph-rsid="2c007857"/>
    </style:style>
    <style:style style:name="P937" style:family="paragraph" style:parent-style-name="Text_20_body" style:list-style-name="L116">
      <style:text-properties officeooo:rsid="4589fbf6" officeooo:paragraph-rsid="2c007857"/>
    </style:style>
    <style:style style:name="P938" style:family="paragraph" style:parent-style-name="Text_20_body" style:list-style-name="L117">
      <style:text-properties officeooo:paragraph-rsid="2c007857"/>
    </style:style>
    <style:style style:name="P939" style:family="paragraph" style:parent-style-name="Text_20_body" style:list-style-name="L117">
      <style:text-properties officeooo:rsid="458d9c32" officeooo:paragraph-rsid="2c007857"/>
    </style:style>
    <style:style style:name="P940" style:family="paragraph" style:parent-style-name="Text_20_body" style:list-style-name="L118">
      <style:text-properties officeooo:rsid="2fed4c6d" officeooo:paragraph-rsid="2fed4c6d"/>
    </style:style>
    <style:style style:name="P941" style:family="paragraph" style:parent-style-name="Text_20_body" style:list-style-name="L119">
      <style:text-properties officeooo:paragraph-rsid="2d53ff92"/>
    </style:style>
    <style:style style:name="P942" style:family="paragraph" style:parent-style-name="Text_20_body" style:list-style-name="L119">
      <style:text-properties officeooo:rsid="2d525afc" officeooo:paragraph-rsid="2d534fb0"/>
    </style:style>
    <style:style style:name="P943" style:family="paragraph" style:parent-style-name="Text_20_body" style:list-style-name="L120">
      <style:text-properties officeooo:rsid="2d3f6243" officeooo:paragraph-rsid="2d3f6243"/>
    </style:style>
    <style:style style:name="P944" style:family="paragraph" style:parent-style-name="Text_20_body" style:list-style-name="L120">
      <style:text-properties officeooo:rsid="2d454cab" officeooo:paragraph-rsid="2d454cab"/>
    </style:style>
    <style:style style:name="P945" style:family="paragraph" style:parent-style-name="Text_20_body" style:list-style-name="L121">
      <style:text-properties officeooo:paragraph-rsid="2d369bed"/>
    </style:style>
    <style:style style:name="P946" style:family="paragraph" style:parent-style-name="Text_20_body" style:list-style-name="L122">
      <style:text-properties officeooo:paragraph-rsid="2c3f1791"/>
    </style:style>
    <style:style style:name="P947" style:family="paragraph" style:parent-style-name="Text_20_body" style:list-style-name="L123">
      <style:text-properties officeooo:rsid="2c390c31" officeooo:paragraph-rsid="2c3f1791"/>
    </style:style>
    <style:style style:name="P948" style:family="paragraph" style:parent-style-name="Text_20_body" style:list-style-name="L125">
      <style:text-properties officeooo:paragraph-rsid="2bed3183"/>
    </style:style>
    <style:style style:name="P949" style:family="paragraph" style:parent-style-name="Text_20_body" style:list-style-name="L126">
      <style:text-properties officeooo:paragraph-rsid="2cd7e1f2"/>
    </style:style>
    <style:style style:name="P950" style:family="paragraph" style:parent-style-name="Text_20_body" style:list-style-name="L126">
      <style:text-properties officeooo:paragraph-rsid="2c8a7ed7"/>
    </style:style>
    <style:style style:name="P951" style:family="paragraph" style:parent-style-name="Text_20_body" style:list-style-name="L127">
      <style:text-properties officeooo:paragraph-rsid="2fb6b151"/>
    </style:style>
    <style:style style:name="P952" style:family="paragraph" style:parent-style-name="Text_20_body" style:list-style-name="L127">
      <style:text-properties officeooo:rsid="2c07aafa" officeooo:paragraph-rsid="2c07aafa"/>
    </style:style>
    <style:style style:name="P953" style:family="paragraph" style:parent-style-name="Text_20_body" style:list-style-name="L127">
      <style:text-properties officeooo:rsid="2c06749f" officeooo:paragraph-rsid="2c06749f"/>
    </style:style>
    <style:style style:name="P954" style:family="paragraph" style:parent-style-name="Text_20_body" style:list-style-name="L127">
      <style:text-properties officeooo:rsid="2c06749f" officeooo:paragraph-rsid="2fbb4bb1"/>
    </style:style>
    <style:style style:name="P955" style:family="paragraph" style:parent-style-name="Text_20_body" style:list-style-name="L127">
      <style:text-properties officeooo:rsid="2c06749f" officeooo:paragraph-rsid="2fb6b151"/>
    </style:style>
    <style:style style:name="P956" style:family="paragraph" style:parent-style-name="Text_20_body" style:list-style-name="L129">
      <style:text-properties officeooo:rsid="2c48be07" officeooo:paragraph-rsid="2c48be07"/>
    </style:style>
    <style:style style:name="P957" style:family="paragraph" style:parent-style-name="Text_20_body" style:list-style-name="L130">
      <style:text-properties officeooo:rsid="2c48e1be" officeooo:paragraph-rsid="2c48e1be"/>
    </style:style>
    <style:style style:name="P958" style:family="paragraph" style:parent-style-name="Text_20_body" style:list-style-name="L130">
      <style:text-properties officeooo:rsid="2c48e1be" officeooo:paragraph-rsid="2c495bf9"/>
    </style:style>
    <style:style style:name="P959" style:family="paragraph" style:parent-style-name="Text_20_body" style:list-style-name="L131">
      <style:text-properties officeooo:rsid="2c48e1be" officeooo:paragraph-rsid="2c495bf9"/>
    </style:style>
    <style:style style:name="P960" style:family="paragraph" style:parent-style-name="Text_20_body" style:list-style-name="L132">
      <style:text-properties officeooo:paragraph-rsid="2f8401dc"/>
    </style:style>
    <style:style style:name="P961" style:family="paragraph" style:parent-style-name="Text_20_body" style:list-style-name="L133"/>
    <style:style style:name="P962" style:family="paragraph" style:parent-style-name="Text_20_body" style:list-style-name="L134">
      <style:text-properties officeooo:paragraph-rsid="2c007857"/>
    </style:style>
    <style:style style:name="P963" style:family="paragraph" style:parent-style-name="Text_20_body" style:list-style-name="L134">
      <style:text-properties officeooo:rsid="2c5e6aff" officeooo:paragraph-rsid="2c5e6aff"/>
    </style:style>
    <style:style style:name="P964" style:family="paragraph" style:parent-style-name="Text_20_body" style:list-style-name="L134">
      <style:text-properties officeooo:rsid="450d2fc9" officeooo:paragraph-rsid="2c007857"/>
    </style:style>
    <style:style style:name="P965" style:family="paragraph" style:parent-style-name="Text_20_body" style:list-style-name="L134">
      <style:text-properties officeooo:rsid="2c71a7b1" officeooo:paragraph-rsid="2c71a7b1"/>
    </style:style>
    <style:style style:name="P966" style:family="paragraph" style:parent-style-name="Text_20_body" style:list-style-name="L135">
      <style:text-properties officeooo:rsid="2c71a7b1" officeooo:paragraph-rsid="2c71a7b1"/>
    </style:style>
    <style:style style:name="P967" style:family="paragraph" style:parent-style-name="Text_20_body" style:list-style-name="L135">
      <style:text-properties officeooo:rsid="2c6def8a" officeooo:paragraph-rsid="2c6def8a"/>
    </style:style>
    <style:style style:name="P968" style:family="paragraph" style:parent-style-name="Text_20_body" style:list-style-name="L135">
      <style:text-properties officeooo:rsid="2d3fd467" officeooo:paragraph-rsid="2d3fd467"/>
    </style:style>
    <style:style style:name="P969" style:family="paragraph" style:parent-style-name="Text_20_body" style:list-style-name="L135">
      <style:text-properties officeooo:rsid="2d417bfa" officeooo:paragraph-rsid="2d417bfa"/>
    </style:style>
    <style:style style:name="P970" style:family="paragraph" style:parent-style-name="Text_20_body" style:list-style-name="L136">
      <style:text-properties officeooo:rsid="2c6fa4e1" officeooo:paragraph-rsid="2c6fa4e1"/>
    </style:style>
    <style:style style:name="P971" style:family="paragraph" style:parent-style-name="Text_20_body" style:list-style-name="L136">
      <style:text-properties officeooo:rsid="2c7790e9" officeooo:paragraph-rsid="2c7790e9"/>
    </style:style>
    <style:style style:name="P972" style:family="paragraph" style:parent-style-name="Text_20_body" style:list-style-name="L136">
      <style:text-properties officeooo:rsid="2c70c4df" officeooo:paragraph-rsid="2c70c4df"/>
    </style:style>
    <style:style style:name="P973" style:family="paragraph" style:parent-style-name="Text_20_body" style:list-style-name="L136">
      <style:text-properties officeooo:rsid="2c74dfee" officeooo:paragraph-rsid="2c74dfee"/>
    </style:style>
    <style:style style:name="P974" style:family="paragraph" style:parent-style-name="Text_20_body" style:list-style-name="L137">
      <style:text-properties fo:language="en" fo:country="US" officeooo:rsid="2cac2e6a" officeooo:paragraph-rsid="2cac2e6a"/>
    </style:style>
    <style:style style:name="P975" style:family="paragraph" style:parent-style-name="Text_20_body" style:list-style-name="L137">
      <style:text-properties officeooo:rsid="2c659d00" officeooo:paragraph-rsid="2c659d00"/>
    </style:style>
    <style:style style:name="P976" style:family="paragraph" style:parent-style-name="Text_20_body" style:list-style-name="L138">
      <style:text-properties officeooo:rsid="44f54ae5" officeooo:paragraph-rsid="2c007857"/>
    </style:style>
    <style:style style:name="P977" style:family="paragraph" style:parent-style-name="Text_20_body" style:list-style-name="L139">
      <style:text-properties officeooo:paragraph-rsid="2cee8599"/>
    </style:style>
    <style:style style:name="P978" style:family="paragraph" style:parent-style-name="Text_20_body" style:list-style-name="L139">
      <style:text-properties officeooo:rsid="2c8e5df4" officeooo:paragraph-rsid="2cee8599"/>
    </style:style>
    <style:style style:name="P979" style:family="paragraph" style:parent-style-name="Text_20_body" style:list-style-name="L140">
      <style:text-properties officeooo:rsid="2cae2371" officeooo:paragraph-rsid="2cb6b463"/>
    </style:style>
    <style:style style:name="P980" style:family="paragraph" style:parent-style-name="Text_20_body" style:list-style-name="L141">
      <style:text-properties officeooo:rsid="2cb6b463" officeooo:paragraph-rsid="2cb6b463"/>
    </style:style>
    <style:style style:name="P981" style:family="paragraph" style:parent-style-name="Text_20_body" style:list-style-name="L142">
      <style:text-properties officeooo:paragraph-rsid="2cd96a13"/>
    </style:style>
    <style:style style:name="P982" style:family="paragraph" style:parent-style-name="Text_20_body" style:list-style-name="L143">
      <style:text-properties officeooo:paragraph-rsid="2cd96a13"/>
    </style:style>
    <style:style style:name="P983" style:family="paragraph" style:parent-style-name="Text_20_body" style:list-style-name="L144">
      <style:text-properties officeooo:paragraph-rsid="2c007857"/>
    </style:style>
    <style:style style:name="P984" style:family="paragraph" style:parent-style-name="Text_20_body" style:list-style-name="L144">
      <style:text-properties officeooo:rsid="44e6fd76" officeooo:paragraph-rsid="2c007857"/>
    </style:style>
    <style:style style:name="P985" style:family="paragraph" style:parent-style-name="Text_20_body" style:list-style-name="L144">
      <style:text-properties officeooo:rsid="44eae54a" officeooo:paragraph-rsid="2c007857"/>
    </style:style>
    <style:style style:name="P986" style:family="paragraph" style:parent-style-name="Text_20_body" style:list-style-name="L144">
      <style:text-properties officeooo:rsid="44eb46c6" officeooo:paragraph-rsid="2c007857"/>
    </style:style>
    <style:style style:name="P987" style:family="paragraph" style:parent-style-name="Text_20_body" style:list-style-name="L144">
      <style:text-properties officeooo:rsid="2cb7772a" officeooo:paragraph-rsid="2c007857"/>
    </style:style>
    <style:style style:name="P988" style:family="paragraph" style:parent-style-name="Text_20_body" style:list-style-name="L145">
      <style:text-properties officeooo:paragraph-rsid="2c8397d5"/>
    </style:style>
    <style:style style:name="P989" style:family="paragraph" style:parent-style-name="Text_20_body" style:list-style-name="L146">
      <style:text-properties officeooo:rsid="2c5cf113" officeooo:paragraph-rsid="2c82759d"/>
    </style:style>
    <style:style style:name="P990" style:family="paragraph" style:parent-style-name="Text_20_body" style:list-style-name="L147">
      <style:text-properties officeooo:rsid="2cb2aa48" officeooo:paragraph-rsid="2cb2aa48"/>
    </style:style>
    <style:style style:name="P991" style:family="paragraph" style:parent-style-name="Text_20_body" style:list-style-name="L148">
      <style:text-properties officeooo:rsid="2cb53ccb" officeooo:paragraph-rsid="2cb53ccb"/>
    </style:style>
    <style:style style:name="P992" style:family="paragraph" style:parent-style-name="Text_20_body" style:list-style-name="L149">
      <style:text-properties officeooo:rsid="2c58ed67" officeooo:paragraph-rsid="2c58ed67"/>
    </style:style>
    <style:style style:name="P993" style:family="paragraph" style:parent-style-name="Text_20_body" style:list-style-name="L150">
      <style:text-properties officeooo:paragraph-rsid="2c5cf113"/>
    </style:style>
    <style:style style:name="P994" style:family="paragraph" style:parent-style-name="Text_20_body" style:list-style-name="L151">
      <style:text-properties officeooo:paragraph-rsid="2c007857"/>
    </style:style>
    <style:style style:name="P995" style:family="paragraph" style:parent-style-name="Text_20_body" style:list-style-name="L151">
      <style:text-properties officeooo:rsid="2c5cb6cd" officeooo:paragraph-rsid="2c5cb6cd"/>
    </style:style>
    <style:style style:name="P996" style:family="paragraph" style:parent-style-name="Text_20_body" style:list-style-name="L152">
      <style:text-properties officeooo:rsid="2c9e0dd4" officeooo:paragraph-rsid="2c9e0dd4"/>
    </style:style>
    <style:style style:name="P997" style:family="paragraph" style:parent-style-name="Text_20_body" style:list-style-name="L154">
      <style:text-properties officeooo:paragraph-rsid="2c007857"/>
    </style:style>
    <style:style style:name="P998" style:family="paragraph" style:parent-style-name="Text_20_body" style:list-style-name="L155">
      <style:text-properties officeooo:paragraph-rsid="2d18aad7"/>
    </style:style>
    <style:style style:name="P999" style:family="paragraph" style:parent-style-name="Text_20_body" style:list-style-name="L157">
      <style:text-properties officeooo:paragraph-rsid="2c007857"/>
    </style:style>
    <style:style style:name="P1000" style:family="paragraph" style:parent-style-name="Text_20_body" style:list-style-name="L157">
      <style:text-properties officeooo:paragraph-rsid="2cbfa104"/>
    </style:style>
    <style:style style:name="P1001" style:family="paragraph" style:parent-style-name="Text_20_body" style:list-style-name="L158">
      <style:text-properties officeooo:paragraph-rsid="2c30b1aa"/>
    </style:style>
    <style:style style:name="P1002" style:family="paragraph" style:parent-style-name="Text_20_body" style:list-style-name="L158">
      <style:text-properties officeooo:paragraph-rsid="2cca6be2"/>
    </style:style>
    <style:style style:name="P1003" style:family="paragraph" style:parent-style-name="Text_20_body" style:list-style-name="L159">
      <style:text-properties officeooo:rsid="44e442b7" officeooo:paragraph-rsid="2cc27d39"/>
    </style:style>
    <style:style style:name="P1004" style:family="paragraph" style:parent-style-name="Text_20_body" style:list-style-name="L160">
      <style:text-properties officeooo:paragraph-rsid="2cbe6177"/>
    </style:style>
    <style:style style:name="P1005" style:family="paragraph" style:parent-style-name="Text_20_body" style:list-style-name="L161">
      <style:text-properties officeooo:paragraph-rsid="2bfda84f"/>
    </style:style>
    <style:style style:name="P1006" style:family="paragraph" style:parent-style-name="Text_20_body" style:list-style-name="L163"/>
    <style:style style:name="P1007" style:family="paragraph" style:parent-style-name="Text_20_body" style:list-style-name="L164"/>
    <style:style style:name="P1008" style:family="paragraph" style:parent-style-name="Text_20_body" style:list-style-name="L164">
      <style:text-properties officeooo:paragraph-rsid="3184f6c9"/>
    </style:style>
    <style:style style:name="P1009" style:family="paragraph" style:parent-style-name="Text_20_body" style:list-style-name="L164">
      <style:text-properties officeooo:rsid="317f218a" officeooo:paragraph-rsid="317f218a"/>
    </style:style>
    <style:style style:name="P1010" style:family="paragraph" style:parent-style-name="Text_20_body" style:list-style-name="L165">
      <style:text-properties officeooo:paragraph-rsid="2bfda84f"/>
    </style:style>
    <style:style style:name="P1011" style:family="paragraph" style:parent-style-name="Text_20_body" style:list-style-name="L166"/>
    <style:style style:name="P1012" style:family="paragraph" style:parent-style-name="Text_20_body" style:list-style-name="L166">
      <style:text-properties officeooo:paragraph-rsid="318c6b01"/>
    </style:style>
    <style:style style:name="P1013" style:family="paragraph" style:parent-style-name="Text_20_body" style:list-style-name="L167"/>
    <style:style style:name="P1014" style:family="paragraph" style:parent-style-name="Text_20_body" style:list-style-name="L168"/>
    <style:style style:name="P1015" style:family="paragraph" style:parent-style-name="Text_20_body" style:list-style-name="L168">
      <style:text-properties officeooo:paragraph-rsid="31c753a2"/>
    </style:style>
    <style:style style:name="P1016" style:family="paragraph" style:parent-style-name="Text_20_body" style:list-style-name="L16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17" style:family="paragraph" style:parent-style-name="Text_20_body" style:list-style-name="L169">
      <style:paragraph-properties fo:orphans="2" fo:widows="2"/>
      <style:text-properties officeooo:paragraph-rsid="2bf6ed61"/>
    </style:style>
    <style:style style:name="P1018" style:family="paragraph" style:parent-style-name="Text_20_body" style:list-style-name="L169">
      <style:paragraph-properties fo:orphans="2" fo:widows="2"/>
      <style:text-properties officeooo:paragraph-rsid="2f897113"/>
    </style:style>
    <style:style style:name="P1019" style:family="paragraph" style:parent-style-name="Text_20_body" style:list-style-name="L170">
      <style:paragraph-properties fo:orphans="2" fo:widows="2"/>
      <style:text-properties officeooo:paragraph-rsid="2d75f758"/>
    </style:style>
    <style:style style:name="P1020" style:family="paragraph" style:parent-style-name="Text_20_body" style:list-style-name="L170">
      <style:paragraph-properties fo:orphans="2" fo:widows="2"/>
      <style:text-properties officeooo:rsid="2d72aaa6" officeooo:paragraph-rsid="2d72aaa6"/>
    </style:style>
    <style:style style:name="P1021" style:family="paragraph" style:parent-style-name="Text_20_body" style:list-style-name="L170">
      <style:paragraph-properties fo:orphans="2" fo:widows="2"/>
      <style:text-properties officeooo:rsid="45856b88" officeooo:paragraph-rsid="2d75f758"/>
    </style:style>
    <style:style style:name="P1022" style:family="paragraph" style:parent-style-name="Text_20_body" style:list-style-name="L172">
      <style:text-properties officeooo:paragraph-rsid="32bbc939"/>
    </style:style>
    <style:style style:name="P1023" style:family="paragraph" style:parent-style-name="Text_20_body" style:list-style-name="L173"/>
    <style:style style:name="P1024" style:family="paragraph" style:parent-style-name="Text_20_body" style:list-style-name="L173">
      <style:text-properties officeooo:paragraph-rsid="32c70d0b"/>
    </style:style>
    <style:style style:name="P1025" style:family="paragraph" style:parent-style-name="Text_20_body" style:list-style-name="L173">
      <style:text-properties officeooo:paragraph-rsid="32c519ce"/>
    </style:style>
    <style:style style:name="P1026" style:family="paragraph" style:parent-style-name="Text_20_body" style:list-style-name="L173">
      <style:text-properties officeooo:paragraph-rsid="3292fc28"/>
    </style:style>
    <style:style style:name="P1027" style:family="paragraph" style:parent-style-name="Text_20_body" style:list-style-name="L173">
      <style:text-properties officeooo:paragraph-rsid="3294c36a"/>
    </style:style>
    <style:style style:name="P1028" style:family="paragraph" style:parent-style-name="Text_20_body" style:list-style-name="L173">
      <style:text-properties officeooo:rsid="328db274" officeooo:paragraph-rsid="32c519ce"/>
    </style:style>
    <style:style style:name="P1029" style:family="paragraph" style:parent-style-name="Text_20_body" style:list-style-name="L173">
      <style:text-properties officeooo:rsid="328db274" officeooo:paragraph-rsid="3292fc28"/>
    </style:style>
    <style:style style:name="P1030" style:family="paragraph" style:parent-style-name="Text_20_body" style:list-style-name="L173">
      <style:text-properties officeooo:rsid="328db274" officeooo:paragraph-rsid="3294c36a"/>
    </style:style>
    <style:style style:name="P1031" style:family="paragraph" style:parent-style-name="Text_20_body" style:list-style-name="L174">
      <style:text-properties officeooo:rsid="32ca493f" officeooo:paragraph-rsid="32cbbb11"/>
    </style:style>
    <style:style style:name="P1032" style:family="paragraph" style:parent-style-name="Text_20_body" style:list-style-name="L176">
      <style:text-properties officeooo:paragraph-rsid="3210edf0"/>
    </style:style>
    <style:style style:name="P1033" style:family="paragraph" style:parent-style-name="Text_20_body" style:list-style-name="L177">
      <style:text-properties fo:font-size="13pt" fo:font-weight="bold" officeooo:rsid="30519c39" officeooo:paragraph-rsid="321f5143" style:font-size-asian="13pt" style:font-weight-asian="bold" style:font-size-complex="13pt" style:font-weight-complex="bold"/>
    </style:style>
    <style:style style:name="P1034" style:family="paragraph" style:parent-style-name="Text_20_body" style:list-style-name="L178"/>
    <style:style style:name="P1035" style:family="paragraph" style:parent-style-name="Text_20_body" style:list-style-name="L179"/>
    <style:style style:name="P1036" style:family="paragraph" style:parent-style-name="Text_20_body" style:list-style-name="L180"/>
    <style:style style:name="P1037" style:family="paragraph" style:parent-style-name="Text_20_body" style:list-style-name="L180">
      <style:text-properties officeooo:paragraph-rsid="32d81b33"/>
    </style:style>
    <style:style style:name="P1038" style:family="paragraph" style:parent-style-name="Text_20_body" style:list-style-name="L180">
      <style:text-properties officeooo:rsid="32a92568" officeooo:paragraph-rsid="32a92568"/>
    </style:style>
    <style:style style:name="P1039" style:family="paragraph" style:parent-style-name="Text_20_body" style:list-style-name="L181"/>
    <style:style style:name="P1040" style:family="paragraph" style:parent-style-name="Text_20_body" style:list-style-name="L182"/>
    <style:style style:name="P1041" style:family="paragraph" style:parent-style-name="Text_20_body" style:list-style-name="L183">
      <style:text-properties officeooo:paragraph-rsid="3272316a"/>
    </style:style>
    <style:style style:name="P1042" style:family="paragraph" style:parent-style-name="Text_20_body" style:list-style-name="L183">
      <style:text-properties fo:font-weight="normal" officeooo:rsid="327141f8" officeooo:paragraph-rsid="327141f8" style:font-weight-asian="normal" style:font-weight-complex="normal"/>
    </style:style>
    <style:style style:name="P1043" style:family="paragraph" style:parent-style-name="Text_20_body" style:list-style-name="L184">
      <style:text-properties fo:font-weight="normal" officeooo:rsid="329e6c1d" officeooo:paragraph-rsid="329e6c1d" style:font-weight-asian="normal" style:font-weight-complex="normal"/>
    </style:style>
    <style:style style:name="P1044" style:family="paragraph" style:parent-style-name="Text_20_body" style:list-style-name="L184"/>
    <style:style style:name="P1045" style:family="paragraph" style:parent-style-name="Text_20_body" style:list-style-name="L185">
      <style:text-properties officeooo:paragraph-rsid="31c5ad26"/>
    </style:style>
    <style:style style:name="P1046" style:family="paragraph" style:parent-style-name="Text_20_body" style:list-style-name="L113">
      <style:text-properties officeooo:rsid="339cd680" officeooo:paragraph-rsid="339cd680"/>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fo:font-style="italic" officeooo:rsid="3395c7a1" style:font-style-asian="italic" style:font-style-complex="italic"/>
    </style:style>
    <style:style style:name="T18" style:family="text">
      <style:text-properties style:text-line-through-style="none" style:text-line-through-type="none" style:text-underline-style="none"/>
    </style:style>
    <style:style style:name="T19" style:family="text">
      <style:text-properties style:text-line-through-style="none" style:text-line-through-type="none" style:text-underline-style="none" officeooo:rsid="4a4167eb"/>
    </style:style>
    <style:style style:name="T20" style:family="text">
      <style:text-properties style:text-line-through-style="none" style:text-line-through-type="none" style:text-underline-style="none" officeooo:rsid="2d1a7160"/>
    </style:style>
    <style:style style:name="T21" style:family="text">
      <style:text-properties style:text-line-through-style="none" style:text-line-through-type="none" fo:font-style="normal" style:font-style-asian="normal" style:font-style-complex="normal"/>
    </style:style>
    <style:style style:name="T22" style:family="text">
      <style:text-properties style:text-line-through-style="none" style:text-line-through-type="none" fo:font-style="normal" officeooo:rsid="4de7a789" style:font-style-asian="normal" style:font-style-complex="normal"/>
    </style:style>
    <style:style style:name="T23" style:family="text">
      <style:text-properties style:text-line-through-style="none" style:text-line-through-type="none" fo:font-style="normal" officeooo:rsid="4dba6cb9" style:font-style-asian="normal" style:font-style-complex="normal"/>
    </style:style>
    <style:style style:name="T24" style:family="text">
      <style:text-properties style:text-line-through-style="none" style:text-line-through-type="none" fo:font-style="normal" officeooo:rsid="2edbde94" style:font-style-asian="normal" style:font-style-complex="normal"/>
    </style:style>
    <style:style style:name="T25" style:family="text">
      <style:text-properties style:text-line-through-style="none" style:text-line-through-type="none" fo:font-style="normal" officeooo:rsid="2fdf1422" style:font-style-asian="normal" style:font-style-complex="normal"/>
    </style:style>
    <style:style style:name="T26" style:family="text">
      <style:text-properties style:text-line-through-style="none" style:text-line-through-type="none" fo:font-style="normal" officeooo:rsid="4a4167eb" style:font-style-asian="normal" style:font-style-complex="normal"/>
    </style:style>
    <style:style style:name="T27" style:family="text">
      <style:text-properties style:text-line-through-style="none" style:text-line-through-type="none" fo:font-style="normal" officeooo:rsid="4ef6f267" style:font-style-asian="normal" style:font-style-complex="normal"/>
    </style:style>
    <style:style style:name="T28" style:family="text">
      <style:text-properties style:text-line-through-style="none" style:text-line-through-type="none" fo:font-style="normal" officeooo:rsid="2ff2ba63" style:font-style-asian="normal" style:font-style-complex="normal"/>
    </style:style>
    <style:style style:name="T29" style:family="text">
      <style:text-properties style:text-line-through-style="none" style:text-line-through-type="none" fo:font-style="normal" officeooo:rsid="3003209d" style:font-style-asian="normal" style:font-style-complex="normal"/>
    </style:style>
    <style:style style:name="T30" style:family="text">
      <style:text-properties style:text-line-through-style="none" style:text-line-through-type="none" officeooo:rsid="4dba6cb9"/>
    </style:style>
    <style:style style:name="T31" style:family="text">
      <style:text-properties style:text-line-through-style="none" style:text-line-through-type="none" officeooo:rsid="4de7a789"/>
    </style:style>
    <style:style style:name="T32" style:family="text">
      <style:text-properties style:text-line-through-style="none" style:text-line-through-type="none" officeooo:rsid="504091e7"/>
    </style:style>
    <style:style style:name="T33" style:family="text">
      <style:text-properties style:text-line-through-style="none" style:text-line-through-type="none" officeooo:rsid="503b24ff"/>
    </style:style>
    <style:style style:name="T34" style:family="text">
      <style:text-properties style:text-line-through-style="none" style:text-line-through-type="none" officeooo:rsid="4a4167eb"/>
    </style:style>
    <style:style style:name="T35" style:family="text">
      <style:text-properties style:text-line-through-style="none" style:text-line-through-type="none" officeooo:rsid="503d29ce"/>
    </style:style>
    <style:style style:name="T36" style:family="text">
      <style:text-properties style:text-line-through-style="none" style:text-line-through-type="none" officeooo:rsid="50387b66"/>
    </style:style>
    <style:style style:name="T37" style:family="text">
      <style:text-properties style:text-line-through-style="none" style:text-line-through-type="none" officeooo:rsid="503dc632"/>
    </style:style>
    <style:style style:name="T38" style:family="text">
      <style:text-properties style:text-line-through-style="none" style:text-line-through-type="none" officeooo:rsid="2d7dc180"/>
    </style:style>
    <style:style style:name="T39" style:family="text">
      <style:text-properties style:text-line-through-style="none" style:text-line-through-type="none" officeooo:rsid="2d7f7a89"/>
    </style:style>
    <style:style style:name="T40" style:family="text">
      <style:text-properties style:text-line-through-style="none" style:text-line-through-type="none" officeooo:rsid="50fbf249"/>
    </style:style>
    <style:style style:name="T41" style:family="text">
      <style:text-properties style:text-line-through-style="none" style:text-line-through-type="none" officeooo:rsid="2d90f701"/>
    </style:style>
    <style:style style:name="T42" style:family="text">
      <style:text-properties style:text-line-through-style="none" style:text-line-through-type="none" officeooo:rsid="5094a0fd"/>
    </style:style>
    <style:style style:name="T43" style:family="text">
      <style:text-properties style:text-line-through-style="none" style:text-line-through-type="none" fo:font-weight="bold" style:font-weight-asian="bold" style:font-weight-complex="bold"/>
    </style:style>
    <style:style style:name="T44" style:family="text">
      <style:text-properties style:text-line-through-style="none" style:text-line-through-type="none" fo:font-weight="bold" officeooo:rsid="2d9abcf7" style:font-weight-asian="bold" style:font-weight-complex="bold"/>
    </style:style>
    <style:style style:name="T45" style:family="text">
      <style:text-properties style:text-line-through-style="none" style:text-line-through-type="none" officeooo:rsid="2d97bfa4"/>
    </style:style>
    <style:style style:name="T46" style:family="text">
      <style:text-properties style:text-line-through-style="none" style:text-line-through-type="none" officeooo:rsid="2d992d80"/>
    </style:style>
    <style:style style:name="T47" style:family="text">
      <style:text-properties style:text-line-through-style="none" style:text-line-through-type="none" officeooo:rsid="2d9abcf7"/>
    </style:style>
    <style:style style:name="T48" style:family="text">
      <style:text-properties style:text-line-through-style="none" style:text-line-through-type="none" officeooo:rsid="2d9b2254"/>
    </style:style>
    <style:style style:name="T49" style:family="text">
      <style:text-properties style:text-line-through-style="none" style:text-line-through-type="none" officeooo:rsid="2d9c4ccf"/>
    </style:style>
    <style:style style:name="T50" style:family="text">
      <style:text-properties style:text-line-through-style="none" style:text-line-through-type="none" officeooo:rsid="2dc33a59"/>
    </style:style>
    <style:style style:name="T51" style:family="text">
      <style:text-properties style:text-line-through-style="none" style:text-line-through-type="none" officeooo:rsid="4f802e82"/>
    </style:style>
    <style:style style:name="T52" style:family="text">
      <style:text-properties style:text-line-through-style="none" style:text-line-through-type="none" officeooo:rsid="4f83fff4"/>
    </style:style>
    <style:style style:name="T53" style:family="text">
      <style:text-properties style:text-line-through-style="none" style:text-line-through-type="none" officeooo:rsid="4f7e51b9"/>
    </style:style>
    <style:style style:name="T54" style:family="text">
      <style:text-properties style:text-line-through-style="none" style:text-line-through-type="none" officeooo:rsid="2de2c4a9"/>
    </style:style>
    <style:style style:name="T55" style:family="text">
      <style:text-properties style:text-line-through-style="none" style:text-line-through-type="none" officeooo:rsid="50986eb3"/>
    </style:style>
    <style:style style:name="T56" style:family="text">
      <style:text-properties style:text-line-through-style="none" style:text-line-through-type="none" officeooo:rsid="514feebc"/>
    </style:style>
    <style:style style:name="T57" style:family="text">
      <style:text-properties style:text-line-through-style="none" style:text-line-through-type="none" officeooo:rsid="514f4f03"/>
    </style:style>
    <style:style style:name="T58" style:family="text">
      <style:text-properties style:text-line-through-style="none" style:text-line-through-type="none" officeooo:rsid="2e0f0fe2"/>
    </style:style>
    <style:style style:name="T59" style:family="text">
      <style:text-properties style:text-line-through-style="none" style:text-line-through-type="none" officeooo:rsid="4b875a34"/>
    </style:style>
    <style:style style:name="T60" style:family="text">
      <style:text-properties style:text-line-through-style="none" style:text-line-through-type="none" officeooo:rsid="2e8afb77"/>
    </style:style>
    <style:style style:name="T61" style:family="text">
      <style:text-properties style:text-line-through-style="none" style:text-line-through-type="none" officeooo:rsid="2e8e13bc"/>
    </style:style>
    <style:style style:name="T62" style:family="text">
      <style:text-properties style:text-line-through-style="none" style:text-line-through-type="none" officeooo:rsid="4e953a66"/>
    </style:style>
    <style:style style:name="T63" style:family="text">
      <style:text-properties style:text-line-through-style="none" style:text-line-through-type="none" officeooo:rsid="4ea75534"/>
    </style:style>
    <style:style style:name="T64" style:family="text">
      <style:text-properties style:text-line-through-style="none" style:text-line-through-type="none" officeooo:rsid="4ea8ed76"/>
    </style:style>
    <style:style style:name="T65" style:family="text">
      <style:text-properties style:text-line-through-style="none" style:text-line-through-type="none" officeooo:rsid="516a7a80"/>
    </style:style>
    <style:style style:name="T66" style:family="text">
      <style:text-properties style:text-line-through-style="none" style:text-line-through-type="none" officeooo:rsid="516b5ba8"/>
    </style:style>
    <style:style style:name="T67" style:family="text">
      <style:text-properties style:text-line-through-style="none" style:text-line-through-type="none" officeooo:rsid="516d15c5"/>
    </style:style>
    <style:style style:name="T68" style:family="text">
      <style:text-properties style:text-line-through-style="none" style:text-line-through-type="none" officeooo:rsid="511bcb0a"/>
    </style:style>
    <style:style style:name="T69" style:family="text">
      <style:text-properties style:text-line-through-style="none" style:text-line-through-type="none" officeooo:rsid="511ab09d"/>
    </style:style>
    <style:style style:name="T70" style:family="text">
      <style:text-properties style:text-line-through-style="none" style:text-line-through-type="none" officeooo:rsid="4cd367c2"/>
    </style:style>
    <style:style style:name="T71" style:family="text">
      <style:text-properties style:text-line-through-style="none" style:text-line-through-type="none" officeooo:rsid="51879bc1"/>
    </style:style>
    <style:style style:name="T72" style:family="text">
      <style:text-properties style:text-line-through-style="none" style:text-line-through-type="none" officeooo:rsid="2eec5d1a"/>
    </style:style>
    <style:style style:name="T73" style:family="text">
      <style:text-properties style:text-line-through-style="none" style:text-line-through-type="none" officeooo:rsid="2ef42453"/>
    </style:style>
    <style:style style:name="T74" style:family="text">
      <style:text-properties style:text-line-through-style="none" style:text-line-through-type="none" officeooo:rsid="2ef55f54"/>
    </style:style>
    <style:style style:name="T75" style:family="text">
      <style:text-properties style:text-line-through-style="none" style:text-line-through-type="none" officeooo:rsid="500da72b"/>
    </style:style>
    <style:style style:name="T76" style:family="text">
      <style:text-properties style:text-line-through-style="none" style:text-line-through-type="none" officeooo:rsid="50742996"/>
    </style:style>
    <style:style style:name="T77" style:family="text">
      <style:text-properties style:text-line-through-style="none" style:text-line-through-type="none" officeooo:rsid="50704078"/>
    </style:style>
    <style:style style:name="T78" style:family="text">
      <style:text-properties style:text-line-through-style="none" style:text-line-through-type="none" officeooo:rsid="5091797b"/>
    </style:style>
    <style:style style:name="T79" style:family="text">
      <style:text-properties style:text-line-through-style="none" style:text-line-through-type="none" officeooo:rsid="49f9015f" fo:background-color="transparent" loext:char-shading-value="0"/>
    </style:style>
    <style:style style:name="T80" style:family="text">
      <style:text-properties style:text-line-through-style="none" style:text-line-through-type="none" officeooo:rsid="4a356b10" fo:background-color="transparent" loext:char-shading-value="0"/>
    </style:style>
    <style:style style:name="T81" style:family="text">
      <style:text-properties style:text-line-through-style="none" style:text-line-through-type="none" officeooo:rsid="50fbf249" fo:background-color="transparent" loext:char-shading-value="0"/>
    </style:style>
    <style:style style:name="T82" style:family="text">
      <style:text-properties style:text-line-through-style="none" style:text-line-through-type="none" officeooo:rsid="2f2d3dfc" fo:background-color="transparent" loext:char-shading-value="0"/>
    </style:style>
    <style:style style:name="T83" style:family="text">
      <style:text-properties style:text-line-through-style="none" style:text-line-through-type="none" officeooo:rsid="2f38db1e" fo:background-color="transparent" loext:char-shading-value="0"/>
    </style:style>
    <style:style style:name="T84" style:family="text">
      <style:text-properties style:text-line-through-style="none" style:text-line-through-type="none" officeooo:rsid="4e6e84f5"/>
    </style:style>
    <style:style style:name="T85" style:family="text">
      <style:text-properties style:text-line-through-style="none" style:text-line-through-type="none" officeooo:rsid="4e80fd39"/>
    </style:style>
    <style:style style:name="T86" style:family="text">
      <style:text-properties style:text-line-through-style="none" style:text-line-through-type="none" officeooo:rsid="4ee3c9e7"/>
    </style:style>
    <style:style style:name="T87" style:family="text">
      <style:text-properties style:text-line-through-style="none" style:text-line-through-type="none" officeooo:rsid="4e841f79"/>
    </style:style>
    <style:style style:name="T88" style:family="text">
      <style:text-properties style:text-line-through-style="none" style:text-line-through-type="none" officeooo:rsid="2f5b5974"/>
    </style:style>
    <style:style style:name="T89" style:family="text">
      <style:text-properties style:text-line-through-style="none" style:text-line-through-type="none" officeooo:rsid="4bb6de42"/>
    </style:style>
    <style:style style:name="T90" style:family="text">
      <style:text-properties style:text-line-through-style="none" style:text-line-through-type="none" officeooo:rsid="4b26ed81"/>
    </style:style>
    <style:style style:name="T91" style:family="text">
      <style:text-properties style:text-line-through-style="none" style:text-line-through-type="none" officeooo:rsid="50e8f7fd"/>
    </style:style>
    <style:style style:name="T92" style:family="text">
      <style:text-properties style:text-line-through-style="none" style:text-line-through-type="none" officeooo:rsid="51141268"/>
    </style:style>
    <style:style style:name="T93" style:family="text">
      <style:text-properties style:text-line-through-style="none" style:text-line-through-type="none" officeooo:rsid="2fadc193"/>
    </style:style>
    <style:style style:name="T94" style:family="text">
      <style:text-properties style:text-line-through-style="none" style:text-line-through-type="none" officeooo:rsid="515f36fd"/>
    </style:style>
    <style:style style:name="T95" style:family="text">
      <style:text-properties style:text-line-through-style="none" style:text-line-through-type="none" officeooo:rsid="2fc0c66f"/>
    </style:style>
    <style:style style:name="T96" style:family="text">
      <style:text-properties style:text-line-through-style="none" style:text-line-through-type="none" officeooo:rsid="4f0cac21"/>
    </style:style>
    <style:style style:name="T97" style:family="text">
      <style:text-properties style:text-line-through-style="none" style:text-line-through-type="none" officeooo:rsid="4f0bb4fa"/>
    </style:style>
    <style:style style:name="T98" style:family="text">
      <style:text-properties style:text-line-through-style="none" style:text-line-through-type="none" officeooo:rsid="4f4cecb8"/>
    </style:style>
    <style:style style:name="T99" style:family="text">
      <style:text-properties style:text-line-through-style="none" style:text-line-through-type="none" officeooo:rsid="2fc444f8"/>
    </style:style>
    <style:style style:name="T100" style:family="text">
      <style:text-properties style:text-line-through-style="none" style:text-line-through-type="none" officeooo:rsid="2fc9c77f"/>
    </style:style>
    <style:style style:name="T101" style:family="text">
      <style:text-properties style:text-line-through-style="none" style:text-line-through-type="none" officeooo:rsid="2fce751d"/>
    </style:style>
    <style:style style:name="T102" style:family="text">
      <style:text-properties style:text-line-through-style="none" style:text-line-through-type="none" officeooo:rsid="2fd9f8b2"/>
    </style:style>
    <style:style style:name="T103" style:family="text">
      <style:text-properties style:text-line-through-style="none" style:text-line-through-type="none" officeooo:rsid="2fda70e0"/>
    </style:style>
    <style:style style:name="T104" style:family="text">
      <style:text-properties style:text-line-through-style="none" style:text-line-through-type="none" officeooo:rsid="2fdd037d"/>
    </style:style>
    <style:style style:name="T105" style:family="text">
      <style:text-properties style:text-line-through-style="none" style:text-line-through-type="none" officeooo:rsid="51e1a421"/>
    </style:style>
    <style:style style:name="T106" style:family="text">
      <style:text-properties style:text-line-through-style="none" style:text-line-through-type="none" officeooo:rsid="4ef6f267"/>
    </style:style>
    <style:style style:name="T107" style:family="text">
      <style:text-properties style:text-line-through-style="none" style:text-line-through-type="none" officeooo:rsid="2ff27b9b"/>
    </style:style>
    <style:style style:name="T108"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text-line-through-style="none" style:text-line-through-type="none" officeooo:rsid="2ff2ba63"/>
    </style:style>
    <style:style style:name="T110"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1"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4"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5"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8" style:family="text">
      <style:text-properties style:text-line-through-style="none" style:text-line-through-type="none" style:font-name="Cambria" officeooo:rsid="4a4167eb" fo:background-color="transparent" loext:char-shading-value="0"/>
    </style:style>
    <style:style style:name="T119" style:family="text">
      <style:text-properties style:text-line-through-style="none" style:text-line-through-type="none" style:font-name="Cambria" officeooo:rsid="4ef6f267" fo:background-color="transparent" loext:char-shading-value="0"/>
    </style:style>
    <style:style style:name="T120" style:family="text">
      <style:text-properties style:text-line-through-style="none" style:text-line-through-type="none" style:font-name="Cambria" officeooo:rsid="3047fc77" fo:background-color="transparent" loext:char-shading-value="0"/>
    </style:style>
    <style:style style:name="T121" style:family="text">
      <style:text-properties style:text-line-through-style="none" style:text-line-through-type="none" style:font-name="Cambria" officeooo:rsid="2ff27b9b" fo:background-color="transparent" loext:char-shading-value="0"/>
    </style:style>
    <style:style style:name="T122" style:family="text">
      <style:text-properties style:text-line-through-style="none" style:text-line-through-type="none" officeooo:rsid="3001e794"/>
    </style:style>
    <style:style style:name="T123" style:family="text">
      <style:text-properties style:text-line-through-style="none" style:text-line-through-type="none" officeooo:rsid="2da915a3"/>
    </style:style>
    <style:style style:name="T124" style:family="text">
      <style:text-properties style:text-line-through-style="none" style:text-line-through-type="none" officeooo:rsid="30167ab2"/>
    </style:style>
    <style:style style:name="T125" style:family="text">
      <style:text-properties style:text-line-through-style="none" style:text-line-through-type="none" officeooo:rsid="2da7c89f"/>
    </style:style>
    <style:style style:name="T126" style:family="text">
      <style:text-properties style:text-line-through-style="none" style:text-line-through-type="none" officeooo:rsid="2e20753c"/>
    </style:style>
    <style:style style:name="T127" style:family="text">
      <style:text-properties style:text-line-through-style="none" style:text-line-through-type="none" officeooo:rsid="30452d68"/>
    </style:style>
    <style:style style:name="T128" style:family="text">
      <style:text-properties style:text-line-through-style="none" style:text-line-through-type="none" officeooo:rsid="30472dc5"/>
    </style:style>
    <style:style style:name="T129" style:family="text">
      <style:text-properties style:text-line-through-style="none" style:text-line-through-type="none" officeooo:rsid="304847ad"/>
    </style:style>
    <style:style style:name="T130" style:family="text">
      <style:text-properties style:text-line-through-style="none" style:text-line-through-type="none" officeooo:rsid="31127e0f"/>
    </style:style>
    <style:style style:name="T131" style:family="text">
      <style:text-properties style:text-line-through-style="none" style:text-line-through-type="none" officeooo:rsid="311fc0a8"/>
    </style:style>
    <style:style style:name="T132" style:family="text">
      <style:text-properties fo:language="cs" fo:country="CZ"/>
    </style:style>
    <style:style style:name="T133" style:family="text">
      <style:text-properties fo:language="cs" fo:country="CZ" officeooo:rsid="2be98962"/>
    </style:style>
    <style:style style:name="T134" style:family="text">
      <style:text-properties fo:language="cs" fo:country="CZ" officeooo:rsid="2be9d552"/>
    </style:style>
    <style:style style:name="T135" style:family="text">
      <style:text-properties fo:language="cs" fo:country="CZ" officeooo:rsid="2bea78a7"/>
    </style:style>
    <style:style style:name="T136" style:family="text">
      <style:text-properties fo:language="cs" fo:country="CZ" officeooo:rsid="2bebebe1"/>
    </style:style>
    <style:style style:name="T137" style:family="text">
      <style:text-properties fo:language="cs" fo:country="CZ" officeooo:rsid="2bf9944c"/>
    </style:style>
    <style:style style:name="T138" style:family="text">
      <style:text-properties fo:language="cs" fo:country="CZ" officeooo:rsid="2c1b0dac"/>
    </style:style>
    <style:style style:name="T139" style:family="text">
      <style:text-properties fo:language="cs" fo:country="CZ" style:language-asian="zxx" style:country-asian="none" style:language-complex="ar" style:country-complex="SA"/>
    </style:style>
    <style:style style:name="T140" style:family="text">
      <style:text-properties fo:language="cs" fo:country="CZ" officeooo:rsid="2c477683"/>
    </style:style>
    <style:style style:name="T141" style:family="text">
      <style:text-properties fo:language="cs" fo:country="CZ" officeooo:rsid="2c480505"/>
    </style:style>
    <style:style style:name="T142" style:family="text">
      <style:text-properties fo:language="cs" fo:country="CZ" officeooo:rsid="2c48be07"/>
    </style:style>
    <style:style style:name="T143" style:family="text">
      <style:text-properties fo:language="cs" fo:country="CZ" officeooo:rsid="2c8571e4"/>
    </style:style>
    <style:style style:name="T144" style:family="text">
      <style:text-properties fo:language="cs" fo:country="CZ" officeooo:rsid="2cb72c25"/>
    </style:style>
    <style:style style:name="T145" style:family="text">
      <style:text-properties fo:language="cs" fo:country="CZ" fo:font-weight="bold" style:font-weight-asian="bold" style:font-weight-complex="bold"/>
    </style:style>
    <style:style style:name="T146" style:family="text">
      <style:text-properties fo:language="cs" fo:country="CZ" fo:font-weight="bold" officeooo:rsid="311a24c4" style:font-weight-asian="bold" style:font-weight-complex="bold"/>
    </style:style>
    <style:style style:name="T147" style:family="text">
      <style:text-properties fo:language="cs" fo:country="CZ" fo:font-weight="bold" officeooo:rsid="312c80f6" style:font-weight-asian="bold" style:font-weight-complex="bold"/>
    </style:style>
    <style:style style:name="T148" style:family="text">
      <style:text-properties fo:language="cs" fo:country="CZ" fo:font-weight="bold" officeooo:rsid="315a5a1f" style:font-weight-asian="bold" style:font-weight-complex="bold"/>
    </style:style>
    <style:style style:name="T149" style:family="text">
      <style:text-properties fo:language="cs" fo:country="CZ" fo:font-weight="bold" officeooo:rsid="315639cb" style:font-weight-asian="bold" style:font-weight-complex="bold"/>
    </style:style>
    <style:style style:name="T150" style:family="text">
      <style:text-properties fo:language="cs" fo:country="CZ" fo:font-weight="bold" officeooo:rsid="32c519ce" style:font-weight-asian="bold" style:font-weight-complex="bold"/>
    </style:style>
    <style:style style:name="T151" style:family="text">
      <style:text-properties fo:language="cs" fo:country="CZ" fo:font-weight="bold" officeooo:rsid="32c8a3df" style:font-weight-asian="bold" style:font-weight-complex="bold"/>
    </style:style>
    <style:style style:name="T152" style:family="text">
      <style:text-properties fo:language="cs" fo:country="CZ" fo:font-weight="bold" style:language-asian="zxx" style:country-asian="none" style:font-weight-asian="bold" style:language-complex="ar" style:country-complex="SA" style:font-weight-complex="bold"/>
    </style:style>
    <style:style style:name="T153" style:family="text">
      <style:text-properties fo:language="cs" fo:country="CZ" fo:font-weight="normal" style:font-weight-asian="normal" style:font-weight-complex="normal"/>
    </style:style>
    <style:style style:name="T154" style:family="text">
      <style:text-properties fo:language="cs" fo:country="CZ" fo:font-weight="normal" officeooo:rsid="2ce71b3a" style:font-weight-asian="normal" style:font-weight-complex="normal"/>
    </style:style>
    <style:style style:name="T155" style:family="text">
      <style:text-properties fo:language="cs" fo:country="CZ" fo:font-weight="normal" officeooo:rsid="2de46560" style:font-weight-asian="normal" style:font-weight-complex="normal"/>
    </style:style>
    <style:style style:name="T156" style:family="text">
      <style:text-properties fo:language="cs" fo:country="CZ" fo:font-weight="normal" officeooo:rsid="2df56763" style:font-weight-asian="normal" style:font-weight-complex="normal"/>
    </style:style>
    <style:style style:name="T157" style:family="text">
      <style:text-properties fo:language="cs" fo:country="CZ" fo:font-weight="normal" officeooo:rsid="2fbce079" style:font-weight-asian="normal" style:font-weight-complex="normal"/>
    </style:style>
    <style:style style:name="T158" style:family="text">
      <style:text-properties fo:language="cs" fo:country="CZ" fo:font-weight="normal" officeooo:rsid="315a5a1f" style:font-weight-asian="normal" style:font-weight-complex="normal"/>
    </style:style>
    <style:style style:name="T159" style:family="text">
      <style:text-properties fo:language="cs" fo:country="CZ" fo:font-weight="normal" officeooo:rsid="315f5728" style:font-weight-asian="normal" style:font-weight-complex="normal"/>
    </style:style>
    <style:style style:name="T160" style:family="text">
      <style:text-properties fo:language="cs" fo:country="CZ" fo:font-weight="normal" officeooo:rsid="31614591" style:font-weight-asian="normal" style:font-weight-complex="normal"/>
    </style:style>
    <style:style style:name="T161" style:family="text">
      <style:text-properties fo:language="cs" fo:country="CZ" fo:font-weight="normal" officeooo:rsid="316367e7" style:font-weight-asian="normal" style:font-weight-complex="normal"/>
    </style:style>
    <style:style style:name="T162" style:family="text">
      <style:text-properties fo:language="cs" fo:country="CZ" fo:font-weight="normal" officeooo:rsid="316dd70a" style:font-weight-asian="normal" style:font-weight-complex="normal"/>
    </style:style>
    <style:style style:name="T163" style:family="text">
      <style:text-properties fo:language="cs" fo:country="CZ" fo:font-weight="normal" officeooo:rsid="317dda40" style:font-weight-asian="normal" style:font-weight-complex="normal"/>
    </style:style>
    <style:style style:name="T164" style:family="text">
      <style:text-properties fo:language="cs" fo:country="CZ" fo:font-weight="normal" officeooo:rsid="317e27c3" style:font-weight-asian="normal" style:font-weight-complex="normal"/>
    </style:style>
    <style:style style:name="T165" style:family="text">
      <style:text-properties fo:language="cs" fo:country="CZ" fo:font-weight="normal" officeooo:rsid="3180cec5" style:font-weight-asian="normal" style:font-weight-complex="normal"/>
    </style:style>
    <style:style style:name="T166" style:family="text">
      <style:text-properties fo:language="cs" fo:country="CZ" fo:font-weight="normal" officeooo:rsid="318af5bb" style:font-weight-asian="normal" style:font-weight-complex="normal"/>
    </style:style>
    <style:style style:name="T167" style:family="text">
      <style:text-properties fo:language="cs" fo:country="CZ" fo:font-weight="normal" officeooo:rsid="3219ef03" style:font-weight-asian="normal" style:font-weight-complex="normal"/>
    </style:style>
    <style:style style:name="T168" style:family="text">
      <style:text-properties fo:language="cs" fo:country="CZ" fo:font-weight="normal" officeooo:rsid="32672596" style:font-weight-asian="normal" style:font-weight-complex="normal"/>
    </style:style>
    <style:style style:name="T169" style:family="text">
      <style:text-properties fo:language="cs" fo:country="CZ" fo:font-weight="normal" officeooo:rsid="328f9fee" style:font-weight-asian="normal" style:font-weight-complex="normal"/>
    </style:style>
    <style:style style:name="T170" style:family="text">
      <style:text-properties fo:language="cs" fo:country="CZ" fo:font-weight="normal" officeooo:rsid="3272316a" style:font-weight-asian="normal" style:font-weight-complex="normal"/>
    </style:style>
    <style:style style:name="T171" style:family="text">
      <style:text-properties fo:language="cs" fo:country="CZ" fo:font-weight="normal" officeooo:rsid="32c8a3df" style:font-weight-asian="normal" style:font-weight-complex="normal"/>
    </style:style>
    <style:style style:name="T172" style:family="text">
      <style:text-properties fo:language="cs" fo:country="CZ" fo:font-weight="normal" officeooo:rsid="31f9bc83" style:font-weight-asian="normal" style:font-weight-complex="normal"/>
    </style:style>
    <style:style style:name="T173" style:family="text">
      <style:text-properties fo:language="cs" fo:country="CZ" fo:font-weight="normal" style:language-asian="zxx" style:country-asian="none" style:font-weight-asian="normal" style:language-complex="ar" style:country-complex="SA" style:font-weight-complex="normal"/>
    </style:style>
    <style:style style:name="T174" style:family="text">
      <style:text-properties fo:language="cs" fo:country="CZ" officeooo:rsid="2ce9720a"/>
    </style:style>
    <style:style style:name="T175" style:family="text">
      <style:text-properties fo:language="cs" fo:country="CZ" fo:font-style="italic" style:font-style-asian="italic" style:font-style-complex="italic"/>
    </style:style>
    <style:style style:name="T176" style:family="text">
      <style:text-properties fo:language="cs" fo:country="CZ" fo:font-style="italic" officeooo:rsid="2bdf96d1" style:font-style-asian="italic" style:font-style-complex="italic"/>
    </style:style>
    <style:style style:name="T177" style:family="text">
      <style:text-properties fo:language="cs" fo:country="CZ" fo:font-style="italic" officeooo:rsid="3219ef03" style:font-style-asian="italic" style:font-style-complex="italic"/>
    </style:style>
    <style:style style:name="T178" style:family="text">
      <style:text-properties fo:language="cs" fo:country="CZ" fo:font-style="italic" style:language-asian="zxx" style:country-asian="none" style:font-style-asian="italic" style:language-complex="ar" style:country-complex="SA" style:font-style-complex="italic"/>
    </style:style>
    <style:style style:name="T179" style:family="text">
      <style:text-properties fo:language="cs" fo:country="CZ" fo:font-style="italic" officeooo:rsid="30119579" style:language-asian="zxx" style:country-asian="none" style:font-style-asian="italic" style:language-complex="ar" style:country-complex="SA" style:font-style-complex="italic"/>
    </style:style>
    <style:style style:name="T180" style:family="text">
      <style:text-properties fo:language="cs" fo:country="CZ" fo:font-style="italic" style:language-asian="cs" style:country-asian="CZ" style:font-style-asian="italic" style:language-complex="ar" style:country-complex="SA" style:font-style-complex="italic"/>
    </style:style>
    <style:style style:name="T181" style:family="text">
      <style:text-properties fo:language="cs" fo:country="CZ" fo:font-style="italic" style:language-asian="cs" style:country-asian="CZ" style:font-style-asian="italic" style:font-style-complex="italic"/>
    </style:style>
    <style:style style:name="T182" style:family="text">
      <style:text-properties fo:language="cs" fo:country="CZ" fo:font-style="italic" officeooo:rsid="2e1e63e1" style:language-asian="cs" style:country-asian="CZ" style:font-style-asian="italic" style:font-style-complex="italic"/>
    </style:style>
    <style:style style:name="T183" style:family="text">
      <style:text-properties fo:language="cs" fo:country="CZ" fo:font-style="normal" style:font-style-asian="normal" style:font-style-complex="normal"/>
    </style:style>
    <style:style style:name="T184" style:family="text">
      <style:text-properties fo:language="cs" fo:country="CZ" fo:font-style="normal" officeooo:rsid="2bdf96d1" style:font-style-asian="normal" style:font-style-complex="normal"/>
    </style:style>
    <style:style style:name="T185" style:family="text">
      <style:text-properties fo:language="cs" fo:country="CZ" fo:font-style="normal" officeooo:rsid="2bdfc203" style:font-style-asian="normal" style:font-style-complex="normal"/>
    </style:style>
    <style:style style:name="T186" style:family="text">
      <style:text-properties fo:language="cs" fo:country="CZ" fo:font-style="normal" officeooo:rsid="2d84afa8" style:font-style-asian="normal" style:font-style-complex="normal"/>
    </style:style>
    <style:style style:name="T187" style:family="text">
      <style:text-properties fo:language="cs" fo:country="CZ" fo:font-style="normal" style:language-asian="zxx" style:country-asian="none" style:font-style-asian="normal" style:language-complex="ar" style:country-complex="SA" style:font-style-complex="normal"/>
    </style:style>
    <style:style style:name="T188" style:family="text">
      <style:text-properties fo:language="cs" fo:country="CZ" fo:font-style="normal" style:language-asian="cs" style:country-asian="CZ" style:font-style-asian="normal" style:language-complex="ar" style:country-complex="SA" style:font-style-complex="normal"/>
    </style:style>
    <style:style style:name="T189" style:family="text">
      <style:text-properties fo:language="cs" fo:country="CZ" fo:font-style="normal" officeooo:rsid="2ffd8f91" style:language-asian="cs" style:country-asian="CZ" style:font-style-asian="normal" style:language-complex="ar" style:country-complex="SA" style:font-style-complex="normal"/>
    </style:style>
    <style:style style:name="T190" style:family="text">
      <style:text-properties fo:language="cs" fo:country="CZ" fo:font-style="normal" officeooo:rsid="3052621c" style:language-asian="cs" style:country-asian="CZ" style:font-style-asian="normal" style:language-complex="ar" style:country-complex="SA" style:font-style-complex="normal"/>
    </style:style>
    <style:style style:name="T191" style:family="text">
      <style:text-properties fo:language="cs" fo:country="CZ" fo:font-style="normal" style:language-asian="cs" style:country-asian="CZ" style:font-style-asian="normal" style:font-style-complex="normal"/>
    </style:style>
    <style:style style:name="T192" style:family="text">
      <style:text-properties fo:language="cs" fo:country="CZ" fo:font-style="normal" fo:font-weight="bold" style:font-style-asian="normal" style:font-weight-asian="bold" style:font-style-complex="normal" style:font-weight-complex="bold"/>
    </style:style>
    <style:style style:name="T193" style:family="text">
      <style:text-properties fo:language="cs" fo:country="CZ" officeooo:rsid="2cee8d5d"/>
    </style:style>
    <style:style style:name="T194" style:family="text">
      <style:text-properties fo:language="cs" fo:country="CZ" officeooo:rsid="2cf30dac"/>
    </style:style>
    <style:style style:name="T195" style:family="text">
      <style:text-properties fo:language="cs" fo:country="CZ" officeooo:rsid="2cf4dcba"/>
    </style:style>
    <style:style style:name="T196" style:family="text">
      <style:text-properties fo:language="cs" fo:country="CZ" officeooo:rsid="2cf7b45a"/>
    </style:style>
    <style:style style:name="T197" style:family="text">
      <style:text-properties fo:language="cs" fo:country="CZ" officeooo:rsid="2cf9799d"/>
    </style:style>
    <style:style style:name="T198" style:family="text">
      <style:text-properties fo:language="cs" fo:country="CZ" officeooo:rsid="2d0a878d"/>
    </style:style>
    <style:style style:name="T199" style:family="text">
      <style:text-properties fo:language="cs" fo:country="CZ" officeooo:rsid="2d0b6f52"/>
    </style:style>
    <style:style style:name="T200" style:family="text">
      <style:text-properties fo:language="cs" fo:country="CZ" officeooo:rsid="2d1994e4"/>
    </style:style>
    <style:style style:name="T201" style:family="text">
      <style:text-properties fo:language="cs" fo:country="CZ" officeooo:rsid="2d2b66a0"/>
    </style:style>
    <style:style style:name="T202" style:family="text">
      <style:text-properties fo:language="cs" fo:country="CZ" officeooo:rsid="2d2d3ef0"/>
    </style:style>
    <style:style style:name="T203" style:family="text">
      <style:text-properties fo:language="cs" fo:country="CZ" officeooo:rsid="2d369bed"/>
    </style:style>
    <style:style style:name="T204" style:family="text">
      <style:text-properties fo:language="cs" fo:country="CZ" officeooo:rsid="2d3a20e2"/>
    </style:style>
    <style:style style:name="T205" style:family="text">
      <style:text-properties fo:language="cs" fo:country="CZ" officeooo:rsid="2d3a2fe2"/>
    </style:style>
    <style:style style:name="T206" style:family="text">
      <style:text-properties fo:language="cs" fo:country="CZ" officeooo:rsid="2d3abe17"/>
    </style:style>
    <style:style style:name="T207" style:family="text">
      <style:text-properties fo:language="cs" fo:country="CZ" officeooo:rsid="2d3c10fa"/>
    </style:style>
    <style:style style:name="T208" style:family="text">
      <style:text-properties fo:language="cs" fo:country="CZ" officeooo:rsid="2d45fda9"/>
    </style:style>
    <style:style style:name="T209" style:family="text">
      <style:text-properties fo:language="cs" fo:country="CZ" officeooo:rsid="2d47af22"/>
    </style:style>
    <style:style style:name="T210" style:family="text">
      <style:text-properties fo:language="cs" fo:country="CZ" officeooo:rsid="2d494420"/>
    </style:style>
    <style:style style:name="T211" style:family="text">
      <style:text-properties fo:language="cs" fo:country="CZ" officeooo:rsid="2d4cfada"/>
    </style:style>
    <style:style style:name="T212" style:family="text">
      <style:text-properties fo:language="cs" fo:country="CZ" officeooo:rsid="2d4e9031"/>
    </style:style>
    <style:style style:name="T213" style:family="text">
      <style:text-properties fo:language="cs" fo:country="CZ" officeooo:rsid="2d4f0029"/>
    </style:style>
    <style:style style:name="T214" style:family="text">
      <style:text-properties fo:language="cs" fo:country="CZ" officeooo:rsid="2d6299e2"/>
    </style:style>
    <style:style style:name="T215" style:family="text">
      <style:text-properties fo:language="cs" fo:country="CZ" officeooo:rsid="2d9f807f"/>
    </style:style>
    <style:style style:name="T216" style:family="text">
      <style:text-properties fo:language="cs" fo:country="CZ" officeooo:rsid="2d669438"/>
    </style:style>
    <style:style style:name="T217" style:family="text">
      <style:text-properties fo:language="cs" fo:country="CZ" officeooo:rsid="2db4cd4f"/>
    </style:style>
    <style:style style:name="T218" style:family="text">
      <style:text-properties fo:language="cs" fo:country="CZ" officeooo:rsid="2dd33f0d"/>
    </style:style>
    <style:style style:name="T219" style:family="text">
      <style:text-properties fo:language="cs" fo:country="CZ" officeooo:rsid="2dd34059"/>
    </style:style>
    <style:style style:name="T220" style:family="text">
      <style:text-properties fo:language="cs" fo:country="CZ" officeooo:rsid="2dd418fa"/>
    </style:style>
    <style:style style:name="T221" style:family="text">
      <style:text-properties fo:language="cs" fo:country="CZ" officeooo:rsid="2df350ff"/>
    </style:style>
    <style:style style:name="T222" style:family="text">
      <style:text-properties fo:language="cs" fo:country="CZ" officeooo:rsid="2dfb3720"/>
    </style:style>
    <style:style style:name="T223" style:family="text">
      <style:text-properties fo:language="cs" fo:country="CZ" style:language-asian="cs" style:country-asian="CZ"/>
    </style:style>
    <style:style style:name="T224" style:family="text">
      <style:text-properties fo:language="cs" fo:country="CZ" style:language-asian="cs" style:country-asian="CZ" style:language-complex="ar" style:country-complex="SA"/>
    </style:style>
    <style:style style:name="T225" style:family="text">
      <style:text-properties fo:language="cs" fo:country="CZ" officeooo:rsid="2e2d8f9c"/>
    </style:style>
    <style:style style:name="T226" style:family="text">
      <style:text-properties fo:language="cs" fo:country="CZ" style:text-underline-style="none" officeooo:rsid="2e329540"/>
    </style:style>
    <style:style style:name="T227" style:family="text">
      <style:text-properties fo:language="cs" fo:country="CZ" style:text-underline-style="none" officeooo:rsid="2e60d11e"/>
    </style:style>
    <style:style style:name="T228" style:family="text">
      <style:text-properties fo:language="cs" fo:country="CZ" officeooo:rsid="2e5bd9d6"/>
    </style:style>
    <style:style style:name="T229" style:family="text">
      <style:text-properties fo:language="cs" fo:country="CZ" officeooo:rsid="2e7dcae7"/>
    </style:style>
    <style:style style:name="T230" style:family="text">
      <style:text-properties fo:language="cs" fo:country="CZ" officeooo:rsid="2ea87936"/>
    </style:style>
    <style:style style:name="T231" style:family="text">
      <style:text-properties fo:language="cs" fo:country="CZ" officeooo:rsid="2f1b08cb"/>
    </style:style>
    <style:style style:name="T232" style:family="text">
      <style:text-properties fo:language="cs" fo:country="CZ" officeooo:rsid="2f235fff"/>
    </style:style>
    <style:style style:name="T233" style:family="text">
      <style:text-properties fo:language="cs" fo:country="CZ" officeooo:rsid="2ce71b3a"/>
    </style:style>
    <style:style style:name="T234" style:family="text">
      <style:text-properties fo:language="cs" fo:country="CZ" officeooo:rsid="311dc0cb"/>
    </style:style>
    <style:style style:name="T235" style:family="text">
      <style:text-properties fo:language="cs" fo:country="CZ" officeooo:rsid="312b41d1"/>
    </style:style>
    <style:style style:name="T236" style:family="text">
      <style:text-properties fo:language="cs" fo:country="CZ" officeooo:rsid="312c80f6"/>
    </style:style>
    <style:style style:name="T237" style:family="text">
      <style:text-properties fo:language="cs" fo:country="CZ" officeooo:rsid="312e4d20"/>
    </style:style>
    <style:style style:name="T238" style:family="text">
      <style:text-properties fo:language="cs" fo:country="CZ" officeooo:rsid="312ea22c"/>
    </style:style>
    <style:style style:name="T239" style:family="text">
      <style:text-properties fo:language="cs" fo:country="CZ" officeooo:rsid="313314dd"/>
    </style:style>
    <style:style style:name="T240" style:family="text">
      <style:text-properties fo:language="cs" fo:country="CZ" officeooo:rsid="31346b0b"/>
    </style:style>
    <style:style style:name="T241" style:family="text">
      <style:text-properties fo:language="cs" fo:country="CZ" style:text-underline-style="solid" style:text-underline-width="auto" style:text-underline-color="font-color"/>
    </style:style>
    <style:style style:name="T242" style:family="text">
      <style:text-properties fo:language="cs" fo:country="CZ" style:text-underline-style="solid" style:text-underline-width="auto" style:text-underline-color="font-color" officeooo:rsid="313314dd"/>
    </style:style>
    <style:style style:name="T243" style:family="text">
      <style:text-properties fo:language="cs" fo:country="CZ" style:text-underline-style="solid" style:text-underline-width="auto" style:text-underline-color="font-color" officeooo:rsid="3137b239"/>
    </style:style>
    <style:style style:name="T244" style:family="text">
      <style:text-properties fo:language="cs" fo:country="CZ" style:text-underline-style="solid" style:text-underline-width="auto" style:text-underline-color="font-color" officeooo:rsid="31381d48"/>
    </style:style>
    <style:style style:name="T245" style:family="text">
      <style:text-properties fo:language="cs" fo:country="CZ" officeooo:rsid="3137b239"/>
    </style:style>
    <style:style style:name="T246" style:family="text">
      <style:text-properties fo:language="cs" fo:country="CZ" officeooo:rsid="2c21a43d"/>
    </style:style>
    <style:style style:name="T247" style:family="text">
      <style:text-properties fo:language="cs" fo:country="CZ" officeooo:rsid="31381d48"/>
    </style:style>
    <style:style style:name="T248" style:family="text">
      <style:text-properties fo:language="cs" fo:country="CZ" officeooo:rsid="315bf204"/>
    </style:style>
    <style:style style:name="T249" style:family="text">
      <style:text-properties fo:language="cs" fo:country="CZ" officeooo:rsid="315dd0d5"/>
    </style:style>
    <style:style style:name="T250" style:family="text">
      <style:text-properties fo:language="cs" fo:country="CZ" officeooo:rsid="315e2121"/>
    </style:style>
    <style:style style:name="T251" style:family="text">
      <style:text-properties fo:language="cs" fo:country="CZ" officeooo:rsid="315639cb"/>
    </style:style>
    <style:style style:name="T252" style:family="text">
      <style:text-properties fo:language="cs" fo:country="CZ" officeooo:rsid="3169d222"/>
    </style:style>
    <style:style style:name="T253" style:family="text">
      <style:text-properties fo:language="cs" fo:country="CZ" officeooo:rsid="31936132"/>
    </style:style>
    <style:style style:name="T254" style:family="text">
      <style:text-properties fo:language="cs" fo:country="CZ" officeooo:rsid="31991c97"/>
    </style:style>
    <style:style style:name="T255" style:family="text">
      <style:text-properties fo:language="cs" fo:country="CZ" officeooo:rsid="3199f8ed"/>
    </style:style>
    <style:style style:name="T256" style:family="text">
      <style:text-properties fo:language="cs" fo:country="CZ" officeooo:rsid="319a5df1"/>
    </style:style>
    <style:style style:name="T257" style:family="text">
      <style:text-properties fo:language="cs" fo:country="CZ" officeooo:rsid="319a8bfb"/>
    </style:style>
    <style:style style:name="T258" style:family="text">
      <style:text-properties fo:language="cs" fo:country="CZ" officeooo:rsid="31b7fdbe"/>
    </style:style>
    <style:style style:name="T259" style:family="text">
      <style:text-properties fo:language="cs" fo:country="CZ" officeooo:rsid="31bcb053"/>
    </style:style>
    <style:style style:name="T260" style:family="text">
      <style:text-properties fo:language="cs" fo:country="CZ" officeooo:rsid="31f9bc83"/>
    </style:style>
    <style:style style:name="T261" style:family="text">
      <style:text-properties fo:language="cs" fo:country="CZ" officeooo:rsid="32b53839"/>
    </style:style>
    <style:style style:name="T262" style:family="text">
      <style:text-properties fo:language="cs" fo:country="CZ" officeooo:rsid="32bd5ea8"/>
    </style:style>
    <style:style style:name="T263" style:family="text">
      <style:text-properties fo:language="cs" fo:country="CZ" officeooo:rsid="32c4231a"/>
    </style:style>
    <style:style style:name="T264" style:family="text">
      <style:text-properties fo:language="cs" fo:country="CZ" officeooo:rsid="32c4bd9b"/>
    </style:style>
    <style:style style:name="T265" style:family="text">
      <style:text-properties fo:language="cs" fo:country="CZ" officeooo:rsid="32c519ce"/>
    </style:style>
    <style:style style:name="T266" style:family="text">
      <style:text-properties fo:language="cs" fo:country="CZ" officeooo:rsid="32c5fd4c"/>
    </style:style>
    <style:style style:name="T267" style:family="text">
      <style:text-properties fo:language="cs" fo:country="CZ" officeooo:rsid="32c8a3df"/>
    </style:style>
    <style:style style:name="T268" style:family="text">
      <style:text-properties fo:language="cs" fo:country="CZ" officeooo:rsid="33002016"/>
    </style:style>
    <style:style style:name="T269" style:family="text">
      <style:text-properties fo:language="cs" fo:country="CZ" officeooo:rsid="339cdc15"/>
    </style:style>
    <style:style style:name="T270" style:family="text">
      <style:text-properties fo:font-style="italic" style:font-style-asian="italic" style:font-style-complex="italic"/>
    </style:style>
    <style:style style:name="T271" style:family="text">
      <style:text-properties fo:font-style="italic" officeooo:rsid="2bb06401" style:font-style-asian="italic" style:font-style-complex="italic"/>
    </style:style>
    <style:style style:name="T272" style:family="text">
      <style:text-properties fo:font-style="italic" officeooo:rsid="2bdad164" style:font-style-asian="italic" style:font-style-complex="italic"/>
    </style:style>
    <style:style style:name="T273" style:family="text">
      <style:text-properties fo:font-style="italic" officeooo:rsid="2bdf96d1" style:font-style-asian="italic" style:font-style-complex="italic"/>
    </style:style>
    <style:style style:name="T274" style:family="text">
      <style:text-properties fo:font-style="italic" officeooo:rsid="4588b715" style:font-style-asian="italic" style:font-style-complex="italic"/>
    </style:style>
    <style:style style:name="T275" style:family="text">
      <style:text-properties fo:font-style="italic" officeooo:rsid="2c5cf113" style:font-style-asian="italic" style:font-style-complex="italic"/>
    </style:style>
    <style:style style:name="T276" style:family="text">
      <style:text-properties fo:font-style="italic" officeooo:rsid="2c99992c" style:font-style-asian="italic" style:font-style-complex="italic"/>
    </style:style>
    <style:style style:name="T277" style:family="text">
      <style:text-properties fo:font-style="italic" officeooo:rsid="2d525afc" style:font-style-asian="italic" style:font-style-complex="italic"/>
    </style:style>
    <style:style style:name="T278" style:family="text">
      <style:text-properties fo:font-style="italic" officeooo:rsid="2d534fb0" style:font-style-asian="italic" style:font-style-complex="italic"/>
    </style:style>
    <style:style style:name="T279" style:family="text">
      <style:text-properties fo:font-style="italic" officeooo:rsid="503dc632" style:font-style-asian="italic" style:font-style-complex="italic"/>
    </style:style>
    <style:style style:name="T280" style:family="text">
      <style:text-properties fo:font-style="italic" officeooo:rsid="45703752" style:font-style-asian="italic" style:font-style-complex="italic"/>
    </style:style>
    <style:style style:name="T281" style:family="text">
      <style:text-properties fo:font-style="italic" officeooo:rsid="2d8b0dfd" style:font-style-asian="italic" style:font-style-complex="italic"/>
    </style:style>
    <style:style style:name="T282" style:family="text">
      <style:text-properties fo:font-style="italic" officeooo:rsid="2d90f701" style:font-style-asian="italic" style:font-style-complex="italic"/>
    </style:style>
    <style:style style:name="T283" style:family="text">
      <style:text-properties fo:font-style="italic" officeooo:rsid="2dcd463e" style:font-style-asian="italic" style:font-style-complex="italic"/>
    </style:style>
    <style:style style:name="T284" style:family="text">
      <style:text-properties fo:font-style="italic" officeooo:rsid="2dce3e15" style:font-style-asian="italic" style:font-style-complex="italic"/>
    </style:style>
    <style:style style:name="T285" style:family="text">
      <style:text-properties fo:font-style="italic" officeooo:rsid="2dcf42e9" style:font-style-asian="italic" style:font-style-complex="italic"/>
    </style:style>
    <style:style style:name="T286" style:family="text">
      <style:text-properties fo:font-style="italic" officeooo:rsid="2decc4d6" style:font-style-asian="italic" style:font-style-complex="italic"/>
    </style:style>
    <style:style style:name="T287" style:family="text">
      <style:text-properties fo:font-style="italic" officeooo:rsid="2e1e63e1" style:font-style-asian="italic" style:font-style-complex="italic"/>
    </style:style>
    <style:style style:name="T288" style:family="text">
      <style:text-properties fo:font-style="italic" officeooo:rsid="2e329540" style:font-style-asian="italic" style:font-style-complex="italic"/>
    </style:style>
    <style:style style:name="T289" style:family="text">
      <style:text-properties fo:font-style="italic" officeooo:rsid="2e4380c6" style:font-style-asian="italic" style:font-style-complex="italic"/>
    </style:style>
    <style:style style:name="T290" style:family="text">
      <style:text-properties fo:font-style="italic" officeooo:rsid="2e791353" style:font-style-asian="italic" style:font-style-complex="italic"/>
    </style:style>
    <style:style style:name="T291" style:family="text">
      <style:text-properties fo:font-style="italic" officeooo:rsid="2d6299e2" style:font-style-asian="italic" style:font-style-complex="italic"/>
    </style:style>
    <style:style style:name="T292" style:family="text">
      <style:text-properties fo:font-style="italic" officeooo:rsid="2e7dcae7" style:font-style-asian="italic" style:font-style-complex="italic"/>
    </style:style>
    <style:style style:name="T293" style:family="text">
      <style:text-properties fo:font-style="italic" officeooo:rsid="4fafaa48" style:font-style-asian="italic" style:font-style-complex="italic"/>
    </style:style>
    <style:style style:name="T294" style:family="text">
      <style:text-properties fo:font-style="italic" officeooo:rsid="2ef9e020" style:font-style-asian="italic" style:font-style-complex="italic"/>
    </style:style>
    <style:style style:name="T295" style:family="text">
      <style:text-properties fo:font-style="italic" officeooo:rsid="2efb8c0f" style:font-style-asian="italic" style:font-style-complex="italic"/>
    </style:style>
    <style:style style:name="T296" style:family="text">
      <style:text-properties fo:font-style="italic" officeooo:rsid="500da72b" style:font-style-asian="italic" style:font-style-complex="italic"/>
    </style:style>
    <style:style style:name="T297" style:family="text">
      <style:text-properties fo:font-style="italic" officeooo:rsid="3f23ef29" style:font-style-asian="italic" style:font-style-complex="italic"/>
    </style:style>
    <style:style style:name="T298" style:family="text">
      <style:text-properties fo:font-style="italic" officeooo:rsid="3ecd1329" style:font-style-asian="italic" style:font-style-complex="italic"/>
    </style:style>
    <style:style style:name="T299" style:family="text">
      <style:text-properties fo:font-style="italic" officeooo:rsid="3ed19b7b" style:font-style-asian="italic" style:font-style-complex="italic"/>
    </style:style>
    <style:style style:name="T300" style:family="text">
      <style:text-properties fo:font-style="italic" officeooo:rsid="3f253ee7" style:font-style-asian="italic" style:font-style-complex="italic"/>
    </style:style>
    <style:style style:name="T301" style:family="text">
      <style:text-properties fo:font-style="italic" officeooo:rsid="3eda7c58" style:font-style-asian="italic" style:font-style-complex="italic"/>
    </style:style>
    <style:style style:name="T302" style:family="text">
      <style:text-properties fo:font-style="italic" officeooo:rsid="4ee3fc97" style:font-style-asian="italic" style:font-style-complex="italic"/>
    </style:style>
    <style:style style:name="T303" style:family="text">
      <style:text-properties fo:font-style="italic" officeooo:rsid="4e7fda3f" style:font-style-asian="italic" style:font-style-complex="italic"/>
    </style:style>
    <style:style style:name="T304" style:family="text">
      <style:text-properties fo:font-style="italic" officeooo:rsid="4e446939" style:font-style-asian="italic" style:font-style-complex="italic"/>
    </style:style>
    <style:style style:name="T305" style:family="text">
      <style:text-properties fo:font-style="italic" officeooo:rsid="16077e11" style:font-style-asian="italic" style:font-style-complex="italic"/>
    </style:style>
    <style:style style:name="T306" style:family="text">
      <style:text-properties fo:font-style="italic" officeooo:rsid="16282f48" style:font-style-asian="italic" style:font-style-complex="italic"/>
    </style:style>
    <style:style style:name="T307" style:family="text">
      <style:text-properties fo:font-style="italic" officeooo:rsid="4a67efe2" style:font-style-asian="italic" style:font-style-complex="italic"/>
    </style:style>
    <style:style style:name="T308" style:family="text">
      <style:text-properties fo:font-style="italic" officeooo:rsid="50d891c3" style:font-style-asian="italic" style:font-style-complex="italic"/>
    </style:style>
    <style:style style:name="T309" style:family="text">
      <style:text-properties fo:font-style="italic" officeooo:rsid="2f67fb10" style:font-style-asian="italic" style:font-style-complex="italic"/>
    </style:style>
    <style:style style:name="T310" style:family="text">
      <style:text-properties fo:font-style="italic" officeooo:rsid="2f7880f5" style:font-style-asian="italic" style:font-style-complex="italic"/>
    </style:style>
    <style:style style:name="T311" style:family="text">
      <style:text-properties fo:font-style="italic" officeooo:rsid="2fbfaede" style:font-style-asian="italic" style:font-style-complex="italic"/>
    </style:style>
    <style:style style:name="T312" style:family="text">
      <style:text-properties fo:font-style="italic" officeooo:rsid="2fac9a7d" style:font-style-asian="italic" style:font-style-complex="italic"/>
    </style:style>
    <style:style style:name="T313" style:family="text">
      <style:text-properties fo:font-style="italic" officeooo:rsid="3004c7b2" style:font-style-asian="italic" style:font-style-complex="italic"/>
    </style:style>
    <style:style style:name="T314" style:family="text">
      <style:text-properties fo:font-style="italic" officeooo:rsid="304126e4" style:font-style-asian="italic" style:font-style-complex="italic"/>
    </style:style>
    <style:style style:name="T315" style:family="text">
      <style:text-properties fo:font-style="italic" officeooo:rsid="304e13f0" style:font-style-asian="italic" style:font-style-complex="italic"/>
    </style:style>
    <style:style style:name="T316" style:family="text">
      <style:text-properties fo:font-style="italic" officeooo:rsid="30abfd50" style:font-style-asian="italic" style:font-style-complex="italic"/>
    </style:style>
    <style:style style:name="T317" style:family="text">
      <style:text-properties fo:font-style="italic" officeooo:rsid="31089f2d" style:font-style-asian="italic" style:font-style-complex="italic"/>
    </style:style>
    <style:style style:name="T318" style:family="text">
      <style:text-properties fo:font-style="italic" officeooo:rsid="318c6b01" style:font-style-asian="italic" style:font-style-complex="italic"/>
    </style:style>
    <style:style style:name="T319" style:family="text">
      <style:text-properties fo:font-style="italic" officeooo:rsid="318eb22e" style:font-style-asian="italic" style:font-style-complex="italic"/>
    </style:style>
    <style:style style:name="T320" style:family="text">
      <style:text-properties fo:font-style="italic" officeooo:rsid="31dbb4e0" style:font-style-asian="italic" style:font-style-complex="italic"/>
    </style:style>
    <style:style style:name="T321" style:family="text">
      <style:text-properties fo:font-style="italic" officeooo:rsid="31edcd94" style:font-style-asian="italic" style:font-style-complex="italic"/>
    </style:style>
    <style:style style:name="T322" style:family="text">
      <style:text-properties fo:font-style="italic" officeooo:rsid="31fcb38d" style:font-style-asian="italic" style:font-style-complex="italic"/>
    </style:style>
    <style:style style:name="T323" style:family="text">
      <style:text-properties fo:font-style="italic" officeooo:rsid="31ff0c97" style:font-style-asian="italic" style:font-style-complex="italic"/>
    </style:style>
    <style:style style:name="T324" style:family="text">
      <style:text-properties fo:font-style="italic" officeooo:rsid="3200d658" style:font-style-asian="italic" style:font-style-complex="italic"/>
    </style:style>
    <style:style style:name="T325" style:family="text">
      <style:text-properties fo:font-style="italic" officeooo:rsid="323617bf" style:font-style-asian="italic" style:font-style-complex="italic"/>
    </style:style>
    <style:style style:name="T326" style:family="text">
      <style:text-properties fo:font-style="italic" officeooo:rsid="32413ed4" style:font-style-asian="italic" style:font-style-complex="italic"/>
    </style:style>
    <style:style style:name="T327" style:family="text">
      <style:text-properties fo:font-style="italic" officeooo:rsid="324d5a85" style:font-style-asian="italic" style:font-style-complex="italic"/>
    </style:style>
    <style:style style:name="T328" style:family="text">
      <style:text-properties fo:font-style="italic" officeooo:rsid="325aedf5" style:font-style-asian="italic" style:font-style-complex="italic"/>
    </style:style>
    <style:style style:name="T329" style:family="text">
      <style:text-properties fo:font-style="italic" officeooo:rsid="3288dd39" style:font-style-asian="italic" style:font-style-complex="italic"/>
    </style:style>
    <style:style style:name="T330" style:family="text">
      <style:text-properties fo:font-style="italic" officeooo:rsid="328c5d86" style:font-style-asian="italic" style:font-style-complex="italic"/>
    </style:style>
    <style:style style:name="T331" style:family="text">
      <style:text-properties fo:font-style="italic" officeooo:rsid="3292fc28" style:font-style-asian="italic" style:font-style-complex="italic"/>
    </style:style>
    <style:style style:name="T332" style:family="text">
      <style:text-properties fo:font-style="italic" officeooo:rsid="328db274" style:font-style-asian="italic" style:font-style-complex="italic"/>
    </style:style>
    <style:style style:name="T333" style:family="text">
      <style:text-properties fo:font-style="italic" officeooo:rsid="3296e907" style:font-style-asian="italic" style:font-style-complex="italic"/>
    </style:style>
    <style:style style:name="T334" style:family="text">
      <style:text-properties fo:font-style="italic" officeooo:rsid="32ad7dc9" style:font-style-asian="italic" style:font-style-complex="italic"/>
    </style:style>
    <style:style style:name="T335" style:family="text">
      <style:text-properties fo:font-style="italic" officeooo:rsid="32cbbb11" style:font-style-asian="italic" style:font-style-complex="italic"/>
    </style:style>
    <style:style style:name="T336" style:family="text">
      <style:text-properties fo:font-style="italic" officeooo:rsid="32cf2ff5" style:font-style-asian="italic" style:font-style-complex="italic"/>
    </style:style>
    <style:style style:name="T337" style:family="text">
      <style:text-properties fo:font-style="italic" officeooo:rsid="516d15c5" style:font-style-asian="italic" style:font-style-complex="italic"/>
    </style:style>
    <style:style style:name="T338" style:family="text">
      <style:text-properties fo:font-style="italic" officeooo:rsid="33062e35" style:font-style-asian="italic" style:font-style-complex="italic"/>
    </style:style>
    <style:style style:name="T339" style:family="text">
      <style:text-properties fo:font-style="italic" officeooo:rsid="3382db5a" style:font-style-asian="italic" style:font-style-complex="italic"/>
    </style:style>
    <style:style style:name="T340" style:family="text">
      <style:text-properties fo:font-style="italic" fo:font-weight="normal" style:font-style-asian="italic" style:font-weight-asian="normal" style:font-style-complex="italic" style:font-weight-complex="normal"/>
    </style:style>
    <style:style style:name="T341" style:family="text">
      <style:text-properties fo:font-style="italic" fo:font-weight="normal" officeooo:rsid="31b1491c" style:font-style-asian="italic" style:font-weight-asian="normal" style:font-style-complex="italic" style:font-weight-complex="normal"/>
    </style:style>
    <style:style style:name="T342" style:family="text">
      <style:text-properties fo:font-style="italic" fo:font-weight="normal" officeooo:rsid="32183820" style:font-style-asian="italic" style:font-weight-asian="normal" style:font-style-complex="italic" style:font-weight-complex="normal"/>
    </style:style>
    <style:style style:name="T343" style:family="text">
      <style:text-properties fo:font-style="italic" fo:font-weight="bold" style:font-style-asian="italic" style:font-weight-asian="bold" style:font-style-complex="italic" style:font-weight-complex="bold"/>
    </style:style>
    <style:style style:name="T344" style:family="text">
      <style:text-properties fo:font-style="italic" fo:font-weight="bold" officeooo:rsid="2bbba14c" style:font-style-asian="italic" style:font-weight-asian="bold" style:font-style-complex="italic" style:font-weight-complex="bold"/>
    </style:style>
    <style:style style:name="T345" style:family="text">
      <style:text-properties fo:font-style="italic" fo:font-weight="bold" officeooo:rsid="2fc06ab8" style:font-style-asian="italic" style:font-weight-asian="bold" style:font-style-complex="italic" style:font-weight-complex="bold"/>
    </style:style>
    <style:style style:name="T346" style:family="text">
      <style:text-properties fo:font-style="italic" style:text-underline-style="solid" style:text-underline-width="auto" style:text-underline-color="font-color" style:font-style-asian="italic" style:font-style-complex="italic"/>
    </style:style>
    <style:style style:name="T347" style:family="text">
      <style:text-properties fo:font-style="italic" style:text-underline-style="none" style:font-style-asian="italic" style:font-style-complex="italic"/>
    </style:style>
    <style:style style:name="T348" style:family="text">
      <style:text-properties fo:font-style="normal" style:font-style-asian="normal" style:font-style-complex="normal"/>
    </style:style>
    <style:style style:name="T349" style:family="text">
      <style:text-properties fo:font-style="normal" officeooo:rsid="2b98908f" style:font-style-asian="normal" style:font-style-complex="normal"/>
    </style:style>
    <style:style style:name="T350" style:family="text">
      <style:text-properties fo:font-style="normal" officeooo:rsid="2b9fc56a" style:font-style-asian="normal" style:font-style-complex="normal"/>
    </style:style>
    <style:style style:name="T351" style:family="text">
      <style:text-properties fo:font-style="normal" officeooo:rsid="2ba10d87" style:font-style-asian="normal" style:font-style-complex="normal"/>
    </style:style>
    <style:style style:name="T352" style:family="text">
      <style:text-properties fo:font-style="normal" officeooo:rsid="2ba358bb" style:font-style-asian="normal" style:font-style-complex="normal"/>
    </style:style>
    <style:style style:name="T353" style:family="text">
      <style:text-properties fo:font-style="normal" officeooo:rsid="2bacda3a" style:font-style-asian="normal" style:font-style-complex="normal"/>
    </style:style>
    <style:style style:name="T354" style:family="text">
      <style:text-properties fo:font-style="normal" officeooo:rsid="2baeecc3" style:font-style-asian="normal" style:font-style-complex="normal"/>
    </style:style>
    <style:style style:name="T355" style:family="text">
      <style:text-properties fo:font-style="normal" officeooo:rsid="2bb06401" style:font-style-asian="normal" style:font-style-complex="normal"/>
    </style:style>
    <style:style style:name="T356" style:family="text">
      <style:text-properties fo:font-style="normal" officeooo:rsid="2bb1a8ac" style:font-style-asian="normal" style:font-style-complex="normal"/>
    </style:style>
    <style:style style:name="T357" style:family="text">
      <style:text-properties fo:font-style="normal" officeooo:rsid="2bb2d558" style:font-style-asian="normal" style:font-style-complex="normal"/>
    </style:style>
    <style:style style:name="T358" style:family="text">
      <style:text-properties fo:font-style="normal" officeooo:rsid="2bb41f57" style:font-style-asian="normal" style:font-style-complex="normal"/>
    </style:style>
    <style:style style:name="T359" style:family="text">
      <style:text-properties fo:font-style="normal" officeooo:rsid="2bc6b18b" style:font-style-asian="normal" style:font-style-complex="normal"/>
    </style:style>
    <style:style style:name="T360" style:family="text">
      <style:text-properties fo:font-style="normal" officeooo:rsid="2bce39a6" style:font-style-asian="normal" style:font-style-complex="normal"/>
    </style:style>
    <style:style style:name="T361" style:family="text">
      <style:text-properties fo:font-style="normal" officeooo:rsid="2bdad164" style:font-style-asian="normal" style:font-style-complex="normal"/>
    </style:style>
    <style:style style:name="T362" style:family="text">
      <style:text-properties fo:font-style="normal" officeooo:rsid="2bdc79e8" style:font-style-asian="normal" style:font-style-complex="normal"/>
    </style:style>
    <style:style style:name="T363" style:family="text">
      <style:text-properties fo:font-style="normal" officeooo:rsid="2bdf96d1" style:font-style-asian="normal" style:font-style-complex="normal"/>
    </style:style>
    <style:style style:name="T364" style:family="text">
      <style:text-properties fo:font-style="normal" officeooo:rsid="2be1890c" style:font-style-asian="normal" style:font-style-complex="normal"/>
    </style:style>
    <style:style style:name="T365" style:family="text">
      <style:text-properties fo:font-style="normal" officeooo:rsid="2be23750" style:font-style-asian="normal" style:font-style-complex="normal"/>
    </style:style>
    <style:style style:name="T366" style:family="text">
      <style:text-properties fo:font-style="normal" officeooo:rsid="2d1b6126" style:font-style-asian="normal" style:font-style-complex="normal"/>
    </style:style>
    <style:style style:name="T367" style:family="text">
      <style:text-properties fo:font-style="normal" officeooo:rsid="503dc632" style:font-style-asian="normal" style:font-style-complex="normal"/>
    </style:style>
    <style:style style:name="T368" style:family="text">
      <style:text-properties fo:font-style="normal" officeooo:rsid="503cf89e" style:font-style-asian="normal" style:font-style-complex="normal"/>
    </style:style>
    <style:style style:name="T369" style:family="text">
      <style:text-properties fo:font-style="normal" officeooo:rsid="504650d2" style:font-style-asian="normal" style:font-style-complex="normal"/>
    </style:style>
    <style:style style:name="T370" style:family="text">
      <style:text-properties fo:font-style="normal" officeooo:rsid="45df761a" style:font-style-asian="normal" style:font-style-complex="normal"/>
    </style:style>
    <style:style style:name="T371" style:family="text">
      <style:text-properties fo:font-style="normal" officeooo:rsid="45703752" style:font-style-asian="normal" style:font-style-complex="normal"/>
    </style:style>
    <style:style style:name="T372" style:family="text">
      <style:text-properties fo:font-style="normal" officeooo:rsid="2d84afa8" style:font-style-asian="normal" style:font-style-complex="normal"/>
    </style:style>
    <style:style style:name="T373" style:family="text">
      <style:text-properties fo:font-style="normal" officeooo:rsid="2d8b0dfd" style:font-style-asian="normal" style:font-style-complex="normal"/>
    </style:style>
    <style:style style:name="T374" style:family="text">
      <style:text-properties fo:font-style="normal" officeooo:rsid="2dce3e15" style:font-style-asian="normal" style:font-style-complex="normal"/>
    </style:style>
    <style:style style:name="T375" style:family="text">
      <style:text-properties fo:font-style="normal" officeooo:rsid="2dce6318" style:font-style-asian="normal" style:font-style-complex="normal"/>
    </style:style>
    <style:style style:name="T376" style:family="text">
      <style:text-properties fo:font-style="normal" officeooo:rsid="2dcd463e" style:font-style-asian="normal" style:font-style-complex="normal"/>
    </style:style>
    <style:style style:name="T377" style:family="text">
      <style:text-properties fo:font-style="normal" officeooo:rsid="2decc4d6" style:font-style-asian="normal" style:font-style-complex="normal"/>
    </style:style>
    <style:style style:name="T378" style:family="text">
      <style:text-properties fo:font-style="normal" officeooo:rsid="2e2be1b5" style:font-style-asian="normal" style:font-style-complex="normal"/>
    </style:style>
    <style:style style:name="T379" style:family="text">
      <style:text-properties fo:font-style="normal" officeooo:rsid="2e791353" style:font-style-asian="normal" style:font-style-complex="normal"/>
    </style:style>
    <style:style style:name="T380" style:family="text">
      <style:text-properties fo:font-style="normal" officeooo:rsid="4f83fff4" style:font-style-asian="normal" style:font-style-complex="normal"/>
    </style:style>
    <style:style style:name="T381" style:family="text">
      <style:text-properties fo:font-style="normal" officeooo:rsid="516d15c5" style:font-style-asian="normal" style:font-style-complex="normal"/>
    </style:style>
    <style:style style:name="T382" style:family="text">
      <style:text-properties fo:font-style="normal" officeooo:rsid="516e30ab" style:font-style-asian="normal" style:font-style-complex="normal"/>
    </style:style>
    <style:style style:name="T383" style:family="text">
      <style:text-properties fo:font-style="normal" officeooo:rsid="2ef9e020" style:font-style-asian="normal" style:font-style-complex="normal"/>
    </style:style>
    <style:style style:name="T384" style:family="text">
      <style:text-properties fo:font-style="normal" officeooo:rsid="3ecd1329" style:font-style-asian="normal" style:font-style-complex="normal"/>
    </style:style>
    <style:style style:name="T385" style:family="text">
      <style:text-properties fo:font-style="normal" officeooo:rsid="3ecf313d" style:font-style-asian="normal" style:font-style-complex="normal"/>
    </style:style>
    <style:style style:name="T386" style:family="text">
      <style:text-properties fo:font-style="normal" officeooo:rsid="3f231cec" style:font-style-asian="normal" style:font-style-complex="normal"/>
    </style:style>
    <style:style style:name="T387" style:family="text">
      <style:text-properties fo:font-style="normal" officeooo:rsid="51716728" style:font-style-asian="normal" style:font-style-complex="normal"/>
    </style:style>
    <style:style style:name="T388" style:family="text">
      <style:text-properties fo:font-style="normal" officeooo:rsid="510a2795" style:font-style-asian="normal" style:font-style-complex="normal"/>
    </style:style>
    <style:style style:name="T389" style:family="text">
      <style:text-properties fo:font-style="normal" officeooo:rsid="510b14e4" style:font-style-asian="normal" style:font-style-complex="normal"/>
    </style:style>
    <style:style style:name="T390" style:family="text">
      <style:text-properties fo:font-style="normal" officeooo:rsid="16282f48" style:font-style-asian="normal" style:font-style-complex="normal"/>
    </style:style>
    <style:style style:name="T391" style:family="text">
      <style:text-properties fo:font-style="normal" officeooo:rsid="50d891c3" style:font-style-asian="normal" style:font-style-complex="normal"/>
    </style:style>
    <style:style style:name="T392" style:family="text">
      <style:text-properties fo:font-style="normal" officeooo:rsid="2f7880f5" style:font-style-asian="normal" style:font-style-complex="normal"/>
    </style:style>
    <style:style style:name="T393" style:family="text">
      <style:text-properties fo:font-style="normal" officeooo:rsid="3012f45a" style:font-style-asian="normal" style:font-style-complex="normal"/>
    </style:style>
    <style:style style:name="T394" style:family="text">
      <style:text-properties fo:font-style="normal" officeooo:rsid="303988d6" style:font-style-asian="normal" style:font-style-complex="normal"/>
    </style:style>
    <style:style style:name="T395" style:family="text">
      <style:text-properties fo:font-style="normal" officeooo:rsid="303bb0bd" style:font-style-asian="normal" style:font-style-complex="normal"/>
    </style:style>
    <style:style style:name="T396" style:family="text">
      <style:text-properties fo:font-style="normal" officeooo:rsid="3124511e" style:font-style-asian="normal" style:font-style-complex="normal"/>
    </style:style>
    <style:style style:name="T397" style:family="text">
      <style:text-properties fo:font-style="normal" officeooo:rsid="313fe9e4" style:font-style-asian="normal" style:font-style-complex="normal"/>
    </style:style>
    <style:style style:name="T398" style:family="text">
      <style:text-properties fo:font-style="normal" officeooo:rsid="31f65c9f" style:font-style-asian="normal" style:font-style-complex="normal"/>
    </style:style>
    <style:style style:name="T399" style:family="text">
      <style:text-properties fo:font-style="normal" officeooo:rsid="32d9833f" style:font-style-asian="normal" style:font-style-complex="normal"/>
    </style:style>
    <style:style style:name="T400" style:family="text">
      <style:text-properties fo:font-style="normal" fo:font-weight="bold" style:font-style-asian="normal" style:font-weight-asian="bold" style:font-style-complex="normal" style:font-weight-complex="bold"/>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2bdf96d1" style:font-style-asian="normal" style:font-weight-asian="normal" style:font-style-complex="normal" style:font-weight-complex="normal"/>
    </style:style>
    <style:style style:name="T403" style:family="text">
      <style:text-properties fo:font-style="normal" fo:font-weight="normal" officeooo:rsid="3322a080" style:font-style-asian="normal" style:font-weight-asian="normal" style:font-style-complex="normal" style:font-weight-complex="normal"/>
    </style:style>
    <style:style style:name="T404" style:family="text">
      <style:text-properties fo:font-style="normal" style:text-underline-style="solid" style:text-underline-width="auto" style:text-underline-color="font-color" officeooo:rsid="2bb41f57" style:font-style-asian="normal" style:font-style-complex="normal"/>
    </style:style>
    <style:style style:name="T405" style:family="text">
      <style:text-properties fo:font-style="normal" style:text-underline-style="solid" style:text-underline-width="auto" style:text-underline-color="font-color" officeooo:rsid="2bce39a6" style:font-style-asian="normal" style:font-style-complex="normal"/>
    </style:style>
    <style:style style:name="T406" style:family="text">
      <style:text-properties fo:font-weight="bold" style:font-weight-asian="bold" style:font-weight-complex="bold"/>
    </style:style>
    <style:style style:name="T407" style:family="text">
      <style:text-properties fo:font-weight="bold" officeooo:rsid="2bb1a8ac" style:font-weight-asian="bold" style:font-weight-complex="bold"/>
    </style:style>
    <style:style style:name="T408" style:family="text">
      <style:text-properties fo:font-weight="bold" officeooo:rsid="2bc6b18b" style:font-weight-asian="bold" style:font-weight-complex="bold"/>
    </style:style>
    <style:style style:name="T409" style:family="text">
      <style:text-properties fo:font-weight="bold" officeooo:rsid="2ba79455" style:font-weight-asian="bold" style:font-weight-complex="bold"/>
    </style:style>
    <style:style style:name="T410" style:family="text">
      <style:text-properties fo:font-weight="bold" officeooo:rsid="2be98962" style:font-weight-asian="bold" style:font-weight-complex="bold"/>
    </style:style>
    <style:style style:name="T411" style:family="text">
      <style:text-properties fo:font-weight="bold" officeooo:rsid="2c37d9b4" style:font-weight-asian="bold" style:font-weight-complex="bold"/>
    </style:style>
    <style:style style:name="T412" style:family="text">
      <style:text-properties fo:font-weight="bold" officeooo:rsid="2c141b9b" style:font-weight-asian="bold" style:font-weight-complex="bold"/>
    </style:style>
    <style:style style:name="T413" style:family="text">
      <style:text-properties fo:font-weight="bold" officeooo:rsid="2c13e078" style:font-weight-asian="bold" style:font-weight-complex="bold"/>
    </style:style>
    <style:style style:name="T414" style:family="text">
      <style:text-properties fo:font-weight="bold" officeooo:rsid="2c480505" style:font-weight-asian="bold" style:font-weight-complex="bold"/>
    </style:style>
    <style:style style:name="T415" style:family="text">
      <style:text-properties fo:font-weight="bold" officeooo:rsid="2c152ac4" style:font-weight-asian="bold" style:font-weight-complex="bold"/>
    </style:style>
    <style:style style:name="T416" style:family="text">
      <style:text-properties fo:font-weight="bold" officeooo:rsid="2cfc463c" style:font-weight-asian="bold" style:font-weight-complex="bold"/>
    </style:style>
    <style:style style:name="T417" style:family="text">
      <style:text-properties fo:font-weight="bold" officeooo:rsid="2d7bf0b1" style:font-weight-asian="bold" style:font-weight-complex="bold"/>
    </style:style>
    <style:style style:name="T418" style:family="text">
      <style:text-properties fo:font-weight="bold" officeooo:rsid="2d8508d2" style:font-weight-asian="bold" style:font-weight-complex="bold"/>
    </style:style>
    <style:style style:name="T419" style:family="text">
      <style:text-properties fo:font-weight="bold" officeooo:rsid="2dc1b7e5" style:font-weight-asian="bold" style:font-weight-complex="bold"/>
    </style:style>
    <style:style style:name="T420" style:family="text">
      <style:text-properties fo:font-weight="bold" officeooo:rsid="2dd34059" style:font-weight-asian="bold" style:font-weight-complex="bold"/>
    </style:style>
    <style:style style:name="T421" style:family="text">
      <style:text-properties fo:font-weight="bold" officeooo:rsid="2ddaf02d" style:font-weight-asian="bold" style:font-weight-complex="bold"/>
    </style:style>
    <style:style style:name="T422" style:family="text">
      <style:text-properties fo:font-weight="bold" officeooo:rsid="2decc4d6" style:font-weight-asian="bold" style:font-weight-complex="bold"/>
    </style:style>
    <style:style style:name="T423" style:family="text">
      <style:text-properties fo:font-weight="bold" officeooo:rsid="2df4dc04" style:font-weight-asian="bold" style:font-weight-complex="bold"/>
    </style:style>
    <style:style style:name="T424" style:family="text">
      <style:text-properties fo:font-weight="bold" officeooo:rsid="2df57239" style:font-weight-asian="bold" style:font-weight-complex="bold"/>
    </style:style>
    <style:style style:name="T425" style:family="text">
      <style:text-properties fo:font-weight="bold" officeooo:rsid="2df5adf1" style:font-weight-asian="bold" style:font-weight-complex="bold"/>
    </style:style>
    <style:style style:name="T426" style:family="text">
      <style:text-properties fo:font-weight="bold" officeooo:rsid="2df8dc0f" style:font-weight-asian="bold" style:font-weight-complex="bold"/>
    </style:style>
    <style:style style:name="T427" style:family="text">
      <style:text-properties fo:font-weight="bold" officeooo:rsid="2dfb3720" style:font-weight-asian="bold" style:font-weight-complex="bold"/>
    </style:style>
    <style:style style:name="T428" style:family="text">
      <style:text-properties fo:font-weight="bold" officeooo:rsid="2dfdcb9e" style:font-weight-asian="bold" style:font-weight-complex="bold"/>
    </style:style>
    <style:style style:name="T429" style:family="text">
      <style:text-properties fo:font-weight="bold" officeooo:rsid="2e025ec8" style:font-weight-asian="bold" style:font-weight-complex="bold"/>
    </style:style>
    <style:style style:name="T430" style:family="text">
      <style:text-properties fo:font-weight="bold" officeooo:rsid="2e199b7f" style:font-weight-asian="bold" style:font-weight-complex="bold"/>
    </style:style>
    <style:style style:name="T431" style:family="text">
      <style:text-properties fo:font-weight="bold" officeooo:rsid="2e3389d8" style:font-weight-asian="bold" style:font-weight-complex="bold"/>
    </style:style>
    <style:style style:name="T432" style:family="text">
      <style:text-properties fo:font-weight="bold" officeooo:rsid="2e42079e" style:font-weight-asian="bold" style:font-weight-complex="bold"/>
    </style:style>
    <style:style style:name="T433" style:family="text">
      <style:text-properties fo:font-weight="bold" officeooo:rsid="2e4e1492" style:font-weight-asian="bold" style:font-weight-complex="bold"/>
    </style:style>
    <style:style style:name="T434" style:family="text">
      <style:text-properties fo:font-weight="bold" officeooo:rsid="2e545b54" style:font-weight-asian="bold" style:font-weight-complex="bold"/>
    </style:style>
    <style:style style:name="T435" style:family="text">
      <style:text-properties fo:font-weight="bold" officeooo:rsid="2dbd0347" style:font-weight-asian="bold" style:font-weight-complex="bold"/>
    </style:style>
    <style:style style:name="T436" style:family="text">
      <style:text-properties fo:font-weight="bold" officeooo:rsid="2e59694c" style:font-weight-asian="bold" style:font-weight-complex="bold"/>
    </style:style>
    <style:style style:name="T437" style:family="text">
      <style:text-properties fo:font-weight="bold" officeooo:rsid="2e662700" style:font-weight-asian="bold" style:font-weight-complex="bold"/>
    </style:style>
    <style:style style:name="T438" style:family="text">
      <style:text-properties fo:font-weight="bold" officeooo:rsid="2e7fff42" style:font-weight-asian="bold" style:font-weight-complex="bold"/>
    </style:style>
    <style:style style:name="T439" style:family="text">
      <style:text-properties fo:font-weight="bold" officeooo:rsid="2e84e8bd" style:font-weight-asian="bold" style:font-weight-complex="bold"/>
    </style:style>
    <style:style style:name="T440" style:family="text">
      <style:text-properties fo:font-weight="bold" officeooo:rsid="2e857c32" style:font-weight-asian="bold" style:font-weight-complex="bold"/>
    </style:style>
    <style:style style:name="T441" style:family="text">
      <style:text-properties fo:font-weight="bold" officeooo:rsid="2ea88bac" style:font-weight-asian="bold" style:font-weight-complex="bold"/>
    </style:style>
    <style:style style:name="T442" style:family="text">
      <style:text-properties fo:font-weight="bold" officeooo:rsid="2ebd2a05" style:font-weight-asian="bold" style:font-weight-complex="bold"/>
    </style:style>
    <style:style style:name="T443" style:family="text">
      <style:text-properties fo:font-weight="bold" officeooo:rsid="2ec548ae" style:font-weight-asian="bold" style:font-weight-complex="bold"/>
    </style:style>
    <style:style style:name="T444" style:family="text">
      <style:text-properties fo:font-weight="bold" officeooo:rsid="2ec939ea" style:font-weight-asian="bold" style:font-weight-complex="bold"/>
    </style:style>
    <style:style style:name="T445" style:family="text">
      <style:text-properties fo:font-weight="bold" officeooo:rsid="2fac9a7d" style:font-weight-asian="bold" style:font-weight-complex="bold"/>
    </style:style>
    <style:style style:name="T446" style:family="text">
      <style:text-properties fo:font-weight="bold" officeooo:rsid="2fd1f8c9" style:font-weight-asian="bold" style:font-weight-complex="bold"/>
    </style:style>
    <style:style style:name="T447" style:family="text">
      <style:text-properties fo:font-weight="bold" officeooo:rsid="30519c39" style:font-weight-asian="bold" style:font-weight-complex="bold"/>
    </style:style>
    <style:style style:name="T448" style:family="text">
      <style:text-properties fo:font-weight="bold" officeooo:rsid="30b9879e" style:font-weight-asian="bold" style:font-weight-complex="bold"/>
    </style:style>
    <style:style style:name="T449" style:family="text">
      <style:text-properties fo:font-weight="bold" officeooo:rsid="30c65228" style:font-weight-asian="bold" style:font-weight-complex="bold"/>
    </style:style>
    <style:style style:name="T450" style:family="text">
      <style:text-properties fo:font-weight="bold" officeooo:rsid="310a3848" style:font-weight-asian="bold" style:font-weight-complex="bold"/>
    </style:style>
    <style:style style:name="T451" style:family="text">
      <style:text-properties fo:font-weight="bold" officeooo:rsid="31171adb" style:font-weight-asian="bold" style:font-weight-complex="bold"/>
    </style:style>
    <style:style style:name="T452" style:family="text">
      <style:text-properties fo:font-weight="bold" officeooo:rsid="311921e9" style:font-weight-asian="bold" style:font-weight-complex="bold"/>
    </style:style>
    <style:style style:name="T453" style:family="text">
      <style:text-properties fo:font-weight="bold" officeooo:rsid="311a24c4" style:font-weight-asian="bold" style:font-weight-complex="bold"/>
    </style:style>
    <style:style style:name="T454" style:family="text">
      <style:text-properties fo:font-weight="bold" officeooo:rsid="314b455b" style:font-weight-asian="bold" style:font-weight-complex="bold"/>
    </style:style>
    <style:style style:name="T455" style:family="text">
      <style:text-properties fo:font-weight="bold" officeooo:rsid="316ee2cd" style:font-weight-asian="bold" style:font-weight-complex="bold"/>
    </style:style>
    <style:style style:name="T456" style:family="text">
      <style:text-properties fo:font-weight="bold" officeooo:rsid="31c62585" style:font-weight-asian="bold" style:font-weight-complex="bold"/>
    </style:style>
    <style:style style:name="T457" style:family="text">
      <style:text-properties fo:font-weight="bold" officeooo:rsid="320fd419" style:font-weight-asian="bold" style:font-weight-complex="bold"/>
    </style:style>
    <style:style style:name="T458" style:family="text">
      <style:text-properties fo:font-weight="bold" officeooo:rsid="3273e87e" style:font-weight-asian="bold" style:font-weight-complex="bold"/>
    </style:style>
    <style:style style:name="T459" style:family="text">
      <style:text-properties fo:font-weight="bold" officeooo:rsid="32badb97" style:font-weight-asian="bold" style:font-weight-complex="bold"/>
    </style:style>
    <style:style style:name="T460" style:family="text">
      <style:text-properties fo:font-weight="bold" officeooo:rsid="32c8a3df" style:font-weight-asian="bold" style:font-weight-complex="bold"/>
    </style:style>
    <style:style style:name="T461" style:family="text">
      <style:text-properties fo:font-weight="bold" officeooo:rsid="3362203b" style:font-weight-asian="bold" style:font-weight-complex="bold"/>
    </style:style>
    <style:style style:name="T462" style:family="text">
      <style:text-properties fo:font-weight="normal" style:font-weight-asian="normal" style:font-weight-complex="normal"/>
    </style:style>
    <style:style style:name="T463" style:family="text">
      <style:text-properties fo:font-weight="normal" officeooo:rsid="2bcdcece" style:font-weight-asian="normal" style:font-weight-complex="normal"/>
    </style:style>
    <style:style style:name="T464" style:family="text">
      <style:text-properties fo:font-weight="normal" officeooo:rsid="2bd654ba" style:font-weight-asian="normal" style:font-weight-complex="normal"/>
    </style:style>
    <style:style style:name="T465" style:family="text">
      <style:text-properties fo:font-weight="normal" officeooo:rsid="2bdf96d1" style:font-weight-asian="normal" style:font-weight-complex="normal"/>
    </style:style>
    <style:style style:name="T466" style:family="text">
      <style:text-properties fo:font-weight="normal" officeooo:rsid="2be26839" style:font-weight-asian="normal" style:font-weight-complex="normal"/>
    </style:style>
    <style:style style:name="T467" style:family="text">
      <style:text-properties fo:font-weight="normal" officeooo:rsid="2ce71b3a" style:font-weight-asian="normal" style:font-weight-complex="normal"/>
    </style:style>
    <style:style style:name="T468" style:family="text">
      <style:text-properties fo:font-weight="normal" officeooo:rsid="2ce9720a" style:font-weight-asian="normal" style:font-weight-complex="normal"/>
    </style:style>
    <style:style style:name="T469" style:family="text">
      <style:text-properties fo:font-weight="normal" officeooo:rsid="2ddaf02d" style:font-weight-asian="normal" style:font-weight-complex="normal"/>
    </style:style>
    <style:style style:name="T470" style:family="text">
      <style:text-properties fo:font-weight="normal" officeooo:rsid="2dd158b3" style:font-weight-asian="normal" style:font-weight-complex="normal"/>
    </style:style>
    <style:style style:name="T471" style:family="text">
      <style:text-properties fo:font-weight="normal" officeooo:rsid="2e020dad" style:font-weight-asian="normal" style:font-weight-complex="normal"/>
    </style:style>
    <style:style style:name="T472" style:family="text">
      <style:text-properties fo:font-weight="normal" officeooo:rsid="2e545b54" style:font-weight-asian="normal" style:font-weight-complex="normal"/>
    </style:style>
    <style:style style:name="T473" style:family="text">
      <style:text-properties fo:font-weight="normal" officeooo:rsid="2e64a1f7" style:font-weight-asian="normal" style:font-weight-complex="normal"/>
    </style:style>
    <style:style style:name="T474" style:family="text">
      <style:text-properties fo:font-weight="normal" officeooo:rsid="2e83110c" style:font-weight-asian="normal" style:font-weight-complex="normal"/>
    </style:style>
    <style:style style:name="T475" style:family="text">
      <style:text-properties fo:font-weight="normal" officeooo:rsid="2fb0a86d" style:font-weight-asian="normal" style:font-weight-complex="normal"/>
    </style:style>
    <style:style style:name="T476" style:family="text">
      <style:text-properties fo:font-weight="normal" officeooo:rsid="2fb1f9c6" style:font-weight-asian="normal" style:font-weight-complex="normal"/>
    </style:style>
    <style:style style:name="T477" style:family="text">
      <style:text-properties fo:font-weight="normal" officeooo:rsid="2fc65596" style:font-weight-asian="normal" style:font-weight-complex="normal"/>
    </style:style>
    <style:style style:name="T478" style:family="text">
      <style:text-properties fo:font-weight="normal" officeooo:rsid="2fca2650" style:font-weight-asian="normal" style:font-weight-complex="normal"/>
    </style:style>
    <style:style style:name="T479" style:family="text">
      <style:text-properties fo:font-weight="normal" officeooo:rsid="2fd77956" style:font-weight-asian="normal" style:font-weight-complex="normal"/>
    </style:style>
    <style:style style:name="T480" style:family="text">
      <style:text-properties fo:font-weight="normal" officeooo:rsid="306e56d9" style:font-weight-asian="normal" style:font-weight-complex="normal"/>
    </style:style>
    <style:style style:name="T481" style:family="text">
      <style:text-properties fo:font-weight="normal" officeooo:rsid="30711cdb" style:font-weight-asian="normal" style:font-weight-complex="normal"/>
    </style:style>
    <style:style style:name="T482" style:family="text">
      <style:text-properties fo:font-weight="normal" officeooo:rsid="307244fc" style:font-weight-asian="normal" style:font-weight-complex="normal"/>
    </style:style>
    <style:style style:name="T483" style:family="text">
      <style:text-properties fo:font-weight="normal" officeooo:rsid="3074e248" style:font-weight-asian="normal" style:font-weight-complex="normal"/>
    </style:style>
    <style:style style:name="T484" style:family="text">
      <style:text-properties fo:font-weight="normal" officeooo:rsid="30519c39" style:font-weight-asian="normal" style:font-weight-complex="normal"/>
    </style:style>
    <style:style style:name="T485" style:family="text">
      <style:text-properties fo:font-weight="normal" officeooo:rsid="3097ecbd" style:font-weight-asian="normal" style:font-weight-complex="normal"/>
    </style:style>
    <style:style style:name="T486" style:family="text">
      <style:text-properties fo:font-weight="normal" officeooo:rsid="3099e798" style:font-weight-asian="normal" style:font-weight-complex="normal"/>
    </style:style>
    <style:style style:name="T487" style:family="text">
      <style:text-properties fo:font-weight="normal" officeooo:rsid="309ea8de" style:font-weight-asian="normal" style:font-weight-complex="normal"/>
    </style:style>
    <style:style style:name="T488" style:family="text">
      <style:text-properties fo:font-weight="normal" officeooo:rsid="309f93f0" style:font-weight-asian="normal" style:font-weight-complex="normal"/>
    </style:style>
    <style:style style:name="T489" style:family="text">
      <style:text-properties fo:font-weight="normal" officeooo:rsid="30a0a169" style:font-weight-asian="normal" style:font-weight-complex="normal"/>
    </style:style>
    <style:style style:name="T490" style:family="text">
      <style:text-properties fo:font-weight="normal" officeooo:rsid="30a1a625" style:font-weight-asian="normal" style:font-weight-complex="normal"/>
    </style:style>
    <style:style style:name="T491" style:family="text">
      <style:text-properties fo:font-weight="normal" officeooo:rsid="30a3681b" style:font-weight-asian="normal" style:font-weight-complex="normal"/>
    </style:style>
    <style:style style:name="T492" style:family="text">
      <style:text-properties fo:font-weight="normal" officeooo:rsid="30af6544" style:font-weight-asian="normal" style:font-weight-complex="normal"/>
    </style:style>
    <style:style style:name="T493" style:family="text">
      <style:text-properties fo:font-weight="normal" officeooo:rsid="30c9bc5e" style:font-weight-asian="normal" style:font-weight-complex="normal"/>
    </style:style>
    <style:style style:name="T494" style:family="text">
      <style:text-properties fo:font-weight="normal" officeooo:rsid="30cafee3" style:font-weight-asian="normal" style:font-weight-complex="normal"/>
    </style:style>
    <style:style style:name="T495" style:family="text">
      <style:text-properties fo:font-weight="normal" officeooo:rsid="30cf343e" style:font-weight-asian="normal" style:font-weight-complex="normal"/>
    </style:style>
    <style:style style:name="T496" style:family="text">
      <style:text-properties fo:font-weight="normal" officeooo:rsid="30d6dcbb" style:font-weight-asian="normal" style:font-weight-complex="normal"/>
    </style:style>
    <style:style style:name="T497" style:family="text">
      <style:text-properties fo:font-weight="normal" officeooo:rsid="30b64dd1" style:font-weight-asian="normal" style:font-weight-complex="normal"/>
    </style:style>
    <style:style style:name="T498" style:family="text">
      <style:text-properties fo:font-weight="normal" officeooo:rsid="30f9655f" style:font-weight-asian="normal" style:font-weight-complex="normal"/>
    </style:style>
    <style:style style:name="T499" style:family="text">
      <style:text-properties fo:font-weight="normal" officeooo:rsid="3116238e" style:font-weight-asian="normal" style:font-weight-complex="normal"/>
    </style:style>
    <style:style style:name="T500" style:family="text">
      <style:text-properties fo:font-weight="normal" officeooo:rsid="31171adb" style:font-weight-asian="normal" style:font-weight-complex="normal"/>
    </style:style>
    <style:style style:name="T501" style:family="text">
      <style:text-properties fo:font-weight="normal" officeooo:rsid="31209fdc" style:font-weight-asian="normal" style:font-weight-complex="normal"/>
    </style:style>
    <style:style style:name="T502" style:family="text">
      <style:text-properties fo:font-weight="normal" officeooo:rsid="30365feb" style:font-weight-asian="normal" style:font-weight-complex="normal"/>
    </style:style>
    <style:style style:name="T503" style:family="text">
      <style:text-properties fo:font-weight="normal" officeooo:rsid="314b455b" style:font-weight-asian="normal" style:font-weight-complex="normal"/>
    </style:style>
    <style:style style:name="T504" style:family="text">
      <style:text-properties fo:font-weight="normal" officeooo:rsid="31b1491c" style:font-weight-asian="normal" style:font-weight-complex="normal"/>
    </style:style>
    <style:style style:name="T505" style:family="text">
      <style:text-properties fo:font-weight="normal" officeooo:rsid="32183820" style:font-weight-asian="normal" style:font-weight-complex="normal"/>
    </style:style>
    <style:style style:name="T506" style:family="text">
      <style:text-properties fo:font-weight="normal" officeooo:rsid="32756b41" style:font-weight-asian="normal" style:font-weight-complex="normal"/>
    </style:style>
    <style:style style:name="T507" style:family="text">
      <style:text-properties fo:font-weight="normal" officeooo:rsid="32763b43" style:font-weight-asian="normal" style:font-weight-complex="normal"/>
    </style:style>
    <style:style style:name="T508" style:family="text">
      <style:text-properties fo:font-weight="normal" officeooo:rsid="3272316a" style:font-weight-asian="normal" style:font-weight-complex="normal"/>
    </style:style>
    <style:style style:name="T509" style:family="text">
      <style:text-properties fo:font-weight="normal" officeooo:rsid="31de22e0" style:font-weight-asian="normal" style:font-weight-complex="normal"/>
    </style:style>
    <style:style style:name="T510" style:family="text">
      <style:text-properties fo:font-weight="normal" officeooo:rsid="32a92568" style:font-weight-asian="normal" style:font-weight-complex="normal"/>
    </style:style>
    <style:style style:name="T511" style:family="text">
      <style:text-properties fo:font-weight="normal" officeooo:rsid="33122571" style:font-weight-asian="normal" style:font-weight-complex="normal"/>
    </style:style>
    <style:style style:name="T512" style:family="text">
      <style:text-properties fo:font-weight="normal" officeooo:rsid="332f9d85" style:font-weight-asian="normal" style:font-weight-complex="normal"/>
    </style:style>
    <style:style style:name="T513" style:family="text">
      <style:text-properties fo:font-weight="normal" officeooo:rsid="3316b94c" style:font-weight-asian="normal" style:font-weight-complex="normal"/>
    </style:style>
    <style:style style:name="T514" style:family="text">
      <style:text-properties fo:font-weight="normal" officeooo:rsid="333288d1" style:font-weight-asian="normal" style:font-weight-complex="normal"/>
    </style:style>
    <style:style style:name="T515" style:family="text">
      <style:text-properties fo:font-weight="normal" officeooo:rsid="3368ce58" style:font-weight-asian="normal" style:font-weight-complex="normal"/>
    </style:style>
    <style:style style:name="T516" style:family="text">
      <style:text-properties fo:font-weight="normal" officeooo:rsid="336c7bbf" style:font-weight-asian="normal" style:font-weight-complex="normal"/>
    </style:style>
    <style:style style:name="T517" style:family="text">
      <style:text-properties fo:font-weight="normal" officeooo:rsid="336dd01b" style:font-weight-asian="normal" style:font-weight-complex="normal"/>
    </style:style>
    <style:style style:name="T518" style:family="text">
      <style:text-properties fo:font-weight="normal" officeooo:rsid="2ed40992" fo:background-color="transparent" loext:char-shading-value="0" style:font-weight-asian="normal" style:font-weight-complex="normal"/>
    </style:style>
    <style:style style:name="T519" style:family="text">
      <style:text-properties fo:font-weight="normal" officeooo:rsid="2f0cc567" fo:background-color="transparent" loext:char-shading-value="0" style:font-weight-asian="normal" style:font-weight-complex="normal"/>
    </style:style>
    <style:style style:name="T520" style:family="text">
      <style:text-properties fo:language="en" fo:country="US"/>
    </style:style>
    <style:style style:name="T521" style:family="text">
      <style:text-properties fo:language="en" fo:country="US" officeooo:rsid="2be98962"/>
    </style:style>
    <style:style style:name="T522" style:family="text">
      <style:text-properties fo:language="en" fo:country="US" officeooo:rsid="2be9d552"/>
    </style:style>
    <style:style style:name="T523" style:family="text">
      <style:text-properties fo:language="en" fo:country="US" officeooo:rsid="2c1b0dac"/>
    </style:style>
    <style:style style:name="T524" style:family="text">
      <style:text-properties fo:language="en" fo:country="US" officeooo:rsid="2c480505"/>
    </style:style>
    <style:style style:name="T525" style:family="text">
      <style:text-properties fo:language="en" fo:country="US" style:language-asian="zxx" style:country-asian="none" style:language-complex="ar" style:country-complex="SA"/>
    </style:style>
    <style:style style:name="T526" style:family="text">
      <style:text-properties fo:language="en" fo:country="US" officeooo:rsid="44ee1dce"/>
    </style:style>
    <style:style style:name="T527" style:family="text">
      <style:text-properties fo:language="en" fo:country="US" officeooo:rsid="2ce53766"/>
    </style:style>
    <style:style style:name="T528" style:family="text">
      <style:text-properties fo:language="en" fo:country="US" fo:font-weight="normal" style:font-weight-asian="normal" style:font-weight-complex="normal"/>
    </style:style>
    <style:style style:name="T529" style:family="text">
      <style:text-properties fo:language="en" fo:country="US" fo:font-weight="normal" officeooo:rsid="2ce9720a" style:font-weight-asian="normal" style:font-weight-complex="normal"/>
    </style:style>
    <style:style style:name="T530" style:family="text">
      <style:text-properties fo:language="en" fo:country="US" fo:font-weight="normal" officeooo:rsid="2de46560" style:font-weight-asian="normal" style:font-weight-complex="normal"/>
    </style:style>
    <style:style style:name="T531" style:family="text">
      <style:text-properties fo:language="en" fo:country="US" fo:font-weight="normal" officeooo:rsid="2fbce079" style:font-weight-asian="normal" style:font-weight-complex="normal"/>
    </style:style>
    <style:style style:name="T532" style:family="text">
      <style:text-properties fo:language="en" fo:country="US" fo:font-weight="normal" officeooo:rsid="3219ef03" style:font-weight-asian="normal" style:font-weight-complex="normal"/>
    </style:style>
    <style:style style:name="T533" style:family="text">
      <style:text-properties fo:language="en" fo:country="US" fo:font-weight="normal" officeooo:rsid="328f9fee" style:font-weight-asian="normal" style:font-weight-complex="normal"/>
    </style:style>
    <style:style style:name="T534" style:family="text">
      <style:text-properties fo:language="en" fo:country="US" fo:font-weight="normal" officeooo:rsid="3272316a" style:font-weight-asian="normal" style:font-weight-complex="normal"/>
    </style:style>
    <style:style style:name="T535" style:family="text">
      <style:text-properties fo:language="en" fo:country="US" officeooo:rsid="2cf3f9d9"/>
    </style:style>
    <style:style style:name="T536" style:family="text">
      <style:text-properties fo:language="en" fo:country="US" officeooo:rsid="2d369bed"/>
    </style:style>
    <style:style style:name="T537" style:family="text">
      <style:text-properties fo:language="en" fo:country="US" officeooo:rsid="2d6299e2"/>
    </style:style>
    <style:style style:name="T538" style:family="text">
      <style:text-properties fo:language="en" fo:country="US" officeooo:rsid="2d841b89"/>
    </style:style>
    <style:style style:name="T539" style:family="text">
      <style:text-properties fo:language="en" fo:country="US" fo:font-style="normal" officeooo:rsid="2d84afa8" style:font-style-asian="normal" style:font-style-complex="normal"/>
    </style:style>
    <style:style style:name="T540" style:family="text">
      <style:text-properties fo:language="en" fo:country="US" officeooo:rsid="2db4722c"/>
    </style:style>
    <style:style style:name="T541" style:family="text">
      <style:text-properties fo:language="en" fo:country="US" officeooo:rsid="2db4cd4f"/>
    </style:style>
    <style:style style:name="T542" style:family="text">
      <style:text-properties fo:language="en" fo:country="US" officeooo:rsid="2dd33f0d"/>
    </style:style>
    <style:style style:name="T543" style:family="text">
      <style:text-properties fo:language="en" fo:country="US" style:text-underline-style="none"/>
    </style:style>
    <style:style style:name="T544" style:family="text">
      <style:text-properties fo:language="en" fo:country="US" style:text-underline-style="none" officeooo:rsid="2df350ff"/>
    </style:style>
    <style:style style:name="T545" style:family="text">
      <style:text-properties fo:language="en" fo:country="US" style:text-underline-style="none" officeooo:rsid="2e329540"/>
    </style:style>
    <style:style style:name="T546" style:family="text">
      <style:text-properties fo:language="en" fo:country="US" officeooo:rsid="2df8dc0f"/>
    </style:style>
    <style:style style:name="T547" style:family="text">
      <style:text-properties fo:language="en" fo:country="US" officeooo:rsid="2e5bd9d6"/>
    </style:style>
    <style:style style:name="T548" style:family="text">
      <style:text-properties fo:language="en" fo:country="US" officeooo:rsid="2e66edb4"/>
    </style:style>
    <style:style style:name="T549" style:family="text">
      <style:text-properties fo:language="en" fo:country="US" officeooo:rsid="2f19b27e"/>
    </style:style>
    <style:style style:name="T550" style:family="text">
      <style:text-properties fo:language="en" fo:country="US" officeooo:rsid="2f1b08cb"/>
    </style:style>
    <style:style style:name="T551" style:family="text">
      <style:text-properties fo:language="en" fo:country="US" fo:font-weight="bold" style:font-weight-asian="bold" style:font-weight-complex="bold"/>
    </style:style>
    <style:style style:name="T552" style:family="text">
      <style:text-properties fo:language="en" fo:country="US" fo:font-weight="bold" officeooo:rsid="311d9717" style:font-weight-asian="bold" style:font-weight-complex="bold"/>
    </style:style>
    <style:style style:name="T553" style:family="text">
      <style:text-properties fo:language="en" fo:country="US" officeooo:rsid="311dc0cb"/>
    </style:style>
    <style:style style:name="T554" style:family="text">
      <style:text-properties fo:language="en" fo:country="US" officeooo:rsid="312b41d1"/>
    </style:style>
    <style:style style:name="T555" style:family="text">
      <style:text-properties fo:language="en" fo:country="US" officeooo:rsid="312b0242"/>
    </style:style>
    <style:style style:name="T556" style:family="text">
      <style:text-properties fo:language="en" fo:country="US" officeooo:rsid="313314dd"/>
    </style:style>
    <style:style style:name="T557" style:family="text">
      <style:text-properties fo:language="en" fo:country="US" officeooo:rsid="31346b0b"/>
    </style:style>
    <style:style style:name="T558" style:family="text">
      <style:text-properties fo:language="en" fo:country="US" officeooo:rsid="31381d48"/>
    </style:style>
    <style:style style:name="T559" style:family="text">
      <style:text-properties fo:language="en" fo:country="US" officeooo:rsid="315639cb"/>
    </style:style>
    <style:style style:name="T560" style:family="text">
      <style:text-properties fo:language="en" fo:country="US" officeooo:rsid="3197c4d7"/>
    </style:style>
    <style:style style:name="T561" style:family="text">
      <style:text-properties fo:language="en" fo:country="US" officeooo:rsid="31991c97"/>
    </style:style>
    <style:style style:name="T562" style:family="text">
      <style:text-properties fo:language="en" fo:country="US" officeooo:rsid="31b94552"/>
    </style:style>
    <style:style style:name="T563" style:family="text">
      <style:text-properties fo:language="en" fo:country="US" officeooo:rsid="31b7fdbe"/>
    </style:style>
    <style:style style:name="T564" style:family="text">
      <style:text-properties fo:language="en" fo:country="US" officeooo:rsid="31ba71f6"/>
    </style:style>
    <style:style style:name="T565" style:family="text">
      <style:text-properties fo:language="en" fo:country="US" officeooo:rsid="31c62585"/>
    </style:style>
    <style:style style:name="T566" style:family="text">
      <style:text-properties fo:language="en" fo:country="US" fo:font-style="italic" style:font-style-asian="italic" style:font-style-complex="italic"/>
    </style:style>
    <style:style style:name="T567" style:family="text">
      <style:text-properties fo:language="en" fo:country="US" officeooo:rsid="32b2a171"/>
    </style:style>
    <style:style style:name="T568" style:family="text">
      <style:text-properties fo:language="en" fo:country="US" officeooo:rsid="32c3ff04"/>
    </style:style>
    <style:style style:name="T569" style:family="text">
      <style:text-properties fo:language="en" fo:country="US" officeooo:rsid="32c519ce"/>
    </style:style>
    <style:style style:name="T570" style:family="text">
      <style:text-properties fo:language="en" fo:country="US" officeooo:rsid="32c8a3df"/>
    </style:style>
    <style:style style:name="T571" style:family="text">
      <style:text-properties fo:language="en" fo:country="US" officeooo:rsid="32ca2611"/>
    </style:style>
    <style:style style:name="T572" style:family="text">
      <style:text-properties fo:language="en" fo:country="US" officeooo:rsid="33002016"/>
    </style:style>
    <style:style style:name="T573" style:family="text">
      <style:text-properties style:text-underline-style="solid" style:text-underline-width="auto" style:text-underline-color="font-color"/>
    </style:style>
    <style:style style:name="T574" style:family="text">
      <style:text-properties style:text-underline-style="solid" style:text-underline-width="auto" style:text-underline-color="font-color" officeooo:rsid="2ce9720a"/>
    </style:style>
    <style:style style:name="T575" style:family="text">
      <style:text-properties style:text-underline-style="solid" style:text-underline-width="auto" style:text-underline-color="font-color" fo:font-weight="normal" style:font-weight-asian="normal" style:font-weight-complex="normal"/>
    </style:style>
    <style:style style:name="T576" style:family="text">
      <style:text-properties style:text-underline-style="solid" style:text-underline-width="auto" style:text-underline-color="font-color" fo:font-weight="normal" officeooo:rsid="2ce9720a" style:font-weight-asian="normal" style:font-weight-complex="normal"/>
    </style:style>
    <style:style style:name="T577" style:family="text">
      <style:text-properties style:text-underline-style="solid" style:text-underline-width="auto" style:text-underline-color="font-color" fo:font-weight="normal" officeooo:rsid="2dd158b3" style:font-weight-asian="normal" style:font-weight-complex="normal"/>
    </style:style>
    <style:style style:name="T578" style:family="text">
      <style:text-properties style:text-underline-style="solid" style:text-underline-width="auto" style:text-underline-color="font-color" officeooo:rsid="2ddaf02d"/>
    </style:style>
    <style:style style:name="T579" style:family="text">
      <style:text-properties style:text-underline-style="solid" style:text-underline-width="auto" style:text-underline-color="font-color" officeooo:rsid="2dec2f3d"/>
    </style:style>
    <style:style style:name="T580" style:family="text">
      <style:text-properties style:text-underline-style="solid" style:text-underline-width="auto" style:text-underline-color="font-color" officeooo:rsid="2deb3456"/>
    </style:style>
    <style:style style:name="T581" style:family="text">
      <style:text-properties style:text-underline-style="solid" style:text-underline-width="auto" style:text-underline-color="font-color" officeooo:rsid="2e329540"/>
    </style:style>
    <style:style style:name="T582" style:family="text">
      <style:text-properties style:text-underline-style="solid" style:text-underline-width="auto" style:text-underline-color="font-color" officeooo:rsid="305b5843"/>
    </style:style>
    <style:style style:name="T583" style:family="text">
      <style:text-properties style:text-underline-style="solid" style:text-underline-width="auto" style:text-underline-color="font-color" officeooo:rsid="30881042"/>
    </style:style>
    <style:style style:name="T584" style:family="text">
      <style:text-properties fo:font-variant="normal" fo:text-transform="none" fo:color="#222222" fo:letter-spacing="normal" fo:language="cs" fo:country="CZ" fo:font-style="normal" officeooo:rsid="1d1a7fb6" style:font-style-asian="normal" style:font-style-complex="normal"/>
    </style:style>
    <style:style style:name="T585" style:family="text">
      <style:text-properties fo:font-variant="normal" fo:text-transform="none" fo:color="#222222" fo:letter-spacing="normal" fo:language="cs" fo:country="CZ" fo:font-style="normal" officeooo:rsid="2df350ff" style:font-style-asian="normal" style:font-style-complex="normal"/>
    </style:style>
    <style:style style:name="T586" style:family="text">
      <style:text-properties fo:font-variant="normal" fo:text-transform="none" fo:color="#222222" fo:letter-spacing="normal" fo:language="cs" fo:country="CZ" fo:font-style="normal" officeooo:rsid="2e06aabe" style:font-style-asian="normal" style:font-style-complex="normal"/>
    </style:style>
    <style:style style:name="T587" style:family="text">
      <style:text-properties fo:font-variant="normal" fo:text-transform="none" fo:color="#222222" fo:letter-spacing="normal" fo:language="cs" fo:country="CZ" fo:font-style="normal" officeooo:rsid="2e075c25" style:font-style-asian="normal" style:font-style-complex="normal"/>
    </style:style>
    <style:style style:name="T588" style:family="text">
      <style:text-properties fo:font-variant="normal" fo:text-transform="none" fo:color="#222222" fo:letter-spacing="normal" fo:language="cs" fo:country="CZ" fo:font-style="normal" officeooo:rsid="2e07cd7a" style:font-style-asian="normal" style:font-style-complex="normal"/>
    </style:style>
    <style:style style:name="T589" style:family="text">
      <style:text-properties fo:font-variant="normal" fo:text-transform="none" fo:color="#222222" fo:letter-spacing="normal" fo:language="cs" fo:country="CZ" fo:font-style="normal" officeooo:rsid="2e0bb40e" style:font-style-asian="normal" style:font-style-complex="normal"/>
    </style:style>
    <style:style style:name="T590" style:family="text">
      <style:text-properties fo:font-variant="normal" fo:text-transform="none" fo:color="#222222" fo:letter-spacing="normal" fo:language="cs" fo:country="CZ" fo:font-style="normal" officeooo:rsid="2e0dabc4" style:font-style-asian="normal" style:font-style-complex="normal"/>
    </style:style>
    <style:style style:name="T591" style:family="text">
      <style:text-properties fo:font-variant="normal" fo:text-transform="none" fo:color="#222222" fo:letter-spacing="normal" fo:language="cs" fo:country="CZ" fo:font-style="normal" officeooo:rsid="2e5e1d38" style:font-style-asian="normal" style:font-style-complex="normal"/>
    </style:style>
    <style:style style:name="T592" style:family="text">
      <style:text-properties fo:font-variant="normal" fo:text-transform="none" fo:color="#222222" fo:letter-spacing="normal" fo:language="cs" fo:country="CZ" fo:font-style="normal" officeooo:rsid="2e709a3a" style:font-style-asian="normal" style:font-style-complex="normal"/>
    </style:style>
    <style:style style:name="T593" style:family="text">
      <style:text-properties fo:font-variant="normal" fo:text-transform="none" fo:color="#222222" fo:letter-spacing="normal" fo:language="cs" fo:country="CZ" fo:font-style="normal" officeooo:rsid="2e72668c" style:font-style-asian="normal" style:font-style-complex="normal"/>
    </style:style>
    <style:style style:name="T594" style:family="text">
      <style:text-properties fo:font-variant="normal" fo:text-transform="none" fo:color="#222222" fo:letter-spacing="normal" fo:language="cs" fo:country="CZ" fo:font-style="normal" officeooo:rsid="2e73e7c1" style:font-style-asian="normal" style:font-style-complex="normal"/>
    </style:style>
    <style:style style:name="T595"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6"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7"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8" style:family="text">
      <style:text-properties fo:font-variant="normal" fo:text-transform="none" fo:color="#222222" fo:letter-spacing="normal" fo:language="cs" fo:country="CZ" fo:font-style="italic" officeooo:rsid="2ba9166b" style:font-style-asian="italic" style:font-style-complex="italic"/>
    </style:style>
    <style:style style:name="T599" style:family="text">
      <style:text-properties fo:font-variant="normal" fo:text-transform="none" fo:color="#222222" fo:letter-spacing="normal" fo:language="cs" fo:country="CZ" fo:font-style="italic" officeooo:rsid="2ba53bbf" style:font-style-asian="italic" style:font-style-complex="italic"/>
    </style:style>
    <style:style style:name="T600" style:family="text">
      <style:text-properties fo:font-variant="normal" fo:text-transform="none" fo:color="#222222" fo:letter-spacing="normal" fo:language="cs" fo:country="CZ" fo:font-style="italic" officeooo:rsid="2b9fc56a" style:font-style-asian="italic" style:font-style-complex="italic"/>
    </style:style>
    <style:style style:name="T601" style:family="text">
      <style:text-properties fo:font-variant="normal" fo:text-transform="none" fo:color="#222222" fo:letter-spacing="normal" fo:language="cs" fo:country="CZ" fo:font-style="italic" officeooo:rsid="2bacda3a" style:font-style-asian="italic" style:font-style-complex="italic"/>
    </style:style>
    <style:style style:name="T602"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3"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4"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5"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6"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3"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1"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2"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3"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4"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5"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7"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9"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0"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51"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2" style:family="text">
      <style:text-properties fo:font-variant="normal" fo:text-transform="none" fo:color="#000000" fo:letter-spacing="normal"/>
    </style:style>
    <style:style style:name="T653"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3"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2"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3" style:family="text">
      <style:text-properties fo:font-variant="normal" fo:text-transform="none" fo:color="#000000" fo:letter-spacing="normal" fo:language="cs" fo:country="CZ" fo:font-style="normal" style:text-underline-style="none" style:font-style-asian="normal" style:font-style-complex="normal"/>
    </style:style>
    <style:style style:name="T7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6"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7"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8"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5"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6"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7"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8"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9"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60" style:family="text">
      <style:text-properties fo:font-variant="normal" fo:text-transform="none" fo:color="#000000" fo:letter-spacing="normal" officeooo:rsid="336074f2"/>
    </style:style>
    <style:style style:name="T761" style:family="text">
      <style:text-properties fo:font-variant="normal" fo:text-transform="none" fo:color="#000000" fo:letter-spacing="normal" officeooo:rsid="33610fe2"/>
    </style:style>
    <style:style style:name="T762" style:family="text">
      <style:text-properties fo:font-variant="normal" fo:text-transform="none" fo:color="#000000" fo:letter-spacing="normal" officeooo:rsid="3362681a"/>
    </style:style>
    <style:style style:name="T763" style:family="text">
      <style:text-properties fo:font-variant="normal" fo:text-transform="none" fo:color="#000000" fo:letter-spacing="normal" officeooo:rsid="33633b83"/>
    </style:style>
    <style:style style:name="T764" style:family="text">
      <style:text-properties fo:font-variant="normal" fo:text-transform="none" fo:color="#000000" fo:letter-spacing="normal" officeooo:rsid="3365ada4"/>
    </style:style>
    <style:style style:name="T765" style:family="text">
      <style:text-properties fo:font-variant="normal" fo:text-transform="none" fo:color="#000000" fo:letter-spacing="normal" officeooo:rsid="3370693e"/>
    </style:style>
    <style:style style:name="T766" style:family="text">
      <style:text-properties fo:font-variant="normal" fo:text-transform="none" fo:color="#000000" fo:letter-spacing="normal" officeooo:rsid="336dd01b"/>
    </style:style>
    <style:style style:name="T767" style:family="text">
      <style:text-properties fo:font-variant="normal" fo:text-transform="none" fo:color="#000000" fo:letter-spacing="normal" officeooo:rsid="33899787"/>
    </style:style>
    <style:style style:name="T768" style:family="text">
      <style:text-properties fo:font-variant="normal" fo:text-transform="none" fo:color="#000000" fo:letter-spacing="normal" officeooo:rsid="338b76f4"/>
    </style:style>
    <style:style style:name="T76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6"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7"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78"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79"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80"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81"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2"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4"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5"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6"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7"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8"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99"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6"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08"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10"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11"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12"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3" style:family="text">
      <style:text-properties fo:font-variant="normal" fo:text-transform="none" fo:color="#333333" style:font-name="CharisSILW" fo:font-size="9pt" fo:letter-spacing="normal" fo:font-style="normal" fo:font-weight="normal"/>
    </style:style>
    <style:style style:name="T814" style:family="text">
      <style:text-properties fo:font-variant="normal" fo:text-transform="none" fo:color="#333333" style:font-name="CharisSILW" fo:font-size="9pt" fo:letter-spacing="normal" fo:font-style="normal" fo:font-weight="normal" officeooo:rsid="45869e7b"/>
    </style:style>
    <style:style style:name="T815" style:family="text">
      <style:text-properties fo:font-variant="normal" fo:text-transform="none" fo:color="#333333" style:font-name="CharisSILW" fo:font-size="9pt" fo:letter-spacing="normal" fo:font-style="normal" fo:font-weight="normal" officeooo:rsid="2f897113"/>
    </style:style>
    <style:style style:name="T816"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4"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5"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4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7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2"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3"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4"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5"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6"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7"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8"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79"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0"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1"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2"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3"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6"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7"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8"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9"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1"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2"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3"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4"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5"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6" style:family="text">
      <style:text-properties fo:font-variant="normal" fo:text-transform="none" fo:color="#242729" fo:letter-spacing="normal" fo:font-weight="bold" style:font-weight-asian="bold" style:font-weight-complex="bold"/>
    </style:style>
    <style:style style:name="T102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5"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6" style:family="text">
      <style:text-properties fo:font-variant="normal" fo:text-transform="none" fo:color="#202124" fo:letter-spacing="normal"/>
    </style:style>
    <style:style style:name="T1037" style:family="text">
      <style:text-properties fo:font-variant="normal" fo:text-transform="none" fo:color="#202124" fo:letter-spacing="normal" officeooo:rsid="330c9ac2"/>
    </style:style>
    <style:style style:name="T1038" style:family="text">
      <style:text-properties fo:font-variant="normal" fo:text-transform="none" fo:color="#202124" fo:letter-spacing="normal" fo:font-weight="normal" officeooo:rsid="330c9ac2" style:font-weight-asian="normal" style:font-weight-complex="normal"/>
    </style:style>
    <style:style style:name="T1039" style:family="text">
      <style:text-properties fo:font-variant="normal" fo:text-transform="none" fo:color="#202124" fo:letter-spacing="normal" fo:font-weight="normal" officeooo:rsid="33122571" style:font-weight-asian="normal" style:font-weight-complex="normal"/>
    </style:style>
    <style:style style:name="T1040" style:family="text">
      <style:text-properties fo:font-variant="normal" fo:text-transform="none" fo:color="#202124" fo:letter-spacing="normal" fo:font-weight="normal" officeooo:rsid="333288d1" style:font-weight-asian="normal" style:font-weight-complex="normal"/>
    </style:style>
    <style:style style:name="T1041" style:family="text">
      <style:text-properties fo:font-variant="normal" fo:text-transform="none" fo:color="#202124" fo:letter-spacing="normal" fo:font-weight="normal" officeooo:rsid="332f9d85" style:font-weight-asian="normal" style:font-weight-complex="normal"/>
    </style:style>
    <style:style style:name="T1042" style:family="text">
      <style:text-properties fo:font-variant="normal" fo:text-transform="none" fo:color="#202124" fo:letter-spacing="normal" fo:font-weight="normal" officeooo:rsid="3316b94c" style:font-weight-asian="normal" style:font-weight-complex="normal"/>
    </style:style>
    <style:style style:name="T1043" style:family="text">
      <style:text-properties fo:font-variant="normal" fo:text-transform="none" fo:color="#202124" fo:letter-spacing="normal" fo:font-weight="normal" officeooo:rsid="335ec92a" style:font-weight-asian="normal" style:font-weight-complex="normal"/>
    </style:style>
    <style:style style:name="T1044" style:family="text">
      <style:text-properties fo:font-variant="normal" fo:text-transform="none" fo:color="#202124" fo:letter-spacing="normal" fo:font-weight="normal" officeooo:rsid="336c0f66" style:font-weight-asian="normal" style:font-weight-complex="normal"/>
    </style:style>
    <style:style style:name="T1045"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6"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7"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49"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0"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9"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0"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1"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2"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6"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7"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8"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69"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0"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1"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2"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3"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4"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81"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82"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3"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4"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5"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6"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7" style:family="text">
      <style:text-properties officeooo:rsid="2b985cc7"/>
    </style:style>
    <style:style style:name="T1088" style:family="text">
      <style:text-properties officeooo:rsid="2b9a50b8"/>
    </style:style>
    <style:style style:name="T1089" style:family="text">
      <style:text-properties style:use-window-font-color="true"/>
    </style:style>
    <style:style style:name="T109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6"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7"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5"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6"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7"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0"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6"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7"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18"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19"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0"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1"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7"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8"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49"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3"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4"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5"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3"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4"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5"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6"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7"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8"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9"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0"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1"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2"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3"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7"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88"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89"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0"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1" style:family="text">
      <style:text-properties style:use-window-font-color="true" style:text-line-through-style="none" style:text-line-through-type="none" officeooo:rsid="4b875a34" fo:background-color="transparent" loext:char-shading-value="0"/>
    </style:style>
    <style:style style:name="T1392"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3"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69"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0"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1"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2"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8"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9"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8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81"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82"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3"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4"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699"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339689c0" style:letter-kerning="true"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702"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5"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6"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7"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8"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09"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0"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1"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2"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3"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4"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5"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6"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7"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8"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19"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0"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1"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7"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8"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9"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0"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41"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2"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3"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4"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45"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46"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47"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8"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9"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0"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1"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2"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3"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4"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5"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6"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7"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8"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9"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0"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1"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62"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3"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4"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65"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66"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67"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68"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69"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70" style:family="text">
      <style:text-properties style:use-window-font-color="true" style:font-name="Georgia" fo:letter-spacing="0.004cm" fo:language="cs" fo:country="CZ" fo:font-style="normal" fo:font-weight="normal" officeooo:rsid="339b6a3d"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71"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72" style:family="text">
      <style:text-properties style:use-window-font-color="true" officeooo:rsid="31dc42b3"/>
    </style:style>
    <style:style style:name="T1773"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4"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75"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76" style:family="text">
      <style:text-properties style:use-window-font-color="true" style:font-name="Georgia1"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77" style:family="text">
      <style:text-properties style:use-window-font-color="true" style:font-name="Georgia1" fo:font-size="10pt" fo:letter-spacing="0.004cm" fo:language="cs" fo:country="CZ" fo:font-weight="bold"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778" style:family="text">
      <style:text-properties style:use-window-font-color="true" style:font-name="Georgia1" fo:font-size="10pt" fo:letter-spacing="0.004cm" fo:language="cs" fo:country="CZ" fo:font-weight="bold" officeooo:rsid="339f891d"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779" style:family="text">
      <style:text-properties style:use-window-font-color="true" fo:font-weight="normal" style:font-weight-asian="normal" style:font-weight-complex="normal"/>
    </style:style>
    <style:style style:name="T1780" style:family="text">
      <style:text-properties style:use-window-font-color="true" fo:font-weight="normal" officeooo:rsid="3359ef47" style:font-weight-asian="normal" style:font-weight-complex="normal"/>
    </style:style>
    <style:style style:name="T1781" style:family="text">
      <style:text-properties officeooo:rsid="2ba53bbf"/>
    </style:style>
    <style:style style:name="T1782" style:family="text">
      <style:text-properties officeooo:rsid="2ba6128a"/>
    </style:style>
    <style:style style:name="T1783" style:family="text">
      <style:text-properties officeooo:rsid="2ba65874"/>
    </style:style>
    <style:style style:name="T1784" style:family="text">
      <style:text-properties officeooo:rsid="2ba6c530"/>
    </style:style>
    <style:style style:name="T1785" style:family="text">
      <style:text-properties officeooo:rsid="2ba79455"/>
    </style:style>
    <style:style style:name="T1786" style:family="text">
      <style:text-properties officeooo:rsid="2ba81b5a"/>
    </style:style>
    <style:style style:name="T1787" style:family="text">
      <style:text-properties officeooo:rsid="2ba9166b"/>
    </style:style>
    <style:style style:name="T1788" style:family="text">
      <style:text-properties officeooo:rsid="2bacda3a"/>
    </style:style>
    <style:style style:name="T1789" style:family="text">
      <style:text-properties fo:color="#0066b3"/>
    </style:style>
    <style:style style:name="T1790" style:family="text">
      <style:text-properties fo:color="#0066b3" fo:font-style="normal" style:font-style-asian="normal" style:font-style-complex="normal"/>
    </style:style>
    <style:style style:name="T1791" style:family="text">
      <style:text-properties fo:color="#0066b3" fo:font-style="normal" officeooo:rsid="2bacda3a" style:font-style-asian="normal" style:font-style-complex="normal"/>
    </style:style>
    <style:style style:name="T1792" style:family="text">
      <style:text-properties fo:color="#0066b3" fo:font-style="normal" officeooo:rsid="2baeecc3" style:font-style-asian="normal" style:font-style-complex="normal"/>
    </style:style>
    <style:style style:name="T1793" style:family="text">
      <style:text-properties fo:color="#0066b3" officeooo:rsid="2bc853ba"/>
    </style:style>
    <style:style style:name="T1794" style:family="text">
      <style:text-properties officeooo:rsid="2bd48938"/>
    </style:style>
    <style:style style:name="T1795" style:family="text">
      <style:text-properties officeooo:rsid="2bd8bdec"/>
    </style:style>
    <style:style style:name="T1796" style:family="text">
      <style:text-properties officeooo:rsid="2bd9655a"/>
    </style:style>
    <style:style style:name="T1797" style:family="text">
      <style:text-properties officeooo:rsid="2bdad164"/>
    </style:style>
    <style:style style:name="T1798" style:family="text">
      <style:text-properties officeooo:rsid="2bdda800"/>
    </style:style>
    <style:style style:name="T1799" style:family="text">
      <style:text-properties officeooo:rsid="2bde4c77"/>
    </style:style>
    <style:style style:name="T1800" style:family="text">
      <style:text-properties officeooo:rsid="2bdf96d1"/>
    </style:style>
    <style:style style:name="T1801" style:family="text">
      <style:text-properties officeooo:rsid="2bdfc203"/>
    </style:style>
    <style:style style:name="T1802" style:family="text">
      <style:text-properties officeooo:rsid="2be594ff"/>
    </style:style>
    <style:style style:name="T1803" style:family="text">
      <style:text-properties officeooo:rsid="2be8ae79"/>
    </style:style>
    <style:style style:name="T1804" style:family="text">
      <style:text-properties officeooo:rsid="2be98962"/>
    </style:style>
    <style:style style:name="T1805" style:family="text">
      <style:text-properties fo:background-color="transparent" loext:char-shading-value="0"/>
    </style:style>
    <style:style style:name="T1806" style:family="text">
      <style:text-properties officeooo:rsid="2edbde94" fo:background-color="transparent" loext:char-shading-value="0"/>
    </style:style>
    <style:style style:name="T1807" style:family="text">
      <style:text-properties officeooo:rsid="2edf1439" fo:background-color="transparent" loext:char-shading-value="0"/>
    </style:style>
    <style:style style:name="T1808" style:family="text">
      <style:text-properties officeooo:rsid="2ef2ef34" fo:background-color="transparent" loext:char-shading-value="0"/>
    </style:style>
    <style:style style:name="T1809" style:family="text">
      <style:text-properties officeooo:rsid="2eff4052" fo:background-color="transparent" loext:char-shading-value="0"/>
    </style:style>
    <style:style style:name="T1810" style:family="text">
      <style:text-properties officeooo:rsid="2f0044f6" fo:background-color="transparent" loext:char-shading-value="0"/>
    </style:style>
    <style:style style:name="T1811" style:family="text">
      <style:text-properties officeooo:rsid="2f0110de" fo:background-color="transparent" loext:char-shading-value="0"/>
    </style:style>
    <style:style style:name="T1812" style:family="text">
      <style:text-properties officeooo:rsid="2f0230f4" fo:background-color="transparent" loext:char-shading-value="0"/>
    </style:style>
    <style:style style:name="T1813" style:family="text">
      <style:text-properties officeooo:rsid="2f0cc567" fo:background-color="transparent" loext:char-shading-value="0"/>
    </style:style>
    <style:style style:name="T1814" style:family="text">
      <style:text-properties officeooo:rsid="2f2ee20c" fo:background-color="transparent" loext:char-shading-value="0"/>
    </style:style>
    <style:style style:name="T1815" style:family="text">
      <style:text-properties officeooo:rsid="2bf3b616"/>
    </style:style>
    <style:style style:name="T1816" style:family="text">
      <style:text-properties officeooo:rsid="44e8fabe"/>
    </style:style>
    <style:style style:name="T1817" style:family="text">
      <style:text-properties officeooo:rsid="459181d3"/>
    </style:style>
    <style:style style:name="T1818" style:family="text">
      <style:text-properties officeooo:rsid="458c8480"/>
    </style:style>
    <style:style style:name="T1819" style:family="text">
      <style:text-properties officeooo:rsid="458d9c32"/>
    </style:style>
    <style:style style:name="T1820" style:family="text">
      <style:text-properties officeooo:rsid="458ffa75"/>
    </style:style>
    <style:style style:name="T1821" style:family="text">
      <style:text-properties officeooo:rsid="4588b715"/>
    </style:style>
    <style:style style:name="T1822" style:family="text">
      <style:text-properties officeooo:rsid="2bf6ed61"/>
    </style:style>
    <style:style style:name="T1823" style:family="text">
      <style:text-properties officeooo:rsid="2bfda84f"/>
    </style:style>
    <style:style style:name="T1824" style:family="text">
      <style:text-properties officeooo:rsid="2c007857"/>
    </style:style>
    <style:style style:name="T1825" style:family="text">
      <style:text-properties officeooo:rsid="2c049610"/>
    </style:style>
    <style:style style:name="T1826" style:family="text">
      <style:text-properties officeooo:rsid="2c11176a"/>
    </style:style>
    <style:style style:name="T1827" style:family="text">
      <style:text-properties officeooo:rsid="2c123205"/>
    </style:style>
    <style:style style:name="T1828" style:family="text">
      <style:text-properties officeooo:rsid="2c13e078"/>
    </style:style>
    <style:style style:name="T1829" style:family="text">
      <style:text-properties officeooo:rsid="2c141b9b"/>
    </style:style>
    <style:style style:name="T1830" style:family="text">
      <style:text-properties officeooo:rsid="2c15191c"/>
    </style:style>
    <style:style style:name="T1831" style:family="text">
      <style:text-properties officeooo:rsid="2c152ac4"/>
    </style:style>
    <style:style style:name="T1832" style:family="text">
      <style:text-properties officeooo:rsid="2c16bec6"/>
    </style:style>
    <style:style style:name="T1833" style:family="text">
      <style:text-properties officeooo:rsid="2c1d7b08"/>
    </style:style>
    <style:style style:name="T1834" style:family="text">
      <style:text-properties officeooo:rsid="2c1e16cf"/>
    </style:style>
    <style:style style:name="T1835" style:family="text">
      <style:text-properties officeooo:rsid="2c1f533d"/>
    </style:style>
    <style:style style:name="T1836" style:family="text">
      <style:text-properties officeooo:rsid="2c1f9c56"/>
    </style:style>
    <style:style style:name="T1837" style:family="text">
      <style:text-properties officeooo:rsid="2c21a43d"/>
    </style:style>
    <style:style style:name="T1838" style:family="text">
      <style:text-properties officeooo:rsid="2c28c0db"/>
    </style:style>
    <style:style style:name="T1839" style:family="text">
      <style:text-properties officeooo:rsid="2c2ce9bd"/>
    </style:style>
    <style:style style:name="T1840" style:family="text">
      <style:text-properties officeooo:rsid="2c2d6ec4"/>
    </style:style>
    <style:style style:name="T1841" style:family="text">
      <style:text-properties officeooo:rsid="2c2d757d"/>
    </style:style>
    <style:style style:name="T1842" style:family="text">
      <style:text-properties officeooo:rsid="2c2f64aa"/>
    </style:style>
    <style:style style:name="T1843" style:family="text">
      <style:text-properties officeooo:rsid="2c33b6e6"/>
    </style:style>
    <style:style style:name="T1844" style:family="text">
      <style:text-properties officeooo:rsid="2c375fa9"/>
    </style:style>
    <style:style style:name="T1845" style:family="text">
      <style:text-properties officeooo:rsid="2c37d9b4"/>
    </style:style>
    <style:style style:name="T1846" style:family="text">
      <style:text-properties officeooo:rsid="2c3c4034"/>
    </style:style>
    <style:style style:name="T1847" style:family="text">
      <style:text-properties officeooo:rsid="49f9015f"/>
    </style:style>
    <style:style style:name="T1848" style:family="text">
      <style:text-properties officeooo:rsid="2c3e40fa"/>
    </style:style>
    <style:style style:name="T1849" style:family="text">
      <style:text-properties officeooo:rsid="2c42d4d9"/>
    </style:style>
    <style:style style:name="T1850" style:family="text">
      <style:text-properties officeooo:rsid="2c456ac3"/>
    </style:style>
    <style:style style:name="T1851" style:family="text">
      <style:text-properties officeooo:rsid="2c4725e4"/>
    </style:style>
    <style:style style:name="T1852" style:family="text">
      <style:text-properties officeooo:rsid="2c48e1be"/>
    </style:style>
    <style:style style:name="T1853" style:family="text">
      <style:text-properties officeooo:rsid="2c495bf9"/>
    </style:style>
    <style:style style:name="T1854" style:family="text">
      <style:text-properties officeooo:rsid="2c4a88d2"/>
    </style:style>
    <style:style style:name="T1855" style:family="text">
      <style:text-properties officeooo:rsid="2c5167e0"/>
    </style:style>
    <style:style style:name="T1856" style:family="text">
      <style:text-properties officeooo:rsid="2c538467"/>
    </style:style>
    <style:style style:name="T1857" style:family="text">
      <style:text-properties officeooo:rsid="2c58c2c8"/>
    </style:style>
    <style:style style:name="T1858" style:family="text">
      <style:text-properties officeooo:rsid="2c5cf113"/>
    </style:style>
    <style:style style:name="T1859" style:family="text">
      <style:text-properties officeooo:rsid="2c652f98"/>
    </style:style>
    <style:style style:name="T1860" style:family="text">
      <style:text-properties officeooo:rsid="2c69b5be"/>
    </style:style>
    <style:style style:name="T1861" style:family="text">
      <style:text-properties officeooo:rsid="2c6fa4e1"/>
    </style:style>
    <style:style style:name="T1862" style:family="text">
      <style:text-properties officeooo:rsid="2c71a7b1"/>
    </style:style>
    <style:style style:name="T1863" style:family="text">
      <style:text-properties officeooo:rsid="2c7343b7"/>
    </style:style>
    <style:style style:name="T1864" style:family="text">
      <style:text-properties officeooo:rsid="2c741c4d"/>
    </style:style>
    <style:style style:name="T1865" style:family="text">
      <style:text-properties officeooo:rsid="2c764851"/>
    </style:style>
    <style:style style:name="T1866" style:family="text">
      <style:text-properties officeooo:rsid="2c7951ff"/>
    </style:style>
    <style:style style:name="T1867" style:family="text">
      <style:text-properties officeooo:rsid="2c7a0231"/>
    </style:style>
    <style:style style:name="T1868" style:family="text">
      <style:text-properties officeooo:rsid="2c7b5759"/>
    </style:style>
    <style:style style:name="T1869" style:family="text">
      <style:text-properties officeooo:rsid="2c7c03cd"/>
    </style:style>
    <style:style style:name="T1870" style:family="text">
      <style:text-properties officeooo:rsid="2c7ec0da"/>
    </style:style>
    <style:style style:name="T1871" style:family="text">
      <style:text-properties officeooo:rsid="2c8037a9"/>
    </style:style>
    <style:style style:name="T1872" style:family="text">
      <style:text-properties officeooo:rsid="2c82759d"/>
    </style:style>
    <style:style style:name="T1873" style:family="text">
      <style:text-properties officeooo:rsid="2c8571e4"/>
    </style:style>
    <style:style style:name="T1874" style:family="text">
      <style:text-properties officeooo:rsid="2c8c0914"/>
    </style:style>
    <style:style style:name="T1875" style:family="text">
      <style:text-properties officeooo:rsid="2c8c563c"/>
    </style:style>
    <style:style style:name="T1876" style:family="text">
      <style:text-properties officeooo:rsid="2c8cb4a5"/>
    </style:style>
    <style:style style:name="T1877" style:family="text">
      <style:text-properties officeooo:rsid="2c8d736d"/>
    </style:style>
    <style:style style:name="T1878" style:family="text">
      <style:text-properties officeooo:rsid="2c8e9a51"/>
    </style:style>
    <style:style style:name="T1879" style:family="text">
      <style:text-properties officeooo:rsid="2c90564c"/>
    </style:style>
    <style:style style:name="T1880" style:family="text">
      <style:text-properties officeooo:rsid="2c94a64a"/>
    </style:style>
    <style:style style:name="T1881" style:family="text">
      <style:text-properties officeooo:rsid="2c958779"/>
    </style:style>
    <style:style style:name="T1882" style:family="text">
      <style:text-properties officeooo:rsid="2c97d189"/>
    </style:style>
    <style:style style:name="T1883" style:family="text">
      <style:text-properties style:text-underline-style="none" fo:font-weight="normal" style:font-weight-asian="normal" style:font-weight-complex="normal"/>
    </style:style>
    <style:style style:name="T1884" style:family="text">
      <style:text-properties style:text-underline-style="none" officeooo:rsid="2ce9720a"/>
    </style:style>
    <style:style style:name="T1885" style:family="text">
      <style:text-properties style:text-underline-style="none" officeooo:rsid="2dec2f3d"/>
    </style:style>
    <style:style style:name="T1886" style:family="text">
      <style:text-properties style:text-underline-style="none" officeooo:rsid="2ddaf02d"/>
    </style:style>
    <style:style style:name="T1887" style:family="text">
      <style:text-properties style:text-underline-style="none" officeooo:rsid="2e313b42"/>
    </style:style>
    <style:style style:name="T1888" style:family="text">
      <style:text-properties style:text-underline-style="none" officeooo:rsid="2de09fdb"/>
    </style:style>
    <style:style style:name="T1889" style:family="text">
      <style:text-properties style:text-underline-style="none" officeooo:rsid="2de46560"/>
    </style:style>
    <style:style style:name="T1890" style:family="text">
      <style:text-properties style:text-underline-style="none" officeooo:rsid="2e329540"/>
    </style:style>
    <style:style style:name="T1891" style:family="text">
      <style:text-properties officeooo:rsid="2c99f344"/>
    </style:style>
    <style:style style:name="T1892" style:family="text">
      <style:text-properties officeooo:rsid="2c9c7c29"/>
    </style:style>
    <style:style style:name="T1893" style:family="text">
      <style:text-properties officeooo:rsid="2ca212e0"/>
    </style:style>
    <style:style style:name="T1894" style:family="text">
      <style:text-properties officeooo:rsid="2ca3ae3a"/>
    </style:style>
    <style:style style:name="T1895" style:family="text">
      <style:text-properties officeooo:rsid="2ca567e1"/>
    </style:style>
    <style:style style:name="T1896" style:family="text">
      <style:text-properties officeooo:rsid="2ca628f8"/>
    </style:style>
    <style:style style:name="T1897" style:family="text">
      <style:text-properties officeooo:rsid="2ca72854"/>
    </style:style>
    <style:style style:name="T1898" style:family="text">
      <style:text-properties officeooo:rsid="2ca8329c"/>
    </style:style>
    <style:style style:name="T1899" style:family="text">
      <style:text-properties officeooo:rsid="2cae2371"/>
    </style:style>
    <style:style style:name="T1900" style:family="text">
      <style:text-properties officeooo:rsid="2caebdb6"/>
    </style:style>
    <style:style style:name="T1901" style:family="text">
      <style:text-properties officeooo:rsid="2cb47170"/>
    </style:style>
    <style:style style:name="T1902" style:family="text">
      <style:text-properties officeooo:rsid="44ee1dce"/>
    </style:style>
    <style:style style:name="T1903" style:family="text">
      <style:text-properties officeooo:rsid="2cb7658c"/>
    </style:style>
    <style:style style:name="T1904" style:family="text">
      <style:text-properties officeooo:rsid="2cba2d6a"/>
    </style:style>
    <style:style style:name="T1905" style:family="text">
      <style:text-properties officeooo:rsid="2cbd3085"/>
    </style:style>
    <style:style style:name="T1906" style:family="text">
      <style:text-properties officeooo:rsid="2cbe6177"/>
    </style:style>
    <style:style style:name="T1907" style:family="text">
      <style:text-properties officeooo:rsid="2cbeaad4"/>
    </style:style>
    <style:style style:name="T1908" style:family="text">
      <style:text-properties officeooo:rsid="2cc16f04"/>
    </style:style>
    <style:style style:name="T1909" style:family="text">
      <style:text-properties officeooo:rsid="2cc27d39"/>
    </style:style>
    <style:style style:name="T1910" style:family="text">
      <style:text-properties officeooo:rsid="4ce6a2d1"/>
    </style:style>
    <style:style style:name="T191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3"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4" style:family="text">
      <style:text-properties officeooo:rsid="4b875a34"/>
    </style:style>
    <style:style style:name="T1915" style:family="text">
      <style:text-properties officeooo:rsid="2cc6471e"/>
    </style:style>
    <style:style style:name="T1916" style:family="text">
      <style:text-properties officeooo:rsid="2cc784fd"/>
    </style:style>
    <style:style style:name="T1917" style:family="text">
      <style:text-properties officeooo:rsid="2cc88023"/>
    </style:style>
    <style:style style:name="T1918" style:family="text">
      <style:text-properties officeooo:rsid="2ccce5ab"/>
    </style:style>
    <style:style style:name="T1919" style:family="text">
      <style:text-properties officeooo:rsid="2ccebb41"/>
    </style:style>
    <style:style style:name="T1920" style:family="text">
      <style:text-properties officeooo:rsid="2cceffa3"/>
    </style:style>
    <style:style style:name="T1921" style:family="text">
      <style:text-properties officeooo:rsid="2cd0a796"/>
    </style:style>
    <style:style style:name="T1922" style:family="text">
      <style:text-properties officeooo:rsid="2cd2e478"/>
    </style:style>
    <style:style style:name="T1923" style:family="text">
      <style:text-properties officeooo:rsid="2cd7e1f2"/>
    </style:style>
    <style:style style:name="T1924" style:family="text">
      <style:text-properties officeooo:rsid="2cd96a13"/>
    </style:style>
    <style:style style:name="T1925" style:family="text">
      <style:text-properties officeooo:rsid="2cdb972e"/>
    </style:style>
    <style:style style:name="T1926" style:family="text">
      <style:text-properties officeooo:rsid="2ce9720a"/>
    </style:style>
    <style:style style:name="T1927" style:family="text">
      <style:text-properties officeooo:rsid="2cf30dac"/>
    </style:style>
    <style:style style:name="T1928" style:family="text">
      <style:text-properties officeooo:rsid="2cf4dcba"/>
    </style:style>
    <style:style style:name="T1929" style:family="text">
      <style:text-properties officeooo:rsid="2cf5e8e0"/>
    </style:style>
    <style:style style:name="T1930" style:family="text">
      <style:text-properties officeooo:rsid="2d00adaf"/>
    </style:style>
    <style:style style:name="T1931" style:family="text">
      <style:text-properties officeooo:rsid="2d04f7ac"/>
    </style:style>
    <style:style style:name="T1932" style:family="text">
      <style:text-properties officeooo:rsid="2d06debb"/>
    </style:style>
    <style:style style:name="T1933" style:family="text">
      <style:text-properties officeooo:rsid="2d08b6f5"/>
    </style:style>
    <style:style style:name="T1934" style:family="text">
      <style:text-properties officeooo:rsid="2d0f0827"/>
    </style:style>
    <style:style style:name="T1935" style:family="text">
      <style:text-properties officeooo:rsid="2d10b9ec"/>
    </style:style>
    <style:style style:name="T1936" style:family="text">
      <style:text-properties officeooo:rsid="2d12c0ee"/>
    </style:style>
    <style:style style:name="T1937" style:family="text">
      <style:text-properties officeooo:rsid="2d137ec5"/>
    </style:style>
    <style:style style:name="T1938" style:family="text">
      <style:text-properties officeooo:rsid="2d18aad7"/>
    </style:style>
    <style:style style:name="T1939" style:family="text">
      <style:text-properties officeooo:rsid="41943a51"/>
    </style:style>
    <style:style style:name="T1940" style:family="text">
      <style:text-properties officeooo:rsid="2d2a0c47"/>
    </style:style>
    <style:style style:name="T1941" style:family="text">
      <style:text-properties officeooo:rsid="2d30adf9"/>
    </style:style>
    <style:style style:name="T1942" style:family="text">
      <style:text-properties officeooo:rsid="2d369bed"/>
    </style:style>
    <style:style style:name="T1943" style:family="text">
      <style:text-properties officeooo:rsid="2d3f6243"/>
    </style:style>
    <style:style style:name="T1944" style:family="text">
      <style:text-properties officeooo:rsid="2d47af22"/>
    </style:style>
    <style:style style:name="T1945" style:family="text">
      <style:text-properties officeooo:rsid="2d49f89f"/>
    </style:style>
    <style:style style:name="T1946" style:family="text">
      <style:text-properties officeooo:rsid="2d53ff92"/>
    </style:style>
    <style:style style:name="T1947" style:family="text">
      <style:text-properties officeooo:rsid="2d5718e3"/>
    </style:style>
    <style:style style:name="T1948" style:family="text">
      <style:text-properties officeooo:rsid="2d58e3ec"/>
    </style:style>
    <style:style style:name="T1949" style:family="text">
      <style:text-properties officeooo:rsid="2d5c0ae3"/>
    </style:style>
    <style:style style:name="T1950" style:family="text">
      <style:text-properties officeooo:rsid="2d6299e2"/>
    </style:style>
    <style:style style:name="T1951" style:family="text">
      <style:text-properties officeooo:rsid="2d6db9c7"/>
    </style:style>
    <style:style style:name="T1952" style:family="text">
      <style:text-properties officeooo:rsid="2d6def36"/>
    </style:style>
    <style:style style:name="T1953" style:family="text">
      <style:text-properties officeooo:rsid="2d7423ca"/>
    </style:style>
    <style:style style:name="T1954" style:family="text">
      <style:text-properties officeooo:rsid="2d794b0f"/>
    </style:style>
    <style:style style:name="T1955" style:family="text">
      <style:text-properties officeooo:rsid="2d79ddc6"/>
    </style:style>
    <style:style style:name="T1956" style:family="text">
      <style:text-properties officeooo:rsid="503dc632"/>
    </style:style>
    <style:style style:name="T1957" style:family="text">
      <style:text-properties officeooo:rsid="4ce0ade6"/>
    </style:style>
    <style:style style:name="T1958" style:family="text">
      <style:text-properties officeooo:rsid="503b24ff"/>
    </style:style>
    <style:style style:name="T1959" style:family="text">
      <style:text-properties officeooo:rsid="2d823d8d"/>
    </style:style>
    <style:style style:name="T1960" style:family="text">
      <style:text-properties officeooo:rsid="2d841b89"/>
    </style:style>
    <style:style style:name="T1961" style:family="text">
      <style:text-properties officeooo:rsid="2d84afa8"/>
    </style:style>
    <style:style style:name="T1962" style:family="text">
      <style:text-properties officeooo:rsid="2d862c9d"/>
    </style:style>
    <style:style style:name="T1963" style:family="text">
      <style:text-properties officeooo:rsid="2d88d4b5"/>
    </style:style>
    <style:style style:name="T1964" style:family="text">
      <style:text-properties officeooo:rsid="2d89328c"/>
    </style:style>
    <style:style style:name="T1965" style:family="text">
      <style:text-properties officeooo:rsid="2d8b0dfd"/>
    </style:style>
    <style:style style:name="T1966" style:family="text">
      <style:text-properties officeooo:rsid="2d8e7578"/>
    </style:style>
    <style:style style:name="T1967" style:family="text">
      <style:text-properties officeooo:rsid="2d8f7e6a"/>
    </style:style>
    <style:style style:name="T1968" style:family="text">
      <style:text-properties officeooo:rsid="2d90f701"/>
    </style:style>
    <style:style style:name="T1969" style:family="text">
      <style:text-properties officeooo:rsid="2d92599d"/>
    </style:style>
    <style:style style:name="T1970" style:family="text">
      <style:text-properties officeooo:rsid="2d992d80"/>
    </style:style>
    <style:style style:name="T1971" style:family="text">
      <style:text-properties officeooo:rsid="2d9f807f"/>
    </style:style>
    <style:style style:name="T1972" style:family="text">
      <style:text-properties officeooo:rsid="2da09627"/>
    </style:style>
    <style:style style:name="T1973" style:family="text">
      <style:text-properties officeooo:rsid="2daab5b0"/>
    </style:style>
    <style:style style:name="T1974" style:family="text">
      <style:text-properties officeooo:rsid="2db13f1b"/>
    </style:style>
    <style:style style:name="T1975" style:family="text">
      <style:text-properties officeooo:rsid="2db4722c"/>
    </style:style>
    <style:style style:name="T1976" style:family="text">
      <style:text-properties officeooo:rsid="2db68d28"/>
    </style:style>
    <style:style style:name="T1977" style:family="text">
      <style:text-properties officeooo:rsid="2db85677"/>
    </style:style>
    <style:style style:name="T1978" style:family="text">
      <style:text-properties officeooo:rsid="2db9fdf6"/>
    </style:style>
    <style:style style:name="T1979" style:family="text">
      <style:text-properties officeooo:rsid="2dbb04a6"/>
    </style:style>
    <style:style style:name="T1980" style:family="text">
      <style:text-properties officeooo:rsid="2dbd0347"/>
    </style:style>
    <style:style style:name="T1981" style:family="text">
      <style:text-properties officeooo:rsid="2dc01899"/>
    </style:style>
    <style:style style:name="T1982" style:family="text">
      <style:text-properties officeooo:rsid="2dc1b7e5"/>
    </style:style>
    <style:style style:name="T1983" style:family="text">
      <style:text-properties officeooo:rsid="2dcd463e"/>
    </style:style>
    <style:style style:name="T1984" style:family="text">
      <style:text-properties officeooo:rsid="2dd158b3"/>
    </style:style>
    <style:style style:name="T1985" style:family="text">
      <style:text-properties officeooo:rsid="2dd34059"/>
    </style:style>
    <style:style style:name="T1986" style:family="text">
      <style:text-properties officeooo:rsid="2dd36913"/>
    </style:style>
    <style:style style:name="T1987" style:family="text">
      <style:text-properties officeooo:rsid="2dd9f2bf"/>
    </style:style>
    <style:style style:name="T1988" style:family="text">
      <style:text-properties officeooo:rsid="2ddaf02d"/>
    </style:style>
    <style:style style:name="T1989" style:family="text">
      <style:text-properties officeooo:rsid="2de46560"/>
    </style:style>
    <style:style style:name="T1990" style:family="text">
      <style:text-properties officeooo:rsid="2de8eebc"/>
    </style:style>
    <style:style style:name="T1991" style:family="text">
      <style:text-properties officeooo:rsid="2de9675d"/>
    </style:style>
    <style:style style:name="T1992" style:family="text">
      <style:text-properties officeooo:rsid="2deb3456"/>
    </style:style>
    <style:style style:name="T1993" style:family="text">
      <style:text-properties officeooo:rsid="2dec2f3d"/>
    </style:style>
    <style:style style:name="T1994" style:family="text">
      <style:text-properties officeooo:rsid="2decc4d6"/>
    </style:style>
    <style:style style:name="T1995" style:family="text">
      <style:text-properties officeooo:rsid="2df3efee"/>
    </style:style>
    <style:style style:name="T1996" style:family="text">
      <style:text-properties officeooo:rsid="2df56763"/>
    </style:style>
    <style:style style:name="T1997" style:family="text">
      <style:text-properties officeooo:rsid="2df6eed8"/>
    </style:style>
    <style:style style:name="T1998" style:family="text">
      <style:text-properties officeooo:rsid="2df8dc0f"/>
    </style:style>
    <style:style style:name="T1999" style:family="text">
      <style:text-properties officeooo:rsid="2dffb0bf"/>
    </style:style>
    <style:style style:name="T2000" style:family="text">
      <style:text-properties officeooo:rsid="2e052e6b"/>
    </style:style>
    <style:style style:name="T2001" style:family="text">
      <style:text-properties officeooo:rsid="2e05b920"/>
    </style:style>
    <style:style style:name="T2002" style:family="text">
      <style:text-properties officeooo:rsid="2e155299"/>
    </style:style>
    <style:style style:name="T2003" style:family="text">
      <style:text-properties officeooo:rsid="2e269220"/>
    </style:style>
    <style:style style:name="T2004" style:family="text">
      <style:text-properties officeooo:rsid="2e329540"/>
    </style:style>
    <style:style style:name="T2005" style:family="text">
      <style:text-properties officeooo:rsid="2e3389d8"/>
    </style:style>
    <style:style style:name="T2006" style:family="text">
      <style:text-properties officeooo:rsid="2e35c073"/>
    </style:style>
    <style:style style:name="T2007" style:family="text">
      <style:text-properties officeooo:rsid="2e375532"/>
    </style:style>
    <style:style style:name="T2008" style:family="text">
      <style:text-properties officeooo:rsid="2e39295e"/>
    </style:style>
    <style:style style:name="T2009" style:family="text">
      <style:text-properties officeooo:rsid="2e3add85"/>
    </style:style>
    <style:style style:name="T2010" style:family="text">
      <style:text-properties officeooo:rsid="2e3cdd0a"/>
    </style:style>
    <style:style style:name="T2011" style:family="text">
      <style:text-properties officeooo:rsid="2e3d5ccf"/>
    </style:style>
    <style:style style:name="T2012" style:family="text">
      <style:text-properties officeooo:rsid="2e4380c6"/>
    </style:style>
    <style:style style:name="T2013" style:family="text">
      <style:text-properties officeooo:rsid="2e4429db"/>
    </style:style>
    <style:style style:name="T2014" style:family="text">
      <style:text-properties officeooo:rsid="2e6413c8"/>
    </style:style>
    <style:style style:name="T2015" style:family="text">
      <style:text-properties officeooo:rsid="2e66edb4"/>
    </style:style>
    <style:style style:name="T2016" style:family="text">
      <style:text-properties officeooo:rsid="2e6b1721"/>
    </style:style>
    <style:style style:name="T2017" style:family="text">
      <style:text-properties officeooo:rsid="2e6fb553"/>
    </style:style>
    <style:style style:name="T2018" style:family="text">
      <style:text-properties officeooo:rsid="2e709a3a"/>
    </style:style>
    <style:style style:name="T2019" style:family="text">
      <style:text-properties officeooo:rsid="2e74559c"/>
    </style:style>
    <style:style style:name="T2020" style:family="text">
      <style:text-properties officeooo:rsid="2e753075"/>
    </style:style>
    <style:style style:name="T2021" style:family="text">
      <style:text-properties officeooo:rsid="2e791353"/>
    </style:style>
    <style:style style:name="T2022" style:family="text">
      <style:text-properties officeooo:rsid="2e7a88ef"/>
    </style:style>
    <style:style style:name="T2023" style:family="text">
      <style:text-properties officeooo:rsid="2e7dcae7"/>
    </style:style>
    <style:style style:name="T2024" style:family="text">
      <style:text-properties officeooo:rsid="2e7ecf95"/>
    </style:style>
    <style:style style:name="T2025" style:family="text">
      <style:text-properties officeooo:rsid="2e808f65"/>
    </style:style>
    <style:style style:name="T2026" style:family="text">
      <style:text-properties officeooo:rsid="2e819ee6"/>
    </style:style>
    <style:style style:name="T2027" style:family="text">
      <style:text-properties officeooo:rsid="2e8280e7"/>
    </style:style>
    <style:style style:name="T2028" style:family="text">
      <style:text-properties officeooo:rsid="2e83110c"/>
    </style:style>
    <style:style style:name="T2029" style:family="text">
      <style:text-properties officeooo:rsid="2e858e23"/>
    </style:style>
    <style:style style:name="T2030" style:family="text">
      <style:text-properties officeooo:rsid="2e9072f8"/>
    </style:style>
    <style:style style:name="T2031" style:family="text">
      <style:text-properties officeooo:rsid="2e95a0be"/>
    </style:style>
    <style:style style:name="T2032" style:family="text">
      <style:text-properties officeooo:rsid="4ea8ed76"/>
    </style:style>
    <style:style style:name="T2033"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4" style:family="text">
      <style:text-properties officeooo:rsid="2e95bd5e"/>
    </style:style>
    <style:style style:name="T2035" style:family="text">
      <style:text-properties officeooo:rsid="2e97f86b"/>
    </style:style>
    <style:style style:name="T2036" style:family="text">
      <style:text-properties officeooo:rsid="2e99c0c1"/>
    </style:style>
    <style:style style:name="T2037" style:family="text">
      <style:text-properties officeooo:rsid="516d15c5"/>
    </style:style>
    <style:style style:name="T2038" style:family="text">
      <style:text-properties fo:color="#c3b346" fo:font-style="normal" officeooo:rsid="4e2f1665" style:font-style-asian="normal" style:font-style-complex="normal"/>
    </style:style>
    <style:style style:name="T2039" style:family="text">
      <style:text-properties officeooo:rsid="2ea1ab7e"/>
    </style:style>
    <style:style style:name="T2040" style:family="text">
      <style:text-properties officeooo:rsid="2ea87936"/>
    </style:style>
    <style:style style:name="T2041" style:family="text">
      <style:text-properties officeooo:rsid="2eaee05e"/>
    </style:style>
    <style:style style:name="T2042" style:family="text">
      <style:text-properties officeooo:rsid="2eb0930f"/>
    </style:style>
    <style:style style:name="T2043" style:family="text">
      <style:text-properties fo:color="#1841ce" fo:font-weight="bold" style:font-weight-asian="bold" style:font-weight-complex="bold"/>
    </style:style>
    <style:style style:name="T2044" style:family="text">
      <style:text-properties fo:color="#1841ce" fo:font-weight="bold" officeooo:rsid="31a97ad9" style:font-weight-asian="bold" style:font-weight-complex="bold"/>
    </style:style>
    <style:style style:name="T2045" style:family="text">
      <style:text-properties fo:color="#1841ce" officeooo:rsid="31cbd58a" fo:background-color="transparent" loext:char-shading-value="0"/>
    </style:style>
    <style:style style:name="T2046" style:family="text">
      <style:text-properties officeooo:rsid="2eb1c375"/>
    </style:style>
    <style:style style:name="T2047" style:family="text">
      <style:text-properties officeooo:rsid="2eb3fcac"/>
    </style:style>
    <style:style style:name="T2048" style:family="text">
      <style:text-properties officeooo:rsid="2eb7eeaa"/>
    </style:style>
    <style:style style:name="T2049" style:family="text">
      <style:text-properties officeooo:rsid="2eba69c8"/>
    </style:style>
    <style:style style:name="T2050" style:family="text">
      <style:text-properties officeooo:rsid="2ebc4edd"/>
    </style:style>
    <style:style style:name="T2051" style:family="text">
      <style:text-properties officeooo:rsid="2ebccc7e"/>
    </style:style>
    <style:style style:name="T2052" style:family="text">
      <style:text-properties officeooo:rsid="2ebf4e93"/>
    </style:style>
    <style:style style:name="T2053" style:family="text">
      <style:text-properties officeooo:rsid="2ebf6885"/>
    </style:style>
    <style:style style:name="T2054" style:family="text">
      <style:text-properties officeooo:rsid="2ec08b6f"/>
    </style:style>
    <style:style style:name="T2055" style:family="text">
      <style:text-properties officeooo:rsid="2ec26a69"/>
    </style:style>
    <style:style style:name="T2056" style:family="text">
      <style:text-properties officeooo:rsid="2ec39af3"/>
    </style:style>
    <style:style style:name="T2057" style:family="text">
      <style:text-properties officeooo:rsid="2ec3ebc6"/>
    </style:style>
    <style:style style:name="T2058" style:family="text">
      <style:text-properties officeooo:rsid="2ec4b75b"/>
    </style:style>
    <style:style style:name="T2059" style:family="text">
      <style:text-properties officeooo:rsid="2ec548ae"/>
    </style:style>
    <style:style style:name="T2060" style:family="text">
      <style:text-properties officeooo:rsid="2ec939ea"/>
    </style:style>
    <style:style style:name="T2061" style:family="text">
      <style:text-properties officeooo:rsid="2eca17bc"/>
    </style:style>
    <style:style style:name="T2062" style:family="text">
      <style:text-properties officeooo:rsid="2ecb6f4e"/>
    </style:style>
    <style:style style:name="T2063" style:family="text">
      <style:text-properties officeooo:rsid="2ece1772"/>
    </style:style>
    <style:style style:name="T2064" style:family="text">
      <style:text-properties officeooo:rsid="2eceb0a7"/>
    </style:style>
    <style:style style:name="T2065" style:family="text">
      <style:text-properties officeooo:rsid="2ecf3978"/>
    </style:style>
    <style:style style:name="T2066" style:family="text">
      <style:text-properties officeooo:rsid="2ecf4527"/>
    </style:style>
    <style:style style:name="T2067" style:family="text">
      <style:text-properties officeooo:rsid="2ee15df3"/>
    </style:style>
    <style:style style:name="T2068" style:family="text">
      <style:text-properties officeooo:rsid="2ee47530"/>
    </style:style>
    <style:style style:name="T2069" style:family="text">
      <style:text-properties officeooo:rsid="2ef384de"/>
    </style:style>
    <style:style style:name="T2070" style:family="text">
      <style:text-properties officeooo:rsid="2ef41948"/>
    </style:style>
    <style:style style:name="T2071" style:family="text">
      <style:text-properties officeooo:rsid="2ef42453"/>
    </style:style>
    <style:style style:name="T2072" style:family="text">
      <style:text-properties officeooo:rsid="2ef55f54"/>
    </style:style>
    <style:style style:name="T2073" style:family="text">
      <style:text-properties officeooo:rsid="2ef5a6c5"/>
    </style:style>
    <style:style style:name="T2074" style:family="text">
      <style:text-properties officeooo:rsid="2ef6a7cd"/>
    </style:style>
    <style:style style:name="T2075" style:family="text">
      <style:text-properties officeooo:rsid="2ef80bec"/>
    </style:style>
    <style:style style:name="T2076" style:family="text">
      <style:text-properties officeooo:rsid="2ef9e020"/>
    </style:style>
    <style:style style:name="T2077" style:family="text">
      <style:text-properties officeooo:rsid="2efb8c0f"/>
    </style:style>
    <style:style style:name="T2078" style:family="text">
      <style:text-properties officeooo:rsid="500f4cb5"/>
    </style:style>
    <style:style style:name="T2079" style:family="text">
      <style:text-properties officeooo:rsid="500da72b"/>
    </style:style>
    <style:style style:name="T2080" style:family="text">
      <style:text-properties officeooo:rsid="2f087c71"/>
    </style:style>
    <style:style style:name="T2081" style:family="text">
      <style:text-properties officeooo:rsid="2f0a5d8e"/>
    </style:style>
    <style:style style:name="T2082" style:family="text">
      <style:text-properties officeooo:rsid="2ef76aa4"/>
    </style:style>
    <style:style style:name="T2083" style:family="text">
      <style:text-properties officeooo:rsid="2f13a043"/>
    </style:style>
    <style:style style:name="T2084" style:family="text">
      <style:text-properties officeooo:rsid="2f17426c"/>
    </style:style>
    <style:style style:name="T2085" style:family="text">
      <style:text-properties officeooo:rsid="2f17b2fb"/>
    </style:style>
    <style:style style:name="T2086" style:family="text">
      <style:text-properties officeooo:rsid="2f19b27e"/>
    </style:style>
    <style:style style:name="T2087" style:family="text">
      <style:text-properties officeooo:rsid="2f1f0d12"/>
    </style:style>
    <style:style style:name="T2088" style:family="text">
      <style:text-properties officeooo:rsid="2f20008c"/>
    </style:style>
    <style:style style:name="T2089" style:family="text">
      <style:text-properties officeooo:rsid="2f2275c7"/>
    </style:style>
    <style:style style:name="T2090" style:family="text">
      <style:text-properties officeooo:rsid="2f235fff"/>
    </style:style>
    <style:style style:name="T2091" style:family="text">
      <style:text-properties officeooo:rsid="2f253b88"/>
    </style:style>
    <style:style style:name="T2092" style:family="text">
      <style:text-properties officeooo:rsid="2f2825bb"/>
    </style:style>
    <style:style style:name="T2093" style:family="text">
      <style:text-properties officeooo:rsid="2f296b45"/>
    </style:style>
    <style:style style:name="T2094" style:family="text">
      <style:text-properties officeooo:rsid="2f33ae07"/>
    </style:style>
    <style:style style:name="T2095" style:family="text">
      <style:text-properties officeooo:rsid="2f34f9eb"/>
    </style:style>
    <style:style style:name="T2096" style:family="text">
      <style:text-properties officeooo:rsid="4e732146"/>
    </style:style>
    <style:style style:name="T2097" style:family="text">
      <style:text-properties officeooo:rsid="2f37ca70"/>
    </style:style>
    <style:style style:name="T2098" style:family="text">
      <style:text-properties officeooo:rsid="2f38db1e"/>
    </style:style>
    <style:style style:name="T2099" style:family="text">
      <style:text-properties officeooo:rsid="2f3ab311"/>
    </style:style>
    <style:style style:name="T2100" style:family="text">
      <style:text-properties officeooo:rsid="2f3b28f4"/>
    </style:style>
    <style:style style:name="T2101" style:family="text">
      <style:text-properties officeooo:rsid="3ecd1329"/>
    </style:style>
    <style:style style:name="T2102" style:family="text">
      <style:text-properties officeooo:rsid="3eda7c58"/>
    </style:style>
    <style:style style:name="T2103" style:family="text">
      <style:text-properties officeooo:rsid="2f3b7755"/>
    </style:style>
    <style:style style:name="T2104" style:family="text">
      <style:text-properties officeooo:rsid="2f3e5d91"/>
    </style:style>
    <style:style style:name="T2105" style:family="text">
      <style:text-properties officeooo:rsid="2f4003fb"/>
    </style:style>
    <style:style style:name="T2106" style:family="text">
      <style:text-properties officeooo:rsid="2f418396"/>
    </style:style>
    <style:style style:name="T2107" style:family="text">
      <style:text-properties officeooo:rsid="2f42a43b"/>
    </style:style>
    <style:style style:name="T2108" style:family="text">
      <style:text-properties officeooo:rsid="2f43ae64"/>
    </style:style>
    <style:style style:name="T2109" style:family="text">
      <style:text-properties officeooo:rsid="2f450f83"/>
    </style:style>
    <style:style style:name="T2110" style:family="text">
      <style:text-properties officeooo:rsid="2f47a779"/>
    </style:style>
    <style:style style:name="T2111" style:family="text">
      <style:text-properties officeooo:rsid="2f4b13b5"/>
    </style:style>
    <style:style style:name="T2112" style:family="text">
      <style:text-properties officeooo:rsid="2f4c22c9"/>
    </style:style>
    <style:style style:name="T2113" style:family="text">
      <style:text-properties officeooo:rsid="2f4e0fc4"/>
    </style:style>
    <style:style style:name="T2114" style:family="text">
      <style:text-properties officeooo:rsid="2f4f2bdd"/>
    </style:style>
    <style:style style:name="T2115" style:family="text">
      <style:text-properties officeooo:rsid="2f4fdfca"/>
    </style:style>
    <style:style style:name="T2116" style:family="text">
      <style:text-properties officeooo:rsid="2f51f1e7"/>
    </style:style>
    <style:style style:name="T2117" style:family="text">
      <style:text-properties officeooo:rsid="2f59e414"/>
    </style:style>
    <style:style style:name="T2118" style:family="text">
      <style:text-properties officeooo:rsid="2f5a7087"/>
    </style:style>
    <style:style style:name="T2119" style:family="text">
      <style:text-properties officeooo:rsid="4ee3fc97"/>
    </style:style>
    <style:style style:name="T2120" style:family="text">
      <style:text-properties officeooo:rsid="2f5f500f"/>
    </style:style>
    <style:style style:name="T2121" style:family="text">
      <style:text-properties officeooo:rsid="2f62fb48"/>
    </style:style>
    <style:style style:name="T2122" style:family="text">
      <style:text-properties officeooo:rsid="4fafaa48"/>
    </style:style>
    <style:style style:name="T2123" style:family="text">
      <style:text-properties officeooo:rsid="50c3a32d"/>
    </style:style>
    <style:style style:name="T2124" style:family="text">
      <style:text-properties officeooo:rsid="50d891c3"/>
    </style:style>
    <style:style style:name="T2125" style:family="text">
      <style:text-properties officeooo:rsid="16077e11"/>
    </style:style>
    <style:style style:name="T2126" style:family="text">
      <style:text-properties officeooo:rsid="48470b61"/>
    </style:style>
    <style:style style:name="T2127"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8"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9" style:family="text">
      <style:text-properties officeooo:rsid="4a67efe2"/>
    </style:style>
    <style:style style:name="T2130" style:family="text">
      <style:text-properties officeooo:rsid="2f76104a"/>
    </style:style>
    <style:style style:name="T2131" style:family="text">
      <style:text-properties officeooo:rsid="2f8297f2"/>
    </style:style>
    <style:style style:name="T2132" style:family="text">
      <style:text-properties officeooo:rsid="2f7df4ed"/>
    </style:style>
    <style:style style:name="T2133" style:family="text">
      <style:text-properties officeooo:rsid="2f8771aa"/>
    </style:style>
    <style:style style:name="T2134" style:family="text">
      <style:text-properties officeooo:rsid="45856b88"/>
    </style:style>
    <style:style style:name="T2135" style:family="text">
      <style:text-properties officeooo:rsid="2f8b2dab"/>
    </style:style>
    <style:style style:name="T2136" style:family="text">
      <style:text-properties officeooo:rsid="2f8d0bb6"/>
    </style:style>
    <style:style style:name="T2137" style:family="text">
      <style:text-properties officeooo:rsid="2f915d8a"/>
    </style:style>
    <style:style style:name="T2138" style:family="text">
      <style:text-properties officeooo:rsid="2f945c7e"/>
    </style:style>
    <style:style style:name="T2139" style:family="text">
      <style:text-properties officeooo:rsid="2f95e717"/>
    </style:style>
    <style:style style:name="T2140" style:family="text">
      <style:text-properties officeooo:rsid="2f98c31b"/>
    </style:style>
    <style:style style:name="T2141" style:family="text">
      <style:text-properties officeooo:rsid="2f9c54ec"/>
    </style:style>
    <style:style style:name="T2142" style:family="text">
      <style:text-properties officeooo:rsid="2f9da890"/>
    </style:style>
    <style:style style:name="T2143" style:family="text">
      <style:text-properties officeooo:rsid="2fa42f9a"/>
    </style:style>
    <style:style style:name="T2144" style:family="text">
      <style:text-properties officeooo:rsid="2fa62d75"/>
    </style:style>
    <style:style style:name="T2145" style:family="text">
      <style:text-properties officeooo:rsid="2fa698c1"/>
    </style:style>
    <style:style style:name="T2146" style:family="text">
      <style:text-properties officeooo:rsid="2fac9a7d"/>
    </style:style>
    <style:style style:name="T2147" style:family="text">
      <style:text-properties officeooo:rsid="2fb3c982"/>
    </style:style>
    <style:style style:name="T2148" style:family="text">
      <style:text-properties officeooo:rsid="2fb727e0"/>
    </style:style>
    <style:style style:name="T2149" style:family="text">
      <style:text-properties officeooo:rsid="2fbc9dc5"/>
    </style:style>
    <style:style style:name="T2150" style:family="text">
      <style:text-properties officeooo:rsid="2fbce079"/>
    </style:style>
    <style:style style:name="T2151" style:family="text">
      <style:text-properties officeooo:rsid="2fbde9cc"/>
    </style:style>
    <style:style style:name="T2152" style:family="text">
      <style:text-properties officeooo:rsid="2fbf7a1f"/>
    </style:style>
    <style:style style:name="T2153" style:family="text">
      <style:text-properties officeooo:rsid="2fbfaede"/>
    </style:style>
    <style:style style:name="T2154" style:family="text">
      <style:text-properties officeooo:rsid="2fc643c3"/>
    </style:style>
    <style:style style:name="T2155" style:family="text">
      <style:text-properties officeooo:rsid="2fc8158e"/>
    </style:style>
    <style:style style:name="T2156" style:family="text">
      <style:text-properties officeooo:rsid="2fcaecbf"/>
    </style:style>
    <style:style style:name="T2157" style:family="text">
      <style:text-properties officeooo:rsid="2fccbc43"/>
    </style:style>
    <style:style style:name="T2158" style:family="text">
      <style:text-properties officeooo:rsid="2fcf6b44"/>
    </style:style>
    <style:style style:name="T2159" style:family="text">
      <style:text-properties officeooo:rsid="2fd08784"/>
    </style:style>
    <style:style style:name="T2160" style:family="text">
      <style:text-properties officeooo:rsid="2fd0e1a4"/>
    </style:style>
    <style:style style:name="T2161" style:family="text">
      <style:text-properties officeooo:rsid="2fd5c4f0"/>
    </style:style>
    <style:style style:name="T2162" style:family="text">
      <style:text-properties officeooo:rsid="2fda70e0"/>
    </style:style>
    <style:style style:name="T2163" style:family="text">
      <style:text-properties officeooo:rsid="2fde1f3d"/>
    </style:style>
    <style:style style:name="T2164" style:family="text">
      <style:text-properties officeooo:rsid="2fe0e7ff"/>
    </style:style>
    <style:style style:name="T2165" style:family="text">
      <style:text-properties fo:font-size="12pt" style:font-size-asian="12pt" style:font-size-complex="12pt"/>
    </style:style>
    <style:style style:name="T2166" style:family="text">
      <style:text-properties fo:font-size="12pt" fo:font-weight="bold" style:font-size-asian="12pt" style:font-weight-asian="bold" style:font-size-complex="12pt" style:font-weight-complex="bold"/>
    </style:style>
    <style:style style:name="T2167" style:family="text">
      <style:text-properties fo:font-size="12pt" fo:font-weight="bold" officeooo:rsid="2eff3757" style:font-size-asian="12pt" style:font-weight-asian="bold" style:font-size-complex="12pt" style:font-weight-complex="bold"/>
    </style:style>
    <style:style style:name="T2168" style:family="text">
      <style:text-properties fo:font-size="12pt" fo:font-style="normal" fo:font-weight="bold" style:font-size-asian="12pt" style:font-style-asian="normal" style:font-weight-asian="bold" style:font-size-complex="12pt" style:font-style-complex="normal" style:font-weight-complex="bold"/>
    </style:style>
    <style:style style:name="T2169" style:family="text">
      <style:text-properties fo:font-size="15pt" fo:font-weight="bold" style:font-size-asian="15pt" style:font-weight-asian="bold" style:font-size-complex="15pt" style:font-weight-complex="bold"/>
    </style:style>
    <style:style style:name="T2170" style:family="text">
      <style:text-properties officeooo:rsid="2fec1bf0"/>
    </style:style>
    <style:style style:name="T2171" style:family="text">
      <style:text-properties officeooo:rsid="2ff03861"/>
    </style:style>
    <style:style style:name="T2172" style:family="text">
      <style:text-properties officeooo:rsid="2ff9d73a"/>
    </style:style>
    <style:style style:name="T2173" style:family="text">
      <style:text-properties officeooo:rsid="3003209d"/>
    </style:style>
    <style:style style:name="T2174" style:family="text">
      <style:text-properties officeooo:rsid="3004c7b2"/>
    </style:style>
    <style:style style:name="T2175" style:family="text">
      <style:text-properties officeooo:rsid="2ffb2068"/>
    </style:style>
    <style:style style:name="T2176" style:family="text">
      <style:text-properties officeooo:rsid="300c607e"/>
    </style:style>
    <style:style style:name="T2177" style:family="text">
      <style:text-properties officeooo:rsid="3012f45a"/>
    </style:style>
    <style:style style:name="T2178" style:family="text">
      <style:text-properties officeooo:rsid="301bf578"/>
    </style:style>
    <style:style style:name="T2179" style:family="text">
      <style:text-properties officeooo:rsid="301d6a54"/>
    </style:style>
    <style:style style:name="T2180" style:family="text">
      <style:text-properties officeooo:rsid="301ef572"/>
    </style:style>
    <style:style style:name="T2181" style:family="text">
      <style:text-properties officeooo:rsid="302aee03"/>
    </style:style>
    <style:style style:name="T2182" style:family="text">
      <style:text-properties officeooo:rsid="3030b227"/>
    </style:style>
    <style:style style:name="T2183" style:family="text">
      <style:text-properties officeooo:rsid="303d4ed7"/>
    </style:style>
    <style:style style:name="T2184" style:family="text">
      <style:text-properties officeooo:rsid="303f1f53"/>
    </style:style>
    <style:style style:name="T2185" style:family="text">
      <style:text-properties officeooo:rsid="3040174e"/>
    </style:style>
    <style:style style:name="T2186" style:family="text">
      <style:text-properties officeooo:rsid="304126e4"/>
    </style:style>
    <style:style style:name="T2187" style:family="text">
      <style:text-properties officeooo:rsid="304fec53"/>
    </style:style>
    <style:style style:name="T2188" style:family="text">
      <style:text-properties officeooo:rsid="3056644a"/>
    </style:style>
    <style:style style:name="T2189" style:family="text">
      <style:text-properties officeooo:rsid="3057b272"/>
    </style:style>
    <style:style style:name="T2190" style:family="text">
      <style:text-properties officeooo:rsid="30592c19"/>
    </style:style>
    <style:style style:name="T2191" style:family="text">
      <style:text-properties officeooo:rsid="305a04d9"/>
    </style:style>
    <style:style style:name="T2192" style:family="text">
      <style:text-properties officeooo:rsid="305b5843"/>
    </style:style>
    <style:style style:name="T2193" style:family="text">
      <style:text-properties officeooo:rsid="305fa29a"/>
    </style:style>
    <style:style style:name="T2194" style:family="text">
      <style:text-properties officeooo:rsid="30605d14"/>
    </style:style>
    <style:style style:name="T2195" style:family="text">
      <style:text-properties officeooo:rsid="306351fd"/>
    </style:style>
    <style:style style:name="T2196" style:family="text">
      <style:text-properties officeooo:rsid="306cbfa6"/>
    </style:style>
    <style:style style:name="T2197" style:family="text">
      <style:text-properties officeooo:rsid="306d298a"/>
    </style:style>
    <style:style style:name="T2198" style:family="text">
      <style:text-properties officeooo:rsid="30519c39"/>
    </style:style>
    <style:style style:name="T2199"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200"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201"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202"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203"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204" style:family="text">
      <style:text-properties fo:font-size="10.5pt" style:font-size-asian="10.5pt" style:font-size-complex="10.5pt"/>
    </style:style>
    <style:style style:name="T2205" style:family="text">
      <style:text-properties fo:font-size="10.5pt" officeooo:rsid="336dd01b" style:font-size-asian="10.5pt" style:font-size-complex="10.5pt"/>
    </style:style>
    <style:style style:name="T2206" style:family="text">
      <style:text-properties fo:font-size="10.5pt" officeooo:rsid="336ec5c1" style:font-size-asian="10.5pt" style:font-size-complex="10.5pt"/>
    </style:style>
    <style:style style:name="T2207" style:family="text">
      <style:text-properties officeooo:rsid="30758976"/>
    </style:style>
    <style:style style:name="T2208" style:family="text">
      <style:text-properties officeooo:rsid="3075c36d"/>
    </style:style>
    <style:style style:name="T2209" style:family="text">
      <style:text-properties officeooo:rsid="307b10d1"/>
    </style:style>
    <style:style style:name="T2210" style:family="text">
      <style:text-properties officeooo:rsid="30834bf5"/>
    </style:style>
    <style:style style:name="T2211" style:family="text">
      <style:text-properties officeooo:rsid="3084a27c"/>
    </style:style>
    <style:style style:name="T2212" style:family="text">
      <style:text-properties officeooo:rsid="30881042"/>
    </style:style>
    <style:style style:name="T2213" style:family="text">
      <style:text-properties officeooo:rsid="3089a0e5"/>
    </style:style>
    <style:style style:name="T2214" style:family="text">
      <style:text-properties officeooo:rsid="308c1464"/>
    </style:style>
    <style:style style:name="T2215" style:family="text">
      <style:text-properties officeooo:rsid="308de354"/>
    </style:style>
    <style:style style:name="T2216" style:family="text">
      <style:text-properties officeooo:rsid="309c16e3"/>
    </style:style>
    <style:style style:name="T2217" style:family="text">
      <style:text-properties officeooo:rsid="300c7a56"/>
    </style:style>
    <style:style style:name="T2218" style:family="text">
      <style:text-properties officeooo:rsid="309d57c8"/>
    </style:style>
    <style:style style:name="T2219" style:family="text">
      <style:text-properties officeooo:rsid="30a7cc2b"/>
    </style:style>
    <style:style style:name="T2220"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21"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2"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23" style:family="text">
      <style:text-properties officeooo:rsid="30abfd50"/>
    </style:style>
    <style:style style:name="T2224"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5"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6"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27"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28"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29"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0"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31"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32"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33"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34"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35"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6"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7"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8" style:family="text">
      <style:text-properties style:font-name="Georgia3"/>
    </style:style>
    <style:style style:name="T2239" style:family="text">
      <style:text-properties style:font-name="Georgia3" fo:language="cs" fo:country="CZ"/>
    </style:style>
    <style:style style:name="T2240" style:family="text">
      <style:text-properties style:font-name="Georgia3" fo:language="cs" fo:country="CZ" style:language-asian="zxx" style:country-asian="none" style:language-complex="ar" style:country-complex="SA"/>
    </style:style>
    <style:style style:name="T2241"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42"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43" style:family="text">
      <style:text-properties officeooo:rsid="30bdcb44"/>
    </style:style>
    <style:style style:name="T2244" style:family="text">
      <style:text-properties officeooo:rsid="30c096ba"/>
    </style:style>
    <style:style style:name="T2245" style:family="text">
      <style:text-properties officeooo:rsid="30c967b5"/>
    </style:style>
    <style:style style:name="T2246" style:family="text">
      <style:text-properties officeooo:rsid="30cafee3"/>
    </style:style>
    <style:style style:name="T2247" style:family="text">
      <style:text-properties officeooo:rsid="302da87d"/>
    </style:style>
    <style:style style:name="T2248" style:family="text">
      <style:text-properties officeooo:rsid="30f5bc52"/>
    </style:style>
    <style:style style:name="T2249" style:family="text">
      <style:text-properties officeooo:rsid="30f87bd1"/>
    </style:style>
    <style:style style:name="T2250" style:family="text">
      <style:text-properties officeooo:rsid="3100d386"/>
    </style:style>
    <style:style style:name="T2251" style:family="text">
      <style:text-properties officeooo:rsid="3074e248"/>
    </style:style>
    <style:style style:name="T2252" style:family="text">
      <style:text-properties officeooo:rsid="31050a3e"/>
    </style:style>
    <style:style style:name="T2253" style:family="text">
      <style:text-properties officeooo:rsid="31089f2d"/>
    </style:style>
    <style:style style:name="T2254" style:family="text">
      <style:text-properties officeooo:rsid="3113cab2"/>
    </style:style>
    <style:style style:name="T2255" style:family="text">
      <style:text-properties officeooo:rsid="31151d77"/>
    </style:style>
    <style:style style:name="T2256" style:family="text">
      <style:text-properties officeooo:rsid="3116238e"/>
    </style:style>
    <style:style style:name="T2257" style:family="text">
      <style:text-properties officeooo:rsid="31171adb"/>
    </style:style>
    <style:style style:name="T2258" style:family="text">
      <style:text-properties officeooo:rsid="3117868c"/>
    </style:style>
    <style:style style:name="T2259" style:family="text">
      <style:text-properties officeooo:rsid="311921e9"/>
    </style:style>
    <style:style style:name="T2260" style:family="text">
      <style:text-properties officeooo:rsid="31198a1b"/>
    </style:style>
    <style:style style:name="T2261" style:family="text">
      <style:text-properties officeooo:rsid="311a24c4"/>
    </style:style>
    <style:style style:name="T2262" style:family="text">
      <style:text-properties officeooo:rsid="3121c549"/>
    </style:style>
    <style:style style:name="T2263" style:family="text">
      <style:text-properties officeooo:rsid="31225b42"/>
    </style:style>
    <style:style style:name="T2264" style:family="text">
      <style:text-properties officeooo:rsid="3125ef65"/>
    </style:style>
    <style:style style:name="T2265" style:family="text">
      <style:text-properties officeooo:rsid="31287c80"/>
    </style:style>
    <style:style style:name="T2266" style:family="text">
      <style:text-properties officeooo:rsid="312b0242"/>
    </style:style>
    <style:style style:name="T2267" style:family="text">
      <style:text-properties officeooo:rsid="312b41d1"/>
    </style:style>
    <style:style style:name="T2268" style:family="text">
      <style:text-properties officeooo:rsid="312f5b43"/>
    </style:style>
    <style:style style:name="T2269" style:family="text">
      <style:text-properties officeooo:rsid="3130096a"/>
    </style:style>
    <style:style style:name="T2270" style:family="text">
      <style:text-properties fo:font-size="10pt" style:font-size-asian="10pt" style:font-size-complex="10pt"/>
    </style:style>
    <style:style style:name="T2271" style:family="text">
      <style:text-properties fo:font-size="10pt" officeooo:rsid="31cdc0e5" style:font-size-asian="10pt" style:font-size-complex="10pt"/>
    </style:style>
    <style:style style:name="T2272" style:family="text">
      <style:text-properties fo:font-size="10pt" officeooo:rsid="31d40389" style:font-size-asian="10pt" style:font-size-complex="10pt"/>
    </style:style>
    <style:style style:name="T2273" style:family="text">
      <style:text-properties fo:font-size="10pt" officeooo:rsid="31fb6e02" style:font-size-asian="10pt" style:font-size-complex="10pt"/>
    </style:style>
    <style:style style:name="T2274" style:family="text">
      <style:text-properties fo:font-size="10pt" fo:font-style="italic" style:font-size-asian="10pt" style:font-style-asian="italic" style:font-size-complex="10pt" style:font-style-complex="italic"/>
    </style:style>
    <style:style style:name="T2275" style:family="text">
      <style:text-properties fo:font-size="10pt" fo:font-style="italic" officeooo:rsid="31cdc0e5" style:font-size-asian="10pt" style:font-style-asian="italic" style:font-size-complex="10pt" style:font-style-complex="italic"/>
    </style:style>
    <style:style style:name="T2276" style:family="text">
      <style:text-properties fo:font-size="10pt" fo:font-weight="bold" officeooo:rsid="32b904bf" style:font-size-asian="10pt" style:font-weight-asian="bold" style:font-size-complex="10pt" style:font-weight-complex="bold"/>
    </style:style>
    <style:style style:name="T2277" style:family="text">
      <style:text-properties fo:font-size="10pt" fo:font-weight="bold" officeooo:rsid="32b7612d" style:font-size-asian="10pt" style:font-weight-asian="bold" style:font-size-complex="10pt" style:font-weight-complex="bold"/>
    </style:style>
    <style:style style:name="T2278" style:family="text">
      <style:text-properties fo:font-size="10pt" fo:language="en" fo:country="US" fo:font-weight="normal" officeooo:rsid="32c29943" style:font-size-asian="10pt" style:font-weight-asian="normal" style:font-size-complex="10pt" style:font-weight-complex="normal"/>
    </style:style>
    <style:style style:name="T2279" style:family="text">
      <style:text-properties fo:font-size="10pt" fo:language="en" fo:country="US" fo:font-weight="normal" officeooo:rsid="32c3ff04" style:font-size-asian="10pt" style:font-weight-asian="normal" style:font-size-complex="10pt" style:font-weight-complex="normal"/>
    </style:style>
    <style:style style:name="T2280" style:family="text">
      <style:text-properties fo:font-size="10pt" fo:font-weight="normal" officeooo:rsid="32b7612d" style:font-size-asian="10pt" style:font-weight-asian="normal" style:font-size-complex="10pt" style:font-weight-complex="normal"/>
    </style:style>
    <style:style style:name="T2281" style:family="text">
      <style:text-properties fo:font-size="10pt" fo:language="cs" fo:country="CZ" fo:font-weight="normal" officeooo:rsid="32c3ff04" style:font-size-asian="10pt" style:font-weight-asian="normal" style:font-size-complex="10pt" style:font-weight-complex="normal"/>
    </style:style>
    <style:style style:name="T2282" style:family="text">
      <style:text-properties officeooo:rsid="313fe9e4"/>
    </style:style>
    <style:style style:name="T2283" style:family="text">
      <style:text-properties officeooo:rsid="3142e38f"/>
    </style:style>
    <style:style style:name="T2284" style:family="text">
      <style:text-properties officeooo:rsid="31447596"/>
    </style:style>
    <style:style style:name="T2285" style:family="text">
      <style:text-properties officeooo:rsid="31458a42"/>
    </style:style>
    <style:style style:name="T2286" style:family="text">
      <style:text-properties officeooo:rsid="31472318"/>
    </style:style>
    <style:style style:name="T2287" style:family="text">
      <style:text-properties officeooo:rsid="31495ef7"/>
    </style:style>
    <style:style style:name="T2288" style:family="text">
      <style:text-properties officeooo:rsid="314dcdc7"/>
    </style:style>
    <style:style style:name="T2289"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90"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91"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92"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93"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94"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95"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6" style:family="text">
      <style:text-properties officeooo:rsid="315bf204"/>
    </style:style>
    <style:style style:name="T2297" style:family="text">
      <style:text-properties officeooo:rsid="3165074a"/>
    </style:style>
    <style:style style:name="T2298" style:family="text">
      <style:text-properties officeooo:rsid="316b6a96"/>
    </style:style>
    <style:style style:name="T2299" style:family="text">
      <style:text-properties officeooo:rsid="316c6c26"/>
    </style:style>
    <style:style style:name="T2300" style:family="text">
      <style:text-properties officeooo:rsid="3171979b"/>
    </style:style>
    <style:style style:name="T2301" style:family="text">
      <style:text-properties officeooo:rsid="31721283"/>
    </style:style>
    <style:style style:name="T2302" style:family="text">
      <style:text-properties officeooo:rsid="31740e26"/>
    </style:style>
    <style:style style:name="T2303" style:family="text">
      <style:text-properties officeooo:rsid="3175c73f"/>
    </style:style>
    <style:style style:name="T2304" style:family="text">
      <style:text-properties officeooo:rsid="3178eb35"/>
    </style:style>
    <style:style style:name="T2305" style:family="text">
      <style:text-properties officeooo:rsid="31799c03"/>
    </style:style>
    <style:style style:name="T2306" style:family="text">
      <style:text-properties officeooo:rsid="317a9de8"/>
    </style:style>
    <style:style style:name="T2307" style:family="text">
      <style:text-properties officeooo:rsid="317b7a62"/>
    </style:style>
    <style:style style:name="T2308" style:family="text">
      <style:text-properties officeooo:rsid="317c4bf4"/>
    </style:style>
    <style:style style:name="T2309" style:family="text">
      <style:text-properties officeooo:rsid="318ba031"/>
    </style:style>
    <style:style style:name="T2310" style:family="text">
      <style:text-properties officeooo:rsid="318c6b01"/>
    </style:style>
    <style:style style:name="T2311" style:family="text">
      <style:text-properties fo:letter-spacing="-0.064cm"/>
    </style:style>
    <style:style style:name="T2312" style:family="text">
      <style:text-properties fo:letter-spacing="-0.064cm" officeooo:rsid="318c6b01"/>
    </style:style>
    <style:style style:name="T2313" style:family="text">
      <style:text-properties fo:letter-spacing="-0.064cm" officeooo:rsid="318d7935"/>
    </style:style>
    <style:style style:name="T2314" style:family="text">
      <style:text-properties officeooo:rsid="318eb22e"/>
    </style:style>
    <style:style style:name="T2315" style:family="text">
      <style:text-properties officeooo:rsid="3195e8c5"/>
    </style:style>
    <style:style style:name="T2316" style:family="text">
      <style:text-properties officeooo:rsid="319dbfd1"/>
    </style:style>
    <style:style style:name="T2317" style:family="text">
      <style:text-properties officeooo:rsid="31acc402"/>
    </style:style>
    <style:style style:name="T2318" style:family="text">
      <style:text-properties officeooo:rsid="31ae8d24"/>
    </style:style>
    <style:style style:name="T2319" style:family="text">
      <style:text-properties officeooo:rsid="31aee60a"/>
    </style:style>
    <style:style style:name="T2320" style:family="text">
      <style:text-properties officeooo:rsid="31b2ca82"/>
    </style:style>
    <style:style style:name="T2321" style:family="text">
      <style:text-properties officeooo:rsid="31b53f02"/>
    </style:style>
    <style:style style:name="T2322" style:family="text">
      <style:text-properties officeooo:rsid="31bcb053"/>
    </style:style>
    <style:style style:name="T2323" style:family="text">
      <style:text-properties officeooo:rsid="31c0cc18"/>
    </style:style>
    <style:style style:name="T2324" style:family="text">
      <style:text-properties officeooo:rsid="31c0f6f8"/>
    </style:style>
    <style:style style:name="T2325" style:family="text">
      <style:text-properties officeooo:rsid="31c753a2"/>
    </style:style>
    <style:style style:name="T2326" style:family="text">
      <style:text-properties officeooo:rsid="2ec7f236"/>
    </style:style>
    <style:style style:name="T2327" style:family="text">
      <style:text-properties officeooo:rsid="31c884bc"/>
    </style:style>
    <style:style style:name="T2328" style:family="text">
      <style:text-properties officeooo:rsid="31dbb4e0"/>
    </style:style>
    <style:style style:name="T2329" style:family="text">
      <style:text-properties officeooo:rsid="31e4db61"/>
    </style:style>
    <style:style style:name="T2330" style:family="text">
      <style:text-properties officeooo:rsid="3200d658"/>
    </style:style>
    <style:style style:name="T2331" style:family="text">
      <style:text-properties officeooo:rsid="32123827"/>
    </style:style>
    <style:style style:name="T2332" style:family="text">
      <style:text-properties officeooo:rsid="3213c483"/>
    </style:style>
    <style:style style:name="T2333"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34" style:family="text">
      <style:text-properties officeooo:rsid="3221b074"/>
    </style:style>
    <style:style style:name="T2335" style:family="text">
      <style:text-properties officeooo:rsid="32250b5e"/>
    </style:style>
    <style:style style:name="T2336" style:family="text">
      <style:text-properties officeooo:rsid="322f945f"/>
    </style:style>
    <style:style style:name="T2337" style:family="text">
      <style:text-properties officeooo:rsid="323617bf"/>
    </style:style>
    <style:style style:name="T2338" style:family="text">
      <style:text-properties officeooo:rsid="3237c30a"/>
    </style:style>
    <style:style style:name="T2339" style:family="text">
      <style:text-properties officeooo:rsid="3238aaf1"/>
    </style:style>
    <style:style style:name="T2340" style:family="text">
      <style:text-properties officeooo:rsid="3239f385"/>
    </style:style>
    <style:style style:name="T2341" style:family="text">
      <style:text-properties officeooo:rsid="323bf1c4"/>
    </style:style>
    <style:style style:name="T2342" style:family="text">
      <style:text-properties officeooo:rsid="3240edca"/>
    </style:style>
    <style:style style:name="T2343" style:family="text">
      <style:text-properties officeooo:rsid="32413ed4"/>
    </style:style>
    <style:style style:name="T2344" style:family="text">
      <style:text-properties officeooo:rsid="3242a8f3"/>
    </style:style>
    <style:style style:name="T2345" style:family="text">
      <style:text-properties officeooo:rsid="324346ce"/>
    </style:style>
    <style:style style:name="T2346" style:family="text">
      <style:text-properties officeooo:rsid="32449d7f"/>
    </style:style>
    <style:style style:name="T2347" style:family="text">
      <style:text-properties officeooo:rsid="32453a40"/>
    </style:style>
    <style:style style:name="T2348" style:family="text">
      <style:text-properties officeooo:rsid="3249527f"/>
    </style:style>
    <style:style style:name="T2349" style:family="text">
      <style:text-properties officeooo:rsid="324a309b"/>
    </style:style>
    <style:style style:name="T2350" style:family="text">
      <style:text-properties officeooo:rsid="325005e9"/>
    </style:style>
    <style:style style:name="T2351" style:family="text">
      <style:text-properties officeooo:rsid="325483b9"/>
    </style:style>
    <style:style style:name="T2352" style:family="text">
      <style:text-properties officeooo:rsid="32096cea"/>
    </style:style>
    <style:style style:name="T2353" style:family="text">
      <style:text-properties officeooo:rsid="325aedf5"/>
    </style:style>
    <style:style style:name="T2354" style:family="text">
      <style:text-properties officeooo:rsid="325c73c7"/>
    </style:style>
    <style:style style:name="T2355" style:family="text">
      <style:text-properties officeooo:rsid="32183820"/>
    </style:style>
    <style:style style:name="T2356" style:family="text">
      <style:text-properties officeooo:rsid="3266c49d"/>
    </style:style>
    <style:style style:name="T2357"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58" style:family="text">
      <style:text-properties officeooo:rsid="32756b41"/>
    </style:style>
    <style:style style:name="T2359" style:family="text">
      <style:text-properties officeooo:rsid="32763b43"/>
    </style:style>
    <style:style style:name="T2360" style:family="text">
      <style:text-properties officeooo:rsid="3288dd39"/>
    </style:style>
    <style:style style:name="T2361" style:family="text">
      <style:text-properties officeooo:rsid="328c5d86"/>
    </style:style>
    <style:style style:name="T2362" style:family="text">
      <style:text-properties officeooo:rsid="328db274"/>
    </style:style>
    <style:style style:name="T2363" style:family="text">
      <style:text-properties officeooo:rsid="32919abb"/>
    </style:style>
    <style:style style:name="T2364" style:family="text">
      <style:text-properties officeooo:rsid="3292fc28"/>
    </style:style>
    <style:style style:name="T2365"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6"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67" style:family="text">
      <style:text-properties officeooo:rsid="31d9c3f7"/>
    </style:style>
    <style:style style:name="T2368" style:family="text">
      <style:text-properties officeooo:rsid="329f49c8"/>
    </style:style>
    <style:style style:name="T2369" style:family="text">
      <style:text-properties officeooo:rsid="32a53caf"/>
    </style:style>
    <style:style style:name="T2370" style:family="text">
      <style:text-properties officeooo:rsid="32a7add5"/>
    </style:style>
    <style:style style:name="T2371" style:family="text">
      <style:text-properties officeooo:rsid="32a92568"/>
    </style:style>
    <style:style style:name="T2372" style:family="text">
      <style:text-properties officeooo:rsid="32ad7dc9"/>
    </style:style>
    <style:style style:name="T2373" style:family="text">
      <style:text-properties officeooo:rsid="32af16c6"/>
    </style:style>
    <style:style style:name="T2374" style:family="text">
      <style:text-properties officeooo:rsid="32bd5ea8"/>
    </style:style>
    <style:style style:name="T2375" style:family="text">
      <style:text-properties officeooo:rsid="32be004a"/>
    </style:style>
    <style:style style:name="T2376" style:family="text">
      <style:text-properties officeooo:rsid="32ca2611"/>
    </style:style>
    <style:style style:name="T2377" style:family="text">
      <style:text-properties officeooo:rsid="32cbbb11"/>
    </style:style>
    <style:style style:name="T2378" style:family="text">
      <style:text-properties officeooo:rsid="32cd7992"/>
    </style:style>
    <style:style style:name="T2379" style:family="text">
      <style:text-properties officeooo:rsid="32cf2ff5"/>
    </style:style>
    <style:style style:name="T2380" style:family="text">
      <style:text-properties officeooo:rsid="32d0d293"/>
    </style:style>
    <style:style style:name="T2381" style:family="text">
      <style:text-properties officeooo:rsid="32dc1e17"/>
    </style:style>
    <style:style style:name="T2382" style:family="text">
      <style:text-properties officeooo:rsid="32f55142"/>
    </style:style>
    <style:style style:name="T2383" style:family="text">
      <style:text-properties officeooo:rsid="32f8a05e"/>
    </style:style>
    <style:style style:name="T2384" style:family="text">
      <style:text-properties officeooo:rsid="32f91756"/>
    </style:style>
    <style:style style:name="T2385" style:family="text">
      <style:text-properties officeooo:rsid="32fc2baa"/>
    </style:style>
    <style:style style:name="T2386" style:family="text">
      <style:text-properties officeooo:rsid="32fdde4f"/>
    </style:style>
    <style:style style:name="T2387" style:family="text">
      <style:text-properties officeooo:rsid="3300361d"/>
    </style:style>
    <style:style style:name="T2388" style:family="text">
      <style:text-properties officeooo:rsid="3300432c"/>
    </style:style>
    <style:style style:name="T2389" style:family="text">
      <style:text-properties officeooo:rsid="3301242c"/>
    </style:style>
    <style:style style:name="T2390" style:family="text">
      <style:text-properties officeooo:rsid="33028244"/>
    </style:style>
    <style:style style:name="T2391" style:family="text">
      <style:text-properties officeooo:rsid="3307264c"/>
    </style:style>
    <style:style style:name="T2392" style:family="text">
      <style:text-properties officeooo:rsid="3308fcfd"/>
    </style:style>
    <style:style style:name="T2393" style:family="text">
      <style:text-properties officeooo:rsid="330c1ad2"/>
    </style:style>
    <style:style style:name="T2394" style:family="text">
      <style:text-properties officeooo:rsid="330e3830"/>
    </style:style>
    <style:style style:name="T2395" style:family="text">
      <style:text-properties officeooo:rsid="330e91d0"/>
    </style:style>
    <style:style style:name="T2396" style:family="text">
      <style:text-properties officeooo:rsid="33122571"/>
    </style:style>
    <style:style style:name="T2397" style:family="text">
      <style:text-properties officeooo:rsid="3316b94c"/>
    </style:style>
    <style:style style:name="T2398" style:family="text">
      <style:text-properties officeooo:rsid="3329e7af"/>
    </style:style>
    <style:style style:name="T2399" style:family="text">
      <style:text-properties officeooo:rsid="332a9e40"/>
    </style:style>
    <style:style style:name="T2400" style:family="text">
      <style:text-properties officeooo:rsid="332d005c"/>
    </style:style>
    <style:style style:name="T2401" style:family="text">
      <style:text-properties officeooo:rsid="333369aa"/>
    </style:style>
    <style:style style:name="T2402" style:family="text">
      <style:text-properties officeooo:rsid="33356022"/>
    </style:style>
    <style:style style:name="T2403" style:family="text">
      <style:text-properties officeooo:rsid="33371587"/>
    </style:style>
    <style:style style:name="T2404" style:family="text">
      <style:text-properties officeooo:rsid="3339107c"/>
    </style:style>
    <style:style style:name="T2405" style:family="text">
      <style:text-properties officeooo:rsid="3340cb0f"/>
    </style:style>
    <style:style style:name="T2406" style:family="text">
      <style:text-properties officeooo:rsid="334165a6"/>
    </style:style>
    <style:style style:name="T2407" style:family="text">
      <style:text-properties officeooo:rsid="3362203b"/>
    </style:style>
    <style:style style:name="T2408" style:family="text">
      <style:text-properties officeooo:rsid="33671d9c"/>
    </style:style>
    <style:style style:name="T2409" style:family="text">
      <style:text-properties officeooo:rsid="336dd01b"/>
    </style:style>
    <style:style style:name="T2410" style:family="text">
      <style:text-properties officeooo:rsid="3370693e"/>
    </style:style>
    <style:style style:name="T2411" style:family="text">
      <style:text-properties officeooo:rsid="337440e1"/>
    </style:style>
    <style:style style:name="T2412" style:family="text">
      <style:text-properties officeooo:rsid="3382db5a"/>
    </style:style>
    <style:style style:name="T2413" style:family="text">
      <style:text-properties officeooo:rsid="3390b6d0"/>
    </style:style>
    <style:style style:name="T2414" style:family="text">
      <style:text-properties officeooo:rsid="3390e20a"/>
    </style:style>
    <style:style style:name="T2415" style:family="text">
      <style:text-properties officeooo:rsid="33961497"/>
    </style:style>
    <style:style style:name="T2416" style:family="text">
      <style:text-properties officeooo:rsid="339749b3"/>
    </style:style>
    <style:style style:name="T2417" style:family="text">
      <style:text-properties officeooo:rsid="33999d55"/>
    </style:style>
    <style:style style:name="T2418" style:family="text">
      <style:text-properties officeooo:rsid="339f891d"/>
    </style:style>
    <style:style style:name="T2419" style:family="text">
      <style:text-properties officeooo:rsid="33a173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2"/>
      <text:p text:style-name="P122"/>
      <text:p text:style-name="P122">Tross</text:p>
      <text:p text:style-name="P41"/>
      <text:p text:style-name="P41"/>
      <text:p text:style-name="P41"/>
      <text:p text:style-name="P41"/>
      <text:p text:style-name="P329"/>
      <text:p text:style-name="P329"/>
      <text:p text:style-name="P328"/>
      <text:p text:style-name="P328"/>
      <text:p text:style-name="P328"/>
      <text:p text:style-name="P328"/>
      <text:p text:style-name="P5">Autor originálního dobrodružství: Quentin</text:p>
      <text:p text:style-name="P5">Pro <text:span text:style-name="T406">Dračák podle staré školy</text:span> upravil: York</text:p>
      <text:p text:style-name="P5"/>
      <text:p text:style-name="P6"><text:soft-page-break/></text:p>
      <text:p text:style-name="P6"/>
      <text:p text:style-name="P6"/>
      <text:p text:style-name="P6">Verze 0.<text:span text:style-name="T1087">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5"><text:a xlink:type="simple" xlink:href="#__RefHeading___Toc22714_41530725" text:style-name="Internet_20_link" text:visited-style-name="Internet_20_link">Notes</text:a><text:tab/>3</text:p>
          <text:p text:style-name="P355"><text:a xlink:type="simple" xlink:href="#__RefHeading___Toc22716_41530725" text:style-name="Internet_20_link" text:visited-style-name="Internet_20_link">Počítání času a náhodné události</text:a><text:tab/>3</text:p>
          <text:p text:style-name="P355"><text:a xlink:type="simple" xlink:href="#__RefHeading___Toc22718_41530725" text:style-name="Internet_20_link" text:visited-style-name="Internet_20_link">Cestování</text:a><text:tab/>3</text:p>
          <text:p text:style-name="P355"><text:a xlink:type="simple" xlink:href="#__RefHeading___Toc22720_41530725" text:style-name="Internet_20_link" text:visited-style-name="Internet_20_link">Náhodná setkání</text:a><text:tab/>4</text:p>
          <text:p text:style-name="P355"><text:a xlink:type="simple" xlink:href="#__RefHeading___Toc22722_41530725" text:style-name="Internet_20_link" text:visited-style-name="Internet_20_link">Fixní setkání</text:a><text:tab/>4</text:p>
          <text:p text:style-name="P354"><text:a xlink:type="simple" xlink:href="#__RefHeading___Toc22724_41530725" text:style-name="Internet_20_link" text:visited-style-name="Internet_20_link">Události</text:a><text:tab/>5</text:p>
          <text:p text:style-name="P354"><text:a xlink:type="simple" xlink:href="#__RefHeading___Toc22726_41530725" text:style-name="Internet_20_link" text:visited-style-name="Internet_20_link">Božstva</text:a><text:tab/>8</text:p>
          <text:p text:style-name="P354"><text:a xlink:type="simple" xlink:href="#__RefHeading___Toc22728_41530725" text:style-name="Internet_20_link" text:visited-style-name="Internet_20_link">Mistři</text:a><text:tab/>10</text:p>
          <text:p text:style-name="P354"><text:a xlink:type="simple" xlink:href="#__RefHeading___Toc22730_41530725" text:style-name="Internet_20_link" text:visited-style-name="Internet_20_link">Oblasti</text:a><text:tab/>11</text:p>
          <text:p text:style-name="P355"><text:a xlink:type="simple" xlink:href="#__RefHeading___Toc22732_41530725" text:style-name="Internet_20_link" text:visited-style-name="Internet_20_link">Bažina</text:a><text:tab/>11</text:p>
          <text:p text:style-name="P355"><text:a xlink:type="simple" xlink:href="#__RefHeading___Toc22734_41530725" text:style-name="Internet_20_link" text:visited-style-name="Internet_20_link">Garlacké hory</text:a><text:tab/>15</text:p>
          <text:p text:style-name="P355"><text:a xlink:type="simple" xlink:href="#__RefHeading___Toc22736_41530725" text:style-name="Internet_20_link" text:visited-style-name="Internet_20_link">Hrzales</text:a><text:tab/>21</text:p>
          <text:p text:style-name="P355"><text:a xlink:type="simple" xlink:href="#__RefHeading___Toc22738_41530725" text:style-name="Internet_20_link" text:visited-style-name="Internet_20_link">Trosské pláně</text:a><text:tab/>27</text:p>
          <text:p text:style-name="P354"><text:a xlink:type="simple" xlink:href="#__RefHeading___Toc22740_41530725" text:style-name="Internet_20_link" text:visited-style-name="Internet_20_link">Lokace</text:a><text:tab/>32</text:p>
          <text:p text:style-name="P355"><text:a xlink:type="simple" xlink:href="#__RefHeading___Toc22742_41530725" text:style-name="Internet_20_link" text:visited-style-name="Internet_20_link">Blosely</text:a><text:tab/>32</text:p>
          <text:p text:style-name="P355"><text:a xlink:type="simple" xlink:href="#__RefHeading___Toc22744_41530725" text:style-name="Internet_20_link" text:visited-style-name="Internet_20_link">Brakk</text:a><text:tab/>34</text:p>
          <text:p text:style-name="P355"><text:a xlink:type="simple" xlink:href="#__RefHeading___Toc22746_41530725" text:style-name="Internet_20_link" text:visited-style-name="Internet_20_link">Čarodějná věž</text:a><text:tab/>35</text:p>
          <text:p text:style-name="P355"><text:a xlink:type="simple" xlink:href="#__RefHeading___Toc22748_41530725" text:style-name="Internet_20_link" text:visited-style-name="Internet_20_link">Dračí kostra</text:a><text:tab/>49</text:p>
          <text:p text:style-name="P355"><text:a xlink:type="simple" xlink:href="#__RefHeading___Toc22750_41530725" text:style-name="Internet_20_link" text:visited-style-name="Internet_20_link">Godov</text:a><text:tab/>50</text:p>
          <text:p text:style-name="P355"><text:a xlink:type="simple" xlink:href="#__RefHeading___Toc22752_41530725" text:style-name="Internet_20_link" text:visited-style-name="Internet_20_link">Hardenská tvrz</text:a><text:tab/>51</text:p>
          <text:p text:style-name="P355"><text:a xlink:type="simple" xlink:href="#__RefHeading___Toc22754_41530725" text:style-name="Internet_20_link" text:visited-style-name="Internet_20_link">Hostinec Na rozcestí</text:a><text:tab/>66</text:p>
          <text:p text:style-name="P355"><text:a xlink:type="simple" xlink:href="#__RefHeading___Toc22756_41530725" text:style-name="Internet_20_link" text:visited-style-name="Internet_20_link">Hrstan</text:a><text:tab/>67</text:p>
          <text:p text:style-name="P355"><text:a xlink:type="simple" xlink:href="#__RefHeading___Toc22758_41530725" text:style-name="Internet_20_link" text:visited-style-name="Internet_20_link">Kastarok</text:a><text:tab/>67</text:p>
          <text:p text:style-name="P355"><text:a xlink:type="simple" xlink:href="#__RefHeading___Toc6844_2407452455" text:style-name="Internet_20_link" text:visited-style-name="Internet_20_link">Krvavá vila</text:a><text:tab/>68</text:p>
          <text:p text:style-name="P355"><text:a xlink:type="simple" xlink:href="#__RefHeading___Toc22760_41530725" text:style-name="Internet_20_link" text:visited-style-name="Internet_20_link">Měšíční oltář</text:a><text:tab/>77</text:p>
          <text:p text:style-name="P355"><text:a xlink:type="simple" xlink:href="#__RefHeading___Toc22762_41530725" text:style-name="Internet_20_link" text:visited-style-name="Internet_20_link">Pavoučí doupě</text:a><text:tab/>77</text:p>
          <text:p text:style-name="P355"><text:a xlink:type="simple" xlink:href="#__RefHeading___Toc22764_41530725" text:style-name="Internet_20_link" text:visited-style-name="Internet_20_link">Stříbrný důl</text:a><text:tab/>80</text:p>
          <text:p text:style-name="P355"><text:soft-page-break/><text:a xlink:type="simple" xlink:href="#__RefHeading___Toc22766_41530725" text:style-name="Internet_20_link" text:visited-style-name="Internet_20_link">Sump</text:a><text:tab/>96</text:p>
          <text:p text:style-name="P355"><text:a xlink:type="simple" xlink:href="#__RefHeading___Toc22768_41530725" text:style-name="Internet_20_link" text:visited-style-name="Internet_20_link">Svatyně nekonečných možností</text:a><text:tab/>97</text:p>
          <text:p text:style-name="P355"><text:a xlink:type="simple" xlink:href="#__RefHeading___Toc22770_41530725" text:style-name="Internet_20_link" text:visited-style-name="Internet_20_link">Trehern</text:a><text:tab/>98</text:p>
          <text:p text:style-name="P355"><text:a xlink:type="simple" xlink:href="#__RefHeading___Toc13849_1990953305" text:style-name="Internet_20_link" text:visited-style-name="Internet_20_link">Tross (město)</text:a><text:tab/>99</text:p>
          <text:p text:style-name="P355"><text:a xlink:type="simple" xlink:href="#__RefHeading___Toc22772_41530725" text:style-name="Internet_20_link" text:visited-style-name="Internet_20_link">Trpaslická hrobka</text:a><text:tab/>121</text:p>
          <text:p text:style-name="P355"><text:a xlink:type="simple" xlink:href="#__RefHeading___Toc22774_41530725" text:style-name="Internet_20_link" text:visited-style-name="Internet_20_link">Wedel</text:a><text:tab/>132</text:p>
          <text:p text:style-name="P355"><text:a xlink:type="simple" xlink:href="#__RefHeading___Toc22776_41530725" text:style-name="Internet_20_link" text:visited-style-name="Internet_20_link">Zbojnický tábor</text:a><text:tab/>133</text:p>
          <text:p text:style-name="P355"><text:a xlink:type="simple" xlink:href="#__RefHeading___Toc22778_41530725" text:style-name="Internet_20_link" text:visited-style-name="Internet_20_link">Ziggurat</text:a><text:tab/>133</text:p>
          <text:p text:style-name="P354"><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5">Quentinův origoš text měl po převedení to tohohle formátu 45 stran.</text:p>
      <text:h text:style-name="P429" text:outline-level="2"><text:bookmark-start text:name="__RefHeading___Toc22716_41530725"/>Počítání času a náhodné události<text:bookmark-end text:name="__RefHeading___Toc22716_41530725"/></text:h>
      <text:list xml:id="list3769971628" text:style-name="L1">
        <text:list-item>
          <text:p text:style-name="P584">Hází se každ<text:span text:style-name="T2080">ý</text:span> den, <text:span text:style-name="T2080">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3628316902" text:style-name="L2">
        <text:list-item>
          <text:p text:style-name="P586">Cesta z Trossu do Blosel trvá po cestě 1 den.</text:p>
        </text:list-item>
        <text:list-item>
          <text:p text:style-name="P587">Lesem by trvala 2 dny, <text:span text:style-name="T2081">h</text:span>orami týden.</text:p>
        </text:list-item>
      </text:list>
      <text:h text:style-name="Heading_20_2" text:outline-level="2"><text:bookmark-start text:name="__RefHeading___Toc22720_41530725"/><text:soft-page-break/>Náhodná setkání<text:bookmark-end text:name="__RefHeading___Toc22720_41530725"/></text:h>
      <text:list xml:id="list4034508744" text:style-name="L3">
        <text:list-item>
          <text:p text:style-name="P585">Hází se 3x za den – co se stalo v noci, dopoledne a odpoledne.</text:p>
        </text:list-item>
        <text:list-item>
          <text:p text:style-name="P585">Tabulky budou rovnou obsahovat i stopy a možnosti "nic se nestalo".</text:p>
        </text:list-item>
        <text:list-item>
          <text:p text:style-name="P626">V některých oblastech jsem rozdělil setkání "na cestě" a "mimo cestu".</text:p>
        </text:list-item>
        <text:list-item>
          <text:p text:style-name="P626">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5">V okolí lokací na některé věci postavy narazí automaticky – v okolí Pavoučího doupěte jsou například stopy po přítomnosti pavouků.</text:p>
      <text:h text:style-name="P426" text:outline-level="1"><text:bookmark-start text:name="__RefHeading___Toc22724_41530725"/>Události<text:bookmark-end text:name="__RefHeading___Toc22724_41530725"/></text:h>
      <text:list xml:id="list1233564956" text:style-name="L4">
        <text:list-item>
          <text:p text:style-name="P627"><text:span text:style-name="T1867">Vladař</text:span> sousedního <text:span text:style-name="T1867">kraje</text:span> přijel s početnou družinou <text:span text:style-name="T1867">navštívit místního vládce</text:span>. Zatímco <text:span text:style-name="T1867">urození</text:span> jednají <text:span text:style-name="T2148">v pevnosti</text:span>, doprovod si dovoluje na místní.</text:p>
        </text:list-item>
      </text:list>
      <text:list xml:id="list2649413466" text:style-name="L5">
        <text:list-header>
          <text:p text:style-name="P629">Andros</text:p>
          <text:p text:style-name="P686">Sousední městský stát. <text:span text:style-name="T2010">Laděný do řeckého stylu.</text:span></text:p>
        </text:list-header>
      </text:list>
      <text:list xml:id="list2069505844" text:style-name="L6">
        <text:list-header>
          <text:p text:style-name="P630">Epiktetos z Androsu</text:p>
          <text:p text:style-name="P688">Basileus sousedního měst<text:span text:style-name="T2009">ského státu.</text:span></text:p>
          <text:p text:style-name="P687"><text:span text:style-name="T2011">Obtloustlý m</text:span>už ve středních letech se zlatým kruhem na čele. Chybí mu jedna ruka – <text:span text:style-name="T2011">chvástá se, jak o ni <text:s/>přišel v boji, ale ve skutečnosti to byla nepozornost při tréninku.</text:span></text:p>
        </text:list-header>
      </text:list>
      <text:list xml:id="list2778368866" text:style-name="L7">
        <text:list-header>
          <text:p text:style-name="P631">So<text:span text:style-name="T2381">f</text:span>ia</text:p>
        </text:list-header>
      </text:list>
      <text:list xml:id="list224608450787169" text:continue-list="list1233564956" text:style-name="L4">
        <text:list-header>
          <text:p text:style-name="P689">Nepříliš pohledná, ale vždy má složitý účes, perfektní líčení a vytříbené chování.</text:p>
          <text:p text:style-name="P690"><text:span text:style-name="T2006">D</text:span>cera <text:span text:style-name="T2131">Epikteta, </text:span>vládce sousedního panství. <text:span text:style-name="T2007">Dalvarovi říká „ó můj pane“. Na neurozené osoby se ani nepodívá – očekává, že budou mluvit s jejími služkami.</text:span></text:p>
          <text:p text:style-name="P691">Umí celkem dobře bojovat s mečem (učil ji bratr).</text:p>
          <text:p text:style-name="P692">Má s sebou dvě služebné: <text:span text:style-name="T2008">Trpaslici Miku a elfku Alianu. S neurozenými mluví většinou Mika – ztěžka vyslovuje „ř“.</text:span></text:p>
        </text:list-header>
      </text:list>
      <text:list xml:id="list1123996017" text:style-name="L8">
        <text:list-item>
          <text:p text:style-name="P693">Chce se vypravit do Svatyně nekonečných možností hluboko v horách, která jí má splnit její nejtajnější přání.</text:p>
        </text:list-item>
      </text:list>
      <text:list xml:id="list224608876591484" text:continue-list="list224608450787169" text:style-name="L4">
        <text:list-item>
          <text:p text:style-name="P628"><text:soft-page-break/>Na tržiště dorazila <text:span text:style-name="T1848">trpaslická</text:span> karavana s vynálezy, lektvary a výbušninami.</text:p>
        </text:list-item>
        <text:list-item>
          <text:p text:style-name="P627">Svátek umrlčího tance. Všichni obyvatelé nosí strašidelné masky. Po lidech bez masky se há<text:span text:style-name="T1925">zí</text:span> shnilé ovoce.</text:p>
        </text:list-item>
        <text:list-item>
          <text:p text:style-name="P694">Zombie incident v<text:span text:style-name="T1846">e vile Filomény Karské</text:span>. <text:span text:style-name="T1873">Dvorn</text:span><text:span text:style-name="T143">í čaroděj Bareus Karsavar zde prováděl jeden z riskantních omlazovacích rituálů, kterými udržuje Filoménu mladou a krásnou. Tentokrát se to ale nepovedlo a výsledkem je zombifikace veškerého služebnictva a zohyzdění Filomény. </text:span><text:span text:style-name="T200">Všechny zabil Karsavar různými kouzly (budou na nich stopy po zásahu bleskem, budou sežehnutí, zmražení a podobně).</text:span></text:p>
          <text:p text:style-name="P695">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94"><text:span text:style-name="T1847">Fyzička 3, Finesa 1, Duše -</text:span><text:span text:style-name="T1410">, </text:span><text:span text:style-name="T1411">Ž</text:span><text:span text:style-name="T1412">ivot</text:span><text:span text:style-name="T1411">y </text:span><text:span text:style-name="T1413">13</text:span></text:p>
              <text:p text:style-name="P464"><text:span text:style-name="T1522">Rychlost:</text:span><text:span text:style-name="T1414"> </text:span><text:span text:style-name="T1415">jako </text:span><text:span text:style-name="T1416">chůze</text:span></text:p>
              <text:p text:style-name="P464"><text:span text:style-name="T1523">Smysly:</text:span><text:span text:style-name="T1417"> </text:span><text:span text:style-name="T1418">magický zrak a sluch</text:span></text:p>
              <text:p text:style-name="P464"><text:span text:style-name="T1524">Detekovatelnost</text:span><text:span text:style-name="T1525">:</text:span><text:span text:style-name="T1419"> </text:span><text:span text:style-name="T1420">Zombie není</text:span><text:span text:style-name="T1419"> vidět pomocí infravidění.</text:span></text:p>
              <text:p text:style-name="P507"><text:span text:style-name="T979">⚔<text:tab/></text:span><text:span text:style-name="T1526">Pařáty</text:span><text:span text:style-name="T1527">:</text:span><text:span text:style-name="T1412"> </text:span><text:span text:style-name="T1421">3 + k6, zranění 1</text:span></text:p>
              <text:p text:style-name="P506"><text:span text:style-name="T820">⚔<text:tab/></text:span><text:span text:style-name="T1144">Z</text:span><text:span text:style-name="T1145">uby</text:span><text:span text:style-name="T8">:</text:span><text:span text:style-name="T19"> 3 + k6, zranění 0</text:span></text:p>
            </text:list-header>
          </text:list>
          <text:p text:style-name="P703"><text:soft-page-break/><text:span text:style-name="T19">K</text:span><text:span text:style-name="T18">arsavar omylem povolal démona neživota – podobného tomu, který řádil v krvavé vile. Každý, koho čaroděj zabije, ožije jako zombie. Na rozdíl od vily ale při tom nevznikají duchové.</text:span></text:p>
          <text:p text:style-name="P696">Po vyvraždění vily se Karsavar vydal zpět do své věže. Zabil ještě pár lidí ve městě (osamocené zombie incidenty, stopa vede k tvrzi), ale už ne moc, začala mu docházet kouzla.</text:p>
          <text:p text:style-name="P697">Další den, opět s plným arzenálem kouzel, začne vraždit v tvrzi. Stráž určitě uvítá pomoc.</text:p>
          <text:p text:style-name="P704"><text:span text:style-name="T18">Ve věži v pevnosti půjde najít svitek s rituálem, který Karsavar ve vile provedl – jeho reverzí je </text:span><text:span text:style-name="T20">z něj</text:span><text:span text:style-name="T18"> možno démona vyhnat. Má to ale háček – vyžaduje to 5 lidských obětí, stejně jako originální rituál (nemusí to být děti).</text:span></text:p>
        </text:list-item>
      </text:list>
      <text:h text:style-name="P427" text:outline-level="1"><text:bookmark-start text:name="__RefHeading___Toc22726_41530725"/>Božstva<text:bookmark-end text:name="__RefHeading___Toc22726_41530725"/></text:h>
      <text:p text:style-name="Text_20_body"><text:span text:style-name="Strong_20_Emphasis"><text:span text:style-name="T2165">Vorok</text:span></text:span><text:span text:style-name="Strong_20_Emphasis"><text:span text:style-name="T2166">, p</text:span></text:span><text:span text:style-name="T2166">án </text:span><text:span text:style-name="T2167">ohně a</text:span><text:span text:style-name="T2166"> oceli</text:span></text:p>
      <text:p text:style-name="P67"><text:span text:style-name="Emphasis">Chce vybudovat mocnou a věčnou civilizaci.</text:span></text:p>
      <text:list xml:id="list3120369802" text:style-name="L9">
        <text:list-item>
          <text:p text:style-name="P705">Ctít a prosazovat zákony a tradice.</text:p>
        </text:list-item>
        <text:list-item>
          <text:p text:style-name="P705">Stavět potřeby většiny nad potřeby jedince.</text:p>
        </text:list-item>
        <text:list-item>
          <text:p text:style-name="P705">Nestrpět monstrum nebo černokněžníka naživu.</text:p>
        </text:list-item>
        <text:list-item>
          <text:p text:style-name="P705">Žít bez lži a podvodu.</text:p>
        </text:list-item>
      </text:list>
      <text:p text:style-name="Text_20_body"><text:span text:style-name="Strong_20_Emphasis"><text:span text:style-name="T2166">Athaia</text:span></text:span><text:span text:style-name="T2166">, paní krve a soucitu</text:span></text:p>
      <text:p text:style-name="P68"><text:span text:style-name="Emphasis">Chce snížit utrpení nevinných.</text:span></text:p>
      <text:list xml:id="list729438219" text:style-name="L10">
        <text:list-item>
          <text:p text:style-name="P706">Chránit život každého jednotlivce.</text:p>
        </text:list-item>
        <text:list-item>
          <text:p text:style-name="P706">Žít v celibátu.</text:p>
        </text:list-item>
        <text:list-item>
          <text:p text:style-name="P706">Pacifismus.</text:p>
        </text:list-item>
      </text:list>
      <text:p text:style-name="Text_20_body"><text:span text:style-name="Strong_20_Emphasis"><text:span text:style-name="T2169">Gaia</text:span></text:span><text:span text:style-name="T2169">, matka příroda</text:span></text:p>
      <text:p text:style-name="P68"><text:span text:style-name="Emphasis">Chce, aby lidé žili v souladu s přírodou.</text:span></text:p>
      <text:list xml:id="list1771936342" text:style-name="L11">
        <text:list-item>
          <text:p text:style-name="P707">Bránit svět před perverzí magie, vědy a průmyslu.</text:p>
        </text:list-item>
        <text:list-item>
          <text:p text:style-name="P707">Žít skromným a pokorným životem.</text:p>
        </text:list-item>
        <text:list-item>
          <text:p text:style-name="P707">Nepoužívat ocelové zbraně a zbroje.</text:p>
        </text:list-item>
      </text:list>
      <text:p text:style-name="Text_20_body"><text:span text:style-name="Strong_20_Emphasis"><text:span text:style-name="T2169">Gargantua</text:span></text:span><text:span text:style-name="T2169">, otec krakenů</text:span></text:p>
      <text:p text:style-name="P68"><text:soft-page-break/><text:span text:style-name="Emphasis">Chce pohltit pevninu.</text:span></text:p>
      <text:list xml:id="list3159225598" text:style-name="L12">
        <text:list-item>
          <text:p text:style-name="P708">Obětovat nekonečnému oceánu.</text:p>
        </text:list-item>
        <text:list-item>
          <text:p text:style-name="P708">Budovat věhlas a moc kultu Gargantua.</text:p>
        </text:list-item>
        <text:list-item>
          <text:p text:style-name="P708">Chapadla.</text:p>
        </text:list-item>
      </text:list>
      <text:h text:style-name="Heading_20_1" text:outline-level="1"><text:bookmark-start text:name="__RefHeading___Toc22728_41530725"/>Mistři<text:bookmark-end text:name="__RefHeading___Toc22728_41530725"/></text:h>
      <text:p text:style-name="P107">Až budou chtít postavy postoupit na vyšší úroveň, musí si najít mistry. Není to složité, stačí se poptat. Mistři v Trossu jsou (všichni jsou ve městě):</text:p>
      <text:p text:style-name="Standalone_20_Property"><text:span text:style-name="T276">Válečník: </text:span><text:span text:style-name="T1891">Kapitán stráže Moriak Har (viz Kasárna v pevnosti), velitel Horos z Brakkské věže.</text:span></text:p>
      <text:p text:style-name="Standalone_20_Property"><text:span text:style-name="T270">Hraničář: </text:span>Kuzal‘<text:span text:style-name="T520">k’tak, obchodn</text:span><text:span text:style-name="T132">ík s exotiky (viz Obchod s exotiky v chudinské čtvrti)</text:span></text:p>
      <text:p text:style-name="Standalone_20_Property"><text:span text:style-name="T270">Kouzelník: </text:span><text:span text:style-name="T1891">D</text:span>vorní čaroděj Bareus Karsavar (viz Hlavní věž pevnosti)</text:p>
      <text:p text:style-name="Standalone_20_Property"><text:span text:style-name="T270">Alchymista: </text:span><text:span text:style-name="T1891">T</text:span>rpaslická alchymistka Malika (viz a<text:span text:style-name="T462">lchymistický krámek</text:span> v chudinské čtvrti).</text:p>
      <text:p text:style-name="Standalone_20_Property"><text:span text:style-name="T347">Zloděj: </text:span>Stín (viz <text:span text:style-name="T1883">Smaragdové divadlo</text:span> v bohaté čtvrti).</text:p>
      <text:h text:style-name="P428"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10">(k6)</text:span></text:h>
      <text:list xml:id="list4007295562" text:style-name="L13">
        <text:list-item>
          <text:p text:style-name="P710">Jasno</text:p>
        </text:list-item>
        <text:list-item>
          <text:p text:style-name="P714"><text:span text:style-name="T2111">M</text:span>lžný opar</text:p>
        </text:list-item>
        <text:list-item>
          <text:p text:style-name="P714"><text:span text:style-name="T2111">M</text:span>lžný opar, <text:span text:style-name="T2111">mrholení</text:span></text:p>
        </text:list-item>
        <text:list-item>
          <text:p text:style-name="P714"><text:span text:style-name="T2111">Mlžný opar, h</text:span>ustý déšť</text:p>
        </text:list-item>
        <text:list-item>
          <text:p text:style-name="P710">Mlžný opar, slejvák</text:p>
        </text:list-item>
        <text:list-item>
          <text:p text:style-name="P709">Bažina je dnes zalitá v husté mléčné mlze.</text:p>
        </text:list-item>
      </text:list>
      <text:h text:style-name="Heading_20_3" text:outline-level="3">Setkání <text:span text:style-name="T2110">(k12)</text:span></text:h>
      <text:list xml:id="list2536504284" text:style-name="L14">
        <text:list-item>
          <text:p text:style-name="P717"><text:span text:style-name="T1312">👣 </text:span><text:span text:style-name="T1314">Čerstvé s</text:span><text:span text:style-name="T1312">topy </text:span><text:span text:style-name="T1316">bosých dvojnožců s drápy.</text:span></text:p>
        </text:list-item>
        <text:list-item>
          <text:p text:style-name="P717"><text:span text:style-name="T1312">👣 </text:span><text:span text:style-name="T1316">Den staré</text:span><text:span text:style-name="T1314"> s</text:span><text:span text:style-name="T1312">topy </text:span><text:span text:style-name="T1316">bosých dvojnožců s drápy.</text:span></text:p>
        </text:list-item>
        <text:list-item>
          <text:p text:style-name="P719">Osm ještěrců loví lidi do zigguratu. Vede je veterán s kostěnou zbrojí a oboustranným kopím. <text:span text:style-name="T2113">Vedou dva spoutané zajatce – jsou to chudí rybáři ze Sumpu.</text:span></text:p>
          <text:p text:style-name="P632"><text:span text:style-name="T1814">7x </text:span><text:span text:style-name="T1805">Ještěrec</text:span></text:p>
          <text:p text:style-name="P508"><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3">, </text:span><text:span text:style-name="T1304">Ž</text:span><text:span text:style-name="T1305">ivot</text:span><text:span text:style-name="T1304">y </text:span><text:span text:style-name="T1306">9</text:span></text:p>
          <text:p text:style-name="P509"><text:soft-page-break/><text:span text:style-name="T819">⚔ </text:span><text:span text:style-name="T936">Dlouhé kopí</text:span><text:span text:style-name="T934">:</text:span><text:span text:style-name="T879"> </text:span><text:span text:style-name="T880">3</text:span><text:span text:style-name="T879"> + k6, zranění </text:span><text:span text:style-name="T887">2</text:span></text:p>
          <text:p text:style-name="P720"><text:span text:style-name="T936">U </text:span><text:span text:style-name="T932">sebe mají:</text:span><text:span text:style-name="T878"> uzené ryby, dřevěné l</text:span><text:span text:style-name="T889">a</text:span><text:span text:style-name="T878">hve s vodou.</text:span></text:p>
          <text:p text:style-name="P632"><text:span text:style-name="T944">V</text:span><text:span text:style-name="T943">elitel ještěrců</text:span></text:p>
          <text:p text:style-name="P509"><text:span text:style-name="T79">F</text:span><text:span text:style-name="T80">yzička </text:span><text:span text:style-name="T82">4</text:span><text:span text:style-name="T80">, Finesa </text:span><text:span text:style-name="T81">3</text:span><text:span text:style-name="T80">, Duše </text:span><text:span text:style-name="T81">1</text:span><text:span text:style-name="T1303">, </text:span><text:span text:style-name="T1304">Ž</text:span><text:span text:style-name="T1305">ivot</text:span><text:span text:style-name="T1304">y </text:span><text:span text:style-name="T1306">10</text:span></text:p>
          <text:p text:style-name="P513"><text:span text:style-name="T1328">Z</text:span><text:span text:style-name="T1340">broj:</text:span><text:span text:style-name="T1306"> 1 (kostěná zbroj)</text:span></text:p>
          <text:p text:style-name="P521"><text:span text:style-name="T819">⚔ </text:span><text:span text:style-name="T932">Oboustranné kopí</text:span><text:span text:style-name="T934">:</text:span><text:span text:style-name="T879"> </text:span><text:span text:style-name="T878">4</text:span><text:span text:style-name="T879"> + k6, zranění </text:span><text:span text:style-name="T878">2</text:span></text:p>
          <text:p text:style-name="P722"><text:span text:style-name="T932">U sebe má:</text:span><text:span text:style-name="T878"> </text:span><text:span text:style-name="T888">uzené ryby, dřevěn</text:span><text:span text:style-name="T889">ou</text:span><text:span text:style-name="T888"> l</text:span><text:span text:style-name="T889">a</text:span><text:span text:style-name="T888">h</text:span><text:span text:style-name="T889">ev</text:span><text:span text:style-name="T888"> s vodou, </text:span><text:span text:style-name="T890">6 st,</text:span><text:span text:style-name="T888"> </text:span><text:span text:style-name="T932">klíč s rybí hlavou</text:span><text:span text:style-name="T878">.</text:span></text:p>
        </text:list-item>
        <text:list-item>
          <text:p text:style-name="P715">Rybáři vypouští pelikány s podvázanými krky na ryby. Škrtidlo sundají, až když pták nanosí dost ryb pro svého majitele. V mezičase se předhání v dohadech o tom, kam ještěrci odvádí ztracené lidi.</text:p>
        </text:list-item>
        <text:list-item>
          <text:p text:style-name="P715">Nápadné bleděmodré zelí. Požití způsobuje malátnost a submisivitu. <text:span text:style-name="T2114">Alchymista z něj může vytěžit 5 magů.</text:span></text:p>
        </text:list-item>
        <text:list-item>
          <text:p text:style-name="P715">Stromy, ostr<text:span text:style-name="T2095">ů</text:span>vky půdy i bažina jsou porostlé narudlým mechem. <text:span text:style-name="T2094">Mech slouží jako hmatové orgány</text:span> masožravé <text:span text:style-name="T2094">rostliny</text:span> pod hladinou.</text:p>
          <text:p text:style-name="P508"><text:span text:style-name="T916">Tělo</text:span><text:span text:style-name="T896">:</text:span><text:span text:style-name="T827"><text:tab/><text:tab/></text:span><text:span text:style-name="T828">Fyzička 5, Finesa 2, Duše </text:span><text:span text:style-name="T860">3</text:span><text:span text:style-name="T828">, Životy 1</text:span><text:span text:style-name="T860">1<text:line-break/></text:span><text:span text:style-name="T917">12 š</text:span><text:span text:style-name="T916">lahoun</text:span><text:span text:style-name="T917">ů</text:span><text:span text:style-name="T896">:</text:span><text:span text:style-name="T827"><text:tab/></text:span><text:span text:style-name="T828">Fyzička </text:span><text:span text:style-name="T860">1</text:span><text:span text:style-name="T828">, Finesa 4, Duše </text:span><text:span text:style-name="T860">3</text:span><text:span text:style-name="T828">, Životy 1</text:span></text:p>
          <text:p text:style-name="P455"><text:span text:style-name="T1093">Rychlost:</text:span><text:span text:style-name="T1163"> </text:span><text:span text:style-name="T1258">nepohybuje se</text:span></text:p>
          <text:p text:style-name="P465"><text:span text:style-name="T1094">Smysly: </text:span><text:span text:style-name="T1259">hmat (šlahouny)</text:span></text:p>
          <text:p text:style-name="P508"><text:span text:style-name="T1123">Zranitelnost:</text:span><text:span text:style-name="T1259"> Šlahouny nejsou zranitelné drtivými a bodnými zbraněmi (pod drtivými útoky se neškodně prohnou, bodné zbraně je sice mohou s trochou štěstí probodnout, ale šlahoun bude fungovat dál).</text:span></text:p>
          <text:p text:style-name="P510"><text:soft-page-break/><text:span text:style-name="T817">⚔<text:tab/></text:span><text:span text:style-name="T1092">Z</text:span><text:span text:style-name="T1102">uby</text:span><text:span text:style-name="T10">:</text:span><text:span text:style-name="T34"> </text:span><text:span text:style-name="T84">5 + k6, zranění 2</text:span></text:p>
          <text:p text:style-name="P510"><text:span text:style-name="T817">⚔<text:tab/></text:span><text:span text:style-name="T1123">Šlahouny</text:span><text:span text:style-name="T10">:</text:span><text:span text:style-name="T34"> </text:span><text:span text:style-name="T84">4 + k6. Nezraňují, pouze omotávají a přitahují</text:span></text:p>
        </text:list-item>
      </text:list>
      <text:list xml:id="list1843500671" text:style-name="L15">
        <text:list-item>
          <text:p text:style-name="P522">Každý šlahoun a tlama mohou současně bez postihu zaútočit zvlášť.</text:p>
        </text:list-item>
        <text:list-item>
          <text:p text:style-name="P522">Na omotání postavy si šlahouny hází Finesou, na přitažení k tlamě Fyzičkou. Když postavu omotá více šlahounů, jejich Fyzička se sčítá.</text:p>
        </text:list-item>
        <text:list-item>
          <text:p text:style-name="P522">Šlahouny je možno ničit jednotlivě nebo <text:span text:style-name="T2096">najednou</text:span> plošnými útoky.</text:p>
        </text:list-item>
      </text:list>
      <text:list xml:id="list224609277353610" text:continue-list="list2536504284" text:style-name="L14">
        <text:list-item>
          <text:p text:style-name="P715">Zbohatlý <text:span text:style-name="T2097">T</text:span>rosský měšťan <text:span text:style-name="T2099">(elf)</text:span> na tajné schůzce s<text:span text:style-name="T2098">e čtyřmi</text:span> ještěrci dračího kultu.</text:p>
          <text:p text:style-name="P655">Ještěrec</text:p>
          <text:p text:style-name="P511"><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3">, </text:span><text:span text:style-name="T1304">Ž</text:span><text:span text:style-name="T1305">ivot</text:span><text:span text:style-name="T1304">y </text:span><text:span text:style-name="T1306">9</text:span></text:p>
          <text:p text:style-name="P511"><text:span text:style-name="T819">⚔ </text:span><text:span text:style-name="T936">Dlouhé kopí</text:span><text:span text:style-name="T934">:</text:span><text:span text:style-name="T879"> </text:span><text:span text:style-name="T880">3</text:span><text:span text:style-name="T879"> + k6, zranění </text:span><text:span text:style-name="T887">2</text:span></text:p>
          <text:p text:style-name="P721"><text:span text:style-name="T936">U </text:span><text:span text:style-name="T932">sebe mají:</text:span><text:span text:style-name="T878"> uzené ryby, dřevěné l</text:span><text:span text:style-name="T889">a</text:span><text:span text:style-name="T878">hve s vodou.</text:span></text:p>
          <text:p text:style-name="P633"><text:span text:style-name="T943">Měšťan </text:span><text:span text:style-name="T945">Létis</text:span></text:p>
          <text:p text:style-name="P511"><text:span text:style-name="T79">F</text:span><text:span text:style-name="T80">yzička </text:span><text:span text:style-name="T82">3</text:span><text:span text:style-name="T80">, Finesa </text:span><text:span text:style-name="T83">1</text:span><text:span text:style-name="T80">, Duše </text:span><text:span text:style-name="T83">2</text:span><text:span text:style-name="T1303">, </text:span><text:span text:style-name="T1304">Ž</text:span><text:span text:style-name="T1305">ivot</text:span><text:span text:style-name="T1304">y </text:span><text:span text:style-name="T1306">9</text:span></text:p>
          <text:p text:style-name="P523"><text:span text:style-name="T819">⚔ </text:span><text:span text:style-name="T936">D</text:span><text:span text:style-name="T932">ýka</text:span><text:span text:style-name="T934">:</text:span><text:span text:style-name="T879"> </text:span><text:span text:style-name="T880">3</text:span><text:span text:style-name="T879"> + k6, zranění </text:span><text:span text:style-name="T887">2</text:span></text:p>
          <text:p text:style-name="P508"><text:span text:style-name="T936">U </text:span><text:span text:style-name="T932">sebe má:</text:span><text:span text:style-name="T878"> </text:span><text:span text:style-name="T891">Měšec s 3 zl a 6 st, zlatý prsten (10 zl), měšťanské šaty (5 zl)</text:span></text:p>
        </text:list-item>
        <text:list-item>
          <text:p text:style-name="P715">Jedovat<text:span text:style-name="T2100">ě žlutá</text:span> žába s korunkou na hlavě.</text:p>
          <text:p text:style-name="P723"><text:soft-page-break/>Když ji políbí dívka, otráví se (žába kůží vylučuje smrtící jed), ale žába se promění v <text:span text:style-name="T2104">nahého</text:span> elfského prince. <text:span text:style-name="T2103">Jeho jméno je Léthanis, pochází z elfské říše a v podobě žáby strávil několik staletí. Mluví výhradně elfsky, chová se velmi povýšeně a od postav očekává, že splní každé jeho přání.</text:span></text:p>
          <text:p text:style-name="P716"><text:span text:style-name="T297">S</text:span><text:span text:style-name="T298">íla</text:span><text:span text:style-name="T299"> jedu</text:span><text:span text:style-name="T298">:</text:span><text:span text:style-name="T384"> </text:span><text:span text:style-name="T1439">1</text:span><text:span text:style-name="T1471">6</text:span><text:span text:style-name="T385"> </text:span><text:span text:style-name="T386">+ k6</text:span><text:span text:style-name="T298"><text:line-break/></text:span><text:span text:style-name="T297">D</text:span><text:span text:style-name="T298">ruh:</text:span><text:span text:style-name="T384"> </text:span><text:span text:style-name="T1472">ž</text:span><text:span text:style-name="T1473">ivočišný</text:span><text:span text:style-name="T384"><text:line-break/></text:span><text:span text:style-name="T297">L</text:span><text:span text:style-name="T298">atence:</text:span><text:span text:style-name="T2101"> </text:span><text:span text:style-name="T1442">1</text:span><text:span text:style-name="T2101"> </text:span><text:span text:style-name="T1442">m</text:span><text:span text:style-name="T1474">inuta</text:span><text:span text:style-name="T2101"><text:line-break/></text:span><text:span text:style-name="T300">P</text:span><text:span text:style-name="T301">říznaky:</text:span><text:span text:style-name="T2102"> </text:span><text:span text:style-name="T1475">k</text:span><text:span text:style-name="T1476">řeče, </text:span><text:span text:style-name="T1477">následně</text:span><text:span text:style-name="T1476"> </text:span><text:span text:style-name="T1477">zástava srdce.</text:span></text:p>
          <text:p text:style-name="P723">Korunka je zlatá, má cenu 5 zl.</text:p>
        </text:list-item>
        <text:list-item>
          <text:p text:style-name="P715">Pijavice, které zraňují zdravé a léčí zraněné <text:span text:style-name="T2105">(za 3kz + 2, na stejnou osobu vždy jen jednou za den)</text:span>.</text:p>
        </text:list-item>
        <text:list-item>
          <text:p text:style-name="P715"><text:span text:style-name="T2106">Zlověstné,</text:span> uši drásající bzučení. Útok hejna pětikilových komárů.</text:p>
          <text:p text:style-name="P634">Hejno <text:span text:style-name="T2108">komárů</text:span></text:p>
          <text:p text:style-name="P508"><text:span text:style-name="T1175">F</text:span><text:span text:style-name="T1160">yzička </text:span><text:span text:style-name="T1260">4</text:span><text:span text:style-name="T1160">, Finesa </text:span><text:span text:style-name="T1261">1</text:span><text:span text:style-name="T1160">, Duše -, </text:span><text:span text:style-name="T1161">Ž</text:span><text:span text:style-name="T1158">ivot</text:span><text:span text:style-name="T1161">y </text:span><text:span text:style-name="T1260">12<text:line-break/></text:span><text:span text:style-name="T1175">F</text:span><text:span text:style-name="T1160">yzička </text:span><text:span text:style-name="T1260">3</text:span><text:span text:style-name="T1160">, Finesa </text:span><text:span text:style-name="T1261">1</text:span><text:span text:style-name="T1160">, Duše -, </text:span><text:span text:style-name="T1161">Ž</text:span><text:span text:style-name="T1158">ivot</text:span><text:span text:style-name="T1161">y </text:span><text:span text:style-name="T1260">8<text:line-break/></text:span><text:span text:style-name="T1175">F</text:span><text:span text:style-name="T1160">yzička </text:span><text:span text:style-name="T1260">2</text:span><text:span text:style-name="T1160">, Finesa </text:span><text:span text:style-name="T1261">1</text:span><text:span text:style-name="T1160">, Duše -, </text:span><text:span text:style-name="T1161">Ž</text:span><text:span text:style-name="T1158">ivot</text:span><text:span text:style-name="T1161">y </text:span><text:span text:style-name="T1260">4</text:span></text:p>
          <text:p text:style-name="P466"><text:span text:style-name="T1093">Z</text:span><text:span text:style-name="T1090">broj:</text:span><text:span text:style-name="T1157"> Proti cíleným útokům 2, proti plošným 0</text:span></text:p>
          <text:p text:style-name="P512"><text:span text:style-name="T817">⚔ </text:span><text:span text:style-name="T1124">Sosáky</text:span><text:span text:style-name="T10">:</text:span><text:span text:style-name="T1176"> </text:span><text:span text:style-name="T1262">Fyzička</text:span><text:span text:style-name="T1176"> + k6, zranění </text:span><text:span text:style-name="T1261">0</text:span></text:p>
        </text:list-item>
        <text:list-item>
          <text:p text:style-name="P715">Na zlomeném stromě <text:span text:style-name="T2109">je</text:span> nabodnutý pirát. Vypadá jako by spadl z oblohy. Nohy <text:span text:style-name="T2109">má</text:span> okousané od dravců, trojhranný klobouk stále na hlavě. Po kapsách <text:span text:style-name="T2112">má</text:span> hrst drahokamů (cena 3k20 zlaťáků) a <text:span text:style-name="T270">lektvar neviditelnosti</text:span> <text:span text:style-name="T2107">(karta)</text:span>.</text:p>
        </text:list-item>
      </text:list>
      <text:h text:style-name="P430" text:outline-level="2"><text:bookmark-start text:name="__RefHeading___Toc22734_41530725"/><text:soft-page-break/>Garlacké hory<text:bookmark-end text:name="__RefHeading___Toc22734_41530725"/></text:h>
      <text:h text:style-name="P438" text:outline-level="3">Počasí <text:span text:style-name="T2110">(k6)</text:span></text:h>
      <text:list xml:id="list1934274708" text:style-name="L16">
        <text:list-item>
          <text:p text:style-name="P711">Jasno</text:p>
        </text:list-item>
        <text:list-item>
          <text:p text:style-name="P724">Polojasno</text:p>
        </text:list-item>
        <text:list-item>
          <text:p text:style-name="P727">Zataženo, padá jemný sníh</text:p>
        </text:list-item>
        <text:list-item>
          <text:p text:style-name="P727">Zataženo, hustě chumelí</text:p>
        </text:list-item>
        <text:list-item>
          <text:p text:style-name="P727">Zataženo, silný vítr</text:p>
        </text:list-item>
        <text:list-item>
          <text:p text:style-name="P728">Sněhová bouře, nízká viditelnost</text:p>
        </text:list-item>
      </text:list>
      <text:p text:style-name="P326">!l[1. Jasno, <text:s text:c="3"/>2. Polojasno, <text:s text:c="3"/>3. Zataženo; padá jemný sníh, <text:s text:c="3"/>4. Zataženo; hustě chumelí, <text:s text:c="3"/>5. Zataženo; silný vítr, <text:s text:c="3"/>6. Sněhová bouře; nízká viditelnost]</text:p>
      <text:h text:style-name="Heading_20_3" text:outline-level="3"><text:span text:style-name="T2115">Setkání (k</text:span>20<text:span text:style-name="T2115">)</text:span>:</text:h>
      <text:list xml:id="list2858403976" text:style-name="L17">
        <text:list-item>
          <text:p text:style-name="P718"><text:span text:style-name="T1312">👣 </text:span><text:span text:style-name="T1314">Čerstvé s</text:span><text:span text:style-name="T1312">topy tří lítých vlků</text:span></text:p>
        </text:list-item>
        <text:list-item>
          <text:p text:style-name="P718"><text:span text:style-name="T1312">👣 </text:span><text:span text:style-name="T1314">Den staré s</text:span><text:span text:style-name="T1312">topy tří lítých vlků</text:span></text:p>
        </text:list-item>
        <text:list-item>
          <text:p text:style-name="P729"><text:span text:style-name="T1809">K</text:span><text:span text:style-name="T1805">ůly s lidskými </text:span><text:span text:style-name="T1702">mrtvolami v různých fázích rozkladu</text:span><text:span text:style-name="T1805">, goblin</text:span><text:span text:style-name="T1705">ský</text:span><text:span text:style-name="T1805">mi štíty a dekoracemi z dlouhého peří ptáka Noha. </text:span><text:span text:style-name="T1811">Jedna z mrtvol je čerstvá</text:span><text:span text:style-name="T1810"> (</text:span><text:span text:style-name="T1812">nahý </text:span><text:span text:style-name="T1703">m</text:span><text:span text:style-name="T1704">ladý muž</text:span><text:span text:style-name="T1810">).</text:span></text:p>
          <text:p text:style-name="P526"><text:span text:style-name="Emphasis"><text:span text:style-name="T742">👣</text:span></text:span><text:span text:style-name="Emphasis"><text:span text:style-name="T729"> </text:span></text:span><text:span text:style-name="Emphasis"><text:span text:style-name="T731">Stopy tří lítých vlků a goblinů, kteří z nich sesedli, nabodli mrtvolu na kůl a zase odjeli.</text:span></text:span></text:p>
        </text:list-item>
        <text:list-item>
          <text:p text:style-name="P729"><text:span text:style-name="T519">Tři</text:span><text:span text:style-name="T518"> g</text:span><text:span text:style-name="T1805">obliní jezdci na </text:span><text:span text:style-name="T1807">lítých vlcích</text:span></text:p>
          <text:p text:style-name="P653"><text:soft-page-break/>Gobliní jezdec</text:p>
          <text:p text:style-name="P729"><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4"><text:span text:style-name="T1328">Z</text:span><text:span text:style-name="T1329">broj:</text:span><text:span text:style-name="T1297"> 1 (lehká zbroj)</text:span></text:p>
          <text:p text:style-name="P456"><text:span text:style-name="T817">⚔ </text:span><text:span text:style-name="T902">K</text:span><text:span text:style-name="T910">opí</text:span><text:span text:style-name="T896">:</text:span><text:span text:style-name="T827"> </text:span><text:span text:style-name="T834">3</text:span><text:span text:style-name="T833"> + k6, zranění </text:span><text:span text:style-name="T850">0</text:span></text:p>
          <text:p text:style-name="P495"><text:span text:style-name="T902">D</text:span><text:span text:style-name="T896">ostřel:</text:span><text:span text:style-name="T827"> </text:span><text:span text:style-name="T850">krátký</text:span></text:p>
          <text:p text:style-name="P514"><text:span text:style-name="T826">⚔ </text:span><text:span text:style-name="T941">Nůž</text:span><text:span text:style-name="T942">:</text:span><text:span text:style-name="T879"> </text:span><text:span text:style-name="T880">3</text:span><text:span text:style-name="T879"> + k6, zranění </text:span><text:span text:style-name="T880">0</text:span></text:p>
          <text:p text:style-name="P514"><text:span text:style-name="T1330">Vzhled:</text:span><text:span text:style-name="T1296"> </text:span><text:span text:style-name="T1297">Goblini jsou velcí jako hobiti, zelení a holohlaví</text:span><text:span text:style-name="T1296">. </text:span><text:span text:style-name="T1297">Mají dlouhé, špičaté uši, </text:span><text:span text:style-name="T1298">velké, </text:span><text:span text:style-name="T1297">zahnuté nosy a ostré zuby.</text:span></text:p>
          <text:p text:style-name="P525"><text:span text:style-name="T1138">U </text:span><text:span text:style-name="T1137">sebe mají:</text:span><text:span text:style-name="T1295"> sušené maso, chlebové placky, měchy s vodou, </text:span><text:span text:style-name="T1299">hojivou mast. </text:span><text:span text:style-name="T1302">Jeden z nich má</text:span><text:span text:style-name="T1299"> </text:span><text:span text:style-name="T1139">měděný prsten</text:span><text:span text:style-name="T1301"> </text:span><text:span text:style-name="T1300">(prodej 1 st).</text:span></text:p>
          <text:p text:style-name="P635"><text:span text:style-name="T1331">L</text:span><text:span text:style-name="T1327">ítý vlk</text:span></text:p>
          <text:p text:style-name="P527"><text:span text:style-name="T1332">F</text:span><text:span text:style-name="T1333">yzička </text:span><text:span text:style-name="T1334">5</text:span><text:span text:style-name="T1333">, Finesa </text:span><text:span text:style-name="T1335">1</text:span><text:span text:style-name="T1333">, Duše -, </text:span><text:span text:style-name="T1336">Ž</text:span><text:span text:style-name="T1337">ivot</text:span><text:span text:style-name="T1336">y </text:span><text:span text:style-name="T1338">1</text:span><text:span text:style-name="T1339">2</text:span></text:p>
          <text:p text:style-name="P467"><text:span text:style-name="T1094">Smysly:</text:span><text:span text:style-name="T1166"> </text:span><text:span text:style-name="T1241">průměrný </text:span><text:span text:style-name="T1242">zrak</text:span><text:span text:style-name="T1179">, výborný </text:span><text:span text:style-name="T1242">sluch a </text:span><text:span text:style-name="T1243">skvělý</text:span><text:span text:style-name="T1179"> </text:span><text:span text:style-name="T1242">čich</text:span></text:p>
          <text:p text:style-name="P468"><text:span text:style-name="T1140">R</text:span><text:span text:style-name="T1141">ychlost:</text:span><text:span text:style-name="T1339"> jako kůň</text:span></text:p>
          <text:p text:style-name="P526"><text:span text:style-name="T819">⚔<text:tab/></text:span><text:span text:style-name="T1146">Z</text:span><text:span text:style-name="T1147">uby </text:span><text:span text:style-name="T1148">nebo drápy</text:span><text:span text:style-name="T1146">:</text:span><text:span text:style-name="T1310"> </text:span><text:span text:style-name="T1311">5</text:span><text:span text:style-name="T1310"> + k6, zranění </text:span><text:span text:style-name="T1312">1</text:span></text:p>
        </text:list-item>
        <text:list-item>
          <text:p text:style-name="P718"><text:span text:style-name="T1312">👣 </text:span><text:span text:style-name="T1314">Čerstvé s</text:span><text:span text:style-name="T1312">topy p</text:span><text:span text:style-name="T1313">ěti skřetů</text:span></text:p>
        </text:list-item>
        <text:list-item>
          <text:p text:style-name="P718"><text:span text:style-name="T1312">👣 </text:span><text:span text:style-name="T1314">Den staré s</text:span><text:span text:style-name="T1312">topy p</text:span><text:span text:style-name="T1313">ěti skřetů</text:span></text:p>
        </text:list-item>
        <text:list-item>
          <text:p text:style-name="P729"><text:span text:style-name="T1813">S</text:span><text:span text:style-name="T1805">tudené ohniště, ohlodané gobliní kosti a </text:span><text:span text:style-name="T1813">pět</text:span><text:span text:style-name="T1805"> větvemi vystlan</text:span><text:span text:style-name="T1813">ých</text:span><text:span text:style-name="T1805"> ležení </text:span><text:span text:style-name="T1706">lidské velikosti.</text:span></text:p>
          <text:p text:style-name="P526"><text:span text:style-name="Emphasis"><text:span text:style-name="T742">👣</text:span></text:span><text:span text:style-name="Emphasis"><text:span text:style-name="T729"> </text:span></text:span><text:span text:style-name="Emphasis"><text:span text:style-name="T730">Čerstvé stopy pěti skřetů, kteří tu nocovali.</text:span></text:span></text:p>
        </text:list-item>
        <text:list-item>
          <text:p text:style-name="P525"><text:span text:style-name="Emphasis"><text:span text:style-name="T732">S</text:span></text:span><text:span text:style-name="T1808">křetí</text:span><text:span text:style-name="T1805"> lovecká skupina </text:span><text:span text:style-name="T1806">(5 skřetích lovců)</text:span></text:p>
          <text:p text:style-name="P654">Skřetí lovec</text:p>
          <text:p text:style-name="P525"><text:soft-page-break/><text:span text:style-name="T2">F</text:span><text:span text:style-name="T3">yzička </text:span><text:span text:style-name="T68">3</text:span><text:span text:style-name="T3">, Finesa </text:span><text:span text:style-name="T69">4</text:span><text:span text:style-name="T3">, Duše </text:span><text:span text:style-name="T68">2</text:span><text:span text:style-name="T1160">, </text:span><text:span text:style-name="T1161">Ž</text:span><text:span text:style-name="T1158">ivot</text:span><text:span text:style-name="T1161">y </text:span><text:span text:style-name="T1244">9</text:span></text:p>
          <text:p text:style-name="P514"><text:span text:style-name="T55">Z</text:span><text:span text:style-name="T1">broj: </text:span><text:span text:style-name="T21">1 </text:span><text:span text:style-name="T24">(</text:span><text:span text:style-name="T21">lehká zbroj)</text:span></text:p>
          <text:p text:style-name="P456"><text:span text:style-name="T817">⚔ </text:span><text:span text:style-name="T902">Krátký luk</text:span><text:span text:style-name="T896">:</text:span><text:span text:style-name="T827"> </text:span><text:span text:style-name="T851">4</text:span><text:span text:style-name="T833"> + k6, zranění </text:span><text:span text:style-name="T834">1</text:span></text:p>
          <text:p text:style-name="P495"><text:span text:style-name="T902">D</text:span><text:span text:style-name="T896">ostřel:</text:span><text:span text:style-name="T827"> střední</text:span></text:p>
          <text:p text:style-name="P530"><text:span text:style-name="T819">⚔ </text:span><text:span text:style-name="T933">Nůž</text:span><text:span text:style-name="T934">:</text:span><text:span text:style-name="T879"> </text:span><text:span text:style-name="T881">4</text:span><text:span text:style-name="T879"> + k6, zranění </text:span><text:span text:style-name="T880">0</text:span></text:p>
          <text:p text:style-name="P718"><text:span text:style-name="T886">Každý má u sebe </text:span><text:span text:style-name="T935">hojivou mast</text:span><text:span text:style-name="T886">, </text:span><text:span text:style-name="T884">sušené maso</text:span><text:span text:style-name="T886"> </text:span><text:span text:style-name="T884">a měch s vodou</text:span><text:span text:style-name="T886">, tři mají </text:span><text:span text:style-name="T935">léčivý lektvar </text:span><text:span text:style-name="T886">(vyléčí </text:span><text:span text:style-name="T883">3kz + 2</text:span><text:span text:style-name="T882"> životů</text:span><text:span text:style-name="T886">). </text:span><text:span text:style-name="T885">Jeden z nich má pytel s šesti páry goblinských uší (dají se odevzdat v Trossu jako trofeje)</text:span></text:p>
        </text:list-item>
        <text:list-item>
          <text:p text:style-name="P588"><text:span text:style-name="Emphasis"><text:span text:style-name="T756">👣</text:span></text:span><text:span text:style-name="Emphasis"><text:span text:style-name="T758"> </text:span></text:span>Den staré stopy čtyř goblinů a velkého dřevěného golema.</text:p>
        </text:list-item>
        <text:list-item>
          <text:p text:style-name="P718"><text:span text:style-name="Emphasis"><text:span text:style-name="T780">👣</text:span></text:span><text:span text:style-name="Emphasis"><text:span text:style-name="T794"> </text:span></text:span><text:span text:style-name="T1585">N</text:span><text:span text:style-name="T1584">ěkolik dní</text:span><text:span text:style-name="T1585"> staré stopy čtyř goblinů a velkého dřevěného golema.</text:span></text:p>
        </text:list-item>
        <text:list-item>
          <text:p text:style-name="P729">Gobliní <text:span text:style-name="T2067">alchymista</text:span> s<text:span text:style-name="T2069">e třemi</text:span> poskoky testuje <text:span text:style-name="T2068">bomby,</text:span> <text:span text:style-name="T2067">rakety</text:span> a <text:span text:style-name="T2071">velkého</text:span> dřevěného golema. <text:span text:style-name="T2070">Opodál je odložená truhlice (8 magů surovin) a velká torna s jídlem, vodou a soudkem medoviny, kterou zřejmě nosil golem.</text:span></text:p>
          <text:p text:style-name="P636">Gobliní alchymista</text:p>
          <text:p text:style-name="P467"><text:span text:style-name="T852">F</text:span><text:span text:style-name="T853">yzička </text:span><text:span text:style-name="T859">1</text:span><text:span text:style-name="T853">, Finesa </text:span><text:span text:style-name="T854">3</text:span><text:span text:style-name="T853">, Duše </text:span><text:span text:style-name="T859">2</text:span><text:span text:style-name="T853">, </text:span><text:span text:style-name="T855">Ž</text:span><text:span text:style-name="T856">ivot</text:span><text:span text:style-name="T855">y </text:span><text:span text:style-name="T859">6</text:span></text:p>
          <text:p text:style-name="P525"><text:span text:style-name="T817">⚔ </text:span><text:span text:style-name="T911">Nůž</text:span><text:span text:style-name="T912">:</text:span><text:span text:style-name="T856"> </text:span><text:span text:style-name="T854">3 + k6, zranění 0</text:span></text:p>
          <text:p text:style-name="P456"><text:span text:style-name="T817">⚔ </text:span><text:span text:style-name="T818">1x </text:span><text:span text:style-name="T913">Ohnivá hlína</text:span><text:span text:style-name="T912">:</text:span><text:span text:style-name="T856"> </text:span><text:span text:style-name="T854">3 + k6, </text:span><text:span text:style-name="T962">2</text:span><text:span text:style-name="T963">kz </text:span><text:span text:style-name="T1031">ohněm</text:span><text:span text:style-name="T963"> </text:span><text:span text:style-name="T964">(</text:span><text:span text:style-name="T965">odečítá se Zbroj</text:span><text:span text:style-name="T964">)</text:span></text:p>
          <text:p text:style-name="P495"><text:span text:style-name="T954">Dostřel:</text:span><text:span text:style-name="T966"> </text:span><text:span text:style-name="T962">krátký</text:span></text:p>
          <text:p text:style-name="P495"><text:span text:style-name="T948">R</text:span><text:span text:style-name="T949">ozsah </text:span><text:span text:style-name="T950">výbuchu</text:span><text:span text:style-name="T949">:</text:span><text:span text:style-name="T955"> všechno v </text:span><text:span text:style-name="T951">kontaktní</text:span><text:span text:style-name="T949"> vzdálenosti</text:span></text:p>
          <text:p text:style-name="P456"><text:span text:style-name="T820">⚔ </text:span><text:span text:style-name="T821">1x </text:span><text:span text:style-name="T937">Petarda</text:span><text:span text:style-name="T938">:</text:span><text:span text:style-name="T892"> </text:span><text:span text:style-name="T893">3 + k6</text:span></text:p>
          <text:p text:style-name="P495"><text:span text:style-name="T952">R</text:span><text:span text:style-name="T949">ozsah </text:span><text:span text:style-name="T953">výbuchu</text:span><text:span text:style-name="T949">:</text:span><text:span text:style-name="T955"> všichni v </text:span><text:span text:style-name="T949">kontaktní vzdálenosti</text:span></text:p>
          <text:p text:style-name="P495"><text:soft-page-break/><text:span text:style-name="T949">Účinek:</text:span><text:span text:style-name="T955"> ohlušení a nevýhoda za potíže s rovnováhou na počet kol rovný počtu úspěchů</text:span></text:p>
          <text:p text:style-name="P456"><text:span text:style-name="T817">⚔ </text:span><text:span text:style-name="T818">2x </text:span><text:span text:style-name="T914">Bomba</text:span><text:span text:style-name="T912">:</text:span><text:span text:style-name="T856"> </text:span><text:span text:style-name="T857">6</text:span><text:span text:style-name="T854"> + k6, </text:span><text:span text:style-name="T1032">5</text:span><text:span text:style-name="T1033">kz </text:span><text:span text:style-name="T1029">dr</text:span><text:span text:style-name="T1030">cením</text:span><text:span text:style-name="T963"> </text:span><text:span text:style-name="T964">(</text:span><text:span text:style-name="T965">odečítá se Zbroj</text:span><text:span text:style-name="T964">)</text:span></text:p>
          <text:p text:style-name="P496"><text:span text:style-name="T948">R</text:span><text:span text:style-name="T949">ozsah </text:span><text:span text:style-name="T950">výbuchu</text:span><text:span text:style-name="T949">:</text:span><text:span text:style-name="T955"> všechno v </text:span><text:span text:style-name="T951">kontaktní</text:span><text:span text:style-name="T949"> vzdálenosti</text:span></text:p>
          <text:p text:style-name="P456"><text:span text:style-name="T817">⚔ </text:span><text:span text:style-name="T818">3x </text:span><text:span text:style-name="T915">Raketa</text:span><text:span text:style-name="T912">:</text:span><text:span text:style-name="T856"> </text:span><text:span text:style-name="T858">5</text:span><text:span text:style-name="T854"> + k6, </text:span><text:span text:style-name="T967">zranění </text:span><text:span text:style-name="T956">0</text:span><text:span text:style-name="T957"> </text:span><text:span text:style-name="T958">(</text:span><text:span text:style-name="T1034">sečné</text:span><text:span text:style-name="T958">)</text:span><text:span text:style-name="T959">, </text:span><text:span text:style-name="T960">odečítá se Zbroj</text:span></text:p>
          <text:p text:style-name="P495"><text:span text:style-name="T954">Dostřel:</text:span><text:span text:style-name="T966"> </text:span><text:span text:style-name="T962"><text:s/></text:span><text:span text:style-name="T961">dlouhý</text:span></text:p>
          <text:p text:style-name="P495"><text:span text:style-name="T948">R</text:span><text:span text:style-name="T949">ozsah </text:span><text:span text:style-name="T950">výbuchu</text:span><text:span text:style-name="T949">:</text:span><text:span text:style-name="T955"> všechno v </text:span><text:span text:style-name="T951">kontaktní</text:span><text:span text:style-name="T949"> vzdálenosti</text:span></text:p>
          <text:p text:style-name="P636"><text:span text:style-name="T968">Gobliní </text:span><text:span text:style-name="T969">poskok</text:span></text:p>
          <text:p text:style-name="P525"><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25"><text:span text:style-name="T822">⚔ </text:span><text:span text:style-name="T939">Nůž</text:span><text:span text:style-name="T940">:</text:span><text:span text:style-name="T894"> </text:span><text:span text:style-name="T895">3</text:span><text:span text:style-name="T894"> + k6, zranění </text:span><text:span text:style-name="T895">0</text:span></text:p>
          <text:p text:style-name="P637"><text:span text:style-name="T971">D</text:span><text:span text:style-name="T970">řevěný golem</text:span></text:p>
          <text:p text:style-name="P525"><text:span text:style-name="T2">/</text:span><text:span text:style-name="T70">* Velikost </text:span><text:span text:style-name="T72">8 </text:span><text:span text:style-name="T73">(250 kg)</text:span><text:span text:style-name="T71"> </text:span><text:span text:style-name="T72">a</text:span><text:span text:style-name="T71"> +4 životy coby socha</text:span><text:span text:style-name="T70"> */</text:span></text:p>
          <text:p text:style-name="P525"><text:span text:style-name="T2">F</text:span><text:span text:style-name="T3">yzička </text:span><text:span text:style-name="T57">4</text:span><text:span text:style-name="T3">, Finesa </text:span><text:span text:style-name="T57">2</text:span><text:span text:style-name="T3">, Duše </text:span><text:span text:style-name="T57">3</text:span><text:span text:style-name="T1160">, </text:span><text:span text:style-name="T1161">Ž</text:span><text:span text:style-name="T1158">ivot</text:span><text:span text:style-name="T1161">y </text:span><text:span text:style-name="T1217">1</text:span><text:span text:style-name="T1246">6</text:span></text:p>
          <text:p text:style-name="P467"><text:span text:style-name="T1093">Zbroj:</text:span><text:span text:style-name="T1163"> </text:span><text:span text:style-name="T1218">proti </text:span><text:span text:style-name="T1245">bodu </text:span><text:span text:style-name="T1246">a</text:span><text:span text:style-name="T1245"> drcení </text:span><text:span text:style-name="T1246">2</text:span></text:p>
          <text:p text:style-name="P467"><text:span text:style-name="T1093">Rychlost:</text:span><text:span text:style-name="T1163"> </text:span><text:span text:style-name="T1221">jako člověk, ale neběhá</text:span></text:p>
          <text:p text:style-name="P524"><text:span text:style-name="T817">⚔ </text:span><text:span text:style-name="T1112">Pěsti</text:span><text:span text:style-name="T10">:</text:span><text:span text:style-name="T34"> </text:span><text:span text:style-name="T56">4 + k6, zranění 1</text:span></text:p>
        </text:list-item>
        <text:list-item>
          <text:p text:style-name="P730"><text:span text:style-name="T1312">👣 </text:span><text:span text:style-name="T1309">Stopy šesti trpaslíků. </text:span><text:span text:style-name="T1315">Míří ke stříbrnému dolu.</text:span></text:p>
        </text:list-item>
        <text:list-item>
          <text:p text:style-name="P730">Opuštěné ležení: ohniště, stopy od stanových kolíků, zbytky jídla.</text:p>
          <text:p text:style-name="P730"><text:span text:style-name="T1312">👣 </text:span><text:span text:style-name="T1309">Tábořilo tady šest trpaslíků.</text:span></text:p>
        </text:list-item>
        <text:list-item>
          <text:p text:style-name="P729">Skupina <text:span text:style-name="T2072">šesti</text:span> trpasličích prospektorů nevěří, že lidé vytěžili všechno, a hledají další drahé kovy. Jsou přátelští a ochotní jen do chvíle než na něco cenného skutečně narazíte.</text:p>
          <text:p text:style-name="P525"><text:soft-page-break/><text:span text:style-name="T2">F</text:span><text:span text:style-name="T3">yzička </text:span><text:span text:style-name="T74">3</text:span><text:span text:style-name="T3">, Finesa </text:span><text:span text:style-name="T74">2</text:span><text:span text:style-name="T3">, Duše </text:span><text:span text:style-name="T40">1</text:span><text:span text:style-name="T1160">, </text:span><text:span text:style-name="T1161">Ž</text:span><text:span text:style-name="T1158">ivot</text:span><text:span text:style-name="T1161">y </text:span><text:span text:style-name="T1247">9</text:span></text:p>
          <text:p text:style-name="P731">Mumla, Krumpáč, Popel, Bota (trpaslice), Knedlík a vede je Hora (obzvláště rozložitý trpaslík s Fyzičkou 4).</text:p>
          <text:p text:style-name="P731">Mají s sebou <text:span text:style-name="T2073">torny s pokrývkami a zásobami, dva stany,</text:span> hornické kahany, krumpáče, motyky a lopaty. <text:span text:style-name="T2073">Na hlavách mají hornické přílby, ale n</text:span>emají zbroje. <text:span text:style-name="T2074">Bota má měšec s 26 st.</text:span></text:p>
        </text:list-item>
        <text:list-item>
          <text:p text:style-name="P732">Mělká jeskyně s oltářem a sochou starého trpaslického božstva. V oltáři je štěrbina na vhazování mincí.</text:p>
          <text:p text:style-name="P729"><text:span text:style-name="T2082">Když se </text:span><text:span text:style-name="T1581">z</text:span><text:span text:style-name="T1582">de</text:span><text:span text:style-name="T2082"> pomodlí trpaslík, socha na něj promluví. Zavzpomíná na staré, dobré časy, kdy ještě trpaslíci byli zbožní a </text:span><text:span text:style-name="T1581">p</text:span><text:span text:style-name="T1583">řinášeli</text:span><text:span text:style-name="T2082"> mu obětiny.</text:span></text:p>
          <text:p text:style-name="P732">„Od tý doby, co umřeli Dragin s Blarinem z klanu Baragorů, to nestojí za nic“ (odkaz na Trpaslickou hrobu v horách).</text:p>
        </text:list-item>
      </text:list>
      <text:list xml:id="list2965254533" text:style-name="L18">
        <text:list-item>
          <text:list>
            <text:list-item>
              <text:p text:style-name="P733"><text:span text:style-name="T2075">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34">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24608787912038" text:continue-list="list2858403976" text:style-name="L17">
        <text:list-item>
          <text:p text:style-name="P718">Osamělý šišlavý stařec pořád opakuje, jak je mu skvěle od té doby, co žije sám v horách. Přesto postavy pozve do své jeskyně a pohostí <text:span text:style-name="T2076">je </text:span><text:span text:style-name="T294">nápojem z krve zlobra</text:span><text:span text:style-name="T383"> (karta)</text:span>. Když mu hráči zařídí trvalejší společnost nebo ho přesvědčí k návratu do Trossu, <text:span text:style-name="T2076">nápoj jim daruje</text:span>.</text:p>
        </text:list-item>
        <text:list-item>
          <text:p text:style-name="P729"><text:soft-page-break/>Na stezce leží několik balvanů, rozlámané trakaře, truhlice a nářadí. Ve skalách nad stezkou sídlí obr a vrhá na cestovatele kameny.</text:p>
          <text:p text:style-name="P729"><text:span text:style-name="T2">F</text:span><text:span text:style-name="T3">yzička </text:span><text:span text:style-name="T75">7</text:span><text:span text:style-name="T3">, Finesa </text:span><text:span text:style-name="T75">3</text:span><text:span text:style-name="T3">, Duše </text:span><text:span text:style-name="T75">4</text:span><text:span text:style-name="T1160">, </text:span><text:span text:style-name="T1161">Ž</text:span><text:span text:style-name="T1158">ivot</text:span><text:span text:style-name="T1161">y </text:span><text:span text:style-name="T1248">17</text:span></text:p>
          <text:p text:style-name="P467"><text:span text:style-name="T1093">Rychlost:</text:span><text:span text:style-name="T1163"> </text:span><text:span text:style-name="T1248">jako člověk</text:span></text:p>
          <text:p text:style-name="P467"><text:span text:style-name="T1094">Smysly:</text:span><text:span text:style-name="T1166"> </text:span><text:span text:style-name="T1248">jako člověk</text:span></text:p>
          <text:p text:style-name="P525"><text:span text:style-name="T817">⚔<text:tab/></text:span><text:span text:style-name="T1119">Pěsti</text:span><text:span text:style-name="T1092">:</text:span><text:span text:style-name="T1158"> </text:span><text:span text:style-name="T1249">7 + k6, zranění </text:span><text:span text:style-name="T1252">2</text:span></text:p>
          <text:p text:style-name="P456"><text:span text:style-name="T817">⚔<text:tab/></text:span><text:span text:style-name="T1118">Balvan</text:span><text:span text:style-name="T1092">:</text:span><text:span text:style-name="T1158"> </text:span><text:span text:style-name="T1249">7 + k6, zranění </text:span><text:span text:style-name="T1250">4</text:span></text:p>
          <text:p text:style-name="P495"><text:span text:style-name="T1090">Dostřel:</text:span><text:span text:style-name="T1157"> </text:span><text:span text:style-name="T1251">střední</text:span></text:p>
          <text:p text:style-name="P525"><text:span text:style-name="T296">Děsivý řev:</text:span><text:span text:style-name="T2079"> Slabší povahy prchnou nebo se schoulí, silnější budou mít při boji s obrem nevýhodu.</text:span></text:p>
          <text:p text:style-name="P525"><text:span text:style-name="T270">Obří síla:</text:span> Obr si v boji zblízka nebo při vrhání těžkých zbraní a předmětů počítá +2 ke zranění <text:span text:style-name="T2078">(ve zranění kmenem stromu a balvanem je už bonus započítaný)</text:span>.</text:p>
          <text:p text:style-name="P735">Ve skalách má doupě (prostornou jeskyni), kde je možné najít kosti snědených zvířat a nebohých cestovatelů (mezi nimi šperky v hodnotě 13 zl)</text:p>
        </text:list-item>
        <text:list-item>
          <text:p text:style-name="P729">Blíží se silueta gigantického ptáka Noha. <text:span text:style-name="T1586">Pokud se někdo</text:span> nestihne <text:span text:style-name="T2083">schovat</text:span>, pták <text:span text:style-name="T2083">ho</text:span> odnese do svého hnízda ve skalách.</text:p>
          <text:p text:style-name="P525"><text:span text:style-name="T2">F</text:span><text:span text:style-name="T3">yzička </text:span><text:span text:style-name="T76">7</text:span><text:span text:style-name="T3">, Finesa </text:span><text:span text:style-name="T76">3</text:span><text:span text:style-name="T3">, Duše -</text:span><text:span text:style-name="T1160">, </text:span><text:span text:style-name="T1161">Ž</text:span><text:span text:style-name="T1158">ivot</text:span><text:span text:style-name="T1161">y </text:span><text:span text:style-name="T1253">19</text:span></text:p>
          <text:p text:style-name="P467"><text:span text:style-name="T1120">Zbroj</text:span><text:span text:style-name="T1093">:</text:span><text:span text:style-name="T1163"> </text:span><text:span text:style-name="T1254">2</text:span><text:span text:style-name="T1255"> (silné opeření)</text:span></text:p>
          <text:p text:style-name="P467"><text:span text:style-name="T1093">Rychlost:</text:span><text:span text:style-name="T1163"> </text:span><text:span text:style-name="T1256">ve vzduchu rychlejší než kůň</text:span></text:p>
          <text:p text:style-name="P467"><text:span text:style-name="T1094">Smysly:</text:span><text:span text:style-name="T1166"> </text:span><text:span text:style-name="T1257">výborný zrak, dobrý sluch a čich</text:span></text:p>
          <text:p text:style-name="P525"><text:span text:style-name="T817">⚔<text:tab/></text:span><text:span text:style-name="T1121">Zobák </text:span><text:span text:style-name="T1122">nebo</text:span><text:span text:style-name="T1121"> spáry</text:span><text:span text:style-name="T10">:</text:span><text:span text:style-name="T34"> </text:span><text:span text:style-name="T76">7</text:span><text:span text:style-name="T77"> + k6, zranění </text:span><text:span text:style-name="T76">4</text:span></text:p>
          <text:p text:style-name="P525"><text:soft-page-break/><text:span text:style-name="T15">Vzhled:</text:span><text:span text:style-name="T76"> </text:span><text:span text:style-name="T78">Gigantický hnědý dravý pták.</text:span></text:p>
          <text:p text:style-name="P526"><text:span text:style-name="T1469">V hnízdě jsou dvě vejce. </text:span><text:span text:style-name="T1467">Z </text:span><text:span text:style-name="T1469">každého</text:span><text:span text:style-name="T1467"> může a</text:span><text:span text:style-name="T1470">lchymista vytěžit </text:span><text:span text:style-name="T1467">17</text:span><text:span text:style-name="T1470"> mag</text:span><text:span text:style-name="T1468">ů</text:span><text:span text:style-name="T1470">.</text:span></text:p>
        </text:list-item>
        <text:list-item>
          <text:p text:style-name="P718">Hoď znovu a nový výsledek po chvíli přeruš kamennou lavinou.</text:p>
        </text:list-item>
      </text:list>
      <text:h text:style-name="P431" text:outline-level="2"><text:bookmark-start text:name="__RefHeading___Toc22736_41530725"/>Hrzales<text:bookmark-end text:name="__RefHeading___Toc22736_41530725"/></text:h>
      <text:h text:style-name="P439" text:outline-level="3">Počasí</text:h>
      <text:list xml:id="list1143524321" text:style-name="L19">
        <text:list-item>
          <text:p text:style-name="P712">Jasno</text:p>
        </text:list-item>
        <text:list-item>
          <text:p text:style-name="P725">Polojasno</text:p>
        </text:list-item>
        <text:list-item>
          <text:p text:style-name="P736">Polojasno, vítr</text:p>
        </text:list-item>
        <text:list-item>
          <text:p text:style-name="P725">Zataženo</text:p>
        </text:list-item>
        <text:list-item>
          <text:p text:style-name="P725">Zataženo, občas prší nebo mrholí</text:p>
        </text:list-item>
        <text:list-item>
          <text:p text:style-name="P725">Bouřka, <text:span text:style-name="T2116">vichr,</text:span> slejvák</text:p>
        </text:list-item>
      </text:list>
      <text:h text:style-name="Heading_20_3" text:outline-level="3">Na cestě <text:span text:style-name="T2090">(k10)</text:span>:</text:h>
      <text:list xml:id="list1280877328" text:style-name="L20">
        <text:list-item>
          <text:p text:style-name="P738">👣<text:span text:style-name="T520"> </text:span><text:span text:style-name="T1588">Čerstvé</text:span><text:span text:style-name="T549"> </text:span><text:span text:style-name="T2086">s</text:span>topy <text:span text:style-name="T1587">po přepadení </text:span><text:span text:style-name="T1588">(viz </text:span><text:span text:style-name="T1591">možnost</text:span><text:span text:style-name="T1588"> 2).</text:span></text:p>
        </text:list-item>
        <text:list-item>
          <text:p text:style-name="P739">👣 <text:span text:style-name="T2084">Den staré s</text:span>topy <text:span text:style-name="T1587">po přepadení: osm banditů číhalo v lese u cesty. Obestoupili vůz, vyložili z něj náklad a odnesli ho pak do lesa. Nikoho při tom nezranili.</text:span></text:p>
        </text:list-item>
      </text:list>
      <text:list xml:id="list1822539656" text:style-name="L21">
        <text:list-item>
          <text:p text:style-name="P743"><text:span text:style-name="T1587">S</text:span><text:span text:style-name="T1580">topy vedou do Zbojnického tábora.</text:span></text:p>
        </text:list-item>
      </text:list>
      <text:list xml:id="list224607741257169" text:continue-list="list1280877328" text:style-name="L20">
        <text:list-item>
          <text:p text:style-name="P739"><text:soft-page-break/><text:span text:style-name="T2085">Osm z</text:span>oufal<text:span text:style-name="T2085">ých</text:span> havíř<text:span text:style-name="T2085">ů</text:span> <text:span text:style-name="T1588">číhá na</text:span> cestovatele <text:span text:style-name="T1962">(viz Zbojnický tábor)</text:span>.</text:p>
          <text:p text:style-name="P624">Havíř</text:p>
          <text:p text:style-name="P531"><text:span text:style-name="T2">F</text:span><text:span text:style-name="T3">yzička </text:span><text:span text:style-name="T41">3</text:span><text:span text:style-name="T3">, Finesa </text:span><text:span text:style-name="T41">2</text:span><text:span text:style-name="T3">, Duše </text:span><text:span text:style-name="T40">1</text:span><text:span text:style-name="T1160">, </text:span><text:span text:style-name="T1161">Ž</text:span><text:span text:style-name="T1158">ivot</text:span><text:span text:style-name="T1161">y </text:span><text:span text:style-name="T1197">9</text:span></text:p>
          <text:p text:style-name="P531"><text:span text:style-name="T817">⚔ </text:span><text:span text:style-name="T282">K</text:span><text:span text:style-name="T281">rumpáč:</text:span><text:span text:style-name="T1965"> <text:s/>3 + k6, zranění 2</text:span></text:p>
          <text:p text:style-name="P531"><text:span text:style-name="T817">⚔ </text:span><text:span text:style-name="T282">Motyka</text:span><text:span text:style-name="T281">:</text:span><text:span text:style-name="T373"> <text:s/>3 + k6, zranění 2</text:span></text:p>
        </text:list-item>
      </text:list>
      <text:list xml:id="list3769993880" text:style-name="L22">
        <text:list-item>
          <text:p text:style-name="P744">Při prvních ztrátách se pokusí utéct nebo vzdát.</text:p>
        </text:list-item>
      </text:list>
      <text:list xml:id="list224608999940818" text:continue-list="list224607741257169" text:style-name="L20">
        <text:list-item>
          <text:p text:style-name="P745"><text:span text:style-name="T1969">Čtyři sarkoni</text:span> zabrali most a vybírají mýto. <text:span text:style-name="T1970">Jeden z nich má na hlavě slaměný klobouk. Všichni mají těžké dvojruční palice. Tři mají u pasu dýku, čtvrtý chopeš (cizokrajný meč trochu podobný srpu).</text:span></text:p>
        </text:list-item>
      </text:list>
      <text:list xml:id="list1375801095" text:style-name="L23">
        <text:list-item>
          <text:p text:style-name="P746">Chtějí buď něco opravdu hezkého nebo jídlo; nejlépe koně či některého z členů výpravy. Jsou hloupí a vztahovační. <text:span text:style-name="T2088">Nemají také vyjasněno, kdo z nich je vůdce – může se stát, že se kvůli tomu poperou mezi sebou.</text:span></text:p>
        </text:list-item>
      </text:list>
      <text:list xml:id="list224609046902722" text:continue-list="list224608999940818" text:style-name="L20">
        <text:list-header>
          <text:p text:style-name="P656">Sarkon bojovník</text:p>
          <text:p text:style-name="P531"><text:span text:style-name="T2">F</text:span><text:span text:style-name="T3">yzička </text:span><text:span text:style-name="T42">5</text:span><text:span text:style-name="T3">, Finesa </text:span><text:span text:style-name="T42">3</text:span><text:span text:style-name="T3">, Duše </text:span><text:span text:style-name="T42">2</text:span><text:span text:style-name="T1160">, </text:span><text:span text:style-name="T1161">Ž</text:span><text:span text:style-name="T1158">ivot</text:span><text:span text:style-name="T1161">y </text:span><text:span text:style-name="T34">1</text:span><text:span text:style-name="T42">2</text:span></text:p>
          <text:p text:style-name="P469"><text:span text:style-name="T1093">Zbroj:</text:span><text:span text:style-name="T1163"> </text:span><text:span text:style-name="T1198">2 (těžká zbroj)</text:span></text:p>
          <text:p text:style-name="P532"><text:span text:style-name="T817">⚔<text:tab/></text:span><text:span text:style-name="T1108">Dvojruční palice</text:span><text:span text:style-name="T10">:</text:span><text:span text:style-name="T34"> </text:span><text:span text:style-name="T42">5 + k6, zranění 3</text:span></text:p>
          <text:p text:style-name="P528"><text:span text:style-name="T817">⚔<text:tab/></text:span><text:span text:style-name="T1108">Tesák</text:span><text:span text:style-name="T10">:</text:span><text:span text:style-name="T34"> </text:span><text:span text:style-name="T42">5 + k6, zranění 1</text:span></text:p>
          <text:p text:style-name="P529"><text:span text:style-name="T817">⚔<text:tab/></text:span><text:span text:style-name="T1109">Chopeš</text:span><text:span text:style-name="T10">:</text:span><text:span text:style-name="T34"> </text:span><text:span text:style-name="T42">5 + k6, zranění 1</text:span></text:p>
          <text:p text:style-name="P748"><text:span text:style-name="T43">U sebe mají:</text:span><text:span text:style-name="T1"> </text:span><text:span text:style-name="T9">skřetí dryák</text:span><text:span text:style-name="T1">, </text:span><text:span text:style-name="T9">hojiv</text:span><text:span text:style-name="T12">ou</text:span><text:span text:style-name="T9"> mast </text:span><text:span text:style-name="T17">(•)</text:span><text:span text:style-name="T1">,</text:span><text:span text:style-name="T45"> </text:span><text:span text:style-name="T47">sošku draka ze slonoviny (prodej: 10 zl), </text:span><text:span text:style-name="T49">velký achát (</text:span><text:span text:style-name="T60">prodej 1 zl</text:span><text:span text:style-name="T49">)</text:span><text:span text:style-name="T47">.</text:span></text:p>
          <text:p text:style-name="P749"><text:soft-page-break/><text:span text:style-name="T44">V úkrytu pod mostem je:</text:span><text:span text:style-name="T47"> p</text:span><text:span text:style-name="T46">rázdný soudek od piva, </text:span><text:span text:style-name="T48">loutna.</text:span></text:p>
        </text:list-header>
      </text:list>
      <text:h text:style-name="Heading_20_3" text:outline-level="3"><text:span text:style-name="T1968">Mimo cestu (k20)</text:span>:</text:h>
      <text:list xml:id="list947048573" text:style-name="L24">
        <text:list-item>
          <text:p text:style-name="P753">👣<text:span text:style-name="T520"> </text:span><text:span text:style-name="T231">Čerstvé stopy </text:span><text:span text:style-name="T1589">š</text:span><text:span text:style-name="T1590">esti goblinů (viz možnost 3)</text:span><text:span text:style-name="T231">.</text:span></text:p>
        </text:list-item>
        <text:list-item>
          <text:p text:style-name="P753"><text:span text:style-name="T231">👣</text:span><text:span text:style-name="T550"> </text:span><text:span text:style-name="T1589">D</text:span><text:span text:style-name="T1590">en staré</text:span><text:span text:style-name="T231"> stopy </text:span><text:span text:style-name="T1589">š</text:span><text:span text:style-name="T1590">esti goblinů (viz možnost 3)</text:span><text:span text:style-name="T1589">.</text:span></text:p>
        </text:list-item>
        <text:list-item>
          <text:p text:style-name="P754"><text:span text:style-name="T1964">6 goblinů</text:span> na lovu. Přesouvají se z hor k <text:span text:style-name="T1592">Trosské pláni</text:span>, kde budou krást dobytek a unášet rolníky.</text:p>
        </text:list-item>
      </text:list>
      <text:list xml:id="list224609337227601" text:continue-list="list224609046902722" text:style-name="L20">
        <text:list-header>
          <text:p text:style-name="P657">Goblin lovec</text:p>
          <text:p text:style-name="P755"><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457"><text:span text:style-name="T817">⚔ </text:span><text:span text:style-name="T902">Krátký luk</text:span><text:span text:style-name="T896">:</text:span><text:span text:style-name="T827"> </text:span><text:span text:style-name="T834">3</text:span><text:span text:style-name="T833"> + k6, zranění </text:span><text:span text:style-name="T834">1</text:span></text:p>
          <text:p text:style-name="P497"><text:span text:style-name="T902">D</text:span><text:span text:style-name="T896">ostřel:</text:span><text:span text:style-name="T827"> střední</text:span></text:p>
          <text:p text:style-name="P497"><text:span text:style-name="T1027">J</text:span><text:span text:style-name="T1028">ed</text:span><text:span text:style-name="T903"> </text:span><text:span text:style-name="T904">z černé ropuchy:</text:span><text:span text:style-name="T835"> </text:span><text:span text:style-name="T836">6</text:span><text:span text:style-name="T837"> </text:span><text:span text:style-name="T838">+ k6 </text:span><text:span text:style-name="T839">proti Fyzičce</text:span></text:p>
          <text:p text:style-name="P505"><text:span text:style-name="T1528">L</text:span><text:span text:style-name="T1529">atence:</text:span><text:span text:style-name="T1442"> </text:span><text:span text:style-name="T1460">10</text:span><text:span text:style-name="T1442"> m</text:span><text:span text:style-name="T1444">inut</text:span></text:p>
          <text:p text:style-name="P505"><text:span text:style-name="T905">P</text:span><text:span text:style-name="T906">říznaky:</text:span><text:span text:style-name="T840"> </text:span><text:span text:style-name="T841">L</text:span><text:span text:style-name="T842">apání po dechu</text:span><text:span text:style-name="T843">, </text:span><text:span text:style-name="T844">zvracení, křeče. </text:span><text:span text:style-name="T845">Následují halucinace, hučení v uších, bolesti hlavy a závratě. </text:span><text:span text:style-name="T846">Smrt nastává v důsledku zástavy srdce.</text:span></text:p>
          <text:p text:style-name="P533"><text:span text:style-name="T817">⚔ </text:span><text:span text:style-name="T908">Kostěný n</text:span><text:span text:style-name="T900">ůž</text:span><text:span text:style-name="T901">:</text:span><text:span text:style-name="T833"> </text:span><text:span text:style-name="T834">3</text:span><text:span text:style-name="T833"> + k6, zranění </text:span><text:span text:style-name="T834">0</text:span></text:p>
          <text:p text:style-name="P757"><text:span text:style-name="T849">Kromě nožů a luků u</text:span><text:span text:style-name="T834"> sebe mají: </text:span><text:span text:style-name="T909">brašny s tvrdými plackami a sušeným masem, měchy s vodou.</text:span></text:p>
        </text:list-header>
        <text:list-item>
          <text:p text:style-name="P740">Zvídavá lesní víla nedokáže pochopit lidskou morálku. Zná jen přežití silnějšího. Chce dobrodruhy následovat, aby se o lidech něco naučila. Umí <text:span text:style-name="T2036">létat a kdykoliv se může zneviditelnit</text:span>.</text:p>
          <text:p text:style-name="P756"><text:span text:style-name="T2">F</text:span><text:span text:style-name="T3">yzička </text:span><text:span text:style-name="T61">1</text:span><text:span text:style-name="T3">, Finesa </text:span><text:span text:style-name="T61">4</text:span><text:span text:style-name="T3">, Duše </text:span><text:span text:style-name="T61">3</text:span><text:span text:style-name="T1160">, </text:span><text:span text:style-name="T1161">Ž</text:span><text:span text:style-name="T1158">ivot</text:span><text:span text:style-name="T1161">y </text:span><text:span text:style-name="T1237">5</text:span></text:p>
          <text:p text:style-name="P759"><text:soft-page-break/><text:span text:style-name="T1090">Vzhled:</text:span><text:span text:style-name="T1157"> Částečně průsvitná víla s motýlími křídly. Člověku je sotva po pás.</text:span></text:p>
        </text:list-item>
        <text:list-item>
          <text:p text:style-name="P741">👣<text:span text:style-name="T520"> </text:span><text:span text:style-name="T231">Čerstvé stopy dvounohého tvora s kopyty (satyr).</text:span></text:p>
        </text:list-item>
        <text:list-item>
          <text:p text:style-name="P741"><text:span text:style-name="T231">👣</text:span><text:span text:style-name="T550"> </text:span><text:span text:style-name="T1589">Den staré</text:span><text:span text:style-name="T231"> stopy dvounohého tvora s kopyty (satyr).</text:span></text:p>
        </text:list-item>
        <text:list-item>
          <text:p text:style-name="P740">Satyr <text:span text:style-name="T2036">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6">(vidění ve tmě, skvělý sluch)</text:span>.</text:p>
          <text:p text:style-name="P756"><text:span text:style-name="T2">F</text:span><text:span text:style-name="T3">yzička </text:span><text:span text:style-name="T61">5</text:span><text:span text:style-name="T3">, Finesa </text:span><text:span text:style-name="T61">2</text:span><text:span text:style-name="T3">, Duše </text:span><text:span text:style-name="T61">3</text:span><text:span text:style-name="T1160">, </text:span><text:span text:style-name="T1161">Ž</text:span><text:span text:style-name="T1158">ivot</text:span><text:span text:style-name="T1161">y </text:span><text:span text:style-name="T1232">12</text:span></text:p>
          <text:p text:style-name="P760"><text:span text:style-name="T1090">Velikost:</text:span><text:span text:style-name="T1157"> jako kroll</text:span></text:p>
        </text:list-item>
        <text:list-item>
          <text:p text:style-name="P740">Skupina <text:span text:style-name="T2030">osmi</text:span> mladých dobrodruhů má v kleci dryádu. Žádají o pomoc s doprovodem do Trossu, o výdělek <text:span text:style-name="T2030">(20 zl)</text:span> se rozdělí. Pokud hráči dryádu neosvobodí, v noci <text:span text:style-name="T2034">pro ni</text:span> přijdou <text:span text:style-name="T2031">tři</text:span> oživlé stromy.</text:p>
        </text:list-item>
      </text:list>
      <text:list xml:id="list3996433842" text:style-name="L25">
        <text:list-item>
          <text:p text:style-name="P762">Jsou to „dobrodruzi“, nemají povolání jako postavy.</text:p>
          <text:p text:style-name="P763">Vede je barbar Glaf – svalnatej, polonahej, s dvojručním mečem. Natírá se olejem, aby se mu svaly víc rýsovaly.</text:p>
          <text:p text:style-name="P763"><text:span text:style-name="T2035">Lepí se na něj</text:span> tři dívky: Elfka Niala (dlouhý luk a dýka), ošklivá ale silná barbarka Dura (lehká zbroj, dvojruční sekera) a člověčice Tekla (těžká zbroj, meč a štít).</text:p>
          <text:p text:style-name="P763">Zbytek party: trpaslík Bumla (těžké zbroj, kladivo), hobit Štístko (lehká zbroj, kuše, dýka), elf Dlouhán (stopař, dlouhý luk, tesák).</text:p>
          <text:p text:style-name="P638"><text:soft-page-break/><text:span text:style-name="T2">D</text:span><text:span text:style-name="T1">ryáda</text:span></text:p>
          <text:p text:style-name="P761"><text:span text:style-name="T2">F</text:span><text:span text:style-name="T3">yzička </text:span><text:span text:style-name="T62">2</text:span><text:span text:style-name="T3">, Finesa </text:span><text:span text:style-name="T62">4</text:span><text:span text:style-name="T3">, Duše </text:span><text:span text:style-name="T62">5</text:span><text:span text:style-name="T1160">, </text:span><text:span text:style-name="T1161">Ž</text:span><text:span text:style-name="T1158">ivot</text:span><text:span text:style-name="T1161">y </text:span><text:span text:style-name="T34">18</text:span></text:p>
          <text:p text:style-name="P471"><text:span text:style-name="T1093">Rychlost:</text:span><text:span text:style-name="T1163"> </text:span><text:span text:style-name="T1233">jako člověk<text:line-break/></text:span><text:span text:style-name="T1094">Smysly:</text:span><text:span text:style-name="T1166"> </text:span><text:span text:style-name="T1233">jako elf</text:span></text:p>
          <text:p text:style-name="P537"><text:span text:style-name="T1114">Vzhled:</text:span><text:span text:style-name="T1233"> Dívka s kůrou místo kůže a listím místo vlasů.</text:span></text:p>
          <text:p text:style-name="P658"><text:span text:style-name="T1319">Splynutí se stromem:</text:span><text:span text:style-name="T1233">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38"><text:span text:style-name="T2">O</text:span><text:span text:style-name="T1">živlý strom</text:span></text:p>
          <text:p text:style-name="P761"><text:span text:style-name="T2">F</text:span><text:span text:style-name="T3">yzička 8, Finesa </text:span><text:span text:style-name="T63">1</text:span><text:span text:style-name="T3">, Duše </text:span><text:span text:style-name="T63">7</text:span><text:span text:style-name="T1160">, </text:span><text:span text:style-name="T1161">Ž</text:span><text:span text:style-name="T1158">ivot</text:span><text:span text:style-name="T1161">y </text:span><text:span text:style-name="T1235">20</text:span></text:p>
          <text:p text:style-name="P471"><text:span text:style-name="T1093">Zbroj:</text:span><text:span text:style-name="T1163"> </text:span><text:span text:style-name="T1236">proti </text:span><text:span text:style-name="T2033">bodu</text:span><text:span text:style-name="T1236"> a </text:span><text:span text:style-name="T1029">dr</text:span><text:span text:style-name="T1030">cení</text:span><text:span text:style-name="T1236"> 3, </text:span><text:span text:style-name="T1235">jinak 0</text:span></text:p>
          <text:p text:style-name="P471"><text:span text:style-name="T1093">Rychlost:</text:span><text:span text:style-name="T1163"> </text:span><text:span text:style-name="T1235">jako chůze</text:span></text:p>
          <text:p text:style-name="P471"><text:span text:style-name="T1094">Smysly:</text:span><text:span text:style-name="T1166"> </text:span><text:span text:style-name="T1235">žádné nemá, vnímá skrze hmyz, ptáky a jiné drobné tvory v okolí</text:span></text:p>
          <text:p text:style-name="P537"><text:span text:style-name="T817">⚔<text:tab/></text:span><text:span text:style-name="T1115">Větve, </text:span><text:span text:style-name="T1116">kořeny</text:span><text:span text:style-name="T10">:</text:span><text:span text:style-name="T34"> </text:span><text:span text:style-name="T64">8 + k6, zranění 4</text:span></text:p>
          <text:p text:style-name="P537"><text:span text:style-name="T270">Vzhled:</text:span> <text:span text:style-name="T2032">Vykořenělý kráčející strom.</text:span></text:p>
          <text:p text:style-name="P537"><text:span text:style-name="T1114">Boj:</text:span><text:span text:style-name="T1233"> </text:span><text:span text:style-name="T1234">Oživlý strom se ohání větvemi a může také postavu zamotat do kořenů a uškrtit nebo rozdrtit. Má obrovskou sílu – neboj se popisovat, jak postavy odhazuje několik metrů daleko.</text:span></text:p>
        </text:list-item>
      </text:list>
      <text:list xml:id="list224607816106194" text:continue-list="list224609337227601" text:style-name="L20">
        <text:list-item>
          <text:p text:style-name="P764"><text:span text:style-name="T231"><text:s/>👣</text:span><text:span text:style-name="T550"> </text:span>Čerstvé stopy <text:span text:style-name="T2087">divočáka</text:span> (viz 1<text:span text:style-name="T2087">1</text:span>)</text:p>
        </text:list-item>
        <text:list-item>
          <text:p text:style-name="P740"><text:soft-page-break/>Zuřivý divočák.</text:p>
          <text:p text:style-name="P737">Fyzička 3, Finesa 1, Duše -, Životy 9</text:p>
          <text:p text:style-name="P737">⚔ <text:span text:style-name="T270">Kly:</text:span> 3 + k6, zranění 1</text:p>
        </text:list-item>
        <text:list-item>
          <text:p text:style-name="P764"><text:span text:style-name="T231"><text:s/>👣</text:span><text:span text:style-name="T550"> </text:span>Čerstvé zlobří stopy. <text:span text:style-name="T2089">Vedou k jeskyni na dně skalní rokle</text:span> (viz 1<text:span text:style-name="T2087">3</text:span>)</text:p>
        </text:list-item>
        <text:list-item>
          <text:p text:style-name="P765"><text:s/>V jeskyni na dně skalní rokle žije zlobr.</text:p>
          <text:p text:style-name="P742"><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5</text:span></text:p>
          <text:p text:style-name="P470"><text:span text:style-name="T1093">Zbroj:</text:span><text:span text:style-name="T1163"> </text:span><text:span text:style-name="T1238">2 (silná kůže)</text:span></text:p>
          <text:p text:style-name="P470"><text:span text:style-name="T1093">Rychlost:</text:span><text:span text:style-name="T1163"> </text:span><text:span text:style-name="T1238">jako </text:span><text:span text:style-name="T1239">chůze</text:span></text:p>
          <text:p text:style-name="P470"><text:span text:style-name="T1094">Smysly:</text:span><text:span text:style-name="T1166"> </text:span><text:span text:style-name="T1240">slabý zrak, skvělý čich a sluch</text:span></text:p>
          <text:p text:style-name="P534"><text:span text:style-name="T817">⚔<text:tab/></text:span><text:span text:style-name="T1117">Drápy</text:span><text:span text:style-name="T10">:</text:span><text:span text:style-name="T34"> </text:span><text:span text:style-name="T66">6 + k6, zranění </text:span><text:span text:style-name="T67">2</text:span></text:p>
          <text:p text:style-name="P534"><text:span text:style-name="T817">⚔<text:tab/></text:span><text:span text:style-name="T1117">Důlní kladivo</text:span><text:span text:style-name="T10">:</text:span><text:span text:style-name="T34"> </text:span><text:span text:style-name="T66">6 + k6, zranění </text:span><text:span text:style-name="T67">4</text:span></text:p>
          <text:p text:style-name="P534"><text:span text:style-name="T293">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p text:style-name="P535"><text:span text:style-name="T270">Vzhled:</text:span> <text:span text:style-name="T2037">Tři metry vysoký zavalitý humanoid s hnědou kůží, kulatou hlavou bez nosu a silnými drápy.</text:span></text:p>
          <text:p text:style-name="P538"><text:span text:style-name="T270">Schopnosti: </text:span><text:span text:style-name="T380">J</text:span><text:span text:style-name="T348">eskynní zlobr regeneruje všechna zranění kromě těch způsobených </text:span><text:span text:style-name="T1031">ohněm</text:span><text:span text:style-name="T348"> nebo </text:span><text:span text:style-name="T2038">žíravinou</text:span><text:span text:style-name="T348"> rychlostí 1 život za kolo.</text:span></text:p>
          <text:p text:style-name="P535"><text:span text:style-name="T1535">S</text:span><text:span text:style-name="T1521">labiny:</text:span><text:span text:style-name="T1393"> </text:span><text:span text:style-name="T1465">Pokud na jeskynního zlobra dopadne přímé sluneční světlo, natrvalo zkamení.</text:span></text:p>
          <text:p text:style-name="P737"><text:span text:style-name="T270">Suroviny:</text:span> <text:span text:style-name="T1466">Z krve jeskynního zlobra může alchymista vytěžit 7 magů nebo vyrobit </text:span><text:span text:style-name="T1536">lektvar regenerace</text:span><text:span text:style-name="T1466"> (prodej 60 zl).</text:span></text:p>
        </text:list-item>
        <text:list-item>
          <text:p text:style-name="P766"><text:soft-page-break/>Pytlácká past. Proradný pytlák není daleko.</text:p>
        </text:list-item>
        <text:list-item>
          <text:p text:style-name="P767">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40" text:outline-level="3">Počasí <text:span text:style-name="T2110">(k6)</text:span></text:h>
      <text:list xml:id="list2334287033" text:style-name="L26">
        <text:list-item>
          <text:p text:style-name="P713">Jasno</text:p>
        </text:list-item>
        <text:list-item>
          <text:p text:style-name="P726">Polojasno</text:p>
        </text:list-item>
        <text:list-item>
          <text:p text:style-name="P771">Polojasno, silný vítr</text:p>
        </text:list-item>
        <text:list-item>
          <text:p text:style-name="P726">Zataženo</text:p>
        </text:list-item>
        <text:list-item>
          <text:p text:style-name="P726">Zataženo, občas prší nebo mrholí</text:p>
        </text:list-item>
        <text:list-item>
          <text:p text:style-name="P726">Bouřka, <text:span text:style-name="T2116">vichr,</text:span> slejvák</text:p>
        </text:list-item>
      </text:list>
      <text:h text:style-name="Heading_20_3" text:outline-level="3">Na cestě <text:span text:style-name="T2090">(k6)</text:span>:</text:h>
      <text:list xml:id="list2275633105" text:style-name="L27">
        <text:list-item>
          <text:p text:style-name="P772">Veselý kašpar s naditým měšcem <text:span text:style-name="T1834">(40 st)</text:span> vyzývá ke hře v kostk<text:span text:style-name="T1815">y</text:span>. K sebeobraně má jedem potřenou dýku.</text:p>
          <text:p text:style-name="P772">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59">Bodování:</text:p>
        </text:list-item>
      </text:list>
      <text:list xml:id="list1906155369" text:style-name="L28">
        <text:list-item>
          <text:list>
            <text:list-item>
              <text:p text:style-name="P773">jednička = 1 b</text:p>
            </text:list-item>
            <text:list-item>
              <text:p text:style-name="P773">pětka = <text:s/>5 b</text:p>
            </text:list-item>
            <text:list-item>
              <text:p text:style-name="P773">3x stejné číslo = 3x hodnota</text:p>
            </text:list-item>
            <text:list-item>
              <text:p text:style-name="P773">3x dvojice = 10 b</text:p>
            </text:list-item>
            <text:list-item>
              <text:p text:style-name="P773">postupka = 20 b</text:p>
            </text:list-item>
            <text:list-item>
              <text:p text:style-name="P773">6x stejné číslo = 50b</text:p>
            </text:list-item>
          </text:list>
        </text:list-item>
      </text:list>
      <text:list xml:id="list224608682098889" text:continue-list="list2275633105" text:style-name="L27">
        <text:list-item>
          <text:p text:style-name="P772">Bohémští trpasličí žoldnéři se s vámi za pár měďáků podělí o pytlácký úlovek a poslední pivo. Jsou velmi přátelští a chtějí se nechat najmout <text:span text:style-name="T1898">(celá kumpanie za 6 zl na týden)</text:span>. <text:span text:style-name="T1834">Všichni mají těžké zbroje.</text:span></text:p>
          <text:p text:style-name="P774">Magráta – velitel, dvojruční sekera</text:p>
          <text:p text:style-name="P774">Difi – sekera a štít</text:p>
          <text:p text:style-name="P774">Dofi – sekera a štít</text:p>
          <text:p text:style-name="P774">Humli – kuše, tesák</text:p>
          <text:p text:style-name="P774">Dumli – kuše, tesák</text:p>
          <text:p text:style-name="P774">Bejkal – dlouhé kopí</text:p>
        </text:list-item>
        <text:list-item>
          <text:p text:style-name="P772"><text:soft-page-break/><text:span text:style-name="T1835">Vorokův velekněz</text:span> Mankar zpitý do němoty ve škarpě. Pokud ho vzbudíte, začne vás brát jako součást svého stáda a zařídí vám různá privilegia a finanční odměnu <text:span text:style-name="T1839">(10 zl)</text:span>. Pokud se mu ovšem zprotivíte a bude si myslet, že by jste ho mohli pošpinit, tak vás nechá odstranit.</text:p>
        </text:list-item>
        <text:list-item>
          <text:p text:style-name="P772">Poutníci na cestě ke Kastaroku, rozpadlé pevnosti <text:span text:style-name="T1838">Vorok</text:span>ochových <text:span text:style-name="T1840">paladinů</text:span>.</text:p>
          <text:p text:style-name="P775">Vede je prošedivělý trpaslík Bernold, který sem vodí poutníky už spoustu let. Vyzná se v geografii Trosského údolí (může něco říct o všech lokacích), nemá ale aktuální informace (a naopak se na ně rád vyptá).</text:p>
          <text:list>
            <text:list-header>
              <text:p text:style-name="P660">„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90">(k10)</text:span>:</text:h>
      <text:list xml:id="list47010435" text:style-name="L29">
        <text:list-item>
          <text:p text:style-name="P776">Bohatá pole jsou plná pracujících rolníků, přesto nikdo nezasahuje, když statkář obtěžuje dívku v potrhaných šatech.</text:p>
        </text:list-item>
        <text:list-item>
          <text:p text:style-name="P776">Za kamen<text:span text:style-name="T1833">n</text:span>ou zídkou půvabného sadu probíhají jablečné slavnosti. Mošt, medovina, štrůdl, špaldové placky, různé hry a soutěže, které se dají odehrát i mezi hráči - zpěv, zadržení dechu etc.</text:p>
        </text:list-item>
        <text:list-item>
          <text:p text:style-name="P777"><text:span text:style-name="T231">👣</text:span><text:span text:style-name="T550"> </text:span><text:span text:style-name="T232">Čerstvé stopy jednotky jízdy.</text:span></text:p>
        </text:list-item>
        <text:list-item>
          <text:p text:style-name="P777"><text:span text:style-name="T231">👣</text:span><text:span text:style-name="T550"> </text:span><text:span text:style-name="T1593">Den staré</text:span><text:span text:style-name="T232"> stopy jednotky jízdy.</text:span></text:p>
        </text:list-item>
        <text:list-item>
          <text:p text:style-name="P776"><text:soft-page-break/>Nově vybavená jednotka jízdy vybírá speciální daň od nejbohatších statkářů, aby kompenzovala ztrátu stříbrného dolu.</text:p>
        </text:list-item>
        <text:list-item>
          <text:p text:style-name="P776">Strašidelný mlýn. V noci se tam zjevují duchové dětí. Vypadají děsivě, ale chtějí si jen hrát. Ve sklepě je schované dědictví <text:span text:style-name="T1837">(10 pytlů mouky po 1 zl každý, truhlice se 76 st)</text:span> a celá rodina s rozřezanými zápěstími.</text:p>
          <text:p text:style-name="P778"><text:span text:style-name="T2269">Mlýn je větrný - l</text:span><text:span text:style-name="T2266">opatky se točí, výplň je</text:span><text:span text:style-name="T555"> ale </text:span><text:span text:style-name="T2266">potrhaná. </text:span><text:span text:style-name="T2269">J</text:span><text:span text:style-name="T2268">e </text:span><text:span text:style-name="T2269">kamenný </text:span><text:span text:style-name="T2268">dvoupatrový, v horním patře se </text:span><text:span text:style-name="T2269">do něj</text:span><text:span text:style-name="T2268"> sype zrní, v dolním se odebírá namletá mouka. </text:span><text:span text:style-name="T2269">Vchod je skrz přilehlou obytnou budovu.</text:span><text:span text:style-name="T2266"> </text:span><text:span text:style-name="T2267">Nedaleko </text:span><text:span text:style-name="T1635">teče</text:span><text:span text:style-name="T2267"> potok.</text:span></text:p>
          <text:p text:style-name="P661">Okolí mlýna:</text:p>
          <text:p text:style-name="P781">Prázdný vůz</text:p>
          <text:p text:style-name="P782"><text:span text:style-name="T406">Chlév </text:span><text:span text:style-name="T551">&gt;</text:span><text:span text:style-name="T520"> </text:span><text:span text:style-name="T236">Vrata jsou vyvrácená zevnitř, stání pro dva voly jsou prázdná (voli vyvrátili vrata a utekli).</text:span></text:p>
          <text:p text:style-name="P782"><text:span text:style-name="T406">Kůlna </text:span><text:span text:style-name="T551">&gt;</text:span><text:span text:style-name="T520"> </text:span><text:span text:style-name="T554">D</text:span><text:span text:style-name="T235">řez </text:span><text:span text:style-name="T236">a kýbl na ranní hygienu</text:span><text:span text:style-name="T235">, </text:span><text:span text:style-name="T236">nářadí (pila, sekera, lopata, </text:span><text:span text:style-name="T237">kleště, kladivo, hřebíky</text:span><text:span text:style-name="T236">), </text:span><text:span text:style-name="T238">stavební dřevo</text:span><text:span text:style-name="T236">.</text:span></text:p>
          <text:p text:style-name="P783"><text:span text:style-name="T147">O</text:span><text:span text:style-name="T145">bytná budova </text:span><text:span text:style-name="T551">&gt;</text:span><text:span text:style-name="T153"> Dveře i okenice jsou zavřené (a zajištěné zevnitř západkou).</text:span><text:span text:style-name="T132"> </text:span><text:span text:style-name="T520">Za dve</text:span><text:span text:style-name="T132">řmi je </text:span><text:span text:style-name="T239">ch</text:span><text:span text:style-name="T132">odba. </text:span><text:span text:style-name="T239">Z ní</text:span><text:span text:style-name="T132"> dveře doprava vedou do </text:span><text:span text:style-name="T241">světnice</text:span><text:span text:style-name="T132">, </text:span><text:span text:style-name="T239">dveře </text:span><text:span text:style-name="T132">doleva do </text:span><text:span text:style-name="T241">skladiště</text:span><text:span text:style-name="T239">, schody dolů do </text:span><text:span text:style-name="T242">sklepa</text:span><text:span text:style-name="T239">, schody nahoru do horního patra mlýnu a dveře rovně do spodního patra mlýnu.<text:tab/></text:span></text:p>
          <text:list>
            <text:list-header>
              <text:p text:style-name="P783"><text:span text:style-name="T242">Skladiště</text:span><text:span text:style-name="T239"> </text:span><text:span text:style-name="T556">&gt; </text:span><text:span text:style-name="T239">jeden poloprázdný pytel se zrním, pět prázdných</text:span></text:p>
              <text:p text:style-name="P784"><text:soft-page-break/><text:span text:style-name="T241">Světnice</text:span><text:span text:style-name="T132"> </text:span><text:span text:style-name="T520">&gt; </text:span><text:span text:style-name="T557">Man</text:span><text:span text:style-name="T240">želská postel, dvě dětské postele, kolébka, kamna, stůl s lavicí, dvě židle. Kamna jsou vyhaslá, </text:span><text:span text:style-name="T245">na stole jsou zkažené zbytky jídla.</text:span></text:p>
              <text:p text:style-name="P785"><text:span text:style-name="T245">V </text:span><text:span text:style-name="T132">noci se zde zjevují duchové dvou šestiletých dětí: Marika a Honzík, neustále se hádají a pošťuchují.</text:span></text:p>
              <text:p text:style-name="P779"><text:span text:style-name="T243">S</text:span><text:span text:style-name="T244">kep</text:span><text:span text:style-name="T247"> </text:span><text:span text:style-name="T558">&gt; Dve</text:span><text:span text:style-name="T247">ře do sklepa jsou zevnitř zatarasené hromadou pytlů s moukou </text:span><text:span text:style-name="T246">(</text:span><text:span text:style-name="T247">celkem </text:span><text:span text:style-name="T246">10 pytlů, po 1 zl každý</text:span><text:span text:style-name="T247">). Uvnitř jsou regály s trvanlivým jídlem (salámy, uzená šunka, zavařeniny, kompoty), okovaná</text:span><text:span text:style-name="T246"> truhlice </text:span><text:span text:style-name="T247">(uvnitř je </text:span><text:span text:style-name="T246">76 st)</text:span><text:span text:style-name="T247"> a celá rodina s rozřezanými zápěstími (mlynář, jeho žena, syn a dcera kolem 6 let, </text:span><text:span text:style-name="T1637">batole (</text:span><text:span text:style-name="T247">syn)).</text:span></text:p>
            </text:list-header>
          </text:list>
          <text:p text:style-name="P780"><text:span text:style-name="T236">T</text:span><text:span text:style-name="T240">ODO: Proč se </text:span><text:span text:style-name="T1636">mlynářova</text:span><text:span text:style-name="T240"> rodina podřezala?</text:span></text:p>
        </text:list-item>
        <text:list-item>
          <text:p text:style-name="P786">Nebe je temné a křižované blesky. Kolmý déšť neustává po celý den. Rolníci dnes nevylézají, aby je neodnesla wyverna. Nikdo ji neloví, věří, že přináší dobrou úrodu.</text:p>
          <text:list>
            <text:list-header>
              <text:p text:style-name="P540"><text:span text:style-name="T828">Fyzička </text:span><text:span text:style-name="T829">6</text:span><text:span text:style-name="T828">, Finesa 4, Duše </text:span><text:span text:style-name="T829">5</text:span><text:span text:style-name="T828">, Životy 1</text:span><text:span text:style-name="T829">6</text:span></text:p>
              <text:p text:style-name="P472"><text:span text:style-name="T1100">Zbroj</text:span><text:span text:style-name="T1174">: 2 (silná kůže)</text:span><text:span text:style-name="T1093"><text:line-break/>Rychlost:</text:span><text:span text:style-name="T1163"> </text:span><text:span text:style-name="T1174">na zemi jako člověk, létá rychleji než bě</text:span><text:span text:style-name="T1185">há</text:span><text:span text:style-name="T1174"> kůň</text:span></text:p>
              <text:p text:style-name="P472"><text:span text:style-name="T1094">Smysly:</text:span><text:span text:style-name="T1166"> </text:span><text:span text:style-name="T1174">skvělý zrak, čich a sluch</text:span></text:p>
              <text:p text:style-name="P540"><text:span text:style-name="T817">⚔ </text:span><text:span text:style-name="T1099">Zuby a spáry</text:span><text:span text:style-name="T1092">:</text:span><text:span text:style-name="T1158"> </text:span><text:span text:style-name="T1174">6</text:span><text:span text:style-name="T1159"> + k6, zranění </text:span><text:span text:style-name="T1174">3</text:span></text:p>
              <text:p text:style-name="P787"><text:span text:style-name="T1174">K</text:span><text:span text:style-name="T1157">ůže </text:span><text:span text:style-name="T1231">w</text:span><text:span text:style-name="T1157">y</text:span><text:span text:style-name="T1231">v</text:span><text:span text:style-name="T1157">erny se dá prodat za 10 zl.</text:span></text:p>
            </text:list-header>
          </text:list>
        </text:list-item>
        <text:list-item>
          <text:p text:style-name="P768">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8"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4">Nízká hradba, dřevěné domy. Obyvatelé <text:span text:style-name="T1947">jsou</text:span> pastevci, řemeslníci a dřevorubci. Občasné potíže s gobliny.</text:p>
      <text:p text:style-name="P359">Když sem postavy přijdou poprvé:</text:p>
      <text:list xml:id="list4152853426" text:style-name="L30">
        <text:list-item>
          <text:p text:style-name="P788">Nad městečkem se stahují mraky.</text:p>
        </text:list-item>
      </text:list>
      <text:p text:style-name="P359">Když tudy půjdou podruhé:</text:p>
      <text:list xml:id="list2770566599" text:style-name="L31">
        <text:list-item>
          <text:p text:style-name="P790">Nad městečkem jsou černá, bouřková mračna. Pravidelně se ozývá hrom a nebe křižují blesky. Zjevně se schyluje k pořádné bouři.</text:p>
          <text:list>
            <text:list-item>
              <text:p text:style-name="P791">Vesničané jsou shromážděni v největším domě, <text:span text:style-name="T1951">kde zasedá</text:span> rada starších <text:span text:style-name="T1975">(dva kmeti a tři báby)</text:span>. <text:span text:style-name="T1971">Mluv</text:span><text:span text:style-name="T215">í </text:span><text:span text:style-name="T540">se</text:span><text:span text:style-name="T215"> o tom, že čaroděj Marelok se určitě mstí za svou lásku.</text:span></text:p>
              <text:p text:style-name="P789"><text:span text:style-name="T215">„</text:span><text:span text:style-name="T216">Před časem</text:span><text:span text:style-name="T215">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41">Pak se s n</text:span><text:span text:style-name="T217">í </text:span><text:soft-page-break/><text:span text:style-name="T217">ale ošklivě pohádal</text:span><text:span text:style-name="T215">, její nápadník </text:span><text:span text:style-name="T217">Delrek</text:span><text:span text:style-name="T215"> a v návalu žárlivosti ji zabil. Medvěd, Liadin otec, ho při tom viděl a na místě ho uškrtil. Čaroděje jsme tu od té doby neviděli.“</text:span></text:p>
            </text:list-item>
            <text:list-item>
              <text:p text:style-name="P792">Navržené jsou dvě možnosti, <text:span text:style-name="T1971">co mohou obyvatelé Blosel udělat</text:span>: Pokusit se najít čarodějnou věž <text:span text:style-name="T1972">a kouzlo nějak přerušit</text:span> (viz příběh o čaroději Merelokovi v popisu rady starších) nebo město zcela opustit.</text:p>
            </text:list-item>
          </text:list>
        </text:list-item>
      </text:list>
      <text:p text:style-name="P359">Když tudy půjdou potřetí:</text:p>
      <text:list xml:id="list2127587117" text:style-name="L32">
        <text:list-item>
          <text:p text:style-name="P793">Městečko a jeho blízké okolí decimuje ničivá bouře. <text:span text:style-name="T1976">Obyvatelé se skrývají v okolním lese.</text:span></text:p>
        </text:list-item>
      </text:list>
      <text:p text:style-name="P166">Není tu žádná hospoda, ale chalupník Medvěd postavám nabídne nocleh. Jeho žena Liada je usměvavá, ale nemluvná. Na prachu chalupy leží velký ovčácký pes Drobek, nechává se překračovat.</text:p>
      <text:list xml:id="list422056683" text:style-name="L33">
        <text:list-item>
          <text:p text:style-name="P794">Jejich dceru Mialu zabil žárlivý mladík z vesnice poté, co mu dala košem a rozhodla se žít s čarodějem Marelokem. Medvěd s Liadou o tom nechtějí mluvit.</text:p>
        </text:list-item>
      </text:list>
      <text:h text:style-name="Heading_20_5" text:outline-level="5">Medvěd</text:h>
      <text:p text:style-name="P158">Velký, zarostlý chlap. Jeho plnovous začíná šedivět.</text:p>
      <text:p text:style-name="P339"><text:span text:style-name="T1175">F</text:span><text:span text:style-name="T1160">yzička </text:span><text:span text:style-name="T1205">5</text:span><text:span text:style-name="T1160">, Finesa </text:span><text:span text:style-name="T1205">4</text:span><text:span text:style-name="T1160">, Duše </text:span><text:span text:style-name="T1205">2</text:span><text:span text:style-name="T1160">, </text:span><text:span text:style-name="T1161">Ž</text:span><text:span text:style-name="T1158">ivot</text:span><text:span text:style-name="T1161">y </text:span><text:span text:style-name="T1205">11</text:span></text:p>
      <text:list xml:id="list1667669207" text:style-name="L34">
        <text:list-item>
          <text:p text:style-name="P797">Hraničář u něj může postoupit na vyšší úroveň.</text:p>
        </text:list-item>
        <text:list-item>
          <text:p text:style-name="P798">Medvěd dobře zná Garlacké hory:</text:p>
          <text:list>
            <text:list-item>
              <text:p text:style-name="P795"><text:soft-page-break/><text:span text:style-name="T2136">Pod severním štítem je starobylej skalní chrám. Nikdo tam nežije, ale když jsem tam byl já, byla tam v nádržce zlatá rybka. Nechal jsem ji tam – </text:span><text:span text:style-name="T1602">n</text:span><text:span text:style-name="T1603">a věci, kterým nerozumím, radši ne</text:span><text:span text:style-name="T1644">s</text:span><text:span text:style-name="T1603">ahám</text:span><text:span text:style-name="T2136">.</text:span></text:p>
            </text:list-item>
            <text:list-item>
              <text:p text:style-name="P799">V sedle na konci údolí se stříbrným domem roste prastarej strom. Říká se mu Hrstan a váže se k němu legenda, že kdysi nesl bílý hrušky, který propůjčovaly nadlidskou sílu. Válečníci je <text:span text:style-name="T2138">ale</text:span> prej do jedný otrhali a za trest žijou v horách proměněný v obry. <text:span text:style-name="T2139">Což klidně může bejt pravda, protože obři v horách skutečně jsou – dejte si na ně bacha, s oblibou na poutníky hází kameny a spouští laviny nebo sesuvy suti.</text:span></text:p>
            </text:list-item>
            <text:list-item>
              <text:p text:style-name="P796"><text:span text:style-name="T2137">V jižním štítu Garlackejch hor je vytesaná trpaslická hrobka. Jsou tam pohřbeni </text:span><text:span text:style-name="T1604">bratři z rodu</text:span><text:span text:style-name="T2137"> Baragorů, </text:span><text:span text:style-name="T1605">k</text:span><text:span text:style-name="T1604">teří</text:span><text:span text:style-name="T2137">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4">Nejmocnější z Trosských strážních věží a místo tréninku čerstvých rekrutů. Do zdejšího žaláře kapitán stráže <text:span text:style-name="T1966">v Trossu</text:span> uklízí politické vězně.</text:p>
      <text:p text:style-name="P144">Věž má 3 patra a žalář. Žalář je za pevnou mříží s visacím zámkem, klíč má seržant. Vždy ráno a večer tam seržant se dvěma muži nosí šlichtu a čerstvou vodu. Do horních pater vede točité schodiště.</text:p>
      <text:p text:style-name="P27">Žalář:</text:p>
      <text:p text:style-name="P144">Dlouhá chodba s přilehlými celami.</text:p>
      <text:p text:style-name="P27">Přízemí:</text:p>
      <text:p text:style-name="P144"><text:soft-page-break/>Kovárna, ubikace rekrutů.</text:p>
      <text:p text:style-name="P27">1. patro</text:p>
      <text:p text:style-name="P144">Ubikace stálé posádky a důstojníků.</text:p>
      <text:p text:style-name="P27">2. patro</text:p>
      <text:p text:style-name="P144">Apartmá velitele Horose.</text:p>
      <text:p text:style-name="P27">Velitel Horos</text:p>
      <text:p text:style-name="P157">Zavalitý hromotluk se zlomeným nosem.</text:p>
      <text:p text:style-name="P338"><text:span text:style-name="T1175">F</text:span><text:span text:style-name="T1160">yzička </text:span><text:span text:style-name="T1204">5</text:span><text:span text:style-name="T1160">, Finesa </text:span><text:span text:style-name="T1204">3</text:span><text:span text:style-name="T1160">, Duše </text:span><text:span text:style-name="T1204">2</text:span><text:span text:style-name="T1160">, </text:span><text:span text:style-name="T1161">Ž</text:span><text:span text:style-name="T1158">ivot</text:span><text:span text:style-name="T1161">y </text:span><text:span text:style-name="T1204">11</text:span></text:p>
      <text:list xml:id="list2960586616" text:style-name="L35">
        <text:list-item>
          <text:p text:style-name="P800">Dokáže naučit různé bojové techniky (může trénovat válečníka), ale vyžívá se v šikaně.</text:p>
        </text:list-item>
        <text:list-item>
          <text:p text:style-name="P800">Nabízí odměnu za likvidaci zbojníků v Hrzalese (10 zl splatných až se prokáže, že přepadení skončila) nebo za vypátrání jejich tábora (5 zl a postavy tam následně musí dovést vojenského zvěda).</text:p>
          <text:list>
            <text:list-item>
              <text:p text:style-name="P801">Zvěd Jelen – štíhlý mladík <text:s/>s čírem <text:span text:style-name="T1967">v kožené kazajce a kalhotách</text:span>.</text:p>
            </text:list-item>
          </text:list>
        </text:list-item>
      </text:list>
      <text:h text:style-name="P432" text:outline-level="2"><text:bookmark-start text:name="__RefHeading___Toc22746_41530725"/>Čarodějná věž<text:bookmark-end text:name="__RefHeading___Toc22746_41530725"/></text:h>
      <text:p text:style-name="P167"><text:bookmark text:name="docs-internal-guid-c7301f5b-7fff-6003-3874-aa21c98676ee"/>Věž je postavená z těžkých <text:span text:style-name="T1978">kamenných</text:span> bloků, nemá žádná okna. Nad <text:span text:style-name="T1948">ní</text:span> nehybně visí v prostoru lesklá koule a v nepravidelných intervalech si s nebesy vyměňuje blesky. <text:span text:style-name="T1993">Před vchodem jsou </text:span><text:span text:style-name="T1885">rozsekané </text:span><text:span text:style-name="T579">mrtvoly tří goblinů</text:span><text:span text:style-name="T1993"> v lehké zbroji.</text:span> <text:span text:style-name="T1992">Jedno křídlo </text:span><text:span text:style-name="T580">masivních vstupních dveří</text:span><text:span text:style-name="T1992"> je napůl otevřené. Všude je spousta krve.</text:span></text:p>
      <text:p text:style-name="P168"><text:soft-page-break/><text:span text:style-name="T543">&gt; </text:span><text:span text:style-name="T573">Vstupní dveře</text:span> jsou z tvrdého, dubového dřeva pobitého ocelovými hřeby. <text:span text:style-name="T520">Nemaj</text:span><text:span text:style-name="T132">í zámek, madlo ani klepadlo.</text:span></text:p>
      <text:list xml:id="list3627420114" text:style-name="L36">
        <text:list-item>
          <text:p text:style-name="P802">Zevnitř jdou zajistit těžkou závorou.</text:p>
        </text:list-item>
      </text:list>
      <text:p text:style-name="P163"><text:span text:style-name="T544">&gt; </text:span><text:span text:style-name="T573">Goblini</text:span> jsou mrtví jen pár dní.</text:p>
      <text:list xml:id="list926132711" text:style-name="L37">
        <text:list-item>
          <text:p text:style-name="P541"><text:span text:style-name="T1215">Goblini jsou velcí jako hobiti, zelení a holohlaví</text:span><text:span text:style-name="T1211">. </text:span><text:span text:style-name="T1215">Mají dlouhé, špičaté uši, </text:span><text:span text:style-name="T1216">velké, </text:span><text:span text:style-name="T1215">zahnuté nosy a ostré zuby.</text:span></text:p>
        </text:list-item>
      </text:list>
      <text:list xml:id="list3918091366" text:style-name="L38">
        <text:list-item>
          <text:p text:style-name="P806"><text:span text:style-name="T1994">U sebe mají: </text:span><text:span text:style-name="T286">kostěné nože</text:span><text:span text:style-name="T377"> </text:span><text:span text:style-name="T378">(zranění 0)</text:span><text:span text:style-name="T1994">, </text:span><text:span text:style-name="T286">kopí s kamenným hrotem </text:span><text:span text:style-name="T376">(zranění 1)</text:span><text:span text:style-name="T1994">, </text:span><text:span text:style-name="T1533">brašny s tvrdými plackami a sušeným masem</text:span><text:span text:style-name="T1534">,</text:span><text:span text:style-name="T1533"> měchy s vodou.</text:span></text:p>
        </text:list-item>
      </text:list>
      <text:p text:style-name="P13"><text:span text:style-name="Emphasis"><text:span text:style-name="T779">👣</text:span></text:span><text:span text:style-name="Emphasis"><text:span text:style-name="T781"> </text:span></text:span><text:span text:style-name="Emphasis"><text:span text:style-name="T782">Stopy boje </text:span></text:span><text:span text:style-name="Emphasis"><text:span text:style-name="T783">zhruba </text:span></text:span><text:span text:style-name="Emphasis"><text:span text:style-name="T782">třiceti </text:span></text:span><text:span text:style-name="Emphasis"><text:span text:style-name="T785">goblinů</text:span></text:span><text:span text:style-name="Emphasis"><text:span text:style-name="T782"> proti třem oživlým zbrojím. </text:span></text:span><text:span text:style-name="Emphasis"><text:span text:style-name="T784">Goblini mají smrtelné rány od dlouhých mečů.</text:span></text:span></text:p>
      <text:p text:style-name="P181">1</text:p>
      <text:p text:style-name="P169">Interiér je černě omítnutý, s dlaždicovou podlahou a trámovým stropem. Světlo poskytují bledě modré jiskry poletující volně vzduchem. <text:span text:style-name="T2003">Dveře jsou nové, dřevěné. Mají kliku, nemají zámek. </text:span>Vstupní hala j<text:span text:style-name="T1994">e</text:span> zbrocen<text:span text:style-name="T1994">a</text:span> krví <text:span text:style-name="T1994">ještě víc než prostor před věží</text:span>.</text:p>
      <text:p text:style-name="Standalone_20_Property"><text:span text:style-name="T406">Kusy goblinů v </text:span><text:span text:style-name="T422">zaschlých</text:span><text:span text:style-name="T406"> kalužích krve</text:span> &gt; Dohromady patnáct těl <text:span text:style-name="T1983">v lehkých zbrojích</text:span>.</text:p>
      <text:list xml:id="list224608097784511" text:continue-list="list926132711" text:style-name="L37">
        <text:list-item>
          <text:p text:style-name="P758"><text:span text:style-name="T406">U sebe mají:</text:span> <text:span text:style-name="T284">6 krátkých <text:s/>gobliních luků, 6 toulců s šípy s kamennými hroty</text:span><text:span text:style-name="T374"> </text:span><text:span text:style-name="T375">(zranění 1)</text:span><text:span text:style-name="T1983">, 9</text:span><text:span text:style-name="T283"> kopí s kamenným hrotem – </text:span><text:span text:style-name="T285">7 rozsekaných, 2 nepoškozená</text:span><text:span text:style-name="T1983"> (zranění 1), </text:span><text:span text:style-name="T283">15 kostěných nožů</text:span><text:span text:style-name="T1983"> (zranění 0), </text:span><text:span text:style-name="T1533">brašny s tvrdými plackami a sušeným masem, měchy s vodou, </text:span><text:span text:style-name="T270">dřevěnou píšťalku</text:span>, <text:span text:style-name="T1531">měděný prsten</text:span><text:span text:style-name="T1461"> </text:span><text:span text:style-name="T1462">(prodej 1 st), </text:span><text:span text:style-name="T1521">figurku vlka vyřezanou ze dřeva</text:span><text:span text:style-name="T1393">, </text:span><text:span text:style-name="T1532">stříbrný kruh v uchu</text:span><text:span text:style-name="T1463"> </text:span><text:span text:style-name="T1462">(prodej 5 st)</text:span></text:p>
        </text:list-item>
      </text:list>
      <text:p text:style-name="P368"><text:soft-page-break/><text:span text:style-name="T406">Zohýbané kusy černých plátových zbrojí</text:span> &gt; <text:span text:style-name="T1979">D</text:span>ohromady tři zbroje – <text:span text:style-name="T1980">nefunkční, ale jdou opravit (prodej 3 zl za každou). V každé z nich je zavěšené lidské srdce.</text:span></text:p>
      <text:p text:style-name="P368"><text:span text:style-name="T435">M</text:span><text:span text:style-name="T406">ezi mrtvolami leží </text:span><text:span text:style-name="T436">tři</text:span><text:span text:style-name="T406"> černé </text:span><text:span text:style-name="T435">dlouhé</text:span><text:span text:style-name="T406"> meče</text:span> <text:span text:style-name="T1980">(zranění 2/3, prodej 3 zl za každý) </text:span><text:span text:style-name="T547">&gt; </text:span><text:span text:style-name="T228">čepele mají od krve.</text:span></text:p>
      <text:p text:style-name="Standalone_20_Property"><text:span text:style-name="Emphasis"><text:span text:style-name="T733">👣</text:span></text:span><text:span text:style-name="Emphasis"><text:span text:style-name="T653"> </text:span></text:span><text:span text:style-name="Emphasis"><text:span text:style-name="T684">Stopy boje goblinů proti třem oživlým zbrojím. </text:span></text:span><text:span text:style-name="Emphasis"><text:span text:style-name="T685">Zhruba </text:span></text:span><text:span text:style-name="Emphasis"><text:span text:style-name="T702">tucet</text:span></text:span><text:span text:style-name="Emphasis"><text:span text:style-name="T685"> </text:span></text:span><text:span text:style-name="Emphasis"><text:span text:style-name="T702">jich</text:span></text:span><text:span text:style-name="Emphasis"><text:span text:style-name="T685"> boj přežilo, jejich stopy vedou k jižním i východním dveřím.</text:span></text:span></text:p>
      <text:p text:style-name="P181">2</text:p>
      <text:p text:style-name="P161"><text:span text:style-name="T462">Stěny jsou </text:span><text:span text:style-name="T470">pokryté</text:span><text:span text:style-name="T462"> </text:span><text:span text:style-name="T575">reliéf</text:span><text:span text:style-name="T577">em</text:span> <text:span text:style-name="T1984">zobrazujícím vekou bitvu, kde se nad jednou z nastoupených armád stahují bouřková mračna</text:span>. <text:span text:style-name="T1952">V lese za bitevní plání je vidět špička věže, ze které k nebesům šlehají blesky.</text:span></text:p>
      <text:p text:style-name="P366"><text:span text:style-name="Emphasis"><text:span text:style-name="T733">👣</text:span></text:span><text:span text:style-name="Emphasis"><text:span text:style-name="T653"> </text:span></text:span><text:span text:style-name="Emphasis"><text:span text:style-name="T687">Dveřmi dovnitř vedou krvavé gobliní šlápoty. Bylo jich několik a důkladně prohledávali celou místnost. </text:span></text:span><text:span text:style-name="Emphasis"><text:span text:style-name="T688">U východní stěny </text:span></text:span><text:span text:style-name="Emphasis"><text:span text:style-name="T703">stopy</text:span></text:span><text:span text:style-name="Emphasis"><text:span text:style-name="T688"> vedou do zdi, jako kdyby </text:span></text:span><text:span text:style-name="Emphasis"><text:span text:style-name="T703">dotyční</text:span></text:span><text:span text:style-name="Emphasis"><text:span text:style-name="T698"> prošli</text:span></text:span><text:span text:style-name="Emphasis"><text:span text:style-name="T688"> skrz.</text:span></text:span></text:p>
      <text:p text:style-name="P164"><text:span text:style-name="Emphasis"><text:span text:style-name="T689">&gt; </text:span></text:span><text:span text:style-name="Emphasis"><text:span text:style-name="T686">Na </text:span></text:span><text:span text:style-name="Emphasis"><text:span text:style-name="T745">reliéfu</text:span></text:span><text:span text:style-name="Emphasis"><text:span text:style-name="T686"> jsou </text:span></text:span><text:span text:style-name="Emphasis"><text:span text:style-name="T696">š</text:span></text:span><text:span text:style-name="Emphasis"><text:span text:style-name="T686">mouhy od krve, zřejmě se na něm někdo snažil něco najít. </text:span></text:span><text:span text:style-name="Emphasis"><text:span text:style-name="T695">Jedna část stěny je ale čistá</text:span></text:span><text:span text:style-name="Emphasis"><text:span text:style-name="T686">.</text:span></text:span></text:p>
      <text:list xml:id="list2258156910" text:style-name="L39">
        <text:list-item>
          <text:p text:style-name="P807"><text:span text:style-name="T218">N</text:span>eopatlaná část <text:span text:style-name="T542">je iluzorn</text:span><text:span text:style-name="T218">í stěna</text:span>. Lze bez odporu projít.</text:p>
        </text:list-item>
      </text:list>
      <text:p text:style-name="P181">3</text:p>
      <text:p text:style-name="P170"><text:span text:style-name="T420">Mramorová s</text:span><text:span text:style-name="T406">ocha veselé dívky</text:span> &gt; <text:span text:style-name="T221">Jsou na ní krvavé </text:span><text:span text:style-name="T225">š</text:span><text:span text:style-name="T221">mouhy, zřejmě ji někdo osahával.</text:span></text:p>
      <text:list xml:id="list3122330885" text:style-name="L40">
        <text:list-item>
          <text:p text:style-name="P808"><text:span text:style-name="T1985">Je to socha </text:span><text:span text:style-name="T215">Mial</text:span><text:span text:style-name="T219">y</text:span><text:span text:style-name="T215">, dcer</text:span><text:span text:style-name="T220">y</text:span><text:span text:style-name="T215"> hraničáře Medvěda a jeho ženy Liady </text:span><text:span text:style-name="T219">(viz Blosely).</text:span></text:p>
        </text:list-item>
      </text:list>
      <text:p text:style-name="P66"><text:span text:style-name="T406">Kamenné schodiště do hrobky</text:span> &gt; Stupně, stěny i strop jsou pokryté <text:span text:style-name="T1986">silnou</text:span> vrstvou ledu. <text:span text:style-name="T1995">Zezdola táhne mráz.</text:span></text:p>
      <text:p text:style-name="P367"><text:soft-page-break/><text:span text:style-name="Emphasis"><text:span text:style-name="T733">👣</text:span></text:span><text:span text:style-name="Emphasis"><text:span text:style-name="T653"> </text:span></text:span><text:span text:style-name="Emphasis"><text:span text:style-name="T706">Zaschlé k</text:span></text:span><text:span text:style-name="Emphasis"><text:span text:style-name="T754">rvav</text:span></text:span><text:span text:style-name="Emphasis"><text:span text:style-name="T689">é šlápoty goblinů po celé místnosti, zřejmě ji prohledávali. Vedou po schodech <text:s/>dolů – </text:span></text:span><text:span text:style-name="Emphasis"><text:span text:style-name="T697">jsou překryté ledem</text:span></text:span><text:span text:style-name="Emphasis"><text:span text:style-name="T689">.</text:span></text:span></text:p>
      <text:p text:style-name="P181">4</text:p>
      <text:p text:style-name="P16"><text:span text:style-name="Emphasis"><text:span text:style-name="T584">🔊<text:tab/></text:span></text:span><text:span text:style-name="Emphasis"><text:span text:style-name="T591">Žvanění goblinů a z</text:span></text:span><text:span text:style-name="Emphasis"><text:span text:style-name="T589">vuky rozbíjení ledu mnoha drobnými nástroji</text:span></text:span><text:span text:style-name="Emphasis"><text:span text:style-name="T585">.</text:span></text:span></text:p>
      <text:p text:style-name="P162"><text:span text:style-name="T1988">Místnost připomíná ledovou jeskyni. Stěny i sloupy jsou obalené ledem, uprostřed místnosti je v něm pět </text:span><text:span text:style-name="T578">zamrzlých goblinů</text:span><text:span text:style-name="T1988"> kolem otevřeného sarkofágu. </text:span><text:span text:style-name="T1886">Čtyři </text:span><text:span text:style-name="T1887">jsou ztuhlí při zvedání víka</text:span><text:span text:style-name="T1988">, </text:span><text:span text:style-name="T1886">pátý míří hůlkou</text:span><text:span text:style-name="T1988"> do sarkofágu.</text:span></text:p>
      <text:p text:style-name="Standalone_20_Property"><text:span text:style-name="T431">Pět</text:span><text:span text:style-name="T406"> goblinů </text:span><text:span text:style-name="T421">se snaží </text:span><text:span text:style-name="T424">zamrzlé</text:span><text:span text:style-name="T421"> </text:span><text:span text:style-name="T423">gobliny vysekat</text:span> &gt; <text:span text:style-name="T1996">jde jim to pomalu, mají na to jen kamenné nože.</text:span></text:p>
      <text:list xml:id="list3028992636" text:style-name="L41">
        <text:list-item>
          <text:p text:style-name="P810">Goblinů je ve skutečnosti šest – jeden je totiž neviditelný.</text:p>
        </text:list-item>
        <text:list-item>
          <text:p text:style-name="P809"><text:span text:style-name="T2005">Jednoho z nich</text:span> neposlouchá pravá ruka <text:span text:style-name="T1991">a dělá si, co sama chce</text:span> – snaží se pořád na něco sáhnout a fackuje <text:span text:style-name="T1990">ho</text:span>, když se tomu nechce podvolit.</text:p>
        </text:list-item>
        <text:list-item>
          <text:p text:style-name="P809">Dva <text:span text:style-name="T2005">z goblinů jsou zcela</text:span> identičtí.</text:p>
        </text:list-item>
        <text:list-item>
          <text:p text:style-name="P810">Jeden je mnohem menší – ostatním je zhruba po pás <text:s/>(má jen 4 životy).</text:p>
        </text:list-item>
      </text:list>
      <text:p text:style-name="P172">V boji využijí luků, krytu za sloupy a kluzkého vlnitého ledu.</text:p>
      <text:list xml:id="list1507045585" text:style-name="L42">
        <text:list-header>
          <text:p text:style-name="P811"><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5"><text:span text:style-name="T55">Z</text:span><text:span text:style-name="T1">broj:</text:span><text:span text:style-name="T21"> 1 (lehká zbroj)</text:span></text:p>
          <text:p text:style-name="P458"><text:span text:style-name="T1093">Rychlost:</text:span><text:span text:style-name="T1163"> </text:span><text:span text:style-name="T1212">j</text:span><text:span text:style-name="T1213">ako</text:span><text:span text:style-name="T1214"> člověk</text:span></text:p>
          <text:p text:style-name="P473"><text:span text:style-name="T1318">Smysly:</text:span><text:span text:style-name="T1166"> </text:span><text:span text:style-name="T1211">čich a chuť </text:span><text:span text:style-name="T1212">jako člověk, výborný sluch </text:span><text:span text:style-name="T1211">a vidění v šeru</text:span></text:p>
          <text:p text:style-name="P459"><text:soft-page-break/><text:span text:style-name="T817">⚔ </text:span><text:span text:style-name="T902">Krátký luk </text:span><text:span text:style-name="T847">(</text:span><text:span text:style-name="T848">šípy s kamennými hroty</text:span><text:span text:style-name="T847">)</text:span><text:span text:style-name="T896">:</text:span><text:span text:style-name="T827"> </text:span><text:span text:style-name="T834">3</text:span><text:span text:style-name="T833"> + k6, zranění </text:span><text:span text:style-name="T834">1</text:span></text:p>
          <text:p text:style-name="P498"><text:span text:style-name="T902">D</text:span><text:span text:style-name="T896">ostřel:</text:span><text:span text:style-name="T827"> střední</text:span></text:p>
          <text:p text:style-name="P542"><text:span text:style-name="T817">⚔ </text:span><text:span text:style-name="T900">Nůž</text:span><text:span text:style-name="T901">:</text:span><text:span text:style-name="T833"> </text:span><text:span text:style-name="T834">3</text:span><text:span text:style-name="T833"> + k6, zranění </text:span><text:span text:style-name="T834">0</text:span></text:p>
        </text:list-header>
        <text:list-item>
          <text:p text:style-name="P812"><text:span text:style-name="T902">U </text:span><text:span text:style-name="T896">sebe mají:</text:span><text:span text:style-name="T827"> </text:span><text:span text:style-name="T907">živou ropuchu, váček s medicínou, pazourkovou škrabku na kůži</text:span></text:p>
        </text:list-item>
      </text:list>
      <text:p text:style-name="Standalone_20_Property"><text:span text:style-name="T406">Na ledu leží hromádka zásob a měchů s vodou</text:span><text:span text:style-name="T462"> </text:span><text:span text:style-name="T528">&gt; Goblini si je tu odlo</text:span><text:span text:style-name="T153">žili, aby jim nepřekážely při rozbíjení ledu.</text:span></text:p>
      <text:p text:style-name="Standalone_20_Property"><text:span text:style-name="T421">V sarkofágu je zamrzlá mumie</text:span><text:span text:style-name="T469"> </text:span><text:span text:style-name="T530">&gt; mr</text:span><text:span text:style-name="T155">áz j</text:span><text:span text:style-name="T156">í</text:span><text:span text:style-name="T155"> nijak neublížil. Po případném rozmražení bude plně bojeschopná.</text:span></text:p>
      <text:p text:style-name="P331"><text:span text:style-name="T2">F</text:span><text:span text:style-name="T3">yzička </text:span><text:span text:style-name="T53">5</text:span><text:span text:style-name="T3">, Finesa </text:span><text:span text:style-name="T53">3</text:span><text:span text:style-name="T3">, Duše </text:span><text:span text:style-name="T53">5</text:span><text:span text:style-name="T1160">, </text:span><text:span text:style-name="T1161">Ž</text:span><text:span text:style-name="T1158">ivot</text:span><text:span text:style-name="T1161">y </text:span><text:span text:style-name="T1162">15</text:span></text:p>
      <text:p text:style-name="P350"><text:span text:style-name="T1093">Rychlost:</text:span><text:span text:style-name="T1163"> </text:span><text:span text:style-name="T1209">j</text:span><text:span text:style-name="T1210">ako člověk</text:span></text:p>
      <text:p text:style-name="P350"><text:span text:style-name="T1094">Smysly:</text:span><text:span text:style-name="T1166"> </text:span><text:span text:style-name="T1167">magický zrak a sluch</text:span></text:p>
      <text:p text:style-name="P350"><text:span text:style-name="T1095">Detekovatelnost</text:span><text:span text:style-name="T1096">:</text:span><text:span text:style-name="T1168"> </text:span><text:span text:style-name="T1169">není</text:span><text:span text:style-name="T1168"> vidět pomocí infravidění</text:span></text:p>
      <text:p text:style-name="P344"><text:span text:style-name="T817">⚔ </text:span><text:span text:style-name="T1092">Z</text:span><text:span text:style-name="T1102">uby </text:span><text:span text:style-name="T1111">a pařáty</text:span><text:span text:style-name="T10">:</text:span><text:span text:style-name="T34"> </text:span><text:span text:style-name="T51">5 + k6, zranění </text:span><text:span text:style-name="T52">2</text:span></text:p>
      <text:list xml:id="list287414839" text:style-name="L43">
        <text:list-item>
          <text:p text:style-name="P813"><text:span text:style-name="T13">n</text:span><text:span text:style-name="T14">adlidská síla</text:span><text:span text:style-name="T54"> (+1 zranění), </text:span><text:span text:style-name="T14">vyvolání písečné nebo prašné bouře</text:span><text:span text:style-name="T54">, </text:span><text:span text:style-name="T14">ovládání brouků a červů</text:span></text:p>
        </text:list-item>
      </text:list>
      <text:p text:style-name="P171"><text:span text:style-name="T545">&gt; </text:span><text:span text:style-name="T1888">Z </text:span><text:span text:style-name="T581">pěti zamrzlých goblinů</text:span><text:span text:style-name="T1890"> </text:span><text:span text:style-name="T226">čtyři zvedají víko. </text:span><text:span text:style-name="T227">Z</text:span><text:span text:style-name="T226">braně si odložili na zem, </text:span><text:span text:style-name="T227">takže jsou hluboko pod ledem</text:span><text:span text:style-name="T226">.</text:span><text:span text:style-name="T1889"> Po případném rozmražení budou naživu, ale neschopni boje. </text:span><text:span text:style-name="T1890">Pátý zamrzlý goblin je </text:span>svraštělý <text:span text:style-name="T1949">stoletý</text:span> stařec <text:span text:style-name="T1989">(mrtvý)</text:span>. <text:span text:style-name="T2004">Hůlkou, kterou drží v ruce, míří dovnitř do sarkofágu (karta </text:span><text:span text:style-name="T288">Mrazivá hůlka</text:span><text:span text:style-name="T2004">).</text:span></text:p>
      <text:list xml:id="list2173896209" text:style-name="L44">
        <text:list-item>
          <text:p text:style-name="P814">Hůlkou lze výměnou za životní energii sesílat mrazivé střely. Pohroma jako tady nastane, jen pokud se sesilatel použitím zabije.</text:p>
        </text:list-item>
        <text:list-item>
          <text:p text:style-name="P815"><text:soft-page-break/>Stařec má na sobě čelenku a plášť z ptačího peří a na krku amulet z lidských zubů. Ostatní goblini mají lehké zbroje, zásoby sušeného masa a měchy s vodou.</text:p>
        </text:list-item>
      </text:list>
      <text:p text:style-name="P181">5</text:p>
      <text:p text:style-name="P174"><text:span text:style-name="T406">Tři truhlice </text:span><text:span text:style-name="T425">bez zámků, </text:span><text:span text:style-name="T427">před prostřední je </text:span><text:span text:style-name="T428">v</text:span><text:span text:style-name="T427"> kaluž</text:span><text:span text:style-name="T428">i</text:span><text:span text:style-name="T427"> krve </text:span><text:span text:style-name="T428">pohozený</text:span><text:span text:style-name="T427"> </text:span><text:span text:style-name="T433">goblinský</text:span><text:span text:style-name="T427"> </text:span><text:span text:style-name="T428">luk</text:span><text:span text:style-name="T427">.</text:span></text:p>
      <text:p text:style-name="P369"><text:span text:style-name="Emphasis"><text:span text:style-name="T740">👣</text:span></text:span><text:span text:style-name="Emphasis"><text:span text:style-name="T704"> </text:span></text:span><text:span text:style-name="Emphasis"><text:span text:style-name="T705">Zaschlé k</text:span></text:span><text:span text:style-name="Emphasis"><text:span text:style-name="T754">rvav</text:span></text:span><text:span text:style-name="Emphasis"><text:span text:style-name="T689">é šlápoty goblinů po celé místnosti, zřejmě ji prohledávali. </text:span></text:span><text:span text:style-name="Emphasis"><text:span text:style-name="T690">Před prostřední truhlou jsou stopy masakru. </text:span></text:span><text:span text:style-name="Emphasis"><text:span text:style-name="T699">N</text:span></text:span><text:span text:style-name="Emphasis"><text:span text:style-name="T690">ěco tu zřejmě sežralo goblina zaživa – zůstal po něm jen luk.</text:span></text:span></text:p>
      <text:list xml:id="list1651413780" text:style-name="L45">
        <text:list-item>
          <text:p text:style-name="P816">V <text:span text:style-name="T1997">západní truhle</text:span> je solené maso, ryby, papriky, zavařeniny, koření a další relativně drahé zásoby.</text:p>
        </text:list-item>
        <text:list-item>
          <text:p text:style-name="P817">Prostřední truhlice má na sobě z přední strany krev – vpadá to, jako kdyby vytekla ven škvírou mezi truhlou a víkem.</text:p>
          <text:p text:style-name="P818">Je to mimik:</text:p>
          <text:list>
            <text:list-header>
              <text:p text:style-name="P819">Fyzička 4, Finesa 2, Duše -, Životy 11</text:p>
              <text:p text:style-name="P819"><text:span text:style-name="T270">Zbroj:</text:span> 2, ale proti seku a ohni 0 a na nohách také 0<text:line-break/><text:span text:style-name="T270">Rychlost:</text:span> jako člověk</text:p>
              <text:p text:style-name="P819"><text:span text:style-name="T817">⚔ </text:span><text:span text:style-name="T270">Kousnutí:</text:span> 4 + k6, zranění 2</text:p>
              <text:list>
                <text:list-item>
                  <text:p text:style-name="P819">„Uvnitř“ mimika jsou zbytky goblina a jeho vybavení (zbroj, kostěný nůž, zásoba jídla, měch s vodou).</text:p>
                </text:list-item>
                <text:list-item>
                  <text:p text:style-name="P821">Ze zbytků mimika může alchymista vytěžit 13 magů.</text:p>
                </text:list-item>
              </text:list>
            </text:list-header>
          </text:list>
        </text:list-item>
        <text:list-item>
          <text:p text:style-name="P820">V<text:span text:style-name="T1997">e východní truhle</text:span> je lano a <text:span text:style-name="T1997">složený kus plátna (prodej 6 st)</text:span>.</text:p>
        </text:list-item>
      </text:list>
      <text:p text:style-name="P165"><text:soft-page-break/><text:span text:style-name="T426">Zhruba metr nad zemí visí kovová koule</text:span><text:span text:style-name="T1998"> </text:span><text:span text:style-name="T546">&gt; </text:span>kdo se j<text:span text:style-name="T1987">í</text:span> dotkne, zmizí a <text:span text:style-name="T222">objeví</text:span> se u koule v (7)</text:p>
      <text:p text:style-name="P181">6</text:p>
      <text:p text:style-name="P369"><text:span text:style-name="Emphasis"><text:span text:style-name="T740">👣</text:span></text:span><text:span text:style-name="Emphasis"><text:span text:style-name="T704"> </text:span></text:span><text:span text:style-name="Emphasis"><text:span text:style-name="T705">Zaschlé k</text:span></text:span><text:span text:style-name="Emphasis"><text:span text:style-name="T754">rvav</text:span></text:span><text:span text:style-name="Emphasis"><text:span text:style-name="T689">é šlápoty goblinů po celé místnosti, zřejmě ji prohledávali.</text:span></text:span></text:p>
      <text:p text:style-name="Standalone_20_Property"><text:span text:style-name="T406">Stěny, podlaha i strop jsou pokryté vrstvou duhového slizu</text:span> &gt; Při kontaktu s jiným předmětem (ruka, meč, lano…) způsobí náhodný magický efekt.</text:p>
      <text:list xml:id="list1091422015" text:style-name="L46">
        <text:list-item>
          <text:p text:style-name="P822">Zmenšení nebo zvětšení</text:p>
        </text:list-item>
        <text:list-item>
          <text:p text:style-name="P822">Vytvoření identické kopie</text:p>
        </text:list-item>
        <text:list-item>
          <text:p text:style-name="P822">Neviditelnost</text:p>
        </text:list-item>
        <text:list-item>
          <text:p text:style-name="P822">Síla a krutost (zčernání, bodce, kapající kyselina...)</text:p>
        </text:list-item>
        <text:list-item>
          <text:p text:style-name="P822">Povadlost a slabost</text:p>
        </text:list-item>
        <text:list-item>
          <text:p text:style-name="P822">Vlastní vůle</text:p>
        </text:list-item>
      </text:list>
      <text:p text:style-name="P181">7</text:p>
      <text:p text:style-name="P18"><text:span text:style-name="Emphasis"><text:span text:style-name="T584">🔊<text:tab/></text:span></text:span><text:span text:style-name="Emphasis"><text:span text:style-name="T587">Z místnosti 8 je </text:span></text:span><text:span text:style-name="Emphasis"><text:span text:style-name="T590">přes</text:span></text:span><text:span text:style-name="Emphasis"><text:span text:style-name="T587"> dveře slyšet hádka dvou goblinů.</text:span></text:span></text:p>
      <text:p text:style-name="Standalone_20_Property"><text:span text:style-name="T406">Tři teleportační orby, </text:span><text:span text:style-name="T434">před jedním leží goblinské kopí</text:span><text:span text:style-name="T472"> </text:span>&gt; vedou do 5, 12, 14. <text:span text:style-name="T2014">Orb, před kterým je kopí, vede zpět do 5.</text:span></text:p>
      <text:p text:style-name="P419"><text:span text:style-name="Emphasis"><text:span text:style-name="T739">👣</text:span></text:span><text:span text:style-name="Emphasis"><text:span text:style-name="T689"> </text:span></text:span><text:span text:style-name="Emphasis"><text:span text:style-name="T691">U orbu vedoucího do 5, </text:span></text:span><text:span text:style-name="Emphasis"><text:span text:style-name="T700">kde leží kopí,</text:span></text:span><text:span text:style-name="Emphasis"><text:span text:style-name="T691"> jsou na zemi krvavé šlápoty od dvojice goblinů – </text:span></text:span><text:span text:style-name="Emphasis"><text:span text:style-name="T693">kroky jsou zvláštní, vypadá to, že k sobě byli svázaní. Chvíli se toč</text:span></text:span><text:span text:style-name="Emphasis"><text:span text:style-name="T694">ili</text:span></text:span><text:span text:style-name="Emphasis"><text:span text:style-name="T693"> na místě, jako by se nemohli rozhodnout, kam půjdou, pak</text:span></text:span><text:span text:style-name="Emphasis"><text:span text:style-name="T691"> </text:span></text:span><text:span text:style-name="Emphasis"><text:span text:style-name="T694">vyrazili</text:span></text:span><text:span text:style-name="Emphasis"><text:span text:style-name="T691"> ke dveřím do 7. </text:span></text:span><text:span text:style-name="Emphasis"><text:span text:style-name="T701">Po pár krocích se ale svalili na zem a dál se plazili.</text:span></text:span></text:p>
      <text:p text:style-name="P181"><text:soft-page-break/>8</text:p>
      <text:p text:style-name="P17"><text:span text:style-name="Emphasis"><text:span text:style-name="T584">🔊<text:tab/></text:span></text:span><text:span text:style-name="Emphasis"><text:span text:style-name="T586">Uvnitř se </text:span></text:span><text:span text:style-name="Emphasis"><text:span text:style-name="T588">hádají</text:span></text:span><text:span text:style-name="Emphasis"><text:span text:style-name="T586"> dva goblini </text:span></text:span><text:span text:style-name="Emphasis"><text:span text:style-name="T588">(</text:span></text:span><text:span text:style-name="Emphasis"><text:span text:style-name="T586">v goblinštině</text:span></text:span><text:span text:style-name="Emphasis"><text:span text:style-name="T588">)</text:span></text:span><text:span text:style-name="Emphasis"><text:span text:style-name="T586">, jestli se budou plazit dál, nebo se vrátí k lesklým koulím.</text:span></text:span></text:p>
      <text:p text:style-name="P419"><text:span text:style-name="Emphasis"><text:span text:style-name="T739">👣</text:span></text:span><text:span text:style-name="Emphasis"><text:span text:style-name="T689"> </text:span></text:span><text:span text:style-name="Emphasis"><text:span text:style-name="T691">Krvavá stopa dvou k sobě srostlých goblinů, </text:span></text:span><text:span text:style-name="Emphasis"><text:span text:style-name="T692">připlazili se sem z místnosti 7.</text:span></text:span></text:p>
      <text:p text:style-name="Standalone_20_Property"><text:span text:style-name="T406">Kulatý stolek</text:span><text:span text:style-name="T462"> </text:span><text:span text:style-name="T471">(prodej 2 zl)</text:span><text:span text:style-name="T406">, dvě židle</text:span><text:span text:style-name="T462"> </text:span><text:span text:style-name="T471">(prodej 1 zl za každou)</text:span><text:span text:style-name="T406">, komoda</text:span><text:span text:style-name="T462"> </text:span><text:span text:style-name="T471">(prode</text:span><text:span text:style-name="T473">j</text:span><text:span text:style-name="T471"> 5 zl)</text:span> &gt; Drahý mahagonový nábytek. V komodě je schovaný čajový set <text:span text:style-name="T1999">(prodej 5 zl)</text:span>.</text:p>
      <text:p text:style-name="Standalone_20_Property"><text:span text:style-name="T429">Na zemi se plazí d</text:span><text:span text:style-name="T406">va k sobě srostlí goblini</text:span> &gt; <text:span text:style-name="T2001">(dotkli</text:span> se teleportačního orbu oba naráz<text:span text:style-name="T2001">)</text:span>. <text:span text:style-name="T2000">Neustále se hádají v goblinštině a zápasí o to, co budou dělat (jeden se chce plazit dál, druhý se chce vrátit k lesklým koulím).</text:span></text:p>
      <text:list xml:id="list1018219507" text:style-name="L47">
        <text:list-item>
          <text:p text:style-name="P823">Na sobě mají lehké zbroje.</text:p>
        </text:list-item>
        <text:list-item>
          <text:p text:style-name="P823">U sebe mají <text:span text:style-name="T286">kostěné nože</text:span><text:span text:style-name="T377"> </text:span><text:span text:style-name="T378">(zranění 0)</text:span><text:span text:style-name="T1994">, </text:span><text:span text:style-name="T286">kopí s kamenným hrotem </text:span><text:span text:style-name="T376">(zranění 1)</text:span><text:span text:style-name="T1994">, </text:span><text:span text:style-name="T1533">brašny s tvrdými plackami a sušeným masem</text:span><text:span text:style-name="T1534">,</text:span><text:span text:style-name="T1533"> měchy s vodou.</text:span></text:p>
        </text:list-item>
      </text:list>
      <text:p text:style-name="P181">9</text:p>
      <text:p text:style-name="P370"><text:span text:style-name="T406">Nehybný ork, trpaslík a orel </text:span><text:span text:style-name="T437">s</text:span><text:span text:style-name="T406">tojí v póze, kdy orel útočí orkovi na tvář a trpaslík se připravuje k útoku</text:span> &gt; Jsou mrtví a vycpaní.</text:p>
      <text:p text:style-name="P181">10</text:p>
      <text:p text:style-name="Standalone_20_Property"><text:span text:style-name="T406">Čtyři portréty čaroděje Mareloka</text:span> &gt; Dlouhé havraní vlasy, tenká bradka, tmavé oči, zamračený pohled. Na jednom je nahý.</text:p>
      <text:p text:style-name="Standalone_20_Property"><text:soft-page-break/><text:span text:style-name="T406">Skleněný golem hlídá dveře do další místnosti. Je dutý a víří se v něm zelený plyn.</text:span> <text:span text:style-name="T548">&gt;</text:span> <text:span text:style-name="T2015">B</text:span>ojovat bude jen v sebeobraně. Při rozbití vypustí jedovatý plyn.</text:p>
      <text:list xml:id="list1752619757" text:style-name="L48">
        <text:list-header>
          <text:p text:style-name="P824"><text:span text:style-name="T2">F</text:span><text:span text:style-name="T3">yzička </text:span><text:span text:style-name="T58">4</text:span><text:span text:style-name="T3">, Finesa </text:span><text:span text:style-name="T57">2</text:span><text:span text:style-name="T3">, Duše </text:span><text:span text:style-name="T58">3</text:span><text:span text:style-name="T1160">, </text:span><text:span text:style-name="T1161">Ž</text:span><text:span text:style-name="T1158">ivot</text:span><text:span text:style-name="T1161">y </text:span><text:span text:style-name="T1217">1</text:span><text:span text:style-name="T1222">4</text:span></text:p>
          <text:p text:style-name="P460"><text:span text:style-name="T1093">Zbroj:</text:span><text:span text:style-name="T1163"> </text:span><text:span text:style-name="T1218">proti </text:span><text:span text:style-name="T1222">mrazu, blesku, ohni a kyselině 3,</text:span><text:span text:style-name="T1218"> proti ostatním útokům</text:span><text:span text:style-name="T1220"> </text:span><text:span text:style-name="T1219">2</text:span></text:p>
          <text:p text:style-name="P543"><text:span text:style-name="T1093">Rychlost:</text:span><text:span text:style-name="T1163"> </text:span><text:span text:style-name="T1221">jako člověk, ale neběhá</text:span></text:p>
          <text:p text:style-name="P544"><text:span text:style-name="T817">⚔ </text:span><text:span text:style-name="T1112">Pěsti</text:span><text:span text:style-name="T10">:</text:span><text:span text:style-name="T34"> </text:span><text:span text:style-name="T58">4</text:span><text:span text:style-name="T56"> + k6, zranění 1</text:span></text:p>
          <text:p text:style-name="P461"><text:span text:style-name="T1307">Oblak j</text:span><text:span text:style-name="T1308">ed</text:span><text:span text:style-name="T1295">ovat</text:span><text:span text:style-name="T1307">ého</text:span><text:span text:style-name="T1295"> plyn</text:span><text:span text:style-name="T1307">u</text:span><text:span text:style-name="T1391">:</text:span><text:span text:style-name="T59"> </text:span><text:span text:style-name="T127">5 + k6 proti Finese</text:span></text:p>
          <text:list>
            <text:list-header>
              <text:p text:style-name="P461"><text:span text:style-name="T1913">Jed</text:span><text:span text:style-name="T1292">: </text:span><text:span text:style-name="T1223">1</text:span><text:span text:style-name="T1157">2</text:span><text:span text:style-name="T1224"> </text:span><text:span text:style-name="T1225">+ k6 </text:span><text:span text:style-name="T1226">proti Fyzičce</text:span></text:p>
              <text:p text:style-name="P499"><text:span text:style-name="T1104">L</text:span><text:span text:style-name="T1113">atence:</text:span><text:span text:style-name="T1227"> 5 m</text:span><text:span text:style-name="T1228">inut</text:span></text:p>
              <text:p text:style-name="P500"><text:span text:style-name="T270">Příznaky:</text:span> <text:span text:style-name="T1464">Bolest po celém těle, pálení očí, rozpraskání kůže, vykašlávání krve.</text:span></text:p>
              <text:p text:style-name="P825"><text:span text:style-name="T1464">P</text:span><text:span text:style-name="T1393">řed oblakem jde uskočit – zásah oblakem je útok 5 + k6 proti Finese.</text:span></text:p>
            </text:list-header>
          </text:list>
        </text:list-header>
      </text:list>
      <text:p text:style-name="P181">11</text:p>
      <text:p text:style-name="Standalone_20_Property"><text:span text:style-name="T406">Průhledná stěna</text:span> &gt; Vnější stěna je dokonale průhledná jako velké okno. <text:span text:style-name="T2017">Pohledem ven lze určit, že se postavy nachází ve třetím patře věže a nad nimi je ještě místo pro jedno patro.</text:span></text:p>
      <text:p text:style-name="Standalone_20_Property"><text:span text:style-name="T406">Bronzové květiny</text:span> &gt; Jsou opravdu z kovu a mají ostré listy.</text:p>
      <text:p text:style-name="Standalone_20_Property"><text:span text:style-name="T406">Bronzové křeslo</text:span> &gt; Kdo si do něj sedne, uslyší myšlenky všech, <text:span text:style-name="T1977">kd</text:span>o na něj právě myslí. Ideální pro posun osobních příběhů postav.</text:p>
      <text:p text:style-name="P181">12</text:p>
      <text:p text:style-name="P66"><text:soft-page-break/><text:span text:style-name="T406">Teleportační orb</text:span> &gt; vede do 7</text:p>
      <text:p text:style-name="Standalone_20_Property"><text:span text:style-name="T406">Ve středu místnosti se vznáší střepy dvou o sebe rozbitých teleportačních orbů, kolem kterých se u</text:span><text:span text:style-name="T419">t</text:span><text:span text:style-name="T406">vořily tři portály</text:span> &gt; <text:span text:style-name="T2016">Když někdo projde skrz, po chvíli se portál zhroutí a dotyčné to vrátí zpět do věže (jinak by hráči nenávratně přišli o postavy)</text:span>.</text:p>
      <text:list xml:id="list2411546149" text:style-name="L49">
        <text:list-item>
          <text:p text:style-name="P826">Nacistický bunkr za druhé světové války.</text:p>
        </text:list-item>
        <text:list-item>
          <text:p text:style-name="P826">Jednotka vesmírných mariňáků brání pouštní základnu proti vetřelcům.</text:p>
        </text:list-item>
        <text:list-item>
          <text:p text:style-name="P826">Létající pirátská loď v astrálním moři.</text:p>
        </text:list-item>
      </text:list>
      <text:p text:style-name="P66">Při hluku sem <text:span text:style-name="T2002">přijde</text:span> alchymista z 13</text:p>
      <text:p text:style-name="P371"><text:span text:style-name="T406">Iluzorní stěna</text:span> &gt; Průchod velikosti dveří. Vede k orbu, co teleportuje do 17</text:p>
      <text:list xml:id="list312465428" text:style-name="L50">
        <text:list-item>
          <text:p text:style-name="P827">Na tento tajný průchod nic neupozorňuje. Hráči už se ve věži s iluzorní stěnou dříve potkali, takže nejspíš budou tušit, co mají hledat.</text:p>
        </text:list-item>
      </text:list>
      <text:p text:style-name="P181">13</text:p>
      <text:p text:style-name="P19"><text:span text:style-name="Emphasis"><text:span text:style-name="T584">🔊<text:tab/></text:span></text:span><text:span text:style-name="Emphasis"><text:span text:style-name="T592">Bublání vařící se vody. Tiché mumlání (alchymista Egil při práci mluví sám k sobě).</text:span></text:span></text:p>
      <text:p text:style-name="P20"><text:span text:style-name="Emphasis"><text:span text:style-name="T584">♨<text:tab/></text:span></text:span><text:span text:style-name="Emphasis"><text:span text:style-name="T594">Z</text:span></text:span><text:span text:style-name="Emphasis"><text:span text:style-name="T593">ápach čpavých výparů.</text:span></text:span></text:p>
      <text:p text:style-name="Standalone_20_Property"><text:span text:style-name="T430">L</text:span><text:span text:style-name="T406">aboratoř</text:span> &gt; Soustava trubek, hadic, kotlů a baněk s naloženými kusy všemožných monster, postavená okolo křesla, které dokáže bolestivou procedurou (náhodně) trvale přidat:</text:p>
      <text:list xml:id="list3714110639" text:style-name="L51">
        <text:list-item>
          <text:p text:style-name="P828">Schopnost při pohledu do očí číst myšlenky. Bohužel oboustranně.</text:p>
        </text:list-item>
        <text:list-item>
          <text:p text:style-name="P828"><text:soft-page-break/>Nadlidskou sílu doprovázenou záchvaty vzteku.</text:p>
        </text:list-item>
        <text:list-item>
          <text:p text:style-name="P828">Změnu rasy (1-kočičí člověk, 2-ještěrec, 3-ptákohlav, 4-taurus)</text:p>
        </text:list-item>
        <text:list-item>
          <text:p text:style-name="P828">Posmrtnou regeneraci. Nově oživené tělo je vždy o něco slabší než to předchozí.</text:p>
        </text:list-item>
      </text:list>
      <text:p text:style-name="P374"><text:span text:style-name="T406">Alchymista Egil</text:span> &gt; Vyhublý, blonďaté dredy, jedno oko kočičí, <text:span text:style-name="T2019">dlouhý bílý plášť (prodej 3 zl)</text:span>. <text:span text:style-name="T2018">Trpí samomluvou.</text:span> Splete si družinu s experimentálními dobrovolníky a začne nadšeně vysvětlovat, jak z nich udělá superlidi. Pokud by došlo k boji, pokusí se zaklínadlem povolat vetřelce z portálu ve 12.</text:p>
      <text:p text:style-name="P341"><text:span text:style-name="T1175">F</text:span><text:span text:style-name="T1160">yzička </text:span><text:span text:style-name="T1230">1</text:span><text:span text:style-name="T1160">, Finesa </text:span><text:span text:style-name="T1230">4</text:span><text:span text:style-name="T1160">, Duše </text:span><text:span text:style-name="T1230">3</text:span><text:span text:style-name="T1160">, </text:span><text:span text:style-name="T1161">Ž</text:span><text:span text:style-name="T1158">ivot</text:span><text:span text:style-name="T1161">y </text:span><text:span text:style-name="T1230">7</text:span></text:p>
      <text:p text:style-name="P353"><text:span text:style-name="T1157">Po kapsách má: </text:span><text:span text:style-name="T1317">oslepující kuličku</text:span><text:span text:style-name="T1157">, </text:span><text:span text:style-name="T1317">ohnivou hlínu</text:span><text:span text:style-name="T1157">, </text:span><text:span text:style-name="T1317">petardu</text:span></text:p>
      <text:p text:style-name="P181">14</text:p>
      <text:p text:style-name="P66">Prázdná cela</text:p>
      <text:p text:style-name="Standalone_20_Property"><text:span text:style-name="T406">Teleportační orb</text:span> &gt; nikam nevede</text:p>
      <text:p text:style-name="P181">15</text:p>
      <text:p text:style-name="Standalone_20_Property"><text:span text:style-name="T406">Stůl zaházený papíry a pergameny</text:span> &gt; <text:span text:style-name="T2019">N</text:span>ákresy ke stavbě laboratoře v 13 <text:span text:style-name="T2019">s poznámkami v nesrozumitelné šifře.</text:span></text:p>
      <text:p text:style-name="Standalone_20_Property"><text:span text:style-name="T406">Postel</text:span> &gt; Kvalitní látky, nikdy neprané <text:span text:style-name="T2019">(prodej 2 zl)</text:span>.</text:p>
      <text:p text:style-name="P375"><text:span text:style-name="T406">Šatník</text:span> &gt; Čtyři <text:span text:style-name="T2019">bílé</text:span> pláště, identické s tím, co měl Egil na sobě <text:span text:style-name="T2019"><text:s/>(prodej 3 zl za každý)</text:span>, a jedna podprsenka.</text:p>
      <text:p text:style-name="Standalone_20_Property"><text:soft-page-break/><text:span text:style-name="T406">Truhlice</text:span> &gt; <text:span text:style-name="T2020">8</text:span> zlaťáků, 65 štříbrňáků, 15 měďáků, <text:span text:style-name="T270">lektvar odolnosti proti magii</text:span><text:span text:style-name="T348"> </text:span><text:span text:style-name="T379">(karta)</text:span>, <text:span text:style-name="T290">elixír svěžesti</text:span><text:span text:style-name="T2021"> (karta)</text:span>, hůlka <text:span text:style-name="T2021">magických střel (karta)</text:span> a druhá identická hůlka (vadná, při prvním použití vybuchne <text:span text:style-name="T2021">silou 4 + k6 proti Fyzičce, zranění 6kz drcením</text:span>).</text:p>
      <text:p text:style-name="P181">16</text:p>
      <text:p text:style-name="Standalone_20_Property"><text:span text:style-name="T406">Teleportační orb</text:span> &gt; vede do 17</text:p>
      <text:p text:style-name="P181">17</text:p>
      <text:p text:style-name="Standalone_20_Property"><text:span text:style-name="T406">Vysoký strop, z kterého trčí stopu dlouhé kovové bodce</text:span> &gt; Celá místnost je zakletá. Po vyslovení slova “ecativarg” se tu obrátí gravitace vzhůru nohama.</text:p>
      <text:list xml:id="list1698354723" text:style-name="L52">
        <text:list-header>
          <text:p text:style-name="P545"><text:span text:style-name="T823">⚔ </text:span><text:span text:style-name="T824">Pád na bodce na stropě:</text:span><text:span text:style-name="T825"> 5 + k6 proti Finese, zranění 1</text:span></text:p>
        </text:list-header>
      </text:list>
      <text:p text:style-name="Standalone_20_Property"><text:span text:style-name="T406">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6">Čtyři prapory na st</text:span><text:span text:style-name="T438">ě</text:span><text:span text:style-name="T406">ně po stranách trůnu</text:span> &gt; Každý znázorňuje jednu školu magie <text:span text:style-name="T2025">(živelná, duševní, časoprostorová, nekromancie)</text:span>. Jsou oživené a omotají se okolo kohokoli, kdo bude Mareloka ohrožovat <text:span text:style-name="T2026">(útok 3 + k6)</text:span>. Podezřelé jsou tím, že se při gravitaci neotočí.</text:p>
      <text:p text:style-name="Standalone_20_Property"><text:span text:style-name="T406">Kulatý stůl s dřevěným modelem celého panství</text:span> &gt; Nad Blosely se vznáší malý kovový orb. Lze jím pohnout kamkoli po mapě a táhne sebou ničivý bouřný mrak.</text:p>
      <text:p text:style-name="Standalone_20_Property"><text:span text:style-name="T406">Teleportační orb</text:span><text:span text:style-name="T462"> &gt; vede do 16</text:span></text:p>
      <text:p text:style-name="Standalone_20_Property"><text:span text:style-name="T406">Čaroděj Marelok</text:span> &gt; <text:span text:style-name="T2022">Modrá k</text:span>ouzelnická róba <text:span text:style-name="T2029">(prodej 6 zl)</text:span>, <text:span text:style-name="T537">d</text:span>louhé havraní vlasy, tenká bradka, tmavé oči, zamračený pohled.</text:p>
      <text:p text:style-name="P340"><text:soft-page-break/><text:span text:style-name="T1175">F</text:span><text:span text:style-name="T1160">yzička </text:span><text:span text:style-name="T1229">2</text:span><text:span text:style-name="T1160">, Finesa </text:span><text:span text:style-name="T1200">3</text:span><text:span text:style-name="T1160">, Duše </text:span><text:span text:style-name="T1199">5</text:span><text:span text:style-name="T1160">, </text:span><text:span text:style-name="T1161">Ž</text:span><text:span text:style-name="T1158">ivot</text:span><text:span text:style-name="T1161">y </text:span><text:span text:style-name="T1199">8</text:span></text:p>
      <text:list xml:id="list370039990" text:style-name="L53">
        <text:list-item>
          <text:p text:style-name="P830"><text:span text:style-name="T214">Má </text:span><text:span text:style-name="T132">proklet</text:span><text:span text:style-name="T214">ou</text:span> dýk<text:span text:style-name="T1950">u (karta </text:span><text:span text:style-name="T291">dýka paralýzy</text:span><text:span text:style-name="T1950">)</text:span> a amulet, co obaluje nositele ve žlutých šupinách pouštních ještěřích lidí včetně děsivé plazí tváře a přísavek na rukou i nohou <text:span text:style-name="T2023">(karta </text:span><text:span text:style-name="T292">ještěří amulet</text:span><text:span text:style-name="T2023">)</text:span>. Je pološílený a chce se mstít za svou ženu <text:span text:style-name="T215">Mial</text:span><text:span text:style-name="T229">u</text:span><text:span text:style-name="T215">, dcer</text:span><text:span text:style-name="T229">u</text:span><text:span text:style-name="T215"> hraničáře Medvěda </text:span><text:span text:style-name="T229">z Blosel, kterou zabil její žárlivý nápadník poté, co mu řekla, že chce žít s Marelokem</text:span>.</text:p>
        </text:list-item>
        <text:list-item>
          <text:p text:style-name="P830">V případném boji vysloví “ecativarg” a udrží se ve svém trůnu díky ještěřím přísavkám.</text:p>
        </text:list-item>
        <text:list-item>
          <text:p text:style-name="P829">Kouzla: <text:span text:style-name="T287">o</text:span><text:span text:style-name="T270">hnivý had</text:span> *<text:span text:style-name="T139">Eš nachaš</text:span>*, <text:span text:style-name="T287">d</text:span><text:span text:style-name="T270">uševní úder</text:span> *Nefeš nagaf*, <text:span text:style-name="T287">l</text:span><text:span text:style-name="T270">edová dýka</text:span> *Kerach pygion*, <text:span text:style-name="T287">z</text:span><text:span text:style-name="T270">lom kouzlo</text:span> *Šavar<text:span text:style-name="T139"> kišuf</text:span>*, <text:span text:style-name="T287">n</text:span><text:span text:style-name="T270">ávrat</text:span> *<text:span text:style-name="T139">Hašavah</text:span>*, <text:span text:style-name="T287">l</text:span><text:span text:style-name="T270">edová tříšť</text:span> *<text:span text:style-name="T139">Kerach ketim</text:span>*, <text:span text:style-name="T287">p</text:span><text:span text:style-name="T270">aralýza</text:span> *<text:span text:style-name="T139">Šituk</text:span>*, <text:span text:style-name="T287">n</text:span><text:span text:style-name="T181">eviditelná zbroj</text:span><text:span text:style-name="T223"> *Ij ryjut </text:span><text:span text:style-name="T224">širion</text:span><text:span text:style-name="T223">*, </text:span><text:span text:style-name="T182">b</text:span><text:span text:style-name="T181">eranidlo</text:span><text:span text:style-name="T223"> *Zelokvah*</text:span></text:p>
        </text:list-item>
      </text:list>
      <text:p text:style-name="P66"><text:span text:style-name="T432">O</text:span><text:span text:style-name="T406">živlá černá plátová zbroj</text:span> &gt; Plní Marelokov<text:span text:style-name="T1982">y</text:span> rozkazy. <text:span text:style-name="T2024">P</text:span>ád ke stropu <text:span text:style-name="T2024">jí neublíží</text:span>.</text:p>
      <text:p text:style-name="P343"><text:span text:style-name="T2">F</text:span><text:span text:style-name="T3">yzička </text:span><text:span text:style-name="T50">4</text:span><text:span text:style-name="T3">, Finesa </text:span><text:span text:style-name="T50">2</text:span><text:span text:style-name="T3">, Duše </text:span><text:span text:style-name="T5">-</text:span><text:span text:style-name="T1160">, </text:span><text:span text:style-name="T1161">Ž</text:span><text:span text:style-name="T1158">ivot</text:span><text:span text:style-name="T1161">y </text:span><text:span text:style-name="T1206">14</text:span></text:p>
      <text:p text:style-name="P349"><text:span text:style-name="T1093">Z</text:span><text:span text:style-name="T1090">broj:</text:span><text:span text:style-name="T1157"> 2</text:span></text:p>
      <text:p text:style-name="P348"><text:span text:style-name="T1093">Rychlost:</text:span><text:span text:style-name="T1163"> </text:span><text:span text:style-name="T1164">jako </text:span><text:span text:style-name="T1165">chůze</text:span></text:p>
      <text:p text:style-name="P348"><text:span text:style-name="T1094">Smysly:</text:span><text:span text:style-name="T1166"> </text:span><text:span text:style-name="T1167">magický zrak a sluch</text:span></text:p>
      <text:p text:style-name="P348"><text:span text:style-name="T1095">Detekovatelnost</text:span><text:span text:style-name="T1096">:</text:span><text:span text:style-name="T1168"> </text:span><text:span text:style-name="T1169">není</text:span><text:span text:style-name="T1168"> vidět pomocí infravidění</text:span></text:p>
      <text:p text:style-name="P343"><text:span text:style-name="T817">⚔ </text:span><text:span text:style-name="T1110">Dlouhý černý meč</text:span><text:span text:style-name="T1092">:</text:span><text:span text:style-name="T1158"> </text:span><text:span text:style-name="T1206">4</text:span><text:span text:style-name="T1159"> + k6, zranění </text:span><text:span text:style-name="T1206">2/3</text:span></text:p>
      <text:list xml:id="list1927067659" text:style-name="L54">
        <text:list-item>
          <text:p text:style-name="P831"><text:span text:style-name="T1208">P</text:span><text:span text:style-name="T1207">rodej 3 zl za </text:span><text:span text:style-name="T1208">poškozenou zbroj, 5 zl za nepoškozenou,</text:span><text:span text:style-name="T1207"> 3 zl za </text:span><text:span text:style-name="T1208">dlouhý meč</text:span><text:span text:style-name="T1206">.</text:span></text:p>
        </text:list-item>
      </text:list>
      <text:p text:style-name="P181">18</text:p>
      <text:p text:style-name="Standalone_20_Property"><text:soft-page-break/><text:span text:style-name="T406">Komora zarostlá mechem, plísní a houbami</text:span> &gt; Většina z toho jedlá, na polici vedle dveří jsou nůžky, š<text:span text:style-name="T1981">k</text:span>rabka a tác.</text:p>
      <text:list xml:id="list2342764088" text:style-name="L55">
        <text:list-item>
          <text:p text:style-name="P832">1 ze 6: nasbírané houby způsobí halucinace.</text:p>
        </text:list-item>
      </text:list>
      <text:p text:style-name="P181">19</text:p>
      <text:p text:style-name="Standalone_20_Property"><text:span text:style-name="T406">Police plné knih</text:span> &gt; Beletrie i naučná, poznámky z výzkumů kouzel, luxusní psací souprava <text:span text:style-name="T2027">(prodej 5 zl)</text:span>, zásoba kvalitního pergamenu. <text:span text:style-name="T2012">Svitek s kouzlem </text:span><text:span text:style-name="T289">oživ zbroj</text:span><text:span text:style-name="T2012">.</text:span></text:p>
      <text:p text:style-name="P97">Oživ zbroj</text:p>
      <text:p text:style-name="P173"><text:span text:style-name="T270">Suroviny:</text:span> Živé srdce humanoidního tvora, diamantový prach (nákup 20 zl), <text:span text:style-name="T2013">prach z rohů wyverny (nákup 10 zl – v Trossu se nedá koupit).</text:span></text:p>
      <text:p text:style-name="P173">Při tomto rituálu je třeba vyříznout srdce ze živého humanoidního tvora a vložit ho do hrudní části zbroje.</text:p>
      <text:list xml:id="list8171514" text:style-name="L56">
        <text:list-item>
          <text:p text:style-name="P833">Wyvernu je možno ulovit na pláních kolem Trossu.</text:p>
        </text:list-item>
      </text:list>
      <text:p text:style-name="P181">20</text:p>
      <text:p text:style-name="P34">Velká postel<text:span text:style-name="T462"> &gt; </text:span><text:span text:style-name="T474">povlečení jde prodat za 3 zl.</text:span></text:p>
      <text:p text:style-name="Standalone_20_Property"><text:span text:style-name="T440">T</text:span><text:span text:style-name="T406">ruhlice </text:span><text:span text:style-name="T439">s těžkým víkem</text:span> &gt; Uvězněný stopu vysoký ďáblík. Marelok si ho povolal z pekel jako sluhu, ale není s jeho službami příliš spokojený. Ďáblík je vlezlý, snaživý a neskutečně nešikovný.</text:p>
      <text:p text:style-name="P181">21</text:p>
      <text:p text:style-name="P66">Kovová vana a vysoký džbán.</text:p>
      <text:p text:style-name="Standalone_20_Property"><text:soft-page-break/><text:span text:style-name="T406">Šatník</text:span> &gt; Cestovní oděv <text:span text:style-name="T2028">(prodej 6 zl)</text:span>, šaty ke dvoru <text:span text:style-name="T2028">(prodej 15 zl)</text:span>, žebrácké hadry a noční košile</text:p>
      <text:p text:style-name="Standalone_20_Property"><text:span text:style-name="T406">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4">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5">Kouzelník, který tu stráví několik minut, automaticky získá následující kouzla (nebude je umět, ale bude je mít připravené):</text:p>
      <text:list xml:id="list3635747858" text:style-name="L57">
        <text:list-item>
          <text:p text:style-name="P835"><text:span text:style-name="T270">Černý blesk</text:span> <text:span text:style-name="T1939">*Kedar bárak*</text:span></text:p>
        </text:list-item>
        <text:list-item>
          <text:p text:style-name="P834"><text:span text:style-name="T270">Rudý blesk</text:span> *Adom bárak*</text:p>
        </text:list-item>
        <text:list-item>
          <text:p text:style-name="P834"><text:span text:style-name="T270">Ohnivý déšť</text:span> *<text:span text:style-name="T139">Eš gešem</text:span>*</text:p>
        </text:list-item>
        <text:list-item>
          <text:p text:style-name="P834"><text:span text:style-name="T270">Ohnivá koule</text:span> *Eš nešef*</text:p>
        </text:list-item>
        <text:list-item>
          <text:p text:style-name="P834"><text:span text:style-name="T270">Mrak smrti</text:span> *<text:span text:style-name="T139">Mavet anan</text:span>*</text:p>
        </text:list-item>
      </text:list>
      <text:p text:style-name="P145">K přerodu do kostlivého draka je potřeba celkem 17 duší zabitých těmito kouzly.</text:p>
      <text:p text:style-name="P27">Artrixos, kouzelnický učeň</text:p>
      <text:p text:style-name="P146">Vyhublý mladík v roztrhané kouzelnické róbě.</text:p>
      <text:p text:style-name="P121">&gt; <text:span text:style-name="T132">Učedník Bareuse Karsavara (viz Hlavní věž pevnosti ve městě).</text:span></text:p>
      <text:p text:style-name="P120"><text:soft-page-break/>&gt; <text:span text:style-name="T132">Podlehl dračímu našeptávání. Kouzly získanými pobytem u kostry napadne každého, kdo se ke </text:span><text:span text:style-name="T201">ní</text:span><text:span text:style-name="T132"> přiblíží.</text:span></text:p>
      <text:p text:style-name="P120">&gt; Je mo<text:span text:style-name="T132">žné ho vyléčit, stačí ho na pár dní udržet </text:span><text:span text:style-name="T202">mimo dračí kostru</text:span><text:span text:style-name="T132">.</text:span></text:p>
      <text:h text:style-name="Heading_20_2" text:outline-level="2"><text:bookmark-start text:name="__RefHeading___Toc22750_41530725"/>Godov<text:bookmark-end text:name="__RefHeading___Toc22750_41530725"/></text:h>
      <text:p text:style-name="P65">Vesnice zásobující Brakk. Chudí lidé a bohatý <text:span text:style-name="T1803">správce.</text:span></text:p>
      <text:p text:style-name="P143"><text:span text:style-name="T410">Starý </text:span><text:span text:style-name="T406">Antoš</text:span> <text:span text:style-name="T521">&gt;</text:span> <text:span text:style-name="T1804">stará</text:span><text:span text:style-name="T133"> se o zahradu u Valenovy vily. Naposledy tam byl minulý týden, všechno bylo podivně tiché a děsivé, neodvážil se jít dovnitř a </text:span><text:span text:style-name="T136">znova</text:span><text:span text:style-name="T133"> už nesebral odvahu se tam vypravit. Říkal o tom Baltusovi, správci Godova, ale ten se mu vysmál.</text:span></text:p>
      <text:p text:style-name="P65"><text:span text:style-name="T406">Baltus</text:span> <text:span text:style-name="T522">&gt; spr</text:span><text:span text:style-name="T134">ávce Godova, </text:span><text:span text:style-name="T135">vykořisťuje rolníky a holduje</text:span> obžerství. Nedávno přišel s úžasným nápadem práva první noci. Případné dobrodruhy a jiné potenciálně vlivné návštěvníky bohatě pohostí.</text:p>
      <text:p text:style-name="P69">Oběd u zemana Baltuse</text:p>
      <text:list xml:id="list921374899" text:style-name="L58">
        <text:list-item>
          <text:p text:style-name="P836"><text:span text:style-name="T1402">Z</text:span><text:span text:style-name="T1393">e </text:span><text:span text:style-name="T1403">S</text:span><text:span text:style-name="T1393">umpu už dlouho nedorazily čerstvé ryby (jídelníček stojí za bačkoru).</text:span></text:p>
        </text:list-item>
        <text:list-item>
          <text:p text:style-name="P837"><text:span text:style-name="T1402">Nešli jste náhodou </text:span><text:span text:style-name="T1403">kolem domu</text:span><text:span text:style-name="T1402"> </text:span><text:span text:style-name="T1404">velmože</text:span><text:span text:style-name="T1402"> </text:span><text:span text:style-name="T1404">V</text:span><text:span text:style-name="T1402">alena? </text:span><text:span text:style-name="T1403">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802">r</text:span>denská tvrz<text:bookmark-end text:name="__RefHeading___Toc22752_41530725"/></text:h>
      <text:p text:style-name="P64"><text:span text:style-name="T2171">Říká se, že p</text:span>oslední <text:span text:style-name="T2170">pán</text:span> zešílel, zapečetil bránu a snědl veškeré služebnictvo. Od té doby je tvrz považována za prokletou a nikdo se k ní neodváží. <text:span text:style-name="T2171">Ve skutečnosti je to ale zástěrka, kterou šíří nekromant Uriel, který tvrz ovládl.</text:span></text:p>
      <text:h text:style-name="Heading_20_5" text:outline-level="5"><text:bookmark text:name="docs-internal-guid-5af89721-7fff-88a4-6719-c1e88472043e"/><text:span text:style-name="T2177">Nekromant </text:span>Uriel</text:h>
      <text:p text:style-name="P386">Sotva třicet let, bledý, černá róba a sandále</text:p>
      <text:p text:style-name="P225"><text:span text:style-name="T2">F</text:span><text:span text:style-name="T3">yzička </text:span><text:span text:style-name="T1324">4</text:span><text:span text:style-name="T3">, Finesa </text:span><text:span text:style-name="T1324">3</text:span><text:span text:style-name="T3">, Duše </text:span><text:span text:style-name="T125">5</text:span><text:span text:style-name="T3">, </text:span><text:span text:style-name="T89">Ž</text:span><text:span text:style-name="T34">ivot</text:span><text:span text:style-name="T89">y </text:span><text:span text:style-name="T1324">10</text:span></text:p>
      <text:list xml:id="list2303434659" text:style-name="L59">
        <text:list-item>
          <text:p text:style-name="P662"><text:span text:style-name="T393">Kouzla: </text:span>Dlouhá ruka <text:span text:style-name="T348">*Aruk jad*</text:span>, Dým <text:span text:style-name="T348">*Ašan*</text:span>, Beranidlo <text:span text:style-name="T348">*Zelokvah*</text:span>, Oko <text:span text:style-name="T348">*Ajin*</text:span>, Protoplazma <text:span text:style-name="T348">*Makor </text:span><text:span text:style-name="T187">refeš</text:span><text:span text:style-name="T348">*</text:span>, Sugesce <text:span text:style-name="T348">*</text:span><text:span text:style-name="T187">Hašáh</text:span><text:span text:style-name="T348">*</text:span>, <text:span text:style-name="T223">Neviditelná zbroj </text:span><text:span text:style-name="T191">*Ij ryjut </text:span><text:span text:style-name="T188">širion</text:span><text:span text:style-name="T191">*</text:span><text:span text:style-name="T223">, Třpytivá zář </text:span><text:span text:style-name="T191">*Misanver lehavah*</text:span><text:span text:style-name="T223">, Zapomeň </text:span><text:span text:style-name="T191">*Šakhah*</text:span><text:span text:style-name="T223">, Tlampač </text:span><text:span text:style-name="T191">*Ramkol*</text:span><text:span text:style-name="T223">, Paralýza </text:span><text:span text:style-name="T191">*</text:span><text:span text:style-name="T187">Šituk</text:span><text:span text:style-name="T191">*</text:span><text:span text:style-name="T223">, Lazebník </text:span><text:span text:style-name="T191">*Sapar*</text:span><text:span text:style-name="T223">, Návrat </text:span><text:span text:style-name="T191">*</text:span><text:span text:style-name="T187">Hašavah</text:span><text:span text:style-name="T191">*</text:span><text:span text:style-name="T223">, Ledová dýka </text:span><text:span text:style-name="T191">*Kerach pygion*</text:span><text:span text:style-name="T223">, Ledová past </text:span><text:span text:style-name="T191">*Kerach peh*</text:span><text:span text:style-name="T223">, Duševní úder </text:span><text:span text:style-name="T191">*Nefeš nagaf*</text:span><text:span text:style-name="T223">, Mrak smrti </text:span><text:span text:style-name="T191">*</text:span><text:span text:style-name="T187">Mavet anan</text:span><text:span text:style-name="T191">*</text:span><text:span text:style-name="T223">, Mraziv</text:span><text:span text:style-name="T139">á bouře </text:span><text:span text:style-name="T187">*Karah sufah*</text:span><text:span text:style-name="T139">, Neviditelnost</text:span><text:span text:style-name="T224"> </text:span><text:span text:style-name="T188">*Ij ryjut*</text:span><text:span text:style-name="T224">, Hyperprostor </text:span><text:span text:style-name="T188">*Hávarah chalal*</text:span><text:span text:style-name="T224">, Hypnóza </text:span><text:span text:style-name="T188">*Hipnut*</text:span></text:p>
        </text:list-item>
      </text:list>
      <text:p text:style-name="P94"><text:span text:style-name="T189">Družina s ním p</text:span><text:span text:style-name="T188">ravděpodobně bude bojovat několikrát – </text:span><text:span text:style-name="T1510">okolnosti</text:span><text:span text:style-name="T190"> jsou v popisu místností</text:span><text:span text:style-name="T188">.</text:span></text:p>
      <text:p text:style-name="P183">Pevnost zvenku</text:p>
      <text:p text:style-name="Standalone_20_Property"><text:span text:style-name="T2199">🔊 </text:span><text:span text:style-name="T1753">Skrz bránu je slyšet tiché skřípání zubů – ani po delší době nepřestává.</text:span></text:p>
      <text:p text:style-name="Standalone_20_Property"><text:span text:style-name="T480">♨ </text:span><text:span text:style-name="T481">Z tvrze je cítit slabý mrtvolný zápach.</text:span></text:p>
      <text:p text:style-name="P243"><text:soft-page-break/><text:span text:style-name="T2191">Hradba </text:span><text:span text:style-name="T1616">je</text:span><text:span text:style-name="T2191"> vysoká </text:span><text:span text:style-name="T2196">jen kolem tří metrů</text:span><text:span text:style-name="T2191">, ale je dobře udržovaná. </text:span><text:span text:style-name="T582">Brána</text:span><text:span text:style-name="T2192"> je </text:span><text:span text:style-name="T1613">ze severu, padací mříž je zvednutá. </text:span><text:span text:style-name="T1615">V severozápadním rohu je strážní věž.</text:span><text:span text:style-name="T1613"> </text:span><text:span text:style-name="T1614">V jižní části jsou hospodářské budovy, z některých stoupá kouř.</text:span><text:span text:style-name="T2191"> Na hradbách </text:span><text:span text:style-name="T2194">ani na věži</text:span><text:span text:style-name="T2191"> nikdo není.<text:line-break/><text:tab/></text:span>Z <text:span text:style-name="T2190">jižní strany je pevnost částečně zapuštěná do skály – jsou v ní <text:s/>vidět </text:span><text:span text:style-name="T2195">úzké</text:span><text:span text:style-name="T2190"> průzory.</text:span></text:p>
      <text:p text:style-name="P246"><text:span text:style-name="Emphasis"><text:span text:style-name="T654">▸ </text:span></text:span><text:span text:style-name="T2212">V </text:span><text:span text:style-name="T583">bráně</text:span><text:span text:style-name="T2212"> je </text:span><text:span text:style-name="T2213">kromě</text:span><text:span text:style-name="T2212"> mříž</text:span><text:span text:style-name="T2213">e ještě</text:span><text:span text:style-name="T2212"> </text:span><text:span text:style-name="T1619">spouštěcí</text:span><text:span text:style-name="T2212"> dřevěná brána – také zvednutá.</text:span></text:p>
      <text:p text:style-name="P245"><text:span text:style-name="T2198">👣 Před bránou jsou vyjeté koleje od vozů.</text:span><text:span text:style-name="T2197"> </text:span><text:span text:style-name="T2208">Pěší stopy už dávno smyl déšť, dlouho tudy nikdo nešel.<text:line-break/><text:tab/></text:span><text:span text:style-name="T2197">•• </text:span><text:span text:style-name="T2207">Stopy od vozů </text:span><text:span text:style-name="T2197">jsou staré, </text:span><text:span text:style-name="T1618">několik týdnů</text:span><text:span text:style-name="T2197"> tudy žádný neprojel.</text:span></text:p>
      <text:p text:style-name="P182">1</text:p>
      <text:p text:style-name="Standalone_20_Property"><text:span text:style-name="T406">Z ochozu nad branou visí v řetězech tři lebky</text:span> &gt; Skřípají zuby a kdykoli někdo vkročí na nádvoří, chrastivě se smějí.</text:p>
      <text:p text:style-name="Standalone_20_Property"><text:span text:style-name="T406">Nádvoří s rozrytými zbytky dlažby</text:span> &gt; Poseté kostmi, hadry a kusy zničeného či zrezlého vybavení.</text:p>
      <text:p text:style-name="P244"><text:span text:style-name="T2198"><text:tab/>👣 </text:span><text:span text:style-name="T1617">S</text:span><text:span text:style-name="T2209">topy kostlivců<text:line-break/><text:tab/><text:tab/>•• jsou několik dní staré</text:span></text:p>
      <text:p text:style-name="Standalone_20_Property"><text:span text:style-name="T406">Dřevěná stáj</text:span> &gt; Ztrouchnivělá. Uvnitř stojí nehybný kost<text:span text:style-name="T1627">liv</text:span>ý kůň, který ožije a zaútočí jedině v sebeobraně.</text:p>
      <text:list xml:id="list2042447144" text:style-name="L60">
        <text:list-header>
          <text:p text:style-name="P639">Kostlivý kůň</text:p>
        </text:list-header>
      </text:list>
      <text:list xml:id="list971137820" text:style-name="L61">
        <text:list-header>
          <text:p text:style-name="P546"><text:span text:style-name="T2">F</text:span><text:span text:style-name="T3">yzička </text:span><text:span text:style-name="T105">4</text:span><text:span text:style-name="T3">, Finesa </text:span><text:span text:style-name="T105">1</text:span><text:span text:style-name="T3">, Duše -</text:span><text:span text:style-name="T1358">, </text:span><text:span text:style-name="T1359">Ž</text:span><text:span text:style-name="T1360">ivot</text:span><text:span text:style-name="T1359">y </text:span><text:span text:style-name="T1361">13</text:span></text:p>
          <text:p text:style-name="P474"><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5"><text:span text:style-name="T1349">Rychlost:</text:span><text:span text:style-name="T1364"> </text:span><text:span text:style-name="T1365">jako </text:span><text:span text:style-name="T1366">kůň</text:span></text:p>
          <text:p text:style-name="P475"><text:span text:style-name="T1348">Smysly:</text:span><text:span text:style-name="T1362"> </text:span><text:span text:style-name="T1363">magický zrak a⁠ sluch</text:span></text:p>
          <text:p text:style-name="P546"><text:soft-page-break/><text:span text:style-name="T972">⚔ </text:span><text:span text:style-name="T1347">Z</text:span><text:span text:style-name="T1346">uby</text:span><text:span text:style-name="T1347">:</text:span><text:span text:style-name="T1355"> </text:span><text:span text:style-name="T1356">4</text:span><text:span text:style-name="T1355"> + k6, zranění </text:span><text:span text:style-name="T1357">0</text:span></text:p>
          <text:p text:style-name="P546"><text:span text:style-name="T972">⚔ </text:span><text:span text:style-name="T1346">Kopyta</text:span><text:span text:style-name="T1347">:</text:span><text:span text:style-name="T1355"> </text:span><text:span text:style-name="T1356">4</text:span><text:span text:style-name="T1355"> + k6, zranění </text:span><text:span text:style-name="T1357">1</text:span></text:p>
        </text:list-header>
      </text:list>
      <text:p text:style-name="Standalone_20_Property"><text:span text:style-name="T406">Kamenná studna</text:span> &gt; Dřevěné vědro na dlouhém laně. Pouze díra do 13. ve sklepení, kde je skutečná studna umístěná – <text:span text:style-name="T2210">je funk</text:span><text:span text:style-name="T2211">č</text:span><text:span text:style-name="T2210">ní, dá se z ní vytáhnout pitná voda</text:span>.</text:p>
      <text:p text:style-name="P227"><text:tab/>⬤<text:span text:style-name="T462"> </text:span><text:span text:style-name="T483">Dole je tma.</text:span></text:p>
      <text:p text:style-name="Standalone_20_Property"><text:span text:style-name="T406">Na bok převrácený vůz</text:span> &gt; Jeden prázdný sud, chybí přední kola.</text:p>
      <text:p text:style-name="Standalone_20_Property"><text:span text:style-name="T406">Hradní ochozy</text:span> &gt; <text:span text:style-name="T1624">6</text:span> ležící<text:span text:style-name="T2216">ch</text:span> kostlivc<text:span text:style-name="T2216">ů</text:span> s luky. Přístupné z žebříků u věže a po stranách stáje.</text:p>
      <text:list xml:id="list3098769555" text:style-name="L62">
        <text:list-header>
          <text:p text:style-name="P840"><text:span text:style-name="T2">K</text:span><text:span text:style-name="T1">ostlivec s lukem</text:span></text:p>
          <text:p text:style-name="P844"><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6"><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6"><text:span text:style-name="T1349">Rychlost:</text:span><text:span text:style-name="T1364"> </text:span><text:span text:style-name="T1365">jako člověk</text:span></text:p>
          <text:p text:style-name="P476"><text:span text:style-name="T1348">Smysly:</text:span><text:span text:style-name="T1362"> </text:span><text:span text:style-name="T1363">magický zrak a⁠ sluch</text:span></text:p>
          <text:p text:style-name="P476"><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47"><text:span text:style-name="T972">⚔ </text:span><text:span text:style-name="T1350">Pařáty</text:span><text:span text:style-name="T10">:</text:span><text:span text:style-name="T34"> </text:span><text:span text:style-name="T106">3 + k6, zranění 1</text:span></text:p>
          <text:p text:style-name="P547"><text:span text:style-name="T972">⚔ </text:span><text:span text:style-name="T1353">Krátký luk</text:span><text:span text:style-name="T10">:</text:span><text:span text:style-name="T34"> </text:span><text:span text:style-name="T106">3 + k6, zranění </text:span><text:span text:style-name="T107">2, střední dostřel</text:span></text:p>
        </text:list-header>
      </text:list>
      <text:p text:style-name="Standalone_20_Property"><text:span text:style-name="T406">Věž</text:span> &gt; Ohořelý kostlivec, <text:span text:style-name="T2178">prohýbá se pod váhou </text:span><text:span text:style-name="T2179">dvojručního</text:span><text:span text:style-name="T2178"> meče</text:span>. Páka a naviják k ovládání mříž<text:span text:style-name="T2193">e v bráně</text:span>. <text:span text:style-name="T2173">Meč patřil krollovi Pogovi (bojovnice Raegan </text:span><text:span text:style-name="T2174">z hospody </text:span><text:span text:style-name="T313">U rezavého meče</text:span><text:span text:style-name="T2173"> ho pozn</text:span><text:span text:style-name="T2174">á</text:span><text:span text:style-name="T2173">).</text:span></text:p>
      <text:list xml:id="list224609578007410" text:continue-numbering="true" text:style-name="L62">
        <text:list-header>
          <text:p text:style-name="P841"><text:span text:style-name="T2">K</text:span><text:span text:style-name="T1">ostlivec s </text:span><text:span text:style-name="T109">mečem</text:span></text:p>
          <text:p text:style-name="P845"><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7"><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7"><text:soft-page-break/><text:span text:style-name="T1349">Rychlost:</text:span><text:span text:style-name="T1364"> </text:span><text:span text:style-name="T1365">jako člověk</text:span></text:p>
          <text:p text:style-name="P477"><text:span text:style-name="T1348">Smysly:</text:span><text:span text:style-name="T1362"> </text:span><text:span text:style-name="T1363">magický zrak a⁠ sluch</text:span></text:p>
          <text:p text:style-name="P482"><text:span text:style-name="T1373">Detekovatelnost</text:span><text:span text:style-name="T1374">:</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51"><text:span text:style-name="T975">⚔</text:span><text:span text:style-name="T973"> </text:span><text:span text:style-name="T974">Dvojruční m</text:span><text:span text:style-name="T1372">eč</text:span><text:span text:style-name="T34">:</text:span><text:span text:style-name="T26"> </text:span><text:span text:style-name="T28">1</text:span><text:span text:style-name="T27"> + k6, zranění </text:span><text:span text:style-name="T29">3</text:span></text:p>
        </text:list-header>
      </text:list>
      <text:p text:style-name="P384"><text:span text:style-name="T1708">Mrtvoly</text:span><text:span text:style-name="T406"> zavěšen</text:span><text:span text:style-name="T448">é</text:span><text:span text:style-name="T406"> na kůlech</text:span> &gt; Na vrcholcích kůlů jsou vozová kola, ze kterých visí mrtvoly Reaganiných (viz Drby) spolubojovníků. Nejsou uvázáni pevně, a pokud se k nim někdo přiblíží, zapadne sekundární brána z trámových mříží a <text:span text:style-name="T1625">jak oni, tak</text:span> kostlivci <text:span text:style-name="T2244">na hradbách</text:span> ožijí a zaútočí (<text:span text:style-name="T2180">j</text:span>edna příčka je rozsekaná a dovoluje hubeným a neobrněným postavám uniknout).</text:p>
      <text:list xml:id="list979521884" text:style-name="L63">
        <text:list-header>
          <text:p text:style-name="P850"><text:span text:style-name="T2198">♨ </text:span><text:span text:style-name="T2214">Silný mrtvolný zápach. </text:span><text:span text:style-name="T2215">Mrtvoly jsou v pokročilém stádiu rozkladu, nejspíš tu visí několik týdnů.</text:span></text:p>
        </text:list-header>
      </text:list>
      <text:p text:style-name="P384"><text:tab/>Někdo jim sebral zbraně i veškeré další vybavení.</text:p>
      <text:list xml:id="list885898288" text:style-name="L64">
        <text:list-item>
          <text:p text:style-name="P856">Kroll Pog - <text:span text:style-name="T2176">z</text:span><text:span text:style-name="T2175">prohýbaná těžká zbroj na krolla</text:span></text:p>
          <text:list>
            <text:list-header>
              <text:p text:style-name="P851">Fyzička <text:span text:style-name="Brawn_20__28_Attributes_29_"><text:span text:style-name="T2226">4</text:span></text:span>, Finesa <text:span text:style-name="Finesse_20__28_Attributes_29_"><text:span text:style-name="T2236">1</text:span></text:span>, Duše <text:span text:style-name="Spirit_20__28_Attributes_29_">-</text:span>, Životy 1<text:span text:style-name="T1620">4</text:span></text:p>
              <text:p text:style-name="P851">Zbroj: <text:span text:style-name="T1620">2</text:span></text:p>
              <text:p text:style-name="P852"><text:span text:style-name="Unicode_20_Character"><text:span text:style-name="T978">⚔</text:span></text:span><text:span text:style-name="Unicode_20_Character"> </text:span><text:span text:style-name="T1621">Pařáty</text:span>: <text:span text:style-name="Brawn_20__28_Attributes_29_"><text:span text:style-name="T2227">4</text:span></text:span> + k6, zranění <text:span text:style-name="T1629">0</text:span></text:p>
            </text:list-header>
          </text:list>
        </text:list-item>
        <text:list-item>
          <text:p text:style-name="P851">Elf Sírdan - <text:span text:style-name="T2176">r</text:span><text:span text:style-name="T2175">oztrhaná kouzelnická róba</text:span></text:p>
          <text:list>
            <text:list-header>
              <text:p text:style-name="P853">Fyzička <text:span text:style-name="Brawn_20__28_Attributes_29_"><text:span text:style-name="T2228">3</text:span></text:span>, Finesa <text:span text:style-name="Finesse_20__28_Attributes_29_"><text:span text:style-name="T2236">1</text:span></text:span>, Duše <text:span text:style-name="Spirit_20__28_Attributes_29_">-</text:span>, Životy <text:span text:style-name="T1622">13</text:span></text:p>
              <text:p text:style-name="P853"><text:span text:style-name="Unicode_20_Character"><text:span text:style-name="T978">⚔</text:span></text:span><text:span text:style-name="Unicode_20_Character"> </text:span><text:span text:style-name="T1621">Pařáty</text:span>: <text:span text:style-name="Brawn_20__28_Attributes_29_"><text:span text:style-name="T2228">3</text:span></text:span> + k6, zranění <text:span text:style-name="T1629">0</text:span></text:p>
            </text:list-header>
          </text:list>
        </text:list-item>
        <text:list-item>
          <text:p text:style-name="P854"><text:span text:style-name="T2172">Hobit</text:span><text:span text:style-name="T1606">ka</text:span><text:span text:style-name="T2172"> Ručka - </text:span><text:span text:style-name="T2176">m</text:span><text:span text:style-name="T2175">ěšťanské šaty</text:span></text:p>
          <text:list>
            <text:list-header>
              <text:p text:style-name="P853">Fyzička <text:span text:style-name="Brawn_20__28_Attributes_29_"><text:span text:style-name="T2230">2</text:span></text:span>, Finesa <text:span text:style-name="Finesse_20__28_Attributes_29_"><text:span text:style-name="T2237">2</text:span></text:span>, Duše <text:span text:style-name="Spirit_20__28_Attributes_29_">-</text:span>, Životy <text:span text:style-name="T1622">1</text:span><text:span text:style-name="T1623">2</text:span></text:p>
              <text:p text:style-name="P853"><text:span text:style-name="Unicode_20_Character"><text:span text:style-name="T978">⚔</text:span></text:span><text:span text:style-name="Unicode_20_Character"> </text:span><text:span text:style-name="T1621">Pařáty</text:span>: <text:span text:style-name="Brawn_20__28_Attributes_29_"><text:span text:style-name="T2229">2</text:span></text:span> + k6, zranění <text:span text:style-name="T1629">0</text:span></text:p>
            </text:list-header>
            <text:list-item>
              <text:p text:style-name="P857"><text:soft-page-break/>V <text:span text:style-name="T2243">šatech</text:span> má skryté 2 vrhací dýky</text:p>
            </text:list-item>
            <text:list-item>
              <text:p text:style-name="P858">V opasku má zašitých 5 zl</text:p>
            </text:list-item>
          </text:list>
        </text:list-item>
      </text:list>
      <text:p text:style-name="P182">2</text:p>
      <text:p text:style-name="P376">Chlív s hliněnou podlahou</text:p>
      <text:p text:style-name="P229">⬤<text:span text:style-name="T462"> </text:span><text:span text:style-name="T487">V místnosti se nesvítí, ale pokud je den a jsou otevřené dveře na nádvoří, je vidět dobře.</text:span></text:p>
      <text:p text:style-name="P241"><text:span text:style-name="T484">👣 </text:span><text:span text:style-name="T487">Staré stopy kostlivců</text:span></text:p>
      <text:p text:style-name="P376">Džbán s <text:span text:style-name="T2248">povadlým</text:span> rudým tulipánem</text:p>
      <text:p text:style-name="P182">3</text:p>
      <text:p text:style-name="P228">⬤<text:span text:style-name="T462"> </text:span><text:span text:style-name="T487">V místnosti se nesvítí.</text:span></text:p>
      <text:p text:style-name="P376">Zašlá bílá omítka, valená klenba, dřevěná podlaha</text:p>
      <text:p text:style-name="Standalone_20_Property"><text:span text:style-name="T406">Nápis na stěně “Tohle není konec! Však ona mě bude milovat!”</text:span> &gt; Zdá se být naškrában<text:span text:style-name="T2050">ý</text:span> dýkou.</text:p>
      <text:p text:style-name="P248"><text:span text:style-name="T447">👣</text:span><text:span text:style-name="T484"> </text:span><text:span text:style-name="T486">Z</text:span><text:span text:style-name="T485"> prachu na podlaze </text:span><text:span text:style-name="T1717">lze vyčíst:</text:span></text:p>
      <text:list xml:id="list1618796089" text:style-name="L65">
        <text:list-item>
          <text:p text:style-name="P860"><text:span text:style-name="T1719">S</text:span><text:span text:style-name="T1716">krz tuto místnost chodí kostlivci (do všech třech východů).</text:span></text:p>
        </text:list-item>
        <text:list-item>
          <text:p text:style-name="P859"><text:span text:style-name="T1719">T</text:span><text:span text:style-name="T1717">en, kdo nápis vyryl, měl sandály </text:span><text:span text:style-name="T1718">lidské velikosti</text:span><text:span text:style-name="T485">.</text:span></text:p>
        </text:list-item>
        <text:list-item>
          <text:p text:style-name="P859"><text:span text:style-name="T497">Ten, kdo zanechal stopy od sandálů, nedávno </text:span><text:span text:style-name="T1720">šel</text:span><text:span text:style-name="T497"> skrz tuto místnost od dveří do 5 ke vstupu do a zpět.</text:span></text:p>
        </text:list-item>
      </text:list>
      <text:p text:style-name="P182">4</text:p>
      <text:p text:style-name="P230"><text:span text:style-name="T488">⬤ </text:span><text:span text:style-name="T487">V místnosti se nesvítí.</text:span></text:p>
      <text:p text:style-name="Standalone_20_Property"><text:span text:style-name="T406">Rozlámaný nábytek</text:span> &gt; Komody, židle, lavice.</text:p>
      <text:p text:style-name="Standalone_20_Property"><text:soft-page-break/><text:span text:style-name="T406">Hromada harampádí</text:span> &gt; Prosté šaty, vidle, lopaty, krumpáč, několik motyk, kolovrat, <text:span text:style-name="T2174">zlomená kouzelnická </text:span><text:span text:style-name="T2173">hůl, </text:span><text:span text:style-name="T2217">3 různě velké torny (jedna pro krolla, jedna pro elfa, jedna pro hobita, </text:span><text:span text:style-name="T2218">v</text:span><text:span text:style-name="T2217"> každé je standardní cestovní výbava</text:span><text:span text:style-name="T2218">)</text:span><text:span text:style-name="T2217">.</text:span></text:p>
      <text:p text:style-name="P249"><text:span text:style-name="T447">👣</text:span><text:span text:style-name="T484"> </text:span><text:span text:style-name="T496">Staré stopy kostlivců.</text:span></text:p>
      <text:h text:style-name="Heading_20_4" text:outline-level="4">5 <text:span text:style-name="T2249">Kuchyně</text:span></text:h>
      <text:p text:style-name="P231"><text:span text:style-name="T489">Ve dne </text:span><text:span text:style-name="T484">💡 </text:span><text:span text:style-name="T490">(štěrbiny ve skále)</text:span><text:span text:style-name="T484">, </text:span><text:span text:style-name="T489">v noci </text:span><text:span text:style-name="T488">⬤</text:span></text:p>
      <text:p text:style-name="Standalone_20_Property"><text:span text:style-name="T406">Beznohý kostlivec</text:span> &gt; Posunuje se po stolech a děravou konví zalévá květiny.</text:p>
      <text:list xml:id="list224608012846755" text:continue-list="list224609578007410" text:style-name="L62">
        <text:list-header>
          <text:p text:style-name="P842"><text:span text:style-name="T122">Beznohý k</text:span><text:span text:style-name="T1">ostlivec</text:span></text:p>
          <text:p text:style-name="P846"><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8"><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3"><text:span text:style-name="T1375">Rychlost:</text:span><text:span text:style-name="T1383"> </text:span><text:span text:style-name="T1384">jako </text:span><text:span text:style-name="T1385">chůze</text:span></text:p>
          <text:p text:style-name="P552"><text:span text:style-name="T978">⚔</text:span><text:span text:style-name="T976"> </text:span><text:span text:style-name="T1380">Pařáty</text:span><text:span text:style-name="T110">:</text:span><text:span text:style-name="T115"> </text:span><text:span text:style-name="T116">3</text:span><text:span text:style-name="T117"> + k6, zranění </text:span><text:span text:style-name="T1386">0 </text:span><text:span text:style-name="T1387">(bojuje s nevýhodou)</text:span></text:p>
        </text:list-header>
      </text:list>
      <text:p text:style-name="Standalone_20_Property"><text:span text:style-name="T406">Pod okny stoly s bylinami</text:span> &gt; Jedovaté, léčivé i jiné. <text:span text:style-name="T2051">Alchymista z nich může vytěžit 10 </text:span><text:span text:style-name="T1628">kapek kvintesence</text:span>.</text:p>
      <text:p text:style-name="Standalone_20_Property"><text:span text:style-name="T406">Zpoza dveří </text:span><text:span text:style-name="T442">do</text:span><text:span text:style-name="T406"> 6 se ozývá hlasitá recitace</text:span> &gt; <text:span text:style-name="T1607">Jde o konec rituálu pronášeného ve staré řeči. Pokud j</text:span><text:span text:style-name="T1608">i</text:span><text:span text:style-name="T1607"> nějaká z postav </text:span><text:span text:style-name="T1608">zná</text:span><text:span text:style-name="T1607">:</text:span></text:p>
      <text:list xml:id="list4239686720" text:style-name="L66">
        <text:list-header>
          <text:p text:style-name="P592">„...a já ti přikazuji: Toto tělo budeš obývat a moje přání a rozkazy budeš plnit, dokud tě ze služby nepropustím. Tak se staň!“</text:p>
        </text:list-header>
      </text:list>
      <text:p text:style-name="P182">6</text:p>
      <text:p text:style-name="P232"><text:span text:style-name="T484">💡 </text:span><text:span text:style-name="T491">Světlo </text:span><text:span text:style-name="T498">od</text:span><text:span text:style-name="T491"> modrého ohně.</text:span></text:p>
      <text:p text:style-name="P239"><text:soft-page-break/><text:span text:style-name="T491">♨ </text:span><text:span text:style-name="T492">Mrtvolný zápach.</text:span></text:p>
      <text:p text:style-name="P247"><text:span text:style-name="T606">🔊 </text:span><text:span text:style-name="T637">Nespokojené hluboké mručení</text:span><text:span text:style-name="T636">.</text:span></text:p>
      <text:p text:style-name="Standalone_20_Property"><text:span text:style-name="T406">V kruhu modrého ohně stojí urostlý orkský válečník</text:span> &gt; Dřevěnokostěná zbroj, masivní sekera, šíp skrz krk.</text:p>
      <text:list xml:id="list3342624230" text:style-name="L67">
        <text:list-header>
          <text:p text:style-name="P423">Fyzička <text:span text:style-name="Brawn_20__28_Attributes_29_">5</text:span>, Finesa <text:span text:style-name="Finesse_20__28_Attributes_29_">3</text:span>, Duše <text:span text:style-name="Spirit_20__28_Attributes_29_">2</text:span>, Životy 1<text:span text:style-name="T2222">5</text:span></text:p>
          <text:p text:style-name="P424">Zbroj: 1</text:p>
          <text:p text:style-name="P583"><text:span text:style-name="Unicode_20_Character"><text:span text:style-name="T978">⚔</text:span></text:span><text:span text:style-name="Unicode_20_Character"><text:span text:style-name="T2219"> </text:span></text:span><text:span text:style-name="T2219">Dvojruční </text:span><text:span text:style-name="T2220">sekera</text:span><text:span text:style-name="T2219">: </text:span><text:span text:style-name="Brawn_20__28_Attributes_29_"><text:span text:style-name="T2219">5</text:span></text:span><text:span text:style-name="T2219"> + k6, zranění 3</text:span></text:p>
        </text:list-header>
      </text:list>
      <text:p text:style-name="Standalone_20_Property"><text:span text:style-name="T406">Nekromant Uriel stojí za ním</text:span> &gt; Sotva třicet let, bledý, černá róba a sandále. <text:span text:style-name="T2223">V kapse má </text:span><text:span text:style-name="T316">velký k</text:span><text:span text:style-name="T270">líč </text:span><text:span text:style-name="T316">z černého železa</text:span>.</text:p>
      <text:p text:style-name="P249"><text:span text:style-name="T1579">👣</text:span><text:span text:style-name="T1572"> </text:span><text:span text:style-name="T1573">Stopy od sandálů<text:line-break/><text:tab/>•• Dotyčný chodil kolem kruhu modrého ohně, </text:span><text:span text:style-name="T1574">čas od času se zastavoval</text:span><text:span text:style-name="T1573">.</text:span></text:p>
      <text:p text:style-name="P182">7</text:p>
      <text:p text:style-name="P233"><text:span text:style-name="T488">⬤ </text:span><text:span text:style-name="T487">V místnosti se nesvítí.</text:span></text:p>
      <text:p text:style-name="Standalone_20_Property"><text:span text:style-name="T406">Na hromadu naskládané rakve</text:span> &gt; Různě drahé, různě velké, až na jednu prázdné. Ta je plná dětských koster, mezi kterými prolézají stopu dlouzí červi s paralyzujícím jedem.</text:p>
      <text:list xml:id="list3484428129" text:style-name="L68">
        <text:list-header>
          <text:p text:style-name="P640">9 červů</text:p>
        </text:list-header>
      </text:list>
      <text:list xml:id="list224609601522960" text:continue-list="list3342624230" text:style-name="L67">
        <text:list-header>
          <text:p text:style-name="P861"><text:span text:style-name="T2181">Fyzička </text:span><text:span text:style-name="Brawn_20__28_Attributes_29_"><text:span text:style-name="T2224">1</text:span></text:span><text:span text:style-name="T2181">, Finesa </text:span><text:span text:style-name="Finesse_20__28_Attributes_29_"><text:span text:style-name="T2233">2</text:span></text:span><text:span text:style-name="T2181">, Duše </text:span><text:span text:style-name="Spirit_20__28_Attributes_29_"><text:span text:style-name="T2181">-</text:span></text:span><text:span text:style-name="T2181">, Životy </text:span><text:span text:style-name="T2221">4</text:span></text:p>
          <text:p text:style-name="P861"><text:span text:style-name="Unicode_20_Character"><text:span text:style-name="T2240">⚔</text:span></text:span><text:span text:style-name="Unicode_20_Character"><text:span text:style-name="T2239"> 2 + k6, zranění 0 + jed</text:span></text:span></text:p>
          <text:list>
            <text:list-header>
              <text:p text:style-name="P501"><text:span text:style-name="T1913">Jed</text:span><text:span text:style-name="T1292">: </text:span><text:span text:style-name="T1293">8</text:span><text:span text:style-name="T1224"> </text:span><text:span text:style-name="T1225">+ k6 </text:span><text:span text:style-name="T1226">proti Fyzičce</text:span></text:p>
              <text:p text:style-name="P501"><text:span text:style-name="T1104">L</text:span><text:span text:style-name="T1113">atence:</text:span><text:span text:style-name="T1227"> </text:span><text:span text:style-name="T1293">1</text:span><text:span text:style-name="T1227"> m</text:span><text:span text:style-name="T1228">inut</text:span><text:span text:style-name="T1293">a</text:span></text:p>
              <text:p text:style-name="P501"><text:soft-page-break/><text:span text:style-name="Success_20_Bullet">•</text:span><text:span text:style-name="Invisible_20_Success_20_Bullet"> </text:span>zpomalení</text:p>
              <text:p text:style-name="P501"><text:span text:style-name="Success_20_Bullet">• •</text:span><text:span text:style-name="Invisible_20_Success_20_Bullet"> </text:span>znehybnění končetiny</text:p>
              <text:p text:style-name="P501"><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502"><text:span text:style-name="T1135">Trvání</text:span><text:span text:style-name="T1113">:</text:span><text:span text:style-name="T1227"> </text:span><text:span text:style-name="T1294">několik minut</text:span></text:p>
            </text:list-header>
          </text:list>
        </text:list-header>
      </text:list>
      <text:p text:style-name="P250"><text:span text:style-name="T1156">👣</text:span><text:span text:style-name="T1149"> </text:span><text:span text:style-name="T1151">Staré s</text:span><text:span text:style-name="T1150">topy </text:span><text:span text:style-name="T1151">kostlivců</text:span></text:p>
      <text:p text:style-name="P182">8</text:p>
      <text:p text:style-name="P234"><text:span text:style-name="T488">⬤ </text:span><text:span text:style-name="T487">V místnosti se nesvítí.</text:span></text:p>
      <text:p text:style-name="Standalone_20_Property"><text:span text:style-name="T406">Šatní skříň</text:span> &gt; Prázdná</text:p>
      <text:p text:style-name="Standalone_20_Property"><text:span text:style-name="T449">Světle modrý k</text:span><text:span text:style-name="T406">oberec s propáleným středem</text:span> &gt; <text:span text:style-name="T1626">N</text:span>a stropě nad ním je černožlutá stopa po spáleném tuku. Pod kobercem je runový kruh, který spálí na kost kohokoli, kdo jím projde (k neutralizaci stačí porušit křídu)</text:p>
      <text:list xml:id="list1620766927" text:style-name="L69">
        <text:list-header>
          <text:p text:style-name="P862"><text:span text:style-name="T1142">Runový kruh</text:span><text:span text:style-name="T1392">:</text:span><text:span text:style-name="T59"> </text:span><text:span text:style-name="T1322">6</text:span><text:span text:style-name="T127"> + k6 proti F</text:span><text:span text:style-name="T1322">yzičce, zranění 8kz </text:span><text:span text:style-name="T1031">ohněm</text:span></text:p>
        </text:list-header>
      </text:list>
      <text:p text:style-name="Standalone_20_Property"><text:span text:style-name="T406">Za dveřmi schody do suterénu</text:span> &gt; Průvan a zápach horkého loje.</text:p>
      <text:p text:style-name="Standalone_20_Property"><text:span text:style-name="T1036">⚠</text:span> Pokud družina neprozkoumala 6, měl by je dohnat nemrtvý ork a nekromant.</text:p>
      <text:p text:style-name="P251"><text:span text:style-name="T1579">👣</text:span><text:span text:style-name="T1572"> </text:span><text:span text:style-name="T1573">Stopy od sandálů </text:span><text:span text:style-name="T1575">obchází díru uprostřed koberce<text:line-break/><text:tab/>•• Na koberci je krvavá stopa po ležícím těle, které pak někdo odtáhnul pryč.</text:span></text:p>
      <text:p text:style-name="P182">9</text:p>
      <text:p text:style-name="P235"><text:span text:style-name="T489">Ve dne </text:span><text:span text:style-name="T484">💡 </text:span><text:span text:style-name="T490">(štěrbin</text:span><text:span text:style-name="T493">a</text:span><text:span text:style-name="T490"> ve skále)</text:span><text:span text:style-name="T484">, </text:span><text:span text:style-name="T489">v noci </text:span><text:span text:style-name="T488">⬤</text:span></text:p>
      <text:p text:style-name="P240"><text:span text:style-name="T491">♨ </text:span><text:span text:style-name="T494">Slabá vůně koupele.</text:span></text:p>
      <text:p text:style-name="Standalone_20_Property"><text:span text:style-name="T406">V podlaze zapuštěná vana z keramických kachlí</text:span> &gt; Na dně je půl stopy studené narůžovělé vody</text:p>
      <text:p text:style-name="Standalone_20_Property"><text:soft-page-break/><text:span text:style-name="T406">Kovová kamna s hrncem vody</text:span> &gt; <text:span text:style-name="T2246">Jsou studená.</text:span> Vývod kouře je protažen puklinou ve skále, kterou je vidět ven z tvrz<text:span text:style-name="T2245">e</text:span>.</text:p>
      <text:p text:style-name="P252"><text:span text:style-name="T1579">👣</text:span><text:span text:style-name="T1572"> </text:span><text:span text:style-name="T1573">Stopy </text:span><text:span text:style-name="T1576">od kostlivců a</text:span><text:span text:style-name="T1573"> od sandálů<text:line-break/><text:tab/></text:span><text:span text:style-name="T1576">•• Osoba v sandálech se zde zula a koupala</text:span></text:p>
      <text:h text:style-name="Heading_20_4" text:outline-level="4">10</text:h>
      <text:p text:style-name="P237"><text:span text:style-name="T488">⬤ </text:span><text:span text:style-name="T487">V místnosti se nesvítí.</text:span></text:p>
      <text:p text:style-name="P262"><text:span text:style-name="T606">♨ </text:span><text:span text:style-name="T638">S</text:span><text:span text:style-name="T608">labá vůně sušeného masa a vyschlého dřeva.</text:span></text:p>
      <text:p text:style-name="Standalone_20_Property"><text:span text:style-name="T406">Regál se zásobami jídla</text:span> &gt; Převážně sušené hovězí a pohanková mouka.</text:p>
      <text:p text:style-name="P376">Stěna obložená až ke stropu dřevem na podpal</text:p>
      <text:p text:style-name="P253"><text:span text:style-name="T1579">👣</text:span><text:span text:style-name="T1572"> </text:span><text:span text:style-name="T1573">Stopy </text:span><text:span text:style-name="T1577">kostlivců, </text:span><text:span text:style-name="T1578">kteří sem chodí pro zásoby.</text:span></text:p>
      <text:p text:style-name="P182">11</text:p>
      <text:p text:style-name="P236"><text:span text:style-name="T488">⬤ </text:span><text:span text:style-name="T487">V místnosti se nesvítí.</text:span></text:p>
      <text:p text:style-name="P238"><text:span text:style-name="T491">🔊 </text:span><text:span text:style-name="T495">Tiché výhružné vrčení.</text:span></text:p>
      <text:p text:style-name="P254"><text:span text:style-name="T606">♨ </text:span><text:span text:style-name="T607">Psí pach.</text:span></text:p>
      <text:p text:style-name="Standalone_20_Property"><text:span text:style-name="T406">Jehlami pokrytý dobrman s koženou maskou</text:span> &gt; Je uvázán řetězem a přes masku nemůže ani kousat ani štěkat, přesto je agresivní. Pokud mu masku sundáte, uklidní se. Kdo mu vytrhá všechny jehly, k tomu přilne a bude ho následovat.</text:p>
      <text:list xml:id="list3567112182" text:style-name="L70">
        <text:list-header>
          <text:p text:style-name="P864">Fyzička <text:span text:style-name="Brawn_20__28_Attributes_29_">3</text:span>, Finesa <text:span text:style-name="Finesse_20__28_Attributes_29_">2</text:span>, Duše <text:span text:style-name="Spirit_20__28_Attributes_29_">-</text:span>, Životy 8</text:p>
          <text:p text:style-name="P864"><text:span text:style-name="Unicode_20_Character"><text:span text:style-name="T2238">⚔ </text:span></text:span>Zuby nebo drápy: <text:span text:style-name="Brawn_20__28_Attributes_29_">3</text:span> + k6, zranění 1 <text:span text:style-name="T2247">(bojuje s nevýhodou kvůli masce)</text:span></text:p>
        </text:list-header>
      </text:list>
      <text:p text:style-name="P255"><text:soft-page-break/><text:span text:style-name="T980">👣</text:span><text:span text:style-name="T981"> </text:span><text:span text:style-name="T984">U dveří jsou s</text:span><text:span text:style-name="T982">topy </text:span><text:span text:style-name="T983">kostlivce, který sem chodí dobrmana krmit.</text:span></text:p>
      <text:p text:style-name="P182">12</text:p>
      <text:p text:style-name="P389"><text:span text:style-name="T406">Neohraněné ohniště, v kterém stojí baňatý kotel s vroucím tukem</text:span> &gt; Lze snadno převrhnout.</text:p>
      <text:p text:style-name="P388">Stolek se svícemi &gt; Smrdí a nejsou příliš kvalitní.</text:p>
      <text:p text:style-name="Standalone_20_Property"><text:span text:style-name="T406">Kostlivec ve špinavé zástěře, v ruce sekáček</text:span> &gt; Zpracovává kravský tuk v l<text:span text:style-name="T1629">ů</text:span>j a vyrábí svíce.</text:p>
      <text:list xml:id="list224609790808451" text:continue-list="list224608012846755" text:style-name="L62">
        <text:list-header>
          <text:p text:style-name="P838"><text:span text:style-name="T111">K</text:span><text:span text:style-name="T112">ostlivec s</text:span><text:span text:style-name="T113">e</text:span><text:span text:style-name="T112"> </text:span><text:span text:style-name="T1381">sekáčkem</text:span></text:p>
          <text:p text:style-name="P847"><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79"><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79"><text:span text:style-name="T1349">Rychlost:</text:span><text:span text:style-name="T1364"> </text:span><text:span text:style-name="T1365">jako člověk</text:span></text:p>
          <text:p text:style-name="P479"><text:span text:style-name="T1348">Smysly:</text:span><text:span text:style-name="T1362"> </text:span><text:span text:style-name="T1363">magický zrak a⁠ sluch</text:span></text:p>
          <text:p text:style-name="P479"><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53"><text:span text:style-name="T977">⚔ </text:span><text:span text:style-name="T1379">Pařáty</text:span><text:span text:style-name="T114">:</text:span><text:span text:style-name="T118"> </text:span><text:span text:style-name="T119">3 + k6, zranění </text:span><text:span text:style-name="T1390">0</text:span></text:p>
          <text:p text:style-name="P550"><text:span text:style-name="T972">⚔ </text:span><text:span text:style-name="T1354">Sekáček</text:span><text:span text:style-name="T10">:</text:span><text:span text:style-name="T34"> </text:span><text:span text:style-name="T128">3</text:span><text:span text:style-name="T106"> + k6, zranění </text:span><text:span text:style-name="T128">1</text:span></text:p>
        </text:list-header>
      </text:list>
      <text:p text:style-name="P36">Na zemi vedle sudů je nakreslený pentagram, v každém vrcholu má svíčku.</text:p>
      <text:p text:style-name="P421"><text:span text:style-name="T1748">Pokud</text:span><text:span text:style-name="T1547"> </text:span><text:span text:style-name="T1548">zde zrovna</text:span><text:span text:style-name="T1547"> </text:span><text:span text:style-name="T1548">Uriel provádí</text:span><text:span text:style-name="T1547"> rituál:</text:span><text:span text:style-name="T1631"> </text:span><text:span text:style-name="T1632">Uvnitř pentagramu stojí š</text:span><text:span text:style-name="T1631">t</text:span><text:span text:style-name="T1630">íhlý mladý muž s</text:span><text:span text:style-name="T2251"> </text:span><text:span text:style-name="T1630">bledou tváří v</text:span><text:span text:style-name="T2251"> čern</text:span><text:span text:style-name="T2250">é</text:span><text:span text:style-name="T2251"> rób</text:span><text:span text:style-name="T2250">ě</text:span><text:span text:style-name="T2251"> a sandále</text:span><text:span text:style-name="T2250">ch. </text:span><text:span text:style-name="T2252">V jedné ruce drží zkrvavenou dýku, ve druhé svitek, ze kterého předčítá ve staré řeči.</text:span></text:p>
      <text:list xml:id="list1729453794" text:style-name="L71">
        <text:list-item>
          <text:p text:style-name="P865">U sebe má: <text:span text:style-name="T270">rituální dýku</text:span> (karta), svitek s rituálem <text:span text:style-name="T270">proměna v krvavého golema</text:span> (karta).</text:p>
        </text:list-item>
        <text:list-item>
          <text:p text:style-name="P866"><text:soft-page-break/>Pokud už Uriel rituál provedl a proměnil se v krvavého golema, svitek a dýka zde zůstaly ležet.</text:p>
        </text:list-item>
      </text:list>
      <text:p text:style-name="P387"><text:span text:style-name="T406">Dva </text:span><text:span text:style-name="T450">zkrvavené</text:span><text:span text:style-name="T406"> sudy</text:span></text:p>
      <text:list xml:id="list465889357" text:style-name="L72">
        <text:list-header>
          <text:p text:style-name="P556"><text:span text:style-name="T317">Před provedením rituálu:</text:span><text:span text:style-name="T2253"> </text:span>Plné kusů krav včetně vnitřností.</text:p>
          <text:p text:style-name="P867"><text:span text:style-name="T317">Po rituálu:</text:span><text:span text:style-name="T2253"> Převrácené, uvnitř je zaschlá krev a zbytky masa a vnitřností.</text:span></text:p>
        </text:list-header>
      </text:list>
      <text:p text:style-name="P256"><text:span text:style-name="T980">👣</text:span><text:span text:style-name="T981"> </text:span><text:span text:style-name="T985">Stopy kostlivého kuchaře, </text:span><text:span text:style-name="T986">stopy od sandálů</text:span><text:span text:style-name="T985">.</text:span></text:p>
      <text:p text:style-name="P182">13</text:p>
      <text:p text:style-name="P226">⬤<text:span text:style-name="T462"><text:tab/></text:span><text:span text:style-name="T482">Je zde tma</text:span></text:p>
      <text:p text:style-name="Standalone_20_Property"><text:span text:style-name="T406">Masivní dubové dveře</text:span> &gt; Zamčené Urielovým klíčem.</text:p>
      <text:p text:style-name="P376">Pod kruhovou dírou ve stropě je studnice</text:p>
      <text:p text:style-name="P35"><text:span text:style-name="T1136">👣</text:span><text:span text:style-name="T1149"> </text:span><text:span text:style-name="T1151">S</text:span><text:span text:style-name="T1150">topy </text:span><text:span text:style-name="T1151">kostlivců</text:span></text:p>
      <text:p text:style-name="P182">14</text:p>
      <text:p text:style-name="Standalone_20_Property"><text:span text:style-name="T406">Pokud jste Uriela zabili, tak tu teď stojí a řve na dva kostlivce, aby vás šli zastřelit</text:span> &gt; <text:span text:style-name="T1611">K</text:span>uše a kuchařské čepice.</text:p>
      <text:list xml:id="list224609108842525" text:continue-list="list224609790808451" text:style-name="L62">
        <text:list-header>
          <text:p text:style-name="P839"><text:span text:style-name="T111">K</text:span><text:span text:style-name="T112">ostlivec s </text:span><text:span text:style-name="T1382">kuší</text:span></text:p>
          <text:p text:style-name="P848"><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80"><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0"><text:span text:style-name="T1349">Rychlost:</text:span><text:span text:style-name="T1364"> </text:span><text:span text:style-name="T1365">jako člověk</text:span></text:p>
          <text:p text:style-name="P480"><text:span text:style-name="T1348">Smysly:</text:span><text:span text:style-name="T1362"> </text:span><text:span text:style-name="T1363">magický zrak a⁠ sluch</text:span></text:p>
          <text:p text:style-name="P480"><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48"><text:span text:style-name="T972">⚔ </text:span><text:span text:style-name="T1350">Pařáty</text:span><text:span text:style-name="T10">:</text:span><text:span text:style-name="T34"> </text:span><text:span text:style-name="T106">3 + k6, zranění </text:span><text:span text:style-name="T130">0</text:span></text:p>
          <text:p text:style-name="P554"><text:soft-page-break/><text:span text:style-name="T977">⚔ </text:span><text:span text:style-name="T1376">K</text:span><text:span text:style-name="T1377">uše</text:span><text:span text:style-name="T114">:</text:span><text:span text:style-name="T118"> </text:span><text:span text:style-name="T119">3 + k6, zranění </text:span><text:span text:style-name="T1388">3</text:span><text:span text:style-name="T121">, střední dostřel, </text:span><text:span text:style-name="T120">nabíjení 1 kolo</text:span></text:p>
        </text:list-header>
      </text:list>
      <text:p text:style-name="Standalone_20_Property"><text:span text:style-name="T406">Kovová kamna</text:span> &gt; Vlažná, nedochucená hovězí polévka.</text:p>
      <text:p text:style-name="Standalone_20_Property"><text:span text:style-name="T406">Hromádka kuchyňského vybavení v rohu</text:span> &gt; Pánev, hrnec, naběračka, cedník, shnilá cibule.</text:p>
      <text:p text:style-name="P257"><text:span text:style-name="T1156">👣</text:span><text:span text:style-name="T1149"> </text:span><text:span text:style-name="T1151">S</text:span><text:span text:style-name="T1150">topy </text:span><text:span text:style-name="T1151">kostlivců</text:span></text:p>
      <text:h text:style-name="Heading_20_4" text:outline-level="4">15</text:h>
      <text:p text:style-name="P392"><text:span text:style-name="T453">Nahá s</text:span><text:span text:style-name="T406">valnatá bruneta na seně, </text:span><text:span text:style-name="T451">okovem připoutaná k podlaze</text:span> &gt; <text:span text:style-name="T2257">Jmenuje se </text:span><text:span text:style-name="T500">Baia.</text:span> <text:span text:style-name="T2257">Je z</text:span>esláblá, <text:span text:style-name="T2258">má prořídlé vlasy,</text:span> <text:span text:style-name="T2257">na hrudi</text:span> <text:span text:style-name="T2254">světlé</text:span> s<text:span text:style-name="T1633">kvrny</text:span>, <text:span text:style-name="T2257">na končetinách</text:span> rud<text:span text:style-name="T2257">ou</text:span> alergick<text:span text:style-name="T2257">ou</text:span> reakc<text:span text:style-name="T2257">i </text:span><text:span text:style-name="T2258">a</text:span> pře<text:span text:style-name="T2182">s</text:span> nateklý jazyk nemůže mluvit. Uriel na ní testoval lektvary lásky. Poslední zabral, ale přes nateklý jazyk to nevyšlo dostatečně najevo.</text:p>
      <text:p text:style-name="P258"><text:span text:style-name="T1156">👣</text:span><text:span text:style-name="T1149"> </text:span><text:span text:style-name="T1151">S</text:span><text:span text:style-name="T1150">topy </text:span><text:span text:style-name="T1153">od</text:span><text:span text:style-name="T1150"> </text:span><text:span text:style-name="T1151">kostlivců </text:span><text:span text:style-name="T1152">a sandálů</text:span></text:p>
      <text:p text:style-name="P182">16</text:p>
      <text:p text:style-name="P390"><text:span text:style-name="T453">Nahá s</text:span><text:span text:style-name="T406">nědá</text:span><text:span text:style-name="T452"> dívka</text:span><text:span text:style-name="T406"> přivázaná ke stolu</text:span> &gt; <text:span text:style-name="T2259">Jmenuje se Mariana.</text:span> Nohy <text:span text:style-name="T2259">má </text:span>pořezané, záda pokrytá voskem, pozadí pruhované <text:span text:style-name="T2255">od bičování</text:span>, nateklý ret a kolíček na levé bradavce. <text:span text:style-name="T2260">Když dostane příležitost, pokusí se Uriela zabít.</text:span></text:p>
      <text:p text:style-name="Standalone_20_Property"><text:span text:style-name="T406">Stojany s lehčími mučícími nástroji</text:span> &gt; Důtky, kolíčky, provazy, jehly, roubík, řemeny, rákoska a pás cudnosti.</text:p>
      <text:p text:style-name="P259"><text:span text:style-name="T1156">👣</text:span><text:span text:style-name="T1149"> </text:span><text:span text:style-name="T1151">S</text:span><text:span text:style-name="T1150">topy </text:span><text:span text:style-name="T1153">od</text:span><text:span text:style-name="T1150"> </text:span><text:span text:style-name="T1152">sandálů</text:span></text:p>
      <text:p text:style-name="P182">17</text:p>
      <text:p text:style-name="P391"><text:soft-page-break/><text:span text:style-name="T406">Na kopci polštářů a dek spí drobná, vyhublá rusovláska. Oranžový lektvar má napojený přímo do žíly </text:span><text:span text:style-name="T499">(</text:span><text:span text:style-name="T462">funguje jako výživa i jako uspávadlo</text:span><text:span text:style-name="T499">)</text:span> &gt; <text:span text:style-name="T2256">Jmenuje se Tolka. </text:span>Pod poslštáři je schovaná lokalizační mince do páru s Katliinou (viz Setkání v Trosské pláni)</text:p>
      <text:p text:style-name="Standalone_20_Property"><text:span text:style-name="T406">Noční stolek se dvěma knihami</text:span> &gt; První je sbírka romantických básní. Druhá je Urielův deník; popisuje, jak mu <text:span text:style-name="T2040">Filom</text:span><text:span text:style-name="T230">éna Karská</text:span> zlomila srdce.</text:p>
      <text:p text:style-name="P260"><text:span text:style-name="T1156">👣</text:span><text:span text:style-name="T1149"> </text:span><text:span text:style-name="T1151">S</text:span><text:span text:style-name="T1150">topy </text:span><text:span text:style-name="T1153">od</text:span><text:span text:style-name="T1150"> </text:span><text:span text:style-name="T1152">sandálů</text:span></text:p>
      <text:p text:style-name="P182">18</text:p>
      <text:p text:style-name="Standalone_20_Property"><text:span text:style-name="T406">Pokované dveře</text:span> &gt; Zamčené Urielovým klíčem.</text:p>
      <text:p text:style-name="Standalone_20_Property"><text:span text:style-name="T146">Ustaraná b</text:span><text:span text:style-name="T145">aculatá</text:span><text:span text:style-name="T406"> blondýnka </text:span><text:span text:style-name="T453">v krajkových šatech</text:span> &gt; <text:span text:style-name="T2261">Jmenuje se Emma.</text:span> <text:span text:style-name="T2261">Je n</text:span>adšená svou šancí k úniku; ihned začn<text:span text:style-name="T2052">e</text:span> družinu přesvědčovat, že Uriel<text:span text:style-name="T2052">a</text:span> nelze zabít, ať ihned utíkají.</text:p>
      <text:p text:style-name="Standalone_20_Property"><text:span text:style-name="T406">Postel s nebesy</text:span> &gt; Růžové závoje a příliš měkká matrace.</text:p>
      <text:p text:style-name="Standalone_20_Property"><text:span text:style-name="T406">Růžové dekorace rozvěšené po stěnách</text:span> &gt; Závěsy, krajky, koberce, šaty.</text:p>
      <text:p text:style-name="Standalone_20_Property"><text:span text:style-name="T406">Truhlice</text:span> &gt; Panenky, šaty, hlavolamy, líčidla.</text:p>
      <text:p text:style-name="Standalone_20_Property"><text:span text:style-name="T406">Stolek se stříbrným podnosem a sladkostmi</text:span> &gt; Čokoláda, lízátka, mošt, štrůdl.</text:p>
      <text:p text:style-name="P260"><text:span text:style-name="T1156">👣</text:span><text:span text:style-name="T1149"> </text:span><text:span text:style-name="T1151">S</text:span><text:span text:style-name="T1150">topy </text:span><text:span text:style-name="T1154">dámských střevíců </text:span><text:span text:style-name="T1155">(Emminy)</text:span><text:span text:style-name="T1154">, stopy</text:span><text:span text:style-name="T1150"> </text:span><text:span text:style-name="T1153">od</text:span><text:span text:style-name="T1150"> </text:span><text:span text:style-name="T1152">sandálů</text:span></text:p>
      <text:p text:style-name="P182">19</text:p>
      <text:p text:style-name="P393"><text:span text:style-name="T406">Mrtvá dívka na dlouhém stole</text:span> &gt; Je na několika místech pečlivě sešitá a ovázaná. Má otevřený hrudník a srdce zalité v modré substanci <text:span text:style-name="T2263">(</text:span><text:span text:style-name="T2262">neobsahuje kvintesenci</text:span><text:span text:style-name="T2263">)</text:span>.</text:p>
      <text:p text:style-name="Standalone_20_Property"><text:soft-page-break/><text:span text:style-name="T406">Vysoký stůl s náčiním</text:span> &gt; Skalpely, obvazy, jehly, pila.</text:p>
      <text:p text:style-name="Standalone_20_Property"><text:span text:style-name="T406">Jedna stěna je dřevěná a pokrytá pergameny s nákresy lidské anatomie a nekromantských zaklínadel</text:span> &gt; Prkna zakrývají tajnou chodbu do 2<text:span text:style-name="T2053">2</text:span>.</text:p>
      <text:list xml:id="list2980894214" text:style-name="L73">
        <text:list-item>
          <text:p text:style-name="P868">Mezi nimi je svitek s kouzlem <text:span text:style-name="T270">mluv s mrtvým </text:span><text:span text:style-name="T394">(karta)</text:span></text:p>
        </text:list-item>
      </text:list>
      <text:p text:style-name="P261"><text:span text:style-name="T1156">👣</text:span><text:span text:style-name="T1149"> </text:span><text:span text:style-name="T1151">S</text:span><text:span text:style-name="T1150">topy </text:span><text:span text:style-name="T1153">od</text:span><text:span text:style-name="T1150"> </text:span><text:span text:style-name="T1152">sandálů</text:span></text:p>
      <text:h text:style-name="Heading_20_4" text:outline-level="4">20</text:h>
      <text:p text:style-name="Standalone_20_Property"><text:span text:style-name="T406">Magicky uzamčené dveře</text:span> &gt; Nemají zámek a s každým úspěšným i neúspěšným pokusem o vyražení vystřelí výboj energie. Čaroděj je může kouzlo rozplést tak, že porazí vypravěče v piškvorkách.</text:p>
      <text:list xml:id="list224609940396522" text:continue-list="list1620766927" text:style-name="L69">
        <text:list-header>
          <text:p text:style-name="P863"><text:span text:style-name="T1143">Výboj</text:span><text:span text:style-name="T1392">:</text:span><text:span text:style-name="T59"> </text:span><text:span text:style-name="T1323">7</text:span><text:span text:style-name="T127"> + k6 proti F</text:span><text:span text:style-name="T1322">yzičce, zranění </text:span><text:span text:style-name="T1323">3</text:span><text:span text:style-name="T1322">kz </text:span><text:span text:style-name="T1035">bleskem</text:span></text:p>
        </text:list-header>
      </text:list>
      <text:p text:style-name="P376">Potrhaný zelený koberec od dveří až ke schodům</text:p>
      <text:p text:style-name="Text_20_body"><text:span text:style-name="T406">Ve stěně po pravé straně je metr zdiva nahrazen jílem </text:span><text:span text:style-name="T552">&gt; </text:span><text:span text:style-name="T2043">V hlíně je schovaný kostlivec připraven bodnout nepřipraveného vetřelce do zad.</text:span></text:p>
      <text:list xml:id="list224608853882586" text:continue-list="list224609108842525" text:style-name="L62">
        <text:list-header>
          <text:p text:style-name="P843"><text:span text:style-name="T2">K</text:span><text:span text:style-name="T1">ostlivec s </text:span><text:span text:style-name="T129">dýkou</text:span></text:p>
          <text:p text:style-name="P849"><text:span text:style-name="T2">F</text:span><text:span text:style-name="T3">yzička </text:span><text:span text:style-name="T96">1</text:span><text:span text:style-name="T3">, Finesa </text:span><text:span text:style-name="T5">3</text:span><text:span text:style-name="T3">, Duše </text:span><text:span text:style-name="T96">2</text:span><text:span text:style-name="T1358">, </text:span><text:span text:style-name="T1359">Ž</text:span><text:span text:style-name="T1360">ivot</text:span><text:span text:style-name="T1359">y </text:span><text:span text:style-name="T1367">5</text:span></text:p>
          <text:p text:style-name="P481"><text:span text:style-name="T1349">Zbroj:</text:span><text:span text:style-name="T1364"> </text:span><text:span text:style-name="T1368">proti </text:span><text:span text:style-name="Zranění_20_bodem"><text:span text:style-name="T108">bodu</text:span></text:span><text:span text:style-name="T1368"> a⁠ </text:span><text:span text:style-name="Zranění_20_mrazem"><text:span text:style-name="T108">mrazu</text:span></text:span><text:span text:style-name="T1368"> 3</text:span></text:p>
          <text:p text:style-name="P481"><text:span text:style-name="T1349">Rychlost:</text:span><text:span text:style-name="T1364"> </text:span><text:span text:style-name="T1365">jako člověk</text:span></text:p>
          <text:p text:style-name="P481"><text:span text:style-name="T1348">Smysly:</text:span><text:span text:style-name="T1362"> </text:span><text:span text:style-name="T1363">magický zrak a⁠ sluch</text:span></text:p>
          <text:p text:style-name="P481"><text:span text:style-name="T1351">Detekovatelnost</text:span><text:span text:style-name="T1352">:</text:span><text:span text:style-name="T1369"> </text:span><text:span text:style-name="T1370">není</text:span><text:span text:style-name="T1369"> vidět pomocí </text:span><text:span text:style-name="Schopnost"><text:span text:style-name="T1371">infravidění</text:span></text:span><text:span text:style-name="T1369">.</text:span></text:p>
          <text:p text:style-name="P549"><text:span text:style-name="T972">⚔ </text:span><text:span text:style-name="T1350">Pařáty</text:span><text:span text:style-name="T10">:</text:span><text:span text:style-name="T34"> </text:span><text:span text:style-name="T106">3 + k6, zranění </text:span><text:span text:style-name="T131">0</text:span></text:p>
          <text:p text:style-name="P555"><text:soft-page-break/><text:span text:style-name="T977">⚔ </text:span><text:span text:style-name="T1378">Dýka</text:span><text:span text:style-name="T114">:</text:span><text:span text:style-name="T118"> </text:span><text:span text:style-name="T119">3 + k6, zranění </text:span><text:span text:style-name="T1389">1</text:span></text:p>
        </text:list-header>
      </text:list>
      <text:p text:style-name="P182">21</text:p>
      <text:p text:style-name="Standalone_20_Property"><text:span text:style-name="T406">Pokud jste Uriela zabili nahoře i v 16, tak tu stojí připraven vyjednávat</text:span> &gt; Nebojí se o svůj život, ale o svůj výzkum. Boj v laboratoři nechce. Vyzve postavy, ať si vezmou ženy a odejdou.</text:p>
      <text:list xml:id="list558542945" text:style-name="L74">
        <text:list-header>
          <text:p text:style-name="P869">/<text:span text:style-name="T553">* To je fakt divn</text:span><text:span text:style-name="T234">ý, nemá jim co nabídnout. Spíš by měl sebrat poznámky a utéct. */</text:span></text:p>
        </text:list-header>
      </text:list>
      <text:p text:style-name="Standalone_20_Property"><text:span text:style-name="T406">Na stěně visí polovyschlý stařec </text:span><text:span text:style-name="T501">(</text:span><text:span text:style-name="T462">lord Ha</text:span><text:span text:style-name="T502">r</text:span><text:span text:style-name="T462">den</text:span><text:span text:style-name="T501">)</text:span><text:span text:style-name="T406"> popsaný drobnými runami</text:span> &gt; Z řezných ran na chodidlech pomalu odkapává modrá tekutina do připravené nádoby. Když ho pozorně vnímáte, téměř neslyšně opakuje “Zabij mne”.</text:p>
      <text:p text:style-name="P385"><text:span text:style-name="T406">Regál s knihami</text:span> &gt; Čestné místo má grimoár. Zbytek jsou svazky o anatomii a historii.</text:p>
      <text:list xml:id="list2775404338" text:style-name="L75">
        <text:list-item>
          <text:p text:style-name="P557"><text:span text:style-name="T2264">V grimoáru jsou založené svitky s k</text:span>ouzl<text:span text:style-name="T2264">y</text:span> <text:span text:style-name="T270">oživ </text:span><text:span text:style-name="T1546">kostlivce</text:span><text:span text:style-name="T348"> </text:span><text:span text:style-name="T395">(</text:span><text:span text:style-name="T1509">karta</text:span><text:span text:style-name="T395">) </text:span><text:span text:style-name="T396">a</text:span> <text:span text:style-name="T270">tvář hrůzy </text:span><text:span text:style-name="T395">(</text:span><text:span text:style-name="T1509">karta)</text:span></text:p>
        </text:list-item>
      </text:list>
      <text:p text:style-name="Standalone_20_Property"><text:span text:style-name="T406">Čistý stůl</text:span> &gt; Pod ním rozházené konopné papíry a střepy. Na jednom <text:span text:style-name="T2187">papírů</text:span> je návod k lektvaru lásky <text:span text:style-name="T2183">(je to alchymistický recept, výsledný lektvar má kartu </text:span><text:span text:style-name="T315">lektvar lásky</text:span><text:span text:style-name="T2183">)</text:span>.</text:p>
      <text:p text:style-name="Standalone_20_Property"><text:span text:style-name="T406">Alchymistické vybavení</text:span> &gt; Kompletní destilační výbava, hmoždíř, kufříky na transport.</text:p>
      <text:p text:style-name="Standalone_20_Property"><text:span text:style-name="T406">Železem tvrzené dveře do 22</text:span> &gt; Zamčené Urielovým klíčem.</text:p>
      <text:p text:style-name="P261"><text:span text:style-name="T1156">👣</text:span><text:span text:style-name="T1149"> </text:span><text:span text:style-name="T1151">S</text:span><text:span text:style-name="T1150">topy </text:span><text:span text:style-name="T1153">od</text:span><text:span text:style-name="T1150"> </text:span><text:span text:style-name="T1152">sandálů</text:span></text:p>
      <text:p text:style-name="P182">22</text:p>
      <text:p text:style-name="Standalone_20_Property"><text:soft-page-break/><text:span text:style-name="T406">Modré zrcadlo</text:span> &gt; Skleněné, po povrchu neustále stéká vrstva modré tekutiny, ale nikdy neukápne na zem. Kdykoli Uriel zemře, vyleze jeho nová kopie ze zrcadla.</text:p>
      <text:p text:style-name="Standalone_20_Property"><text:span text:style-name="T406">Postel</text:span> &gt; Pohodlná matrace, kožešinová přikrývka.</text:p>
      <text:p text:style-name="Standalone_20_Property"><text:span text:style-name="T406">Dvě </text:span><text:span text:style-name="T441">s</text:span><text:span text:style-name="T406">kříně</text:span> &gt; V první jezdecké boty, náhradní oblečení. V druhé tajný vchod do 19.</text:p>
      <text:p text:style-name="Standalone_20_Property"><text:span text:style-name="T406">Truhlice</text:span> &gt; Koňské sedlo, 13 zl, 9 st, <text:span text:style-name="T2054">1</text:span>9 md, <text:span text:style-name="T270">lektvar nenápadnosti</text:span> <text:span text:style-name="T2184">(karta)</text:span>, stříbrná korunka <text:span text:style-name="T2185">(8 zl)</text:span>, amulet s bronzovou koňskou hlavou (<text:span text:style-name="T2186">karta </text:span><text:span text:style-name="T314">bronzová koňská hlava</text:span><text:span text:style-name="T2186">, </text:span>ovládá neúnavného nemrtvého koně ve stáji)</text:p>
      <text:p text:style-name="P261"><text:span text:style-name="T1156">👣</text:span><text:span text:style-name="T1149"> </text:span><text:span text:style-name="T1151">S</text:span><text:span text:style-name="T1150">topy </text:span><text:span text:style-name="T1153">od</text:span><text:span text:style-name="T1150"> </text:span><text:span text:style-name="T1152">sandálů</text:span></text:p>
      <text:h text:style-name="Heading_20_2" text:outline-level="2"><text:bookmark-start text:name="__RefHeading___Toc22754_41530725"/>Hostinec <text:span text:style-name="T1841">Na r</text:span>ozcestí<text:bookmark-end text:name="__RefHeading___Toc22754_41530725"/></text:h>
      <text:p text:style-name="P110"><text:span text:style-name="T1868">Dlouhá j</text:span>ednopatrová budova s velkou nálevnou, <text:span text:style-name="T1844">která pojme několik desítek hostů,</text:span> <text:span text:style-name="T1844">a přilehlou stájí. Spí se ve společné noclehárně nebo přímo v nálevně, pouze zámožní hosté si mohou dovolit pokoj.</text:span></text:p>
      <text:list xml:id="list1718791964" text:style-name="L76">
        <text:list-item>
          <text:p text:style-name="P870"><text:span text:style-name="T1869">Šance </text:span><text:span text:style-name="T411">2 ze 6:</text:span><text:span text:style-name="T1845"> </text:span>Skupina zoufalých propuštěných důlníků drží jako rukojmí barda, <text:span text:style-name="T1842">aristokrata</text:span> a hostinského se ženou. Dvojice Trosských jezdců vyjednává.</text:p>
        </text:list-item>
        <text:list-item>
          <text:p text:style-name="P871">Chudá postarší žena Katlin tvrdí, že dokáže svou ztracenou dceru Tolku najít pomocí milenecké mince (magický pár mincí, které se vždy přitahují), ale nikdo jí nevěří. Odhodlává se <text:span text:style-name="T2091">za ní</text:span> vyrazit sama. Mince ji povede k Ha<text:span text:style-name="T1836">r</text:span>denské tvrzi.</text:p>
        </text:list-item>
        <text:list-item>
          <text:p text:style-name="P873">Hostinský je obtloustlý kudůk jménem Pecen.</text:p>
          <text:list>
            <text:list-item>
              <text:p text:style-name="P872"><text:soft-page-break/>„<text:span text:style-name="T2188">Do Hardenský tvrze určitě nechoďte. </text:span><text:span text:style-name="T2171">Říká se, že p</text:span>oslední <text:span text:style-name="T2170">pán</text:span> zešílel, zapečetil bránu a snědl vešker<text:span text:style-name="T2188">ý</text:span> služebnictvo. <text:span text:style-name="T1612">Ta tvrz je prokletá, to vám povídám.“</text:span></text:p>
            </text:list-item>
          </text:list>
        </text:list-item>
      </text:list>
      <text:h text:style-name="P433" text:outline-level="2"><text:bookmark-start text:name="__RefHeading___Toc22756_41530725"/>Hrstan<text:bookmark-end text:name="__RefHeading___Toc22756_41530725"/></text:h>
      <text:p text:style-name="P8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4">Ruina tvrze <text:span text:style-name="T1634">V</text:span>oro<text:span text:style-name="T2265">k</text:span>ových rytířů. Časem okousané hradby, polámané sochy a příjemný nostalgický nádech. Pokud tu táboří veselá společnost, zjeví se duch starého <text:span text:style-name="T1843">paladina</text:span> Hathora, který rád povyměňuje příběhy. Ví toho o Trossu a jeho okolí hodně.</text:p>
      <text:list xml:id="list567300468" text:style-name="L77">
        <text:list-item>
          <text:p text:style-name="P874"><text:span text:style-name="T2323">Vysoko v horách je do skalní stěny vytesaná hrobka </text:span>trpasli<text:span text:style-name="T2323">cký</text:span>ch bratří Dragina a Blarina Baragora, jenž se proslavili jako lovci démonů. <text:span text:style-name="T2324">Sám jsem byl u toho, když ji trpaslíci pečetili. </text:span><text:span text:style-name="T1645">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5"><text:span text:style-name="Emphasis"><text:span text:style-name="T348">Osamocený domov </text:span></text:span><text:span text:style-name="Emphasis"><text:span text:style-name="T352">velmože </text:span></text:span><text:span text:style-name="Emphasis"><text:span text:style-name="T359">Balia</text:span></text:span><text:span text:style-name="Emphasis"><text:span text:style-name="T352"> Valena a jeho rodiny. V</text:span></text:span><text:span text:style-name="Emphasis"><text:span text:style-name="T348">alen je blízký přítel </text:span></text:span><text:span text:style-name="Emphasis"><text:span text:style-name="T352">vládce</text:span></text:span><text:span text:style-name="Emphasis"><text:span text:style-name="T348"> Brakvila. Zatím nikdo netuší o tragédii, </text:span></text:span><text:span text:style-name="Emphasis"><text:span text:style-name="T349">která</text:span></text:span><text:span text:style-name="Emphasis"><text:span text:style-name="T348"> rodinu postihla.</text:span></text:span></text:p>
      <text:h text:style-name="P449" text:outline-level="5">Co se ve vile stalo?</text:h>
      <text:p text:style-name="P52"><text:span text:style-name="Emphasis"><text:span text:style-name="T356">Zhruba před čtrnácti dny v</text:span></text:span><text:span text:style-name="Emphasis"><text:span text:style-name="T354">elmož Valen ve městě od cizokrajného obchodníka </text:span></text:span><text:span text:style-name="Emphasis"><text:span text:style-name="T366">(který už odcestoval z Trossu)</text:span></text:span><text:span text:style-name="Emphasis"><text:span text:style-name="T354"> koupil kouzelný ubru</text:span></text:span><text:span text:style-name="Emphasis"><text:span text:style-name="T355">s</text:span></text:span><text:span text:style-name="Emphasis"><text:span text:style-name="T354"> a přivezl ho své choti darem. Večer z něj pak rodina pojedla. </text:span></text:span><text:span text:style-name="Emphasis"><text:span text:style-name="T357">Jeho choť, p</text:span></text:span><text:span text:style-name="Emphasis"><text:span text:style-name="T354">aní Myriam, se</text:span></text:span><text:span text:style-name="Emphasis"><text:span text:style-name="T357"> následně</text:span></text:span><text:span text:style-name="Emphasis"><text:span text:style-name="T354"> v noci probudila, </text:span></text:span><text:span text:style-name="Emphasis"><text:span text:style-name="T357">náměsíčně </text:span></text:span><text:span text:style-name="Emphasis"><text:span text:style-name="T354">pobrala </text:span></text:span><text:span text:style-name="Emphasis"><text:span text:style-name="T355">svá líčidla a svíčky a ve sklepě nakreslila rituální pentagram s provedla rituál, kterým přivolala </text:span></text:span><text:span text:style-name="Emphasis"><text:span text:style-name="T271">démona neživota</text:span></text:span><text:span text:style-name="Emphasis"><text:span text:style-name="T355"> </text:span></text:span><text:span text:style-name="Emphasis"><text:span text:style-name="T357">(nic z toho si nepamatuje)</text:span></text:span><text:span text:style-name="Emphasis"><text:span text:style-name="T355">. Ten ji následně posedl a donutil ji povraždit všechny obyvatele domu, počínaje velmožem Valenem </text:span></text:span><text:span text:style-name="Emphasis"><text:span text:style-name="T357">(všechny vraždy si paní Myriam pamatuje a žije v utkvělé představě, že to musela udělat, protože někdo byl posedlý démonem a nebyla jiná možnost, jak zjistit, kdo to je)</text:span></text:span><text:span text:style-name="Emphasis"><text:span text:style-name="T35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84">🔊<text:tab/></text:span></text:span><text:span text:style-name="Emphasis"><text:span text:style-name="T600">V háji je nepřirozené ticho. Od vily se ozývá krákání havranů.</text:span></text:span></text:p>
      <text:p text:style-name="P14"><text:span text:style-name="Emphasis"><text:span text:style-name="T596">💡</text:span></text:span><text:span text:style-name="Emphasis"><text:span text:style-name="T597"><text:tab/></text:span></text:span><text:span text:style-name="Emphasis"><text:span text:style-name="T602">Ve vile se nesvítí.</text:span></text:span></text:p>
      <text:p text:style-name="P45"><text:span text:style-name="Emphasis"><text:span text:style-name="T350">Řídký březový háj mezi Godovskými polnostmi a Trosskými pastvinami. Skrz stromy jsou vidět obrysy vily.</text:span></text:span></text:p>
      <text:p text:style-name="P11"><text:span text:style-name="Emphasis"><text:span text:style-name="T735">👣</text:span></text:span><text:span text:style-name="Emphasis"><text:span text:style-name="T657"> </text:span></text:span><text:span text:style-name="Emphasis"><text:span text:style-name="T746">Veškeré stopy zvířat jsou víc než týden staré.</text:span></text:span></text:p>
      <text:h text:style-name="Heading_20_3" text:outline-level="3"><text:soft-page-break/><text:span text:style-name="Emphasis">Vila</text:span></text:h>
      <text:p text:style-name="P50"><text:span text:style-name="Emphasis"><text:span text:style-name="T596">💡</text:span></text:span><text:span text:style-name="Emphasis"><text:span text:style-name="T595"><text:tab/></text:span></text:span><text:span text:style-name="Emphasis"><text:span text:style-name="T132">Ve dne do vily proniká světlo okny, v noci je uvnitř tma.</text:span></text:span></text:p>
      <text:p text:style-name="P14"><text:span text:style-name="Emphasis"><text:span text:style-name="T584">🔊<text:tab/></text:span></text:span><text:span text:style-name="Emphasis"><text:span text:style-name="T599">Krákání havranů, jinak ticho.</text:span></text:span></text:p>
      <text:p text:style-name="P45"><text:span text:style-name="Emphasis"><text:span text:style-name="T350">Venkovské šlechtické sídlo s velkými okny obklopené udržovanou zahradou. </text:span></text:span><text:span text:style-name="Emphasis"><text:span text:style-name="T358">Pod stromy je </text:span></text:span><text:span text:style-name="Emphasis"><text:span text:style-name="T404">malá dřevěná bouda</text:span></text:span><text:span text:style-name="Emphasis"><text:span text:style-name="T358">.</text:span></text:span><text:span text:style-name="Emphasis"><text:span text:style-name="T350"> </text:span></text:span><text:span text:style-name="Emphasis"><text:span text:style-name="T351">Nikde se nic nehýbe,</text:span></text:span><text:span text:style-name="Emphasis"><text:span text:style-name="T350"> </text:span></text:span><text:span text:style-name="Emphasis"><text:span text:style-name="T351">na střeše posedává hejno havranů. </text:span></text:span><text:span text:style-name="Emphasis"><text:span text:style-name="T360">Všechna </text:span></text:span><text:span text:style-name="Emphasis"><text:span text:style-name="T405">okna</text:span></text:span><text:span text:style-name="Emphasis"><text:span text:style-name="T360"> jsou zavřená, stejně tak i masivní dvoukřídlé </text:span></text:span><text:span text:style-name="Emphasis"><text:span text:style-name="T405">vstupní dveře</text:span></text:span><text:span text:style-name="Emphasis"><text:span text:style-name="T360">.</text:span></text:span></text:p>
      <text:p text:style-name="P53"><text:span text:style-name="Emphasis"><text:span text:style-name="T654">▸<text:tab/></text:span></text:span><text:span text:style-name="Emphasis"><text:span text:style-name="T661">V </text:span></text:span><text:span text:style-name="Emphasis"><text:span text:style-name="T753">malé dřevěné boudě</text:span></text:span><text:span text:style-name="Emphasis"><text:span text:style-name="T661"> je zahradnické náčiní – lopaty, motyky, hrábě.</text:span></text:span></text:p>
      <text:p text:style-name="P61"><text:span text:style-name="Emphasis"><text:span text:style-name="T654">▸<text:tab/></text:span></text:span><text:span text:style-name="Emphasis"><text:span text:style-name="T744">Vstupní dveře</text:span></text:span><text:span text:style-name="Emphasis"><text:span text:style-name="T667"> nejsou nijak zajištěné, jdou snadno otevřít.</text:span></text:span></text:p>
      <text:p text:style-name="Text_20_body"><text:span text:style-name="Emphasis"><text:span text:style-name="T2168">Okna a dveře</text:span></text:span></text:p>
      <text:p text:style-name="P60"><text:span text:style-name="Emphasis"><text:span text:style-name="T667">Okna jsou vyrobena z malých pospojovaných tabulek, není skrz ně vidět dovnitř. </text:span></text:span><text:span text:style-name="Emphasis"><text:span text:style-name="T670">Veškeré</text:span></text:span><text:span text:style-name="Emphasis"><text:span text:style-name="T668"> dveře uvnitř vily mají kliku</text:span></text:span><text:span text:style-name="Emphasis"><text:span text:style-name="T669"> </text:span></text:span><text:span text:style-name="Emphasis"><text:span text:style-name="T670">a</text:span></text:span><text:span text:style-name="Emphasis"><text:span text:style-name="T668"> nemají zámek.</text:span></text:span></text:p>
      <text:p text:style-name="P7">Duchové <text:span text:style-name="T1786">a zombie</text:span></text:p>
      <text:p text:style-name="P50"><text:span text:style-name="T1787">Ve vile jsou duchové a zombie původních obyvatel – na každou zombii připadá jeden duch.<text:line-break/><text:tab/></text:span>Se všemi zdejšími duchy <text:span text:style-name="T1781">jde</text:span> <text:span text:style-name="T1781">mluvit</text:span>. Při vyptávání si všichni vzpomenou na svého vraha – paní <text:s/><text:span text:style-name="T1783">Myriam, choť velmože Valena, pána této vily</text:span>. Mají různé malicherné problémy, <text:span text:style-name="T1787">které</text:span> je tu drží. Když jim <text:span text:style-name="T1787">s nimi</text:span> <text:span text:style-name="T1782">někdo pomůže</text:span>, dojdou klidu <text:span text:style-name="T1782">a</text:span> rozplynou <text:span text:style-name="T1782">se – pokud stále žije příslušná zombie, zhroutí se mrtvá na zem</text:span>.<text:line-break/><text:tab/><text:span text:style-name="T1787">Se zombiemi se mluvit nedá – jejich jedinou touhou je utišit svůj krutý hlad, takže se okamžitě vrhnou na všechno živé. Dokud o žádné kořisti neví, bloumají bezcílně po místnosti, případně ne</text:span><text:soft-page-break/><text:span text:style-name="T1787">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2">1 – Hala</text:p>
      <text:p text:style-name="P14"><text:span text:style-name="Emphasis"><text:span text:style-name="T584">♨<text:tab/></text:span></text:span><text:span text:style-name="Emphasis"><text:span text:style-name="T598">Zápach tlejícího masa.</text:span></text:span></text:p>
      <text:p text:style-name="P44">U stěn haly je <text:span text:style-name="T573">stojan se zbraněmi</text:span> a dvě sochy: muž s knírem v kyrysu a žena s dlouhými šaty. Mozaika na podlaze zobrazuje lovecké psy na honu.</text:p>
      <text:p text:style-name="P43"><text:span text:style-name="Emphasis"><text:span text:style-name="T734">⚔ </text:span></text:span>Obtloustlý kuchař s rozseklou hlavou ozbrojený sekáčkem <text:span text:style-name="T1795">(4 st)</text:span> ihned útočí. Případný hluk boje <text:span text:style-name="T1088">přivolá</text:span> zombie z obrazárny.</text:p>
      <text:p text:style-name="P331"><text:span text:style-name="T2">F</text:span><text:span text:style-name="T3">yzička </text:span><text:span text:style-name="T4">3</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3</text:span></text:p>
      <text:p text:style-name="P345"><text:span text:style-name="T1093">Rychlost:</text:span><text:span text:style-name="T1163"> </text:span><text:span text:style-name="T1164">jako </text:span><text:span text:style-name="T1165">chůze</text:span></text:p>
      <text:p text:style-name="P345"><text:span text:style-name="T1094">Smysly:</text:span><text:span text:style-name="T1166"> </text:span><text:span text:style-name="T1167">magický zrak a sluch</text:span></text:p>
      <text:p text:style-name="P345"><text:span text:style-name="T1095">Detekovatelnost</text:span><text:span text:style-name="T1096">:</text:span><text:span text:style-name="T1168"> </text:span><text:span text:style-name="T1169">není</text:span><text:span text:style-name="T1168"> vidět pomocí infravidění</text:span></text:p>
      <text:p text:style-name="P332"><text:span text:style-name="T817">⚔ </text:span><text:span text:style-name="T1091">Pařáty</text:span><text:span text:style-name="T1092">:</text:span><text:span text:style-name="T1158"> </text:span><text:span text:style-name="T1159">3 + k6, zranění </text:span><text:span text:style-name="T1170">0</text:span></text:p>
      <text:p text:style-name="P332"><text:span text:style-name="T817">⚔ </text:span><text:span text:style-name="T1097">Sekáček</text:span><text:span text:style-name="T1092">:</text:span><text:span text:style-name="T1158"> </text:span><text:span text:style-name="T1159">3 + k6, zranění 1</text:span></text:p>
      <text:p text:style-name="P10"><text:span text:style-name="Emphasis"><text:span text:style-name="T733">👣</text:span></text:span><text:span text:style-name="Emphasis"><text:span text:style-name="T653"> </text:span></text:span><text:span text:style-name="Emphasis"><text:span text:style-name="T662">Zaschlé krvavé stopy</text:span></text:span><text:span text:style-name="Emphasis"><text:span text:style-name="T656"> od velkých bot (od zombie kuchaře). </text:span></text:span><text:span text:style-name="Emphasis"><text:span text:style-name="T662">P</text:span></text:span><text:span text:style-name="Emphasis"><text:span text:style-name="T656">řišly sem od dveří do kuchyně (4) a jsou rozprostřené po celé hale, jako kdyby tady dotyčný bloumal v kruzích.</text:span></text:span></text:p>
      <text:p text:style-name="P43"><text:span text:style-name="Emphasis"><text:span text:style-name="T654">▸<text:tab/></text:span></text:span><text:span text:style-name="T346">Stojan se zbraněmi</text:span><text:span text:style-name="T270">:</text:span> <text:span text:style-name="T1088">š</text:span>tít <text:span text:style-name="T1796">(5 st)</text:span>, tři kopí <text:span text:style-name="T1796">(po 5 st)</text:span>, kuše <text:span text:style-name="T1796">(2,5 zl)</text:span>, sek<text:span text:style-name="T1796">e</text:span>ra <text:span text:style-name="T1796">(5 st)</text:span></text:p>
      <text:p text:style-name="P182">2 – Dílna</text:p>
      <text:p text:style-name="P54"><text:soft-page-break/>V dílně je <text:span text:style-name="T573">ponk</text:span> a několik <text:span text:style-name="T573">sudů</text:span>, <text:span text:style-name="T573">beden</text:span> a <text:span text:style-name="T573">pytlů</text:span>. <text:span text:style-name="Emphasis"><text:span text:style-name="T658">Na jedné z beden je hadrová panenka s cylindrem </text:span></text:span><text:span text:style-name="Emphasis"><text:span text:style-name="T671">(2 st)</text:span></text:span><text:span text:style-name="Emphasis"><text:span text:style-name="T658">. </text:span></text:span><text:span text:style-name="Emphasis"><text:span text:style-name="T665">Na klice dveří do pokoje pro služebnictvo (3) je přivázaný provaz. Zhruba po metru je přetržený</text:span></text:span><text:span text:style-name="Emphasis"><text:span text:style-name="T671"> (</text:span></text:span><text:span text:style-name="Emphasis"><text:span text:style-name="T672">od kliky </text:span></text:span><text:span text:style-name="Emphasis"><text:span text:style-name="T671">dosáhne akorát na horní hranu dveří)</text:span></text:span><text:span text:style-name="Emphasis"><text:span text:style-name="T665">.</text:span></text:span></text:p>
      <text:p text:style-name="P46"><text:span text:style-name="Emphasis"><text:span text:style-name="T654">▸<text:tab/></text:span></text:span><text:span text:style-name="Emphasis"><text:span text:style-name="T658">Na </text:span></text:span><text:span text:style-name="Emphasis"><text:span text:style-name="T751">ponku</text:span></text:span><text:span text:style-name="Emphasis"><text:span text:style-name="T658"> je s</text:span></text:span>věrák <text:span text:style-name="T1797">(1 zl)</text:span>, pilník <text:span text:style-name="T1797">(1 st)</text:span>, hřebíky <text:span text:style-name="T1797">(1 st)</text:span>, kladivo <text:span text:style-name="T1797">(5 st)</text:span> <text:span text:style-name="T1784">a</text:span> pila <text:span text:style-name="T1797">(5 st)</text:span>.</text:p>
      <text:p text:style-name="P46"><text:span text:style-name="Emphasis"><text:span text:style-name="T654">▸<text:tab/></text:span></text:span><text:span text:style-name="Emphasis"><text:span text:style-name="T658">V </text:span></text:span><text:span text:style-name="Emphasis"><text:span text:style-name="T751">sudech</text:span></text:span><text:span text:style-name="Emphasis"><text:span text:style-name="T658"> je olej </text:span></text:span><text:span text:style-name="Emphasis"><text:span text:style-name="T673">(1 zl)</text:span></text:span><text:span text:style-name="Emphasis"><text:span text:style-name="T658"> a pivo </text:span></text:span><text:span text:style-name="Emphasis"><text:span text:style-name="T673">(2 zl)</text:span></text:span><text:span text:style-name="Emphasis"><text:span text:style-name="T658">.</text:span></text:span></text:p>
      <text:p text:style-name="P46"><text:span text:style-name="Emphasis"><text:span text:style-name="T654">▸<text:tab/></text:span></text:span><text:span text:style-name="Emphasis"><text:span text:style-name="T658">V </text:span></text:span><text:span text:style-name="Emphasis"><text:span text:style-name="T751">pytlích</text:span></text:span><text:span text:style-name="Emphasis"><text:span text:style-name="T658"> je mouka </text:span></text:span><text:span text:style-name="Emphasis"><text:span text:style-name="T673">(5 st)</text:span></text:span><text:span text:style-name="Emphasis"><text:span text:style-name="T658">.</text:span></text:span></text:p>
      <text:p text:style-name="P46"><text:span text:style-name="Emphasis"><text:span text:style-name="T654">▸<text:tab/></text:span></text:span><text:span text:style-name="Emphasis"><text:span text:style-name="T658">V </text:span></text:span><text:span text:style-name="Emphasis"><text:span text:style-name="T751">bednách</text:span></text:span><text:span text:style-name="Emphasis"><text:span text:style-name="T658"> je zásoba svic – většina lojových (2 zl), část kvalitních voskových (5 zl).</text:span></text:span></text:p>
      <text:p text:style-name="P182">3 – Pokoj služebnictva</text:p>
      <text:p text:style-name="P47">Ve skromně zařízeném pokoji jsou dvě <text:span text:style-name="T573">skříňky</text:span> a dvě <text:span text:style-name="T573">postele</text:span> se slaměnými matracemi.</text:p>
      <text:p text:style-name="P49"><text:span text:style-name="T1026">👤</text:span><text:span text:style-name="T1785"> V místnosti je duch chlapce s se stopou po provazu kolem krku. Pláče, že zemřel dřív než si stihl sáhnout na ženskou.</text:span></text:p>
      <text:p text:style-name="P47"><text:span text:style-name="Emphasis"><text:span text:style-name="T654">▸<text:tab/></text:span></text:span><text:span text:style-name="Emphasis"><text:span text:style-name="T653">Ve </text:span></text:span><text:span text:style-name="Emphasis"><text:span text:style-name="T750">skříňkách</text:span></text:span><text:span text:style-name="Emphasis"><text:span text:style-name="T653"> jsou osobní věci zrzka a kuchaře, prosté oblečení, 2 stříbrňáky a 30 měďáků.</text:span></text:span></text:p>
      <text:p text:style-name="P48"><text:span text:style-name="Emphasis"><text:span text:style-name="T654">▸<text:tab/></text:span></text:span><text:span text:style-name="Emphasis"><text:span text:style-name="T659">Pod polštářem na jedné z </text:span></text:span><text:span text:style-name="Emphasis"><text:span text:style-name="T752">postelí</text:span></text:span><text:span text:style-name="Emphasis"><text:span text:style-name="T659"> je hambatý obrázek.</text:span></text:span></text:p>
      <text:p text:style-name="P182">4 – Kuchyně</text:p>
      <text:p text:style-name="P55">Na podlaze je kaluž zaschlé krve.</text:p>
      <text:p text:style-name="P42"><text:span text:style-name="T406">Kamna</text:span> &gt; Keramická pec s přilehlou dřevěnou pracovní deskou zacákanou od krve.</text:p>
      <text:p text:style-name="P28">Velký a malý lavór</text:p>
      <text:p text:style-name="P42"><text:soft-page-break/><text:span text:style-name="T406">Regál</text:span> &gt; Zavařeniny, salámy, med, koření.</text:p>
      <text:p text:style-name="P42"><text:span text:style-name="T406">Skříně</text:span> &gt; Čajový set <text:span text:style-name="T1797">(5 zl)</text:span>, hrnce <text:span text:style-name="T1797">(2 zl)</text:span>, pánev <text:span text:style-name="T1797">(1 zl)</text:span>, cínové nádobí <text:span text:style-name="T1797">(4 zl)</text:span>.</text:p>
      <text:p text:style-name="P63"><text:span text:style-name="T1026">👤</text:span><text:span text:style-name="T409"> </text:span><text:span text:style-name="T406">Duch kuchaře</text:span> &gt; Se sekáčkem v hlavě zmateně hledá svůj sekáček.</text:p>
      <text:p text:style-name="P56"><text:span text:style-name="Emphasis"><text:span text:style-name="T735">👣</text:span></text:span><text:span text:style-name="Emphasis"><text:span text:style-name="T657"> </text:span></text:span><text:span text:style-name="Emphasis"><text:span text:style-name="T663">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84">♨<text:tab/></text:span></text:span><text:span text:style-name="Emphasis"><text:span text:style-name="T598">Zápach </text:span></text:span><text:span text:style-name="Emphasis"><text:span text:style-name="T601">shnilé hostiny</text:span></text:span><text:span text:style-name="Emphasis"><text:span text:style-name="T598">.</text:span></text:span></text:p>
      <text:p text:style-name="P15"><text:span text:style-name="Emphasis"><text:span text:style-name="T584">🔊<text:tab/></text:span></text:span><text:span text:style-name="Emphasis"><text:span text:style-name="T601">Bzučení much.</text:span></text:span></text:p>
      <text:p text:style-name="P42"><text:span text:style-name="T406">Krb</text:span> &gt; Velký, kamenný, s roštem ke grilování.</text:p>
      <text:p text:style-name="P62"><text:span text:style-name="T406">Dlouhý jídelní stůl</text:span> &gt; 8 židlí a vyšívaný lesklý ubrus s hustými třásněmi pokrytý bohatou hostinou nyní již shnilého masa a ovoce <text:span text:style-name="T1797">(karta </text:span><text:span text:style-name="T272">kouzelný ubrus</text:span><text:span text:style-name="T361"> – 20 zl, pokud </text:span><text:span text:style-name="T362">ale</text:span><text:span text:style-name="T361"> obchodník zjistí, že je prokletý, </text:span><text:span text:style-name="T362">tak jen 5 zl</text:span><text:span text:style-name="T1797">)</text:span>. <text:span text:style-name="T1788">Nad ubrusem krouží hejno much.</text:span></text:p>
      <text:list xml:id="list1436992864" text:style-name="L78">
        <text:list-item>
          <text:p text:style-name="P875">Při pronesení hesla <text:span text:style-name="T343">"Ubr</text:span><text:span text:style-name="T344">ah prostrah</text:span><text:span text:style-name="T343">"</text:span> se na něm zhmotní vydatná hostina. Kdokoli z ní pojí bude následující noc náměsíčně provádět rituál ke spojení s démony.</text:p>
        </text:list-item>
      </text:list>
      <text:p text:style-name="P12"><text:span text:style-name="Emphasis"><text:span text:style-name="T733">👣</text:span></text:span><text:span text:style-name="Emphasis"><text:span text:style-name="T653"> </text:span></text:span><text:span text:style-name="Emphasis"><text:span text:style-name="T664">Zaschlé krvavé s</text:span></text:span><text:span text:style-name="Emphasis"><text:span text:style-name="T663">topy od m</text:span></text:span><text:span text:style-name="Emphasis"><text:span text:style-name="T664">alých</text:span></text:span><text:span text:style-name="Emphasis"><text:span text:style-name="T663"> bot (od paní Myriam) </text:span></text:span><text:span text:style-name="Emphasis"><text:span text:style-name="T664">přišly dveřmi z jídelny</text:span></text:span><text:span text:style-name="Emphasis"><text:span text:style-name="T663"> (</text:span></text:span><text:span text:style-name="Emphasis"><text:span text:style-name="T664">5</text:span></text:span><text:span text:style-name="Emphasis"><text:span text:style-name="T663">) </text:span></text:span><text:span text:style-name="Emphasis"><text:span text:style-name="T664">a vedou ke dveřím do obrazárny (6)</text:span></text:span><text:span text:style-name="Emphasis"><text:span text:style-name="T663">. </text:span></text:span><text:span text:style-name="Emphasis"><text:span text:style-name="T664">Po cestě se postupně vytrácejí, jak se z krev z bot otírala.</text:span></text:span></text:p>
      <text:p text:style-name="P182">6 – Obrazárna</text:p>
      <text:p text:style-name="P15"><text:span text:style-name="Emphasis"><text:span text:style-name="T584">♨<text:tab/></text:span></text:span><text:span text:style-name="Emphasis"><text:span text:style-name="T598">Zápach tlejícího masa.</text:span></text:span></text:p>
      <text:p text:style-name="P28"><text:soft-page-break/>Schodiště do patra</text:p>
      <text:p text:style-name="P42"><text:span text:style-name="T406">Obrazy</text:span> &gt; <text:span text:style-name="T1798">Jedna</text:span> krajinomalb<text:span text:style-name="T1798">a (velké plátno, 6 zl)</text:span>, šest velkých portrétů slavných hrdinů (cena <text:span text:style-name="T1798">3</text:span> zl za <text:span text:style-name="T1798">každý</text:span>), <text:span text:style-name="T1789">za obrazem pod schody tajná cesta do sklepa</text:span>.</text:p>
      <text:p text:style-name="P57"><text:span text:style-name="T406">Tři zombie</text:span> &gt; Chlapec s lanem kolem krku, popálený herec, nahý lord s knírem a dýkou v zádech <text:span text:style-name="T1799">(5 st)</text:span>.</text:p>
      <text:p text:style-name="P333"><text:span text:style-name="T2">F</text:span><text:span text:style-name="T3">yzička </text:span><text:span text:style-name="T4">3</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3</text:span></text:p>
      <text:p text:style-name="P346"><text:span text:style-name="T1093">Rychlost:</text:span><text:span text:style-name="T1163"> </text:span><text:span text:style-name="T1164">jako </text:span><text:span text:style-name="T1165">chůze</text:span></text:p>
      <text:p text:style-name="P346"><text:span text:style-name="T1094">Smysly:</text:span><text:span text:style-name="T1166"> </text:span><text:span text:style-name="T1167">magický zrak a sluch</text:span></text:p>
      <text:p text:style-name="P346"><text:span text:style-name="T1095">Detekovatelnost</text:span><text:span text:style-name="T1096">:</text:span><text:span text:style-name="T1168"> </text:span><text:span text:style-name="T1169">není</text:span><text:span text:style-name="T1168"> vidět pomocí infravidění</text:span></text:p>
      <text:p text:style-name="P333"><text:span text:style-name="T817">⚔ </text:span><text:span text:style-name="T1091">Pařáty</text:span><text:span text:style-name="T1092">:</text:span><text:span text:style-name="T1158"> </text:span><text:span text:style-name="T1159">3 + k6, zranění </text:span><text:span text:style-name="T1170">0</text:span></text:p>
      <text:p text:style-name="P182">7 – Společenská místnost</text:p>
      <text:p text:style-name="P28">Kulatý stůl se čtyřmi židlemi<text:span text:style-name="T462"> </text:span><text:span text:style-name="T465">(5 st)</text:span></text:p>
      <text:p text:style-name="P28">Malý koberec před krbem<text:span text:style-name="T401"> </text:span><text:span text:style-name="T402">(2 zl)</text:span></text:p>
      <text:p text:style-name="P28">Stojan na vyšívání a stolička<text:span text:style-name="T462"> </text:span><text:span text:style-name="T465">(4 st)</text:span></text:p>
      <text:p text:style-name="P63"><text:span text:style-name="T1026">👤</text:span><text:span text:style-name="T409"> </text:span><text:span text:style-name="T406">Duch holčičky</text:span> &gt; Její vlasy a šatičky vlají jako pod vodou. Brečí, protože nemůže najít pana Klobouka.</text:p>
      <text:p text:style-name="P182">8 – Pokoj pro hosta</text:p>
      <text:p text:style-name="P28">Vysoké zrcadlo<text:span text:style-name="T462"> </text:span><text:span text:style-name="T465">(10 zl)</text:span></text:p>
      <text:p text:style-name="P42"><text:span text:style-name="T406">Shořelý nábytek i okenice</text:span> &gt; Zbytky postele, nočního stolku, malé truhlice a rozbité lucerny.</text:p>
      <text:p text:style-name="P63"><text:span text:style-name="T1026">👤</text:span><text:span text:style-name="T409"> </text:span><text:span text:style-name="T406">Duch herce</text:span> &gt; Se spálenou horní polovinou těla včetně tváře se marně snaží nacvičovat svou roli překrásného svůdce.</text:p>
      <text:p text:style-name="P182"><text:soft-page-break/>9 – Koupelna</text:p>
      <text:p text:style-name="P42"><text:span text:style-name="T406">Vana</text:span> &gt; Plechová, naplněná neprůhlednou krémově mýdlovou vodou. <text:span text:style-name="T1793">Z</text:span><text:span text:style-name="T1789">ombie utopené holčičky zaútočí na prvního, kdo se nad vanu nakloní</text:span>.</text:p>
      <text:p text:style-name="P334"><text:span text:style-name="T2">F</text:span><text:span text:style-name="T3">yzička </text:span><text:span text:style-name="T6">2</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text:span><text:span text:style-name="T1171">2</text:span></text:p>
      <text:p text:style-name="P347"><text:span text:style-name="T1093">Rychlost:</text:span><text:span text:style-name="T1163"> </text:span><text:span text:style-name="T1164">jako </text:span><text:span text:style-name="T1165">chůze</text:span></text:p>
      <text:p text:style-name="P347"><text:span text:style-name="T1094">Smysly:</text:span><text:span text:style-name="T1166"> </text:span><text:span text:style-name="T1167">magický zrak a sluch</text:span></text:p>
      <text:p text:style-name="P347"><text:span text:style-name="T1095">Detekovatelnost</text:span><text:span text:style-name="T1096">:</text:span><text:span text:style-name="T1168"> </text:span><text:span text:style-name="T1169">není</text:span><text:span text:style-name="T1168"> vidět pomocí infravidění</text:span></text:p>
      <text:p text:style-name="P334"><text:span text:style-name="T817">⚔ </text:span><text:span text:style-name="T1091">Pařáty</text:span><text:span text:style-name="T1092">:</text:span><text:span text:style-name="T1158"> </text:span><text:span text:style-name="T1159">3 + k6, zranění </text:span><text:span text:style-name="T1170">0</text:span></text:p>
      <text:p text:style-name="P334"><text:span text:style-name="T817">⚔ </text:span><text:span text:style-name="T1097">Sekáček</text:span><text:span text:style-name="T1092">:</text:span><text:span text:style-name="T1158"> </text:span><text:span text:style-name="T1159">3 + k6, zranění 1</text:span></text:p>
      <text:p text:style-name="P42"><text:span text:style-name="T406">Nočník</text:span> &gt; Plechový, lesklý.</text:p>
      <text:p text:style-name="P42"><text:span text:style-name="T406">Džbán</text:span> &gt; Keramický, krémový vonný olej <text:span text:style-name="T1800">(6 st)</text:span>.</text:p>
      <text:h text:style-name="Heading_20_4" text:outline-level="4">10 – Dětský pokoj</text:h>
      <text:p text:style-name="P28">Postýlka</text:p>
      <text:p text:style-name="P28">Rozházené hračky<text:span text:style-name="T462"> </text:span><text:span text:style-name="T465">(5 st)</text:span></text:p>
      <text:p text:style-name="P42"><text:span text:style-name="T406">Komoda</text:span> &gt; Dětské oblečení, tříčlenná rodina z hliněných figurek.</text:p>
      <text:p text:style-name="P28">Stoleček</text:p>
      <text:p text:style-name="P182">11 – Pokoj</text:p>
      <text:p text:style-name="P42"><text:span text:style-name="T406">Bar</text:span> &gt; Jedna lahev vína, dvě láhve rumu, tři láhve koňaku, tabák.</text:p>
      <text:p text:style-name="P33">Otočná šachovnice <text:span text:style-name="T465">(1 zl)</text:span> s jedním křeslem</text:p>
      <text:p text:style-name="P28">Harfa<text:span text:style-name="T462"> </text:span><text:span text:style-name="T465">(2 zl)</text:span></text:p>
      <text:p text:style-name="P21"><text:soft-page-break/><text:span text:style-name="Emphasis"><text:span text:style-name="T743">👣</text:span></text:span><text:span text:style-name="Emphasis"><text:span text:style-name="T653"> </text:span></text:span><text:span text:style-name="Emphasis"><text:span text:style-name="T664">Zaschlé krvavé s</text:span></text:span><text:span text:style-name="Emphasis"><text:span text:style-name="T663">topy od m</text:span></text:span><text:span text:style-name="Emphasis"><text:span text:style-name="T664">alých</text:span></text:span><text:span text:style-name="Emphasis"><text:span text:style-name="T663"> bot (od paní Myriam) </text:span></text:span><text:span text:style-name="Emphasis"><text:span text:style-name="T664">přišly dveřmi z </text:span></text:span><text:span text:style-name="Emphasis"><text:span text:style-name="T666">ložnice</text:span></text:span><text:span text:style-name="Emphasis"><text:span text:style-name="T663"> (</text:span></text:span><text:span text:style-name="Emphasis"><text:span text:style-name="T666">12</text:span></text:span><text:span text:style-name="Emphasis"><text:span text:style-name="T663">) </text:span></text:span><text:span text:style-name="Emphasis"><text:span text:style-name="T664">a vedou ke dveřím do </text:span></text:span><text:span text:style-name="Emphasis"><text:span text:style-name="T666">dětského pokoje</text:span></text:span><text:span text:style-name="Emphasis"><text:span text:style-name="T664"> (</text:span></text:span><text:span text:style-name="Emphasis"><text:span text:style-name="T666">10</text:span></text:span><text:span text:style-name="Emphasis"><text:span text:style-name="T664">)</text:span></text:span><text:span text:style-name="Emphasis"><text:span text:style-name="T663">. </text:span></text:span><text:span text:style-name="Emphasis"><text:span text:style-name="T664">Po cestě se postupně vytrácejí, jak se z krev z bot otírala.</text:span></text:span></text:p>
      <text:p text:style-name="P182">12 – Ložnice</text:p>
      <text:p text:style-name="P58">Na zemi před postelí je kaluž zaschlé krve.</text:p>
      <text:p text:style-name="P59"><text:span text:style-name="T406">Postel</text:span> &gt; Luxusní povlečení slepené <text:span text:style-name="T1794">spoustou zaschlé krve</text:span>.</text:p>
      <text:p text:style-name="P59"><text:span text:style-name="T406">Skříň</text:span> &gt; Rozervané šaty, roztrhané dokumenty, rozlitý inkoust.</text:p>
      <text:p text:style-name="P29">Medvědí kožešina na podlaze<text:span text:style-name="T462"> &gt; částečně nasáklá zaschlou krví </text:span><text:span text:style-name="T465">(5 st)</text:span><text:span text:style-name="T462">.</text:span></text:p>
      <text:p text:style-name="P31">Poházené šaty v rohu u postele<text:span text:style-name="T462"> &gt; patřily velmoži Valenovi (</text:span><text:span text:style-name="T465">25</text:span><text:span text:style-name="T464"> zl – ale pozor, místní kupci určitě poznají, komu patřily</text:span><text:span text:style-name="T462">). Je v nich </text:span><text:span text:style-name="T340">malý železný klíč</text:span><text:span text:style-name="T462"> (pasuje do truhel v tajné místnosti v šatníku).</text:span></text:p>
      <text:p text:style-name="P32">Krb</text:p>
      <text:p text:style-name="P63"><text:span text:style-name="T1026">👤</text:span><text:span text:style-name="T409"> </text:span><text:span text:style-name="T406">Duch </text:span><text:span text:style-name="T408">velmože</text:span><text:span text:style-name="T406"> Balia </text:span><text:span text:style-name="T408">Val</text:span><text:span text:style-name="T406">ena</text:span> &gt; Nahý, zakrvácený a s majestátním knírem požaduje smrt své ženy, která mu při sexu bodla dýku do zad.</text:p>
      <text:p text:style-name="P42"><text:span text:style-name="T406">Paní domu </text:span><text:span text:style-name="T407">Myriam</text:span> &gt; Vyhublá, dehydrovaná a špinavá žena prosí o záchranu. Při konfrontaci přiznává, že všechny zabila. Ale jen proto, že někdo byl posedlý démonem a nebylo jak zjistit kdo.</text:p>
      <text:list xml:id="list143149398" text:style-name="L79">
        <text:list-item>
          <text:p text:style-name="P877">Je stále posedlá démonem a je proto nadlidsky silná a rychlá. Dokáže dělat různé akrobatické kousky (salta, běhat po zdech a podobně) a zvládne postavy odhodit několik metrů daleko.</text:p>
          <text:p text:style-name="P558"><text:span text:style-name="T2">F</text:span><text:span text:style-name="T3">yzička </text:span><text:span text:style-name="T7">5</text:span><text:span text:style-name="T3">, Finesa </text:span><text:span text:style-name="T7">3</text:span><text:span text:style-name="T3">, Duše </text:span><text:span text:style-name="T7">4</text:span><text:span text:style-name="T1160">, </text:span><text:span text:style-name="T1161">Ž</text:span><text:span text:style-name="T1158">ivot</text:span><text:span text:style-name="T1161">y </text:span><text:span text:style-name="T1172">11</text:span></text:p>
          <text:p text:style-name="P484"><text:span text:style-name="T1093">Rychlost:</text:span><text:span text:style-name="T1163"> </text:span><text:span text:style-name="T1164">jako </text:span><text:span text:style-name="T1172">kůň (nadlidská rychlost)</text:span></text:p>
          <text:p text:style-name="P484"><text:soft-page-break/><text:span text:style-name="T1094">Smysly:</text:span><text:span text:style-name="T1166"> </text:span><text:span text:style-name="T1172">jako člověk</text:span></text:p>
          <text:p text:style-name="P558"><text:span text:style-name="T817">⚔ </text:span><text:span text:style-name="T1098">Beze zbraně</text:span><text:span text:style-name="T1092">:</text:span><text:span text:style-name="T1158"> </text:span><text:span text:style-name="T1159">3 + k6, zranění </text:span><text:span text:style-name="T1172">+2 (nadlidská síla)</text:span></text:p>
        </text:list-item>
        <text:list-item>
          <text:p text:style-name="P876"><text:span text:style-name="T1172">D</text:span><text:span text:style-name="T1173">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69">👣</text:span></text:span><text:span text:style-name="Emphasis"><text:span text:style-name="T770"> </text:span></text:span><text:span text:style-name="Emphasis"><text:span text:style-name="T771">Zaschlé krvavé s</text:span></text:span><text:span text:style-name="Emphasis"><text:span text:style-name="T772">topy od m</text:span></text:span><text:span text:style-name="Emphasis"><text:span text:style-name="T771">alých </text:span></text:span><text:span text:style-name="Emphasis"><text:span text:style-name="T773">bosých nohou</text:span></text:span><text:span text:style-name="Emphasis"><text:span text:style-name="T772"> (od paní Myriam) </text:span></text:span><text:span text:style-name="Emphasis"><text:span text:style-name="T773">vedou </text:span></text:span><text:span text:style-name="Emphasis"><text:span text:style-name="T774">od postele</text:span></text:span><text:span text:style-name="Emphasis"><text:span text:style-name="T773"> do šatníku (</text:span></text:span><text:span text:style-name="Emphasis"><text:span text:style-name="T774">místnost </text:span></text:span><text:span text:style-name="Emphasis"><text:span text:style-name="T773">13).</text:span></text:span></text:p>
      <text:p text:style-name="P182">13 – Šatník</text:p>
      <text:p text:style-name="P30">Vysoké oválné zrcadlo<text:span text:style-name="T462"> &gt; </text:span><text:span text:style-name="T463">Před ním je stolek s dámskými líčidly </text:span><text:span text:style-name="T466">(1 zl)</text:span><text:span text:style-name="T463">.</text:span></text:p>
      <text:p text:style-name="P42"><text:span text:style-name="T406">Šatní skříně po stranách</text:span> &gt; Kvalitní dámské i pánské šaty pro všechny příležitosti, jedna ze skříní má falešnou zadní stěnu a ukrývá dvě truhlice – 16 zl, 63 st, klenotnice s růženínovým náhrdelníkem <text:span text:style-name="T1800">(10 zl)</text:span> a náušnicemi (<text:span text:style-name="T1800">4</text:span> zl)<text:span text:style-name="T363">, </text:span><text:span text:style-name="T273">lektvar</text:span><text:span text:style-name="T270"> čtení myšlenek</text:span> <text:span text:style-name="T1800">(karta, 10 zl)</text:span>, dopis od <text:span text:style-name="T1800">vládce Maraka Brakvila</text:span> navrhující odstranění <text:span text:style-name="T1801">předáka horníků</text:span> Dima Trata.</text:p>
      <text:p text:style-name="P23"><text:span text:style-name="Emphasis"><text:span text:style-name="T769">👣</text:span></text:span><text:span text:style-name="Emphasis"><text:span text:style-name="T770"> </text:span></text:span><text:span text:style-name="Emphasis"><text:span text:style-name="T771">Zaschlé krvavé s</text:span></text:span><text:span text:style-name="Emphasis"><text:span text:style-name="T772">topy od m</text:span></text:span><text:span text:style-name="Emphasis"><text:span text:style-name="T771">alých </text:span></text:span><text:span text:style-name="Emphasis"><text:span text:style-name="T773">bosých nohou </text:span></text:span><text:span text:style-name="Emphasis"><text:span text:style-name="T774">přišly z ložnice (12). Dotyčná osoba se tu pak oblékla.</text:span></text:span></text:p>
      <text:p text:style-name="P182">14 – Sklep</text:p>
      <text:p text:style-name="P42"><text:span text:style-name="T406">Bedny a sudy</text:span> &gt; <text:span text:style-name="T1788">Prázdné.</text:span></text:p>
      <text:p text:style-name="P51"><text:span text:style-name="Emphasis"><text:span text:style-name="T400">Regály</text:span></text:span><text:span text:style-name="Emphasis"><text:span text:style-name="T348"> &gt; Desítky lahví vína </text:span></text:span><text:span text:style-name="Emphasis"><text:span text:style-name="T364">(celkem 60 zl)</text:span></text:span><text:span text:style-name="Emphasis"><text:span text:style-name="T348">.</text:span></text:span></text:p>
      <text:p text:style-name="P51"><text:span text:style-name="Emphasis">👣</text:span><text:span text:style-name="Emphasis"><text:span text:style-name="T660"> </text:span></text:span><text:span text:style-name="Emphasis"><text:span text:style-name="T353">Na zemi je vidět, </text:span></text:span><text:span text:style-name="Emphasis"><text:span text:style-name="T365">že nedávno</text:span></text:span><text:span text:style-name="Emphasis"><text:span text:style-name="T353"> někdo jeden z regálů odsunul.</text:span></text:span></text:p>
      <text:p text:style-name="P51"><text:soft-page-break/><text:span text:style-name="Emphasis"><text:span text:style-name="T1791">Z</text:span></text:span><text:span text:style-name="Emphasis"><text:span text:style-name="T1790">a regály </text:span></text:span><text:span text:style-name="Emphasis"><text:span text:style-name="T1791">je</text:span></text:span><text:span text:style-name="Emphasis"><text:span text:style-name="T1790"> schovaný rituální kruh.</text:span></text:span></text:p>
      <text:list xml:id="list3601009598" text:style-name="L80">
        <text:list-item>
          <text:p text:style-name="P878"><text:span text:style-name="Emphasis"><text:span text:style-name="T1792">Je nakreslený dámskými líčidly.</text:span></text:span></text:p>
        </text:list-item>
        <text:list-item>
          <text:p text:style-name="P878"><text:span text:style-name="Emphasis"><text:span text:style-name="T1792">Při doteku brní. Kdo se ho dotkne, zjistí, že slouží k přivolávání démonů, a bude vědět, jak ho aktivovat – stačí zapálit svíčky a kápnout na něj trochu krve.</text:span></text:span></text:p>
        </text:list-item>
      </text:list>
      <text:h text:style-name="P434" text:outline-level="2"><text:bookmark-start text:name="__RefHeading___Toc22760_41530725"/>Měšíční oltář<text:bookmark-end text:name="__RefHeading___Toc22760_41530725"/></text:h>
      <text:p text:style-name="P149">Vzpomínka na vládu temných elfů. V kruhu zkřivených vyschlých stromů se leskne hrubě opracovaný obsidiánový blok.</text:p>
      <text:list xml:id="list1857154120" text:style-name="L81">
        <text:list-item>
          <text:p text:style-name="P879"><text:span text:style-name="T211">Kdo jej při</text:span><text:span text:style-name="T132"> měsíčním svitu </text:span><text:span text:style-name="T211">polije</text:span><text:span text:style-name="T132"> krví nevinného</text:span><text:span text:style-name="T211">,</text:span><text:span text:style-name="T132"> získ</text:span><text:span text:style-name="T211">á</text:span><text:span text:style-name="T132"> do příštího úplňku nadpřirozenou odolnost proti nestříbrným zbraním </text:span><text:span text:style-name="T204">(zbroj 1)</text:span><text:span text:style-name="T132"> a schopnost vidění v temnotě.</text:span></text:p>
        </text:list-item>
        <text:list-item>
          <text:p text:style-name="P881"><text:span text:style-name="T175">Háček:</text:span><text:span text:style-name="T132"> Postavě </text:span><text:span text:style-name="T207">budou rudě žhnout oči a bude jí vadit sluneční světlo </text:span><text:span text:style-name="T209">(nevýhoda)</text:span><text:span text:style-name="T207">.</text:span></text:p>
        </text:list-item>
      </text:list>
      <text:h text:style-name="P435" text:outline-level="2"><text:bookmark-start text:name="__RefHeading___Toc22762_41530725"/>Pavoučí doupě<text:bookmark-end text:name="__RefHeading___Toc22762_41530725"/></text:h>
      <text:p text:style-name="P153">Pokud půjdou postavy lesem kolem doupěte:</text:p>
      <text:list xml:id="list2259260126" text:style-name="L82">
        <text:list-item>
          <text:p text:style-name="P882"><text:span text:style-name="T406">Z lesa se ozý</text:span><text:span text:style-name="T417">v</text:span><text:span text:style-name="T406">á volání o pomoc </text:span><text:span text:style-name="T418">(ženský hlas)</text:span> <text:span text:style-name="T538">&gt;</text:span> <text:span text:style-name="T538">j</text:span>e to lákání Hablarany, obřího mluvícího pavouka. Jedem paralyzuje a potřebuje nakrmit mnoho potomků. Jeho jeskyně je plná vysátých mrtvol a jejich vybavení.</text:p>
        </text:list-item>
      </text:list>
      <text:p text:style-name="P156">Kolem doupěte jsou spletité tunely z pavoučích sítí. <text:span text:style-name="T369">Na </text:span><text:span text:style-name="T348">několika</text:span><text:span text:style-name="T369"> místech tvoří pavučiny falešnou podlahu – </text:span><text:span text:style-name="T539">pod n</text:span><text:span text:style-name="T186">í je vždy zhruba tři metry hluboká díra v zemi</text:span><text:span text:style-name="T369">.</text:span></text:p>
      <text:p text:style-name="P155"><text:soft-page-break/><text:span text:style-name="Emphasis"><text:span text:style-name="T734">⚔ </text:span></text:span>V doupěti je kromě Hablarany jeho devět hladových potomků <text:span text:style-name="T1960">(šest různě po tunelech kolem doupěte, tři v jednom z kokonů)</text:span>. <text:span text:style-name="T1963">Potomci mluví dětskými hlasy a jsou pěkně drzí.</text:span></text:p>
      <text:list xml:id="list937438057" text:style-name="L83">
        <text:list-item>
          <text:p text:style-name="P883">Hablarana díky vibracím v pavučině přesně ví, kde postavy jsou, a bude jejich postup průběžně komentovat: „Kampak asi vedou ty tři tunely, před kterými stojíte? Kdožpak ví?“</text:p>
        </text:list-item>
      </text:list>
      <text:p text:style-name="P156">V doupěti je pět kokonů a hromada vysátých mrtvol.</text:p>
      <text:list xml:id="list1572544573" text:style-name="L84">
        <text:list-item>
          <text:p text:style-name="P885">V jednom z kokonů jsou tři hladoví potomci Hablarany.</text:p>
        </text:list-item>
        <text:list-item>
          <text:p text:style-name="P886">Ve zbylých čtyřech jsou mrtvoly dobrodruhů: elf v kouzelnickém hábitu, hobitka v lehké zbroji s kuší, dýkou a opaskem vykládaným polodrahokamy <text:span text:style-name="T370">(</text:span><text:span text:style-name="T348">prodej </text:span><text:span text:style-name="T370">3 zl)</text:span>, krollka (lehká zbroj a luxusní meč – prodej 6 zl) a trpaslík s dvouruční sekerou a zdobenou těžkou zbrojí (prodej 10 zl). Po kapsách a měšcích mají dohromady 4 zl a 3 st.</text:p>
        </text:list-item>
        <text:list-item>
          <text:p text:style-name="P884"><text:span text:style-name="T1961">Prohledání hromady mrtvol odhalí: </text:span><text:span text:style-name="T280">bezhlučný luk</text:span><text:span text:style-name="T371"> </text:span><text:span text:style-name="T372">(karta), s</text:span><text:span text:style-name="T370">tříbrný náramek (4 zl) </text:span><text:span text:style-name="T372">a mince v hodnotě 7 zl a 4 st.</text:span></text:p>
        </text:list-item>
      </text:list>
      <text:h text:style-name="Heading_20_4" text:outline-level="4">Hablarana</text:h>
      <text:p text:style-name="P153"><text:span text:style-name="T2">H</text:span><text:span text:style-name="T1">ablarana je mluvící obří sklípkan.</text:span></text:p>
      <text:p text:style-name="P152"><text:span text:style-name="T2">F</text:span><text:span text:style-name="T3">yzička </text:span><text:span text:style-name="T32">5</text:span><text:span text:style-name="T3">, Finesa </text:span><text:span text:style-name="T33">3</text:span><text:span text:style-name="T3">, Duše -</text:span><text:span text:style-name="T1160">, </text:span><text:span text:style-name="T1161">Ž</text:span><text:span text:style-name="T1158">ivot</text:span><text:span text:style-name="T1161">y </text:span><text:span text:style-name="T1186">14</text:span></text:p>
      <text:p text:style-name="P364"><text:span text:style-name="T1093">Rychlost:</text:span><text:span text:style-name="T1163"> </text:span><text:span text:style-name="T1187">jako člověk</text:span></text:p>
      <text:p text:style-name="P364"><text:span text:style-name="T1094">Smysly:</text:span><text:span text:style-name="T1166"> </text:span><text:span text:style-name="T1188">dobrý</text:span><text:span text:style-name="T1189"> zrak, čich </text:span><text:span text:style-name="T1190">a chuť</text:span><text:span text:style-name="T1189">, </text:span><text:span text:style-name="T1191">detek</text:span><text:span text:style-name="T1189">ce</text:span><text:span text:style-name="T1191"> vibrac</text:span><text:span text:style-name="T1189">í</text:span><text:span text:style-name="T1191"> v pavučině</text:span></text:p>
      <text:p text:style-name="P417"><text:span text:style-name="T817">⚔<text:tab/></text:span><text:span text:style-name="T1106">Kusadla </text:span><text:span text:style-name="T10">:</text:span><text:span text:style-name="T34"> </text:span><text:span text:style-name="T35">6</text:span><text:span text:style-name="T36"> + k6, zranění </text:span><text:span text:style-name="T37">2</text:span></text:p>
      <text:p text:style-name="P362"><text:span text:style-name="T1957">3</text:span> dávk<text:span text:style-name="T1957">y</text:span> <text:span text:style-name="T1911">jed</text:span><text:span text:style-name="T1912">u</text:span><text:span text:style-name="T1914">: </text:span><text:span text:style-name="T1457">8</text:span><text:span text:style-name="T1439"> </text:span><text:span text:style-name="T1440">+ k6 </text:span><text:span text:style-name="T1441">proti Fyzičce </text:span><text:span text:style-name="T1458">(nezraňuje)</text:span></text:p>
      <text:p text:style-name="P351"><text:span text:style-name="T1528">L</text:span><text:span text:style-name="T1529">atence:</text:span><text:span text:style-name="T1442"> </text:span><text:span text:style-name="T1459">5</text:span><text:span text:style-name="T1458"> kol</text:span></text:p>
      <text:p text:style-name="P351"><text:span text:style-name="T1104">P</text:span><text:span text:style-name="T1105">říznaky:</text:span><text:span text:style-name="T1192"> </text:span><text:span text:style-name="T1193">Bolestivý otok a puchýře kolem rány, vyrážka.</text:span></text:p>
      <text:p text:style-name="P351"><text:soft-page-break/><text:span text:style-name="T1107">Účinek:</text:span><text:span text:style-name="T1192"> </text:span><text:span text:style-name="T1194">P</text:span><text:span text:style-name="T1192">aralýza na několik minut (za první úspěch zpomalení, za druhý nevýhoda, za třetí kompletní znehybnění).</text:span></text:p>
      <text:p text:style-name="P365"><text:span text:style-name="T279">Oblak chloupků:</text:span><text:span text:style-name="T367"> </text:span><text:span text:style-name="T368">Když se sklípkan cítí ohrožený, vypustí před sebe oblak jemných chloupků, které dráždí kůži a vyvolávají intenzivní slzení (nevýhoda).</text:span></text:p>
      <text:p text:style-name="P365"><text:span text:style-name="T270">Vzhled:</text:span> <text:span text:style-name="T1958">Obrovský rezavohnědý pavouk. V rozpětí nohou měří čtyři metry.</text:span></text:p>
      <text:p text:style-name="P365"><text:span text:style-name="T270">Boj:</text:span> <text:span text:style-name="T1956">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4"><text:span text:style-name="T2">F</text:span><text:span text:style-name="T3">yzička </text:span><text:span text:style-name="T38">2</text:span><text:span text:style-name="T3">, Finesa </text:span><text:span text:style-name="T38">3</text:span><text:span text:style-name="T3">, Duše -</text:span><text:span text:style-name="T1160">, </text:span><text:span text:style-name="T1161">Ž</text:span><text:span text:style-name="T1158">ivot</text:span><text:span text:style-name="T1161">y </text:span><text:span text:style-name="T1195">6</text:span></text:p>
      <text:p text:style-name="P418"><text:span text:style-name="T817">⚔<text:tab/></text:span><text:span text:style-name="T1106">Kusadla </text:span><text:span text:style-name="T10">:</text:span><text:span text:style-name="T34"> </text:span><text:span text:style-name="T39">3</text:span><text:span text:style-name="T36"> + k6, zranění </text:span><text:span text:style-name="T39">0</text:span></text:p>
      <text:p text:style-name="P363"><text:span text:style-name="T1957">3</text:span> dávk<text:span text:style-name="T1957">y</text:span> <text:span text:style-name="T1911">jed</text:span><text:span text:style-name="T1912">u</text:span><text:span text:style-name="T1914">: </text:span><text:span text:style-name="T1457">8</text:span><text:span text:style-name="T1439"> </text:span><text:span text:style-name="T1440">+ k6 </text:span><text:span text:style-name="T1441">proti Fyzičce </text:span><text:span text:style-name="T1458">(nezraňuje)</text:span></text:p>
      <text:p text:style-name="P352"><text:span text:style-name="T1528">L</text:span><text:span text:style-name="T1529">atence:</text:span><text:span text:style-name="T1442"> </text:span><text:span text:style-name="T1459">5</text:span><text:span text:style-name="T1458"> kol</text:span></text:p>
      <text:p text:style-name="P352"><text:span text:style-name="T1104">P</text:span><text:span text:style-name="T1105">říznaky:</text:span><text:span text:style-name="T1192"> </text:span><text:span text:style-name="T1193">Bolestivý otok a puchýře kolem rány, vyrážka.</text:span></text:p>
      <text:p text:style-name="P352"><text:span text:style-name="T1107">Účinek:</text:span><text:span text:style-name="T1192"> </text:span><text:span text:style-name="T1194">P</text:span><text:span text:style-name="T1192">aralýza na několik minut (za první úspěch zpomalení, za druhý nevýhoda, za třetí kompletní znehybnění).</text:span></text:p>
      <text:h text:style-name="P436" text:outline-level="2"><text:bookmark-start text:name="__RefHeading___Toc22764_41530725"/><text:soft-page-break/>Stříbrný důl<text:bookmark-end text:name="__RefHeading___Toc22764_41530725"/></text:h>
      <text:h text:style-name="Heading_20_3" text:outline-level="3">Důlní město</text:h>
      <text:p text:style-name="P290">Důlní městečko zeje prázdnotou. Kdysi bohaté doly s vzácnými kovy protkané žilami ryzího stříbra jsou <text:span text:style-name="T2120">údajně</text:span> vytěžené a uzavřené. Tross přišel o největší zdroj svého bohatství a havíři přišli o živobytí.</text:p>
      <text:list xml:id="list4279958238" text:style-name="L85">
        <text:list-item>
          <text:p text:style-name="P888">Kolová hradba s ochozem, dřevěná brána, u ní jedna strážní věž se žebříkem.</text:p>
        </text:list-item>
        <text:list-item>
          <text:p text:style-name="P887"><text:span text:style-name="T2383">Celkem 12 domů: V největší bydlel předák Dim Tratas, jeho vstupní místnost sloužila zároveň jako </text:span><text:span text:style-name="T1684">nálevna</text:span><text:span text:style-name="T2383">. </text:span><text:span text:style-name="T2384">V jednom z domů je kovárna.</text:span></text:p>
        </text:list-item>
        <text:list-item>
          <text:p text:style-name="P889">Stáje.</text:p>
        </text:list-item>
      </text:list>
      <text:p text:style-name="P291">Všechny domy jsou prázdné, zbylo v nich jen to, co nešlo rozumně odvézt (rámy postelí, stoly, kovářská výheň).</text:p>
      <text:h text:style-name="P441" text:outline-level="3">Vstup do dolů</text:h>
      <text:p text:style-name="P292">Ve skalní stěně nad městečkem je celkem 5 vstup do podzemí. Jen jeden z nich je používaný – v šachtě za ním je nejlépe zachovalá výdřeva.</text:p>
      <text:h text:style-name="P442" text:outline-level="3"><text:soft-page-break/>Štoly a šachty</text:h>
      <text:p text:style-name="P289">Desítky štol vyhlouben<text:span text:style-name="T2117">ých</text:span> do nitra Garlackých hor jsou domovem jen neproniknutelné temnotě a ozvěnám gobliních skřeků. Síť šachet a křivolakých štol je spletitá a je snadné v ní zabloudit. <text:span text:style-name="T2120">Zmapování zabere několik dní. Cesta ke třinácté šachtě, pokud ji někdo zná, zabere zhruba dvě hodiny.</text:span></text:p>
      <text:list xml:id="list1599763206" text:style-name="L86">
        <text:list-item>
          <text:p text:style-name="P890">V<text:span text:style-name="T2385">e štolách</text:span> jsou značky, podle kterých někdo s <text:span text:style-name="T2385">vhodnou</text:span> dovedností vždycky najde cestu ven. <text:span text:style-name="T2386">Jde jaké s jejich pomocí nalézt cesta ke 13. šachtě (postavám ji může popsat například předák Dim Tratas v </text:span><text:span text:style-name="T1685">putyce U rezavého meče</text:span><text:span text:style-name="T2386"> v Trossu).</text:span></text:p>
        </text:list-item>
      </text:list>
      <text:h text:style-name="Heading_20_4" text:outline-level="4">N<text:span text:style-name="T132">áhodná setkání (k</text:span><text:span text:style-name="T1776">4</text:span><text:span text:style-name="T132">):</text:span></text:h>
      <text:list xml:id="list3907550066" text:style-name="L87">
        <text:list-item>
          <text:p text:style-name="P900">Hlídka <text:span text:style-name="T2141">čtyř</text:span> goblinů <text:span text:style-name="T2142">vede dvě spoutané lidské děti (chlapec Asil a dívka Líba) k místu, kde šamani provádí rituál (viz 2). Děcka jsou z Blosel a jsou pořádně vyhladovělá.</text:span></text:p>
          <text:list>
            <text:list-header>
              <text:p text:style-name="P892"><text:span text:style-name="T2382">Děti mají oholené hlavy a těla pomalovaná hlinkou </text:span><text:span text:style-name="T1683">tajemnými</text:span><text:span text:style-name="T2382"> obrazci.</text:span></text:p>
              <text:p text:style-name="P641">Goblin</text:p>
              <text:p text:style-name="P893"><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6"><text:span text:style-name="T55">Z</text:span><text:span text:style-name="T1">broj:</text:span><text:span text:style-name="T21"> 1 (lehká zbroj)</text:span></text:p>
              <text:p text:style-name="P462"><text:span text:style-name="T817">⚔ </text:span><text:span text:style-name="T902">Ko</text:span><text:span text:style-name="T923">pí</text:span><text:span text:style-name="T924"> </text:span><text:span text:style-name="T923">s kamenným hrotem</text:span><text:span text:style-name="T896">:</text:span><text:span text:style-name="T827"> </text:span><text:span text:style-name="T834">3</text:span><text:span text:style-name="T833"> + k6, zranění </text:span><text:span text:style-name="T834">1</text:span></text:p>
              <text:p text:style-name="P562"><text:span text:style-name="T817">⚔ </text:span><text:span text:style-name="T900">Nůž</text:span><text:span text:style-name="T901">:</text:span><text:span text:style-name="T833"> </text:span><text:span text:style-name="T834">3</text:span><text:span text:style-name="T833"> + k6, zranění </text:span><text:span text:style-name="T834">0</text:span></text:p>
            </text:list-header>
          </text:list>
        </text:list-item>
        <text:list-item>
          <text:p text:style-name="P894"><text:soft-page-break/><text:span text:style-name="T1707">Chodbami se rozléhá zvuk mnohohlasného zaříkávání</text:span><text:span text:style-name="T1743"> &gt; </text:span><text:span text:style-name="T1594">P</text:span><text:span text:style-name="T1596">ět</text:span><text:span text:style-name="T2130"> gobliních šamanů p</text:span><text:span text:style-name="T1594">rovádí krvavý rituál (snaží se přivolat démona). </text:span><text:span text:style-name="T1597">Na zemi mají rituální kruh se spoustou svic. Opodál jsou vyskládané čerstvé mrtvoly různých tvorů: </text:span><text:span text:style-name="T1594">p</text:span><text:span text:style-name="T1597">sa, krocana, kozy, kočky, člověka, trpaslíka, goblina, elfa a lišky. Všichni mají podřezaná hrdla. </text:span><text:span text:style-name="T1599">Mrtvoly</text:span><text:span text:style-name="T1597"> </text:span><text:span text:style-name="T1598">člověk</text:span><text:span text:style-name="T1599">a</text:span><text:span text:style-name="T1598">, trpaslík</text:span><text:span text:style-name="T1599">a</text:span><text:span text:style-name="T1598">, goblin</text:span><text:span text:style-name="T1599">a</text:span><text:span text:style-name="T1598"> a elf</text:span><text:span text:style-name="T1599">a</text:span><text:span text:style-name="T1598"> jsou pevně spoutan</text:span><text:span text:style-name="T1599">é</text:span><text:span text:style-name="T1598">.</text:span></text:p>
          <text:list>
            <text:list-header>
              <text:p text:style-name="P642"><text:span text:style-name="T2123">Gobliní</text:span> <text:span text:style-name="T2124">šaman</text:span></text:p>
              <text:p text:style-name="P895"><text:span text:style-name="T2">F</text:span><text:span text:style-name="T3">yzička </text:span><text:span text:style-name="T91">1</text:span><text:span text:style-name="T3">, Finesa </text:span><text:span text:style-name="T91">2</text:span><text:span text:style-name="T3">, Duše </text:span><text:span text:style-name="T92">4</text:span><text:span text:style-name="T1160">, </text:span><text:span text:style-name="T1161">Ž</text:span><text:span text:style-name="T1158">ivot</text:span><text:span text:style-name="T1161">y </text:span><text:span text:style-name="T1282">6</text:span></text:p>
              <text:p text:style-name="P559"><text:span text:style-name="T817">⚔ </text:span><text:span text:style-name="T900">Nůž</text:span><text:span text:style-name="T901">:</text:span><text:span text:style-name="T833"> </text:span><text:span text:style-name="T861">2</text:span><text:span text:style-name="T833"> + k6, zranění </text:span><text:span text:style-name="T834">0</text:span></text:p>
              <text:p text:style-name="P563"><text:span text:style-name="T270">Dovednosti: </text:span><text:span text:style-name="T865">z</text:span><text:span text:style-name="T866">áklady</text:span><text:span text:style-name="T827"> </text:span><text:span text:style-name="T896">ostražitost</text:span><text:span text:style-name="T922">i</text:span><text:span text:style-name="T896"> a plížení, </text:span><text:span text:style-name="T865">z</text:span><text:span text:style-name="T862">áklady</text:span><text:span text:style-name="T863"> </text:span><text:span text:style-name="T918">o</text:span><text:span text:style-name="T919">rientace a přežití v divočině, </text:span><text:span text:style-name="T865">z</text:span><text:span text:style-name="T864">áklady</text:span><text:span text:style-name="T827"> </text:span><text:span text:style-name="T920">plavání, </text:span><text:span text:style-name="T865">z</text:span><text:span text:style-name="T864">áklady</text:span><text:span text:style-name="T827"> </text:span><text:span text:style-name="T921">šplhání, </text:span><text:span text:style-name="T1283">p</text:span><text:span text:style-name="T1157">okročilé </text:span><text:span text:style-name="T1090">bylinkářství</text:span><text:span text:style-name="T1157">, </text:span><text:span text:style-name="T1283">p</text:span><text:span text:style-name="T1284">okročilé </text:span><text:span text:style-name="T1130">ošetřování zranění</text:span></text:p>
              <text:p text:style-name="P891"><text:span text:style-name="T388">Každý gobliní šaman umí tři z následující</text:span><text:span text:style-name="T389">c</text:span><text:span text:style-name="T388">h kouzel </text:span><text:span text:style-name="T392">(všichni umí </text:span><text:span text:style-name="T310">duševní úder</text:span><text:span text:style-name="T392">)</text:span><text:span text:style-name="T388">:</text:span></text:p>
            </text:list-header>
          </text:list>
        </text:list-item>
      </text:list>
      <text:list xml:id="list1582474525" text:style-name="L88">
        <text:list-item>
          <text:p text:style-name="P663">Duševní úder</text:p>
        </text:list-item>
      </text:list>
      <text:list xml:id="list224608236170411" text:continue-list="list3907550066" text:style-name="L87">
        <text:list-item>
          <text:list>
            <text:list-item>
              <text:list>
                <text:list-header>
                  <text:p text:style-name="P895"><text:span text:style-name="T305">Dosah:</text:span><text:span text:style-name="T2125"> </text:span><text:span text:style-name="T1485">s</text:span><text:span text:style-name="T1486">třední</text:span><text:span text:style-name="T2125"><text:line-break/></text:span><text:span text:style-name="T305">Rozsah:</text:span><text:span text:style-name="T2125"> 1</text:span><text:span text:style-name="T1487"> tvor, </text:span><text:span text:style-name="T1486">který má duši</text:span><text:span text:style-name="T2125"><text:line-break/></text:span><text:span text:style-name="T306">Útok:</text:span><text:span text:style-name="T390"> Duše + k6 proti </text:span><text:span text:style-name="T1488">D</text:span><text:span text:style-name="T1487">uši</text:span><text:span text:style-name="T2126"><text:line-break/></text:span><text:span text:style-name="T305">Zranění:</text:span><text:span text:style-name="T2125"> </text:span><text:span text:style-name="T1489">4</text:span><text:span text:style-name="T2125">kz (</text:span><text:span text:style-name="T2127">d</text:span><text:span text:style-name="T2128">uševní</text:span><text:span text:style-name="T2125">)</text:span></text:p>
                  <text:p text:style-name="P895"><text:span text:style-name="T307">Duševní úder</text:span><text:span text:style-name="T2129"> obchází zbroj, neúčinkuje ale na zvířata a </text:span><text:span text:style-name="T1490">jiné</text:span><text:span text:style-name="T2129"> tvory, kteří nemají duši.</text:span></text:p>
                </text:list-header>
              </text:list>
            </text:list-item>
          </text:list>
        </text:list-item>
      </text:list>
      <text:list xml:id="list746666701" text:style-name="L89">
        <text:list-item>
          <text:p text:style-name="P664">Halucinace</text:p>
        </text:list-item>
      </text:list>
      <text:list xml:id="list224609634171841" text:continue-list="list224608236170411" text:style-name="L87">
        <text:list-item>
          <text:list>
            <text:list-item>
              <text:list>
                <text:list-header>
                  <text:p text:style-name="P895"><text:soft-page-break/><text:span text:style-name="T305">Dosah:</text:span><text:span text:style-name="T2125"> </text:span><text:span text:style-name="T1485">s</text:span><text:span text:style-name="T1486">třední</text:span><text:span text:style-name="T2125"><text:line-break/></text:span><text:span text:style-name="T305">Rozsah:</text:span><text:span text:style-name="T2125"> 1</text:span><text:span text:style-name="T1487"> tvor, </text:span><text:span text:style-name="T1486">který má duši<text:line-break/></text:span><text:span text:style-name="T1539">Útok:</text:span><text:span text:style-name="T1488"> Duše + k6 proti D</text:span><text:span text:style-name="T1487">uši<text:line-break/></text:span><text:span text:style-name="T1540">Trvání:</text:span><text:span text:style-name="T1491"> Počet kol rovný počtu úspěchů</text:span><text:span text:style-name="T1487"><text:line-break/></text:span><text:span text:style-name="T1541">Účinek:</text:span><text:span text:style-name="T1492"> </text:span><text:span text:style-name="T1493">P</text:span><text:span text:style-name="T1494">ostava, která podlehne halucinacím, uvidí něco jiného než skutečnost </text:span><text:span text:style-name="T1495">(nevýhoda)</text:span><text:span text:style-name="T1494">.</text:span></text:p>
                  <text:p text:style-name="P901"><text:span text:style-name="T1393">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5">Může mít pocit, že se</text:span><text:span text:style-name="T1393"> po kolena </text:span><text:span text:style-name="T1495">brodí</text:span><text:span text:style-name="T1393"> v krvi, na stěnách se mohou svíjet hadi, ze stropu na ni místo lustru může koukat obří oko a podobně.</text:span></text:p>
                </text:list-header>
              </text:list>
            </text:list-item>
          </text:list>
        </text:list-item>
      </text:list>
      <text:list xml:id="list3868572902" text:style-name="L90">
        <text:list-item>
          <text:p text:style-name="P665">Strach <text:span text:style-name="T2387">*Farach*</text:span></text:p>
        </text:list-item>
      </text:list>
      <text:list xml:id="list224609913911294" text:continue-list="list224609634171841" text:style-name="L87">
        <text:list-item>
          <text:list>
            <text:list-item>
              <text:list>
                <text:list-header>
                  <text:p text:style-name="P895"><text:span text:style-name="T305">Dosah:</text:span><text:span text:style-name="T2125"> </text:span><text:span text:style-name="T1485">s</text:span><text:span text:style-name="T1486">třední</text:span><text:span text:style-name="T2125"><text:line-break/></text:span><text:span text:style-name="T305">Rozsah:</text:span><text:span text:style-name="T2125"> 1</text:span><text:span text:style-name="T1487"> tvor, </text:span><text:span text:style-name="T1486">který má duši</text:span><text:span text:style-name="T2125"><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Ochromující strach na počet kol rovný počtu úspěchů</text:span><text:span text:style-name="T1487"> </text:span><text:span text:style-name="T1491">(nevýhoda)</text:span></text:p>
                </text:list-header>
              </text:list>
            </text:list-item>
          </text:list>
        </text:list-item>
      </text:list>
      <text:list xml:id="list1419498749" text:style-name="L91">
        <text:list-item>
          <text:p text:style-name="P666">Bolest <text:span text:style-name="T2388">*scharhaz*</text:span></text:p>
        </text:list-item>
      </text:list>
      <text:list xml:id="list224609944926876" text:continue-list="list224609913911294" text:style-name="L87">
        <text:list-item>
          <text:list>
            <text:list-item>
              <text:list>
                <text:list-header>
                  <text:p text:style-name="P895"><text:span text:style-name="T305">Dosah:</text:span><text:span text:style-name="T2125"> </text:span><text:span text:style-name="T1485">s</text:span><text:span text:style-name="T1486">třední</text:span><text:span text:style-name="T2125"><text:line-break/></text:span><text:span text:style-name="T305">Rozsah:</text:span><text:span text:style-name="T2125"> 1</text:span><text:span text:style-name="T1487"> tvor, </text:span><text:span text:style-name="T1486">který má duši<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Šílená bolest</text:span><text:span text:style-name="T1487"> </text:span><text:span text:style-name="T1491">(nevýhoda)</text:span></text:p>
                </text:list-header>
              </text:list>
            </text:list-item>
          </text:list>
        </text:list-item>
      </text:list>
      <text:list xml:id="list3963430589" text:style-name="L92">
        <text:list-item>
          <text:p text:style-name="P667">Slepota <text:span text:style-name="T2389">*blazšah*</text:span></text:p>
        </text:list-item>
      </text:list>
      <text:list xml:id="list224608917070145" text:continue-list="list224609944926876" text:style-name="L87">
        <text:list-item>
          <text:list>
            <text:list-item>
              <text:list>
                <text:list-header>
                  <text:p text:style-name="P895"><text:soft-page-break/><text:span text:style-name="T305">Dosah:</text:span><text:span text:style-name="T2125"> </text:span><text:span text:style-name="T1485">s</text:span><text:span text:style-name="T1486">třední</text:span><text:span text:style-name="T2125"><text:line-break/></text:span><text:span text:style-name="T305">Rozsah:</text:span><text:span text:style-name="T2125"> 1</text:span><text:span text:style-name="T1487"> tvor, </text:span><text:span text:style-name="T1486">který má duši<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Ztráta zraku</text:span></text:p>
                </text:list-header>
              </text:list>
            </text:list-item>
          </text:list>
        </text:list-item>
      </text:list>
      <text:list xml:id="list190421308" text:style-name="L93">
        <text:list-item>
          <text:p text:style-name="P668">Paranoia <text:span text:style-name="T572">*hu</text:span><text:span text:style-name="T268">šus*</text:span></text:p>
        </text:list-item>
      </text:list>
      <text:list xml:id="list224609412456082" text:continue-list="list224608917070145" text:style-name="L87">
        <text:list-item>
          <text:list>
            <text:list-item>
              <text:list>
                <text:list-header>
                  <text:p text:style-name="P895"><text:span text:style-name="T305">Dosah:</text:span><text:span text:style-name="T2125"> </text:span><text:span text:style-name="T1485">s</text:span><text:span text:style-name="T1486">třední</text:span><text:span text:style-name="T2125"><text:line-break/></text:span><text:span text:style-name="T305">Rozsah:</text:span><text:span text:style-name="T2125"> 1</text:span><text:span text:style-name="T1487"> tvor, </text:span><text:span text:style-name="T1486">který má duši<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line-break/></text:span><text:span text:style-name="T1540">Účinek:</text:span><text:span text:style-name="T1491"> Postava nerozezná přítele od nepřítele, </text:span><text:span text:style-name="T1496">je si naprosto jistá, že se ji všichni kolem snaží zabít</text:span></text:p>
                </text:list-header>
              </text:list>
            </text:list-item>
          </text:list>
        </text:list-item>
      </text:list>
      <text:list xml:id="list3358462438" text:style-name="L94">
        <text:list-item>
          <text:p text:style-name="P669">Potácení <text:span text:style-name="T2390">*bluchr*</text:span></text:p>
        </text:list-item>
      </text:list>
      <text:list xml:id="list224609992303135" text:continue-list="list224609412456082" text:style-name="L87">
        <text:list-item>
          <text:list>
            <text:list-item>
              <text:list>
                <text:list-header>
                  <text:p text:style-name="P895"><text:span text:style-name="T305">Dosah:</text:span><text:span text:style-name="T2125"> </text:span><text:span text:style-name="T1485">s</text:span><text:span text:style-name="T1486">třední</text:span><text:span text:style-name="T2125"><text:line-break/></text:span><text:span text:style-name="T305">Rozsah:</text:span><text:span text:style-name="T2125"> 1</text:span><text:span text:style-name="T1487"> tvor, </text:span><text:span text:style-name="T1486">který má duši</text:span><text:span text:style-name="T2125"><text:line-break/></text:span><text:span text:style-name="T306">Útok:</text:span><text:span text:style-name="T390"> Duše + k6 proti </text:span><text:span text:style-name="T1488">D</text:span><text:span text:style-name="T1487">uši<text:line-break/></text:span><text:span text:style-name="T1540">Trvání:</text:span><text:span text:style-name="T1491"> Počet kol rovný počtu úspěchů</text:span><text:span text:style-name="T1487"><text:line-break/></text:span><text:span text:style-name="T1540">Účinek:</text:span><text:span text:style-name="T1491"> </text:span><text:span text:style-name="T1496">Potíže s rovnováhou</text:span><text:span text:style-name="T1491"> </text:span><text:span text:style-name="T1496">(nevýhoda)</text:span></text:p>
                </text:list-header>
              </text:list>
              <text:p text:style-name="P896"><text:span text:style-name="T1595">Každý šaman u sebe má</text:span>: <text:span text:style-name="T308">hojiv</text:span><text:span text:style-name="T309">ou</text:span><text:span text:style-name="T308"> mast </text:span><text:span text:style-name="T338">••</text:span><text:span text:style-name="T391"> </text:span><text:span text:style-name="T387">(prodej 3 st), </text:span><text:span text:style-name="T1537">léčivý lektvar</text:span><text:span text:style-name="T1483"> (pokud ho nevypil, </text:span><text:span text:style-name="T1484">prodej 1 zl</text:span><text:span text:style-name="T1483">). </text:span><text:span text:style-name="T1501">Jeden z nich má s</text:span><text:span text:style-name="T1502">vitek s rituálem </text:span><text:span text:style-name="T1571">p</text:span><text:span text:style-name="T1569">řivolání A</text:span><text:span text:style-name="T1570">rchemedora</text:span><text:span text:style-name="T1502"> </text:span><text:span text:style-name="T1501">(karta) a brašnu s několika váčky – většina jich je prázdných, v jednom je hrst kadidla.</text:span></text:p>
              <text:list text:continue-numbering="true">
                <text:list-header>
                  <text:p text:style-name="P897"><text:span text:style-name="T1569">Přivolání A</text:span><text:span text:style-name="T1570">rchemedora</text:span></text:p>
                  <text:p text:style-name="P902"><text:span text:style-name="T1570">S</text:span><text:span text:style-name="T1568">esílání:</text:span><text:span text:style-name="T1520"> 1 hodina</text:span></text:p>
                  <text:p text:style-name="P897"><text:soft-page-break/><text:span text:style-name="T1542">Suroviny:</text:span><text:span text:style-name="T1499"> </text:span><text:span text:style-name="T1501">rituální kruh, </text:span><text:span text:style-name="T1500">h</text:span><text:span text:style-name="T1499">rst kadidla, hrst uhelného prachu, 25 svic, </text:span><text:span text:style-name="T1498">čerstvě prolitá krev tvorů devíti různých druhů</text:span></text:p>
                  <text:p text:style-name="P903"><text:span text:style-name="T1393">Tento rituál přivolá démonického strážce Archemedora </text:span><text:span text:style-name="T1497">a zaváže ho k poslušnosti.</text:span></text:p>
                </text:list-header>
              </text:list>
              <text:p text:style-name="P644"><text:span text:style-name="T1594">D</text:span><text:span text:style-name="T1580">émonický strážce</text:span></text:p>
              <text:p text:style-name="P898"><text:span text:style-name="T2">F</text:span><text:span text:style-name="T3">yzička </text:span><text:span text:style-name="T1274">7</text:span><text:span text:style-name="T3">, Finesa </text:span><text:span text:style-name="T1275">3</text:span><text:span text:style-name="T3">, Duše </text:span><text:span text:style-name="T1160">5</text:span><text:span text:style-name="T3">, </text:span><text:span text:style-name="T89">Ž</text:span><text:span text:style-name="T34">ivot</text:span><text:span text:style-name="T89">y</text:span><text:span text:style-name="T3"> </text:span><text:span text:style-name="T1158">1</text:span><text:span text:style-name="T1276">6</text:span></text:p>
              <text:p text:style-name="P485"><text:span text:style-name="T1093">Zbroj:</text:span><text:span text:style-name="T1163"> </text:span><text:span text:style-name="T1277">2 (siln</text:span><text:span text:style-name="T1278">á</text:span><text:span text:style-name="T1277"> kůže s magickými runami)</text:span></text:p>
              <text:p text:style-name="P485"><text:span text:style-name="T1093">Rychlost:</text:span><text:span text:style-name="T1163"> </text:span><text:span text:style-name="T1279">na zemi</text:span><text:span text:style-name="T1163"> </text:span><text:span text:style-name="T1280">jako </text:span><text:span text:style-name="T1279">člověk, ve vzduchu jako kůň</text:span></text:p>
              <text:p text:style-name="P485"><text:span text:style-name="T1094">Smysly:</text:span><text:span text:style-name="T1166"> </text:span><text:span text:style-name="T1279">sluch jako kudůk, zrak jako člověk, čich jako pes, infravidění</text:span></text:p>
              <text:p text:style-name="P560"><text:span text:style-name="T817">⚔ </text:span><text:span text:style-name="T1092">P</text:span><text:span text:style-name="T1128">ařáty, </text:span><text:span text:style-name="T1129">rohy</text:span><text:span text:style-name="T1128"> nebo kopyta</text:span><text:span text:style-name="T10">:</text:span><text:span text:style-name="T34"> </text:span><text:span text:style-name="T1279">7</text:span><text:span text:style-name="T90"> + k6, zranění </text:span><text:span text:style-name="T1281">4</text:span></text:p>
              <text:p text:style-name="P560"><text:span text:style-name="T1537">Vzhled:</text:span><text:span text:style-name="T1594"> </text:span><text:span text:style-name="T1478">T</text:span><text:span text:style-name="T1479">římetrový </text:span><text:span text:style-name="T1480">démon</text:span><text:span text:style-name="T1479"> s drápy, kopyty, rohy a velkými křídly</text:span><text:span text:style-name="T1481">. </text:span><text:span text:style-name="T1482">Ocelově modrou kůži má pokrytou žhnoucími magickými symboly.</text:span></text:p>
            </text:list-item>
          </text:list>
        </text:list-item>
        <text:list-item>
          <text:p text:style-name="P589">Z<text:span text:style-name="T2121">lobr</text:span></text:p>
          <text:p text:style-name="P591">Do úzkých šachet a štol se nevejde.</text:p>
          <text:list>
            <text:list-header>
              <text:p text:style-name="P643">Zlobr jeskynní</text:p>
              <text:p text:style-name="P899"><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5</text:span></text:p>
              <text:p text:style-name="P486"><text:span text:style-name="T1093">Zbroj:</text:span><text:span text:style-name="T1163"> </text:span><text:span text:style-name="T1238">2 (silná kůže)</text:span></text:p>
              <text:p text:style-name="P486"><text:span text:style-name="T1093">Rychlost:</text:span><text:span text:style-name="T1163"> </text:span><text:span text:style-name="T1238">jako </text:span><text:span text:style-name="T1239">chůze</text:span></text:p>
              <text:p text:style-name="P486"><text:span text:style-name="T1094">Smysly:</text:span><text:span text:style-name="T1166"> </text:span><text:span text:style-name="T1240">slabý zrak, skvělý čich a sluch</text:span></text:p>
              <text:p text:style-name="P561"><text:span text:style-name="T817">⚔ </text:span><text:span text:style-name="T1117">Drápy</text:span><text:span text:style-name="T10">:</text:span><text:span text:style-name="T34"> </text:span><text:span text:style-name="T66">6 + k6, zranění </text:span><text:span text:style-name="T67">2</text:span></text:p>
              <text:p text:style-name="P561"><text:span text:style-name="T817">⚔ </text:span><text:span text:style-name="T1117">Důlní kladivo</text:span><text:span text:style-name="T10">:</text:span><text:span text:style-name="T34"> </text:span><text:span text:style-name="T66">6 + k6, zranění </text:span><text:span text:style-name="T67">4</text:span></text:p>
              <text:p text:style-name="P520"><text:soft-page-break/><text:span text:style-name="T2122">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p text:style-name="P561"><text:span text:style-name="T270">Vzhled:</text:span> <text:span text:style-name="T2037">Tři metry vysoký zavalitý humanoid s hnědou kůží, kulatou hlavou bez nosu a silnými drápy.</text:span></text:p>
              <text:p text:style-name="P539"><text:span text:style-name="T270">Schopnosti: </text:span><text:span text:style-name="T380">J</text:span><text:span text:style-name="T348">eskynní zlobr regeneruje všechna zranění kromě těch způsobených </text:span><text:span text:style-name="T1031">ohněm</text:span><text:span text:style-name="T348"> nebo </text:span><text:span text:style-name="T2038">žíravinou</text:span><text:span text:style-name="T348"> rychlostí 1 život za kolo.</text:span></text:p>
              <text:p text:style-name="P561"><text:span text:style-name="T1535">S</text:span><text:span text:style-name="T1521">labiny:</text:span><text:span text:style-name="T1393"> </text:span><text:span text:style-name="T1465">Pokud na jeskynního zlobra dopadne přímé sluneční světlo, natrvalo zkamení.</text:span></text:p>
              <text:p text:style-name="P590"><text:span text:style-name="T270">Suroviny:</text:span> <text:span text:style-name="T381">Z krve jeskynního zlobra může alchymista vytěžit 7 magů nebo vyrobit </text:span><text:span text:style-name="T337">lektvar regenerace</text:span><text:span text:style-name="T381"> (prodej 60 zl).</text:span></text:p>
            </text:list-header>
          </text:list>
        </text:list-item>
        <text:list-item>
          <text:p text:style-name="P904"><text:span text:style-name="T1465">P</text:span><text:span text:style-name="T1393">ostavy našly třináctou šachtu.</text:span></text:p>
        </text:list-item>
      </text:list>
      <text:h text:style-name="Heading_20_3" text:outline-level="3">Třináctá šachta</text:h>
      <text:p text:style-name="P182"><text:bookmark text:name="docs-internal-guid-65445f98-7fff-1a3c-3ca6-f339e9524b31"/>1</text:p>
      <text:p text:style-name="Text_20_body">⬤ <text:span text:style-name="T2396">V místnosti je tma.</text:span></text:p>
      <text:p text:style-name="Text_20_body">♨ <text:span text:style-name="T2408">Gobliní, trollí </text:span><text:span text:style-name="T2410">a velmi slabé lidské</text:span><text:span text:style-name="T2408"> pachové stopy.</text:span></text:p>
      <text:p text:style-name="P294">👣<text:span text:style-name="T2396">• </text:span><text:span text:style-name="T2397">Gobliní </text:span><text:span text:style-name="T2399">a trollí</text:span><text:span text:style-name="T2397"> stopy. </text:span><text:span text:style-name="T2399">U vodní hladiny na jihu žádné stopy nejsou.</text:span><text:span text:style-name="T2397"><text:line-break/><text:tab/></text:span><text:span text:style-name="T1689">•</text:span><text:span text:style-name="T1690">•</text:span><text:span text:style-name="T1689"> Goblini chodí </text:span><text:span text:style-name="T1690">mezi</text:span><text:span text:style-name="T1689"> dřevěn</text:span><text:span text:style-name="T1690">ou</text:span><text:span text:style-name="T1689"> bariér</text:span><text:span text:style-name="T1690">ou</text:span><text:span text:style-name="T1689"> do 5 </text:span><text:span text:style-name="T1690">a důlními štolami na severu. </text:span><text:span text:style-name="T1694">Troll chodí jako gorila, opírá se při tom o pěsti předních rukou.</text:span><text:span text:style-name="T1690"><text:line-break/><text:tab/></text:span><text:span text:style-name="T1689">•</text:span><text:span text:style-name="T1690">•• </text:span><text:span text:style-name="T1695">Troll má dva páry rukou.</text:span></text:p>
      <text:p text:style-name="P380"><text:soft-page-break/><text:span text:style-name="T406">Vodní plocha</text:span> &gt; Temná, neprůhledná a hluboká desítky metrů. Tlusté rudé pijavice, které zraňují zdravé a léčí zraněné <text:span text:style-name="T2118">(za 3kz + 2 životů, jednoho pacienta mohou každý den vyléčit pouze jednou)</text:span>. <text:span text:style-name="T2143">N</text:span>ěkolik metrů pod hladinou <text:span text:style-name="T2143">spí o</text:span>bří chapadlovitá bestie.</text:p>
      <text:list xml:id="list4219269379" text:style-name="L95">
        <text:list-header>
          <text:p text:style-name="P645">Chapadlovitá bestie</text:p>
          <text:p text:style-name="P905"><text:span text:style-name="T2">/</text:span><text:span text:style-name="T70">* Velikost </text:span><text:span text:style-name="T85">1</text:span><text:span text:style-name="T88">0</text:span><text:span text:style-name="T70"> (</text:span><text:span text:style-name="T88">1</text:span><text:span text:style-name="T85"> tun</text:span><text:span text:style-name="T88">a</text:span><text:span text:style-name="T70">) */</text:span></text:p>
          <text:p text:style-name="P503"><text:span text:style-name="T303">Tělo</text:span><text:span text:style-name="T304">:</text:span><text:span text:style-name="T1263"><text:tab/><text:tab/></text:span><text:span text:style-name="T1175">F</text:span><text:span text:style-name="T1160">yzička </text:span><text:span text:style-name="T1273">6</text:span><text:span text:style-name="T1160">, Finesa </text:span><text:span text:style-name="T1273">2</text:span><text:span text:style-name="T1160">, Duše </text:span><text:span text:style-name="T1265">-</text:span><text:span text:style-name="T1160">, </text:span><text:span text:style-name="T1161">Ž</text:span><text:span text:style-name="T1158">ivot</text:span><text:span text:style-name="T1161">y: </text:span><text:span text:style-name="T1273">16</text:span></text:p>
          <text:p text:style-name="P503"><text:span text:style-name="T1125">10 chapadel</text:span><text:span text:style-name="T1126">:</text:span><text:span text:style-name="T1263"><text:tab/></text:span><text:span text:style-name="T1175">F</text:span><text:span text:style-name="T1160">yzička </text:span><text:span text:style-name="T1273">3</text:span><text:span text:style-name="T1160">, Finesa </text:span><text:span text:style-name="T1273">4</text:span><text:span text:style-name="T1160">, Duše </text:span><text:span text:style-name="T1265">-</text:span><text:span text:style-name="T1160">, </text:span><text:span text:style-name="T1161">Ž</text:span><text:span text:style-name="T1158">ivot</text:span><text:span text:style-name="T1161">y: </text:span><text:span text:style-name="T1273">4</text:span></text:p>
          <text:p text:style-name="P487"><text:span text:style-name="T1093">Zbroj:</text:span><text:span text:style-name="T1163"> </text:span><text:span text:style-name="T1267">t</text:span><text:span text:style-name="T1266">ělo má zbroj 2, </text:span><text:span text:style-name="T1264">chapadla 0</text:span></text:p>
          <text:p text:style-name="P487"><text:span text:style-name="T1093">Rychlost:</text:span><text:span text:style-name="T1163"> </text:span><text:span text:style-name="T1264">plave mnohem rychleji než</text:span><text:span text:style-name="T1267"> </text:span><text:span text:style-name="T1268">člověk</text:span></text:p>
          <text:p text:style-name="P487"><text:span text:style-name="T1094">Smysly:</text:span><text:span text:style-name="T1166"> </text:span><text:span text:style-name="T1269">dobrý</text:span><text:span text:style-name="T1270"> zrak, </text:span><text:span text:style-name="T1271">čich</text:span></text:p>
          <text:p text:style-name="P487"><text:span text:style-name="T1095">Detekovatelnost</text:span><text:span text:style-name="T1096">:</text:span><text:span text:style-name="T1168"> ne</text:span><text:span text:style-name="T1272">ní</text:span><text:span text:style-name="T1168"> vidět pomocí infravidění</text:span></text:p>
          <text:p text:style-name="P564"><text:span text:style-name="T817">⚔ </text:span><text:span text:style-name="T1127">Háky na chapadlech</text:span><text:span text:style-name="T10">:</text:span><text:span text:style-name="T34"> </text:span><text:span text:style-name="T88">4</text:span><text:span text:style-name="T87"> + k6, zranění </text:span><text:span text:style-name="T86">1</text:span></text:p>
          <text:p text:style-name="P564"><text:span text:style-name="T817">⚔ </text:span><text:span text:style-name="T1127">Přísavky</text:span><text:span text:style-name="T10">:</text:span><text:span text:style-name="T34"> </text:span><text:span text:style-name="T88">4</text:span><text:span text:style-name="T87"> + k6 </text:span><text:span text:style-name="T86">(nezraňují)</text:span></text:p>
          <text:p text:style-name="P564"><text:span text:style-name="T817">⚔ </text:span><text:span text:style-name="T1127">Zobák</text:span><text:span text:style-name="T10">:</text:span><text:span text:style-name="T34"> </text:span><text:span text:style-name="T88">6</text:span><text:span text:style-name="T87"> + k6, zranění </text:span><text:span text:style-name="T88">2</text:span></text:p>
          <text:p text:style-name="P905"><text:span text:style-name="T302">Chapadla:</text:span><text:span text:style-name="T2119"> Každým chapadlem může bez postihu útočit na jiný cíl. Když se postavám podaří vyřadit alespoň 5 chapadel, stáhne se do hlubin.</text:span></text:p>
        </text:list-header>
      </text:list>
      <text:p text:style-name="P414"><text:span text:style-name="T406">Dřevěná bariéra do 5</text:span> &gt; Hlídaná gobliny z druhé strany. Plná děr pro kopí <text:span text:style-name="T2391">(</text:span><text:span text:style-name="T2401">díry někdo vyrobil postupným propálením</text:span><text:span text:style-name="T2391">)</text:span>.</text:p>
      <text:list xml:id="list71071996" text:style-name="L96">
        <text:list-item>
          <text:p text:style-name="P565"><text:span text:style-name="T2392">Skrz </text:span><text:span text:style-name="T1687">díry</text:span><text:span text:style-name="T2392"> </text:span><text:span text:style-name="T1688">je vidět</text:span><text:span text:style-name="T2394"> </text:span><text:span text:style-name="T1688">velmi slabé</text:span><text:span text:style-name="T2392"> světlo </text:span><text:span text:style-name="T2395">(od ohně v místnosti za rohem)</text:span><text:span text:style-name="T2392">.</text:span></text:p>
          <text:p text:style-name="P565">👣<text:span text:style-name="T2396">•• </text:span><text:span text:style-name="T1698">Před bariérou jsou staré</text:span><text:span text:style-name="T2399"> trollí</text:span><text:span text:style-name="T2397"> stopy, </text:span><text:span text:style-name="T2402">troll se </text:span><text:span text:style-name="T2403">neúspěšně</text:span><text:span text:style-name="T2402"> pokoušel probít skrz</text:span><text:span text:style-name="T2399">.</text:span></text:p>
          <text:p text:style-name="P906"><text:soft-page-break/><text:span text:style-name="T652">🔊</text:span><text:span text:style-name="T760">Zpoza bariéry je slyšet </text:span><text:span text:style-name="T795">šeptání</text:span><text:span text:style-name="T760"> goblinů.</text:span></text:p>
        </text:list-item>
      </text:list>
      <text:p text:style-name="P182">2</text:p>
      <text:p text:style-name="Text_20_body">⬤ <text:span text:style-name="T2396">V místnosti je tma</text:span></text:p>
      <text:p text:style-name="Standalone_20_Property"><text:span text:style-name="T406">Kosti</text:span> &gt; Lidské, gobliní i zvířecí, některé rozlámané a požvýkané.</text:p>
      <text:p text:style-name="P415"><text:span text:style-name="T406">Vysoké stoupající stupně</text:span> &gt; Porostlé jedlým mechem. <text:span text:style-name="T2411">Stoupají zhruba 3-4 metry do výšky.</text:span></text:p>
      <text:p text:style-name="P321">♨ <text:span text:style-name="T2408">Gobliní a trollí pachové stopy.</text:span></text:p>
      <text:list xml:id="list3905864273" text:style-name="L97">
        <text:list-header>
          <text:p text:style-name="P582">👣 V mechu <text:span text:style-name="T2144">jsou </text:span>velké čtyřprsté stopy a otisky <text:span text:style-name="T1696">pěstí</text:span> (jako <text:span text:style-name="T1696">když chodí</text:span> goril<text:span text:style-name="T2400">a</text:span>).<text:line-break/><text:span text:style-name="T1689">• </text:span><text:span text:style-name="T1691">Stopy jsou od trolla, ale při chůzi se opírá o ruce jako gorila.<text:line-break/></text:span><text:span text:style-name="T1689">•</text:span><text:span text:style-name="T1690">• </text:span><text:span text:style-name="T1692">Mezi </text:span><text:span text:style-name="T1697">trollými stopami</text:span><text:span text:style-name="T1692"> jsou šlápěje mrňavého goblina.</text:span><text:span text:style-name="T1691"><text:line-break/></text:span><text:span text:style-name="T1689">•</text:span><text:span text:style-name="T1690">••</text:span><text:span text:style-name="T1689"> </text:span><text:span text:style-name="T1697">Troll m</text:span><text:span text:style-name="T1691">á dva páry rukou.</text:span></text:p>
        </text:list-header>
      </text:list>
      <text:p text:style-name="P182">3</text:p>
      <text:p text:style-name="P192"><text:span text:style-name="T652">🔊 </text:span><text:span text:style-name="T761">Trollí mručení</text:span></text:p>
      <text:p text:style-name="P126">⬤ <text:span text:style-name="T2396">V místnosti je tma</text:span></text:p>
      <text:p text:style-name="P321"><text:span text:style-name="T462">♨ </text:span><text:span text:style-name="T1737">Dusivý pach moči a výkalů, trollí</text:span><text:span text:style-name="T1736"> zápach, slabý gobliní pach</text:span></text:p>
      <text:p text:style-name="P300"><text:span text:style-name="T462">👣</text:span><text:span text:style-name="T511">• </text:span><text:span text:style-name="T514">St</text:span><text:span text:style-name="T512">opy </text:span><text:span text:style-name="T1733">trolla a prťavého goblina.</text:span><text:span text:style-name="T513"><text:line-break/><text:tab/></text:span><text:span text:style-name="T1729">•</text:span><text:span text:style-name="T1730">•</text:span><text:span text:style-name="T1729"> </text:span><text:span text:style-name="T1734">Gobliní stopy vedou do malé místnůstky (4), kam se troll určitě nevejde</text:span><text:span text:style-name="T1731">.</text:span><text:span text:style-name="T1730"><text:line-break/><text:tab/></text:span><text:span text:style-name="T1729">•</text:span><text:span text:style-name="T1730">•• </text:span><text:span text:style-name="T1732">Troll má dva páry rukou.</text:span></text:p>
      <text:p text:style-name="Standalone_20_Property"><text:span text:style-name="T406">Troll</text:span> &gt; Mohutný, čtyřruký trollí mutant. Rychlá regenerace všech zranění nezpůsobených ohněm a kyselinou.</text:p>
      <text:list xml:id="list2138167766" text:style-name="L98">
        <text:list-header>
          <text:p text:style-name="P646">Čtyřruký jeskynní troll</text:p>
        </text:list-header>
      </text:list>
      <text:list xml:id="list3399771302" text:style-name="L99">
        <text:list-header>
          <text:p text:style-name="P907"><text:soft-page-break/><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5</text:span></text:p>
          <text:p text:style-name="P488"><text:span text:style-name="T1093">Zbroj:</text:span><text:span text:style-name="T1163"> </text:span><text:span text:style-name="T1238">2 (silná kůže)</text:span></text:p>
          <text:p text:style-name="P488"><text:span text:style-name="T1093">Rychlost:</text:span><text:span text:style-name="T1163"> </text:span><text:span text:style-name="T1238">jako </text:span><text:span text:style-name="T1239">chůze</text:span></text:p>
          <text:p text:style-name="P488"><text:span text:style-name="T1094">Smysly:</text:span><text:span text:style-name="T1166"> </text:span><text:span text:style-name="T1240">slabý zrak, skvělý čich a sluch</text:span></text:p>
          <text:p text:style-name="P566"><text:span text:style-name="T817">⚔ </text:span><text:span text:style-name="T1117">Drápy</text:span><text:span text:style-name="T10">:</text:span><text:span text:style-name="T34"> </text:span><text:span text:style-name="T66">6 + k6, zranění </text:span><text:span text:style-name="T67">2</text:span></text:p>
          <text:p text:style-name="P567"><text:span text:style-name="T293">R</text:span><text:span text:style-name="T270">egenerace: </text:span><text:span text:style-name="T380">J</text:span><text:span text:style-name="T381">eskynní zlobr regeneruje všechna zranění kromě těch způsobených </text:span><text:span text:style-name="T1031">ohněm</text:span><text:span text:style-name="T381"> nebo </text:span><text:span text:style-name="T2038">žíravinou</text:span><text:span text:style-name="T381"> rychlostí 1 život za kolo.</text:span></text:p>
          <text:p text:style-name="P567"><text:span text:style-name="T1535">S</text:span><text:span text:style-name="T1538">labiny:</text:span><text:span text:style-name="T1465"> Pokud na jeskynního zlobra dopadne přímé sluneční světlo, natrvalo zkamení.</text:span></text:p>
          <text:p text:style-name="P566"><text:span text:style-name="T293">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list-header>
      </text:list>
      <text:p text:style-name="Standalone_20_Property"><text:span text:style-name="T406">Pečlivě </text:span><text:span text:style-name="T445">srovnaný</text:span><text:span text:style-name="T406"> sloupec zkrvaveného vybavení</text:span> &gt; Důlnické, gobliní i dobrodružné, bohužel žádné cennosti. Jen pod zohýbanou plátovou zbrojí je skrytý magický bronzový štít s reliéfem vousaté tváře se zavřenýma očima <text:span text:style-name="T2146">(karta </text:span><text:span text:style-name="T312">štít děsu</text:span><text:span text:style-name="T2146">)</text:span>. Je to podobizna Garhaza, pověstného černokněžníka. Při pronesení jeho jména se oči otevřou a kdo do nich pohlédne, propadne panickému strachu.</text:p>
      <text:p text:style-name="P182">4</text:p>
      <text:p text:style-name="Text_20_body">⬤ V místnosti je tma</text:p>
      <text:p text:style-name="P321"><text:span text:style-name="T462">♨ </text:span><text:span text:style-name="T515">Silný zápach moči a výkalů, gobliní pach</text:span></text:p>
      <text:p text:style-name="P301"><text:span text:style-name="T462">👣</text:span><text:span text:style-name="T511">• </text:span><text:span text:style-name="T514">St</text:span><text:span text:style-name="T512">opy </text:span><text:span text:style-name="T1733">prťavého goblina, </text:span><text:span text:style-name="T1735">který si tu hraje a žije tu</text:span><text:span text:style-name="T513">.</text:span></text:p>
      <text:p text:style-name="Standalone_20_Property"><text:soft-page-break/><text:span text:style-name="T406">Hnízdo malé zdivočelé gobliní holčičky</text:span> &gt; Chová se jako agresivní opice. V jejím doupěti je nakradeno 4 zl, 12 st a dva tucty drobných šperků (celkově <text:span text:style-name="T2041">6 zl</text:span>)</text:p>
      <text:list xml:id="list2815370342" text:style-name="L100">
        <text:list-header>
          <text:p text:style-name="P908"><text:span text:style-name="T2">F</text:span><text:span text:style-name="T3">yzička </text:span><text:span text:style-name="T93">1</text:span><text:span text:style-name="T3">, Finesa </text:span><text:span text:style-name="T93">2</text:span><text:span text:style-name="T3">, Duše </text:span><text:span text:style-name="T40">1</text:span><text:span text:style-name="T1160">, </text:span><text:span text:style-name="T1161">Ž</text:span><text:span text:style-name="T1158">ivot</text:span><text:span text:style-name="T1161">y </text:span><text:span text:style-name="T1285">6</text:span></text:p>
          <text:p text:style-name="P909"><text:span text:style-name="T817">⚔ </text:span><text:span text:style-name="T931">Boj</text:span><text:span text:style-name="T930">:</text:span><text:span text:style-name="T874"> </text:span><text:span text:style-name="T875">2</text:span><text:span text:style-name="T833"> + k6, zranění </text:span><text:span text:style-name="T875">0</text:span></text:p>
        </text:list-header>
      </text:list>
      <text:h text:style-name="P447" text:outline-level="4">5</text:h>
      <text:p text:style-name="P302"><text:span text:style-name="T652">🔊</text:span><text:span text:style-name="T760">Tiché </text:span><text:span text:style-name="T795">šeptání</text:span><text:span text:style-name="T760"> goblinů.</text:span></text:p>
      <text:p text:style-name="P293"><text:span text:style-name="T652">◐</text:span><text:span text:style-name="T1036"> </text:span><text:span text:style-name="T1037">V místnosti je </text:span><text:span text:style-name="T1046">trocha světla</text:span><text:span text:style-name="T1037"> (z místnosti 6 sem dopadá světlo ohně)</text:span></text:p>
      <text:p text:style-name="P322"><text:span text:style-name="T1038">♨ </text:span><text:span text:style-name="T1059">Zápach obydlené místnosti, pach mnoha goblinů</text:span><text:span text:style-name="T1044">.</text:span></text:p>
      <text:p text:style-name="P303"><text:span text:style-name="T1038">👣</text:span><text:span text:style-name="T1039">• </text:span><text:span text:style-name="T1040">St</text:span><text:span text:style-name="T1041">opy </text:span><text:span text:style-name="T1016">mnoha goblinů</text:span><text:span text:style-name="T1042">.<text:line-break/><text:tab/></text:span><text:span text:style-name="T1012">•</text:span><text:span text:style-name="T1013">•</text:span><text:span text:style-name="T1012"> </text:span><text:span text:style-name="T1017">Mezi nimi jsou staré lidské stopy</text:span><text:span text:style-name="T1014">.</text:span><text:span text:style-name="T1013"><text:line-break/><text:tab/></text:span><text:span text:style-name="T1012">•</text:span><text:span text:style-name="T1013">•• </text:span><text:span text:style-name="T1017">Lidé byli zajatci, goblini je spoutané vedli do místnosti 6</text:span><text:span text:style-name="T1015">.</text:span></text:p>
      <text:p text:style-name="Standalone_20_Property"><text:span text:style-name="T406">Osm goblinů</text:span> &gt; Lehké zbroje a kopí. Jeden z nich má vlčí tlamu trčící z hrudi, jeden další má pevné šupiny, a další má namísto krve kyselinu <text:span text:style-name="T2404">(popálí za 5kz žíravinou)</text:span>.</text:p>
      <text:list xml:id="list2585041742" text:style-name="L101">
        <text:list-header>
          <text:p text:style-name="P911"><text:span text:style-name="T2">F</text:span><text:span text:style-name="T3">yzička </text:span><text:span text:style-name="T40">2</text:span><text:span text:style-name="T3">, Finesa </text:span><text:span text:style-name="T1326">4</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7"><text:span text:style-name="T55">Z</text:span><text:span text:style-name="T1">broj:</text:span><text:span text:style-name="T21"> 1 (lehká zbroj), </text:span><text:span text:style-name="T25">goblin se šupinami 2</text:span></text:p>
          <text:p text:style-name="P910"><text:span text:style-name="T817">⚔ </text:span><text:span text:style-name="T902">K</text:span><text:span text:style-name="T925">opí</text:span><text:span text:style-name="T896">:</text:span><text:span text:style-name="T827"> </text:span><text:span text:style-name="T877">4</text:span><text:span text:style-name="T833"> + k6, zranění </text:span><text:span text:style-name="T834">1</text:span></text:p>
          <text:p text:style-name="P914"><text:span text:style-name="T834">U </text:span><text:span text:style-name="T827">sebe mají dohromady 3 valouny stříbra (1 zl za každý)</text:span></text:p>
        </text:list-header>
      </text:list>
      <text:p text:style-name="P376">Improvizovaná balista a barikády s bodci</text:p>
      <text:list xml:id="list1023918291" text:style-name="L102">
        <text:list-header>
          <text:p text:style-name="P915"><text:span text:style-name="T817">⚔ </text:span><text:span text:style-name="T926">Balista</text:span><text:span text:style-name="T896">:</text:span><text:span text:style-name="T827"> </text:span><text:span text:style-name="T867">Zranění 4, několik minut nabíjení</text:span></text:p>
          <text:p text:style-name="P916"><text:soft-page-break/><text:span text:style-name="T1083">👣</text:span><text:span text:style-name="T1084">• </text:span><text:span text:style-name="T1086">Goblini barikádu pravidelně <text:s/>odstraňují a zase vracejí na místo</text:span><text:span text:style-name="T1085">.</text:span></text:p>
        </text:list-header>
      </text:list>
      <text:p text:style-name="P182">6</text:p>
      <text:p text:style-name="P193"><text:span text:style-name="T652">🔊 </text:span><text:span text:style-name="T762">Když svázaní důlníci uvidí postavy, pokusí se na ně přes roubíky volat.</text:span></text:p>
      <text:p text:style-name="Text_20_body">💡 <text:span text:style-name="T2393">V místnosti </text:span><text:span text:style-name="T2407">je</text:span><text:span text:style-name="T2393"> </text:span><text:span text:style-name="T1686">světlo od ohně uprostřed.</text:span></text:p>
      <text:p text:style-name="P323"><text:span text:style-name="T1738">♨ </text:span><text:span text:style-name="T1739">Silný zápach čerstvé krve a vnitřností, moči a výkalů. Gobliní pachové stopy, lidský pach.</text:span></text:p>
      <text:p text:style-name="P304"><text:span text:style-name="T1048">👣</text:span><text:span text:style-name="T1053">U ohně je spousta krve a zbytky masa a kostí </text:span><text:span text:style-name="T1054">(lidských).</text:span><text:span text:style-name="T1048"><text:line-break/><text:tab/></text:span><text:span text:style-name="T1049">• </text:span><text:span text:style-name="T1050">St</text:span><text:span text:style-name="T1051">opy </text:span><text:span text:style-name="T1016">goblinů</text:span><text:span text:style-name="T1052">.<text:line-break/><text:tab/></text:span><text:span text:style-name="T1012">•</text:span><text:span text:style-name="T1013">•</text:span><text:span text:style-name="T1012"> </text:span><text:span text:style-name="T1017">Mezi nimi jsou staré lidské stopy </text:span><text:span text:style-name="T1018">(patří zajatcům u severní stěny)</text:span><text:span text:style-name="T1014">.</text:span><text:span text:style-name="T1013"><text:line-break/><text:tab/></text:span><text:span text:style-name="T1012">•</text:span><text:span text:style-name="T1013">•• </text:span><text:span text:style-name="T1017">Lidé byli zajatci, goblini je spoutané vedli do místnosti 6</text:span><text:span text:style-name="T1015">.</text:span></text:p>
      <text:p text:style-name="Standalone_20_Property"><text:span text:style-name="T406">U stěny uvázaní tři důlníci </text:span><text:span text:style-name="T461">s roubíky</text:span><text:span text:style-name="T462"> </text:span><text:span text:style-name="T475">(Ro</text:span><text:span text:style-name="T476">m</text:span><text:span text:style-name="T475">bi, Belefus a Dlouhán)</text:span> &gt; Slabí a zoufalí. <text:span text:style-name="T2147">Dlouhán</text:span> je porostlý hustou srstí a prosí o smrt. Údajně byl vystaven nějaké zelené břečce.</text:p>
      <text:list xml:id="list1286629834" text:style-name="L103">
        <text:list-item>
          <text:p text:style-name="P569">Včera se museli dívat, jak čtvrtého důlníka (Grogiho) goblini rozsekali na kousky a naházeli do kotle.</text:p>
        </text:list-item>
      </text:list>
      <text:p text:style-name="Standalone_20_Property"><text:span text:style-name="T406">Ohniště s kotlem</text:span> &gt; Ve vývaru kusy důlníků.</text:p>
      <text:p text:style-name="P305"><text:span text:style-name="T406">Hromada dřeva</text:span> <text:span text:style-name="T520">&gt; Star</text:span><text:span text:style-name="T132">á výdřeva dolu.</text:span></text:p>
      <text:p text:style-name="P182">7</text:p>
      <text:p text:style-name="P295">⬤ V místnosti je tma</text:p>
      <text:p text:style-name="P323"><text:span text:style-name="T1049">♨ </text:span><text:span text:style-name="T1060">Goblinské pachové stopy.</text:span></text:p>
      <text:p text:style-name="P306"><text:soft-page-break/><text:span text:style-name="T1049">• </text:span><text:span text:style-name="T1055">Staré gobliní stopy (několik týdnů)</text:span><text:span text:style-name="T1052">.<text:line-break/></text:span><text:span text:style-name="T1012">•</text:span><text:span text:style-name="T1013">•</text:span><text:span text:style-name="T1012"> </text:span><text:span text:style-name="T1019">Zanechal je shrbený stařec, který zde experimentoval s různými vynálezy</text:span><text:span text:style-name="T1014">.</text:span></text:p>
      <text:p text:style-name="Standalone_20_Property"><text:span text:style-name="T406">Hromada rozličného harampádí</text:span><text:span text:style-name="T462"> </text:span><text:span text:style-name="T531">&gt; M</text:span><text:span text:style-name="T157">ěděné trubky, železné tyče, šrouby, svorky, velké kusy kůže, řemeny, nýty, spousta dřevěných trámků, lišt a prken.</text:span></text:p>
      <text:p text:style-name="Standalone_20_Property"><text:span text:style-name="T406">Pracovní stůl plný vynálezů</text:span> &gt; <text:span text:style-name="T2405">Zhaslá olejová lampa, </text:span><text:span text:style-name="T2406">křesadlo</text:span><text:span text:style-name="T2405"> a dvě láhve oleje, </text:span><text:span text:style-name="T2406">jedna z nich poloprázdná</text:span><text:span text:style-name="T2405">. </text:span>Rukavice s přidělanými čepelemi na kloubech, velká kuše na střelbu dřevěných bodců <text:span text:style-name="T2150">(zranění 2, krátký dostřel)</text:span> a několikery zjevně nedokončené rozřezané dudy.</text:p>
      <text:p text:style-name="P182">8</text:p>
      <text:p text:style-name="P194"><text:span text:style-name="T652">🔊 </text:span><text:span text:style-name="T763">Stařecké žvatlání (v goblinštině)</text:span></text:p>
      <text:p text:style-name="P295">⬤ V místnosti je tma</text:p>
      <text:p text:style-name="P323"><text:span text:style-name="T462">♨ </text:span><text:span text:style-name="T517">Slabý zápach síry, g</text:span><text:span text:style-name="T516">obliní pach.</text:span></text:p>
      <text:p text:style-name="P307"><text:span text:style-name="T1048">👣</text:span><text:span text:style-name="T1056">Nejsou tu žádné stopy (bahno na podlaze je tekuté a mazlavé, stopy v něm do několika minut mizí).</text:span></text:p>
      <text:p text:style-name="P379"><text:span text:style-name="T406">Podlaha chodby i místnosti je naplněná bahnem</text:span> &gt; Při šamanově smrti ztuhne jako cement.</text:p>
      <text:p text:style-name="P416"><text:span text:style-name="T406">Vrásčitý gobliní šaman pokrytý pijavicemi z 1</text:span> &gt; Drzý, vesm<text:span text:style-name="T2414">ě</text:span><text:span text:style-name="T2413">s</text:span> nepohyblivý, nebude bojovat. Tvrdí, že kdo ho zabije, zemře <text:span text:style-name="T2163">(mluví lámanou obecnou řečí)</text:span>. Když zemře, jeho tělo se rozzáří a povolá tři krvežíznivé démon<text:span text:style-name="T2151">ické dvouhlavé psy</text:span>.</text:p>
      <text:list xml:id="list4223741932" text:style-name="L104">
        <text:list-header>
          <text:p text:style-name="P647">Šaman</text:p>
          <text:p text:style-name="P685">Ghargh</text:p>
        </text:list-header>
      </text:list>
      <text:list xml:id="list2602112826" text:style-name="L105">
        <text:list-header>
          <text:p text:style-name="P917"><text:soft-page-break/><text:span text:style-name="T2">F</text:span><text:span text:style-name="T3">yzička </text:span><text:span text:style-name="T91">1</text:span><text:span text:style-name="T3">, Finesa </text:span><text:span text:style-name="T91">2</text:span><text:span text:style-name="T3">, Duše </text:span><text:span text:style-name="T92">4</text:span><text:span text:style-name="T1160">, </text:span><text:span text:style-name="T1161">Ž</text:span><text:span text:style-name="T1158">ivot</text:span><text:span text:style-name="T1161">y </text:span><text:span text:style-name="T1282">6</text:span></text:p>
          <text:p text:style-name="P648"><text:span text:style-name="T1321">Démonický d</text:span><text:span text:style-name="T1320">vouhlavý pes</text:span></text:p>
          <text:p text:style-name="P918"><text:span text:style-name="T2">F</text:span><text:span text:style-name="T3">yzička </text:span><text:span text:style-name="T1274">4</text:span><text:span text:style-name="T3">, Finesa </text:span><text:span text:style-name="T1160">2</text:span><text:span text:style-name="T3">, Duše </text:span><text:span text:style-name="T1160">4</text:span><text:span text:style-name="T3">, </text:span><text:span text:style-name="T89">Ž</text:span><text:span text:style-name="T34">ivot</text:span><text:span text:style-name="T89">y </text:span><text:span text:style-name="T1158">1</text:span><text:span text:style-name="T1274">1</text:span></text:p>
          <text:p text:style-name="P489"><text:span text:style-name="T1093">Rychlost:</text:span><text:span text:style-name="T1163"> </text:span><text:span text:style-name="T1280">jako p</text:span><text:span text:style-name="T1274">es</text:span></text:p>
          <text:p text:style-name="P489"><text:span text:style-name="T1094">Smysly:</text:span><text:span text:style-name="T1166"> </text:span><text:span text:style-name="T1280">jako p</text:span><text:span text:style-name="T1274">es</text:span></text:p>
          <text:p text:style-name="P570"><text:span text:style-name="T817">⚔ </text:span><text:span text:style-name="T1092">Z</text:span><text:span text:style-name="T1131">uby</text:span><text:span text:style-name="T10">:</text:span><text:span text:style-name="T34"> </text:span><text:span text:style-name="T1280">5</text:span><text:span text:style-name="T90"> + k6, zranění </text:span><text:span text:style-name="T1280">1</text:span></text:p>
          <text:p text:style-name="P570"><text:span text:style-name="T270">Vzhled:</text:span> <text:span text:style-name="T1478">Č</text:span><text:span text:style-name="T1481">erný dvouhlavý pes velký jako doga.</text:span></text:p>
          <text:p text:style-name="P571"><text:span text:style-name="T1132">Dvě hlavy</text:span><text:span text:style-name="T1090">:</text:span><text:span text:style-name="T1157"> </text:span><text:span text:style-name="T1286">B</text:span><text:span text:style-name="T1275">ez postihu útoč</text:span><text:span text:style-name="T1286">í</text:span><text:span text:style-name="T1275"> na dva protivníky najednou.</text:span></text:p>
        </text:list-header>
      </text:list>
      <text:p text:style-name="P182">9</text:p>
      <text:p text:style-name="P24"><text:span text:style-name="T2204">⬤ V </text:span><text:span text:style-name="T1761">chodbě</text:span><text:span text:style-name="T2204"> je tma</text:span></text:p>
      <text:p text:style-name="P25"><text:span text:style-name="T2204">♨ </text:span><text:span text:style-name="T2205">Gobliní pachové stopy.</text:span></text:p>
      <text:p text:style-name="P308"><text:span text:style-name="T1073">👣</text:span><text:span text:style-name="T1074">• </text:span><text:span text:style-name="T1078">Staré s</text:span><text:span text:style-name="T1075">t</text:span><text:span text:style-name="T1076">opy </text:span><text:span text:style-name="T989">goblinů</text:span><text:span text:style-name="T1077">.<text:line-break/><text:tab/></text:span><text:span text:style-name="T990">••</text:span><text:span text:style-name="T991">•</text:span><text:span text:style-name="T990"> </text:span><text:span text:style-name="T992">Zhruba uprostřed chodby je místo, kterému se vyhýba</text:span><text:span text:style-name="T995">li</text:span><text:span text:style-name="T993">.</text:span></text:p>
      <text:p text:style-name="Standalone_20_Property"><text:span text:style-name="T406">Chodba vedoucí nad stropem 1</text:span> &gt; Část podlahy je iluzorní <text:span text:style-name="T2152">(5 + k6 proti Finese na zachycení)</text:span>. <text:span text:style-name="T2145">Pád</text:span> do vody <text:span text:style-name="T2145">je bezpečný, ale</text:span> probudí chapadlovitou bestii <text:span text:style-name="T2145">(viz 1)</text:span>.</text:p>
      <text:h text:style-name="P447" text:outline-level="4">10</text:h>
      <text:p text:style-name="P296">⬤ V místnosti je tma</text:p>
      <text:p text:style-name="P25"><text:span text:style-name="T2204">♨ </text:span><text:span text:style-name="T2205">Gobliní pachové stopy.</text:span></text:p>
      <text:p text:style-name="P309"><text:span text:style-name="T1038">👣</text:span><text:span text:style-name="T1039">• </text:span><text:span text:style-name="T1040">S</text:span><text:span text:style-name="T1057">taré stopy</text:span><text:span text:style-name="T1016"> goblinů</text:span><text:span text:style-name="T1042">.<text:line-break/><text:tab/></text:span><text:span text:style-name="T1012">•</text:span><text:span text:style-name="T1013">•</text:span><text:span text:style-name="T1012"> </text:span><text:span text:style-name="T1020">Goblini </text:span><text:span text:style-name="T1021">zde postavili zával do 3 (z této strany)</text:span><text:span text:style-name="T1014">.</text:span><text:span text:style-name="T1013"><text:line-break/><text:tab/></text:span><text:span text:style-name="T1012">•</text:span><text:span text:style-name="T1013">•• </text:span><text:span text:style-name="T1022">Dveře do 11 už dlouho nikdo neotevřel (nejméně týdny)</text:span><text:span text:style-name="T1015">.</text:span></text:p>
      <text:p text:style-name="Standalone_20_Property"><text:soft-page-break/><text:span text:style-name="T406">Prázdná místnost</text:span> &gt; Při výraznějším hluku troll z 3 rozrazí gobliny postavenou kamen<text:span text:style-name="T2042">n</text:span>ou bariéru a zaútočí.</text:p>
      <text:p text:style-name="P182">11</text:p>
      <text:p text:style-name="P186">⬤ V místnosti je tma</text:p>
      <text:p text:style-name="P310"><text:span text:style-name="T2200">🚪</text:span><text:span text:style-name="T2203">Z 10 sem vedou obyčejné dřevěné dveře </text:span><text:span text:style-name="T1757">s klikou.</text:span></text:p>
      <text:p text:style-name="Standalone_20_Property"><text:span text:style-name="T2043">Nad vstupními dveřmi je připraven kastrol plný jedovatých brouků</text:span> &gt; Spadne na prvního, kdo neopatrně projde.</text:p>
      <text:list xml:id="list1558294494" text:style-name="L106">
        <text:list-header>
          <text:p text:style-name="P919"><text:span text:style-name="T343">Jed </text:span><text:span text:style-name="T345">z brouků</text:span><text:line-break/>10 + k6 proti Fyzičce</text:p>
          <text:p text:style-name="P919"><text:span text:style-name="T270">Aplikace:</text:span> kontaktem s pokožkou<text:line-break/><text:span text:style-name="T339">Latence:</text:span><text:span text:style-name="T2412"> 15 minut</text:span><text:line-break/><text:span text:style-name="T311">Příznaky:</text:span><text:span text:style-name="T2153"> Silná bolest břicha, slinění, ztráta chuti, zfialovění dásní.</text:span></text:p>
        </text:list-header>
      </text:list>
      <text:p text:style-name="P26"><text:span text:style-name="T2204">♨ </text:span><text:span text:style-name="T2205">Gobliní pachové stopy, </text:span><text:span text:style-name="T2206">pach mnoha brouků</text:span><text:span text:style-name="T2205">.</text:span></text:p>
      <text:p text:style-name="P311"><text:span text:style-name="T1038">👣</text:span><text:span text:style-name="T1039">• </text:span><text:span text:style-name="T1040">S</text:span><text:span text:style-name="T1057">taré stopy</text:span><text:span text:style-name="T1016"> goblinů</text:span><text:span text:style-name="T1042">.<text:line-break/><text:tab/></text:span><text:span text:style-name="T1012">•</text:span><text:span text:style-name="T1013">•</text:span><text:span text:style-name="T1012"> </text:span><text:span text:style-name="T1024">U balvanu ve východním koutě místnosti si goblini sedaj na bobek, jako kdyby se pod ním chtěli něčím šťourat</text:span><text:span text:style-name="T1014">.</text:span><text:span text:style-name="T1013"><text:line-break/><text:tab/></text:span><text:span text:style-name="T1012">•</text:span><text:span text:style-name="T1013">•• </text:span><text:span text:style-name="T1022">Dveře do 1</text:span><text:span text:style-name="T1023">0</text:span><text:span text:style-name="T1022"> už dlouho nikdo neotevřel (nejméně týdny)</text:span><text:span text:style-name="T1015">.</text:span></text:p>
      <text:p text:style-name="Standalone_20_Property"><text:span text:style-name="T406">Tři kamenné stojany</text:span> &gt; Na nich dort, váza a vycpaný králík. Všechno naplněné jedovatými brouky.</text:p>
      <text:p text:style-name="P381"><text:span text:style-name="T406">Balvan</text:span> &gt; Pod ním uvězněná malá opečovávaná kolonie jedovat<text:span text:style-name="T2046">ý</text:span>ch brouků.</text:p>
      <text:p text:style-name="P182">12</text:p>
      <text:p text:style-name="P186">⬤ V místnosti je tma</text:p>
      <text:p text:style-name="P196"><text:soft-page-break/>♨ <text:span text:style-name="T2410">Slabý mrtvolný zápach. G</text:span><text:span text:style-name="T2409">obliní pachové stopy.</text:span></text:p>
      <text:p text:style-name="P312"><text:span text:style-name="T1073">👣</text:span><text:span text:style-name="T1074">• </text:span><text:span text:style-name="T1075">S</text:span><text:span text:style-name="T1064">taré stopy</text:span><text:span text:style-name="T989"> goblinů </text:span><text:span text:style-name="T996">(stopy ogra tu nejsou, dlouhé měsíce tu stojí na jednom místě a nehýbe se. Pokud s ním postavy budou <text:s/>bojovat, stopy to samozřejmě zanechá)</text:span><text:span text:style-name="T1077">.</text:span></text:p>
      <text:p text:style-name="Standalone_20_Property"><text:span text:style-name="T406">Nehybný nemrtvý ogr</text:span> &gt; Zaútočí, jen pokud se postavy přiblíží nebo zaútočí první. V břiše má zašité tři zombie gobliny.</text:p>
      <text:list xml:id="list3831666842" text:style-name="L107">
        <text:list-header>
          <text:p text:style-name="P649">Nemrtvý ogr</text:p>
          <text:p text:style-name="P751"><text:span text:style-name="T2">/</text:span><text:span text:style-name="T70">* Velikost</text:span><text:span text:style-name="T94"> </text:span><text:span text:style-name="T65">9</text:span><text:span text:style-name="T70"> (</text:span><text:span text:style-name="T94">5</text:span><text:span text:style-name="T65">00</text:span><text:span text:style-name="T70"> kg), </text:span><text:span text:style-name="T95">+4 životy za nemrtvého</text:span><text:span text:style-name="T70"> */</text:span></text:p>
          <text:p text:style-name="P920"><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0">, </text:span><text:span text:style-name="T1161">Ž</text:span><text:span text:style-name="T1158">ivot</text:span><text:span text:style-name="T1161">y </text:span><text:span text:style-name="T1238">1</text:span><text:span text:style-name="T1287">9</text:span></text:p>
          <text:p text:style-name="P490"><text:span text:style-name="T1093">Zbroj:</text:span><text:span text:style-name="T1163"> </text:span><text:span text:style-name="T1287">1</text:span><text:span text:style-name="T1238"> (silná kůže)</text:span></text:p>
          <text:p text:style-name="P490"><text:span text:style-name="T1093">Rychlost:</text:span><text:span text:style-name="T1163"> </text:span><text:span text:style-name="T1238">jako </text:span><text:span text:style-name="T1239">chůze</text:span></text:p>
          <text:p text:style-name="P491"><text:span text:style-name="T1094">Smysly:</text:span><text:span text:style-name="T1166"> </text:span><text:span text:style-name="T1167">magický zrak a sluch</text:span></text:p>
          <text:p text:style-name="P491"><text:span text:style-name="T1095">Detekovatelnost</text:span><text:span text:style-name="T1096">:</text:span><text:span text:style-name="T1168"> </text:span><text:span text:style-name="T1169">není</text:span><text:span text:style-name="T1168"> vidět pomocí infravidění</text:span></text:p>
          <text:p text:style-name="P572"><text:span text:style-name="T817">⚔<text:tab/></text:span><text:span text:style-name="T1133">Pěsti</text:span><text:span text:style-name="T10">:</text:span><text:span text:style-name="T34"> </text:span><text:span text:style-name="T66">6 + k6, zranění </text:span><text:span text:style-name="T95">1</text:span></text:p>
          <text:p text:style-name="P922"><text:span text:style-name="T9">Nadlidská síla:</text:span><text:span text:style-name="T1"> +1 zranění</text:span></text:p>
          <text:p text:style-name="P698">Zombie goblin</text:p>
          <text:p text:style-name="P921"><text:span text:style-name="T2">/</text:span><text:span text:style-name="T70">* Velikost </text:span><text:span text:style-name="T99">5</text:span><text:span text:style-name="T70"> (</text:span><text:span text:style-name="T99">5</text:span><text:span text:style-name="T4">0</text:span><text:span text:style-name="T70"> kg) */</text:span></text:p>
          <text:p text:style-name="P921"><text:span text:style-name="T2">F</text:span><text:span text:style-name="T3">yzička </text:span><text:span text:style-name="T4">3</text:span><text:span text:style-name="T3">, Finesa </text:span><text:span text:style-name="T4">1</text:span><text:span text:style-name="T3">, Duše </text:span><text:span text:style-name="T5">-</text:span><text:span text:style-name="T1160">, </text:span><text:span text:style-name="T1161">Ž</text:span><text:span text:style-name="T1158">ivot</text:span><text:span text:style-name="T1161">y </text:span><text:span text:style-name="T1162">1</text:span><text:span text:style-name="T1288">2</text:span></text:p>
          <text:p text:style-name="P492"><text:span text:style-name="T1093">Rychlost:</text:span><text:span text:style-name="T1163"> </text:span><text:span text:style-name="T1164">jako </text:span><text:span text:style-name="T1165">chůze</text:span></text:p>
          <text:p text:style-name="P492"><text:span text:style-name="T1094">Smysly:</text:span><text:span text:style-name="T1166"> </text:span><text:span text:style-name="T1167">magický zrak a sluch</text:span></text:p>
          <text:p text:style-name="P492"><text:span text:style-name="T1095">Detekovatelnost</text:span><text:span text:style-name="T1096">: </text:span><text:span text:style-name="T1169">není</text:span><text:span text:style-name="T1168"> vidět pomocí infravidění</text:span></text:p>
          <text:p text:style-name="P573"><text:span text:style-name="T817">⚔ </text:span><text:span text:style-name="T1091">Pařáty</text:span><text:span text:style-name="T1092">:</text:span><text:span text:style-name="T1158"> </text:span><text:span text:style-name="T1159">3 + k6, zranění 1</text:span></text:p>
          <text:p text:style-name="P573"><text:span text:style-name="T817">⚔ </text:span><text:span text:style-name="T1092">Z</text:span><text:span text:style-name="T1102">uby</text:span><text:span text:style-name="T10">:</text:span><text:span text:style-name="T34"> </text:span><text:span text:style-name="T97">3 + k6, zranění 0</text:span></text:p>
          <text:p text:style-name="P924"><text:soft-page-break/><text:span text:style-name="Emphasis"><text:span text:style-name="T603">♨</text:span></text:span><text:span text:style-name="Emphasis"><text:span text:style-name="T604"> </text:span></text:span><text:span text:style-name="T97">S</text:span><text:span text:style-name="T1">ilný </text:span><text:span text:style-name="T98">mrtvolný</text:span><text:span text:style-name="T1"> zápach.</text:span></text:p>
          <text:p text:style-name="P574"><text:span text:style-name="T16">Léčení</text:span><text:span text:style-name="T9">:</text:span><text:span text:style-name="T1"> </text:span><text:span text:style-name="T96">Zombie </text:span><text:span text:style-name="T99">goblin</text:span><text:span text:style-name="T96"> se léčí požíráním čerstvého masa, mozku </text:span><text:span text:style-name="T99">nebo </text:span><text:span text:style-name="T96">vnitřností. Každou minutu krmení si vyléčí jeden život.</text:span></text:p>
        </text:list-header>
      </text:list>
      <text:p text:style-name="P182">13</text:p>
      <text:p text:style-name="P187">⬤ V místnosti je tma</text:p>
      <text:p text:style-name="P196">♨ <text:span text:style-name="T2410">Slabé g</text:span><text:span text:style-name="T2409">obliní </text:span><text:span text:style-name="T2410">a lidské</text:span><text:span text:style-name="T2409"> pachové stopy.</text:span></text:p>
      <text:p text:style-name="P313"><text:span text:style-name="T1073">👣</text:span><text:span text:style-name="T1074">• </text:span><text:span text:style-name="T1079">S</text:span><text:span text:style-name="T1064">topy</text:span><text:span text:style-name="T989"> goblinů, </text:span><text:span text:style-name="T997">kteří tudy často chodí</text:span><text:span text:style-name="T1077">.<text:line-break/><text:tab/></text:span><text:span text:style-name="T990">•</text:span><text:span text:style-name="T991">•</text:span><text:span text:style-name="T990"> </text:span><text:span text:style-name="T997">Goblini tudy většinou chodí na sever (do 5) nebo na jih (do 18), jen výjimečně na východ (do 14)</text:span><text:span text:style-name="T993">.</text:span><text:span text:style-name="T991"><text:line-break/><text:tab/></text:span><text:span text:style-name="T990">•</text:span><text:span text:style-name="T991">•• </text:span><text:span text:style-name="T998">Po dřevěných schodech do 14 před několika dny goblini vedli </text:span><text:span text:style-name="T999">dolů</text:span><text:span text:style-name="T998"> dva svázané zajatce</text:span><text:span text:style-name="T994">.</text:span></text:p>
      <text:p text:style-name="Standalone_20_Property"><text:span text:style-name="T406">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30"/>
          </table:table-cell>
          <table:table-cell table:style-name="Table1.A1" office:value-type="string">
            <text:p text:style-name="P356">8</text:p>
          </table:table-cell>
          <table:table-cell table:style-name="Table1.A1" office:value-type="string">
            <text:p text:style-name="P356">1</text:p>
          </table:table-cell>
          <table:table-cell table:style-name="Table1.A1" office:value-type="string">
            <text:p text:style-name="P356">7</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6</text:p>
          </table:table-cell>
          <table:table-cell table:style-name="Table1.A1" office:value-type="string">
            <text:p text:style-name="P330"/>
          </table:table-cell>
          <table:table-cell table:style-name="Table1.A1" office:value-type="string">
            <text:p text:style-name="P356">5</text:p>
          </table:table-cell>
        </table:table-row>
        <table:table-row>
          <table:table-cell table:style-name="Table1.A1" office:value-type="string">
            <text:p text:style-name="P356">7</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4</text:p>
          </table:table-cell>
          <table:table-cell table:style-name="Table1.A1" office:value-type="string">
            <text:p text:style-name="P330"/>
          </table:table-cell>
        </table:table-row>
        <table:table-row>
          <table:table-cell table:style-name="Table1.A1" office:value-type="string">
            <text:p text:style-name="P356">2</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6</text:p>
          </table:table-cell>
          <table:table-cell table:style-name="Table1.A1" office:value-type="string">
            <text:p text:style-name="P356">7</text:p>
          </table:table-cell>
          <table:table-cell table:style-name="Table1.A1" office:value-type="string">
            <text:p text:style-name="P356">1</text:p>
          </table:table-cell>
          <table:table-cell table:style-name="Table1.A1" office:value-type="string">
            <text:p text:style-name="P356">9</text:p>
          </table:table-cell>
        </table:table-row>
        <text:soft-page-break/>
        <table:table-row>
          <table:table-cell table:style-name="Table1.A1" office:value-type="string">
            <text:p text:style-name="P356">3</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6</text:p>
          </table:table-cell>
          <table:table-cell table:style-name="Table1.A1" office:value-type="string">
            <text:p text:style-name="P330"/>
          </table:table-cell>
          <table:table-cell table:style-name="Table1.A1" office:value-type="string">
            <text:p text:style-name="P356">5</text:p>
          </table:table-cell>
          <table:table-cell table:style-name="Table1.A1" office:value-type="string">
            <text:p text:style-name="P330"/>
          </table:table-cell>
          <table:table-cell table:style-name="Table1.A1" office:value-type="string">
            <text:p text:style-name="P330"/>
          </table:table-cell>
        </table:table-row>
        <table:table-row>
          <table:table-cell table:style-name="Table1.A1" office:value-type="string">
            <text:p text:style-name="P330"/>
          </table:table-cell>
          <table:table-cell table:style-name="Table1.A1" office:value-type="string">
            <text:p text:style-name="P356">5</text:p>
          </table:table-cell>
          <table:table-cell table:style-name="Table1.A1" office:value-type="string">
            <text:p text:style-name="P356">8</text:p>
          </table:table-cell>
          <table:table-cell table:style-name="Table1.A1" office:value-type="string">
            <text:p text:style-name="P356">4</text:p>
          </table:table-cell>
          <table:table-cell table:style-name="Table1.A1" office:value-type="string">
            <text:p text:style-name="P330"/>
          </table:table-cell>
          <table:table-cell table:style-name="Table1.A1" office:value-type="string">
            <text:p text:style-name="P356">3</text:p>
          </table:table-cell>
          <table:table-cell table:style-name="Table1.A1" office:value-type="string">
            <text:p text:style-name="P356">9</text:p>
          </table:table-cell>
          <table:table-cell table:style-name="Table1.A1" office:value-type="string">
            <text:p text:style-name="P356">6</text:p>
          </table:table-cell>
          <table:table-cell table:style-name="Table1.A1" office:value-type="string">
            <text:p text:style-name="P330"/>
          </table:table-cell>
        </table:table-row>
        <table:table-row>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7</text:p>
          </table:table-cell>
          <table:table-cell table:style-name="Table1.A1" office:value-type="string">
            <text:p text:style-name="P330"/>
          </table:table-cell>
          <table:table-cell table:style-name="Table1.A1" office:value-type="string">
            <text:p text:style-name="P356">2</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8</text:p>
          </table:table-cell>
        </table:table-row>
        <table:table-row>
          <table:table-cell table:style-name="Table1.A1" office:value-type="string">
            <text:p text:style-name="P356">8</text:p>
          </table:table-cell>
          <table:table-cell table:style-name="Table1.A1" office:value-type="string">
            <text:p text:style-name="P356">7</text:p>
          </table:table-cell>
          <table:table-cell table:style-name="Table1.A1" office:value-type="string">
            <text:p text:style-name="P356">3</text:p>
          </table:table-cell>
          <table:table-cell table:style-name="Table1.A1" office:value-type="string">
            <text:p text:style-name="P356">6</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4</text:p>
          </table:table-cell>
        </table:table-row>
        <table:table-row>
          <table:table-cell table:style-name="Table1.A1" office:value-type="string">
            <text:p text:style-name="P330"/>
          </table:table-cell>
          <table:table-cell table:style-name="Table1.A1" office:value-type="string">
            <text:p text:style-name="P356">1</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6</text:p>
          </table:table-cell>
        </table:table-row>
        <table:table-row>
          <table:table-cell table:style-name="Table1.A1" office:value-type="string">
            <text:p text:style-name="P356">6</text:p>
          </table:table-cell>
          <table:table-cell table:style-name="Table1.A1" office:value-type="string">
            <text:p text:style-name="P330"/>
          </table:table-cell>
          <table:table-cell table:style-name="Table1.A1" office:value-type="string">
            <text:p text:style-name="P356">9</text:p>
          </table:table-cell>
          <table:table-cell table:style-name="Table1.A1" office:value-type="string">
            <text:p text:style-name="P330"/>
          </table:table-cell>
          <table:table-cell table:style-name="Table1.A1" office:value-type="string">
            <text:p text:style-name="P330"/>
          </table:table-cell>
          <table:table-cell table:style-name="Table1.A1" office:value-type="string">
            <text:p text:style-name="P356">4</text:p>
          </table:table-cell>
          <table:table-cell table:style-name="Table1.A1" office:value-type="string">
            <text:p text:style-name="P356">3</text:p>
          </table:table-cell>
          <table:table-cell table:style-name="Table1.A1" office:value-type="string">
            <text:p text:style-name="P356">5</text:p>
          </table:table-cell>
          <table:table-cell table:style-name="Table1.A1" office:value-type="string">
            <text:p text:style-name="P330"/>
          </table:table-cell>
        </table:table-row>
      </table:table>
      <text:p text:style-name="P180"/>
      <text:p text:style-name="Text_20_body"><text:span text:style-name="T270">Pravidla sudoku:</text:span> Do prázdných polí doplňte čísla od 1 do 9 tak, aby se <text:span text:style-name="T2154">v každém řádku, každém sloupci a každém čtverci 3x3</text:span> každé číslo nacházelo právě jedenkrát.</text:p>
      <text:p text:style-name="P182">14</text:p>
      <text:p text:style-name="P193"><text:span text:style-name="T652">🔊 </text:span><text:span text:style-name="T762">Když svázaní důlníci uvidí postavy, pokusí se na ně přes roubíky volat.</text:span></text:p>
      <text:p text:style-name="P196"><text:span text:style-name="T762">♨ </text:span><text:span text:style-name="T765">Silný zápach moči a výkalů. Slabé g</text:span><text:span text:style-name="T766">obliní pachové stopy.</text:span></text:p>
      <text:p text:style-name="P188">⬤ V místnosti je tma</text:p>
      <text:p text:style-name="P314"><text:span text:style-name="T1073">👣</text:span><text:span text:style-name="T1074">•</text:span><text:span text:style-name="T991">•</text:span><text:span text:style-name="T1074"> </text:span><text:span text:style-name="T1080">Staré stopy </text:span><text:span text:style-name="T989">goblinů </text:span><text:span text:style-name="T1000">kolem zajatců a také u vody</text:span><text:span text:style-name="T993">.</text:span><text:span text:style-name="T991"><text:line-break/><text:tab/></text:span><text:span text:style-name="T990">•</text:span><text:span text:style-name="T991">•• </text:span><text:span text:style-name="T1000">Goblini</text:span><text:span text:style-name="T1001"> sem </text:span><text:span text:style-name="T998">před několika dny </text:span><text:span text:style-name="T1001">přivedli</text:span><text:span text:style-name="T998"> dva svázané zajatce </text:span><text:span text:style-name="T1001">po dřevěných schodech ze 13</text:span><text:span text:style-name="T994">.</text:span></text:p>
      <text:p text:style-name="Standalone_20_Property"><text:span text:style-name="T406">Dva svázaní důlníci</text:span><text:span text:style-name="T462"> </text:span><text:span text:style-name="T477">(Peskel a Lar</text:span><text:span text:style-name="T478">d</text:span><text:span text:style-name="T477">)</text:span> &gt; Slabost, roubíky, stopy po pijavicích, horečka.</text:p>
      <text:p text:style-name="P376">Prázdný kožený vak</text:p>
      <text:h text:style-name="P447" text:outline-level="4"><text:soft-page-break/>15</text:h>
      <text:p text:style-name="P297"><text:span text:style-name="T2200">💡 </text:span><text:span text:style-name="T2201">J</text:span><text:span text:style-name="T1754">a</text:span><text:span text:style-name="T1759">k</text:span><text:span text:style-name="T1754">mile někdo vstoupí, prostor osvětlí jasné, bílé světlo bez zjevného zdroje.</text:span></text:p>
      <text:p text:style-name="P185"><text:span text:style-name="T1061">👣</text:span><text:span text:style-name="T1062">Nejsou tu žádné stopy. </text:span><text:span text:style-name="T1063">Všechno pokrývá tenká vrstva prachu.</text:span></text:p>
      <text:p text:style-name="Standalone_20_Property"><text:span text:style-name="T406">Nákladní prostor vesmírné lodi</text:span> &gt; V případě ohně (např. pochodně) <text:span text:style-name="T2156">vyhlásí mechanickým hlasem poplach a pokud do třiceti vteřin oheň nezhasne,</text:span> uzavře všechny východy a na několik minut vysaje vzduch z místnosti.</text:p>
      <text:p text:style-name="Standalone_20_Property"><text:span text:style-name="T406">Bedny</text:span> &gt; Jsou ocelové a zapečetěné. <text:span text:style-name="T2155">Uvnitř jsou samoohřevné balíčky potravin.</text:span></text:p>
      <text:p text:style-name="Standalone_20_Property"><text:span text:style-name="T406">Ve stěně je červená skříňka</text:span> &gt; Obsahuje dýchací masku (náplň na 60 minut) a léčivou pěnu ve spreji (náplň na tři použití, <text:span text:style-name="T2157">léčí 4 + 5kz životů</text:span>).</text:p>
      <text:p text:style-name="P182">16</text:p>
      <text:p text:style-name="P184"><text:span text:style-name="T401">💡 </text:span><text:span text:style-name="T403">J</text:span><text:span text:style-name="T1769">a</text:span><text:span text:style-name="T1770">k</text:span><text:span text:style-name="T1769">mile někdo vstoupí, prostor osvětlí jasné, bílé světlo bez zjevného zdroje.</text:span></text:p>
      <text:p text:style-name="P185"><text:span text:style-name="T1061">👣</text:span><text:span text:style-name="T1062">Nejsou tu žádné stopy. </text:span><text:span text:style-name="T1063">Všechno pokrývá tenká vrstva prachu.</text:span></text:p>
      <text:p text:style-name="Standalone_20_Property"><text:span text:style-name="T406">Muž v oranžové přiléhavé uniformě</text:span> &gt; Leží v bezvědomí. Probere se, <text:span text:style-name="T2158">když na něj někdo promluví, nebo se ho něco dotkne</text:span>. Je to android, který věří, že lidé jsou nižší forma života a měli by sloužit nebo být vyhlazeni. On způsobil ztroskotání lodi.</text:p>
      <text:p text:style-name="P325"><text:tab/><text:tab/><text:span text:style-name="T2200">♨ </text:span><text:span text:style-name="T1758">Nemá žádný pach.</text:span></text:p>
      <text:list xml:id="list1870069071" text:style-name="L108">
        <text:list-header>
          <text:p text:style-name="P925"><text:span text:style-name="T1758">N</text:span><text:span text:style-name="T1760">ení vidět pomocí </text:span><text:span text:style-name="T1762">infravidění</text:span><text:span text:style-name="T1760">.</text:span></text:p>
        </text:list-header>
      </text:list>
      <text:list xml:id="list3074255130" text:style-name="L109">
        <text:list-header>
          <text:p text:style-name="P650">Android</text:p>
          <text:p text:style-name="P752"><text:soft-page-break/>/* Velikost 6, +4 životy za mechanické tělo */</text:p>
          <text:p text:style-name="P926"><text:span text:style-name="T2">F</text:span><text:span text:style-name="T3">yzička </text:span><text:span text:style-name="T65">6</text:span><text:span text:style-name="T3">, Finesa </text:span><text:span text:style-name="T101">5</text:span><text:span text:style-name="T3">, Duše </text:span><text:span text:style-name="T65">-</text:span><text:span text:style-name="T1160">, </text:span><text:span text:style-name="T1161">Ž</text:span><text:span text:style-name="T1158">ivot</text:span><text:span text:style-name="T1161">y </text:span><text:span text:style-name="T1238">1</text:span><text:span text:style-name="T1289">6</text:span></text:p>
          <text:p text:style-name="P493"><text:span text:style-name="T1093">Rychlost:</text:span><text:span text:style-name="T1163"> </text:span><text:span text:style-name="T1238">jako </text:span><text:span text:style-name="T1239">chůze</text:span></text:p>
          <text:p text:style-name="P493"><text:span text:style-name="T1094">Smysly:</text:span><text:span text:style-name="T1166"> </text:span><text:span text:style-name="T1289">výborné elektronické smysly</text:span></text:p>
          <text:p text:style-name="P575"><text:span text:style-name="T817">⚔ </text:span><text:span text:style-name="T1133">Pěsti</text:span><text:span text:style-name="T10">:</text:span><text:span text:style-name="T34"> </text:span><text:span text:style-name="T66">6 + k6, zranění </text:span><text:span text:style-name="T1325">2</text:span></text:p>
          <text:p text:style-name="P700">Zbroj: 3 (je to android)</text:p>
          <text:p text:style-name="P923"><text:span text:style-name="T9">Nadlidská síla:</text:span><text:span text:style-name="T1"> +1 zranění</text:span></text:p>
        </text:list-header>
      </text:list>
      <text:p text:style-name="Standalone_20_Property"><text:span text:style-name="T406">Motor</text:span> &gt; Nefunkční. Schází mu zdroj energie.</text:p>
      <text:p text:style-name="P182">17</text:p>
      <text:p text:style-name="P184"><text:span text:style-name="T401">💡 </text:span><text:span text:style-name="T403">J</text:span><text:span text:style-name="T1769">amile někdo vstoupí, prostor osvětlí jasné, bílé světlo bez zjevného zdroje.</text:span></text:p>
      <text:p text:style-name="P185"><text:span text:style-name="T1061">👣</text:span><text:span text:style-name="T1062">Nejsou tu žádné stopy. </text:span><text:span text:style-name="T1063">Všechno pokrývá tenká vrstva prachu.</text:span></text:p>
      <text:p text:style-name="Standalone_20_Property"><text:span text:style-name="T406">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47">š</text:span>ímu, který sen<text:span text:style-name="T2159">z</text:span>ory našli, takže musí být poblíž.</text:p>
      <text:p text:style-name="Standalone_20_Property"><text:span text:style-name="T406">Cryo</text:span><text:span text:style-name="T446">box</text:span> &gt; Muž v modré přiléhavé uniformě zmrazený za oválným sklem.</text:p>
      <text:p text:style-name="P382"><text:span text:style-name="T406">Ve stěně je červená skříňka</text:span> &gt; Obsahuje laserový blaster <text:s/>a opasek s maskovacím zařízením (baterie na 10 minut neviditelnosti).</text:p>
      <text:list xml:id="list1901915461" text:style-name="L110">
        <text:list-header>
          <text:p text:style-name="P651">Laserový blaster</text:p>
        </text:list-header>
      </text:list>
      <text:list xml:id="list93336969" text:style-name="L111">
        <text:list-header>
          <text:p text:style-name="P576"><text:span text:style-name="T2160">Zranění 2, krátký dostřel, </text:span>baterie vydrží na 50 výstřelů.</text:p>
        </text:list-header>
      </text:list>
      <text:p text:style-name="P420"><text:soft-page-break/></text:p>
      <text:p text:style-name="P182">18</text:p>
      <text:p text:style-name="P320"><text:span text:style-name="T808">🔊 </text:span><text:span text:style-name="T810">Vzrušený hovor goblinů (v </text:span><text:span text:style-name="T797">obecné skřetí řeči</text:span><text:span text:style-name="T810">)</text:span></text:p>
      <text:p text:style-name="P191">🚪 <text:span text:style-name="T1693">Mezi</text:span><text:span text:style-name="T2398"> 18 a 19 jsou obyčejné dřevěné dveře s klikou.</text:span></text:p>
      <text:p text:style-name="P189">💡 <text:span text:style-name="T2393">V místnosti </text:span><text:span text:style-name="T1686">světlo od </text:span><text:span text:style-name="T1699">velkého</text:span><text:span text:style-name="T1686"> ohně uprostřed</text:span></text:p>
      <text:p text:style-name="P197"><text:span text:style-name="T1045">♨ </text:span><text:span text:style-name="T1047">Zápach obydlené místnosti, pach mnoha goblinů.</text:span></text:p>
      <text:p text:style-name="P315"><text:span text:style-name="T1067">👣</text:span><text:span text:style-name="T1068">• </text:span><text:span text:style-name="T1069">S</text:span><text:span text:style-name="T1064">topy</text:span><text:span text:style-name="T989"> goblinů, </text:span><text:span text:style-name="T997">kteří </text:span><text:span text:style-name="T1002">tuto místnost obývají</text:span><text:span text:style-name="T1070">.<text:line-break/><text:tab/></text:span><text:span text:style-name="T990">•</text:span><text:span text:style-name="T991">•</text:span><text:span text:style-name="T990"> </text:span><text:span text:style-name="T1004">Goblini často chodí jako do chodby na sever (13), tak dveřma do 19</text:span><text:span text:style-name="T993">.</text:span></text:p>
      <text:p text:style-name="Standalone_20_Property"><text:span text:style-name="T406">Šest goblinů</text:span> &gt; Kyje a oštěpy. Jeden z nich má zvětšenou hlavu s výraznými zelenými žilami. Je ozbrojen dudům podobným plamenometem a snaží se ostatní přesvědčit, aby přestali poslouchat Matku <text:span text:style-name="T2164">(mluví obecnou skřetí řečí)</text:span>.</text:p>
      <text:list xml:id="list3803900203" text:style-name="L112">
        <text:list-header>
          <text:p text:style-name="P927"><text:span text:style-name="T2">F</text:span><text:span text:style-name="T3">yzička </text:span><text:span text:style-name="T40">2</text:span><text:span text:style-name="T3">, Finesa </text:span><text:span text:style-name="T1326">4</text:span><text:span text:style-name="T3">, Duše </text:span><text:span text:style-name="T40">1</text:span><text:span text:style-name="T1160">, </text:span><text:span text:style-name="T1161">Ž</text:span><text:span text:style-name="T1158">ivot</text:span><text:span text:style-name="T1161">y </text:span><text:span text:style-name="T1196">7</text:span></text:p>
          <text:p text:style-name="P518"><text:span text:style-name="T55">Z</text:span><text:span text:style-name="T1">broj:</text:span><text:span text:style-name="T21"> 1 (lehká zbroj)</text:span></text:p>
          <text:p text:style-name="P927"><text:span text:style-name="T817">⚔ </text:span><text:span text:style-name="T927">Oštěp</text:span><text:span text:style-name="T896">:</text:span><text:span text:style-name="T827"> </text:span><text:span text:style-name="T877">4</text:span><text:span text:style-name="T833"> + k6, zranění </text:span><text:span text:style-name="T834">1</text:span></text:p>
          <text:p text:style-name="P927"><text:span text:style-name="T817">⚔ </text:span><text:span text:style-name="T927">Kyj</text:span><text:span text:style-name="T902">:</text:span><text:span text:style-name="T834"> </text:span><text:span text:style-name="T868">2</text:span><text:span text:style-name="T833"> + k6, zranění </text:span><text:span text:style-name="T834">1</text:span></text:p>
          <text:p text:style-name="P652"><text:span text:style-name="T947">Improvizovaný p</text:span><text:span text:style-name="T946">lamenomet</text:span></text:p>
          <text:p text:style-name="P928"><text:span text:style-name="T827">Fines</text:span><text:span text:style-name="T876">a</text:span><text:span text:style-name="T827"> + k6 proti Finese, zranění 3kz ohněm. Zasahuje vše v </text:span><text:span text:style-name="T896">kontaktní vzdálenosti</text:span><text:span text:style-name="T827"> před plamenometem.</text:span></text:p>
          <text:p text:style-name="P929"><text:span text:style-name="T827">Při každém zášlehu je šance 1 ze 6, </text:span><text:span text:style-name="T869">že</text:span><text:span text:style-name="T827"> místo útoku zraní za 3kz ohněm plamenometčíka a plamenomet </text:span><text:span text:style-name="T870">se</text:span><text:span text:style-name="T827"> zničí.</text:span></text:p>
        </text:list-header>
      </text:list>
      <text:p text:style-name="P376">Ohniště</text:p>
      <text:p text:style-name="P40"><text:soft-page-break/>Hromada dřeva <text:span text:style-name="T520">&gt; Star</text:span><text:span text:style-name="T132">á výdřeva dolu.</text:span></text:p>
      <text:p text:style-name="P376">Podél stěn slamníky</text:p>
      <text:p text:style-name="P182">19</text:p>
      <text:p text:style-name="P324"><text:span text:style-name="T1073">♨ </text:span><text:span text:style-name="T1082">Dráždivý zápach zahnívajícího masa. </text:span><text:span text:style-name="T1066">Gobliní pachové stopy</text:span><text:span text:style-name="T1081">.</text:span></text:p>
      <text:p text:style-name="P316"><text:span text:style-name="T1073">👣</text:span><text:span text:style-name="T1074">• </text:span><text:span text:style-name="T1079">S</text:span><text:span text:style-name="T1064">topy</text:span><text:span text:style-name="T989"> goblinů, </text:span><text:span text:style-name="T997">kteří </text:span><text:span text:style-name="T1003">sem</text:span><text:span text:style-name="T997"> často chodí </text:span><text:span text:style-name="T1003">pro maso</text:span><text:span text:style-name="T1077">.</text:span><text:span text:style-name="T990"> </text:span><text:span text:style-name="T1005">U jižní stěny je stopa po odsouvání kamenného bloku </text:span><text:span text:style-name="T1006">(tajný vchod do 22)</text:span><text:span text:style-name="T993">.</text:span><text:span text:style-name="T991"><text:line-break/><text:tab/></text:span><text:span text:style-name="T990">•</text:span><text:span text:style-name="T991">• </text:span><text:span text:style-name="T1007">Goblini sem často chodí z 18, </text:span><text:span text:style-name="T1008">občas chodí do 20 a 22</text:span><text:span text:style-name="T994">.</text:span></text:p>
      <text:p text:style-name="P190">⬤ V místnosti je tma</text:p>
      <text:p text:style-name="P376">Na hácích ze stropu zavěšená vykuchaná těla psů a důlníků</text:p>
      <text:p text:style-name="P372">Tajné kamenné dveře vedou do 22<text:span text:style-name="T1779"> </text:span><text:span text:style-name="T1780">(těžký kamenný blok nesedí úplně přesně, je kolem něj vidět spára).</text:span></text:p>
      <text:h text:style-name="P447" text:outline-level="4">20</text:h>
      <text:p text:style-name="P198"><text:span text:style-name="T652">🔊 </text:span><text:span text:style-name="T767">Pištění gobliních dětí z 21.</text:span></text:p>
      <text:p text:style-name="P190">⬤ V místnosti je tma</text:p>
      <text:p text:style-name="P324"><text:span text:style-name="T1073">♨ </text:span><text:span text:style-name="T1082">Pach čerstvé krve. </text:span><text:span text:style-name="T1066">Gobliní pachové stopy</text:span><text:span text:style-name="T1081">.</text:span></text:p>
      <text:p text:style-name="P317"><text:span text:style-name="T1073">👣</text:span><text:span text:style-name="T1074">• </text:span><text:span text:style-name="T1079">S</text:span><text:span text:style-name="T1064">topy</text:span><text:span text:style-name="T989"> goblinů</text:span><text:span text:style-name="T1006">, </text:span><text:span text:style-name="T1009">hlavně kolem stěn</text:span><text:span text:style-name="T993">.</text:span><text:span text:style-name="T991"><text:line-break/><text:tab/></text:span><text:span text:style-name="T990">•</text:span><text:span text:style-name="T991">• </text:span><text:span text:style-name="T1007">Goblini sem </text:span><text:span text:style-name="T1009">občas chodí pro krev ze stěn</text:span><text:span text:style-name="T994">.</text:span></text:p>
      <text:p text:style-name="Standalone_20_Property"><text:span text:style-name="T406">Organické stěny</text:span> &gt; Krvácejí z řezných ran. Pokud jim pomůžete (kouzlem, lektvarem, zašitím, vymytím apod.), místnost zrůžoví a začne vá<text:span text:style-name="T2161">m</text:span> po<text:span text:style-name="T2161">máhat</text:span>. Otevírat “dveře”, vypouštět léčivý nebo smrtelný plyn apod.</text:p>
      <text:list xml:id="list3831205603" text:style-name="L113">
        <text:list-item>
          <text:p text:style-name="P930"><text:soft-page-break/>Stěny jsou trochu teplejší než zbytek podzemí.</text:p>
        </text:list-item>
        <text:list-item>
          <text:p text:style-name="P1046">Z lahvičky krve je možné vydestilovat 1k6 kapek alchymistické esence.</text:p>
        </text:list-item>
      </text:list>
      <text:p text:style-name="P182">21</text:p>
      <text:p text:style-name="P195"><text:span text:style-name="T652">🔊 </text:span><text:span text:style-name="T764">Pištění a švitoření gobliních dětí, rázný hlas gobliní matrony, která je o</text:span><text:span text:style-name="T768">k</text:span><text:span text:style-name="T764">řikuje (v goblinštině).</text:span></text:p>
      <text:p text:style-name="P299"><text:span text:style-name="T809">◐</text:span><text:span text:style-name="T1072"> </text:span><text:span text:style-name="T2202">Slabé, j</text:span><text:span text:style-name="T1755">edovatě zelené světlo </text:span><text:span text:style-name="T1756">sem přichází z místnosti 22</text:span></text:p>
      <text:p text:style-name="P197"><text:span text:style-name="T1045">♨ </text:span><text:span text:style-name="T1047">Zápach obydlené místnosti, pach mnoha goblinů.</text:span></text:p>
      <text:p text:style-name="P318"><text:span text:style-name="T1038">👣</text:span><text:span text:style-name="T1039">• </text:span><text:span text:style-name="T1043">S</text:span><text:span text:style-name="T1057">topy </text:span><text:span text:style-name="T1058">mnoha</text:span><text:span text:style-name="T1016"> goblinů </text:span><text:span text:style-name="T1025">a gobliních dětí</text:span><text:span text:style-name="T1042">.<text:line-break/><text:tab/></text:span><text:span text:style-name="T1012">•</text:span><text:span text:style-name="T1013">•</text:span><text:span text:style-name="T1012"> </text:span><text:span text:style-name="T1025">Matrona se už dlouho nikam nevydala</text:span><text:span text:style-name="T1014">.</text:span></text:p>
      <text:p text:style-name="P383"><text:span text:style-name="T406">Obrovská gobliní matrona</text:span> &gt; Morbidně obézní, tři páry prsů a rukou, čtyři nohy a ocas. Dokáže vychrchlat a plivnout kyselin<text:span text:style-name="T2162">u</text:span> až za propast.</text:p>
      <text:list xml:id="list3246559986" text:style-name="L114">
        <text:list-header>
          <text:p text:style-name="P699">Zmutovaná gobliní matrona</text:p>
          <text:p text:style-name="P931"><text:span text:style-name="T2">/</text:span><text:span text:style-name="T102">* </text:span><text:span text:style-name="T103">velikost 8 */</text:span></text:p>
          <text:p text:style-name="P931"><text:span text:style-name="T2">F</text:span><text:span text:style-name="T3">yzička </text:span><text:span text:style-name="T103">5</text:span><text:span text:style-name="T3">, Finesa </text:span><text:span text:style-name="T103">1</text:span><text:span text:style-name="T3">, Duše </text:span><text:span text:style-name="T103">3</text:span><text:span text:style-name="T1160">, </text:span><text:span text:style-name="T1161">Ž</text:span><text:span text:style-name="T1158">ivot</text:span><text:span text:style-name="T1161">y </text:span><text:span text:style-name="T1290">13</text:span></text:p>
          <text:p text:style-name="P932"><text:span text:style-name="T1134">R</text:span><text:span text:style-name="T1090">ychlost:</text:span><text:span text:style-name="T1157"> jako chůze<text:line-break/></text:span><text:span text:style-name="T1094">Smysly:</text:span><text:span text:style-name="T1166"> </text:span><text:span text:style-name="T1211">čich a chuť </text:span><text:span text:style-name="T1212">jako člověk, výborný sluch </text:span><text:span text:style-name="T1211">a vidění v šeru</text:span></text:p>
          <text:p text:style-name="P577"><text:span text:style-name="T817">⚔ </text:span><text:span text:style-name="T928">Plivnutí kyseliny</text:span><text:span text:style-name="T901">:</text:span><text:span text:style-name="T833"> </text:span><text:span text:style-name="T872">5</text:span><text:span text:style-name="T833"> + k6, zranění </text:span><text:span text:style-name="T871">5 kz žíravinou</text:span></text:p>
          <text:list>
            <text:list-item>
              <text:p text:style-name="P577">1 kolo natahování slin</text:p>
            </text:list-item>
            <text:list-item>
              <text:p text:style-name="P933">Dostřel: krátký</text:p>
            </text:list-item>
          </text:list>
          <text:p text:style-name="P578"><text:span text:style-name="T817">⚔ </text:span><text:span text:style-name="T929">Boj zblízka:</text:span><text:span text:style-name="T872"> 5 + k6, zranění 0</text:span></text:p>
        </text:list-header>
      </text:list>
      <text:p text:style-name="Standalone_20_Property"><text:soft-page-break/><text:span text:style-name="T406">Dva gobliní sluhové</text:span> &gt; Mají kýble a polévají matronu zářivě zelenou tekutinou.</text:p>
      <text:list xml:id="list224608864309049" text:continue-list="list2585041742" text:style-name="L101">
        <text:list-header>
          <text:p text:style-name="P912"><text:span text:style-name="T2">F</text:span><text:span text:style-name="T3">yzička </text:span><text:span text:style-name="T40">2</text:span><text:span text:style-name="T3">, Finesa </text:span><text:span text:style-name="T100">2</text:span><text:span text:style-name="T3">, Duše </text:span><text:span text:style-name="T40">1</text:span><text:span text:style-name="T1160">, </text:span><text:span text:style-name="T1161">Ž</text:span><text:span text:style-name="T1158">ivot</text:span><text:span text:style-name="T1161">y </text:span><text:span text:style-name="T1196">7</text:span></text:p>
        </text:list-header>
      </text:list>
      <text:p text:style-name="Standalone_20_Property"><text:span text:style-name="T406">Osm gobliních dětí</text:span> &gt; Pobíhají kolem jako zvířata.</text:p>
      <text:list xml:id="list224608662277581" text:continue-numbering="true" text:style-name="L101">
        <text:list-header>
          <text:p text:style-name="P913"><text:span text:style-name="T2">F</text:span><text:span text:style-name="T3">yzička </text:span><text:span text:style-name="T104">1</text:span><text:span text:style-name="T3">, Finesa </text:span><text:span text:style-name="T100">2</text:span><text:span text:style-name="T3">, Duše </text:span><text:span text:style-name="T40">1</text:span><text:span text:style-name="T1160">, </text:span><text:span text:style-name="T1161">Ž</text:span><text:span text:style-name="T1158">ivot</text:span><text:span text:style-name="T1161">y </text:span><text:span text:style-name="T1291">4</text:span></text:p>
          <text:p text:style-name="P568"><text:span text:style-name="T817">⚔ </text:span><text:span text:style-name="T929">Boj zblízka</text:span><text:span text:style-name="T872">: </text:span><text:span text:style-name="T873">2 + k6, zranění 0</text:span></text:p>
        </text:list-header>
      </text:list>
      <text:p text:style-name="Standalone_20_Property"><text:span text:style-name="T406">Propast</text:span> &gt; Stěny pokryté neuvěřitelně bohatými stříbrnými žilami, dno v nedohlednu, lze překročit po vratkém dřevěném můstku.</text:p>
      <text:p text:style-name="P182">22</text:p>
      <text:p text:style-name="P298"><text:span text:style-name="T2200">💡 </text:span><text:span text:style-name="T1756">J</text:span><text:span text:style-name="T1755">edovatě zelené světlo vycházející z lavoru uprostřed místnosti</text:span></text:p>
      <text:p text:style-name="P324"><text:span text:style-name="T1061">♨ </text:span><text:span text:style-name="T1066">Gobliní pachové stopy</text:span><text:span text:style-name="T1065">.</text:span></text:p>
      <text:p text:style-name="P319"><text:span text:style-name="T1067">👣</text:span><text:span text:style-name="T1068">• </text:span><text:span text:style-name="T1071">S</text:span><text:span text:style-name="T1064">topy</text:span><text:span text:style-name="T989"> goblinů</text:span><text:span text:style-name="T1010">, </text:span><text:span text:style-name="T1011">kteří sem chodí pro zeleně zářící vodu z lavoru</text:span><text:span text:style-name="T994">.</text:span></text:p>
      <text:p text:style-name="Standalone_20_Property"><text:span text:style-name="T406">Na dně dřevěného lavoru s vodou leží zářivě zelený chaotitový orb</text:span><text:span text:style-name="T462"> </text:span><text:span text:style-name="T479">(karta)</text:span> &gt; Všechna kouzla seslaná s pomocí orbu jsou výrazně silnejší. Každých sedm dní v jeho přítomnosti je šance na náhodnou mutaci. Orb by byl dostatečným zdrojem energie pro cestovatele v 17.</text:p>
      <text:p text:style-name="P327">Mutace (<text:span text:style-name="T2417">každých 7 dní </text:span>k<text:span text:style-name="T2416">20</text:span>)</text:p>
      <text:list xml:id="list2473024760" text:style-name="L115">
        <text:list-item>
          <text:p text:style-name="P935">Třetí noha</text:p>
        </text:list-item>
        <text:list-item>
          <text:p text:style-name="P934"><text:span text:style-name="T2415">Třetí </text:span><text:span text:style-name="T1700">ruka</text:span></text:p>
        </text:list-item>
        <text:list-item>
          <text:p text:style-name="P935">Ocas</text:p>
        </text:list-item>
        <text:list-item>
          <text:p text:style-name="P935">Plivání kyseliny</text:p>
        </text:list-item>
        <text:list-item>
          <text:p text:style-name="P935"><text:soft-page-break/>Místo krve kyselina</text:p>
        </text:list-item>
        <text:list-item>
          <text:p text:style-name="P935">Pevné šupiny</text:p>
        </text:list-item>
        <text:list-item>
          <text:p text:style-name="P935">Z hrudi vyroste zvířecí tlama</text:p>
        </text:list-item>
        <text:list-item>
          <text:p text:style-name="P935">Zvětšená hlava s výraznými zelenými žílami</text:p>
        </text:list-item>
      </text:list>
      <text:h text:style-name="P434" text:outline-level="2"><text:bookmark-start text:name="__RefHeading___Toc22766_41530725"/>Sump<text:bookmark-end text:name="__RefHeading___Toc22766_41530725"/></text:h>
      <text:p text:style-name="P83">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3"><text:span text:style-name="T274">Event:</text:span><text:span text:style-name="T1821"> V poledne bude soud.</text:span></text:p>
      <text:list xml:id="list2607076252" text:style-name="L116">
        <text:list-item>
          <text:p text:style-name="P936">Představení na návsi. Rybář obviňuje svého souseda, sběrače mechů, že mu ukradl loď <text:span text:style-name="T1818">(ukradl ji někdo jiný, kdo se chtěl dostat k ještěrcům)</text:span>.</text:p>
          <text:list>
            <text:list-item>
              <text:p text:style-name="P937">Rybář se pokouší předvádět loupež lodě.</text:p>
            </text:list-item>
            <text:list-item>
              <text:p text:style-name="P937">Sběrač mechů předvádí komedii (rybář chytil velrybu a svolá postupně celou vesnici, aby mu šla pomoct).</text:p>
            </text:list-item>
            <text:list-item>
              <text:p text:style-name="P937"><text:span text:style-name="T1819">Starosta dá rybáři pokutu (musí sběrači mechů po celej rok zdarma dávat ryby)</text:span>.</text:p>
            </text:list-item>
          </text:list>
        </text:list-item>
      </text:list>
      <text:p text:style-name="P98">Starosta <text:span text:style-name="T1820">Kuruk</text:span></text:p>
      <text:p text:style-name="P179">Kudůk, šedivé vlasy, výrazný zrzavý knír.</text:p>
      <text:list xml:id="list3400658706" text:style-name="L117">
        <text:list-item>
          <text:p text:style-name="P938"><text:soft-page-break/><text:span text:style-name="T1818">V bažině se mi ztrácí lidi. Nemám, co bych nabídnul. Jsou tam nějaký ruiny, v mládí jsem se tam toulal. Pošlu s váma </text:span><text:span text:style-name="T1405">s</text:span><text:span text:style-name="T1406">yna</text:span><text:span text:style-name="T1818">, pokud se tam chcete vypravit.</text:span></text:p>
          <text:list>
            <text:list-item>
              <text:p text:style-name="P939">Průvodce ukáže jak ziggurat, tak měsíční oltář.</text:p>
            </text:list-item>
          </text:list>
        </text:list-item>
      </text:list>
      <text:p text:style-name="P99">Starostův syn Bekel</text:p>
      <text:p text:style-name="P178"><text:span text:style-name="T2140">Kudůk, zrzavé vlasy, řídké vousy.</text:span> <text:span text:style-name="T1817">Poseroutka.</text:span></text:p>
      <text:h text:style-name="Heading_20_2" text:outline-level="2"><text:bookmark-start text:name="__RefHeading___Toc22768_41530725"/><text:span text:style-name="T2135">S</text:span>vatyně nekonečných možností<text:bookmark-end text:name="__RefHeading___Toc22768_41530725"/></text:h>
      <text:p text:style-name="P82">Skalní chrám plný soch krásných, bohatých a šťastných lidí. V centru se mramorový drak sklání nad stříbrnou kropenkou se zlatou rybkou, která každému splní jedno přání, vždy ovšem s n<text:span text:style-name="T2133">ějakým zádrhelem</text:span>. Kdo ji osvobod<text:span text:style-name="T1823">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4">Izolovaná vesnice bez jakéhokoli opevnění. Cizincům zákaz zbraní. Namísto <text:span text:style-name="T1941">Voroka</text:span> vzývají zdejší lidé místní bohyni Theiu. Jde o přesvědčivou, vychytralou a dobromyslnou čarodějku, která vesnici brání a pomáhá.</text:p>
      <text:p text:style-name="P100">Hobitka „Mamina“</text:p>
      <text:p text:style-name="P223">Je to matka docela velkého klanu: Má 7 dcer a 8 synů a ti mají zase svoje rodiny. Korpulentní, ale čiperná dáma s přívětivou tváří. Je strašně milá a ráda pomůže a poradí, neustále ale komanduje svoje děti a vnoučata:</text:p>
      <text:list xml:id="list1269058263" text:style-name="L118">
        <text:list-header>
          <text:p text:style-name="P940"><text:soft-page-break/>„Kam to neseš? Postav to sem! Řekla jsem ti přece, že máš nejdřív vytřít podlahu!“</text:p>
        </text:list-header>
      </text:list>
      <text:p text:style-name="P150"><text:span text:style-name="T277">Drb</text:span><text:span text:style-name="T278">y</text:span><text:span text:style-name="T277">:</text:span></text:p>
      <text:list xml:id="list197704555" text:style-name="L119">
        <text:list-item>
          <text:p text:style-name="P942">Pán Hardenské tvrze zešílel a snědl všechny své poddané. <text:span text:style-name="T2189">Zřejmě za tím je nějaké prokletí.</text:span></text:p>
        </text:list-item>
        <text:list-item>
          <text:p text:style-name="P941"><text:span text:style-name="T1946">Vesnici Sump ovládá b</text:span>láznivý starosta Kuruk <text:span text:style-name="T1946">pomocí obří gorily.</text:span> <text:span text:style-name="T1946">S</text:span>pory rozsuzuje podle kvality divadelního představení, které je žalobce i obžalovaný nucen odehrát na návesním pódiu.</text:p>
        </text:list-item>
      </text:list>
      <text:h text:style-name="Heading_20_5" text:outline-level="5">Thei<text:span text:style-name="T1943">a</text:span></text:h>
      <text:p text:style-name="P148">Mladá žena v prostých šatech s věncem z květů na hlavě.</text:p>
      <text:list xml:id="list2293920932" text:style-name="L120">
        <text:list-item>
          <text:p text:style-name="P943">Umí léčit (včetně lykantropie), lámat kletby a vyhánět démony.</text:p>
          <text:list>
            <text:list-item>
              <text:p text:style-name="P943">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44">Myšlenky číst neumí, to je fáma.</text:p>
        </text:list-item>
      </text:list>
      <text:h text:style-name="Heading_20_5" text:outline-level="5">Ag<text:span text:style-name="T1942">a</text:span>r<text:span text:style-name="T1942">i</text:span>a</text:h>
      <text:p text:style-name="P147">Vysoká <text:span text:style-name="T1944">štíhlá</text:span> žena s černou pletí a šátkem na hlavě.</text:p>
      <text:list xml:id="list769634109" text:style-name="L121">
        <text:list-item>
          <text:p text:style-name="P945"><text:span text:style-name="T203">V</text:span><text:span text:style-name="T536">e skute</text:span><text:span text:style-name="T203">čnosti elfka, uši skrývá pod šátkem. </text:span><text:span text:style-name="T207">Kněžka starých elfských bohů.</text:span><text:span text:style-name="T203"> V</text:span><text:span text:style-name="T536">elmi star</text:span><text:span text:style-name="T203">á. </text:span><text:span text:style-name="T205">V Trehernu se jí bojí, vyhání ji </text:span><text:span text:style-name="T206">(kamenováním)</text:span><text:span text:style-name="T205">.</text:span></text:p>
        </text:list-item>
        <text:list-item>
          <text:p text:style-name="P880"><text:soft-page-break/><text:span text:style-name="T132">Prozradí tajemství měsíčního oltáře </text:span><text:span text:style-name="T207">(</text:span><text:span text:style-name="T208">chce</text:span><text:span text:style-name="T207">, aby někdo obětoval starým bohům)</text:span><text:span text:style-name="T132">:</text:span></text:p>
          <text:p text:style-name="P880"><text:span text:style-name="T210">„Na měsíčním oltáři dávní bojovníci obětovali bohům a získávali od nich nezranitelnost. I vy </text:span><text:span text:style-name="T213">ji</text:span><text:span text:style-name="T210"> můžete </text:span><text:span text:style-name="T213">získat</text:span><text:span text:style-name="T210">, stačí oltář </text:span><text:span text:style-name="T212">za svitu měsíce</text:span><text:span text:style-name="T210"> potřísnit krví nevinného.“</text:span></text:p>
        </text:list-item>
      </text:list>
      <text:h text:style-name="P437" text:outline-level="2"><text:bookmark-start text:name="__RefHeading___Toc13849_1990953305"/>Tross <text:span text:style-name="T2039">(město)</text:span><text:bookmark-end text:name="__RefHeading___Toc13849_1990953305"/></text:h>
      <text:p text:style-name="P177"><text:span text:style-name="Emphasis"><text:span text:style-name="T678">H</text:span></text:span><text:span text:style-name="Emphasis"><text:span text:style-name="T677">l</text:span></text:span><text:span text:style-name="Emphasis"><text:span text:style-name="T678">avní</text:span></text:span><text:span text:style-name="Emphasis"><text:span text:style-name="T677"> město </text:span></text:span><text:span text:style-name="Emphasis"><text:span text:style-name="T678">Trosského údolí a sídlo</text:span></text:span><text:span text:style-name="Emphasis"><text:span text:style-name="T655"> </text:span></text:span><text:span text:style-name="Emphasis"><text:span text:style-name="T674">vládce</text:span></text:span><text:span text:style-name="Emphasis"><text:span text:style-name="T655"> Brakvila. </text:span></text:span><text:span text:style-name="Emphasis"><text:span text:style-name="T678">Kraj</text:span></text:span><text:span text:style-name="Emphasis"><text:span text:style-name="T655"> po vyschnutí stříbrných dolů chudne, ale </text:span></text:span><text:span text:style-name="Emphasis"><text:span text:style-name="T678">vl</text:span></text:span><text:span text:style-name="Emphasis"><text:span text:style-name="T707">a</text:span></text:span><text:span text:style-name="Emphasis"><text:span text:style-name="T678">d</text:span></text:span><text:span text:style-name="Emphasis"><text:span text:style-name="T679">ař</text:span></text:span><text:span text:style-name="Emphasis"><text:span text:style-name="T655"> si nic nepřipouští. </text:span></text:span><text:span text:style-name="Emphasis"><text:span text:style-name="T676">D</text:span></text:span><text:span text:style-name="Emphasis"><text:span text:style-name="T776">omy</text:span></text:span><text:span text:style-name="Emphasis"><text:span text:style-name="T655"> jsou nově omítnuté a ulice jsou poseté stánky a kejklíři. Obchod se nesmí zastavit.</text:span></text:span></text:p>
      <text:h text:style-name="P440" text:outline-level="3">Počasí</text:h>
      <text:p text:style-name="P176"><text:span text:style-name="Emphasis"><text:span text:style-name="T708">Viz Trosské pláně.</text:span></text:span></text:p>
      <text:h text:style-name="Heading_20_3" text:outline-level="3"><text:span text:style-name="T1923">Město ve dne (k12</text:span><text:span text:style-name="T137">)</text:span></text:h>
      <text:list xml:id="list483829487" text:style-name="L122">
        <text:list-item>
          <text:p text:style-name="P946">Postavy jsou svědky krádeže. Nechají zloděje uniknout bez povšimnutí? (má kontakt ke Stínu)</text:p>
        </text:list-item>
      </text:list>
      <text:list xml:id="list1829561383" text:style-name="L123">
        <text:list-item>
          <text:p text:style-name="P947">Zloděj je <text:span text:style-name="T1870">kudrnatý</text:span> kudůk <text:span text:style-name="T1871">s křivým usměvem</text:span> jménem Křivák.</text:p>
        </text:list-item>
      </text:list>
      <text:list xml:id="list224610096711786" text:continue-list="list483829487" text:style-name="L122">
        <text:list-item>
          <text:p text:style-name="P946">Nahá dívka jen v potrhaném plášti a se strachem v očích proběhne přes ulici do dvora. Ve dvoře na zachránce čeká připravená skupina zlodějů.</text:p>
        </text:list-item>
        <text:list-item>
          <text:p text:style-name="P946"><text:soft-page-break/>Několik vandalů há<text:span text:style-name="T1849">zí</text:span> kameny na dům starého pána. Děda jim <text:span text:style-name="T1849">naservíroval</text:span> otrávenou polívku a okradl je. Chlapci se bojí jeho jedů, ale chtějí si to s ním vyříkat.</text:p>
        </text:list-item>
      </text:list>
      <text:list xml:id="list2538040489" text:style-name="L124">
        <text:list-item>
          <text:p text:style-name="P769">Pověstná družina dobrodruhů se chce dát dohromady s hráčskou skupinou pro společnou výpravu do některého z dungeonů. Jsou hajzlové a klidně nechají hráče jít jako první s namířenou kuší do zad.</text:p>
        </text:list-item>
        <text:list-item>
          <text:p text:style-name="P770">Bard zpívá o jednom z hráčů a milence kapitána stráží. Nevinná zábava nebo po hráčích někdo jde?</text:p>
        </text:list-item>
      </text:list>
      <text:h text:style-name="Heading_20_3" text:outline-level="3"><text:span text:style-name="T1923">Město v</text:span> noci (d8)</text:h>
      <text:list xml:id="list3617415187" text:style-name="L125">
        <text:list-item>
          <text:p text:style-name="P948">Z obou stran se k vám přibližují hladoví psi s pěnou u huby.</text:p>
        </text:list-item>
        <text:list-item>
          <text:p text:style-name="P948">Slizký žebrák masturbujíc nakukuje do úzké uličky odkud se ozývá ženský křik. Žena tam ve špíně rodí.</text:p>
        </text:list-item>
        <text:list-item>
          <text:p text:style-name="P948">Vyvolávač láká všechny pány na exotické elfky do vyhlášeného nevěstince. Banda hrdlořezů přestane kopat do žebráka a se siláckými řečmi se tam vydává.</text:p>
        </text:list-item>
        <text:list-item>
          <text:p text:style-name="P948">Z ulice vpravo se ozývá praskání a čvachtavé zvuky. Kdysodlak tam požírá starou paní. Při prvním zranění se promění v malého chlapce, který netuší, co se s ním stalo, kde je, a proč je pokrytý krví <text:span text:style-name="T1945">(je nakažený lykantropií)</text:span>.</text:p>
        </text:list-item>
        <text:list-item>
          <text:p text:style-name="P948"><text:span text:style-name="Emphasis"><text:span text:style-name="T655">Hrozivě vyhlížející </text:span></text:span><text:span text:style-name="Emphasis"><text:span text:style-name="T682">kroll</text:span></text:span><text:span text:style-name="Emphasis"><text:span text:style-name="T655"> táhne po ulici cukající se pytel. Vleče v něm </text:span></text:span><text:span text:style-name="Emphasis"><text:span text:style-name="T675">dítě.</text:span></text:span></text:p>
        </text:list-item>
      </text:list>
      <text:list xml:id="list1767920617" text:style-name="L126">
        <text:list-item>
          <text:list>
            <text:list-header>
              <text:p text:style-name="P949"><text:span text:style-name="Emphasis"><text:span text:style-name="T683">Fyzička 4, Finesa 2, Duše 1, Životy 11</text:span></text:span></text:p>
            </text:list-header>
            <text:list-item>
              <text:p text:style-name="P950"><text:soft-page-break/><text:span text:style-name="Emphasis"><text:span text:style-name="T680">Vleče ho do vily Filomény Karské, </text:span></text:span><text:span text:style-name="Emphasis"><text:span text:style-name="T681">kde ho dvorní čaroděj Bareus Karsavar použije k provedení omlazovacího rituálu (viz událost </text:span></text:span><text:span text:style-name="Emphasis"><text:span text:style-name="T736">Zombie incident </text:span></text:span><text:span text:style-name="Emphasis"><text:span text:style-name="T777"><text:s/>v</text:span></text:span><text:span text:style-name="Emphasis"><text:span text:style-name="T778">e vile Filomény Karské</text:span></text:span><text:span text:style-name="Emphasis"><text:span text:style-name="T681">)</text:span></text:span><text:span text:style-name="Emphasis"><text:span text:style-name="T680">.</text:span></text:span></text:p>
            </text:list-item>
          </text:list>
        </text:list-item>
      </text:list>
      <text:h text:style-name="Heading_20_3" text:outline-level="3">Pevnost</text:h>
      <text:p text:style-name="P89">Nádvoří dominuje vladařův <text:span text:style-name="T573">palác</text:span> a vysoká <text:span text:style-name="T573">hlavní věž</text:span>. Trochu <text:s/>bokem jsou <text:span text:style-name="T573">kasárna</text:span>.</text:p>
      <text:h text:style-name="Heading_20_4" text:outline-level="4">Palác</text:h>
      <text:p text:style-name="Text_20_body"><text:span text:style-name="T1850">Palác zvenku vypadá velkolepě, ale uvnitř je překvapivě strohý.</text:span> <text:span text:style-name="T1850">Na chodbách jsou stráže.</text:span></text:p>
      <text:h text:style-name="Heading_20_5" text:outline-level="5">Marak Brakvil</text:h>
      <text:p text:style-name="P77">Hubený, vysoký aristokrat s prošedivělými vlasy.</text:p>
      <text:p text:style-name="P70">Vládce Trossu.</text:p>
      <text:list xml:id="list1772993170" text:style-name="L127">
        <text:list-item>
          <text:p text:style-name="P952"><text:span text:style-name="T1407">A</text:span><text:span text:style-name="T1393">rogantní</text:span></text:p>
        </text:list-item>
        <text:list-item>
          <text:p text:style-name="P595">Nemá rád změny</text:p>
        </text:list-item>
        <text:list-item>
          <text:p text:style-name="P595">Strnulý výraz</text:p>
        </text:list-item>
        <text:list-item>
          <text:p text:style-name="P595">Nikdy neopouští tvrz</text:p>
        </text:list-item>
        <text:list-item>
          <text:p text:style-name="P596">Jeho syn <text:span text:style-name="T2149">Dalvar</text:span> je pro něj trpkým zklamáním</text:p>
        </text:list-item>
        <text:list-item>
          <text:p text:style-name="P953"><text:span text:style-name="T1393">Od dětství se přátelí s velmožem </text:span><text:span text:style-name="Emphasis"><text:span text:style-name="T1408">Bali</text:span></text:span><text:span text:style-name="Emphasis"><text:span text:style-name="T1393">em</text:span></text:span><text:span text:style-name="Emphasis"><text:span text:style-name="T1409"> Valen</text:span></text:span><text:span text:style-name="Emphasis"><text:span text:style-name="T1393">em (viz Krvavá vila)</text:span></text:span></text:p>
        </text:list-item>
        <text:list-item>
          <text:p text:style-name="P954"><text:soft-page-break/><text:span text:style-name="Emphasis"><text:span text:style-name="T1507">Audienci rozhodně neudělí trhanům (alespoň jedna z postav by měla mít měšťanský nebo lepší oděv)</text:span></text:span></text:p>
        </text:list-item>
        <text:list-item>
          <text:p text:style-name="P951"><text:span text:style-name="Emphasis"><text:span text:style-name="T1505">Pokud mu postavy nabídnou, že vyčistí stříbrný důl, slíbí jim za to 25</text:span></text:span><text:span text:style-name="T1430"> zl (nemá vcelku moc ztratit, platí </text:span><text:span text:style-name="T1505">ale</text:span><text:span text:style-name="T1430"> až za vyčištěný důl) </text:span><text:span text:style-name="T1505">a nechá jim vystavit glejt s pověřením.</text:span></text:p>
          <text:list>
            <text:list-item>
              <text:p text:style-name="P955"><text:span text:style-name="Emphasis"><text:span text:style-name="T1505">Po</text:span></text:span><text:span text:style-name="Emphasis"><text:span text:style-name="T1429">k</text:span></text:span><text:span text:style-name="Emphasis"><text:span text:style-name="T1505">ud u toho bude j</text:span></text:span><text:span text:style-name="Emphasis"><text:span text:style-name="T1429">eho</text:span></text:span><text:span text:style-name="Emphasis"><text:span text:style-name="T1399"> syn </text:span></text:span><text:span text:style-name="Emphasis"><text:span text:style-name="T1505">Dalvar,</text:span></text:span><text:span text:style-name="Emphasis"><text:span text:style-name="T1399"> b</text:span></text:span><text:span text:style-name="Emphasis"><text:span text:style-name="T1397">ude</text:span></text:span><text:span text:style-name="Emphasis"><text:span text:style-name="T1399"> trvat na tom, že se k výpravě přidá. </text:span></text:span><text:span text:style-name="Emphasis"><text:span text:style-name="T1429">Vezme s sebou tři další urozené mladíky</text:span></text:span><text:span text:style-name="Emphasis"><text:span text:style-name="T1399"> </text:span></text:span><text:span text:style-name="Emphasis"><text:span text:style-name="T1397">(ať už se přidá k postavám nebo ne) </text:span></text:span><text:span text:style-name="Emphasis"><text:span text:style-name="T1505">a pokud je ve městě </text:span></text:span><text:span text:style-name="Emphasis"><text:span text:style-name="T1506">vládce sousedního kraje (viz Události), k výpravě se přidá také jeho dcera Sofia (přemluví Dalvara, aby jí vzal ssebou)</text:span></text:span><text:span text:style-name="Emphasis"><text:span text:style-name="T1399">.</text:span></text:span></text:p>
            </text:list-item>
          </text:list>
        </text:list-item>
      </text:list>
      <text:h text:style-name="Heading_20_5" text:outline-level="5">Dalvar Brakvil</text:h>
      <text:p text:style-name="P92">Štíhlý mladík <text:s/>v drahých šatech s pohrdavým výrazem.</text:p>
      <text:p text:style-name="P70">Syn vládce Trossu</text:p>
      <text:list xml:id="list1869533073" text:style-name="L128">
        <text:list-item>
          <text:p text:style-name="P597">Chce získat slávu</text:p>
        </text:list-item>
        <text:list-item>
          <text:p text:style-name="P597">Obyčejní lidé jsou pro něj podřadní</text:p>
        </text:list-item>
        <text:list-item>
          <text:p text:style-name="P597">Podniká riskantní dobrodružné výprav<text:span text:style-name="T1851">y</text:span></text:p>
        </text:list-item>
        <text:list-item>
          <text:p text:style-name="P597">Mluví o sobě ve třetí osobě, vždy se tituje „urozený“, <text:span text:style-name="T1851">n</text:span>apř.: „Urozený Dalvar s tím nesouhlasí“</text:p>
        </text:list-item>
      </text:list>
      <text:h text:style-name="Heading_20_4" text:outline-level="4"><text:span text:style-name="T1924">Hlavní v</text:span>ěž pevnosti</text:h>
      <text:p text:style-name="P86">Před věží jsou dva muži na stráži. Uvnitř je pět pater spojených točitým schodištěm.</text:p>
      <text:p text:style-name="P27">1. patro</text:p>
      <text:p text:style-name="P84"><text:soft-page-break/><text:span text:style-name="T406">Stoly pokryté desítkami svitků, </text:span><text:span text:style-name="T412">police plné knih</text:span><text:span text:style-name="T1829"> </text:span><text:span text:style-name="T523">&gt; k</text:span><text:span text:style-name="T138">roniky a cestopisy z celého světa, spousta deníků </text:span><text:span text:style-name="T140">s</text:span><text:span text:style-name="T138"> poznámkami z výzkumu.</text:span></text:p>
      <text:p text:style-name="P27"><text:span text:style-name="T1828">2</text:span>. patro</text:p>
      <text:p text:style-name="P87"><text:span text:style-name="T413">Stoly s</text:span><text:span text:style-name="T406"> křivulemi </text:span><text:span text:style-name="T414">a </text:span><text:span text:style-name="T406">baňkami, ze kterých se neustále kouří. </text:span><text:span text:style-name="T415">Police plné nádob různých tvarů a velikostí</text:span><text:span text:style-name="T1831"> </text:span><text:span text:style-name="T524">&gt; </text:span><text:span text:style-name="T141">vybavená al</text:span><text:span text:style-name="T269">c</text:span><text:span text:style-name="T141">hymistická laboratoř. A</text:span><text:span text:style-name="T524">lchymista by si </text:span><text:span text:style-name="T141">odtud</text:span><text:span text:style-name="T524"> mohl odn</text:span><text:span text:style-name="T141">ést 50 magů surovin, </text:span><text:span text:style-name="T142">pán věže na to ale asi bude mít jiný názor.</text:span></text:p>
      <text:p text:style-name="P27">3. patro</text:p>
      <text:p text:style-name="P85"><text:span text:style-name="T1828">Stoly s n</text:span>ádobami s naloženými mozky a jinými orgány, <text:span text:style-name="T1829">v policích klícky se živými myšmi a ptáky. </text:span>Pod <text:span text:style-name="T1832">s</text:span>trop<text:span text:style-name="T1832">em</text:span> visí vycpaný krokodýl obtočený obřím hadem.</text:p>
      <text:p text:style-name="P27">4. patro</text:p>
      <text:p text:style-name="P90"><text:span text:style-name="T1830">C</text:span>elou podlahu pokrývá velký rituální kruh se spoustou svic a magických symbolů. <text:span text:style-name="T1829">U stěn jsou police plné kouzelných fetišů a dalších magických pomůcek.</text:span></text:p>
      <text:list xml:id="list4229406228" text:style-name="L129">
        <text:list-item>
          <text:p text:style-name="P956">V regál<text:span text:style-name="T1852">ech </text:span>jsou svitky <text:span text:style-name="T1852">s přivolávacími rituály (různé druhy </text:span>démonů – <text:span text:style-name="T1852">vyvolávač dopředu neví, co přivolá)</text:span>. <text:span text:style-name="T1854">Provedením rituálu pozpátku je možné démona odeslat zpět, odkud přišel (posednutá osoba musí být přítomna).</text:span></text:p>
        </text:list-item>
      </text:list>
      <text:list xml:id="list2917059563" text:style-name="L130">
        <text:list-item>
          <text:p text:style-name="P957"><text:span text:style-name="T270">Démon zla</text:span> (panenská krev, vlasy starého může, čerstvé kopřivy)</text:p>
        </text:list-item>
        <text:list-item>
          <text:p text:style-name="P957"><text:span text:style-name="T270">Démon alkoholu</text:span> (silný alkohol, dřevěné uhlí, čerstvý chléb)</text:p>
        </text:list-item>
        <text:list-item>
          <text:p text:style-name="P957"><text:span text:style-name="T270">Démon touhy po moci</text:span> (drahokamy v hodnotě nejméně 5 zl, <text:span text:style-name="T1853">zlato v hodnotě 5 zl</text:span>)</text:p>
        </text:list-item>
        <text:list-item>
          <text:p text:style-name="P958"><text:soft-page-break/><text:span text:style-name="T270">Démon nadlidské síly</text:span> <text:span text:style-name="T1853">(krev z černého kohouta,</text:span> <text:span text:style-name="T1853">srdce z čerstvě zabitého býka)</text:span></text:p>
        </text:list-item>
      </text:list>
      <text:list xml:id="list3066997455" text:style-name="L131">
        <text:list-item>
          <text:list>
            <text:list-item>
              <text:p text:style-name="P959"><text:span text:style-name="T1854">K</text:span>aždé kolo <text:span text:style-name="T1853">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7">5. patro</text:p>
      <text:p text:style-name="P88">Obytné patro – jídelní stůl se čtyřmi židlemi, postel se závoji z černého sametu.</text:p>
      <text:h text:style-name="Heading_20_5" text:outline-level="5">Bareus Karsavar</text:h>
      <text:p text:style-name="P224"><text:span text:style-name="T1543">Štíhlý muž ve středních letech </text:span><text:span text:style-name="T1544">s </text:span><text:span text:style-name="T1545">bradkou</text:span><text:span text:style-name="T1543"> oděný do černé róby. Vždy nosí kápi, takže mu není moc dobře vidět do tváře </text:span><text:span text:style-name="T1747">&gt; </text:span><text:span text:style-name="T1508">Na tváři (a ostatně i po celém těle) má jizvy pulsující nepřirozeným modrým svitem.</text:span></text:p>
      <text:p text:style-name="P72"><text:span text:style-name="T1825">D</text:span>vorní čaroděj, <text:span text:style-name="T1827">zabral si pro sebe celou hlavní věž pevnosti.</text:span></text:p>
      <text:list xml:id="list2401960267" text:style-name="L132">
        <text:list-item>
          <text:p text:style-name="P598">Kouzelník u něj může postoupit na vyšší úroveň.</text:p>
          <text:list>
            <text:list-item>
              <text:p text:style-name="P600">Kouzelníkovi nabídne možnost přivýdělku (<text:span text:style-name="T1940">nabízí </text:span>10 zl <text:span text:style-name="T1940">nebo prominutí poplatků za výcvik</text:span>):</text:p>
              <text:p text:style-name="P600">„Mezi dračími kostmi na sever od Trossu uchop tuto dýku, prones slova na tomto svitku a obojí mi přines zpět.“</text:p>
            </text:list-item>
            <text:list-item>
              <text:p text:style-name="P960"><text:span text:style-name="T1456">K nabídce patří </text:span><text:span text:style-name="T1455">karta </text:span><text:span text:style-name="T1530">rituální dýka</text:span><text:span text:style-name="T1455"> a text s krátkým textem ve starém jazyce </text:span><text:span text:style-name="T1504">(text XY)</text:span><text:span text:style-name="T1455">.</text:span></text:p>
              <text:p text:style-name="P960"><text:span text:style-name="T1455">„</text:span><text:span text:style-name="T1503">Šelak nefeš hajah šmi, šelak koah hajah šmi. Karah!“</text:span></text:p>
              <text:p text:style-name="P960"><text:soft-page-break/><text:span text:style-name="T1504">(Text je ve staré řeči a znamená: </text:span><text:span text:style-name="T2132">„Tvá duše je má, tvá síla je má. Tak ať se staň!“)</text:span></text:p>
            </text:list-item>
          </text:list>
        </text:list-item>
        <text:list-item>
          <text:p text:style-name="P601">Mluví rychle, úsečně.</text:p>
        </text:list-item>
      </text:list>
      <text:list xml:id="list1892268385" text:style-name="L133">
        <text:list-item>
          <text:p text:style-name="P602"><text:span text:style-name="T1826">Je p</text:span>osedlý <text:span text:style-name="T1826">magickou</text:span> mocí.</text:p>
        </text:list-item>
        <text:list-item>
          <text:p text:style-name="P750"><text:span text:style-name="T1609">Přivolává démony a p</text:span><text:span text:style-name="T1580">rovozuje riska</text:span><text:span text:style-name="T1610">n</text:span><text:span text:style-name="T1580">tní kosmickou magii. Už se na něm projevují mutace.</text:span></text:p>
        </text:list-item>
      </text:list>
      <text:p text:style-name="Text_20_body"><text:span text:style-name="T2">F</text:span><text:span text:style-name="T3">yzička </text:span><text:span text:style-name="T123">3</text:span><text:span text:style-name="T3">, Finesa </text:span><text:span text:style-name="T124">4</text:span><text:span text:style-name="T3">, Duše </text:span><text:span text:style-name="T125">5</text:span><text:span text:style-name="T3">, </text:span><text:span text:style-name="T89">Ž</text:span><text:span text:style-name="T34">ivot</text:span><text:span text:style-name="T89">y </text:span><text:span text:style-name="T126">9</text:span></text:p>
      <text:list xml:id="list224610297469397" text:continue-numbering="true" text:style-name="L133">
        <text:list-item>
          <text:p text:style-name="P961"><text:span text:style-name="T1454">Kouzla: </text:span><text:span text:style-name="T179">B</text:span><text:span text:style-name="T178">eranidlo </text:span><text:span text:style-name="T187">*Zelokvah*</text:span><text:span text:style-name="T178">, </text:span><text:span text:style-name="T179">O</text:span><text:span text:style-name="T178">hnivý oblouk *</text:span><text:span text:style-name="T187">Eš kešet*</text:span><text:span text:style-name="T178">, </text:span><text:span text:style-name="T179">M</text:span><text:span text:style-name="T178">agický štít </text:span><text:span text:style-name="T187">*Kasum magen*</text:span><text:span text:style-name="T178">, </text:span><text:span text:style-name="T179">M</text:span><text:span text:style-name="T178">odrý blesk *</text:span><text:span text:style-name="T187">Artak bárak*</text:span><text:span text:style-name="T178">, </text:span><text:span text:style-name="T179">Z</text:span><text:span text:style-name="T178">elený blesk </text:span><text:span text:style-name="T187">*Járak bárak*</text:span><text:span text:style-name="T178">, </text:span><text:span text:style-name="T179">N</text:span><text:span text:style-name="T178">eviditelná zbroj </text:span><text:span text:style-name="T188">*Ij ryjut širion*</text:span><text:span text:style-name="T178">, </text:span><text:span text:style-name="T179">O</text:span><text:span text:style-name="T178">chrana před projektily </text:span><text:span text:style-name="T187">*Haganah týl*</text:span><text:span text:style-name="T178">, Ledová tříšť </text:span><text:span text:style-name="T187">*Kerach ketim*</text:span><text:span text:style-name="T178">, Levitace </text:span><text:span text:style-name="T187">*Rišef*</text:span><text:span text:style-name="T178">, Návrat </text:span><text:span text:style-name="T187">*Hašavah*</text:span><text:span text:style-name="T178">, Zlom kouzlo </text:span><text:span text:style-name="T187">*Šavar kišuf*</text:span><text:span text:style-name="T178">, Fialový blesk </text:span><text:span text:style-name="T187">*Sagol bárak*</text:span><text:span text:style-name="T178">, Žlutý blesk </text:span><text:span text:style-name="T187">*Cahov bárak*</text:span><text:span text:style-name="T178">, Ohnivá koule </text:span><text:span text:style-name="T187">*Eš nešef*</text:span><text:span text:style-name="T178">, Ohnivá střela </text:span><text:span text:style-name="T187">*Eš týl*</text:span><text:span text:style-name="T178">, Ledová dýka </text:span><text:span text:style-name="T187">*Kerach pygion*</text:span><text:span text:style-name="T178">, Ohnivý had </text:span><text:span text:style-name="T187">*Eš nachaš*</text:span><text:span text:style-name="T178">, Duševní úder </text:span><text:span text:style-name="T187">*Nefeš nagaf*</text:span><text:span text:style-name="T178">, Mrak smrti </text:span><text:span text:style-name="T187">*Mavet anan*</text:span><text:span text:style-name="T178">, Neviditelnost</text:span><text:span text:style-name="T180"> </text:span><text:span text:style-name="T188">*Ij ryjut*</text:span><text:span text:style-name="T180">, Hyperprostor </text:span><text:span text:style-name="T188">*Hávarah chalal*</text:span><text:span text:style-name="T180">, Ohnivý déšť </text:span><text:span text:style-name="T188">*</text:span><text:span text:style-name="T187">Eš gešem</text:span><text:span text:style-name="T188">*</text:span><text:span text:style-name="T180">, Rudý blesk </text:span><text:span text:style-name="T188">*Adom bárak*</text:span><text:span text:style-name="T180">, Černý blesk </text:span><text:span text:style-name="T188">*Kedar bárak*</text:span></text:p>
        </text:list-item>
      </text:list>
      <text:h text:style-name="Heading_20_4" text:outline-level="4">Kasárna</text:h>
      <text:p text:style-name="P91">Na dvoře trénující vojáci, uvnitř <text:span text:style-name="T1860">jsou</text:span> ubikace vojáků a kanceláře velitelů.</text:p>
      <text:h text:style-name="Heading_20_5" text:outline-level="5">Kapitán stráže Moriak Har</text:h>
      <text:p text:style-name="P92"><text:span text:style-name="T1859">Velký, holohlavý muž s</text:span> jizv<text:span text:style-name="T1859">ou</text:span> na tváři, <text:span text:style-name="T1862">rukou na hlavici meče</text:span> <text:span text:style-name="T1859">a</text:span> přísn<text:span text:style-name="T1859">ým</text:span> pohled<text:span text:style-name="T1859">em. Na sobě má</text:span> uniform<text:span text:style-name="T1859">u</text:span> a kapitánsk<text:span text:style-name="T1859">é</text:span> frčky.</text:p>
      <text:p text:style-name="P336"><text:soft-page-break/><text:span text:style-name="T1175">F</text:span><text:span text:style-name="T1160">yzička </text:span><text:span text:style-name="T1202">5</text:span><text:span text:style-name="T1160">, Finesa </text:span><text:span text:style-name="T1202">4</text:span><text:span text:style-name="T1160">, Duše </text:span><text:span text:style-name="T1202">2</text:span><text:span text:style-name="T1160">, </text:span><text:span text:style-name="T1161">Ž</text:span><text:span text:style-name="T1158">ivot</text:span><text:span text:style-name="T1161">y </text:span><text:span text:style-name="T1202">11</text:span></text:p>
      <text:list xml:id="list1480163813" text:style-name="L134">
        <text:list-item>
          <text:p text:style-name="P963"><text:span text:style-name="T1394">V</text:span><text:span text:style-name="T1393">álečník u něj může postoupit na vyšší úroveň.</text:span></text:p>
        </text:list-item>
        <text:list-item>
          <text:p text:style-name="P962"><text:span text:style-name="T1394">N</text:span><text:span text:style-name="T1423">abídne odměnu za dopadení Stína – 10 zl (není to na vývěsce, protože stráž nechce přiznat, že tu dlouho řádí zloděj, kterého nedokáže dopadnout).</text:span></text:p>
          <text:list>
            <text:list-item>
              <text:p text:style-name="P962"><text:span text:style-name="T1395">„Ž</text:span><text:span text:style-name="T1423">ivej nebo mrtvej, </text:span><text:span text:style-name="T1395">ale doporučuju živej, protože kdybyste zabili špatnou osobu, tak vás pověsím.“</text:span></text:p>
            </text:list-item>
            <text:list-item>
              <text:p text:style-name="P964">„Lup samozřejmě <text:span text:style-name="T1924">musíte</text:span> vrátit, podle toho se pozná, že jste dostali správnou osobu.“</text:p>
            </text:list-item>
          </text:list>
        </text:list-item>
        <text:list-item>
          <text:p text:style-name="P965">Jeho zatajená dcera slouží v kostele, umožnil to velekněz Mankar, <text:span text:style-name="T1864">Har mu za to toleruje sexuální výstřelky</text:span>.</text:p>
        </text:list-item>
      </text:list>
      <text:h text:style-name="P452" text:outline-level="5">Mistr zbrojíř Kohor</text:h>
      <text:p text:style-name="Text_20_body">Barbar <text:span text:style-name="T2418">ve středních letech, šedivějící vousy. </text:span><text:span text:style-name="T2419">Berou ho záda.</text:span></text:p>
      <text:h text:style-name="P443" text:outline-level="3">Vorokův chrám</text:h>
      <text:p text:style-name="P104">Chrám s majestátní kupolí, uvnitř bohatě vybavený – zlaté sošky, stříbrné obřadní nádoby, oltář vykládaný polodr<text:span text:style-name="T1874">a</text:span>hokamy. Vzduch je prosycený vůní kadidla.</text:p>
      <text:h text:style-name="P450" text:outline-level="5">Velekněz Mankar</text:h>
      <text:p text:style-name="P104">Tlustý postarší muž <text:span text:style-name="T1861">v honosném obřadním rouchu.</text:span> <text:span text:style-name="T1861">R</text:span>ostoucí lysinu se snaží zakrýt příčeskem.</text:p>
      <text:list xml:id="list1037932174" text:style-name="L135">
        <text:list-item>
          <text:p text:style-name="P967">Bohatý, vlivný, dobrý řečník. Pořád něco jí.</text:p>
        </text:list-item>
        <text:list-item>
          <text:p text:style-name="P967">Sexuálně zneužívá mladé dívky <text:span text:style-name="T1875">(hlavně novicky v chrámu)</text:span>.</text:p>
        </text:list-item>
        <text:list-item>
          <text:p text:style-name="P966"><text:soft-page-break/>Nechává v chrámu sloužit zatajenou dceru kapitána stráže Moriaka Hara – <text:span text:style-name="T1863">ten mu na oplátku toleruje jeho výstřelky</text:span>.</text:p>
        </text:list-item>
        <text:list-item>
          <text:p text:style-name="P968">Má pro postavy delikátní práci: Zlikvidovat bohyni v Trehernu (nabízí 20 zl). Špehové mu donesli, že to je lidská žena, která se za bohyni vydává – takovou herezi je třeba potrestat. Ale diskrétně, samozřejmě.</text:p>
          <text:list>
            <text:list-item>
              <text:p text:style-name="P969">Když se toho postavy dlouho neujmou, job vezmou trpasličtí žoldnéři (viz Trosské pláně, náhodná setkání na cestě).</text:p>
            </text:list-item>
          </text:list>
        </text:list-item>
      </text:list>
      <text:h text:style-name="Heading_20_5" text:outline-level="5">Kněz Marius</text:h>
      <text:p text:style-name="P105">Starý kněz v prosté róbě. Na tváři má nucený úsměv.</text:p>
      <text:list xml:id="list2731423732" text:style-name="L136">
        <text:list-item>
          <text:p text:style-name="P970">Bývalý voják.</text:p>
        </text:list-item>
        <text:list-item>
          <text:p text:style-name="P971">Moc toho nenamluví – stručné, jednoduché věty.</text:p>
        </text:list-item>
        <text:list-item>
          <text:p text:style-name="P971">„<text:span text:style-name="T1866">Vorok vás opatruj.“</text:span></text:p>
        </text:list-item>
        <text:list-item>
          <text:p text:style-name="P972">Sympatizuje s havíři, přimlouvá se za ně u vládce města <text:span text:style-name="T1876">(marně)</text:span>.</text:p>
        </text:list-item>
        <text:list-item>
          <text:p text:style-name="P973">Ví o kultu ještěrců. Pošle <text:span text:style-name="T1865">postavy</text:span> po něm pátrat, nabídne 10 zl, <text:span text:style-name="T1865">když kult zlikvidují, nebo když mu pomohou přesvědčit vládce Brakvila, že je potřeba zasáhnout.</text:span></text:p>
        </text:list-item>
      </text:list>
      <text:h text:style-name="P444" text:outline-level="3">Bohatá čtvrť</text:h>
      <text:h text:style-name="Heading_20_4" text:outline-level="4">Malířský ateliér</text:h>
      <text:p text:style-name="P71"><text:span text:style-name="T1824">V</text:span> podkroví <text:span text:style-name="T1855">jednoho z výstavních domů. Nepořádek, všude rozpracovaná plátna, skvrny od barev.</text:span></text:p>
      <text:h text:style-name="Heading_20_5" text:outline-level="5"><text:soft-page-break/>Malířka Ariana <text:span text:style-name="T1872">Arra</text:span></text:h>
      <text:p text:style-name="P101">Mladá černovláska se zasněným výrazem.</text:p>
      <text:list xml:id="list1965688897" text:style-name="L137">
        <text:list-item>
          <text:p text:style-name="P974">Sestra Filipy Arry <text:span text:style-name="T132">(Stín, viz Smaragdové divadlo).</text:span></text:p>
        </text:list-item>
        <text:list-item>
          <text:p text:style-name="P975">Krásná, křehká a mentálně nestabilní.</text:p>
        </text:list-item>
        <text:list-item>
          <text:p text:style-name="P975">Její obrazy jsou samostatné dimenze.</text:p>
        </text:list-item>
      </text:list>
      <text:h text:style-name="P448" text:outline-level="4">Vila Filomény Karské</text:h>
      <text:p text:style-name="P140"><text:span text:style-name="T1931">Dvoumetrová k</text:span>amenná zeď skrývá j<text:span text:style-name="T1930">ednopatrov</text:span>ou<text:span text:style-name="T1930"> vil</text:span>u<text:span text:style-name="T1930"> s átriem </text:span>uprostřed malé<text:span text:style-name="T1930">, ale perfektně udržovan</text:span>é<text:span text:style-name="T1930"> zahrad</text:span>y<text:span text:style-name="T1930">. Dovnitř vede dřevěná hlavní brána a menší boční branka pro služebnictvo.</text:span></text:p>
      <text:list xml:id="list1117357835" text:style-name="L138">
        <text:list-item>
          <text:p text:style-name="P976">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53" text:outline-level="6">Filoména Karská</text:h>
      <text:p text:style-name="P93">Bohatá žena, která <text:span text:style-name="T1856">vypadá na 20, ale </text:span>mluví <text:span text:style-name="T1856">a chová se</text:span>, jako kdyby jí bylo 40.</text:p>
      <text:list xml:id="list1890300071" text:style-name="L139">
        <text:list-item>
          <text:p text:style-name="P977">Baví se krátkými ale vášnivými vztahy s mladými muži, většinou vlivnými a bohatými, ale zabavit se zvládne klidně i <text:span text:style-name="T1877">s</text:span> nějakým prosťáčkem.</text:p>
        </text:list-item>
        <text:list-item>
          <text:p text:style-name="P978"><text:soft-page-break/><text:span text:style-name="T1878">Pokud se postavy s Filoménou setkají a je mezi nimi pohledný mladík, </text:span>vybere <text:span text:style-name="T1878">si ho</text:span> za svého příštího milence <text:span text:style-name="T1879">(pošle mu darem drahé oblečení a pozve ho do své vily, nebo třeba do Smaragdového divadla)</text:span>.</text:p>
        </text:list-item>
      </text:list>
      <text:h text:style-name="P453" text:outline-level="6">Starý eunuch Sarnys</text:h>
      <text:p text:style-name="P132">Filoménin věrný sluha už od jejího narození, udělá pro ní cokoliv. Zařizuje pro ni dodávky obětí pro krvavé rituály, které ve vile provádí Bareus Karsavar (viz setkání <text:span text:style-name="Emphasis"><text:span text:style-name="T737">Hrozivě vyhlížející </text:span></text:span><text:span text:style-name="Emphasis"><text:span text:style-name="T738">kroll</text:span></text:span><text:span text:style-name="Emphasis"><text:span text:style-name="T737"> táhne po ulici cukající se pytel</text:span></text:span>).</text:p>
      <text:p text:style-name="P97">Entry</text:p>
      <text:p text:style-name="P131">2 <text:span text:style-name="T1932">mramorové</text:span> sochy <text:span text:style-name="T1932">mořských panen v životní velikosti</text:span> <text:s/>(prodej <text:span text:style-name="T1933">1</text:span>5 zl za každou) a <text:span text:style-name="T1932">3</text:span> obrazy <text:span text:style-name="T1932">s různými námořními výjevy – loď v bouři, loď obtočená krakenem, loď stahovaná do obřího mořského víru</text:span> (prodej 4 zl za každý)</text:p>
      <text:p text:style-name="P97">Great room</text:p>
      <text:p text:style-name="P123"><text:span text:style-name="T406">Pohovky, na zemi drahé koberce</text:span> <text:span text:style-name="T527">&gt; </text:span>4 kusy, 5 zl každý.</text:p>
      <text:p text:style-name="P138"><text:span text:style-name="T406">Mísy s ovocem, </text:span><text:span text:style-name="T416">poloprázdné láhve s vínem</text:span><text:span text:style-name="T406"> a zbytky nedojedeného jídla</text:span></text:p>
      <text:p text:style-name="P124"><text:span text:style-name="T406">Sexuální orgie</text:span> <text:span text:style-name="T520">&gt;</text:span> 5 mužů, 5 žen.</text:p>
      <text:p text:style-name="P97">Dining</text:p>
      <text:p text:style-name="P129">Jídelní tabule pro 8 osob.</text:p>
      <text:p text:style-name="P97">Country kit</text:p>
      <text:p text:style-name="P141">Plně vybavená kuchyně. V polici 5 lahví drahého vína (1 zl každá).</text:p>
      <text:p text:style-name="P135"><text:soft-page-break/><text:span text:style-name="T520">&gt;</text:span> <text:span text:style-name="T535">h</text:span>obití kuchař</text:p>
      <text:p text:style-name="P97">Pantry</text:p>
      <text:p text:style-name="P130">Vybavená spižírna (lze doplnit zásoby).</text:p>
      <text:p text:style-name="P97">Master suite</text:p>
      <text:p text:style-name="P125">Zde žije Filoména Karská.</text:p>
      <text:p text:style-name="P115">Postel s nebesy, okrasn<text:span text:style-name="T132">á rostlina, stolek a dvě křesla</text:span><text:span text:style-name="T153"> </text:span><text:span text:style-name="T467">&gt; Povle</text:span><text:span text:style-name="T154">čení, přehozy a podobně jdou prodat celkem za 10 zl.</text:span></text:p>
      <text:p text:style-name="P114"><text:span text:style-name="T145">Šatník</text:span><text:span text:style-name="T132"> </text:span>&gt;<text:span text:style-name="T132"> </text:span><text:span text:style-name="T198">několikery </text:span><text:span text:style-name="T132">luxusní dámské šaty </text:span>(prodej celkem 120 zl)</text:p>
      <text:p text:style-name="P97">Master bath</text:p>
      <text:p text:style-name="P127">Dvě umývadla, <text:span text:style-name="T1926">velká vana zapuštěná do </text:span><text:span text:style-name="T1884">dlážděného </text:span><text:span text:style-name="T574">podstavce</text:span><text:span text:style-name="T1926">, toaleta.</text:span></text:p>
      <text:p text:style-name="P133"><text:span text:style-name="T529">&gt; </text:span><text:span text:style-name="T468">Jedna z dlaždic na </text:span><text:span text:style-name="T576">podstavci</text:span><text:span text:style-name="T468"> pod vanou</text:span><text:span text:style-name="T132"> jde odklopit. Za ní je pokladnice: </text:span><text:span text:style-name="T193">42</text:span><text:span text:style-name="T132"> zl a 63 st v mincích, </text:span><text:span text:style-name="T174">š</text:span><text:span text:style-name="T132">perky v hodnotě </text:span><text:span text:style-name="T193">30</text:span><text:span text:style-name="T132"> zl, </text:span><text:span text:style-name="T175">lektvar charism</text:span><text:span text:style-name="T176">atu</text:span><text:span text:style-name="T184"> (karta, </text:span><text:span text:style-name="T185">5 zl</text:span><text:span text:style-name="T184">)</text:span></text:p>
      <text:p text:style-name="P97"><text:span text:style-name="T233">C</text:span><text:span text:style-name="T132">overed arbor</text:span></text:p>
      <text:p text:style-name="P128"><text:span text:style-name="T132">Stolek, křesílka a pohovka jsou odsunuté stranou. Na podlaze je </text:span><text:span text:style-name="T197">magický rituální</text:span><text:span text:style-name="T132"> kruh.</text:span></text:p>
      <text:p text:style-name="P116">&gt; Tady dvorn<text:span text:style-name="T132">í čaroděj Bareus Karsavar provádí riskantní kouzla, kterými uržuje Filoménu mladou.</text:span></text:p>
      <text:p text:style-name="P117">&gt; Po incidentu tady bude <text:span text:style-name="T132">spousta krve a kusy dětských těl.</text:span></text:p>
      <text:p text:style-name="P97">Guest suite</text:p>
      <text:p text:style-name="P134"><text:soft-page-break/>Skřipec, zkrvavený stůl, stolek s mučícími nástroji (kleště, pila, kladivo, hřebíky, několik nožů) a okovy. Na stěnách jsou kruhy s řetězy.</text:p>
      <text:p text:style-name="P118">&gt; <text:span text:style-name="T1927">Dv</text:span><text:span text:style-name="T194">ě nahé dívky v maskách tu mučí nahého barbara.</text:span></text:p>
      <text:p text:style-name="P97"><text:span text:style-name="T1928">Severní b</text:span>edroom</text:p>
      <text:p text:style-name="P8">Souložící mladý pár. <text:span text:style-name="T1929">Na zemi jsou mužské a ženské šaty.</text:span></text:p>
      <text:p text:style-name="P119">&gt; <text:span text:style-name="T132">V mužských šatech je měšec s 3 zl a 5 st, vedle ženských je hromádka stříbrných šperků (celkem 6 zl).</text:span></text:p>
      <text:p text:style-name="P97">Jižní bedroom</text:p>
      <text:p text:style-name="P137"><text:span text:style-name="Emphasis"><text:span text:style-name="T584">♨<text:tab/></text:span></text:span><text:span text:style-name="T195">Z</text:span><text:span text:style-name="T132">ápach potu, </text:span><text:span text:style-name="T196">moči</text:span><text:span text:style-name="T132"> a výkalů.</text:span></text:p>
      <text:p text:style-name="P136"><text:span text:style-name="T195">P</text:span><text:span text:style-name="T132">řed incidentem 5 vyhublých lidských dětí, </text:span><text:span text:style-name="T199">po něm prázdno.</text:span></text:p>
      <text:p text:style-name="P97">Living</text:p>
      <text:p text:style-name="P139"><text:span text:style-name="T520">Poházené</text:span> oblečení osazenstva great roomu – 5x mužské, 5x ženské <text:span text:style-name="T520">&gt; celkem </text:span><text:span text:style-name="T132">9</text:span><text:span text:style-name="T520"> zl v minc</text:span><text:span text:style-name="T132">ích a šperky v hodnotě 13 zl.</text:span></text:p>
      <text:h text:style-name="Heading_20_4" text:outline-level="4">Smaragdové divadlo</text:h>
      <text:p text:style-name="P109">Luxusní hostinec <text:span text:style-name="T1899">ve třípatrovém domě v bohaté čtvrti.</text:span></text:p>
      <text:list xml:id="list351888934" text:style-name="L140">
        <text:list-item>
          <text:p text:style-name="P979">Boční dveře pro služebnictvo (zamčené) vedou na chodbu se schodištěm do sklepa (zamčené dveře) a do horních pater.</text:p>
        </text:list-item>
      </text:list>
      <text:list xml:id="list1208264373" text:style-name="L141">
        <text:list-item>
          <text:p text:style-name="P980">V přízemí je velká společenská místnost a zázemí (kuchyně, sklady).</text:p>
        </text:list-item>
        <text:list-item>
          <text:p text:style-name="P980">Ve sklepě je sklad kulis a propriet (rozložené pódium) a kobky, kde jsou drženy oběti.</text:p>
        </text:list-item>
        <text:list-item>
          <text:p text:style-name="P980"><text:soft-page-break/>V prvním patře jsou soukromé salónky.</text:p>
        </text:list-item>
        <text:list-item>
          <text:p text:style-name="P980">Ve druhém a třetím patře jsou pokoje pro stálé hosty.</text:p>
        </text:list-item>
      </text:list>
      <text:p text:style-name="P78">Drby (obsluha nebo hosti):</text:p>
      <text:list xml:id="list3738686251" text:style-name="L142">
        <text:list-item>
          <text:p text:style-name="P603">Z opuštěné Haydenské tvrze vychází kouř. Někdo tam žije. Jak dlouho potrvá, než tam <text:span text:style-name="T2092">vladař</text:span> pošle muže na průzkum?</text:p>
        </text:list-item>
        <text:list-item>
          <text:p text:style-name="P981"><text:span text:style-name="T1431">Bohatý kupec</text:span><text:span text:style-name="T1422"> tvrdí, že </text:span><text:span text:style-name="T1431">velmož</text:span><text:span text:style-name="T1422"> </text:span><text:span text:style-name="T1431">Va</text:span><text:span text:style-name="T1422">len shání žoldnéře jako jste vy. Udájně na delikátní práci.</text:span></text:p>
        </text:list-item>
      </text:list>
      <text:list xml:id="list3571276898" text:style-name="L143">
        <text:list-item>
          <text:p text:style-name="P604"><text:span text:style-name="T1904">D</text:span>vorního čaroděj Karsavar <text:span text:style-name="T1904">si z</text:span>ahrává si s temnými silami, <text:span text:style-name="T1904">z toho určitě budou potíže.</text:span></text:p>
        </text:list-item>
        <text:list-item>
          <text:p text:style-name="P982"><text:span text:style-name="T1512">Alchymistka </text:span><text:span text:style-name="T1513">Malika</text:span><text:span text:style-name="T1512"> má nový recept. Přines jí kapesník nasáklý dívčími slzami a ona ti za </text:span><text:span text:style-name="T1514">5</text:span><text:span text:style-name="T1512"> zlatých připraví lektvar lásky.</text:span></text:p>
        </text:list-item>
      </text:list>
      <text:p text:style-name="P83"><text:span text:style-name="T1899">K</text:span>aždý měsíc <text:span text:style-name="T1900">se zde ve společenské místnosti koná</text:span> uzavřené představení, kde se vše hraje naživo; tzn. na pódiu jsou skutečná znásilnění a vraždy, a příbuzní (<text:span text:style-name="T1899">většinou ne</text:span>dobrovolných) obětí jsou vyplácen<text:span text:style-name="T1816">i</text:span> ve smaragdech.</text:p>
      <text:list xml:id="list1665601753" text:style-name="L144">
        <text:list-item>
          <text:p text:style-name="P984">Hosti (chodí sem v maskách):</text:p>
          <text:list>
            <text:list-item>
              <text:p text:style-name="P985">Dalvar Brakvil (syn vládce města)</text:p>
            </text:list-item>
            <text:list-item>
              <text:p text:style-name="P986">Worochův velekněz Mankar</text:p>
            </text:list-item>
            <text:list-item>
              <text:p text:style-name="P987">Šlechtična Filoména Karská</text:p>
            </text:list-item>
            <text:list-item>
              <text:p text:style-name="P987">Dvorní čaroděj Bareus Karsavar</text:p>
            </text:list-item>
            <text:list-item>
              <text:p text:style-name="P983"><text:span text:style-name="T1902">Kuzal‘</text:span><text:span text:style-name="T526">k’tak, </text:span><text:span text:style-name="T144">obchodník s exotiky</text:span></text:p>
            </text:list-item>
          </text:list>
        </text:list-item>
      </text:list>
      <text:h text:style-name="Heading_20_5" text:outline-level="5"><text:soft-page-break/>Filipa Arra <text:span text:style-name="T1872">(Stín)</text:span></text:h>
      <text:p text:style-name="P159">Filipa je jedním ze stálých hostů. <text:span text:style-name="T1400">Baví se tím, že dělá </text:span><text:span text:style-name="T1401">tajemnou </text:span><text:span text:style-name="T1400">společnici bohatým mladým mužům (ať už místním nebo cizincům). <text:s/></text:span><text:span text:style-name="T1401">Je to taky</text:span><text:span text:style-name="T1400"> dobr</text:span><text:span text:style-name="T1401">ý</text:span><text:span text:style-name="T1400"> z</text:span><text:span text:style-name="T1401">působ</text:span><text:span text:style-name="T1400">, jak si otypovat případné cíle.</text:span> V noci se z ní stává tajemný, nepolatitelný zloděj Stín.</text:p>
      <text:p text:style-name="P335"><text:span text:style-name="T1175">F</text:span><text:span text:style-name="T1160">yzička </text:span><text:span text:style-name="T1201">3</text:span><text:span text:style-name="T1160">, Finesa </text:span><text:span text:style-name="T1200">5</text:span><text:span text:style-name="T1160">, Duše </text:span><text:span text:style-name="T1201">2</text:span><text:span text:style-name="T1160">, </text:span><text:span text:style-name="T1161">Ž</text:span><text:span text:style-name="T1158">ivot</text:span><text:span text:style-name="T1161">y </text:span><text:span text:style-name="T1201">9</text:span></text:p>
      <text:list xml:id="list3643250711" text:style-name="L145">
        <text:list-item>
          <text:p text:style-name="P988"><text:span text:style-name="T1400">N</text:span><text:span text:style-name="T1425">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5">V tajné schránce ve svém pokoji má naloupené šperky. Patří různým šlechtičnám z města a okolí.</text:p>
          <text:list>
            <text:list-item>
              <text:p text:style-name="P988"><text:span text:style-name="T1395">Celková cena: 75 zl, ale je to hodně horký zboží. </text:span><text:span text:style-name="T1426">Při pokusu o prodej tady v Trossu dá obchodník echo stráži.</text:span></text:p>
            </text:list-item>
          </text:list>
        </text:list-item>
      </text:list>
      <text:list xml:id="list1393053377" text:style-name="L146">
        <text:list-item>
          <text:p text:style-name="P989"><text:span text:style-name="T1427">Zloděj</text:span><text:span text:style-name="T1393"> u </text:span><text:span text:style-name="T1427">Stína</text:span><text:span text:style-name="T1393"> může postoupit na vyšší úroveň </text:span><text:span text:style-name="T1428">(zkontaktovat ho může přes místní podsvětí, setkání a výcvik proběhne v noci na střechách)</text:span><text:span text:style-name="T1393">.</text:span></text:p>
        </text:list-item>
      </text:list>
      <text:h text:style-name="Heading_20_5" text:outline-level="5">Ar<text:span text:style-name="T1973">d</text:span>us</text:h>
      <text:p text:style-name="P111">Vysoký elf s šedými vlasy a vystouplými l<text:span text:style-name="T1901">í</text:span>cními kostmi.</text:p>
      <text:list xml:id="list486163513" text:style-name="L147">
        <text:list-item>
          <text:p text:style-name="P990">Majitel Smaragdového divadla.</text:p>
        </text:list-item>
      </text:list>
      <text:h text:style-name="P451" text:outline-level="5"><text:span text:style-name="T1924">Portýr </text:span>Janus</text:h>
      <text:p text:style-name="P112">Perfektně upravený oholený <text:span text:style-name="T1903">elf</text:span> v drahém oblečení.</text:p>
      <text:list xml:id="list2340119118" text:style-name="L148">
        <text:list-item>
          <text:p text:style-name="P991">Zdvořilý, ale neústupný.</text:p>
        </text:list-item>
        <text:list-item>
          <text:p text:style-name="P991"><text:soft-page-break/>Pokud postavy nebudou vhodně oblečené, nepustí je dovnitř.</text:p>
        </text:list-item>
      </text:list>
      <text:h text:style-name="Heading_20_3" text:outline-level="3">Chudinská čtvrť</text:h>
      <text:h text:style-name="Heading_20_4" text:outline-level="4">Alchymistický krámek</text:h>
      <text:p text:style-name="P102">Malý, dřevěný domek, <text:span text:style-name="T1857">uvnitř jedna velká, perfektně uklizená místnost – řady dokonale vyrovnaných baněk a kádinek, čerstvě vycíděná destilační aparatura, všechno má čitelně popsanou etiketu.</text:span> Strop je pro trpaslíky, vyšší rasy se musí krčit.</text:p>
      <text:p text:style-name="P358">Léčivý lektvar<text:tab/><text:tab/>2 zl</text:p>
      <text:p text:style-name="P358">Vyprošťovák<text:tab/><text:tab/>2 zl</text:p>
      <text:p text:style-name="P358">Magické leštidlo<text:tab/>2 zl</text:p>
      <text:p text:style-name="P358">Cibulový extrakt<text:tab/>2 zl</text:p>
      <text:p text:style-name="P358">Tinktura proti bolesti<text:tab/>2 zl</text:p>
      <text:p text:style-name="P358">Éterický olej<text:tab/><text:tab/>2 zl</text:p>
      <text:p text:style-name="P358">Lektvar zmenšování<text:tab/>2 zl</text:p>
      <text:h text:style-name="Heading_20_5" text:outline-level="5">Trpasličí alchymistka Malika</text:h>
      <text:p text:style-name="P160">Robustní, prsatá <text:span text:style-name="T1974">trpaslice s</text:span> kožen<text:span text:style-name="T1974">ou</text:span> zástěr<text:span text:style-name="T1974">ou</text:span> se skvrnami od žíraviny.</text:p>
      <text:p text:style-name="P337"><text:span text:style-name="T1175">F</text:span><text:span text:style-name="T1160">yzička </text:span><text:span text:style-name="T1199">2</text:span><text:span text:style-name="T1160">, Finesa </text:span><text:span text:style-name="T1203">5</text:span><text:span text:style-name="T1160">, Duše </text:span><text:span text:style-name="T1203">3</text:span><text:span text:style-name="T1160">, </text:span><text:span text:style-name="T1161">Ž</text:span><text:span text:style-name="T1158">ivot</text:span><text:span text:style-name="T1161">y </text:span><text:span text:style-name="T1199">8</text:span></text:p>
      <text:list xml:id="list2449377348" text:style-name="L149">
        <text:list-item>
          <text:p text:style-name="P992">Puntíčkářka – „Musí tam být přesně tři kapky kyseliny, ani o jednu víc!“</text:p>
        </text:list-item>
        <text:list-item>
          <text:p text:style-name="P599"><text:soft-page-break/><text:span text:style-name="T1882">Alchymista</text:span> u n<text:span text:style-name="T1882">í</text:span> může postoupit na vyšší úroveň.</text:p>
        </text:list-item>
        <text:list-item>
          <text:p text:style-name="P606">Když jí někdo přinese slzy, za 5 zl z nich vyrobí <text:span text:style-name="T270">lektvar lásky</text:span>. Recept neprozradí.</text:p>
        </text:list-item>
      </text:list>
      <text:h text:style-name="Heading_20_4" text:outline-level="4">Obchod s exotiky</text:h>
      <text:p text:style-name="P103">Velká místnost plná všemožného haraburdí – vycpaní pap<text:span text:style-name="T1880">o</text:span>ušci, živé opičky v kleci, všelijaké balzámy a talismany, lahvičky s kořením, <text:span text:style-name="T1880">cizokrajné zbraně.</text:span></text:p>
      <text:list xml:id="list1333916289" text:style-name="L150">
        <text:list-item>
          <text:p text:style-name="P993"><text:span text:style-name="T1858">Na stěně je </text:span><text:span text:style-name="T275">nabídka magických předmětů</text:span><text:span text:style-name="T1858">.</text:span></text:p>
        </text:list-item>
      </text:list>
      <text:h text:style-name="Heading_20_5" text:outline-level="5"><text:span text:style-name="T139">Kuzal‘</text:span><text:span text:style-name="T525">k’tak</text:span></text:h>
      <text:p text:style-name="P9"><text:span text:style-name="T1749">Vysoký hubený muž ve středních letech s</text:span><text:span text:style-name="T1752">e zrzavým</text:span><text:span text:style-name="T1749"> plnovousem.</text:span></text:p>
      <text:p text:style-name="P342"><text:span text:style-name="T1341">F</text:span><text:span text:style-name="T1342">yzička </text:span><text:span text:style-name="T1345">3</text:span><text:span text:style-name="T1342">, Finesa </text:span><text:span text:style-name="T1345">5</text:span><text:span text:style-name="T1342">, Duše </text:span><text:span text:style-name="T1345">3</text:span><text:span text:style-name="T1342">, </text:span><text:span text:style-name="T1343">Ž</text:span><text:span text:style-name="T1344">ivot</text:span><text:span text:style-name="T1343">y </text:span><text:span text:style-name="T1345">9</text:span></text:p>
      <text:list xml:id="list224609526568371" text:continue-list="list1393053377" text:style-name="L146">
        <text:list-item>
          <text:p text:style-name="P803"><text:span text:style-name="T1751">Je to j</text:span><text:span text:style-name="T1750">eštěrec v magickém převleku, vyslovuje protáhlé S a Z.</text:span></text:p>
        </text:list-item>
        <text:list-item>
          <text:p text:style-name="P804"><text:span text:style-name="T1750">V mládí býval hraničářem – část nabízeného zboží pochází z jeho vlastních výprav</text:span><text:span text:style-name="T1749">.</text:span></text:p>
        </text:list-item>
        <text:list-item>
          <text:p text:style-name="P607">Hraničář u něj může postoupit na vyšší úroveň.</text:p>
          <text:list>
            <text:list-item>
              <text:p text:style-name="P608">Při tréninku mu nabídne konverzi k ještěřímu kultu: „<text:span text:style-name="T1917">Získáš schopnosti, o kterých se ti nikdy nesnilo.“</text:span></text:p>
              <text:p text:style-name="P609">Je k tomu potřeba zhruba týdenní výprava do bažin (do Zigguratu).</text:p>
            </text:list-item>
          </text:list>
        </text:list-item>
      </text:list>
      <text:list xml:id="list3562464700" text:style-name="L151">
        <text:list-item>
          <text:p text:style-name="P994"><text:span text:style-name="T1741">Chce</text:span><text:span text:style-name="T1424"> </text:span><text:span text:style-name="T1741">odstranit kn</text:span><text:span text:style-name="T1424">ěze Mariuse. Nabízí 20 zl.</text:span></text:p>
        </text:list-item>
        <text:list-item>
          <text:p text:style-name="P995"><text:span text:style-name="T1424">S</text:span><text:span text:style-name="T1393">naží se zkonvertovat Vorokova velekněze Mankara.</text:span></text:p>
        </text:list-item>
      </text:list>
      <text:h text:style-name="Heading_20_4" text:outline-level="4"><text:soft-page-break/>Putyka „U rezavého meče“</text:h>
      <text:p text:style-name="P106">V horním patře jsou pokoje, v dolním nálevna. Zadní dveře vedou na dvorek, kde je záchod a studna. Nálevna je velká, zakouřená místnost s několika dlouhými stoly. U jednoho vysedávají havíři ze stříbrného dolu (vede je Dim Tratas), u <text:span text:style-name="T1881">dalšího</text:span> členové městské stráže, kteří zrovna nemají službu.</text:p>
      <text:h text:style-name="Heading_20_5" text:outline-level="5">Stůl s horníky</text:h>
      <text:p text:style-name="P108">Horníci nadávají na vládce města, že jim zavřel zdroj obživy. <text:span text:style-name="T1897">Sedí s nimi bojovnice Raegan. Moc toho nenamluví, prostě jen neměla s kým chlastat.</text:span></text:p>
      <text:list xml:id="list3271043945" text:style-name="L152">
        <text:list-item>
          <text:p text:style-name="P996">Zmíní, že část chlapů se dala na zbojničinu – „Jestli nenajdem práci, tak se k nim asi přidáme“.</text:p>
        </text:list-item>
      </text:list>
      <text:h text:style-name="P454" text:outline-level="6">Trpaslická číšnice Magráta</text:h>
      <text:p text:style-name="Text_20_body">Milá, <text:span text:style-name="T2335">mladá,</text:span> <text:span text:style-name="T2334">ochotná, </text:span><text:span text:style-name="T1652">ráda si povídá</text:span><text:span text:style-name="T2334">, ráda poradí. Pokud je v družině urostlý trpaslík, nejspíš se ho pokusí svést.</text:span></text:p>
      <text:h text:style-name="Heading_20_6" text:outline-level="6">Dim Tratas</text:h>
      <text:p text:style-name="P74">Člověk, střední věk, zkrabatělé čelo, huňaté obočí a plnovous.</text:p>
      <text:list xml:id="list2279596975" text:style-name="L153">
        <text:list-item>
          <text:p text:style-name="P610">Předák havířů ze stříbrného dolu.</text:p>
        </text:list-item>
      </text:list>
      <text:list xml:id="list1309766569" text:style-name="L154">
        <text:list-item>
          <text:p text:style-name="P611">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94">š</text:span>el do města a <text:span text:style-name="T1893">o</text:span>hlásil to stráži. <text:soft-page-break/>Kapitán mrmlal, že prej má málo lidí, ale nakonec se mnou poslal četu vojáků a ti nám dělali doprovod. Tou dobou <text:span text:style-name="T1895">jsme </text:span>začali v dole slyšet bubny. A pak se ztratila další skupina horníků i s <text:span text:style-name="T1896">ozbrojenym</text:span> doprovodem. Nevím přesně, co se dělo dál, ale řekl bych, že tam zakukalo docela dost vojáků – ti, se kterejma jsem mluvil, z toho byli pěkně vyjukaný. A nakonec dal vládce důl zavřít.“</text:p>
          <text:p text:style-name="P611">„<text:span text:style-name="T1892">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97"><text:span text:style-name="T1396">C</text:span><text:span text:style-name="T1397">hce po postavách, aby důl vyčistil</text:span><text:span text:style-name="T1446">y</text:span><text:span text:style-name="T1396">. </text:span><text:span text:style-name="T1398">Sám jim za to nemá co nabídnout </text:span><text:span text:style-name="T1397">(</text:span><text:span text:style-name="T1429">horníci společně </text:span><text:span text:style-name="T1397">vysyp</text:span><text:span text:style-name="T1429">ou</text:span><text:span text:style-name="T1397"> na stůl hromádku měďáků a stříbrňáků, celkem 23 st).</text:span><text:span text:style-name="T1398"> </text:span><text:span text:style-name="T1446">D</text:span><text:span text:style-name="T1398">oporuč</text:span><text:span text:style-name="T1397">í</text:span><text:span text:style-name="T1398">, ať si za to </text:span><text:span text:style-name="T1397">postavy</text:span><text:span text:style-name="T1398"> zkusej říct o odměnu </text:span><text:span text:style-name="T1429">vládci města</text:span><text:span text:style-name="T1398">, </text:span><text:span text:style-name="T1397">protože znovuotevření dolu je určitě v jeho zájmu </text:span><text:span text:style-name="T1505">(dále viz vládce Marak Brakvil v paláci pevnosti v Trossu)</text:span><text:span text:style-name="T1397">.</text:span></text:p>
        </text:list-item>
      </text:list>
      <text:h text:style-name="Heading_20_6" text:outline-level="6"><text:span text:style-name="T1938">+</text:span>Bojovnice Ra<text:span text:style-name="T1934">e</text:span>gan</text:h>
      <text:p text:style-name="P75">Vysoká, šlachovitá mladá žena se špinavě žlutými vlasy v těžké zbroji. U pasu má dýku a šavli, na zádech kulatý štít.</text:p>
      <text:p text:style-name="P142"><text:span text:style-name="T1742">&gt; </text:span><text:span text:style-name="T1393">Utekla z boje v Ha</text:span><text:span text:style-name="T1432">rdenské</text:span><text:span text:style-name="T1393"> tvrzi, kde zemřela její družina. Ničí ji svědomí.</text:span></text:p>
      <text:list xml:id="list3014239786" text:style-name="L155">
        <text:list-header>
          <text:p text:style-name="P612">"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98"><text:soft-page-break/><text:span text:style-name="T1448">"Celá tvrz byla zlověstně tichá. Na nádvovří byla spousta kostí. Holý lebky na nás upíraly prázdný oční důlky a pohrdavě se smály. Zněly jako </text:span><text:span text:style-name="T1449">dětský</text:span><text:span text:style-name="T1448"> chrastítka, ale nebylo to ani trochu legrační. Pak se ty kosti začaly hejbat. Odevšad na nás lítaly šípy, nebylo za co se krejt. Poga chytla bojová zuřivost, přestal velet a </text:span><text:span text:style-name="T1450">začal</text:span><text:span text:style-name="T1448"> mlátil všechno kolem sebe. Naše řada se rozpadla a tu chvíli se začala spouštět brána. Proskočila jsem </text:span><text:span text:style-name="T1451">pod ní</text:span><text:span text:style-name="T1448">, vůbec jsem nad tím nepřemejšlela. Myslela jsem, že je všem jasný, že se musíme stáhnout, dokud to ještě jde. Pak jsem už slyšela jen </text:span><text:span text:style-name="T1452">smrtelnej</text:span><text:span text:style-name="T1448"> řev mejch parťáků. Nemohla jsem jim </text:span><text:span text:style-name="T1453">nijak</text:span><text:span text:style-name="T1448"> pomoct, nedokázala jsem ale ani utéct. Vlastně ani nevim, jak jsem se dostala zpátky do Trossu."</text:span></text:p>
        </text:list-header>
      </text:list>
      <text:h text:style-name="Heading_20_5" text:outline-level="5">Stůl <text:span text:style-name="T1907">městské stráže</text:span></text:h>
      <text:p text:style-name="P73">Chlastají tu stráže, které zrovna nemají službu.</text:p>
      <text:list xml:id="list2289335011" text:style-name="L156">
        <text:list-item>
          <text:p text:style-name="P614">„Kdo nechce trpět prací nebo riskovat život v nesmysln<text:span text:style-name="T1908">y</text:span>m dobrodruhování, ať se nechá naverbovat do Tros<text:span text:style-name="T1922">s</text:span>k<text:span text:style-name="T1908">ý</text:span> stráže v Brakku a stane se pořádným profesionálním válečníkem.“</text:p>
        </text:list-item>
      </text:list>
      <text:list xml:id="list3531018321" text:style-name="L157">
        <text:list-item>
          <text:p text:style-name="P999"><text:span text:style-name="T1433">„Kapitán Har pro vás má delikátní prácičku. </text:span><text:span text:style-name="T1445">Najdete ho v kasárnách v pevnosti.</text:span><text:span text:style-name="T1433">“ </text:span><text:span text:style-name="T1434">(lov na Stín)</text:span></text:p>
        </text:list-item>
        <text:list-item>
          <text:p text:style-name="P1000"><text:span text:style-name="T1512">„Alchymistka </text:span><text:span text:style-name="T1513">Malika</text:span><text:span text:style-name="T1512"> má nov</text:span><text:span text:style-name="T1515">ej</text:span><text:span text:style-name="T1512"> recept. Přines jí kapesník nasáklý dívčím</text:span><text:span text:style-name="T1515">a</text:span><text:span text:style-name="T1512"> slzam</text:span><text:span text:style-name="T1515">a</text:span><text:span text:style-name="T1512"> a ona ti za </text:span><text:span text:style-name="T1514">5</text:span><text:span text:style-name="T1512"> zlatých </text:span><text:span text:style-name="T1515">udělá</text:span><text:span text:style-name="T1512"> lektvar lásky.“</text:span></text:p>
        </text:list-item>
      </text:list>
      <text:h text:style-name="Heading_20_3" text:outline-level="3">Tržiště <text:span text:style-name="T1909">(náměstí)</text:span></text:h>
      <text:list xml:id="list3476735972" text:style-name="L158">
        <text:list-item>
          <text:p text:style-name="P1001">Z kopce se řítí maringotka se zaseklou brzdou a míří přímo na tržiště!</text:p>
        </text:list-item>
        <text:list-item>
          <text:p text:style-name="P1002"><text:soft-page-break/>Do města dorazilo obludárium.</text:p>
          <text:p text:style-name="P1002"><text:span text:style-name="T1919">Neuvěřitelně ohebná elfka, kudůk s hlavou velkou jako kroll, párek liliputů, cizokrajní hadi (krajta, anakonda), puma v kleci, velký varan (jako komodský). </text:span>Hlavní atrakce - mantikora - je nejen skutečná, ale i rozzuřená <text:span text:style-name="T1918">a prolomí mříže své klece</text:span>.</text:p>
          <text:p text:style-name="P579"><text:span text:style-name="T1175">F</text:span><text:span text:style-name="T1160">yzička </text:span><text:span text:style-name="T1176">5</text:span><text:span text:style-name="T1160">, Finesa </text:span><text:span text:style-name="T1177">2</text:span><text:span text:style-name="T1160">, Duše -, </text:span><text:span text:style-name="T1161">Ž</text:span><text:span text:style-name="T1158">ivot</text:span><text:span text:style-name="T1161">y </text:span><text:span text:style-name="T1158">1</text:span><text:span text:style-name="T1176">3</text:span></text:p>
          <text:p text:style-name="P494"><text:span text:style-name="T1093">Rychlost:</text:span><text:span text:style-name="T1163"> </text:span><text:span text:style-name="T1178">jako kůň</text:span></text:p>
          <text:p text:style-name="P494"><text:span text:style-name="T1094">Smysly:</text:span><text:span text:style-name="T1166"> </text:span><text:span text:style-name="T1179">dobrý čich, výborný zrak a sluch, vidění v šeru</text:span></text:p>
          <text:p text:style-name="P579"><text:span text:style-name="T817">⚔<text:tab/></text:span><text:span text:style-name="T1092">Z</text:span><text:span text:style-name="T1102">uby </text:span><text:span text:style-name="T1101">nebo drápy</text:span><text:span text:style-name="T10">:</text:span><text:span text:style-name="T11"> </text:span><text:span text:style-name="T22">5</text:span><text:span text:style-name="T23"> + k6</text:span><text:span text:style-name="T30">, zranění </text:span><text:span text:style-name="T31">2</text:span></text:p>
          <text:p text:style-name="P463"><text:span text:style-name="T817">⚔<text:tab/></text:span><text:span text:style-name="T1103">Osten na ocasu</text:span><text:span text:style-name="T10">:</text:span><text:span text:style-name="T11"> </text:span><text:span text:style-name="T22">5</text:span><text:span text:style-name="T23"> + k6</text:span><text:span text:style-name="T30">, zranění </text:span><text:span text:style-name="T31">1</text:span></text:p>
          <text:list>
            <text:list-item>
              <text:list>
                <text:list-header>
                  <text:p text:style-name="P504"><text:span text:style-name="T1910">6</text:span> dáv<text:span text:style-name="T1910">ek</text:span> <text:span text:style-name="T1911">jed</text:span><text:span text:style-name="T1912">u</text:span><text:span text:style-name="T1914">: </text:span><text:span text:style-name="T1437">1</text:span><text:span text:style-name="T1438">4</text:span><text:span text:style-name="T1439"> </text:span><text:span text:style-name="T1440">+ k6 </text:span><text:span text:style-name="T1441">proti Fyzičce</text:span></text:p>
                  <text:p text:style-name="P504"><text:span text:style-name="T1528">L</text:span><text:span text:style-name="T1529">atence:</text:span><text:span text:style-name="T1442"> </text:span><text:span text:style-name="T1443">1</text:span><text:span text:style-name="T1442">5 m</text:span><text:span text:style-name="T1444">inut</text:span></text:p>
                  <text:p text:style-name="P504"><text:span text:style-name="T1104">P</text:span><text:span text:style-name="T1105">říznaky:</text:span><text:span text:style-name="T1180"> </text:span><text:span text:style-name="T1181">Bolest v nadbřišku, svírání, suchost a škrábání v hrdle, odkašlávání, </text:span><text:span text:style-name="T1182">slinění,</text:span><text:span text:style-name="T1181"> poruchy řeči, neklid, úzkost, podrážděnost. </text:span><text:span text:style-name="T1183">Později</text:span><text:span text:style-name="T1181"> </text:span><text:span text:style-name="T1183">pocení, svalové záškuby, lapavé nádechy a křeče</text:span><text:span text:style-name="T1184">.</text:span></text:p>
                </text:list-header>
              </text:list>
            </text:list-item>
          </text:list>
          <text:p text:style-name="P579"><text:span text:style-name="T1101">Vzhled:</text:span><text:span text:style-name="T897"> </text:span><text:span text:style-name="T830">Tvor s tělem lva,</text:span><text:span text:style-name="T831"> </text:span><text:span text:style-name="T830">štířím ocasem a blanitými netopýřími křídly.</text:span></text:p>
          <text:p text:style-name="P579"><text:span text:style-name="T898">D</text:span><text:span text:style-name="T899">ovednosti:</text:span><text:span text:style-name="T832"> </text:span><text:span text:style-name="T830">Mantikora </text:span><text:span text:style-name="T832">se umí plížit, jako kdyby měl</text:span><text:span text:style-name="T830">a</text:span><text:span text:style-name="T832"> pokročilé </text:span><text:span text:style-name="T899">plížení</text:span><text:span text:style-name="T832">.</text:span></text:p>
        </text:list-item>
        <text:list-item>
          <text:p text:style-name="P1001">Probíhá protest za práva havířů. Stříbrný důl byl uzavřen a důlníci chtějí přidělit pole. Vede je Dim Tratas.</text:p>
        </text:list-item>
        <text:list-item>
          <text:p text:style-name="P701">Na náměstí se připravuje soutěž v tanci. Sabotování konkurentů, podplácení poroty, vlivní lidé v publiku a hlavně příležitost u roleplaye vstát od stolu.</text:p>
        </text:list-item>
        <text:list-item>
          <text:p text:style-name="P702"><text:soft-page-break/>Nic zvláštního.</text:p>
        </text:list-item>
        <text:list-item>
          <text:p text:style-name="P702">Nic zvláštního.</text:p>
        </text:list-item>
      </text:list>
      <text:p text:style-name="P361">Stánky (pár příkladů)</text:p>
      <text:list xml:id="list1192573626" text:style-name="L159">
        <text:list-item>
          <text:p text:style-name="P615">Dělníci staví stránek pro trpaslickou karavanu <text:span text:style-name="T1916">(viz událost Trpaslická karavana)</text:span>.</text:p>
          <text:p text:style-name="P616">„<text:span text:style-name="T1920">Přijedou zejtra. </text:span>Prej jsou to ohněstrůjci, těším se na to jak malej!“</text:p>
        </text:list-item>
        <text:list-item>
          <text:p text:style-name="P615">Na jednom místě chybí stánek. Místo něj <text:span text:style-name="T1916">na zemi kudůk kouří šíšu.</text:span></text:p>
          <text:p text:style-name="P615">„<text:span text:style-name="T1916">Přisedni si, kámo, ochutnávka je zdarma.</text:span>“</text:p>
          <text:p text:style-name="P617">„Nejlepší <text:span text:style-name="T1916">matroš</text:span> koupíš u Kuzal’k’taka. U vchodu řekni, že tě posílám já.“</text:p>
        </text:list-item>
        <text:list-item>
          <text:p text:style-name="P618"><text:span text:style-name="T1935">Stánek s drobným</text:span> cizokrajn<text:span text:style-name="T1935">ým</text:span> zvířectv<text:span text:style-name="T1935">em</text:span> – papoušci, opičky.</text:p>
          <text:p text:style-name="P618">„Jsou milé a přítulné!“</text:p>
        </text:list-item>
        <text:list-item>
          <text:p text:style-name="P619">Mladý kovář <text:span text:style-name="T1920">předvádí své řemeslo.</text:span> <text:span text:style-name="T1920">C</text:span>hvástá <text:span text:style-name="T1920">se</text:span>, že <text:span text:style-name="T1921">(za 20 zl)</text:span> umí vyrobit magickou zbraň.</text:p>
          <text:p text:style-name="P619">Ví, kde v horách najít <text:span text:style-name="T1915">prastarou</text:span> <text:span text:style-name="T1915">t</text:span>rpasli<text:span text:style-name="T1915">ckou</text:span> hrobku s magickou kovadlinou.</text:p>
        </text:list-item>
      </text:list>
      <text:p text:style-name="P360">Drby:</text:p>
      <text:list xml:id="list224610351620212" text:continue-numbering="true" text:style-name="L159">
        <text:list-item>
          <text:p text:style-name="P620">Stříbrné doly byly uzavřeny, když se v nich začali ztrácet důlníci. Risk začal převažovat zisk.</text:p>
        </text:list-item>
        <text:list-item>
          <text:p text:style-name="P621"><text:soft-page-break/>Z opuštěné Ha<text:span text:style-name="T1937">r</text:span>denské tvrze vychází kouř. Někdo tam žije. Jak dlouho potrvá, než tam <text:span text:style-name="T1936">vládce</text:span> pošle muže na průzkum?</text:p>
        </text:list-item>
        <text:list-item>
          <text:p text:style-name="P1003"><text:span text:style-name="T1436">V Trehernu </text:span><text:span text:style-name="T1447">uctívají bohyni</text:span><text:span text:style-name="T1436">, </text:span><text:span text:style-name="T1447">která</text:span><text:span text:style-name="T1436"> vyléčí každou nemoc a </text:span><text:span text:style-name="T1435">č</text:span><text:span text:style-name="T1436">te myšlenky. </text:span><text:span text:style-name="T1447">Vorok</text:span><text:span text:style-name="T1436"> je mrtvý bůh, to vám povídám.</text:span></text:p>
        </text:list-item>
      </text:list>
      <text:h text:style-name="Heading_20_4" text:outline-level="4">Vývěska na náměstí</text:h>
      <text:p text:style-name="P113">Na vývěsce na náměstí je:</text:p>
      <text:list xml:id="list1823072797" text:style-name="L160">
        <text:list-item>
          <text:p text:style-name="P613"><text:span text:style-name="T1906">P</text:span>ergamen s <text:span text:style-name="T2092">vladařovou</text:span> pečetí:</text:p>
          <text:p text:style-name="P593">Městská stráž vyplatí JEDEN ZLATÝ za každ<text:span text:style-name="T2093">ý</text:span> předložen<text:span text:style-name="T2093">ý pár GOBLINÍCH UŠÍ</text:span>.</text:p>
        </text:list-item>
        <text:list-item>
          <text:p text:style-name="P1004"><text:span text:style-name="T1906">H</text:span>rubý papír:</text:p>
          <text:p text:style-name="P670">Najímáme žoldnéře na ochranu rybářů a houbových farem. Hlaste se u <text:span text:style-name="T2092">Kuruka</text:span> v Su<text:span text:style-name="T2092">mp</text:span>u. Zbraně si přineste vlastní.</text:p>
          <text:p text:style-name="P622">Po straně je na něm načmáráno krví:</text:p>
          <text:p text:style-name="P613">BOJUJU ZA PRACHY. JSEM U REZAV<text:span text:style-name="T1905">Ý</text:span>HO MEČE.<text:tab/><text:tab/><text:tab/><text:tab/><text:tab/><text:tab/>RA<text:span text:style-name="T1906">E</text:span>GAN.</text:p>
        </text:list-item>
      </text:list>
      <text:h text:style-name="Heading_20_2" text:outline-level="2"><text:bookmark-start text:name="__RefHeading___Toc22772_41530725"/>Trpasli<text:span text:style-name="T1823">cká</text:span> hrobka<text:bookmark-end text:name="__RefHeading___Toc22772_41530725"/></text:h>
      <text:p text:style-name="P81">Místo odpočinku trpasličích bratří Dragina a Blarina Baragora, jenž se proslavili jako lovci démonů. Lidé mluví o bráně vysekané přímo do štítu šedých hor.</text:p>
      <text:p text:style-name="P79">Vstup do hrobky</text:p>
      <text:p text:style-name="P270"><text:soft-page-break/><text:span text:style-name="T1709">T</text:span><text:span text:style-name="T149">ěžká dvoukřídlá kamenná brána</text:span><text:span text:style-name="T251"> </text:span><text:span text:style-name="T559">&gt; Reli</text:span><text:span text:style-name="T251">éf vyobrazuje dvojici trpaslíků v boji s okřídleným, rohatým démonem. </text:span><text:span text:style-name="T248">Zavírá se těžkou závorou zevnitř, </text:span><text:span text:style-name="T249">ta je ale opřená o stěnu chodby. </text:span><text:span text:style-name="T250">Obr, který žije uvnitř, bránu zavírá pouze při sněhové bouři, jinak ji nechává </text:span><text:span text:style-name="T252">po</text:span><text:span text:style-name="T250">otevřenou.</text:span></text:p>
      <text:p text:style-name="P266"><text:span text:style-name="T250">🔊</text:span><text:span text:style-name="T253">Ve dne hlasité chroupání kostí (pokud je obr doma), v noci burácivé chrápání.</text:span></text:p>
      <text:p text:style-name="P263"><text:span text:style-name="T148">♨</text:span><text:span text:style-name="T158"> </text:span><text:span text:style-name="T160">Zevnitř vychází s</text:span><text:span text:style-name="T159">ilný zápach </text:span><text:span text:style-name="T160">potu, moči a výkalů.</text:span></text:p>
      <text:p text:style-name="P264"><text:span text:style-name="T160">👣</text:span><text:span text:style-name="T161">Stopy čtyřmetrového obra.</text:span></text:p>
      <text:p text:style-name="P269"><text:span text:style-name="T161">C</text:span><text:span text:style-name="T153">hodba za branou má přes 4 metry vysoký, klenutý strop.</text:span></text:p>
      <text:p text:style-name="P200"><text:bookmark text:name="docs-internal-guid-435a182a-7fff-9591-8b7e-f4dfea2c7119"/>1</text:p>
      <text:p text:style-name="P279"><text:span text:style-name="T609">⬤ </text:span><text:span text:style-name="Emphasis"><text:span text:style-name="T644">V místnosti je</text:span></text:span><text:span text:style-name="Emphasis"><text:span text:style-name="T628"> tma.</text:span></text:span></text:p>
      <text:p text:style-name="P268"><text:span text:style-name="T148">♨</text:span><text:span text:style-name="T158"> </text:span><text:span text:style-name="T1722">Dusivý</text:span><text:span text:style-name="T159"> zápach </text:span><text:span text:style-name="T160">potu, moči a výkalů.</text:span></text:p>
      <text:p text:style-name="Text_20_body">Šedé gabrové stěny, vysoký strop s nízkou křížovou klenbou, známky trpasli<text:span text:style-name="T2298">cké</text:span> architektury.</text:p>
      <text:p text:style-name="Standalone_20_Property"><text:span text:style-name="T406">Obr</text:span> &gt; <text:span text:style-name="T2297">4 metry vysoký, t</text:span>lustý, smradlavý a hloupý. Bojí se magie.</text:p>
      <text:list xml:id="list224608377781073" text:continue-list="list885898288" text:style-name="L64">
        <text:list-header>
          <text:p text:style-name="P425"><text:span text:style-name="T1701">Fyzi</text:span><text:span text:style-name="T2270">čka </text:span><text:span text:style-name="Brawn_20__28_Attributes_29_"><text:span text:style-name="T2270">7</text:span></text:span><text:span text:style-name="T2270">, Finesa </text:span><text:span text:style-name="Finesse_20__28_Attributes_29_"><text:span text:style-name="T2270">3</text:span></text:span><text:span text:style-name="T2270">, Duše </text:span><text:span text:style-name="Spirit_20__28_Attributes_29_"><text:span text:style-name="T2270">4</text:span></text:span><text:span text:style-name="T2270">, Životy 17</text:span></text:p>
          <text:p text:style-name="P851"><text:span text:style-name="Unicode_20_Character"><text:span text:style-name="T978">⚔</text:span></text:span><text:span text:style-name="Unicode_20_Character"> </text:span><text:span text:style-name="T1549">Ruce</text:span><text:span text:style-name="T270">:</text:span> <text:span text:style-name="Brawn_20__28_Attributes_29_"><text:span text:style-name="T2231">7</text:span></text:span> + k6, zranění <text:span text:style-name="T1638">2</text:span></text:p>
          <text:p text:style-name="P851"><text:span text:style-name="T1638">⚔ </text:span><text:span text:style-name="T1550">Závora od brány</text:span><text:span text:style-name="T270">:</text:span> <text:span text:style-name="Brawn_20__28_Attributes_29_">7</text:span> + k6, zranění <text:span text:style-name="T2296">5</text:span></text:p>
          <text:p text:style-name="P851">🏹 <text:span text:style-name="T270">Balvan:</text:span> <text:span text:style-name="Brawn_20__28_Attributes_29_">7</text:span> + k6, zranění 4</text:p>
          <text:list text:continue-numbering="true">
            <text:list-header>
              <text:p text:style-name="P851"><text:span text:style-name="T270">Dostřel:</text:span> střední</text:p>
            </text:list-header>
          </text:list>
        </text:list-header>
      </text:list>
      <text:p text:style-name="Standalone_20_Property"><text:soft-page-break/><text:span text:style-name="T406">Zbytky a mršiny</text:span> &gt; Ohlodané kosti goblinů a čehosi s blanitými křídly <text:span text:style-name="T2299">(hraničář pozná obřího netopýra)</text:span>.</text:p>
      <text:p text:style-name="Standalone_20_Property"><text:span text:style-name="T406">Vytesaný nápis</text:span> &gt; Trpasličími runami “Zde leží bratři Bralin a Dragin, poslední bojovníci klanu Baragor.”</text:p>
      <text:p text:style-name="Standalone_20_Property"><text:span text:style-name="T406">Reliéf trpasli</text:span><text:span text:style-name="T455">cké</text:span><text:span text:style-name="T406"> tváře</text:span> &gt; Při dotyku ožije a promluví. Je to mělký otisk charakteru veselejšího z bratrů. Věděl, že dříve či pozd<text:span text:style-name="T2055">ě</text:span>ji si pro jeho bohats<text:span text:style-name="T2055">t</text:span>ví nějaký vykradač hrobek přijde a rozhodl se dát ho jen tomu, kdo si jej zaslouží. Otočí se (je na otočných dveřích), když uhodnete tři hádanky.</text:p>
      <text:list xml:id="list2126571824" text:style-name="L161">
        <text:list-item>
          <text:p text:style-name="P1005">„Kdo to dělá, nechce to, kdo to koupí, nepotřebuje to, kdo to potřebuje, neví o tom.“ (Rakev)</text:p>
        </text:list-item>
        <text:list-item>
          <text:p text:style-name="P1005">„Když se temný elf narodí, má černé tělo, černé ruce, černé nohy, černou hlavu a jaké má zuby?“</text:p>
        </text:list-item>
        <text:list-item>
          <text:p text:style-name="P1005">„Které slovo se v obecné řeči vždy píše nesprávně?“ (nesprávně)</text:p>
        </text:list-item>
      </text:list>
      <text:p text:style-name="P265"><text:span text:style-name="T160">👣</text:span><text:span text:style-name="T161">Stopy čtyřmetrového obra, </text:span><text:span text:style-name="T162">který tu bydlí</text:span><text:span text:style-name="T161">.</text:span></text:p>
      <text:p text:style-name="P199">2</text:p>
      <text:p text:style-name="P218"><text:span text:style-name="T609">⬤ </text:span><text:span text:style-name="Emphasis"><text:span text:style-name="T644">V místnosti je</text:span></text:span><text:span text:style-name="Emphasis"><text:span text:style-name="T628"> tma.</text:span></text:span></text:p>
      <text:p text:style-name="P271"><text:span text:style-name="T610">👣</text:span><text:span text:style-name="T611">Vrstva prachu na zemi je neporušená, </text:span><text:span text:style-name="T639">dlouho</text:span><text:span text:style-name="T611"> tu nikdo nebyl.</text:span></text:p>
      <text:p text:style-name="Standalone_20_Property"><text:span text:style-name="T406">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406">Šachovnice s osmi sochami korunovaných trpaslic</text:span> &gt; Pokud je hráči dokáží rozestavět, tak aby se mezi sebou neohrožoval<text:span text:style-name="T2048">y</text:span>, otevřou se dveře do 3</text:p>
      <text:p text:style-name="P199">3</text:p>
      <text:p text:style-name="P218"><text:span text:style-name="T609">⬤ </text:span><text:span text:style-name="Emphasis"><text:span text:style-name="T644">V místnosti je</text:span></text:span><text:span text:style-name="Emphasis"><text:span text:style-name="T628"> tma.</text:span></text:span></text:p>
      <text:p text:style-name="P212"><text:span text:style-name="T610">👣</text:span><text:span text:style-name="T611">Vrstva prachu na zemi je neporušená, </text:span><text:span text:style-name="T639">dlouho</text:span><text:span text:style-name="T611"> tu nikdo nebyl.</text:span></text:p>
      <text:p text:style-name="Standalone_20_Property"><text:span text:style-name="T406">Kamenný sarkofág</text:span> &gt; “Pod horou hluboce sní Bralin Baragor”, uvnitř trpasli<text:span text:style-name="T2300">cká</text:span> kostra v <text:span text:style-name="T2302">drahých,</text:span> pestrobarevných šatech, <text:span text:style-name="T2301">na kterých se podepsal zub času </text:span><text:span text:style-name="T2303">(nové by měly cenu 20 zl, </text:span><text:span text:style-name="T1640">teď už</text:span><text:span text:style-name="T2303"> pouze 5 zl)</text:span>.</text:p>
      <text:p text:style-name="P395"><text:span text:style-name="T406">Tři stojany</text:span> &gt; Kulatý štít, široký meč, těžká kuše, toulec normálních šipek, toulec stříbrných šipek <text:span text:style-name="T2283">(prodej 1 zl)</text:span>, toulec ohnivých šipek <text:span text:style-name="T2283">(</text:span><text:span text:style-name="T2286">1</text:span><text:span text:style-name="T2283">2 kusů, prodej </text:span><text:span text:style-name="T2284">5 st za každou</text:span><text:span text:style-name="T2283">)</text:span>, toulec otrávených šipek <text:span text:style-name="T2286">(12 kusů, prodej 1 zl za každou)</text:span>, tři výbušné šipky <text:span text:style-name="T2285">(prodej 5 st za každou)</text:span>, těžký plášť, dvoje boty, velká kožená krosna, standarta klanu Baragor.</text:p>
      <text:list xml:id="list4212031324" text:style-name="L162">
        <text:list-item>
          <text:p text:style-name="P671">Otrávené šipky do kuše</text:p>
        </text:list-item>
      </text:list>
      <text:list xml:id="list786749959" text:style-name="L163">
        <text:list-header>
          <text:p text:style-name="P1006">☠ Jed ze zmije: 10 + k6 <text:span text:style-name="Poison_20__28_Damage_20_Types_29_">jedem</text:span> proti <text:span text:style-name="Brawn_20__28_Attributes_29_">Fyzičce<text:line-break/></text:span><text:span text:style-name="T270">Latence:</text:span> 5 minut<text:line-break/><text:span text:style-name="T270">Příznaky:</text:span> Intenzivní bolest v ráně, otok, brnění, zanícení kůže a citlivost na dotyk, potíže s dýcháním. Později otok a modřiny po celé končetině.</text:p>
        </text:list-header>
        <text:list-item>
          <text:p text:style-name="P519">Ohnivé šipky do kuše</text:p>
          <text:p text:style-name="P580"><text:span text:style-name="T2282">Zranění 1</text:span>, ale další 3 kola zraňuj<text:span text:style-name="T2282">í</text:span> za 3kz <text:span text:style-name="Fire_20__28_Damage_20_Types_29_">ohněm</text:span> (odečítá se Zbroj)</text:p>
        </text:list-item>
        <text:list-item>
          <text:p text:style-name="P672"><text:soft-page-break/>Výbušné šipky do kuše</text:p>
          <text:p text:style-name="P580"><text:span text:style-name="T1511">Zranění 2</text:span><text:span text:style-name="T397">, ale přidá 4kz </text:span><text:span text:style-name="Crush_20__28_Damage_20_Types_29_"><text:span text:style-name="T397">drtivého</text:span></text:span><text:span text:style-name="T397"> zranění</text:span></text:p>
        </text:list-item>
      </text:list>
      <text:p text:style-name="Standalone_20_Property"><text:span text:style-name="T406">Tři truhlice</text:span> &gt; <text:span text:style-name="T2056">2</text:span>5 zlatých, <text:span text:style-name="T2056">4</text:span>5 stříbrných, 123 měděných, dlouhá mírová dýmka, krabička tabáku (5 použití, evokuje důvěřivost a přátelskou atmosféru), <text:span text:style-name="T295">lektvar regenerace</text:span><text:span text:style-name="T2077"> (karta)</text:span> a mnoho bezcenných memorabilií.</text:p>
      <text:p text:style-name="P199">4</text:p>
      <text:p text:style-name="P218"><text:span text:style-name="T609">⬤ </text:span><text:span text:style-name="Emphasis"><text:span text:style-name="T644">V místnosti je</text:span></text:span><text:span text:style-name="Emphasis"><text:span text:style-name="T628"> tma.</text:span></text:span></text:p>
      <text:p text:style-name="P214"><text:span text:style-name="T624">♨</text:span><text:span text:style-name="T612"> </text:span><text:span text:style-name="T613">Čpavý zápach zvířecího trusu (netopýřího).<text:line-break/><text:tab/></text:span><text:span text:style-name="T614">Netopýří pach.</text:span></text:p>
      <text:p text:style-name="Standalone_20_Property"><text:span text:style-name="T406">Podél stěn stojící sarkofágy</text:span> &gt; Spolubojovníci, panoši a služebnictvo <text:span text:style-name="T2287">(všechno trpaslíci)</text:span>.</text:p>
      <text:list xml:id="list2290400200" text:style-name="L164">
        <text:list-item>
          <text:p text:style-name="P1009">Dva ze sarkofágů jsou pootevřené (schovávají se v nich netopýří bestie). Kdyby došlo k boji, tak viz 6.</text:p>
          <text:p text:style-name="P1008"><text:span text:style-name="T160">👣 </text:span><text:span text:style-name="T165">Na zemi před nimi je větší množství bílého trusu.<text:line-break/></text:span><text:span text:style-name="T605">♨</text:span><text:span text:style-name="T612"> </text:span><text:span text:style-name="T615">• Je </text:span><text:span text:style-name="T640">na nich</text:span><text:span text:style-name="T615"> netopýří pach.</text:span></text:p>
        </text:list-item>
        <text:list-item>
          <text:p text:style-name="P1007"><text:span text:style-name="T2305">C</text:span><text:span text:style-name="T2304">elkem 16 sarkofágů, z toho 4 spolubojovníci v plné výzbroji (kladiva, sekery, těžké zbroje), 2 panoši (jednoruční palice, lehké zbroje), 10 členů služebnictva. </text:span><text:span text:style-name="T2306">Všechny šaty už jsou rozpadlé a nepoužitelné, zbroje potřebují opravit (vyměnit řemeny a podšívku), zbraně jsou </text:span><text:span text:style-name="T2307">d</text:span><text:span text:style-name="T2308">ůkladně</text:span><text:span text:style-name="T2307"> naolejované a</text:span><text:span text:style-name="T2306"> funkční.</text:span></text:p>
        </text:list-item>
      </text:list>
      <text:p text:style-name="P396"><text:span text:style-name="T406">Hromada bílého trusu</text:span> &gt; Hraničář <text:span text:style-name="T1639">pozná, že patří obřím netopýrům</text:span>.</text:p>
      <text:p text:style-name="P272"><text:soft-page-break/><text:span text:style-name="T160">👣</text:span><text:span text:style-name="T163">Bílý </text:span><text:span text:style-name="T164">t</text:span><text:span text:style-name="T163">rus </text:span><text:span text:style-name="T166">(od obřích netopýrů)</text:span><text:span text:style-name="T163"> je po celé místnosti, zejména u dvou ze sarkofágů.</text:span></text:p>
      <text:p text:style-name="P397">5</text:p>
      <text:p text:style-name="P218"><text:span text:style-name="T609">⬤ </text:span><text:span text:style-name="Emphasis"><text:span text:style-name="T644">V místnosti je</text:span></text:span><text:span text:style-name="Emphasis"><text:span text:style-name="T628"> tma.</text:span></text:span></text:p>
      <text:p text:style-name="P215"><text:span text:style-name="T612">♨ </text:span><text:span text:style-name="T616">Slabý netopýří pach.</text:span></text:p>
      <text:p text:style-name="P273"><text:span text:style-name="T610">👣 </text:span><text:span text:style-name="T617">Na zemi je </text:span><text:span text:style-name="T641">trocha</text:span><text:span text:style-name="T617"> bílého trusu </text:span><text:span text:style-name="T618">(od obřích netopýrů)</text:span><text:span text:style-name="T617">.</text:span></text:p>
      <text:p text:style-name="Standalone_20_Property"><text:span text:style-name="T406">Runová kovadlina</text:span> &gt; Pokud tu bude kovat zbraň skutečný kovář, vstoupí do ní jedna z trpasličích duší v (4.)</text:p>
      <text:list xml:id="list1556332011" text:style-name="L165">
        <text:list-item>
          <text:p text:style-name="P1010">Hrot zbraně se vždy stáčí k největšímu množství zlata v okolí</text:p>
        </text:list-item>
        <text:list-item>
          <text:p text:style-name="P1010">Zbraň zraňuje elfy více než ostatní a září v jejich přítomnosti</text:p>
        </text:list-item>
        <text:list-item>
          <text:p text:style-name="P1010">Zbraň zraňuje gobliny více než ostatní a září v jejich přítomnosti</text:p>
        </text:list-item>
        <text:list-item>
          <text:p text:style-name="P1010">Údery této zbraně jsou nadpřirozeně silné</text:p>
        </text:list-item>
        <text:list-item>
          <text:p text:style-name="P1010">Zbraň zradí kohokoli, kdo se o ni nebude dobře starat, a házej znovu</text:p>
        </text:list-item>
        <text:list-item>
          <text:p text:style-name="P1010">Zbraň každý den absorbuje od svého majitele jeden zlaťák a házej znovu</text:p>
        </text:list-item>
      </text:list>
      <text:p text:style-name="P376">Kovářská výheň a nádrž na schlazování</text:p>
      <text:p text:style-name="Standalone_20_Property"><text:span text:style-name="T406">Nízký stůl s nářadím</text:span> &gt; Kladiva, kleště, kovářský nůž, svěrák, ocelové pruty</text:p>
      <text:p text:style-name="P394"><text:soft-page-break/><text:span text:style-name="T454">V místnosti se zjeví duch trpaslického kováře a řekne: </text:span><text:span text:style-name="T503">„Jen skutečný mistr kovářského řemesla dokáže </text:span><text:span text:style-name="T1721">přivolat</text:span><text:span text:style-name="T503"> kouzlo této kovadliny.“</text:span></text:p>
      <text:p text:style-name="Standalone_20_Property"><text:span text:style-name="T406">Kulatý poklop na ventilaci</text:span> &gt; Sahá vysoko do skal. Průvan při otevření sfoukne všechny otevřené ohně, krom<text:span text:style-name="T2309">ě</text:span> pořádně rozpálené výhně.</text:p>
      <text:p text:style-name="P199">6</text:p>
      <text:p text:style-name="P218"><text:span text:style-name="T609">⬤ </text:span><text:span text:style-name="Emphasis"><text:span text:style-name="T644">V místnosti je</text:span></text:span><text:span text:style-name="Emphasis"><text:span text:style-name="T628"> tma.</text:span></text:span></text:p>
      <text:p text:style-name="P213"><text:span text:style-name="T624">♨</text:span><text:span text:style-name="T612"> </text:span><text:span text:style-name="T613">Čpavý zápach zvířecího trusu (netopýřího).<text:line-break/><text:tab/></text:span><text:span text:style-name="T614">Netopýří pach.</text:span></text:p>
      <text:p text:style-name="P201"><text:span text:style-name="T620">🔊</text:span><text:span text:style-name="T621">Kroll slyší ultrazvukové netopýří signály.</text:span></text:p>
      <text:p text:style-name="P242">Na zemi je vrstva bílého trusu.</text:p>
      <text:p text:style-name="Standalone_20_Property"><text:span text:style-name="T406">Trojice netopýřích bestií</text:span> &gt; V případě odhalení jejich druhů v 4, nebo když se někdo přiblíží na dohled, otevřou ventilaci, aby zhasli všechny pochodně, a s paralyzujícím křikem se vrhnou do boje.</text:p>
      <text:list xml:id="list1199028747" text:style-name="L166">
        <text:list-header>
          <text:p text:style-name="P594">Netopýří bestie</text:p>
          <text:p text:style-name="P623">(Jako obří netopýr, ale inteligentní)</text:p>
          <text:p text:style-name="P1011">Fyzička <text:span text:style-name="Brawn_20__28_Attributes_29_">2</text:span>, Finesa <text:span text:style-name="Finesse_20__28_Attributes_29_">3</text:span>, Duše <text:span text:style-name="Spirit_20__28_Attributes_29_"><text:span text:style-name="T2289">4</text:span></text:span>, Životy 7</text:p>
          <text:p text:style-name="P1011">⚔ Zuby: <text:span text:style-name="Finesse_20__28_Attributes_29_">3</text:span> + k6, zranění 1</text:p>
        </text:list-header>
        <text:list-item>
          <text:p text:style-name="P1012"><text:soft-page-break/><text:span text:style-name="T318">Paralyzující křik: </text:span><text:span text:style-name="Spirit_20__28_Attributes_29_"><text:span text:style-name="T2292">4</text:span></text:span><text:span text:style-name="T2310"> + k6 proti </text:span><text:span text:style-name="Spirit_20__28_Attributes_29_"><text:span text:style-name="T2290">Duši<text:line-break/></text:span></text:span><text:span text:style-name="Success_20_Bullet"><text:span text:style-name="T2312">•</text:span></text:span><text:span text:style-name="Invisible_20_Success_20_Bullet"><text:span text:style-name="T2312"><text:tab/></text:span></text:span><text:span text:style-name="T2310">zpomalení<text:line-break/></text:span><text:span text:style-name="Success_20_Bullet"><text:span text:style-name="T2311">• •<text:tab/></text:span></text:span><text:span text:style-name="Success_20_Bullet"><text:span text:style-name="T1641">částečné znehybnění (nevýhoda)</text:span></text:span><text:line-break/><text:span text:style-name="Success_20_Bullet"><text:span text:style-name="T2312">• • •<text:tab/></text:span></text:span><text:span text:style-name="Success_20_Bullet"><text:span text:style-name="T2313">k</text:span></text:span><text:span text:style-name="T2310">ompletní znehybnění<text:line-break/></text:span><text:span text:style-name="T319">Dosah:</text:span><text:span text:style-name="T2314"> krátký</text:span></text:p>
        </text:list-item>
        <text:list-item>
          <text:p text:style-name="P1011"><text:span text:style-name="T270">Slabiny:</text:span> Netopýři se bojí ohně, postava s pochodní si je dokáže udržet od těla.</text:p>
        </text:list-item>
      </text:list>
      <text:p text:style-name="Standard"/>
      <text:p text:style-name="P376">Stůl s policí na balzamovací pomůcky</text:p>
      <text:p text:style-name="Standalone_20_Property"><text:span text:style-name="T406">Hromada kostí</text:span> &gt; <text:span text:style-name="T2288">Patří g</text:span>oblin<text:span text:style-name="T2288">ům</text:span> a různ<text:span text:style-name="T2288">ým</text:span> horsk<text:span text:style-name="T2288">ým</text:span> zvířat<text:span text:style-name="T2288">ům.</text:span></text:p>
      <text:p text:style-name="Standalone_20_Property"><text:span text:style-name="T406">Kulatý poklop na ventilaci</text:span> &gt; Sahá vysoko do skal. Průvan při otevření sfoukne všechny otevřené ohně.</text:p>
      <text:p text:style-name="P199">7</text:p>
      <text:p text:style-name="P218"><text:span text:style-name="T609">⬤ </text:span><text:span text:style-name="Emphasis"><text:span text:style-name="T644">V místnosti je</text:span></text:span><text:span text:style-name="Emphasis"><text:span text:style-name="T628"> tma.</text:span></text:span></text:p>
      <text:p text:style-name="P216"><text:span text:style-name="T612">♨ </text:span><text:span text:style-name="T616">Slabý netopýří pach.</text:span></text:p>
      <text:p text:style-name="P216"><text:span text:style-name="T610">👣 </text:span><text:span text:style-name="T617">Na zemi je </text:span><text:span text:style-name="T641">trocha</text:span><text:span text:style-name="T617"> bílého trusu </text:span><text:span text:style-name="T618">(od obřích netopýrů)</text:span><text:span text:style-name="T617">.</text:span></text:p>
      <text:p text:style-name="P376">Neopracovaný blok kamene</text:p>
      <text:p text:style-name="P376">Zpola dokončená socha trpaslíka</text:p>
      <text:p text:style-name="P376">Kladivo a sada majzlíků</text:p>
      <text:p text:style-name="P199">8</text:p>
      <text:p text:style-name="P218"><text:span text:style-name="T609">⬤ </text:span><text:span text:style-name="Emphasis"><text:span text:style-name="T644">V místnosti je</text:span></text:span><text:span text:style-name="Emphasis"><text:span text:style-name="T628"> tma.</text:span></text:span></text:p>
      <text:p text:style-name="P81"><text:soft-page-break/>Odsud dál jsou šedé stěny protkané černými žilami <text:span text:style-name="T560">&gt; </text:span><text:span text:style-name="T561">Znalec hornictv</text:span><text:span text:style-name="T254">í nebo geologie (Učenost </text:span><text:span text:style-name="T255">nebo příslušné řemeslo</text:span><text:span text:style-name="T254">) pozná, že </text:span><text:span text:style-name="T256">nejsou přirozené – vypadá to, že něco prorostlo skrz přirozené pukliny ve skále </text:span><text:span text:style-name="T257">(ve skutečnosti je to tělo uvězněného démona, viz 12)</text:span><text:span text:style-name="T256">.</text:span></text:p>
      <text:p text:style-name="Standalone_20_Property"><text:span text:style-name="T406">Polovina chodby oddělená dveřmi s nápisem</text:span> &gt; “Pod horou bdí Dragin Baragor, stře<text:span text:style-name="T2057">z</text:span> se jeho bezesného odhodlání.”</text:p>
      <text:p text:style-name="Standalone_20_Property"><text:span text:style-name="T406">Rozleptaná mrtvola </text:span><text:span text:style-name="T1710">goblina</text:span> &gt; Na podlaze přesně ve středu křižovatky je nášlapné tlačítko; při zmáčknutí se otevře jedna z dlaždic ve slepé uličce a vypustí do chodby mlžný kužel ž<text:span text:style-name="T2049">í</text:span>raviny.</text:p>
      <text:list xml:id="list224609717339149" text:continue-list="list224608377781073" text:style-name="L64">
        <text:list-header>
          <text:p text:style-name="P855">🏹 <text:span text:style-name="T1551">Kužel žíraviny</text:span><text:span text:style-name="T270">:</text:span> <text:span text:style-name="T2315">8 </text:span>+ k6 <text:span text:style-name="T2315">proti Finese</text:span>, zranění <text:span text:style-name="T2315">4</text:span><text:span text:style-name="T1642">kz </text:span><text:span text:style-name="Corrosive_20__28_Damage_20_Types_29_">žíravinou</text:span></text:p>
        </text:list-header>
      </text:list>
      <text:p text:style-name="P199">9</text:p>
      <text:p text:style-name="P218"><text:span text:style-name="T609">⬤ </text:span><text:span text:style-name="Emphasis"><text:span text:style-name="T644">V místnosti je</text:span></text:span><text:span text:style-name="Emphasis"><text:span text:style-name="T628"> tma.</text:span></text:span></text:p>
      <text:p text:style-name="P217"><text:span text:style-name="T610">👣</text:span><text:span text:style-name="T611">Vrstva prachu na zemi je neporušená, </text:span><text:span text:style-name="T639">dlouho</text:span><text:span text:style-name="T611"> tu nikdo nebyl.</text:span></text:p>
      <text:p text:style-name="P376">Stěny obložené štíty, kyrysy a zbraněmi všemožných tvarů a původů</text:p>
      <text:p text:style-name="Standalone_20_Property"><text:span text:style-name="T406">Na piedestalu leží </text:span><text:span text:style-name="T1711">velká otevřená kniha</text:span> &gt; <text:span text:style-name="T2316">Je to Kniha zášti.</text:span> Do takových knih <text:span text:style-name="T2316">trpaslíci</text:span> zapisují křivdy, aby se na ně nikdy nezapom<text:span text:style-name="T2057">n</text:span>ělo. Tahle má všechn<text:span text:style-name="T2316">a</text:span> jména přeškrtnutá. Zbylo jen Zalezar.</text:p>
      <text:h text:style-name="P445" text:outline-level="3">10</text:h>
      <text:p text:style-name="P218"><text:span text:style-name="T609">⬤ </text:span><text:span text:style-name="Emphasis"><text:span text:style-name="T644">V místnosti je</text:span></text:span><text:span text:style-name="Emphasis"><text:span text:style-name="T628"> tma.</text:span></text:span></text:p>
      <text:p text:style-name="P274"><text:span text:style-name="T612">♨ </text:span><text:span text:style-name="T642">Silný mrtvolný zápach</text:span><text:span text:style-name="T619">.</text:span></text:p>
      <text:p text:style-name="P267"><text:soft-page-break/><text:span text:style-name="T620">🔊</text:span><text:span text:style-name="T623">Z díry se ozývá h</text:span><text:span text:style-name="T622">ladové mručení.</text:span></text:p>
      <text:p text:style-name="P202"><text:span text:style-name="T610">👣</text:span><text:span text:style-name="T611">Vrstva prachu na zemi je neporušená, </text:span><text:span text:style-name="T639">dlouho</text:span><text:span text:style-name="T611"> tu nikdo nebyl.</text:span></text:p>
      <text:p text:style-name="P398"><text:span text:style-name="T406">Tři metry hluboká díra plná zombií</text:span> <text:span text:style-name="T562">&gt; </text:span><text:span text:style-name="T563">V jižní straně jámy je </text:span><text:span text:style-name="T1643">kruhový</text:span><text:span text:style-name="T563"> otvor – ústí</text:span><text:span text:style-name="T258"> </text:span><text:span text:style-name="T259">perfektně</text:span><text:span text:style-name="T258"> </text:span><text:span text:style-name="T563">hladké </text:span><text:span text:style-name="T1643">skluzavky</text:span><text:span text:style-name="T563">, kter</text:span><text:span text:style-name="T259">á</text:span><text:span text:style-name="T563"> </text:span><text:span text:style-name="T564">sem</text:span><text:span text:style-name="T563"> vede od propadla v místnosti 12.</text:span></text:p>
      <text:list xml:id="list229903315" text:style-name="L167">
        <text:list-header>
          <text:p text:style-name="P673">12 Zombií</text:p>
          <text:p text:style-name="P1013">Fyzička <text:span text:style-name="Brawn_20__28_Attributes_29_">3</text:span>, Finesa <text:span text:style-name="Finesse_20__28_Attributes_29_">1</text:span>, Duše <text:span text:style-name="Spirit_20__28_Attributes_29_">–</text:span>, Životy 13</text:p>
          <text:p text:style-name="P1013">⚔ Zuby a pařáty: <text:span text:style-name="Brawn_20__28_Attributes_29_">3</text:span> + k6, zranění 0</text:p>
          <text:p text:style-name="P1013"><text:span text:style-name="T270">Léčení:</text:span> Zombie se léčí požíráním čerstvého masa, mozku nebo vnitřností. Každou minutu krmení si vyléčí jeden život.</text:p>
        </text:list-header>
      </text:list>
      <text:p text:style-name="Standard"/>
      <text:p text:style-name="P373">Na stopě je spára kolem bloku kamene, který se dá spustit jako most.</text:p>
      <text:p text:style-name="Standalone_20_Property"><text:span text:style-name="T2043">Na stěně lze nahmatat tenká </text:span><text:span text:style-name="T2044">obdélníková</text:span><text:span text:style-name="T2043"> spára a vydloubnout blok kamene</text:span> &gt; Za ním se schovává řet<text:span text:style-name="T2058">ě</text:span>z, jímž lze spustit ze stropu tajný, vratký most.</text:p>
      <text:p text:style-name="P199">11</text:p>
      <text:p text:style-name="P218"><text:span text:style-name="T609">⬤ </text:span><text:span text:style-name="Emphasis"><text:span text:style-name="T644">V místnosti je</text:span></text:span><text:span text:style-name="Emphasis"><text:span text:style-name="T628"> tma.</text:span></text:span></text:p>
      <text:p text:style-name="P203"><text:span text:style-name="T610">👣</text:span><text:span text:style-name="T611">Vrstva prachu na zemi je neporušená, </text:span><text:span text:style-name="T639">dlouho</text:span><text:span text:style-name="T611"> tu nikdo nebyl.</text:span></text:p>
      <text:p text:style-name="P376">Socha plačící trpaslice</text:p>
      <text:p text:style-name="Standalone_20_Property"><text:soft-page-break/><text:span text:style-name="T1712">Okovy</text:span><text:span text:style-name="T406"> spoutaný nemrtvý trpaslík</text:span> &gt; Žádné oči ani jazyk, všechny orgány vyjmuté, maso vyschlé <text:span text:style-name="T2317">a ztvrdlé</text:span> jako pevná zbroj. Vstoupí-li někdo do jeho komnaty, během několika okamžiků přetrhá řetězy a zaútočí.</text:p>
      <text:list xml:id="list879228994" text:style-name="L168">
        <text:list-header>
          <text:p text:style-name="P674">Nemrtvý trpaslí<text:span text:style-name="T2318">k</text:span></text:p>
          <text:p text:style-name="P1014">Fyzička <text:span text:style-name="Brawn_20__28_Attributes_29_"><text:span text:style-name="T2232">6</text:span></text:span>, Finesa <text:span text:style-name="Finesse_20__28_Attributes_29_">3</text:span>, Duše <text:span text:style-name="Spirit_20__28_Attributes_29_"><text:span text:style-name="T2293">4</text:span></text:span>, Životy 15</text:p>
          <text:p text:style-name="P675">Zbroj:<text:span text:style-name="T348"> 1</text:span></text:p>
          <text:p text:style-name="P1014">⚔ Zuby a pařáty: <text:span text:style-name="Brawn_20__28_Attributes_29_">5</text:span> + k6, zranění 2</text:p>
          <text:p text:style-name="P1014"><text:span text:style-name="T270">Schopnosti:</text:span> <text:span text:style-name="T2319">n</text:span>adlidská síla</text:p>
        </text:list-header>
      </text:list>
      <text:p text:style-name="P199">12</text:p>
      <text:p text:style-name="P218"><text:span text:style-name="T609">⬤ </text:span><text:span text:style-name="Emphasis"><text:span text:style-name="T644">V místnosti je</text:span></text:span><text:span text:style-name="Emphasis"><text:span text:style-name="T628"> tma.</text:span></text:span></text:p>
      <text:p text:style-name="P204"><text:span text:style-name="T610">👣</text:span><text:span text:style-name="T611">Vrstva prachu na zemi je neporušená, </text:span><text:span text:style-name="T639">dlouho</text:span><text:span text:style-name="T611"> tu nikdo nebyl.</text:span></text:p>
      <text:p text:style-name="Standalone_20_Property"><text:span text:style-name="T406">Socha Dragina držící zářící sekeru</text:span><text:span text:style-name="T462"> </text:span><text:span text:style-name="T504">(karta </text:span><text:span text:style-name="T341">Lovec démonů</text:span><text:span text:style-name="T504">)</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43">Utajené propadliště</text:span> &gt; Přesně před trpaslíkem. <text:span text:style-name="T2321">Sklopí se, když na něj někdo vstoupí.</text:span> Vede do <text:span text:style-name="T2320">kluzkého, svažitého</text:span> tunelu <text:span text:style-name="T2322">s kruhovým průřezem</text:span>, který se táhne až do díry v 10.</text:p>
      <text:p text:style-name="Standalone_20_Property"><text:span text:style-name="T406">4 kanopy</text:span> &gt; Překrásné, porcelánové, dekorované zlatem a drahokamy (cena 4x50 zlaťáků<text:span text:style-name="T775">)</text:span></text:p>
      <text:h text:style-name="Heading_20_2" text:outline-level="2"><text:bookmark-start text:name="__RefHeading___Toc22774_41530725"/><text:soft-page-break/>Wedel<text:bookmark-end text:name="__RefHeading___Toc22774_41530725"/></text:h>
      <text:p text:style-name="P64">Vysoká palisáda skrývá krásné roubené měst<text:span text:style-name="T1822">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54">Amara</text:span></text:h>
      <text:p text:style-name="P151">Pohledná mladá žena s havraními vlasy a exotickou vizáží.</text:p>
      <text:p text:style-name="P151">Věštby pro hráčské postavy:</text:p>
      <text:list xml:id="list4141699454" text:style-name="L169">
        <text:list-item>
          <text:p text:style-name="P1016">"Ne vše, co zabiješ, bude skutečně mrtvé."</text:p>
        </text:list-item>
        <text:list-item>
          <text:p text:style-name="P1016">"V bazénu plném krve na tebe číhá smrt."</text:p>
        </text:list-item>
        <text:list-item>
          <text:p text:style-name="P1017"><text:span text:style-name="T813">„</text:span><text:span text:style-name="T814">Hlas v lese není, co se zdá.“</text:span></text:p>
        </text:list-item>
        <text:list-item>
          <text:p text:style-name="P1018"><text:span text:style-name="T814">„</text:span><text:span text:style-name="T815">Po návštěvě skalní chrámu vysoko v horách se ti </text:span><text:span text:style-name="T816">stane</text:span><text:span text:style-name="T815"> to, po čem nejvíce toužíš, i to, čeho se nejvíc obáváš.“</text:span></text:p>
        </text:list-item>
      </text:list>
      <text:h text:style-name="Heading_20_5" text:outline-level="5">Starosta <text:span text:style-name="T1953">Vikuk</text:span></text:h>
      <text:list xml:id="list3185285203" text:style-name="L170">
        <text:list-item>
          <text:p text:style-name="P1020">Hubený hobit ve středních letech s jizvou na čele.</text:p>
        </text:list-item>
        <text:list-item>
          <text:p text:style-name="P1021">Nabízí odměnu (<text:span text:style-name="T1959">1</text:span>5 zl) za likvidaci lesní nestvůry (obří mluvící pavouk).</text:p>
          <text:p text:style-name="P1019"><text:span text:style-name="T2134">„Buďte ale opatrní – už jsem tam poslal dvě skupiny a </text:span><text:span text:style-name="T1600">a</text:span><text:span text:style-name="T1601">ni jedna</text:span><text:span text:style-name="T2134"> se nevrátila.“</text:span></text:p>
        </text:list-item>
      </text:list>
      <text:h text:style-name="Heading_20_2" text:outline-level="2"><text:bookmark-start text:name="__RefHeading___Toc22776_41530725"/><text:soft-page-break/>Zbojnický tábor<text:bookmark-end text:name="__RefHeading___Toc22776_41530725"/></text:h>
      <text:p text:style-name="P64"><text:span text:style-name="T1955">Chudí</text:span> havíři bez domova, více pytláci než zbojníci. Postavili si několik skromných stavení v korunách stromů a živí se lovem, kradením a při výpravách do města i žebráním. Když mohou, tak podporují Dima Trata.</text:p>
      <text:list xml:id="list224610096169196" text:continue-list="list224607816106194" text:style-name="L20">
        <text:list-header>
          <text:p text:style-name="P625">Havíř</text:p>
          <text:p text:style-name="P536"><text:span text:style-name="T2">F</text:span><text:span text:style-name="T3">yzička </text:span><text:span text:style-name="T41">3</text:span><text:span text:style-name="T3">, Finesa </text:span><text:span text:style-name="T41">2</text:span><text:span text:style-name="T3">, Duše </text:span><text:span text:style-name="T40">1</text:span><text:span text:style-name="T1160">, </text:span><text:span text:style-name="T1161">Ž</text:span><text:span text:style-name="T1158">ivot</text:span><text:span text:style-name="T1161">y </text:span><text:span text:style-name="T1197">9</text:span></text:p>
          <text:p text:style-name="P536"><text:span text:style-name="T817">⚔ </text:span><text:span text:style-name="T282">K</text:span><text:span text:style-name="T281">rumpáč:</text:span><text:span text:style-name="T1965"> <text:s/>3 + k6, zranění 2</text:span></text:p>
          <text:p text:style-name="P536"><text:span text:style-name="T817">⚔ </text:span><text:span text:style-name="T282">Motyka</text:span><text:span text:style-name="T281">:</text:span><text:span text:style-name="T373"> <text:s/>3 + k6, zranění 2</text:span></text:p>
        </text:list-header>
      </text:list>
      <text:list xml:id="list1116344738" text:style-name="L171">
        <text:list-item>
          <text:p text:style-name="P747">Při prvních ztrátách se pokusí utéct nebo vzdát.</text:p>
        </text:list-item>
      </text:list>
      <text:h text:style-name="P434" text:outline-level="2"><text:bookmark-start text:name="__RefHeading___Toc22778_41530725"/>Ziggurat<text:bookmark-end text:name="__RefHeading___Toc22778_41530725"/></text:h>
      <text:p text:style-name="P83"><text:span text:style-name="Emphasis"><text:span text:style-name="T655">Zdroj moci dračího kultu. Ještěrci před pyramidou táboří celé dny, jen aby mohli spatřit velekněze a dračí dceru. Právě sem v posledních měsících mizí unesení Sumpští rybáři.</text:span></text:span></text:p>
      <text:p text:style-name="P222">Tábor ještěrců</text:p>
      <text:p text:style-name="Standalone_20_Property"><text:span text:style-name="T460">Trochu stranou n</text:span><text:span text:style-name="T406">a </text:span><text:span text:style-name="T459">z</text:span><text:span text:style-name="T1713">ápadní</text:span><text:span text:style-name="T406"> straně tábora je odpadní jáma</text:span> <text:span text:style-name="T567">&gt; </text:span><text:span text:style-name="T261">Ve skutečnosti je to podzemní tunel vyhrabaný obřími mravenci. Vede do 18.</text:span></text:p>
      <text:list xml:id="list779730722" text:style-name="L172">
        <text:list-header>
          <text:p text:style-name="P1022"><text:span text:style-name="Emphasis"><text:span text:style-name="T812">♨</text:span></text:span><text:span text:style-name="Emphasis"><text:span text:style-name="T628"> </text:span></text:span><text:span text:style-name="Emphasis"><text:span text:style-name="T631">Z jámy je cítit s</text:span></text:span><text:span text:style-name="Emphasis"><text:span text:style-name="T635">iln</text:span></text:span><text:span text:style-name="Emphasis"><text:span text:style-name="T630">ý</text:span></text:span><text:span text:style-name="Emphasis"><text:span text:style-name="T635"> </text:span></text:span><text:span text:style-name="Emphasis"><text:span text:style-name="T649">z</text:span></text:span><text:span text:style-name="Emphasis"><text:span text:style-name="T629">ápach odpadků a výkalů</text:span></text:span><text:span text:style-name="Emphasis"><text:span text:style-name="T628"><text:line-break/></text:span></text:span><text:span text:style-name="Emphasis"><text:span text:style-name="T633"> <text:s text:c="4"/></text:span></text:span><text:span text:style-name="Emphasis"><text:span text:style-name="T648">a</text:span></text:span><text:span text:style-name="Emphasis"><text:span text:style-name="T634"> s</text:span></text:span><text:span text:style-name="Emphasis"><text:span text:style-name="T632">labý m</text:span></text:span><text:span text:style-name="T270">ravenčí pach</text:span></text:p>
        </text:list-header>
      </text:list>
      <text:p text:style-name="Standalone_20_Property"><text:soft-page-break/><text:span text:style-name="T2276">Klece se z</text:span><text:span text:style-name="T2277">ajatci</text:span><text:span text:style-name="T2280"> </text:span><text:span text:style-name="T2278">&gt; </text:span><text:span text:style-name="T2279">Byteln</text:span><text:span text:style-name="T2281">é dřevěné klece, </text:span><text:span text:style-name="T2279">uvnit</text:span><text:span text:style-name="T2281">ř je 5 mužů, 3 ženy, 2 hobiti, 3 kudůčky, 1 trpaslík, 1 elfka. </text:span><text:span text:style-name="T1740">Většina jsou</text:span><text:span text:style-name="T2281"> rybáři a sběrači hub ze Sumpu, <text:s/>trpaslík je kovářský učeň z Trossu, elfka je z potulné skupiny bardů (zpívala a hrála na loutnu).</text:span></text:p>
      <text:p text:style-name="Standalone_20_Property"><text:span text:style-name="T1768">Ještěří stráže</text:span><text:span text:style-name="T1763"> </text:span><text:span text:style-name="T1771">&gt; </text:span><text:span text:style-name="T1764">Klece stráží 8 ještěrců s kopím. </text:span><text:span text:style-name="T1765">Další dvě dvojice obchází tábor. 10 ještěrců spí nebo odpočívá uprostřed tábora</text:span><text:span text:style-name="T1764">.</text:span></text:p>
      <text:list xml:id="list1807737834" text:style-name="L173">
        <text:list-header>
          <text:p text:style-name="P677">Ještěrec <text:span text:style-name="T2375">s kopím</text:span></text:p>
          <text:p text:style-name="P1024">Fyzička <text:span text:style-name="Brawn_20__28_Attributes_29_">3</text:span>, Finesa <text:span text:style-name="Finesse_20__28_Attributes_29_">4</text:span>, Duše <text:span text:style-name="Spirit_20__28_Attributes_29_">2</text:span>, Životy 9</text:p>
          <text:p text:style-name="P1024"><text:span text:style-name="T270">Zbroj:</text:span> 1</text:p>
          <text:p text:style-name="P1024"><text:span text:style-name="T1766">⚔ </text:span><text:span text:style-name="T1767">Kopí</text:span><text:span text:style-name="T1766">: </text:span><text:span text:style-name="Finesse_20__28_Attributes_29_"><text:span text:style-name="T2366">4</text:span></text:span><text:span text:style-name="T1766"> + k6, zranění </text:span><text:span text:style-name="T1763">2</text:span></text:p>
        </text:list-header>
      </text:list>
      <text:p text:style-name="Standalone_20_Property"><text:span text:style-name="T406">Stany pro dobrovolníky</text:span> <text:span text:style-name="T568">&gt; </text:span><text:span text:style-name="T263">3 muži, 4 ženy, 2 hobiti, 3 hobitky, 1 kudůk, 5 trpaslíků, 3 elfové, 2 elfky. Všechno chudí lidé z Trossu a okolí, kteří se </text:span><text:span text:style-name="T1678">zkonvertovat od maskovaných</text:span><text:span text:style-name="T263"> ještěřích kněží. </text:span><text:span text:style-name="T264">Dobrovolně zde pracují (vaří, uklízí, posluhují ještěrcům) a čekají na své obřadní přijetí v zigguratu.</text:span></text:p>
      <text:p text:style-name="P278"><text:span text:style-name="T150">Táboru velí trojice ještěřích kněží</text:span><text:span text:style-name="T265"> </text:span><text:span text:style-name="T569">&gt; </text:span><text:span text:style-name="T266">Na sobě mají obřadní roucha, u pasu vždy dva zahnuté nože.</text:span></text:p>
      <text:list xml:id="list224609526277895" text:continue-numbering="true" text:style-name="L173">
        <text:list-header>
          <text:p text:style-name="P1025"><text:span text:style-name="T270">Ještě</text:span><text:span text:style-name="T331">ří kněz</text:span></text:p>
          <text:p text:style-name="P1025">Fyzička <text:span text:style-name="Brawn_20__28_Attributes_29_">3</text:span>, Finesa <text:span text:style-name="Finesse_20__28_Attributes_29_">4</text:span>, Duše <text:span text:style-name="Spirit_20__28_Attributes_29_"><text:span text:style-name="T2295">4</text:span></text:span>, Životy 9</text:p>
          <text:p text:style-name="P1025"><text:span text:style-name="T270">Zbroj:</text:span> 1</text:p>
          <text:p text:style-name="P1028">⚔ <text:span text:style-name="T333">2 z</text:span><text:span text:style-name="T1552">ahnuté nože</text:span><text:span text:style-name="T270">:</text:span> <text:span text:style-name="Finesse_20__28_Attributes_29_">4</text:span> + k6, zranění <text:span text:style-name="T1647">2</text:span></text:p>
          <text:p text:style-name="P1028"><text:span text:style-name="T1552">K</text:span><text:span text:style-name="T1560">ouzla:<text:line-break/></text:span><text:span text:style-name="T1562"> </text:span><text:span text:style-name="T1561">modrý blesk *Artak bárak* (1 cíl, 6kz </text:span><text:span text:style-name="Lightning_20__28_Damage_20_Types_29_"><text:span text:style-name="T2365">bleskem</text:span></text:span><text:span text:style-name="T1561">)<text:line-break/></text:span><text:span text:style-name="T1562"> </text:span><text:span text:style-name="T1561">zelený blesk *Járak bárak* (1-2 cíle, 5kz </text:span><text:span text:style-name="Lightning_20__28_Damage_20_Types_29_"><text:span text:style-name="T2365">bleskem</text:span></text:span><text:span text:style-name="T1561">)</text:span></text:p>
        </text:list-header>
      </text:list>
      <text:p text:style-name="P80"><text:soft-page-break/>Pyramida zigguratu</text:p>
      <text:p text:style-name="P76">Na sever od tábora, zhruba ve střední vzdálenosti od něj, se tyčí stupňovitá pyramida zigguratu.</text:p>
      <text:p text:style-name="P411"><text:span text:style-name="T1714">V</text:span><text:span text:style-name="T145">e spodním patře </text:span><text:span text:style-name="T151">jsou dva vchody</text:span><text:span text:style-name="T171"> (bez dveří)</text:span><text:span text:style-name="T267"> </text:span><text:span text:style-name="T570">&gt;</text:span><text:span text:style-name="T520"> </text:span><text:span text:style-name="T132">jeden ze severu, druhý z ji</text:span><text:span text:style-name="T267">h</text:span><text:span text:style-name="T132">u (směrem od tábora ještěrců). </text:span><text:span text:style-name="T262">Před oběma vchody je na stráži dvojice ještěrců ozbrojených kopími.</text:span></text:p>
      <text:list xml:id="list224609237755299" text:continue-numbering="true" text:style-name="L173">
        <text:list-header>
          <text:p text:style-name="P677">Ještěrec <text:span text:style-name="T2375">s kopím</text:span></text:p>
          <text:p text:style-name="P1024">Fyzička <text:span text:style-name="Brawn_20__28_Attributes_29_">3</text:span>, Finesa <text:span text:style-name="Finesse_20__28_Attributes_29_">4</text:span>, Duše <text:span text:style-name="Spirit_20__28_Attributes_29_">2</text:span>, Životy 9</text:p>
          <text:p text:style-name="P1024"><text:span text:style-name="T270">Zbroj:</text:span> 1</text:p>
          <text:p text:style-name="P1023"><text:span text:style-name="T2374">⚔ </text:span><text:span text:style-name="T2375">Kopí</text:span><text:span text:style-name="T2374">: </text:span><text:span text:style-name="Finesse_20__28_Attributes_29_"><text:span text:style-name="T2374">4</text:span></text:span><text:span text:style-name="T2374"> + k6, zranění </text:span><text:span text:style-name="T2367">2</text:span></text:p>
        </text:list-header>
      </text:list>
      <text:p text:style-name="Standalone_20_Property"><text:span text:style-name="T406">Pod vrcholem pyramidy směrem na jich je plošina</text:span> <text:span text:style-name="T520">&gt; </text:span><text:span text:style-name="T571">Sem </text:span><text:span text:style-name="T2376">velekněz </text:span><text:span text:style-name="T2377">v doprovodu osmi ještěřích mnichů (viz místnost 22)</text:span><text:span text:style-name="T2376"> vždy ráno přivádí dračí dívku na odiv ještěrcům a kultistům shromážděným dole před zigguratem.</text:span></text:p>
      <text:list xml:id="list3411852167" text:style-name="L174">
        <text:list-header>
          <text:p text:style-name="P1031"><text:span text:style-name="Unicode_20_Character"><text:span text:style-name="T2333">🚪</text:span></text:span><text:span text:style-name="Unicode_20_Character"><text:span text:style-name="T2242">+</text:span></text:span><text:span text:style-name="Unicode_20_Character"><text:span text:style-name="T2357">🔒 </text:span></text:span>Z plošiny do vnitřku pyramidy vedou masivní kamenné dveře. <text:span text:style-name="T2377">Odemykají se kouzelným </text:span><text:span text:style-name="T335">klíčem ve tvaru pyramidy</text:span><text:span text:style-name="T2377">, který má u sebe velekněz. </text:span><text:span text:style-name="T2378">Není je možné otevřít bez klíče. Vyrazit jdou jen okovaným beranidlem nebo rozbít kamenickými nebo jinými vhodnými nástroji.</text:span></text:p>
        </text:list-header>
      </text:list>
      <text:p text:style-name="P199"><text:bookmark text:name="docs-internal-guid-2bb5f697-7fff-d078-2922-b0900fed6a27"/>1</text:p>
      <text:p text:style-name="Standalone_20_Property"><text:span text:style-name="T406">Kamenné stěny. </text:span><text:span text:style-name="T456">Na</text:span><text:span text:style-name="T406"> několika místech </text:span><text:span text:style-name="T456">jsou</text:span><text:span text:style-name="T406"> sp</text:span><text:span text:style-name="T443">á</text:span><text:span text:style-name="T406">r</text:span><text:span text:style-name="T456">y</text:span><text:span text:style-name="T406"> zapatlan</text:span><text:span text:style-name="T456">é</text:span><text:span text:style-name="T406"> suchým bahnem</text:span><text:span text:style-name="T520"> </text:span><text:span text:style-name="T565">&gt;</text:span><text:span text:style-name="T520"> </text:span><text:span text:style-name="T1089">Skrývají otvory, ze kterých </text:span><text:span text:style-name="T1646">vyjíždějí</text:span><text:span text:style-name="T1089"> kopí </text:span><text:span text:style-name="T1772">(u jižního vchodu jsou na některých z nich stopy čerstvě zaschlé krve)</text:span><text:span text:style-name="T1089">. </text:span><text:span text:style-name="T2045">Past spouští nášlapné dlaždice na podlaze.</text:span></text:p>
      <text:list xml:id="list224609519476992" text:continue-list="list879228994" text:style-name="L168">
        <text:list-header>
          <text:p text:style-name="P1015"><text:soft-page-break/><text:span text:style-name="T2326">⚔ </text:span><text:span text:style-name="T1646">Vyjíždějící kopí</text:span><text:span text:style-name="T2326">: </text:span><text:span text:style-name="T2325">7 </text:span><text:span text:style-name="T2326">+ k6 </text:span><text:span text:style-name="T2327">proti Finese</text:span><text:span text:style-name="T2326">, zranění 2</text:span></text:p>
        </text:list-header>
      </text:list>
      <text:p text:style-name="Text_20_body"><text:span text:style-name="Emphasis"><text:span text:style-name="T132">👣</text:span></text:span>Krvavá stopa &gt; Jen u jižního vchodu, vede do místnosti 3.<text:span text:style-name="Emphasis"><text:span text:style-name="T132"><text:line-break/><text:tab/>• Stopy ještěřích tlap.<text:line-break/><text:tab/>•• Jsou to dvojnozí ještěrci.</text:span></text:span></text:p>
      <text:p text:style-name="P199">2</text:p>
      <text:p text:style-name="P205"><text:span text:style-name="Emphasis"><text:span text:style-name="T625">🔊</text:span></text:span><text:span text:style-name="Emphasis"><text:span text:style-name="T626">Z chodby se ozývají zvuky těžkých kroků.</text:span></text:span></text:p>
      <text:p text:style-name="P206"><text:span text:style-name="Emphasis"><text:span text:style-name="T627">⬤ </text:span></text:span><text:span text:style-name="Emphasis"><text:span text:style-name="T643">V chodbě se nesvítí, ve dne sem ale proniká světlo od vchodů do zigguratu.</text:span></text:span></text:p>
      <text:p text:style-name="Text_20_body"><text:span text:style-name="Emphasis"><text:span text:style-name="T709">👣 </text:span></text:span><text:span text:style-name="Emphasis"><text:span text:style-name="T712">Na podlaze jsou dva vyhlazené pruhy, jako kdyby tudy často chodil nějaký velký dvounohý tvor.</text:span></text:span></text:p>
      <text:p text:style-name="Text_20_body">Pokud postavy způsobí jakýkoli hluk, začne se ze dveří do místnosti 10 ozývat škrábaní a <text:span text:style-name="T1650">mručení</text:span>.</text:p>
      <text:p text:style-name="P376">Na stěnách jsou vypálené fleky a stopy <text:span text:style-name="T2060">od</text:span> sazí</text:p>
      <text:p text:style-name="Standalone_20_Property"><text:span text:style-name="T406">Hliněný golem </text:span><text:span text:style-name="T444">se zčernalým otvorem namísto úst</text:span> &gt; Obchází chodbu pomalým krokem a jakékoli vetřelce sežehne plamenem z otvoru, jenž má namísto tváře.</text:p>
      <text:list xml:id="list224610294259440" text:continue-list="list224609237755299" text:style-name="L173">
        <text:list-header>
          <text:p text:style-name="P676">Hliněný golem</text:p>
          <text:p text:style-name="P1023">Fyzička <text:span text:style-name="Brawn_20__28_Attributes_29_">4</text:span>, Finesa <text:span text:style-name="Finesse_20__28_Attributes_29_"><text:span text:style-name="T2234">2</text:span></text:span>, Duše <text:span text:style-name="Spirit_20__28_Attributes_29_"><text:span text:style-name="T2291">3</text:span></text:span>, Životy 12</text:p>
          <text:p text:style-name="P1023"><text:span text:style-name="T270">Zbroj:</text:span> 1</text:p>
          <text:p text:style-name="P1023">⚔ <text:span text:style-name="T270">Pěsti:</text:span> <text:span text:style-name="Brawn_20__28_Attributes_29_">4</text:span> + k6, zranění 1</text:p>
          <text:p text:style-name="P1023"><text:span text:style-name="T2270">🏹 </text:span><text:span text:style-name="T2275">Výšleh plamene:</text:span><text:span text:style-name="T2271"> </text:span><text:span text:style-name="T2273">5 </text:span><text:span text:style-name="T2272">+ k6, zranění </text:span><text:span text:style-name="T2270">4kz </text:span><text:span text:style-name="Fire_20__28_Damage_20_Types_29_"><text:span text:style-name="T2270">ohněm<text:line-break/> <text:s text:c="6"/></text:span></text:span><text:span text:style-name="T2270">(odečítá se Zbroj)<text:line-break/></text:span><text:span text:style-name="T2274">Dostřel:</text:span><text:span text:style-name="T2270"> krátký</text:span></text:p>
        </text:list-header>
      </text:list>
      <text:p text:style-name="P199"><text:soft-page-break/>3</text:p>
      <text:p text:style-name="Text_20_body"><text:span text:style-name="Emphasis"><text:span text:style-name="T348">♨ Zápach čerstvého masa, krve a vnitřností </text:span></text:span><text:span text:style-name="Emphasis"><text:span text:style-name="T398">a čadící lojové lampy</text:span></text:span><text:span text:style-name="Emphasis"><text:span text:style-name="T348">.</text:span></text:span></text:p>
      <text:p text:style-name="P399"><text:span text:style-name="Emphasis"><text:span text:style-name="T709">💡 </text:span></text:span><text:span text:style-name="T462">Místnost osvětluje malá lojová lampa položená na zemi</text:span></text:p>
      <text:p text:style-name="P403"><text:span text:style-name="T406">Ještěrec</text:span> &gt; Dřevěná zbroj, dva zahnuté nože. <text:span text:style-name="T2328">U sebe má </text:span><text:span text:style-name="T320">mosazný</text:span><text:span text:style-name="T270"> klíč</text:span> <text:span text:style-name="T2328">(</text:span>ke dveřím do <text:span text:style-name="T2352">10 a 20</text:span><text:span text:style-name="T2328">) </text:span><text:span text:style-name="T2353">a </text:span><text:span text:style-name="T328">malý zlatý klíč</text:span><text:span text:style-name="T2353"> (jeden ze dvou klíčů od dveří 21, cena 5 zl)</text:span>.</text:p>
      <text:list xml:id="list224610206676798" text:continue-numbering="true" text:style-name="L173">
        <text:list-header>
          <text:p text:style-name="P676">Ještěrec</text:p>
          <text:p text:style-name="P1023">Fyzička <text:span text:style-name="Brawn_20__28_Attributes_29_">3</text:span>, Finesa <text:span text:style-name="Finesse_20__28_Attributes_29_">4</text:span>, Duše <text:span text:style-name="Spirit_20__28_Attributes_29_">2</text:span>, Životy 9</text:p>
          <text:p text:style-name="P1023"><text:span text:style-name="T270">Zbroj:</text:span> 1</text:p>
          <text:p text:style-name="P1023">⚔ <text:span text:style-name="T1552">Zahnuté nože</text:span><text:span text:style-name="T270">:</text:span> <text:span text:style-name="Finesse_20__28_Attributes_29_">4</text:span> + k6, zranění <text:span text:style-name="T1647">2</text:span></text:p>
        </text:list-header>
      </text:list>
      <text:p text:style-name="Standalone_20_Property"><text:span text:style-name="T406">Vykuchaný panter zavěšený na hácích</text:span> &gt; <text:span text:style-name="T2061">B</text:span>yl zabit mnoha kopími. </text:p>
      <text:p text:style-name="P376">Kožený vak s vnitřnostmi a měděný tác s masem</text:p>
      <text:p text:style-name="P372">Několik bloků na východní stěně je spojených v tajné odsunutelné dveře</text:p>
      <text:p text:style-name="Standalone_20_Property"><text:span text:style-name="T406">Spací pytel</text:span> &gt; Lidská výroba</text:p>
      <text:p text:style-name="Text_20_body"><text:span text:style-name="Emphasis"><text:span text:style-name="T192">👣</text:span></text:span><text:span text:style-name="Emphasis"><text:span text:style-name="T183"> Spousta krve, </text:span></text:span><text:span text:style-name="Emphasis"><text:span text:style-name="T187">odřezků</text:span></text:span><text:span text:style-name="Emphasis"><text:span text:style-name="T183"> masa a vnitřností.</text:span></text:span><text:span text:style-name="Emphasis"><text:span text:style-name="T132"><text:line-break/><text:tab/>• Stopy ještěřích tlap.<text:line-break/><text:tab/>•• </text:span></text:span><text:span text:style-name="Emphasis"><text:span text:style-name="T139">Zanechal je</text:span></text:span><text:span text:style-name="Emphasis"><text:span text:style-name="T132"> dvojnožec;</text:span></text:span><text:span text:style-name="Emphasis"><text:span text:style-name="T520"> p</text:span></text:span><text:span text:style-name="Emphasis"><text:span text:style-name="T132">řitáhnul sem mrtvého pantera a tady ho pak vykuchal.<text:line-break/><text:tab/>••• Jeho stopy vedou skrz východní stěnu, zřejmě je tam tajný průchod.</text:span></text:span></text:p>
      <text:p text:style-name="P199">4</text:p>
      <text:p text:style-name="P210"><text:soft-page-break/><text:span text:style-name="Emphasis"><text:span text:style-name="T627">⬤ </text:span></text:span><text:span text:style-name="Emphasis"><text:span text:style-name="T644">V místnosti je</text:span></text:span><text:span text:style-name="Emphasis"><text:span text:style-name="T628"> tma.</text:span></text:span></text:p>
      <text:p text:style-name="Standalone_20_Property"><text:span text:style-name="T406">Vaky a sudy s lidským vybavením a cen</text:span><text:span text:style-name="T443">n</text:span><text:span text:style-name="T406">ostmi</text:span> &gt; Meče, nože, šípy, kuše, helmice, štíty, rybářské vybavení, sekyry, klenoty a cetky (cca <text:span text:style-name="T2062">4</text:span> zl), <text:span text:style-name="T1648">22</text:span> st, <text:span text:style-name="T2329">1</text:span>34 m<text:span text:style-name="T2062">k</text:span></text:p>
      <text:p text:style-name="P277"><text:span text:style-name="Emphasis"><text:span text:style-name="T709">👣</text:span></text:span><text:span text:style-name="Emphasis"><text:span text:style-name="T710"><text:tab/>• </text:span></text:span><text:span text:style-name="Emphasis"><text:span text:style-name="T711">Stopy ještěřích tlap<text:line-break/><text:tab/></text:span></text:span><text:span text:style-name="Emphasis"><text:span text:style-name="T710">•• </text:span></text:span><text:span text:style-name="Emphasis"><text:span text:style-name="T786">Zanechal je</text:span></text:span><text:span text:style-name="Emphasis"><text:span text:style-name="T711"> dvojnož</text:span></text:span><text:span text:style-name="Emphasis"><text:span text:style-name="T713">ec, </text:span></text:span><text:span text:style-name="Emphasis"><text:span text:style-name="T714">který sem</text:span></text:span><text:span text:style-name="Emphasis"><text:span text:style-name="T713"> </text:span></text:span><text:span text:style-name="Emphasis"><text:span text:style-name="T715">na</text:span></text:span><text:span text:style-name="Emphasis"><text:span text:style-name="T714">nosil </text:span></text:span><text:span text:style-name="Emphasis"><text:span text:style-name="T716">všechny</text:span></text:span><text:span text:style-name="Emphasis"><text:span text:style-name="T714"> </text:span></text:span><text:span text:style-name="Emphasis"><text:span text:style-name="T787">odložené</text:span></text:span><text:span text:style-name="Emphasis"><text:span text:style-name="T714"> věci.</text:span></text:span></text:p>
      <text:h text:style-name="P446" text:outline-level="3">5</text:h>
      <text:p text:style-name="P412"><text:span text:style-name="Unicode_20_Character"><text:span text:style-name="T139">🚪 </text:span></text:span>Obyčejné dřevěné dveře s klikou.</text:p>
      <text:p text:style-name="P210"><text:span text:style-name="Emphasis"><text:span text:style-name="T627">⬤ </text:span></text:span><text:span text:style-name="Emphasis"><text:span text:style-name="T644">V místnosti je</text:span></text:span><text:span text:style-name="Emphasis"><text:span text:style-name="T628"> tma.</text:span></text:span></text:p>
      <text:p text:style-name="Text_20_body"><text:span text:style-name="Emphasis"><text:span text:style-name="T628">♨ </text:span></text:span><text:span text:style-name="Emphasis"><text:span text:style-name="T132">Slabý dračí pach.</text:span></text:span></text:p>
      <text:p text:style-name="Text_20_body"><text:span text:style-name="Emphasis"><text:span text:style-name="T709">👣</text:span></text:span><text:span text:style-name="Emphasis"><text:span text:style-name="T710"><text:tab/>• </text:span></text:span><text:span text:style-name="Emphasis"><text:span text:style-name="T747">Stopy ještěřích tlap</text:span></text:span><text:span text:style-name="Emphasis"><text:span text:style-name="T711"><text:line-break/></text:span></text:span><text:span text:style-name="Emphasis"><text:span text:style-name="T132"><text:tab/>•• </text:span></text:span><text:span text:style-name="Emphasis"><text:span text:style-name="T139">Zanechali je</text:span></text:span><text:span text:style-name="Emphasis"><text:span text:style-name="T132"> dvojno</text:span></text:span><text:span text:style-name="Emphasis"><text:span text:style-name="T260">zí ještěrci</text:span></text:span><text:span text:style-name="Emphasis"><text:span text:style-name="T132">, kteří sem před několika týdny </text:span></text:span><text:span text:style-name="Emphasis"><text:span text:style-name="T139">vejce přinesli</text:span></text:span><text:span text:style-name="Emphasis"><text:span text:style-name="T132">.</text:span></text:span></text:p>
      <text:p text:style-name="P400"><text:span text:style-name="T406">Poloprůhledné metrové vejce</text:span> &gt; <text:span text:style-name="T1649">P</text:span>rasklé a práz<text:span text:style-name="T2059">d</text:span>né.</text:p>
      <text:list xml:id="list2460884168" text:style-name="L175">
        <text:list-header>
          <text:p text:style-name="P581"><text:span text:style-name="T321">(Učenost •) </text:span><text:span text:style-name="T322">Je to dračí vejce<text:line-break/></text:span><text:span text:style-name="T321">(Učenost ••) </text:span><text:span text:style-name="T323">Od </text:span><text:span text:style-name="T1565">černého</text:span><text:span text:style-name="T323"> draka</text:span><text:span text:style-name="T322"><text:line-break/></text:span><text:span text:style-name="T321">(Učenost •••) </text:span><text:span text:style-name="T1553">Vylíhnul se předčasně</text:span><text:span text:style-name="T270">.</text:span></text:p>
        </text:list-header>
      </text:list>
      <text:p text:style-name="P376">Podlaha je pokrytá zaschlým slizem</text:p>
      <text:p text:style-name="P199">6</text:p>
      <text:p text:style-name="Standalone_20_Property"><text:span text:style-name="Unicode_20_Character"><text:span text:style-name="T139">🚪 </text:span></text:span>Obyčejné dřevěné dveře s klikou.</text:p>
      <text:p text:style-name="Standalone_20_Property"><text:soft-page-break/><text:span text:style-name="T406">Klínové písmo po stěnách </text:span><text:span text:style-name="T457">kolem vyobrazení trnové koruny</text:span> &gt; Vyžaduje znalost ještěřího jazyka. Vypráví o koruně, co v dávných dobách ovlivnila běh světa. Může ji nosit pouze vyvolený a propůjčuje schopnost  vycítit místa moci na velkou vzdálenost.</text:p>
      <text:list xml:id="list1159118226" text:style-name="L176">
        <text:list-header>
          <text:p text:style-name="P1032"><text:span text:style-name="T1651">Postavy mohou získat znalost ještěřího jazyka, když se </text:span><text:span text:style-name="T1682">v od ještěřího kněze v místnosti 22 nechají proměnit</text:span><text:span text:style-name="T1651"> v ještěrce.</text:span></text:p>
        </text:list-header>
      </text:list>
      <text:p text:style-name="P199">7</text:p>
      <text:p text:style-name="P210"><text:span text:style-name="Emphasis"><text:span text:style-name="T627">⬤ </text:span></text:span><text:span text:style-name="Emphasis"><text:span text:style-name="T644">V místnosti je</text:span></text:span><text:span text:style-name="Emphasis"><text:span text:style-name="T628"> tma.</text:span></text:span></text:p>
      <text:p text:style-name="P208"><text:span text:style-name="Emphasis"><text:span text:style-name="T798">👣</text:span></text:span><text:span text:style-name="Emphasis"><text:span text:style-name="T799">Vrstva prachu je neporušená, dlouho tu nikdo nebyl.</text:span></text:span></text:p>
      <text:p text:style-name="Standalone_20_Property"><text:span text:style-name="T406">Průsvitný, nehmotný a nehybný válečník s mosazným klíčem v břiše</text:span> &gt; Socha se při dotyku zhmotní a zaútočí. Nikdy ovšem nevykročí z místnosti, jen se vrátí do středu, ztuhne a zprůsvitní.</text:p>
      <text:list xml:id="list407454298" text:style-name="L177">
        <text:list-header>
          <text:p text:style-name="P1033"><text:span text:style-name="Emphasis"><text:span text:style-name="T800">Jakmile někdo vstoupí do místnosti, socha nahlas řekne: </text:span></text:span><text:span text:style-name="Emphasis"><text:span text:style-name="T807">Kvidžah!</text:span></text:span><text:span text:style-name="Emphasis"><text:span text:style-name="T800"> a na stěně vzplane pochodeň. </text:span></text:span><text:span text:style-name="Emphasis"><text:span text:style-name="T801">Popiš hráčům, že socha nevrhá stín (je průsvitná), ale klíč v jejím břiše ano – na stěně je </text:span></text:span><text:span text:style-name="Emphasis"><text:span text:style-name="T802">jeho</text:span></text:span><text:span text:style-name="Emphasis"><text:span text:style-name="T801"> mihotavý stín.</text:span></text:span></text:p>
        </text:list-header>
      </text:list>
      <text:list xml:id="list325598135" text:style-name="L178">
        <text:list-header>
          <text:p text:style-name="P678">Křišťálová socha válečníka</text:p>
          <text:p text:style-name="P1034">Fyzička <text:span text:style-name="Brawn_20__28_Attributes_29_"><text:span text:style-name="T2225">6</text:span></text:span>, Finesa <text:span text:style-name="Finesse_20__28_Attributes_29_"><text:span text:style-name="T2235">3</text:span></text:span>, Duše <text:span text:style-name="Spirit_20__28_Attributes_29_">4</text:span>, Životy 1<text:span text:style-name="T2331">6</text:span></text:p>
          <text:p text:style-name="P1034"><text:span text:style-name="T270">Zbroj:</text:span> proti <text:span text:style-name="Crush_20__28_Damage_20_Types_29_">drcení</text:span>, sekerám a kamenickým nástrojům 0, proti ostatním útokům 2</text:p>
          <text:p text:style-name="P1034"><text:span text:style-name="T270">Rychlost:</text:span> jako člověk, ale neběhá</text:p>
          <text:p text:style-name="P1034">⚔ <text:span text:style-name="T270">Pěsti:</text:span> <text:span text:style-name="Brawn_20__28_Attributes_29_"><text:span text:style-name="T2225">6</text:span></text:span> + k6, zranění 1</text:p>
        </text:list-header>
      </text:list>
      <text:p text:style-name="Standard"/>
      <text:p text:style-name="P377"><text:soft-page-break/><text:span text:style-name="T2356">Na stěně je p</text:span><text:span text:style-name="T2355">ochodeň zasazená v měděném držadle</text:span><text:span text:style-name="T505"> (karta </text:span><text:span text:style-name="T342">držadlo na pochodeň</text:span><text:span text:style-name="T505">) </text:span><text:span text:style-name="T532">&gt;</text:span><text:span text:style-name="T167"> Držadlo j</text:span><text:span text:style-name="T168">de ze stěny sundat. J</text:span><text:span text:style-name="T167">e </text:span><text:span text:style-name="T168">to</text:span><text:span text:style-name="T167"> kouzelný předmět, který dokáže zapálit vloženou pochodeň vyslovením kouzelné formule </text:span><text:span text:style-name="T177">Kvidžah!</text:span><text:span text:style-name="T167">, pochodeň je ale obyčejná a časem dohoří.</text:span></text:p>
      <text:p text:style-name="Standalone_20_Property"><text:span text:style-name="T406">Dveře do další místnosti jsou zamčené a klíčovou dírkou mají přesně ve středu pouze namalovanou</text:span> &gt; Otevřou se, když na klíčovou dírku dopadne stín vržený klíčem z válečníka <text:span text:style-name="T2332">(a tedy i když na ni někdo klíč za svitu lucerny přiloží)</text:span>.</text:p>
      <text:p text:style-name="P199">8</text:p>
      <text:p text:style-name="P210"><text:span text:style-name="Emphasis"><text:span text:style-name="T627">⬤ </text:span></text:span><text:span text:style-name="Emphasis"><text:span text:style-name="T644">V místnosti je</text:span></text:span><text:span text:style-name="Emphasis"><text:span text:style-name="T628"> tma.</text:span></text:span></text:p>
      <text:p text:style-name="P207"><text:span text:style-name="Emphasis"><text:span text:style-name="T798">👣</text:span></text:span><text:span text:style-name="Emphasis"><text:span text:style-name="T799">Vrstva prachu je neporušená, dlouho tu nikdo nebyl.</text:span></text:span></text:p>
      <text:p text:style-name="Standalone_20_Property"><text:span text:style-name="T406">Rudá trnitá koruna na kamen</text:span><text:span text:style-name="T443">n</text:span><text:span text:style-name="T406">ém </text:span><text:span text:style-name="T443">podstavci</text:span> <text:span text:style-name="T2330">(karta </text:span><text:span text:style-name="T324">Trnová koruna</text:span><text:span text:style-name="T2330">) </text:span>&gt; Při nasazení ukáže cestu k nejbližšímu silnému místu moci. Není-li nositelem vyvolený, koruna způsobí trvalé fyzické následky.</text:p>
      <text:p text:style-name="P199">9</text:p>
      <text:p text:style-name="Standalone_20_Property"><text:span text:style-name="Unicode_20_Character"><text:span text:style-name="T139">🚪 </text:span></text:span>Obyčejné dřevěné dveře s klikou.</text:p>
      <text:p text:style-name="P210"><text:span text:style-name="Emphasis"><text:span text:style-name="T627">⬤ </text:span></text:span><text:span text:style-name="Emphasis"><text:span text:style-name="T644">V místnosti je</text:span></text:span><text:span text:style-name="Emphasis"><text:span text:style-name="T628"> tma.</text:span></text:span></text:p>
      <text:p text:style-name="P209"><text:span text:style-name="Emphasis"><text:span text:style-name="T798">👣</text:span></text:span><text:span text:style-name="Emphasis"><text:span text:style-name="T799">Vrstva prachu je neporušená, dlouho tu nikdo nebyl.</text:span></text:span></text:p>
      <text:p text:style-name="Standalone_20_Property"><text:span text:style-name="T406">Dvě hromádky vyschlých skarabů</text:span> &gt; Černí po zapálení vydrží hořet silným žárem několik dní. Bílí po kontaktu s vodou absorbují teplo a pomalu mrazí, čeho se dotknou.</text:p>
      <text:h text:style-name="P446" text:outline-level="3"><text:soft-page-break/>10</text:h>
      <text:p text:style-name="P283"><text:span text:style-name="Emphasis"><text:span text:style-name="T803">♨ </text:span></text:span><text:span text:style-name="Emphasis"><text:span text:style-name="T806">Skrz dveře je cítit mrtvolný zápach.</text:span></text:span></text:p>
      <text:p text:style-name="P406"><text:span text:style-name="Unicode_20_Character"><text:span text:style-name="T152">🚪</text:span></text:span><text:span text:style-name="Unicode_20_Character"><text:span text:style-name="T2242">+</text:span></text:span><text:span text:style-name="Unicode_20_Character"><text:span text:style-name="T2357">🔒</text:span></text:span><text:span text:style-name="Unicode_20_Character"><text:span text:style-name="T152"> </text:span></text:span><text:span text:style-name="T2340">Bytelné dřevěné d</text:span>veře <text:span text:style-name="T2349">s klikou a </text:span><text:span text:style-name="T1667">kvalitním</text:span><text:span text:style-name="T2349"> vnitřním zámkem </text:span><text:span text:style-name="T2337">(</text:span><text:span text:style-name="T325">otevírání zámků ••</text:span><text:span text:style-name="T2337">)</text:span>. <text:span text:style-name="T2350">Pasuje do něj </text:span><text:span text:style-name="T1554">mosazný klíč</text:span><text:span text:style-name="T1518"> </text:span><text:span text:style-name="T2339">(má ho ještěrec v místnosti 3)</text:span>. <text:span text:style-name="T2338">Jdou vyrazit </text:span><text:span text:style-name="T2341">jen beranidlem, případně roz</text:span><text:span text:style-name="T1653">mlátit</text:span><text:span text:style-name="T2338">.</text:span></text:p>
      <text:p text:style-name="P96">Po otevření dveří:</text:p>
      <text:p text:style-name="P279"><text:span text:style-name="Emphasis"><text:span text:style-name="T627">⬤ </text:span></text:span><text:span text:style-name="Emphasis"><text:span text:style-name="T644">V místnosti je</text:span></text:span><text:span text:style-name="Emphasis"><text:span text:style-name="T628"> tma.</text:span></text:span></text:p>
      <text:p text:style-name="P283"><text:span text:style-name="Emphasis"><text:span text:style-name="T803">♨ </text:span></text:span><text:span text:style-name="Emphasis"><text:span text:style-name="T806">Silný mrtvolný zápach</text:span></text:span></text:p>
      <text:p text:style-name="P211"><text:span text:style-name="Emphasis"><text:span text:style-name="T798">👣</text:span></text:span><text:span text:style-name="Emphasis"><text:span text:style-name="T804">Stopy </text:span></text:span><text:span text:style-name="Emphasis"><text:span text:style-name="T805">pobytu</text:span></text:span><text:span text:style-name="Emphasis"><text:span text:style-name="T804"> mnoha </text:span></text:span><text:span text:style-name="Emphasis"><text:span text:style-name="T796">oživlých mrtvol</text:span></text:span><text:span text:style-name="Emphasis"><text:span text:style-name="T804">.</text:span></text:span></text:p>
      <text:p text:style-name="Standalone_20_Property"><text:span text:style-name="T406">Hladoví nemrtví</text:span> &gt; 5 lidských rybářů a 7 ještěrců, posekaní, zkrvavení</text:p>
      <text:list xml:id="list2964924469" text:style-name="L179">
        <text:list-header>
          <text:p text:style-name="P679">Zombie</text:p>
          <text:p text:style-name="P1035">Fyzička <text:span text:style-name="Brawn_20__28_Attributes_29_">3</text:span>, Finesa <text:span text:style-name="Finesse_20__28_Attributes_29_">1</text:span>, Duše <text:span text:style-name="Spirit_20__28_Attributes_29_">–</text:span>, Životy 13</text:p>
          <text:p text:style-name="P1035">⚔ Zuby a pařáty: <text:span text:style-name="Brawn_20__28_Attributes_29_">3</text:span> + k6, zranění 0</text:p>
          <text:p text:style-name="P1035"><text:span text:style-name="T270">Rychlost:</text:span> jako chůze</text:p>
          <text:p text:style-name="P1035"><text:span text:style-name="T270">Léčení:</text:span> Zombie se léčí požíráním čerstvého masa, mozku nebo vnitřností. Každou minutu krmení si vyléčí jeden život.</text:p>
        </text:list-header>
      </text:list>
      <text:p text:style-name="P199">11</text:p>
      <text:p text:style-name="P219"><text:span text:style-name="Emphasis"><text:span text:style-name="T645">⬤ </text:span></text:span><text:span text:style-name="Emphasis"><text:span text:style-name="T644">V místnosti je</text:span></text:span><text:span text:style-name="Emphasis"><text:span text:style-name="T628"> tma.</text:span></text:span></text:p>
      <text:p text:style-name="P280"><text:span text:style-name="Emphasis"><text:span text:style-name="T803">👣</text:span></text:span><text:span text:style-name="Emphasis"><text:span text:style-name="T804">Stopy mnoha </text:span></text:span><text:span text:style-name="Emphasis"><text:span text:style-name="T796">oživlých mrtvol</text:span></text:span><text:span text:style-name="Emphasis"><text:span text:style-name="T804">.</text:span></text:span></text:p>
      <text:p text:style-name="Standalone_20_Property"><text:soft-page-break/><text:span text:style-name="T406">Pod hromadou dalších mr</text:span><text:span text:style-name="T443">t</text:span><text:span text:style-name="T406">vol leží tělo templáře v plátové zbroji</text:span> &gt; Hlava leží opodál. Zbroj je prakticky nepoškozená a mistrovsky kovaný meč stále svírá v dlani. <text:span text:style-name="T2063">6</text:span> zlaťáků v měšci, <text:span text:style-name="T2336">Vorochův </text:span>svatý symbol a mandlový štít.</text:p>
      <text:p text:style-name="P199">12</text:p>
      <text:p text:style-name="P402"><text:span text:style-name="Unicode_20_Character"><text:span text:style-name="T152">🚪</text:span></text:span><text:span text:style-name="Unicode_20_Character"><text:span text:style-name="T2241"> </text:span></text:span><text:span text:style-name="T2348">Obyčejné dřevěné d</text:span>veře <text:span text:style-name="T2349">s klikou a vnitřním zámkem </text:span><text:span text:style-name="T2337">(</text:span><text:span text:style-name="T325">otevírání zámků •</text:span><text:span text:style-name="T2337">).</text:span> <text:span text:style-name="T1658">Pasuje do něj</text:span> <text:span text:style-name="T327">klíč s r</text:span><text:span text:style-name="T270">ybí </text:span><text:span text:style-name="T327">hlavou</text:span> z 1. náhodného setkání v bažině. <text:span text:style-name="T2338">Jdou snadno vyrazit.</text:span></text:p>
      <text:p text:style-name="Standalone_20_Property"><text:span text:style-name="T406">Nízké stolky s různými měšci</text:span> &gt; Zuby, prsty, uši, vlasy, cetky, 30 <text:span text:style-name="T2063">st</text:span>.</text:p>
      <text:p text:style-name="Standalone_20_Property"><text:span text:style-name="T406">Na stěnách všemožné trofeje</text:span> &gt; Nejvzácnější jsou <text:span text:style-name="T270">trollí srdce</text:span> a zejména <text:span text:style-name="T270">roh jednorožce</text:span><text:span text:style-name="T348"> </text:span><text:span text:style-name="T399">(karta)</text:span>, který má pro svůj magický potenciál obrovskou hodnotu mezi alchymisty.</text:p>
      <text:p text:style-name="P221">13</text:p>
      <text:p text:style-name="Standalone_20_Property"><text:span text:style-name="Unicode_20_Character"><text:span text:style-name="T139">🚪 </text:span></text:span>Obyčejné dřevěné dveře s klikou.</text:p>
      <text:p text:style-name="P409"><text:span text:style-name="Emphasis"><text:span text:style-name="T709">💡 </text:span></text:span><text:span text:style-name="T509">Místnost osvětluje malá lojová lampa položená na </text:span><text:span text:style-name="T1728">stole</text:span></text:p>
      <text:p text:style-name="Standalone_20_Property"><text:span text:style-name="T406">Kruhový kamenný stůl</text:span> &gt; <text:span text:style-name="T2369">Lojová lampa, z</text:span>bytky jídla, smotaný řet<text:span text:style-name="T2064">ě</text:span>z a bič.</text:p>
      <text:p text:style-name="P404"><text:span text:style-name="T406">Retardovaný ještěrec</text:span> &gt; Bederní rouška z listí, krátký oštěp, neschopnost ře<text:span text:style-name="T2059">č</text:span>i, jen šílený smích. Na krku řet<text:span text:style-name="T2065">ě</text:span>z s <text:span text:style-name="T326">velkým</text:span><text:span text:style-name="T270"> </text:span><text:span text:style-name="T326">bronzovým klíčem</text:span><text:span text:style-name="T2343"> (</text:span><text:span text:style-name="T1665">k mřížím</text:span><text:span text:style-name="T2343"> do 14 a 15), </text:span><text:span text:style-name="T326">mosazným klíčem</text:span><text:span text:style-name="T2343"> (</text:span><text:span text:style-name="T1664">ke dveřím do </text:span><text:span text:style-name="T2343">10 a 20) a </text:span><text:span text:style-name="T1556">malým</text:span><text:span text:style-name="T326"> stříbrným klíčem</text:span><text:span text:style-name="T2343"> (jeden ze dvou klíčů ke dveřím 21, </text:span><text:span text:style-name="T2354">cena 5 st</text:span><text:span text:style-name="T2343">).</text:span></text:p>
      <text:p text:style-name="P39"><text:span text:style-name="Emphasis"><text:span text:style-name="T709">👣</text:span></text:span><text:span text:style-name="Emphasis"><text:span text:style-name="T710"><text:tab/>• </text:span></text:span><text:span text:style-name="Emphasis"><text:span text:style-name="T747">Stopy ještě</text:span></text:span><text:span text:style-name="Emphasis"><text:span text:style-name="T749">rcový</text:span></text:span><text:span text:style-name="Emphasis"><text:span text:style-name="T747">ch tlap</text:span></text:span></text:p>
      <text:p text:style-name="P199"><text:soft-page-break/>14</text:p>
      <text:p text:style-name="P405"><text:span text:style-name="Unicode_20_Character"><text:span text:style-name="T2333">🚪 </text:span></text:span><text:span text:style-name="T1656">Mříž </text:span><text:span text:style-name="T1657">s </text:span><text:span text:style-name="T1666">jednoduchým</text:span><text:span text:style-name="T1657"> železným zámkem (</text:span><text:span text:style-name="T1557">otevírání zámků •</text:span><text:span text:style-name="T1657">)</text:span><text:span text:style-name="T1656"> zamčen</text:span><text:span text:style-name="T1657">ým</text:span> <text:span text:style-name="T326">velkým</text:span><text:span text:style-name="T270"> </text:span><text:span text:style-name="T326">bronzovým klíčem</text:span>, <text:span text:style-name="T2344">(má ho retardovaný ještěrec v místnosti 13)</text:span>. <text:span text:style-name="T2346">Mříž n</text:span><text:span text:style-name="T2345">ejde vyrazit, </text:span><text:span text:style-name="T2346">zámek jde ulomit </text:span><text:span text:style-name="T2347">například</text:span><text:span text:style-name="T2346"> kovářskými nástroji.</text:span></text:p>
      <text:p text:style-name="P83">Prázdná cela</text:p>
      <text:h text:style-name="P446" text:outline-level="3">15</text:h>
      <text:p text:style-name="Standalone_20_Property"><text:span text:style-name="Unicode_20_Character"><text:span text:style-name="T2333">🚪 </text:span></text:span><text:span text:style-name="T1656">Mříž </text:span><text:span text:style-name="T1657">s </text:span><text:span text:style-name="T1666">jednoduchým</text:span><text:span text:style-name="T1657"> železným zámkem (</text:span><text:span text:style-name="T1557">otevírání zámků •</text:span><text:span text:style-name="T1657">)</text:span><text:span text:style-name="T1656"> zamčen</text:span><text:span text:style-name="T1657">ým</text:span> <text:span text:style-name="T326">velkým</text:span><text:span text:style-name="T270"> </text:span><text:span text:style-name="T326">bronzovým klíčem</text:span>, <text:span text:style-name="T2344">(má ho retardovaný ještěrec v místnosti 13)</text:span>. <text:span text:style-name="T2346">Mříž n</text:span><text:span text:style-name="T2345">ejde vyrazit, </text:span><text:span text:style-name="T2346">zámek jde ulomit </text:span><text:span text:style-name="T2347">například</text:span><text:span text:style-name="T2346"> kovářskými nástroji.</text:span></text:p>
      <text:p text:style-name="P413"><text:span text:style-name="T406">Pomalu se roztékající dlažba v rohu</text:span> &gt; <text:span text:style-name="Emphasis"><text:span text:style-name="T709">🔊 </text:span></text:span>Při úplné tichosti lze zaslechnout hmyzí cvakání. Pod povrchem je obří mravenec (velký jako osel) a postup<text:span text:style-name="T2059">n</text:span>ě kyselinou rozpouští podlahu.</text:p>
      <text:list xml:id="list2049138222" text:style-name="L180">
        <text:list-header>
          <text:p text:style-name="P681"><text:span text:style-name="T1676">Dělnice</text:span> <text:span text:style-name="T2370">obřího mravence</text:span></text:p>
          <text:p text:style-name="P1037"><text:span text:style-name="T406">Fyzička </text:span><text:span text:style-name="Brawn_20__28_Attributes_29_"><text:span text:style-name="T406">3</text:span></text:span><text:span text:style-name="T406">, Finesa </text:span><text:span text:style-name="Finesse_20__28_Attributes_29_"><text:span text:style-name="T406">2</text:span></text:span><text:span text:style-name="T406">, Duše </text:span><text:span text:style-name="Spirit_20__28_Attributes_29_"><text:span text:style-name="T406">–</text:span></text:span><text:span text:style-name="T406">, Životy 8</text:span></text:p>
          <text:p text:style-name="P1037"><text:span text:style-name="T406">🛡 </text:span>tělo 1, nohy a tykadla 0</text:p>
          <text:p text:style-name="P1037">⚔ Kusadla: <text:span text:style-name="Brawn_20__28_Attributes_29_">3</text:span> + k6, zranění 1</text:p>
        </text:list-header>
      </text:list>
      <text:p text:style-name="Standalone_20_Property"><text:span text:style-name="T406">Tři vězni schoulení v rohu místnosti</text:span> &gt; Starší sběrač hub, jeho dcera a mladík z Trossu, který neustále blábolí o změně člověka v ještěra.</text:p>
      <text:p text:style-name="P199">16</text:p>
      <text:p text:style-name="P284"><text:soft-page-break/><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285"><text:span text:style-name="Emphasis"><text:span text:style-name="T812">♨</text:span></text:span><text:span text:style-name="Emphasis"><text:span text:style-name="T628"> </text:span></text:span><text:span text:style-name="T270">Mravenčí pach</text:span></text:p>
      <text:p text:style-name="Text_20_body"><text:span text:style-name="Emphasis"><text:span text:style-name="T348">👣 </text:span></text:span><text:span text:style-name="Emphasis">Otisky nohou obřího hmyzu</text:span></text:p>
      <text:p text:style-name="P378">6 obřích mravenců – <text:span text:style-name="T2371">2 s křídly </text:span><text:span text:style-name="T510">(samečci)</text:span><text:span text:style-name="T2371">, 4 bez křídel </text:span><text:span text:style-name="T510">(dělnice)</text:span></text:p>
      <text:list xml:id="list224608561754036" text:continue-numbering="true" text:style-name="L180">
        <text:list-header>
          <text:p text:style-name="P680"><text:span text:style-name="T1676">Dělnice</text:span> <text:span text:style-name="T2370">obřího mravence</text:span></text:p>
          <text:p text:style-name="P1036"><text:span text:style-name="T406">Fyzička </text:span><text:span text:style-name="Brawn_20__28_Attributes_29_"><text:span text:style-name="T406">3</text:span></text:span><text:span text:style-name="T406">, Finesa </text:span><text:span text:style-name="Finesse_20__28_Attributes_29_"><text:span text:style-name="T406">2</text:span></text:span><text:span text:style-name="T406">, Duše </text:span><text:span text:style-name="Spirit_20__28_Attributes_29_"><text:span text:style-name="T406">–</text:span></text:span><text:span text:style-name="T406">, Životy 8</text:span></text:p>
          <text:p text:style-name="P1036"><text:span text:style-name="T406">🛡 </text:span>tělo 1, nohy a tykadla 0</text:p>
          <text:p text:style-name="P1036">⚔ Kusadla: <text:span text:style-name="Brawn_20__28_Attributes_29_">3</text:span> + k6, zranění 1</text:p>
          <text:p text:style-name="P680">Sameček <text:span text:style-name="T2370">obřího mravence</text:span></text:p>
          <text:p text:style-name="P1036"><text:span text:style-name="T406">Fyzička </text:span><text:span text:style-name="Brawn_20__28_Attributes_29_"><text:span text:style-name="T406">4</text:span></text:span><text:span text:style-name="T406">, Finesa </text:span><text:span text:style-name="Finesse_20__28_Attributes_29_"><text:span text:style-name="T406">2</text:span></text:span><text:span text:style-name="T406">, Duše </text:span><text:span text:style-name="Spirit_20__28_Attributes_29_"><text:span text:style-name="T406">–</text:span></text:span><text:span text:style-name="T406">, Životy 10</text:span></text:p>
          <text:p text:style-name="P1036">🛡 tělo 1, nohy a tykadla 0</text:p>
          <text:p text:style-name="P1036">⚔ Kusadla: <text:span text:style-name="Brawn_20__28_Attributes_29_">4</text:span> + k6, zranění 1</text:p>
          <text:p text:style-name="P1038">Samečci mají křídla a dokáží létat.</text:p>
        </text:list-header>
      </text:list>
      <text:p text:style-name="Standard"/>
      <text:p text:style-name="Standalone_20_Property"><text:span text:style-name="T406">Královna obřích mravenců</text:span> &gt; Přišla o své impérium a chce získat korunu z 8, aby našla místo k uhnízd<text:span text:style-name="T2059">ě</text:span>ní. Umí telepaticky komunikovat (robotí hlas).</text:p>
      <text:list xml:id="list4219341828" text:style-name="L181">
        <text:list-header>
          <text:p text:style-name="P682">Královna obřích mravenců</text:p>
          <text:p text:style-name="P1039"><text:span text:style-name="T406">Fyzička </text:span><text:span text:style-name="Brawn_20__28_Attributes_29_"><text:span text:style-name="T406">5</text:span></text:span><text:span text:style-name="T406">, Finesa </text:span><text:span text:style-name="Finesse_20__28_Attributes_29_"><text:span text:style-name="T406">1</text:span></text:span><text:span text:style-name="T406">, Duše </text:span><text:span text:style-name="Spirit_20__28_Attributes_29_"><text:span text:style-name="T406">6</text:span></text:span><text:span text:style-name="T406">, Životy 14</text:span></text:p>
          <text:p text:style-name="P1039"><text:span text:style-name="T406">🛡 </text:span>tělo 1, nohy a tykadla 0</text:p>
          <text:p text:style-name="P1039"><text:span text:style-name="T270">⚔ Kusadla:</text:span> <text:span text:style-name="Brawn_20__28_Attributes_29_">5</text:span> + k6, zranění 1</text:p>
          <text:p text:style-name="P1039"><text:soft-page-break/><text:span text:style-name="T270">🔹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99">17</text:p>
      <text:p text:style-name="P286"><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286"><text:span text:style-name="Emphasis"><text:span text:style-name="T812">♨</text:span></text:span><text:span text:style-name="Emphasis"><text:span text:style-name="T628"> </text:span></text:span><text:span text:style-name="T270">Mravenčí pach</text:span></text:p>
      <text:p text:style-name="P286"><text:span text:style-name="Emphasis"><text:span text:style-name="T348">👣 </text:span></text:span><text:span text:style-name="Emphasis">Otisky nohou obřího hmyzu</text:span></text:p>
      <text:p text:style-name="P410"><text:span text:style-name="T406">Tunel vedoucí na jih od ještěřího tábora do blat</text:span> &gt; Prvních a posledních <text:span text:style-name="T1677">5</text:span> metrů je zatopených <text:span text:style-name="T2372">(</text:span><text:span text:style-name="T334">plavání ••</text:span><text:span text:style-name="T2372">)</text:span></text:p>
      <text:p text:style-name="P199">18</text:p>
      <text:p text:style-name="P287"><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287"><text:span text:style-name="Emphasis"><text:span text:style-name="T812">♨</text:span></text:span><text:span text:style-name="Emphasis"><text:span text:style-name="T628"> </text:span></text:span><text:span text:style-name="Emphasis"><text:span text:style-name="T647">Z</text:span></text:span><text:span text:style-name="Emphasis"><text:span text:style-name="T629">ápach odpadků a výkalů</text:span></text:span><text:span text:style-name="Emphasis"><text:span text:style-name="T628"><text:line-break/><text:tab/></text:span></text:span><text:span text:style-name="T270">Mravenčí pach</text:span></text:p>
      <text:p text:style-name="Text_20_body"><text:span text:style-name="Emphasis"><text:span text:style-name="T348">👣 </text:span></text:span><text:span text:style-name="Emphasis">Otisky nohou obřího hmyzu</text:span></text:p>
      <text:p text:style-name="Standalone_20_Property"><text:span text:style-name="T406">Tunel vedoucí do díry přímo ve středu ještěřího tábora</text:span> &gt; Vyhazují tam výkaly, popel, kosti a další <text:span text:style-name="T2373">odpad</text:span></text:p>
      <text:p text:style-name="P199">19</text:p>
      <text:p text:style-name="Standalone_20_Property"><text:span text:style-name="Unicode_20_Character"><text:span text:style-name="T139">🚪 </text:span></text:span>Obyčejné dřevěné dveře s klikou.</text:p>
      <text:p text:style-name="P288"><text:span text:style-name="Emphasis"><text:span text:style-name="T645">⬤ </text:span></text:span><text:span text:style-name="Emphasis"><text:span text:style-name="T646">J</text:span></text:span><text:span text:style-name="Emphasis"><text:span text:style-name="T644">e </text:span></text:span><text:span text:style-name="Emphasis"><text:span text:style-name="T646">zde</text:span></text:span><text:span text:style-name="Emphasis"><text:span text:style-name="T628"> tma.</text:span></text:span></text:p>
      <text:p text:style-name="P376"><text:span text:style-name="T2066">K</text:span>nihy rozmáčené v mísách s vodou</text:p>
      <text:p text:style-name="P376">Z papírové kaše uplácaný srpek měsíce</text:p>
      <text:p text:style-name="P38"><text:soft-page-break/><text:span text:style-name="Emphasis"><text:span text:style-name="T709">👣</text:span></text:span><text:span text:style-name="Emphasis"><text:span text:style-name="T710"><text:tab/>• </text:span></text:span><text:span text:style-name="Emphasis"><text:span text:style-name="T747">Stopy ještěřích tlap</text:span></text:span><text:span text:style-name="Emphasis"><text:span text:style-name="T711"><text:line-break/></text:span></text:span><text:span text:style-name="Emphasis"><text:span text:style-name="T153"><text:tab/>•• </text:span></text:span><text:span text:style-name="Emphasis"><text:span text:style-name="T173">Zanechali je</text:span></text:span><text:span text:style-name="Emphasis"><text:span text:style-name="T153"> dvojno</text:span></text:span><text:span text:style-name="Emphasis"><text:span text:style-name="T172">zí ještěrci</text:span></text:span></text:p>
      <text:h text:style-name="P446" text:outline-level="3">20</text:h>
      <text:p text:style-name="P407"><text:span text:style-name="Emphasis"><text:span text:style-name="T709">🔊 </text:span></text:span><text:span text:style-name="Emphasis"><text:span text:style-name="T724">Skrz dveře je slab</text:span></text:span><text:span text:style-name="Emphasis"><text:span text:style-name="T793">ě</text:span></text:span><text:span text:style-name="Emphasis"><text:span text:style-name="T724"> slyšet </text:span></text:span><text:span text:style-name="Emphasis"><text:span text:style-name="T987">s</text:span></text:span><text:span text:style-name="T2358">yčivý </text:span><text:span text:style-name="T2359">mnohohlasný</text:span><text:span text:style-name="T2358"> </text:span><text:span text:style-name="T1668">chorál</text:span><text:span text:style-name="T2358">.</text:span></text:p>
      <text:p text:style-name="Standalone_20_Property"><text:span text:style-name="Emphasis"><text:span text:style-name="T709">♨ </text:span></text:span><text:span text:style-name="Emphasis"><text:span text:style-name="T132">Skrz dveře prosakuje </text:span></text:span><text:span text:style-name="Emphasis"><text:span text:style-name="T1566">slabý pach</text:span></text:span><text:span text:style-name="Emphasis"><text:span text:style-name="T132"> kadidla a omamných bylin</text:span></text:span></text:p>
      <text:p text:style-name="P406"><text:span text:style-name="Unicode_20_Character"><text:span text:style-name="T152">🚪</text:span></text:span><text:span text:style-name="Unicode_20_Character"><text:span text:style-name="T2242">+</text:span></text:span><text:span text:style-name="Unicode_20_Character"><text:span text:style-name="T2357">🔒</text:span></text:span><text:span text:style-name="Unicode_20_Character"><text:span text:style-name="T152"> </text:span></text:span><text:span text:style-name="T2340">Bytelné dřevěné d</text:span>veře <text:span text:style-name="T2349">s klikou a </text:span><text:span text:style-name="T1667">kvalitním</text:span><text:span text:style-name="T2349"> vnitřním zámkem </text:span><text:span text:style-name="T2337">(</text:span><text:span text:style-name="T325">otevírání zámků ••</text:span><text:span text:style-name="T2337">)</text:span>. <text:span text:style-name="T2350">Pasuje do něj </text:span><text:span text:style-name="T1554">mosazný klíč</text:span><text:span text:style-name="T1518"> </text:span><text:span text:style-name="T2339">(má ho ještěrec v místnosti 3)</text:span>. <text:span text:style-name="T2338">Jdou vyrazit </text:span><text:span text:style-name="T2341">jen beranidlem, případně roz</text:span><text:span text:style-name="T1653">mlátit</text:span><text:span text:style-name="T2338">.</text:span></text:p>
      <text:p text:style-name="P95">Po otevření dveří:</text:p>
      <text:p text:style-name="P401"><text:span text:style-name="Emphasis"><text:span text:style-name="T709">💡 </text:span></text:span><text:span text:style-name="Emphasis"><text:span text:style-name="T726">Kruhovou dírou ve vysokém klenutém stopě sem proniká světlo pochodní, </text:span></text:span><text:span text:style-name="Emphasis"><text:span text:style-name="T727">odráží se od mírně zvlněné hladiny v bazénku a vrhá na stěny krvavě rudé odlesky.</text:span></text:span></text:p>
      <text:p text:style-name="P407"><text:span text:style-name="Emphasis"><text:span text:style-name="T709">🔊 </text:span></text:span><text:span text:style-name="T1670">S</text:span><text:span text:style-name="T2358">yčivý </text:span><text:span text:style-name="T2359">mnohohlasný</text:span><text:span text:style-name="T2358"> </text:span><text:span text:style-name="T1668">chorál </text:span><text:span text:style-name="T1669">(</text:span><text:span text:style-name="T1671">o místnost výš</text:span><text:span text:style-name="T1669"> ho zpívá deset ještěřích mnichů)</text:span><text:span text:style-name="T2358">.</text:span></text:p>
      <text:p text:style-name="P282"><text:span text:style-name="Emphasis"><text:span text:style-name="T709">♨ </text:span></text:span><text:span text:style-name="Emphasis"><text:span text:style-name="T792">V</text:span></text:span><text:span text:style-name="Emphasis"><text:span text:style-name="T724">ůně kadidla a omamných bylin </text:span></text:span><text:span text:style-name="Emphasis"><text:span text:style-name="T725">(proniká sem dírou ve stropě) z místnosti 22)</text:span></text:span><text:span text:style-name="Emphasis"><text:span text:style-name="T724">.</text:span></text:span></text:p>
      <text:p text:style-name="P408"><text:span text:style-name="Emphasis"><text:span text:style-name="T741">Otvor ve stropě přímo nad bazénem</text:span></text:span><text:span text:style-name="Emphasis"><text:span text:style-name="T724"> </text:span></text:span><text:span text:style-name="Emphasis"><text:span text:style-name="T755">&gt; Je zhruba 6 metr</text:span></text:span><text:span text:style-name="Emphasis"><text:span text:style-name="T728">ů vysoko. Klenba je k</text:span></text:span><text:span text:style-name="Emphasis"><text:span text:style-name="T988">lenutá</text:span></text:span><text:span text:style-name="Emphasis"><text:span text:style-name="T728">. Bez šphacích pomůcek se nahoru vy</text:span></text:span><text:span text:style-name="Emphasis"><text:span text:style-name="T988">lézt</text:span></text:span><text:span text:style-name="Emphasis"><text:span text:style-name="T728"> nedá, s nimi je to úkol pro mistra (</text:span></text:span><text:span text:style-name="Emphasis"><text:span text:style-name="T748">šplhání •••</text:span></text:span><text:span text:style-name="Emphasis"><text:span text:style-name="T728">).</text:span></text:span></text:p>
      <text:p text:style-name="Standalone_20_Property"><text:span text:style-name="T406">Bazén krve</text:span> &gt; Pod hladinou spí gigantická anakonda ve službách dračího kultu. <text:span text:style-name="T2360">Pomocí </text:span><text:span text:style-name="T329">ovládacích kamenů</text:span><text:span text:style-name="T2360"> (karta) ji ovládá velekněz v místnosti 22.</text:span></text:p>
      <text:list xml:id="list2075368463" text:style-name="L182">
        <text:list-header>
          <text:p text:style-name="P683">Obří anakonda</text:p>
          <text:p text:style-name="P1040"><text:soft-page-break/><text:span text:style-name="T406">Fyzička </text:span><text:span text:style-name="Brawn_20__28_Attributes_29_"><text:span text:style-name="T406">7</text:span></text:span><text:span text:style-name="T406">, Finesa </text:span><text:span text:style-name="Finesse_20__28_Attributes_29_"><text:span text:style-name="T406">5</text:span></text:span><text:span text:style-name="T406">, Duše </text:span><text:span text:style-name="Spirit_20__28_Attributes_29_"><text:span text:style-name="T406">–</text:span></text:span><text:span text:style-name="T406">, Životy 17</text:span></text:p>
          <text:p text:style-name="P1040"><text:span text:style-name="T330">Vzhled:</text:span><text:span text:style-name="T2361"> </text:span>12 metrů dlouhý žlutohnědý had s mohutným tělem a okrouhlými tmavými skvrnami.</text:p>
          <text:p text:style-name="P1040">⚔ <text:span text:style-name="T270">Zuby</text:span><text:span text:style-name="T566">:</text:span><text:span text:style-name="T520"> </text:span><text:span text:style-name="Finesse_20__28_Attributes_29_"><text:span text:style-name="T520">5</text:span></text:span> + k6, zranění 2</text:p>
          <text:p text:style-name="P1040"><text:span text:style-name="T520">⚔ </text:span><text:span text:style-name="T270">Škrcení:</text:span> <text:span text:style-name="Brawn_20__28_Attributes_29_">7</text:span> + k6, zranění 3</text:p>
          <text:p text:style-name="P1040"><text:span text:style-name="T566">Skr</text:span><text:span text:style-name="T175">ývání</text:span><text:span text:style-name="T270">:</text:span> Když je anakonda ve vodě, umí být nenápadná, jako kdyby měla mistrovské <text:span text:style-name="T270">plížení</text:span>.</text:p>
          <text:p text:style-name="P1040"><text:span text:style-name="T270">Kořist:</text:span> <text:span text:style-name="T1672">V</text:span> břiše <text:span text:style-name="T2361">má</text:span> jeden ze dvou kouzelných chrysoprasů <text:span text:style-name="T520">(karta </text:span><text:span text:style-name="T270">ovládací kamen</text:span><text:span text:style-name="T566">y</text:span>).</text:p>
        </text:list-header>
      </text:list>
      <text:p text:style-name="P199">21</text:p>
      <text:p text:style-name="Standalone_20_Property"><text:span text:style-name="Unicode_20_Character"><text:span text:style-name="T2333">🚪</text:span></text:span><text:span text:style-name="Unicode_20_Character"><text:span text:style-name="T2242">+</text:span></text:span><text:span text:style-name="Unicode_20_Character"><text:span text:style-name="T2357">🔒</text:span></text:span><text:span text:style-name="Unicode_20_Character"><text:span text:style-name="T2333"> </text:span></text:span><text:span text:style-name="T1654">Masivní kamenné dveře se dvěma </text:span><text:span text:style-name="T1660">mistrovskými</text:span><text:span text:style-name="T1654"> </text:span><text:span text:style-name="T1659">vnitřními</text:span><text:span text:style-name="T1654"> zámky </text:span><text:span text:style-name="T1659">(</text:span><text:span text:style-name="T1555">otevíráním zámků •••</text:span><text:span text:style-name="T1519">)</text:span><text:span text:style-name="T1654">. Do jedno</text:span><text:span text:style-name="T1663">ho</text:span><text:span text:style-name="T1654"> pasuje </text:span><text:span text:style-name="T1558">malý zlatý</text:span><text:span text:style-name="T1555"> klíč</text:span><text:span text:style-name="T1654"> (má ho ještěrec v místnosti 3), do druhého </text:span><text:span text:style-name="T1559">malý stříbrný klíč</text:span><text:span text:style-name="T1654"> klíč (má ho </text:span><text:span text:style-name="T1662">retardovaný</text:span><text:span text:style-name="T1654"> ještěrec vmístnosti </text:span><text:span text:style-name="T1655">13</text:span><text:span text:style-name="T1654">). K otevření bez klíče jsou potřeba dvě postavy s </text:span><text:span text:style-name="T1661">mistrovským</text:span><text:span text:style-name="T1654"> </text:span><text:span text:style-name="T1555">otevíráním zámků</text:span><text:span text:style-name="T1516"> </text:span><text:span text:style-name="T1517">(nebo jedna a jeden z klíčů)</text:span><text:span text:style-name="T1654">, protože zámky jsou daleko od sebe a je třeba odemknout oba najednou</text:span>. <text:span text:style-name="T2342">Jdou vyrazit jen okovaným beranidlem nebo rozbít </text:span><text:span text:style-name="T2351">například</text:span><text:span text:style-name="T2342"> kamenickými nástroji.</text:span></text:p>
      <text:p text:style-name="P37">Po otevření dveří:</text:p>
      <text:p text:style-name="Standalone_20_Property"><text:span text:style-name="Emphasis"><text:span text:style-name="T709">🔊 </text:span></text:span><text:span text:style-name="T1670">S</text:span><text:span text:style-name="T2358">yčivý </text:span><text:span text:style-name="T2359">mnohohlasný</text:span><text:span text:style-name="T2358"> </text:span><text:span text:style-name="T1668">chorál </text:span><text:span text:style-name="T1669">(nahoře ho zpívá deset ještěřích mnichů)</text:span><text:span text:style-name="T2358">.</text:span></text:p>
      <text:p text:style-name="Standalone_20_Property"><text:span text:style-name="Emphasis"><text:span text:style-name="T709">💡 </text:span></text:span><text:span text:style-name="Emphasis"><text:span text:style-name="T722">Na </text:span></text:span><text:span text:style-name="Emphasis"><text:span text:style-name="T790">o</text:span></text:span><text:span text:style-name="Emphasis"><text:span text:style-name="T718">bě schodiště</text:span></text:span><text:span text:style-name="Emphasis"><text:span text:style-name="T720"> shora </text:span></text:span><text:span text:style-name="Emphasis"><text:span text:style-name="T791">dopadá</text:span></text:span><text:span text:style-name="Emphasis"><text:span text:style-name="T788"> svit</text:span></text:span><text:span text:style-name="Emphasis"><text:span text:style-name="T718"> pochodní </text:span></text:span><text:span text:style-name="Emphasis"><text:span text:style-name="T719">(</text:span></text:span><text:span text:style-name="Emphasis"><text:span text:style-name="T720">v místnosti </text:span></text:span><text:span text:style-name="Emphasis"><text:span text:style-name="T719">nad </text:span></text:span><text:span text:style-name="Emphasis"><text:span text:style-name="T788">nimi</text:span></text:span><text:span text:style-name="Emphasis"><text:span text:style-name="T719"> se svítí)</text:span></text:span><text:span text:style-name="Emphasis"><text:span text:style-name="T718">.</text:span></text:span></text:p>
      <text:p text:style-name="P281"><text:span text:style-name="Emphasis"><text:span text:style-name="T709">👣 </text:span></text:span><text:span text:style-name="Emphasis"><text:span text:style-name="T789">J</text:span></text:span><text:span text:style-name="Emphasis"><text:span text:style-name="T721">eštěrci tudy </text:span></text:span><text:span text:style-name="Emphasis"><text:span text:style-name="T723">nahoru</text:span></text:span><text:span text:style-name="Emphasis"><text:span text:style-name="T721"> často vláčejí zajatce.</text:span></text:span></text:p>
      <text:p text:style-name="P220"><text:soft-page-break/>22</text:p>
      <text:p text:style-name="Standalone_20_Property"><text:span text:style-name="Emphasis"><text:span text:style-name="T709">💡 </text:span></text:span><text:span text:style-name="Emphasis"><text:span text:style-name="T717">Místnost je dobře osvětlena pochodněmi na stěnách a na sloupech.</text:span></text:span></text:p>
      <text:p text:style-name="Standalone_20_Property"><text:span text:style-name="Emphasis"><text:span text:style-name="T709">♨ </text:span></text:span><text:span text:style-name="Emphasis"><text:span text:style-name="T724">Silná vůně kadidla a omamných bylin.</text:span></text:span></text:p>
      <text:p text:style-name="Standalone_20_Property"><text:span text:style-name="Emphasis"><text:span text:style-name="T709">🔊 </text:span></text:span><text:span text:style-name="T1724">S</text:span><text:span text:style-name="T506">yčivý </text:span><text:span text:style-name="T507">mnohohlasný</text:span><text:span text:style-name="T506"> </text:span><text:span text:style-name="T1723">chorál </text:span><text:span text:style-name="T1724">(zpívá ho deset ještěřích mnichů na </text:span><text:span text:style-name="T1725">jihu</text:span><text:span text:style-name="T1724"> </text:span><text:span text:style-name="T1725">místnosti</text:span><text:span text:style-name="T1724">)</text:span><text:span text:style-name="T506">.</text:span></text:p>
      <text:p text:style-name="Standalone_20_Property"><text:span text:style-name="Emphasis"><text:span text:style-name="T811">👣</text:span></text:span><text:span text:style-name="Emphasis"><text:span text:style-name="T650"> </text:span></text:span><text:span text:style-name="Emphasis"><text:span text:style-name="T651">Stopy mnoha ještěrců, kteří tu provádí obřady.</text:span></text:span></text:p>
      <text:p text:style-name="Standalone_20_Property"><text:span text:style-name="T406">U stěny uvázaní tři lidé</text:span><text:span text:style-name="T462"> </text:span><text:span text:style-name="T528">&gt; </text:span><text:span text:style-name="T533">Jsou zesl</text:span><text:span text:style-name="T169">áblí, ne</text:span><text:span text:style-name="T1726">dokáží</text:span><text:span text:style-name="T169"> bojovat.</text:span></text:p>
      <text:list xml:id="list3278590471" text:style-name="L183">
        <text:list-item>
          <text:p text:style-name="P1042">Ama<text:span text:style-name="T2363">l</text:span>ra, obchodnice z Trossu</text:p>
        </text:list-item>
        <text:list-item>
          <text:p text:style-name="P1042">Zek<text:span text:style-name="T2363">r</text:span>, rybář ze Sumpu</text:p>
        </text:list-item>
        <text:list-item>
          <text:p text:style-name="P1041"><text:span text:style-name="T508">Berkar, obtloustlý aristokrat z Trossu, který p</text:span><text:span text:style-name="T1727">odlehl</text:span><text:span text:style-name="T508"> Kuza</text:span><text:span text:style-name="T534">l’k’Takov</text:span><text:span text:style-name="T170">u verbování</text:span></text:p>
        </text:list-item>
      </text:list>
      <text:p text:style-name="Standalone_20_Property"><text:span text:style-name="T406">Trůn se sochou </text:span><text:span text:style-name="T458">vele</text:span><text:span text:style-name="T406">kněze</text:span> &gt; Není to socha. Je pokrytý vrstvou ztuhlého bahna. <text:span text:style-name="T2364">U pasu má zahnuté nože, n</text:span><text:span text:style-name="T1673">a krku má zavěšený</text:span> chryzopras – <text:span text:style-name="T2364">je to jeden ze dvojice </text:span><text:span text:style-name="T331">ovládacích kamenů</text:span><text:span text:style-name="T2364"> (karta), druhý má v břiše anakonda v </text:span><text:span text:style-name="T1673">bazénu</text:span><text:span text:style-name="T2364"> krve v místnosti 20</text:span>. <text:span text:style-name="T2379">V kapse má kouzelný </text:span><text:span text:style-name="T336">klíč ve tvaru pyramidy</text:span><text:span text:style-name="T2379"> (</text:span><text:span text:style-name="T1679">odemyká</text:span><text:span text:style-name="T2379"> masivní kamenné dveře </text:span><text:span text:style-name="T2380">na jihu místnosti, které vedou</text:span><text:span text:style-name="T2379"> ven na plošinu pod vrcholem zigguratu).</text:span></text:p>
      <text:list xml:id="list224610160039453" text:continue-list="list224610206676798" text:style-name="L173">
        <text:list-header>
          <text:p text:style-name="P1026"><text:span text:style-name="T270">Ještě</text:span><text:span text:style-name="T331">ří velekněz</text:span></text:p>
          <text:p text:style-name="P1026">Fyzička <text:span text:style-name="Brawn_20__28_Attributes_29_">3</text:span>, Finesa <text:span text:style-name="Finesse_20__28_Attributes_29_">4</text:span>, Duše <text:span text:style-name="Spirit_20__28_Attributes_29_"><text:span text:style-name="T2294">5</text:span></text:span>, Životy 9</text:p>
          <text:p text:style-name="P1026"><text:span text:style-name="T270">Zbroj:</text:span> 1</text:p>
          <text:p text:style-name="P1029">⚔ <text:span text:style-name="T1564">2 z</text:span><text:span text:style-name="T1552">ahnuté nože</text:span><text:span text:style-name="T270">:</text:span> <text:span text:style-name="Finesse_20__28_Attributes_29_">4</text:span> + k6, zranění <text:span text:style-name="T1647">2</text:span></text:p>
          <text:p text:style-name="P1023"><text:soft-page-break/><text:span text:style-name="T1552">K</text:span><text:span text:style-name="T1560">ouzla:<text:line-break/></text:span><text:span text:style-name="T1562"> <text:s text:c="5"/></text:span><text:span text:style-name="T1561">modrý blesk *Artak bárak* (1 cíl, 6kz </text:span><text:span text:style-name="Lightning_20__28_Damage_20_Types_29_"><text:span text:style-name="T2365">bleskem</text:span></text:span><text:span text:style-name="T1561">)<text:line-break/></text:span><text:span text:style-name="T1562"> <text:s text:c="5"/></text:span><text:span text:style-name="T1561">zelený blesk *Járak bárak* (1-2 cíle, 5kz </text:span><text:span text:style-name="Lightning_20__28_Damage_20_Types_29_"><text:span text:style-name="T2365">bleskem</text:span></text:span><text:span text:style-name="T1561">)<text:line-break/></text:span><text:span text:style-name="T1562"> <text:s text:c="5"/></text:span><text:span text:style-name="T1561">fialový blesk *Sagol bárak* (1-3 cíle, 4kz </text:span><text:span text:style-name="Lightning_20__28_Damage_20_Types_29_"><text:span text:style-name="T2365">bleskem</text:span></text:span><text:span text:style-name="T1561">)</text:span></text:p>
        </text:list-header>
      </text:list>
      <text:p text:style-name="Standalone_20_Property"><text:span text:style-name="T406">Trůn s nahou dívkou bez jediného chlupu či vlasu</text:span> &gt; Bleděmodrá kaše z misky na opěradle ji činí povolnou a submisivní. Dívka je nedospělý <text:span text:style-name="T1675">černý</text:span> drak. Když ji někdo zabije nebo těžce zraní, roztrhne se její křehká forma a změní se v draka bez šupin, jen svaly a krev <text:span text:style-name="T2368">(zůstane jí stejně velké zranění)</text:span>. Dokáže chrlit kyselinu <text:span text:style-name="T2368">a s radostí zasáhne celou místnost, ještěrců jí opravdu líto nebude</text:span>.</text:p>
      <text:list xml:id="list898976396" text:style-name="L184">
        <text:list-header>
          <text:p text:style-name="P684"><text:span text:style-name="T139">Mladý</text:span> černý drak</text:p>
          <text:p text:style-name="P1044"><text:span text:style-name="T406">Fyzička </text:span><text:span text:style-name="Brawn_20__28_Attributes_29_"><text:span text:style-name="T406">7</text:span></text:span><text:span text:style-name="T406">, Finesa </text:span><text:span text:style-name="Finesse_20__28_Attributes_29_"><text:span text:style-name="T406">4</text:span></text:span><text:span text:style-name="T406">, Duše </text:span><text:span text:style-name="Spirit_20__28_Attributes_29_"><text:span text:style-name="T406">6</text:span></text:span><text:span text:style-name="T406">, Životy 18</text:span></text:p>
          <text:p text:style-name="P1043"><text:span text:style-name="T270">Zbroj:</text:span> 0</text:p>
          <text:p text:style-name="P1044">⚔ <text:span text:style-name="T270">Zuby nebo drápy:</text:span> <text:span text:style-name="Brawn_20__28_Attributes_29_">7</text:span> + k6, zranění 3</text:p>
          <text:p text:style-name="P1044">⚔ <text:span text:style-name="T270">Ocas</text:span> (obvykle sráží nebo odhazuje): <text:span text:style-name="Brawn_20__28_Attributes_29_">7</text:span> + k6, zranění 0</text:p>
          <text:p text:style-name="P1044">🏹 <text:span text:style-name="T270">Dech:</text:span> <text:span text:style-name="Finesse_20__28_Attributes_29_">4</text:span> + k6, zranění 6 kz <text:span text:style-name="Corrosive_20__28_Damage_20_Types_29_">žíravinou<text:line-break/> <text:s text:c="5"/></text:span><text:span text:style-name="T270">Rozsah:</text:span> všechno v krátké vzdálenosti před drakem<text:line-break/> <text:s text:c="5"/><text:span text:style-name="T270">Příprava:</text:span> jedno kolo hlubokého nádechu</text:p>
          <text:p text:style-name="P1044">⚔ <text:span text:style-name="T270">Děsivý řev:</text:span> <text:span text:style-name="Spirit_20__28_Attributes_29_">6</text:span> + k6 proti Duši<text:line-break/> <text:s text:c="5"/><text:span text:style-name="T270">Účinek:</text:span> strach (nevýhoda)</text:p>
        </text:list-header>
      </text:list>
      <text:p text:style-name="Standalone_20_Property"><text:span text:style-name="T406">Ještěří kněz</text:span> &gt; Odebírá dračí dívce krev a nutí ji pít lidským vězňům. Někteří se změní v ještěrce a jsou vítáni. Ostatní jsou shozeni k anakondě.</text:p>
      <text:list xml:id="list224609951581817" text:continue-list="list224610160039453" text:style-name="L173">
        <text:list-header>
          <text:p text:style-name="P1027"><text:span text:style-name="T270">Ještě</text:span><text:span text:style-name="T331">ří kněz</text:span></text:p>
          <text:p text:style-name="P1027"><text:soft-page-break/>Fyzička <text:span text:style-name="Brawn_20__28_Attributes_29_">3</text:span>, Finesa <text:span text:style-name="Finesse_20__28_Attributes_29_">4</text:span>, Duše <text:span text:style-name="Spirit_20__28_Attributes_29_"><text:span text:style-name="T2295">4</text:span></text:span>, Životy 9</text:p>
          <text:p text:style-name="P1027"><text:span text:style-name="T270">Zbroj:</text:span> 1</text:p>
          <text:p text:style-name="P1030">⚔ <text:span text:style-name="T333">2 z</text:span><text:span text:style-name="T1552">ahnuté nože</text:span><text:span text:style-name="T270">:</text:span> <text:span text:style-name="Finesse_20__28_Attributes_29_">4</text:span> + k6, zranění <text:span text:style-name="T1647">2</text:span></text:p>
          <text:p text:style-name="P1030"><text:span text:style-name="T1552">K</text:span><text:span text:style-name="T1560">ouzla:<text:line-break/></text:span><text:span text:style-name="T1562"> <text:s text:c="5"/></text:span><text:span text:style-name="T1561">modrý blesk *Artak bárak* (1 cíl, 6kz </text:span><text:span text:style-name="Lightning_20__28_Damage_20_Types_29_"><text:span text:style-name="T2365">bleskem</text:span></text:span><text:span text:style-name="T1561">)<text:line-break/></text:span><text:span text:style-name="T1562"> <text:s text:c="5"/></text:span><text:span text:style-name="T1561">zelený blesk *Járak bárak* (1-2 cíle, 5kz </text:span><text:span text:style-name="Lightning_20__28_Damage_20_Types_29_"><text:span text:style-name="T2365">bleskem</text:span></text:span><text:span text:style-name="T1561">)</text:span></text:p>
        </text:list-header>
      </text:list>
      <text:p text:style-name="Standalone_20_Property"><text:span text:style-name="T406">Deset ještěřích mnichů</text:span> &gt; Bílé malování, pláště a kostěné nože.</text:p>
      <text:list xml:id="list224609667806299" text:continue-numbering="true" text:style-name="L173">
        <text:list-header>
          <text:p text:style-name="P1026"><text:span text:style-name="T270">Ještě</text:span><text:span text:style-name="T1563">ří mnich</text:span></text:p>
          <text:p text:style-name="P1026">Fyzička <text:span text:style-name="Brawn_20__28_Attributes_29_">3</text:span>, Finesa <text:span text:style-name="Finesse_20__28_Attributes_29_">4</text:span>, Duše <text:span text:style-name="Spirit_20__28_Attributes_29_">2</text:span>, Životy 9</text:p>
          <text:p text:style-name="P1026"><text:span text:style-name="T270">Zbroj:</text:span> 1</text:p>
          <text:p text:style-name="P1026"><text:span text:style-name="T2362">⚔ </text:span><text:span text:style-name="T333">2 k</text:span><text:span text:style-name="T1564">ostěné</text:span><text:span text:style-name="T1552"> nože</text:span><text:span text:style-name="T332">:</text:span><text:span text:style-name="T2362"> </text:span><text:span text:style-name="Finesse_20__28_Attributes_29_"><text:span text:style-name="T2362">4</text:span></text:span><text:span text:style-name="T2362"> + k6, zranění </text:span><text:span text:style-name="T1674">1</text:span></text:p>
        </text:list-header>
      </text:list>
      <text:p text:style-name="Standalone_20_Property"><text:span text:style-name="Unicode_20_Character"><text:span text:style-name="T1773">🚪</text:span></text:span><text:span text:style-name="Unicode_20_Character"><text:span text:style-name="T1774">+</text:span></text:span><text:span text:style-name="Unicode_20_Character"><text:span text:style-name="T1775">🔒 </text:span></text:span><text:span text:style-name="T1715">V jižní stěně místnosti jsou masivní kamenné dveře</text:span><text:span text:style-name="T1744"> &gt;</text:span><text:span text:style-name="T1745"> </text:span><text:span text:style-name="T1744">Vedou </text:span><text:span text:style-name="T1746">ven na plošinu pod vrcholem zigguratu</text:span><text:span text:style-name="T1674">. </text:span><text:span text:style-name="T1680">Odemykají se kouzelným </text:span><text:span text:style-name="T1567">klíčem ve tvaru pyramidy</text:span><text:span text:style-name="T1680">, který má u sebe velekněz. </text:span><text:span text:style-name="T1681">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6">Humanoid s protáhlou plazí tváří, pevnou zelenou nebo hnědou kůží a mohutným ještěřím ocasem. Při tvorbě postavy vyber dvě schopnosti:</text:p>
      <text:list xml:id="list1535369061" text:style-name="L185">
        <text:list-item>
          <text:p text:style-name="P1045"><text:span text:style-name="T406">Regenerace</text:span><text:line-break/>Na rozdíl od lidí ti mohou plně dorůst i ztracené orgány a končetiny.</text:p>
        </text:list-item>
        <text:list-item>
          <text:p text:style-name="P1045"><text:span text:style-name="T406">Šupiny</text:span><text:line-break/>Tělo je pokryté silnou ochranou vrstvou.</text:p>
        </text:list-item>
        <text:list-item>
          <text:p text:style-name="P1045"><text:span text:style-name="T406">Čich</text:span><text:line-break/>Díky citlivému hadímu jazyku rozpoznáš bytosti i substance na velkou vzdálenost.</text:p>
        </text:list-item>
        <text:list-item>
          <text:p text:style-name="P1045"><text:span text:style-name="T406">Obojživelník</text:span><text:line-break/>Dokážeš libovolně dlouho dýchat pod vodou.</text:p>
        </text:list-item>
        <text:list-item>
          <text:p text:style-name="P1045"><text:span text:style-name="T406">Jed</text:span><text:line-break/>Namísto normálních zubů máš dva hadí a dokážeš kousnutím otrávit.</text:p>
        </text:list-item>
        <text:list-item>
          <text:p text:style-name="P1045"><text:span text:style-name="T406">Bodce</text:span><text:line-break/>Máš rohatou hlavu a ocas zakončený nebezpečnými ostny.</text:p>
        </text:list-item>
        <text:list-item>
          <text:p text:style-name="P1045"><text:span text:style-name="T406">Chameleon</text:span><text:line-break/>Můžeš během několika okamžiků změnit barvu.</text:p>
        </text:list-item>
        <text:list-item>
          <text:p text:style-name="P805"><text:soft-page-break/><text:span text:style-name="Emphasis"><text:span text:style-name="T757">Přísavky</text:span></text:span><text:span text:style-name="Emphasis"><text:span text:style-name="T759"><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9</text:page-number></text:p>
      </style:header>
      <style:header-left>
        <text:p text:style-name="MP2"><text:page-number text:select-page="current">160</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1-01-20T22:44:13.363000000</dc:date>
    <meta:editing-cycles>17671</meta:editing-cycles>
    <meta:editing-duration>P59DT16H11M2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85" meta:word-count="25034" meta:character-count="144453" meta:non-whitespace-character-count="122006"/>
  </office:meta>
</office:document-meta>
</file>